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ian SC" svg:font-family="'Libian SC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ian SC" fo:font-size="15pt" officeooo:rsid="0013eaf1" style:font-size-asian="15pt" style:font-size-complex="15pt"/>
    </style:style>
    <style:style style:name="P2" style:family="paragraph" style:parent-style-name="Preformatted_20_Text">
      <style:text-properties style:font-name="Libian SC" fo:font-size="15pt" officeooo:rsid="0013eaf1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RBITIS SPECIOSA<text:line-break/></text:p>
      <text:p text:style-name="P1">DUDLEYA RUSBYI<text:line-break/></text:p>
      <text:p text:style-name="P1">DIOSCOREA ANGUSTIFLORA<text:line-break/></text:p>
      <text:p text:style-name="P1">PLAGIOCARPUS AXILLARIS<text:line-break/></text:p>
      <text:p text:style-name="P1">Swertia baicalensis<text:line-break/></text:p>
      <text:p text:style-name="P1">CTENOPTERELLA GABONENSIS<text:line-break/></text:p>
      <text:p text:style-name="P1">EREMOGONE POLYCNEMIFOLIA<text:line-break/></text:p>
      <text:p text:style-name="P1">Trichasma calycinum<text:line-break/></text:p>
      <text:p text:style-name="P1">Amblovenatum pseudostenobasis<text:line-break/></text:p>
      <text:p text:style-name="P1">Randia tubericollis<text:line-break/></text:p>
      <text:p text:style-name="P1">DOLICHOS OBLIQUIFOLIUS<text:line-break/></text:p>
      <text:p text:style-name="P1">PIPER MONOSTACHYUM<text:line-break/></text:p>
      <text:p text:style-name="P1">Cacalia warmingiana<text:line-break/></text:p>
      <text:p text:style-name="P1">Arctostaphylos cordifolia<text:line-break/></text:p>
      <text:p text:style-name="P1">Crataegus vailiae<text:line-break/></text:p>
      <text:p text:style-name="P1">AESCHYNANTHUS LAMPONGA<text:line-break/></text:p>
      <text:p text:style-name="P1"><text:soft-page-break/>United States of America, California, Yolo County<text:line-break/></text:p>
      <text:p text:style-name="P1">UNITED STATES OF AMERICA, TEXAS, HOWARD COUNTY<text:line-break/></text:p>
      <text:p text:style-name="P1">UNITED STATES OF AMERICA, TENNESSEE, SEVIER COUNTY<text:line-break/></text:p>
      <text:p text:style-name="P1">UNITED STATES OF AMERICA, MICHIGAN, WASHTENAW COUNTY<text:line-break/></text:p>
      <text:p text:style-name="P1">UNITED STATES OF AMERICA, NORTH DAKOTA<text:line-break/></text:p>
      <text:p text:style-name="P1">UNITED STATES OF AMERICA, CALIFORNIA, VENTURA COUNTY<text:line-break/></text:p>
      <text:p text:style-name="P1">UNITED STATES OF AMERICA, TEXAS, KERR COUNTY<text:line-break/></text:p>
      <text:p text:style-name="P1">UNITED STATES OF AMERICA, VERMONT, WASHINGTON COUNTY<text:line-break/></text:p>
      <text:p text:style-name="P1">United States of America, Virginia, Nelson County<text:line-break/></text:p>
      <text:p text:style-name="P1">United States of America, Arkansas, Saline County<text:line-break/></text:p>
      <text:p text:style-name="P1">United States of America, Nevada, Lyon County<text:line-break/></text:p>
      <text:p text:style-name="P1">UNITED STATES OF AMERICA, ALASKA, FAIRBANKS NORTH STAR<text:line-break/></text:p>
      <text:p text:style-name="P1">UNITED STATES OF AMERICA, NEW YORK, ONTARIO COUNTY<text:line-break/></text:p>
      <text:p text:style-name="P1">United States of America, Colorado, Rio Blanco County<text:line-break/></text:p>
      <text:p text:style-name="P1">UNITED STATES OF AMERICA, KENTUCKY, UNION COUNTY<text:line-break/></text:p>
      <text:p text:style-name="P1">United States of America, Idaho, Fremont County<text:line-break/></text:p>
      <text:p text:style-name="P1"><text:soft-page-break/>PECKIA PSYCHOTRIIFOLIA<text:line-break/></text:p>
      <text:p text:style-name="P1">CISTANTHE MARITIMA<text:line-break/></text:p>
      <text:p text:style-name="P1">Behen puberulus<text:line-break/></text:p>
      <text:p text:style-name="P1">Lolium compositum<text:line-break/></text:p>
      <text:p text:style-name="P1">Cassia chamaecristoides<text:line-break/></text:p>
      <text:p text:style-name="P1">FOCKEA SINUATA<text:line-break/></text:p>
      <text:p text:style-name="P1">POLYGONUM EXTREMIORIENTALE<text:line-break/></text:p>
      <text:p text:style-name="P1">Cerastium gramineum<text:line-break/></text:p>
      <text:p text:style-name="P1">ELAPHOGLOSSUM BIFURCATUM<text:line-break/></text:p>
      <text:p text:style-name="P1">Ranunculus lavrentiadis<text:line-break/></text:p>
      <text:p text:style-name="P1">Dahlia pruinosa<text:line-break/></text:p>
      <text:p text:style-name="P1">IRIS DOUGLASIANA<text:line-break/></text:p>
      <text:p text:style-name="P1">EUGENIA YUCATANENSIS<text:line-break/></text:p>
      <text:p text:style-name="P1">CENTAUREA PAUI<text:line-break/></text:p>
      <text:p text:style-name="P1">OXYTROPIS STENOFOLIOLA<text:line-break/></text:p>
      <text:p text:style-name="P1">HABENARIA POILANEI<text:line-break/></text:p>
      <text:p text:style-name="P1"><text:soft-page-break/>UNITED STATES OF AMERICA, TENNESSEE, MONROE COUNTY<text:line-break/></text:p>
      <text:p text:style-name="P1">United States of America, Louisiana, De Soto County<text:line-break/></text:p>
      <text:p text:style-name="P1">UNITED STATES OF AMERICA, GEORGIA, GWINNETT COUNTY<text:line-break/></text:p>
      <text:p text:style-name="P1">UNITED STATES OF AMERICA, FLORIDA, HERNANDO COUNTY<text:line-break/></text:p>
      <text:p text:style-name="P1">United States of America, Washington, King County<text:line-break/></text:p>
      <text:p text:style-name="P1">UNITED STATES OF AMERICA, NEW YORK, SUFFOLK COUNTY<text:line-break/></text:p>
      <text:p text:style-name="P1">ST. PIERRE ET MIQUELON<text:line-break/></text:p>
      <text:p text:style-name="P1">UNITED STATES OF AMERICA, TEXAS, CHAMBERS COUNTY<text:line-break/></text:p>
      <text:p text:style-name="P1">United States of America, New York, Oneida County<text:line-break/></text:p>
      <text:p text:style-name="P1">United States of America, Texas, Fayette County<text:line-break/></text:p>
      <text:p text:style-name="P1">UNITED STATES OF AMERICA, SOUTH CAROLINA, KERSHAW COUNTY<text:line-break/></text:p>
      <text:p text:style-name="P1">United States of America, Utah, Duchesne County<text:line-break/></text:p>
      <text:p text:style-name="P1">United States of America, New York, Dutchess County<text:line-break/></text:p>
      <text:p text:style-name="P1">CANADA, ONTARIO, COUNTY OF BRUCE<text:line-break/></text:p>
      <text:p text:style-name="P1">United States of America, Virginia, Bath County<text:line-break/></text:p>
      <text:p text:style-name="P1">UNITED STATES OF AMERICA, OKLAHOMA, WOODS COUNTY<text:line-break/></text:p>
      <text:p text:style-name="P1"><text:soft-page-break/>VANILLA NORASHIKINIANA<text:line-break/></text:p>
      <text:p text:style-name="P1">Meibomia racemosa<text:line-break/></text:p>
      <text:p text:style-name="P1">Chrysothamnus depressus<text:line-break/></text:p>
      <text:p text:style-name="P1">CASSIA ESMERALDENSIS<text:line-break/></text:p>
      <text:p text:style-name="P1">ASTRAGALUS VIRGINEUS<text:line-break/></text:p>
      <text:p text:style-name="P1">MALPIGHIA RUFA<text:line-break/></text:p>
      <text:p text:style-name="P1">Scilla filiformis<text:line-break/></text:p>
      <text:p text:style-name="P1">CINNAMOMUM MIGAO<text:line-break/></text:p>
      <text:p text:style-name="P1">SCHEFFLERA SARASINORUM<text:line-break/></text:p>
      <text:p text:style-name="P1">TIMONIUS HOSEI<text:line-break/></text:p>
      <text:p text:style-name="P1">Papaver integrifolium<text:line-break/></text:p>
      <text:p text:style-name="P1">Kali australe<text:line-break/></text:p>
      <text:p text:style-name="P1">Medicago tianschanica<text:line-break/></text:p>
      <text:p text:style-name="P1">CAREX JUNCEA<text:line-break/></text:p>
      <text:p text:style-name="P1">DORSTENIA RAMOSA<text:line-break/></text:p>
      <text:p text:style-name="P1">SCOLOPIA ZEYHERI<text:line-break/></text:p>
      <text:p text:style-name="P1"><text:soft-page-break/>UNITED STATES OF AMERICA, WASHINGTON, SNOHOMISH COUNTY<text:line-break/></text:p>
      <text:p text:style-name="P1">United States of America, Indiana, Posey County<text:line-break/></text:p>
      <text:p text:style-name="P1">UNITED STATES OF AMERICA, INDIANA, STARKE COUNTY<text:line-break/></text:p>
      <text:p text:style-name="P1">UNITED STATES OF AMERICA, OREGON, WHEELER COUNTY<text:line-break/></text:p>
      <text:p text:style-name="P1">United States of America, New York, Cayuga County<text:line-break/></text:p>
      <text:p text:style-name="P1">United States of America, Idaho, Adams County<text:line-break/></text:p>
      <text:p text:style-name="P1">UNITED STATES OF AMERICA, WASHINGTON, CLALLAM COUNTY<text:line-break/></text:p>
      <text:p text:style-name="P1">United States of America, Louisiana, Lafayette County<text:line-break/></text:p>
      <text:p text:style-name="P1">Haiti<text:line-break/></text:p>
      <text:p text:style-name="P1">Costa Rica, Cartago<text:line-break/></text:p>
      <text:p text:style-name="P1">UNITED STATES OF AMERICA, MISSISSIPPI, COPIAH COUNTY<text:line-break/></text:p>
      <text:p text:style-name="P1">United States of America, Mississippi, Hancock County<text:line-break/></text:p>
      <text:p text:style-name="P1">CANADA, PRINCE EDWARD ISLAND<text:line-break/></text:p>
      <text:p text:style-name="P1">UNITED STATES OF AMERICA, WEST VIRGINIA, TUCKER COUNTY<text:line-break/></text:p>
      <text:p text:style-name="P1">United States of America, Arkansas, Ashley County<text:line-break/></text:p>
      <text:p text:style-name="P1">United States of America, Kansas, Finney County<text:line-break/></text:p>
      <text:p text:style-name="P1"><text:soft-page-break/>Hieracium ivigtutense<text:line-break/></text:p>
      <text:p text:style-name="P1">Scubulon humboldtii<text:line-break/></text:p>
      <text:p text:style-name="P1">EPIDENDRUM TRACHYCHLAENA<text:line-break/></text:p>
      <text:p text:style-name="P1">Polypodium scalpturatum<text:line-break/></text:p>
      <text:p text:style-name="P1">Hieronyma laxiflora<text:line-break/></text:p>
      <text:p text:style-name="P1">CYPHOSTEMMA VILLOSICAULE<text:line-break/></text:p>
      <text:p text:style-name="P1">Angelonia integerrima<text:line-break/></text:p>
      <text:p text:style-name="P1">Tridens albescens<text:line-break/></text:p>
      <text:p text:style-name="P1">Lysionotus gracilis<text:line-break/></text:p>
      <text:p text:style-name="P1">HABENARIA DECURVIROSTRIS<text:line-break/></text:p>
      <text:p text:style-name="P1">PITHECELLOBIUM REVOLUTUM<text:line-break/></text:p>
      <text:p text:style-name="P1">LYCHNIS CUNEIFOLIA<text:line-break/></text:p>
      <text:p text:style-name="P1">Alyssum orientale<text:line-break/></text:p>
      <text:p text:style-name="P1">SALICORNIA PULVINATA<text:line-break/></text:p>
      <text:p text:style-name="P1">CLEISTOPHOLIS BEQUAERTII<text:line-break/></text:p>
      <text:p text:style-name="P1">Aristolochia consimilis<text:line-break/></text:p>
      <text:p text:style-name="P1"><text:soft-page-break/>UNITED STATES OF AMERICA, NEW MEXICO, HIDALGO COUNTY<text:line-break/></text:p>
      <text:p text:style-name="P1">UNITED STATES OF AMERICA, OREGON, MULTNOMAH COUNTY<text:line-break/></text:p>
      <text:p text:style-name="P1">United States of America, North Carolina, Mitchell County<text:line-break/></text:p>
      <text:p text:style-name="P1">UNITED STATES OF AMERICA, INDIANA, FULTON COUNTY<text:line-break/></text:p>
      <text:p text:style-name="P1">UNITED STATES OF AMERICA, PENNSYLVANIA, ELK COUNTY<text:line-break/></text:p>
      <text:p text:style-name="P1">Bermuda<text:line-break/></text:p>
      <text:p text:style-name="P1">Canada, British Columbia, Thompson-Nicola Regional District<text:line-break/></text:p>
      <text:p text:style-name="P1">HONDURAS<text:line-break/></text:p>
      <text:p text:style-name="P1">United States of America, South Carolina, York County<text:line-break/></text:p>
      <text:p text:style-name="P1">UNITED STATES OF AMERICA, ARIZONA, SANTA CRUZ COUNTY<text:line-break/></text:p>
      <text:p text:style-name="P1">United States of America, North Carolina, Scotland County<text:line-break/></text:p>
      <text:p text:style-name="P1">UNITED STATES OF AMERICA, NEBRASKA, KEITH COUNTY<text:line-break/></text:p>
      <text:p text:style-name="P1">UNITED STATES OF AMERICA, TEXAS, ANGELINA COUNTY<text:line-break/></text:p>
      <text:p text:style-name="P1">UNITED STATES OF AMERICA, TENNESSEE, CUMBERLAND COUNTY<text:line-break/></text:p>
      <text:p text:style-name="P1">MEXICO, COAHUILA<text:line-break/></text:p>
      <text:p text:style-name="P1">United States of America, Indiana<text:line-break/></text:p>
      <text:p text:style-name="P1"><text:soft-page-break/>CACALIA PURPURASCENS<text:line-break/></text:p>
      <text:p text:style-name="P1">Parosela coerulea<text:line-break/></text:p>
      <text:p text:style-name="P1">Cypripedium volonteanum<text:line-break/></text:p>
      <text:p text:style-name="P1">SCHLEIDENIA STRICTISSIMA<text:line-break/></text:p>
      <text:p text:style-name="P1">Pupalia tomentosa<text:line-break/></text:p>
      <text:p text:style-name="P1">Adenocalymma magnificum<text:line-break/></text:p>
      <text:p text:style-name="P1">GORTERIA ARACHNOIDEA<text:line-break/></text:p>
      <text:p text:style-name="P1">Cynoglossum rindera<text:line-break/></text:p>
      <text:p text:style-name="P1">ALSINANTHUS GRANDIFLORUS<text:line-break/></text:p>
      <text:p text:style-name="P1">Plagiogyria subadnata<text:line-break/></text:p>
      <text:p text:style-name="P1">NISSOLOIDES CYLINDRICA<text:line-break/></text:p>
      <text:p text:style-name="P1">LOBELIA NANNAE<text:line-break/></text:p>
      <text:p text:style-name="P1">Dioscorea mamillata<text:line-break/></text:p>
      <text:p text:style-name="P1">Rhodiola fushuhsiae<text:line-break/></text:p>
      <text:p text:style-name="P1">SCHEFFLERA LUCESCENS<text:line-break/></text:p>
      <text:p text:style-name="P1">Dendrobium milaniae<text:line-break/></text:p>
      <text:p text:style-name="P1"><text:soft-page-break/>United States of America, Indiana, Adams County<text:line-break/></text:p>
      <text:p text:style-name="P1">UNITED STATES OF AMERICA, WASHINGTON, SPOKANE COUNTY<text:line-break/></text:p>
      <text:p text:style-name="P1">UNITED STATES OF AMERICA, TEXAS, BURNET COUNTY<text:line-break/></text:p>
      <text:p text:style-name="P1">UNITED STATES OF AMERICA, NORTH CAROLINA, GRANVILLE COUNTY<text:line-break/></text:p>
      <text:p text:style-name="P1">UNITED STATES OF AMERICA, TEXAS, UVALDE COUNTY<text:line-break/></text:p>
      <text:p text:style-name="P1">United States of America, North Carolina, Durham County<text:line-break/></text:p>
      <text:p text:style-name="P1">UNITED STATES OF AMERICA, VIRGINIA, AMHERST COUNTY<text:line-break/></text:p>
      <text:p text:style-name="P1">United States of America, New Mexico, Santa Fe County<text:line-break/></text:p>
      <text:p text:style-name="P1">United States of America, New York, Monroe County<text:line-break/></text:p>
      <text:p text:style-name="P1">Canada, Quebec Province, Les Etchemins, MRC<text:line-break/></text:p>
      <text:p text:style-name="P1">UNITED STATES OF AMERICA, NEW YORK, LEWIS COUNTY<text:line-break/></text:p>
      <text:p text:style-name="P1">MEXICO, NUEVO LEON<text:line-break/></text:p>
      <text:p text:style-name="P1">UNITED STATES OF AMERICA, VIRGINIA, BEDFORD COUNTY<text:line-break/></text:p>
      <text:p text:style-name="P1">United States of America, Florida, Lee County<text:line-break/></text:p>
      <text:p text:style-name="P1">UNITED STATES OF AMERICA, ILLINOIS, JACKSON COUNTY<text:line-break/></text:p>
      <text:p text:style-name="P1">Mexico, Baja California Norte<text:line-break/></text:p>
      <text:p text:style-name="P1"><text:soft-page-break/>TRISTACHYA TUBERCULATA<text:line-break/></text:p>
      <text:p text:style-name="P1">Fumaria heldreichii<text:line-break/></text:p>
      <text:p text:style-name="P1">Vaccinium caesariense<text:line-break/></text:p>
      <text:p text:style-name="P1">Fagonia chilensis<text:line-break/></text:p>
      <text:p text:style-name="P1">SCLEROSCHOENUS RAMOSUS<text:line-break/></text:p>
      <text:p text:style-name="P1">Nymphaea sagittifolia<text:line-break/></text:p>
      <text:p text:style-name="P1">ASPERULA GALIOIDES<text:line-break/></text:p>
      <text:p text:style-name="P1">Erica ekloniana<text:line-break/></text:p>
      <text:p text:style-name="P1">Gilia microsteris<text:line-break/></text:p>
      <text:p text:style-name="P1">BLETIA BICALLOSA<text:line-break/></text:p>
      <text:p text:style-name="P1">Peiranisia inaguensis<text:line-break/></text:p>
      <text:p text:style-name="P1">COURBONIA EDULIS<text:line-break/></text:p>
      <text:p text:style-name="P1">Lansbergia meridensis<text:line-break/></text:p>
      <text:p text:style-name="P1">Cattleya eldorado<text:line-break/></text:p>
      <text:p text:style-name="P1">Rhytiglossa secunda<text:line-break/></text:p>
      <text:p text:style-name="P1">COELOGYNE SUAVEOLENS<text:line-break/></text:p>
      <text:p text:style-name="P1"><text:soft-page-break/>United States of America, Maryland, Kent County<text:line-break/></text:p>
      <text:p text:style-name="P1">United States of America, Colorado, Garfield County<text:line-break/></text:p>
      <text:p text:style-name="P1">UNITED STATES OF AMERICA, MINNESOTA, PENNINGTON COUNTY<text:line-break/></text:p>
      <text:p text:style-name="P1">United States of America, Nebraska, Banner County<text:line-break/></text:p>
      <text:p text:style-name="P1">United States of America, Virginia, Spotsylvania County<text:line-break/></text:p>
      <text:p text:style-name="P1">United States of America, Alabama, Saint Clair County<text:line-break/></text:p>
      <text:p text:style-name="P1">United States of America, Maine, Waldo County<text:line-break/></text:p>
      <text:p text:style-name="P1">United States of America, New Mexico, San Miguel County<text:line-break/></text:p>
      <text:p text:style-name="P1">SAINT VINCENT AND THE GRENADINES, SAINT ANDREW<text:line-break/></text:p>
      <text:p text:style-name="P1">United States of America, New York, Chenango County<text:line-break/></text:p>
      <text:p text:style-name="P1">United States of America, Georgia, Douglas County<text:line-break/></text:p>
      <text:p text:style-name="P1">UNITED STATES OF AMERICA, VIRGINIA, SOUTHAMPTON COUNTY<text:line-break/></text:p>
      <text:p text:style-name="P1">United States of America, Alabama, Baldwin County<text:line-break/></text:p>
      <text:p text:style-name="P1">UNITED STATES OF AMERICA, TEXAS, CHEROKEE COUNTY<text:line-break/></text:p>
      <text:p text:style-name="P1">United States of America, California, Plumas County<text:line-break/></text:p>
      <text:p text:style-name="P1">GUATEMALA, CHIMALTENANGO<text:line-break/></text:p>
      <text:p text:style-name="P1"><text:soft-page-break/>HIERACIUM EUROTOTICEPS<text:line-break/></text:p>
      <text:p text:style-name="P1">Polypodium polycarpum<text:line-break/></text:p>
      <text:p text:style-name="P1">CHAMAECRISTA MARTINICENSIS<text:line-break/></text:p>
      <text:p text:style-name="P1">Poa hartzii<text:line-break/></text:p>
      <text:p text:style-name="P1">Paspalum umbrosum<text:line-break/></text:p>
      <text:p text:style-name="P1">CHORETRUM LATERIFLORUM<text:line-break/></text:p>
      <text:p text:style-name="P1">PELARGONIUM ABROTANIFOLIUM<text:line-break/></text:p>
      <text:p text:style-name="P1">Chenopodium osbornianum<text:line-break/></text:p>
      <text:p text:style-name="P1">PELARGONIUM COLLAE<text:line-break/></text:p>
      <text:p text:style-name="P1">Cynometra claessensii<text:line-break/></text:p>
      <text:p text:style-name="P1">PILOSELLA MYOSOTIDIFOLIA<text:line-break/></text:p>
      <text:p text:style-name="P1">EUPHRASIA ALPINA<text:line-break/></text:p>
      <text:p text:style-name="P1">PERUVOCEREUS RUBROSPINUS<text:line-break/></text:p>
      <text:p text:style-name="P1">ADIANTUM DECORUM<text:line-break/></text:p>
      <text:p text:style-name="P1">SISON PROLIFERUM<text:line-break/></text:p>
      <text:p text:style-name="P1">CACTUS NIGER<text:line-break/></text:p>
      <text:p text:style-name="P1"><text:soft-page-break/>UNITED STATES OF AMERICA, TEXAS, SABINE COUNTY<text:line-break/></text:p>
      <text:p text:style-name="P1">United States of America, Illinois, Kankakee County<text:line-break/></text:p>
      <text:p text:style-name="P1">UNITED STATES OF AMERICA, TEXAS, WILSON COUNTY<text:line-break/></text:p>
      <text:p text:style-name="P1">UNITED STATES OF AMERICA, TENNESSEE, WILSON COUNTY<text:line-break/></text:p>
      <text:p text:style-name="P1">UNITED STATES OF AMERICA, IDAHO, CUSTER COUNTY<text:line-break/></text:p>
      <text:p text:style-name="P1">UNITED STATES OF AMERICA, CALIFORNIA, SAN LUIS OBISPO COUNTY<text:line-break/></text:p>
      <text:p text:style-name="P1">UNITED STATES OF AMERICA, KANSAS, CHASE COUNTY<text:line-break/></text:p>
      <text:p text:style-name="P1">UNITED STATES OF AMERICA, NEW YORK, STEUBEN COUNTY<text:line-break/></text:p>
      <text:p text:style-name="P1">UNITED STATES OF AMERICA, NEW YORK, WESTCHESTER COUNTY<text:line-break/></text:p>
      <text:p text:style-name="P1">United States of America, Oregon, Benton County<text:line-break/></text:p>
      <text:p text:style-name="P1">United States of America, Missouri, Harrison County<text:line-break/></text:p>
      <text:p text:style-name="P1">UNITED STATES OF AMERICA, TEXAS, POLK COUNTY<text:line-break/></text:p>
      <text:p text:style-name="P1">United States of America, New York, Washington County<text:line-break/></text:p>
      <text:p text:style-name="P1">United States of America, Tennessee, Pickett County<text:line-break/></text:p>
      <text:p text:style-name="P1">Canada, Ontario, Regional Municipality of Niagara<text:line-break/></text:p>
      <text:p text:style-name="P1">UNITED STATES OF AMERICA, NEW YORK, MADISON COUNTY<text:line-break/></text:p>
      <text:p text:style-name="P1"><text:soft-page-break/>TRISYNGYNE DECIPIENS<text:line-break/></text:p>
      <text:p text:style-name="P1">Faradaya peekelii<text:line-break/></text:p>
      <text:p text:style-name="P1">RHODODENDRON SCYPHOCALYX<text:line-break/></text:p>
      <text:p text:style-name="P1">DRYOPTERIS URSIPES<text:line-break/></text:p>
      <text:p text:style-name="P1">NEBROPSIS MURICATA<text:line-break/></text:p>
      <text:p text:style-name="P1">GOMESA HANDROI<text:line-break/></text:p>
      <text:p text:style-name="P1">Viburnum spruceanum<text:line-break/></text:p>
      <text:p text:style-name="P1">Thlaspi piscidium<text:line-break/></text:p>
      <text:p text:style-name="P1">RENEALMIA CINCINNATA<text:line-break/></text:p>
      <text:p text:style-name="P1">CONVOLVULUS TERRESTRIS<text:line-break/></text:p>
      <text:p text:style-name="P1">SENECIO STEETZII<text:line-break/></text:p>
      <text:p text:style-name="P1">Schizotheca rosea<text:line-break/></text:p>
      <text:p text:style-name="P1">Rhinanthus osiliensis<text:line-break/></text:p>
      <text:p text:style-name="P1">Phyllanthus chamaepeuce<text:line-break/></text:p>
      <text:p text:style-name="P1">Eriogonum jamesii<text:line-break/></text:p>
      <text:p text:style-name="P1">Calophyllum rotundifolium<text:line-break/></text:p>
      <text:p text:style-name="P1"><text:soft-page-break/>United States of America, Oregon, Umatilla County<text:line-break/></text:p>
      <text:p text:style-name="P1">United States of America, Pennsylvania, Monroe County<text:line-break/></text:p>
      <text:p text:style-name="P1">United States of America, Nebraska, Hooker County<text:line-break/></text:p>
      <text:p text:style-name="P1">United States of America, California, Colusa County<text:line-break/></text:p>
      <text:p text:style-name="P1">JAMAICA, SAINT THOMAS PARISH<text:line-break/></text:p>
      <text:p text:style-name="P1">United States of America, Colorado, Moffat County<text:line-break/></text:p>
      <text:p text:style-name="P1">United States of America, Utah, Washington County<text:line-break/></text:p>
      <text:p text:style-name="P1">United States of America, Missouri, Saline County<text:line-break/></text:p>
      <text:p text:style-name="P1">United States of America, Alaska, Yakutat<text:line-break/></text:p>
      <text:p text:style-name="P1">United States of America, Washington, Benton County<text:line-break/></text:p>
      <text:p text:style-name="P1">United States of America, Oklahoma, Marshall County<text:line-break/></text:p>
      <text:p text:style-name="P1">United States of America, Illinois, Marion County<text:line-break/></text:p>
      <text:p text:style-name="P1">United States of America, South Dakota, Lawrence County<text:line-break/></text:p>
      <text:p text:style-name="P1">UNITED STATES OF AMERICA, VIRGINIA, NORTHAMPTON COUNTY<text:line-break/></text:p>
      <text:p text:style-name="P1">United States of America, Kansas, Wilson County<text:line-break/></text:p>
      <text:p text:style-name="P1">UNITED STATES OF AMERICA, SOUTH DAKOTA, JACKSON COUNTY<text:line-break/></text:p>
      <text:p text:style-name="P1"><text:soft-page-break/>Distimake macdonaldii<text:line-break/></text:p>
      <text:p text:style-name="P1">Mariscus micans<text:line-break/></text:p>
      <text:p text:style-name="P1">ARENARIA TOMENTOSA<text:line-break/></text:p>
      <text:p text:style-name="P1">Asplenium subserratum<text:line-break/></text:p>
      <text:p text:style-name="P1">SIDA AMERICANA<text:line-break/></text:p>
      <text:p text:style-name="P1">Symphyotrichum martii<text:line-break/></text:p>
      <text:p text:style-name="P1">PLEUROGRAMME LUETZELBURGIANA<text:line-break/></text:p>
      <text:p text:style-name="P1">ASTER LOFOUENSIS<text:line-break/></text:p>
      <text:p text:style-name="P1">KAJEWSKIELLA POLYANTHA<text:line-break/></text:p>
      <text:p text:style-name="P1">SAXIFRAGA BIMACULATA<text:line-break/></text:p>
      <text:p text:style-name="P1">Gazania armerioides<text:line-break/></text:p>
      <text:p text:style-name="P1">ROUPALA SUAVEOLENS<text:line-break/></text:p>
      <text:p text:style-name="P1">Dampiera purpurea<text:line-break/></text:p>
      <text:p text:style-name="P1">Trichilia froesii<text:line-break/></text:p>
      <text:p text:style-name="P1">VITIS GLAUCOPHYLLA<text:line-break/></text:p>
      <text:p text:style-name="P1">Cacalia gerrardii<text:line-break/></text:p>
      <text:p text:style-name="P1"><text:soft-page-break/>UNITED STATES OF AMERICA, TENNESSEE, DAVIDSON COUNTY<text:line-break/></text:p>
      <text:p text:style-name="P1">UNITED STATES OF AMERICA, ILLINOIS, ADAMS COUNTY<text:line-break/></text:p>
      <text:p text:style-name="P1">United States of America, North Carolina, Columbus County<text:line-break/></text:p>
      <text:p text:style-name="P1">United States of America, New York, Cortland County<text:line-break/></text:p>
      <text:p text:style-name="P1">UNITED STATES OF AMERICA, OKLAHOMA, MCCURTAIN COUNTY<text:line-break/></text:p>
      <text:p text:style-name="P1">United States of America, Oklahoma, Le Flore County<text:line-break/></text:p>
      <text:p text:style-name="P1">Canada, Nova Scotia, Cape Breton County (Nova Scotia)<text:line-break/></text:p>
      <text:p text:style-name="P1">UNITED STATES OF AMERICA, MINNESOTA, HENNEPIN COUNTY<text:line-break/></text:p>
      <text:p text:style-name="P1">United States of America, Pennsylvania, Clearfield County<text:line-break/></text:p>
      <text:p text:style-name="P1">United States of America, Idaho, Boise County<text:line-break/></text:p>
      <text:p text:style-name="P1">United States of America, South Carolina, Anderson County<text:line-break/></text:p>
      <text:p text:style-name="P1">United States of America, Illinois, Vermillion County<text:line-break/></text:p>
      <text:p text:style-name="P1">UNITED STATES OF AMERICA, NEW YORK, CATTARAUGUS COUNTY<text:line-break/></text:p>
      <text:p text:style-name="P1">UNITED STATES OF AMERICA, TENNESSEE, SUMNER COUNTY<text:line-break/></text:p>
      <text:p text:style-name="P1">United States of America, Nevada, Humboldt County<text:line-break/></text:p>
      <text:p text:style-name="P1">United States of America, Texas, Pecos County<text:line-break/></text:p>
      <text:p text:style-name="P1"><text:soft-page-break/>Swartzia lucida<text:line-break/></text:p>
      <text:p text:style-name="P1">Erigeron bellidioides<text:line-break/></text:p>
      <text:p text:style-name="P1">Banisteria intermedia<text:line-break/></text:p>
      <text:p text:style-name="P1">Sisyrinchium colchaguense<text:line-break/></text:p>
      <text:p text:style-name="P1">ARDISIA SANMARTENSIS<text:line-break/></text:p>
      <text:p text:style-name="P1">MARSHALLIA LACINARIOIDES<text:line-break/></text:p>
      <text:p text:style-name="P1">MYROSPERMUM ROBINIFOLIUM<text:line-break/></text:p>
      <text:p text:style-name="P1">ARTHRATHERUM LUTESCENS<text:line-break/></text:p>
      <text:p text:style-name="P1">ENGLERINA TRIPLINERVIA<text:line-break/></text:p>
      <text:p text:style-name="P1">Tenagocharis alismoides<text:line-break/></text:p>
      <text:p text:style-name="P1">LORANTHUS BASIFLORUS<text:line-break/></text:p>
      <text:p text:style-name="P1">SOPHRONITIS BRIEGERI<text:line-break/></text:p>
      <text:p text:style-name="P1">Thesium ecklonianum<text:line-break/></text:p>
      <text:p text:style-name="P1">Rhipidoglossum clavatum<text:line-break/></text:p>
      <text:p text:style-name="P1">GALIUM SIYUANIANUM<text:line-break/></text:p>
      <text:p text:style-name="P1">DENDROCHILUM GRAMINEUM<text:line-break/></text:p>
      <text:p text:style-name="P1"><text:soft-page-break/>UNITED STATES OF AMERICA, KANSAS, OSAGE COUNTY<text:line-break/></text:p>
      <text:p text:style-name="P1">MEXICO, MICHOACAN, MORELIA<text:line-break/></text:p>
      <text:p text:style-name="P1">CANADA, QUEBEC PROVINCE, BROME<text:line-break/></text:p>
      <text:p text:style-name="P1">United States of America, Louisiana, Madison County<text:line-break/></text:p>
      <text:p text:style-name="P1">United States of America, Florida, Collier County<text:line-break/></text:p>
      <text:p text:style-name="P1">United States of America, Wisconsin, Adams County<text:line-break/></text:p>
      <text:p text:style-name="P1">United States of America, Ohio, Ottawa County<text:line-break/></text:p>
      <text:p text:style-name="P1">UNITED STATES OF AMERICA, NORTH CAROLINA, HENDERSON COUNTY<text:line-break/></text:p>
      <text:p text:style-name="P1">United States of America, Texas, Willacy County<text:line-break/></text:p>
      <text:p text:style-name="P1">United States of America, New Hampshire, Merrimack County<text:line-break/></text:p>
      <text:p text:style-name="P1">UNITED STATES OF AMERICA, ALASKA, ALEUTIANS EAST BOROUGH<text:line-break/></text:p>
      <text:p text:style-name="P1">United States of America, Missouri, Pemiscot County<text:line-break/></text:p>
      <text:p text:style-name="P1">United States of America, North Carolina, Transylvania County<text:line-break/></text:p>
      <text:p text:style-name="P1">United States of America, Pennsylvania, Mercer County<text:line-break/></text:p>
      <text:p text:style-name="P1">United States of America, Virginia, Clarke County<text:line-break/></text:p>
      <text:p text:style-name="P1">Panama, Barro Colorado Island<text:line-break/></text:p>
      <text:p text:style-name="P1"><text:soft-page-break/>TRIFOLIUM KINGII<text:line-break/></text:p>
      <text:p text:style-name="P1">RANUNCULUS FREYNII<text:line-break/></text:p>
      <text:p text:style-name="P1">Hypoestes salicifolia<text:line-break/></text:p>
      <text:p text:style-name="P1">Rubus stricticaulis<text:line-break/></text:p>
      <text:p text:style-name="P1">BADULA ARBOREA<text:line-break/></text:p>
      <text:p text:style-name="P1">Aloe altimatsiatrae<text:line-break/></text:p>
      <text:p text:style-name="P1">HUMULARIA RUBROFARINACEA<text:line-break/></text:p>
      <text:p text:style-name="P1">Aporosa egregia<text:line-break/></text:p>
      <text:p text:style-name="P1">MYROXYLON LUCENS<text:line-break/></text:p>
      <text:p text:style-name="P1">SENECIO OMBROPHYLLUS<text:line-break/></text:p>
      <text:p text:style-name="P1">PEPEROMIA CILIARIS<text:line-break/></text:p>
      <text:p text:style-name="P1">TIBOUCHINA PULCHRA<text:line-break/></text:p>
      <text:p text:style-name="P1">Colymbacosta × grabowskiana<text:line-break/></text:p>
      <text:p text:style-name="P1">Mesosphaerum verbenifolia<text:line-break/></text:p>
      <text:p text:style-name="P1">LOMARIA HETEROPHYLLA<text:line-break/></text:p>
      <text:p text:style-name="P1">BYRSONIMA HATSCHBACHII<text:line-break/></text:p>
      <text:p text:style-name="P1"><text:soft-page-break/>United States of America, New Jersey, Mercer County<text:line-break/></text:p>
      <text:p text:style-name="P1">GUADELOUPE<text:line-break/></text:p>
      <text:p text:style-name="P1">MEXICO, SONORA<text:line-break/></text:p>
      <text:p text:style-name="P1">United States of America, Washington, Pierce County<text:line-break/></text:p>
      <text:p text:style-name="P1">United States of America, Maryland, Montgomery County<text:line-break/></text:p>
      <text:p text:style-name="P1">United States of America, New York, Nassau County<text:line-break/></text:p>
      <text:p text:style-name="P1">UNITED STATES OF AMERICA, WYOMING, BIG HORN COUNTY<text:line-break/></text:p>
      <text:p text:style-name="P1">Cuba, Oriente<text:line-break/></text:p>
      <text:p text:style-name="P1">United States of America, California, Merced County<text:line-break/></text:p>
      <text:p text:style-name="P1">United States of America, Maryland, Prince Georges County<text:line-break/></text:p>
      <text:p text:style-name="P1">UNITED STATES OF AMERICA, ARKANSAS, HEMPSTEAD COUNTY<text:line-break/></text:p>
      <text:p text:style-name="P1">United States of America, New York, Rockland County<text:line-break/></text:p>
      <text:p text:style-name="P1">United States of America, South Carolina, Berkeley County<text:line-break/></text:p>
      <text:p text:style-name="P1">Canada, Quebec Province, Missisquoi<text:line-break/></text:p>
      <text:p text:style-name="P1">UNITED STATES OF AMERICA, INDIANA, PORTER COUNTY<text:line-break/></text:p>
      <text:p text:style-name="P1">UNITED STATES OF AMERICA, LOUISIANA, WASHINGTON COUNTY<text:line-break/></text:p>
      <text:p text:style-name="P1"><text:soft-page-break/>Leucothoë recurva<text:line-break/></text:p>
      <text:p text:style-name="P1">URAGOGA SETIGERA<text:line-break/></text:p>
      <text:p text:style-name="P1">Appendicula fenixii<text:line-break/></text:p>
      <text:p text:style-name="P1">LINDSAEA APICULATA<text:line-break/></text:p>
      <text:p text:style-name="P1">Heteropsis jenmanii<text:line-break/></text:p>
      <text:p text:style-name="P1">VERONICA CONTANDRIOPOULI<text:line-break/></text:p>
      <text:p text:style-name="P1">Taraxacum nanulum<text:line-break/></text:p>
      <text:p text:style-name="P1">DIASPERUS FALLAX<text:line-break/></text:p>
      <text:p text:style-name="P1">CURCUMA COERULEA<text:line-break/></text:p>
      <text:p text:style-name="P1">BACCHARIS NEGERI<text:line-break/></text:p>
      <text:p text:style-name="P1">Hieracium oligocephalum<text:line-break/></text:p>
      <text:p text:style-name="P1">DICARPOPHORA MAZZUCHII<text:line-break/></text:p>
      <text:p text:style-name="P1">RACOSPERMA CONFLUENS<text:line-break/></text:p>
      <text:p text:style-name="P1">Arum crenatum<text:line-break/></text:p>
      <text:p text:style-name="P1">OREOGRAMMITIS GRAMINELLA<text:line-break/></text:p>
      <text:p text:style-name="P1">Typha maresii<text:line-break/></text:p>
      <text:p text:style-name="P1"><text:soft-page-break/>United States of America, Oklahoma, Ottawa County<text:line-break/></text:p>
      <text:p text:style-name="P1">UNITED STATES OF AMERICA, OREGON, GILLIAM COUNTY<text:line-break/></text:p>
      <text:p text:style-name="P1">UNITED STATES OF AMERICA, GEORGIA, BARTOW COUNTY<text:line-break/></text:p>
      <text:p text:style-name="P1">UNITED STATES OF AMERICA, CALIFORNIA, SAN JOAQUIN COUNTY<text:line-break/></text:p>
      <text:p text:style-name="P1">CANADA, MANITOBA, CAMERON, RURAL MUNICIPALITY OF<text:line-break/></text:p>
      <text:p text:style-name="P1">UNITED STATES OF AMERICA, OREGON, BAKER COUNTY<text:line-break/></text:p>
      <text:p text:style-name="P1">United States of America, Kentucky, Boyd County<text:line-break/></text:p>
      <text:p text:style-name="P1">UNITED STATES OF AMERICA, FLORIDA, FRANKLIN COUNTY<text:line-break/></text:p>
      <text:p text:style-name="P1">UNITED STATES OF AMERICA, COLORADO, OURAY COUNTY<text:line-break/></text:p>
      <text:p text:style-name="P1">UNITED STATES OF AMERICA, MARYLAND, BALTIMORE COUNTY<text:line-break/></text:p>
      <text:p text:style-name="P1">UNITED STATES OF AMERICA, TENNESSEE, RUTHERFORD COUNTY<text:line-break/></text:p>
      <text:p text:style-name="P1">United States of America, Colorado, San Juan County<text:line-break/></text:p>
      <text:p text:style-name="P1">UNITED STATES OF AMERICA, NORTH CAROLINA, NEW HANOVER COUNTY<text:line-break/></text:p>
      <text:p text:style-name="P1">Mexico, Chihuahua<text:line-break/></text:p>
      <text:p text:style-name="P1">UNITED STATES OF AMERICA, LOUISIANA, BEAUREGARD COUNTY<text:line-break/></text:p>
      <text:p text:style-name="P1">Mexico, Veracruz, Orizaba<text:line-break/></text:p>
      <text:p text:style-name="P1"><text:soft-page-break/>Aistopetalum tetramerum<text:line-break/></text:p>
      <text:p text:style-name="P1">APOCYNUM CUMANENSE<text:line-break/></text:p>
      <text:p text:style-name="P1">Diplycosia supyanii<text:line-break/></text:p>
      <text:p text:style-name="P1">Epilobium valdiviense<text:line-break/></text:p>
      <text:p text:style-name="P1">Astracantha laxiflora<text:line-break/></text:p>
      <text:p text:style-name="P1">Remijia riveroana<text:line-break/></text:p>
      <text:p text:style-name="P1">Loheria papuana<text:line-break/></text:p>
      <text:p text:style-name="P1">Libocedrus chevalieri<text:line-break/></text:p>
      <text:p text:style-name="P1">PILOCEREUS GUERRERONIS<text:line-break/></text:p>
      <text:p text:style-name="P1">Pyrus thuringiaca<text:line-break/></text:p>
      <text:p text:style-name="P1">LUPINUS MATHEWSIANUS<text:line-break/></text:p>
      <text:p text:style-name="P1">FABRICIA SERICEA<text:line-break/></text:p>
      <text:p text:style-name="P1">Paullinia cidii<text:line-break/></text:p>
      <text:p text:style-name="P1">ROSA SCOTICA<text:line-break/></text:p>
      <text:p text:style-name="P1">AIRA HAWAIIENSIS<text:line-break/></text:p>
      <text:p text:style-name="P1">Lepisorus namegatae<text:line-break/></text:p>
      <text:p text:style-name="P1"><text:soft-page-break/>MEXICO, OAXACA, SANTO DOMINGO OZOLOTEPEC<text:line-break/></text:p>
      <text:p text:style-name="P1">United States of America, Wisconsin, Jackson County<text:line-break/></text:p>
      <text:p text:style-name="P1">UNITED STATES OF AMERICA, TEXAS, HUDSPETH COUNTY<text:line-break/></text:p>
      <text:p text:style-name="P1">BELIZE<text:line-break/></text:p>
      <text:p text:style-name="P1">United States of America, Iowa, Monroe County<text:line-break/></text:p>
      <text:p text:style-name="P1">BELIZE, CAYO<text:line-break/></text:p>
      <text:p text:style-name="P1">UNITED STATES OF AMERICA, COLORADO, JEFFERSON COUNTY<text:line-break/></text:p>
      <text:p text:style-name="P1">UNITED STATES OF AMERICA, WEST VIRGINIA, GREENBRIER COUNTY<text:line-break/></text:p>
      <text:p text:style-name="P1">DOMINICAN REPUBLIC, BARAHONA<text:line-break/></text:p>
      <text:p text:style-name="P1">United States of America, New England<text:line-break/></text:p>
      <text:p text:style-name="P1">UNITED STATES OF AMERICA, ARKANSAS, DESHA COUNTY<text:line-break/></text:p>
      <text:p text:style-name="P1">UNITED STATES OF AMERICA, MONTANA, BEAVERHEAD COUNTY<text:line-break/></text:p>
      <text:p text:style-name="P1">United States of America, California, Imperial County<text:line-break/></text:p>
      <text:p text:style-name="P1">UNITED STATES OF AMERICA, MISSOURI, SHANNON COUNTY<text:line-break/></text:p>
      <text:p text:style-name="P1">Mexico, Guerrero, Zirandaro<text:line-break/></text:p>
      <text:p text:style-name="P1">UNITED STATES OF AMERICA, OKLAHOMA, CHOCTAW COUNTY<text:line-break/></text:p>
      <text:p text:style-name="P1"><text:soft-page-break/>Eriastrum sapphirinum<text:line-break/></text:p>
      <text:p text:style-name="P1">LATHYRUS MISSIONUM<text:line-break/></text:p>
      <text:p text:style-name="P1">Dendrobium erythroxanthum<text:line-break/></text:p>
      <text:p text:style-name="P1">Asparagus palaestinus<text:line-break/></text:p>
      <text:p text:style-name="P1">Peperomia exclamationis<text:line-break/></text:p>
      <text:p text:style-name="P1">Pastinaca apula<text:line-break/></text:p>
      <text:p text:style-name="P1">TRACHELOSIPHON CRISTATUM<text:line-break/></text:p>
      <text:p text:style-name="P1">Ficus ampelos<text:line-break/></text:p>
      <text:p text:style-name="P1">STAPELIA PULCHRA<text:line-break/></text:p>
      <text:p text:style-name="P1">COMMELINA SAXICOLA<text:line-break/></text:p>
      <text:p text:style-name="P1">Trichomanes pseudonymanii<text:line-break/></text:p>
      <text:p text:style-name="P1">CREMANTHODIUM NOBILE<text:line-break/></text:p>
      <text:p text:style-name="P1">Davallia microcarpa<text:line-break/></text:p>
      <text:p text:style-name="P1">Neslia thracica<text:line-break/></text:p>
      <text:p text:style-name="P1">ALLIUM CONTINUUM<text:line-break/></text:p>
      <text:p text:style-name="P1">Acanthus caudatus<text:line-break/></text:p>
      <text:p text:style-name="P1"><text:soft-page-break/>UNITED STATES OF AMERICA, ALASKA, HAINES BOROUGH<text:line-break/></text:p>
      <text:p text:style-name="P1">UNITED STATES OF AMERICA, LOUISIANA, WEST FELICIANA COUNTY<text:line-break/></text:p>
      <text:p text:style-name="P1">United States of America, Missouri, Putnam County<text:line-break/></text:p>
      <text:p text:style-name="P1">United States of America, Utah, Utah County<text:line-break/></text:p>
      <text:p text:style-name="P1">United States of America, Virginia, Tazewell County<text:line-break/></text:p>
      <text:p text:style-name="P1">United States of America, Alabama, Jackson County<text:line-break/></text:p>
      <text:p text:style-name="P1">Mexico, Hidalgo<text:line-break/></text:p>
      <text:p text:style-name="P1">UNITED STATES OF AMERICA, COLORADO, ROUTT COUNTY<text:line-break/></text:p>
      <text:p text:style-name="P1">United States of America, Arkansas, Monroe County<text:line-break/></text:p>
      <text:p text:style-name="P1">UNITED STATES OF AMERICA, IOWA, ALLAMAKEE COUNTY<text:line-break/></text:p>
      <text:p text:style-name="P1">UNITED STATES OF AMERICA, NORTH CAROLINA, ALLEGHANY COUNTY<text:line-break/></text:p>
      <text:p text:style-name="P1">UNITED STATES OF AMERICA, VIRGINIA, ROANOKE COUNTY<text:line-break/></text:p>
      <text:p text:style-name="P1">United States of America, Maryland, Anne Arundel County<text:line-break/></text:p>
      <text:p text:style-name="P1">United States of America, Pennsylvania, Fulton County<text:line-break/></text:p>
      <text:p text:style-name="P1">United States of America, Kansas, Chautauqua County<text:line-break/></text:p>
      <text:p text:style-name="P1">United States of America, Montana, Meagher County<text:line-break/></text:p>
      <text:p text:style-name="P1"><text:soft-page-break/>Solidago retusa<text:line-break/></text:p>
      <text:p text:style-name="P1">Senecio beauverdianus<text:line-break/></text:p>
      <text:p text:style-name="P1">SONCHUS CILIATUS<text:line-break/></text:p>
      <text:p text:style-name="P1">Sesleria polyathera<text:line-break/></text:p>
      <text:p text:style-name="P1">Caldcluvia celebica<text:line-break/></text:p>
      <text:p text:style-name="P1">GALIUM DECUMBENS<text:line-break/></text:p>
      <text:p text:style-name="P1">Piper tatei<text:line-break/></text:p>
      <text:p text:style-name="P1">PEDICULARIS SIBIRICA<text:line-break/></text:p>
      <text:p text:style-name="P1">Dendrolirium sulcatum<text:line-break/></text:p>
      <text:p text:style-name="P1">PAPYRUS RADIATUS<text:line-break/></text:p>
      <text:p text:style-name="P1">Anchusa popovii<text:line-break/></text:p>
      <text:p text:style-name="P1">Cerastium filiforme<text:line-break/></text:p>
      <text:p text:style-name="P1">Crocosmia pearsei<text:line-break/></text:p>
      <text:p text:style-name="P1">Chlorostemma odoratum<text:line-break/></text:p>
      <text:p text:style-name="P1">THALIA STEUDNERI<text:line-break/></text:p>
      <text:p text:style-name="P1">ZIERIA ODORIFERA<text:line-break/></text:p>
      <text:p text:style-name="P1"><text:soft-page-break/>UNITED STATES OF AMERICA, OREGON, WALLOWA COUNTY<text:line-break/></text:p>
      <text:p text:style-name="P1">UNITED STATES OF AMERICA, GEORGIA, CHARLTON COUNTY<text:line-break/></text:p>
      <text:p text:style-name="P1">United States of America, Florida, Highlands County<text:line-break/></text:p>
      <text:p text:style-name="P1">United States of America, Michigan, Kent County<text:line-break/></text:p>
      <text:p text:style-name="P1">Canada, Nova Scotia, Kings County (Nova Scotia)<text:line-break/></text:p>
      <text:p text:style-name="P1">UNITED STATES OF AMERICA, TENNESSEE, BLOUNT COUNTY<text:line-break/></text:p>
      <text:p text:style-name="P1">United States of America, North Carolina, McDowell County<text:line-break/></text:p>
      <text:p text:style-name="P1">UNITED STATES OF AMERICA, INDIANA, MARSHALL COUNTY<text:line-break/></text:p>
      <text:p text:style-name="P1">UNITED STATES OF AMERICA, INDIANA, HARRISON COUNTY<text:line-break/></text:p>
      <text:p text:style-name="P1">UNITED STATES OF AMERICA, TEXAS, HARDIN COUNTY<text:line-break/></text:p>
      <text:p text:style-name="P1">United States of America, New York, Ulster County<text:line-break/></text:p>
      <text:p text:style-name="P1">UNITED STATES OF AMERICA, MICHIGAN, MASON COUNTY<text:line-break/></text:p>
      <text:p text:style-name="P1">United States of America, Delaware, New Castle County<text:line-break/></text:p>
      <text:p text:style-name="P1">United States of America, Nebraska, Harlan County<text:line-break/></text:p>
      <text:p text:style-name="P1">United States of America, Georgia, Bulloch County<text:line-break/></text:p>
      <text:p text:style-name="P1">United States of America, Oklahoma, Comanche County<text:line-break/></text:p>
      <text:p text:style-name="P1"><text:soft-page-break/>PSYCHOTRIA PUNGENS<text:line-break/></text:p>
      <text:p text:style-name="P1">ECHINOPSIS SERPENS<text:line-break/></text:p>
      <text:p text:style-name="P1">Cynara carduncellus<text:line-break/></text:p>
      <text:p text:style-name="P1">Verbascum hyoseridifolium<text:line-break/></text:p>
      <text:p text:style-name="P1">SALVIA HEERI<text:line-break/></text:p>
      <text:p text:style-name="P1">Aralia glabra<text:line-break/></text:p>
      <text:p text:style-name="P1">Blechnum papuanum<text:line-break/></text:p>
      <text:p text:style-name="P1">Dendrobium nycteridoglossum<text:line-break/></text:p>
      <text:p text:style-name="P1">Gastrochilus obliquus<text:line-break/></text:p>
      <text:p text:style-name="P1">Erica prolifera<text:line-break/></text:p>
      <text:p text:style-name="P1">CLIDEMIA QUINQUENERVIA<text:line-break/></text:p>
      <text:p text:style-name="P1">Bridgesia spicata<text:line-break/></text:p>
      <text:p text:style-name="P1">THOTTEA DINGHOUI<text:line-break/></text:p>
      <text:p text:style-name="P1">Polyadenia subumbellifera<text:line-break/></text:p>
      <text:p text:style-name="P1">TARAXACUM SANTANDRICUM<text:line-break/></text:p>
      <text:p text:style-name="P1">Themistoclesia schultzeae<text:line-break/></text:p>
      <text:p text:style-name="P1"><text:soft-page-break/>UNITED STATES OF AMERICA, ARKANSAS, VAN BUREN COUNTY<text:line-break/></text:p>
      <text:p text:style-name="P1">UNITED STATES OF AMERICA, CALIFORNIA, GLENN COUNTY<text:line-break/></text:p>
      <text:p text:style-name="P1">GUATEMALA, ESCUINTLA<text:line-break/></text:p>
      <text:p text:style-name="P1">United States of America, New Jersey, Cape May County<text:line-break/></text:p>
      <text:p text:style-name="P1">United States of America, New York, Chautauqua County<text:line-break/></text:p>
      <text:p text:style-name="P1">United States of America, Oregon, Marion County<text:line-break/></text:p>
      <text:p text:style-name="P1">United States of America, North Carolina, Cumberland County<text:line-break/></text:p>
      <text:p text:style-name="P1">United States of America, Georgia, Decatur County<text:line-break/></text:p>
      <text:p text:style-name="P1">United States of America, Wyoming, Natrona County<text:line-break/></text:p>
      <text:p text:style-name="P1">UNITED STATES OF AMERICA, NEW JERSEY, SALEM COUNTY<text:line-break/></text:p>
      <text:p text:style-name="P1">CANADA, QUEBEC PROVINCE, BONAVENTURE, MRC (QUEBEC)<text:line-break/></text:p>
      <text:p text:style-name="P1">United States of America, Kansas, Cherokee County<text:line-break/></text:p>
      <text:p text:style-name="P1">United States of America, Georgia, Early County<text:line-break/></text:p>
      <text:p text:style-name="P1">UNITED STATES OF AMERICA, PENNSYLVANIA, ARMSTRONG COUNTY<text:line-break/></text:p>
      <text:p text:style-name="P1">UNITED STATES OF AMERICA, NORTH CAROLINA, TYRRELL COUNTY<text:line-break/></text:p>
      <text:p text:style-name="P1">United States of America, Oklahoma, Cimarron County<text:line-break/></text:p>
      <text:p text:style-name="P1"><text:soft-page-break/>AGROSTIS MONTEVIDENSIS<text:line-break/></text:p>
      <text:p text:style-name="P1">Isopyrum ohwianum<text:line-break/></text:p>
      <text:p text:style-name="P1">HAPALOCHILUS FRUSTRANS<text:line-break/></text:p>
      <text:p text:style-name="P1">Panicum macrocarpon<text:line-break/></text:p>
      <text:p text:style-name="P1">Martinezia interrupta<text:line-break/></text:p>
      <text:p text:style-name="P1">RUBUS ST-GIORGII<text:line-break/></text:p>
      <text:p text:style-name="P1">CRENULLUMA LAVRANI<text:line-break/></text:p>
      <text:p text:style-name="P1">CONVOLVULUS STRIATUS<text:line-break/></text:p>
      <text:p text:style-name="P1">KOELERIA AUREA<text:line-break/></text:p>
      <text:p text:style-name="P1">ARISTOTELIA COLENSOI<text:line-break/></text:p>
      <text:p text:style-name="P1">CYATHOCALYX APOENSIS<text:line-break/></text:p>
      <text:p text:style-name="P1">UROSTIGMA AEGEIROPHYLLUM<text:line-break/></text:p>
      <text:p text:style-name="P1">CENTAUREA SALMANTICA<text:line-break/></text:p>
      <text:p text:style-name="P1">SORBUS PANNONICA<text:line-break/></text:p>
      <text:p text:style-name="P1">Pelargonium laxatum<text:line-break/></text:p>
      <text:p text:style-name="P1">Isoetes toximontana<text:line-break/></text:p>
      <text:p text:style-name="P1"><text:soft-page-break/>UNITED STATES OF AMERICA, OKLAHOMA, ELLIS COUNTY<text:line-break/></text:p>
      <text:p text:style-name="P1">UNITED STATES OF AMERICA, MONTANA, MISSOULA COUNTY<text:line-break/></text:p>
      <text:p text:style-name="P1">UNITED STATES OF AMERICA, ARKANSAS, LOGAN COUNTY<text:line-break/></text:p>
      <text:p text:style-name="P1">UNITED STATES OF AMERICA, OHIO, CLARK COUNTY<text:line-break/></text:p>
      <text:p text:style-name="P1">United States of America, Washington, San Juan County<text:line-break/></text:p>
      <text:p text:style-name="P1">United States of America, Kansas, Morton County<text:line-break/></text:p>
      <text:p text:style-name="P1">UNITED STATES OF AMERICA, WEST VIRGINIA, RANDOLPH COUNTY<text:line-break/></text:p>
      <text:p text:style-name="P1">UNITED STATES OF AMERICA, OREGON, CLACKAMAS COUNTY<text:line-break/></text:p>
      <text:p text:style-name="P1">UNITED STATES OF AMERICA, NORTH DAKOTA, SLOPE COUNTY<text:line-break/></text:p>
      <text:p text:style-name="P1">United States of America, Pennsylvania, Huntingdon County<text:line-break/></text:p>
      <text:p text:style-name="P1">UNITED STATES OF AMERICA, FLORIDA, MIAMI-DADE COUNTY<text:line-break/></text:p>
      <text:p text:style-name="P1">UNITED STATES OF AMERICA, KANSAS, CLARK COUNTY<text:line-break/></text:p>
      <text:p text:style-name="P1">United States of America, New York, Otsego County<text:line-break/></text:p>
      <text:p text:style-name="P1">UNITED STATES OF AMERICA, TEXAS, OLDHAM COUNTY<text:line-break/></text:p>
      <text:p text:style-name="P1">United States of America, Kentucky, Rockcastle County<text:line-break/></text:p>
      <text:p text:style-name="P1">United States of America, Colorado, Saguache County<text:line-break/></text:p>
      <text:p text:style-name="P1"><text:soft-page-break/>Clerodendrum nutans<text:line-break/></text:p>
      <text:p text:style-name="P1">ARTHROSIA CAPILLARIS<text:line-break/></text:p>
      <text:p text:style-name="P1">OXYDECTES LINDENIANA<text:line-break/></text:p>
      <text:p text:style-name="P1">Decaloba retusa<text:line-break/></text:p>
      <text:p text:style-name="P1">Salsola hirsuta<text:line-break/></text:p>
      <text:p text:style-name="P1">Ballota bullata<text:line-break/></text:p>
      <text:p text:style-name="P1">Baccharis sulcata<text:line-break/></text:p>
      <text:p text:style-name="P1">BOLBITIS HAINANENSIS<text:line-break/></text:p>
      <text:p text:style-name="P1">Blaeria glutinosa<text:line-break/></text:p>
      <text:p text:style-name="P1">Plectroniella amata<text:line-break/></text:p>
      <text:p text:style-name="P1">NOTHOLAENA ELEGANS<text:line-break/></text:p>
      <text:p text:style-name="P1">Selliguea selliguea<text:line-break/></text:p>
      <text:p text:style-name="P1">COLYSIS LONGISSIMA<text:line-break/></text:p>
      <text:p text:style-name="P1">Iresine canescens<text:line-break/></text:p>
      <text:p text:style-name="P1">Hypericum taubertii<text:line-break/></text:p>
      <text:p text:style-name="P1">MARGARITOPSIS NUTANS<text:line-break/></text:p>
      <text:p text:style-name="P1"><text:soft-page-break/>UNITED STATES OF AMERICA, FLORIDA, SANTA ROSA COUNTY<text:line-break/></text:p>
      <text:p text:style-name="P1">United States of America, Idaho, Butte County<text:line-break/></text:p>
      <text:p text:style-name="P1">United States of America, South Dakota, Pennington County<text:line-break/></text:p>
      <text:p text:style-name="P1">United States of America, Wisconsin<text:line-break/></text:p>
      <text:p text:style-name="P1">UNITED STATES OF AMERICA, GEORGIA, TAYLOR COUNTY<text:line-break/></text:p>
      <text:p text:style-name="P1">United States of America, New Mexico, Quay County<text:line-break/></text:p>
      <text:p text:style-name="P1">United States of America, California, Alpine County<text:line-break/></text:p>
      <text:p text:style-name="P1">United States of America, North Carolina, Stokes County<text:line-break/></text:p>
      <text:p text:style-name="P1">United States of America, Arkansas, Lawrence County<text:line-break/></text:p>
      <text:p text:style-name="P1">United States of America, Florida, Osceola County<text:line-break/></text:p>
      <text:p text:style-name="P1">UNITED STATES OF AMERICA, ARKANSAS, CLARK COUNTY<text:line-break/></text:p>
      <text:p text:style-name="P1">UNITED STATES OF AMERICA, MINNESOTA, ROSEAU COUNTY (MINNESOTA)<text:line-break/></text:p>
      <text:p text:style-name="P1">UNITED STATES OF AMERICA, OKLAHOMA, KIOWA COUNTY<text:line-break/></text:p>
      <text:p text:style-name="P1">UNITED STATES OF AMERICA, COLORADO, CHAFFEE COUNTY<text:line-break/></text:p>
      <text:p text:style-name="P1">United States of America, Oregon, Lake County<text:line-break/></text:p>
      <text:p text:style-name="P1">UNITED STATES OF AMERICA, NORTH CAROLINA, FORSYTH COUNTY<text:line-break/></text:p>
      <text:p text:style-name="P1"><text:soft-page-break/>ORTHOLOMA REPENS<text:line-break/></text:p>
      <text:p text:style-name="P1">DALBERGIA ROTUNDIFOLIA<text:line-break/></text:p>
      <text:p text:style-name="P1">AMELIA MEDIA<text:line-break/></text:p>
      <text:p text:style-name="P1">CYCLOSORUS MOLLISSIMUS<text:line-break/></text:p>
      <text:p text:style-name="P1">Capparis glauca<text:line-break/></text:p>
      <text:p text:style-name="P1">ISOPYRUM PTERIDIFOLIUM<text:line-break/></text:p>
      <text:p text:style-name="P1">HYMENATHERUM GNAPHALODES<text:line-break/></text:p>
      <text:p text:style-name="P1">GUILLEMINEA FRAGILIS<text:line-break/></text:p>
      <text:p text:style-name="P1">JUSTICIA PYNAERTII<text:line-break/></text:p>
      <text:p text:style-name="P1">Myrtus camphorata<text:line-break/></text:p>
      <text:p text:style-name="P1">Leptorhoeo floribunda<text:line-break/></text:p>
      <text:p text:style-name="P1">Corydalis crassirhizomata<text:line-break/></text:p>
      <text:p text:style-name="P1">QUERCUS × BETURICA<text:line-break/></text:p>
      <text:p text:style-name="P1">CRYOPHYTUM MAXWELLII<text:line-break/></text:p>
      <text:p text:style-name="P1">PLANTAGO HAWAIIENSIS<text:line-break/></text:p>
      <text:p text:style-name="P1">Berberis macrocarpa<text:line-break/></text:p>
      <text:p text:style-name="P1"><text:soft-page-break/>United States of America, Oklahoma, Muskogee County<text:line-break/></text:p>
      <text:p text:style-name="P1">UNITED STATES OF AMERICA, OHIO, MIAMI COUNTY<text:line-break/></text:p>
      <text:p text:style-name="P1">United States of America, Florida, Charlotte County<text:line-break/></text:p>
      <text:p text:style-name="P1">United States of America, Colorado, Summit County<text:line-break/></text:p>
      <text:p text:style-name="P1">United States of America, Connecticut, Tolland County<text:line-break/></text:p>
      <text:p text:style-name="P1">United States of America, Ohio, Erie County<text:line-break/></text:p>
      <text:p text:style-name="P1">UNITED STATES OF AMERICA, TEXAS, REEVES COUNTY<text:line-break/></text:p>
      <text:p text:style-name="P1">UNITED STATES OF AMERICA, NEW MEXICO, UNION COUNTY<text:line-break/></text:p>
      <text:p text:style-name="P1">Panama, Cocle<text:line-break/></text:p>
      <text:p text:style-name="P1">CANADA, NOVA SCOTIA, PICTOU COUNTY (NOVA SCOTIA)<text:line-break/></text:p>
      <text:p text:style-name="P1">United States of America, Minnesota, Houston County<text:line-break/></text:p>
      <text:p text:style-name="P1">Bahamas, Andros<text:line-break/></text:p>
      <text:p text:style-name="P1">UNITED STATES OF AMERICA, COLORADO, FREMONT COUNTY<text:line-break/></text:p>
      <text:p text:style-name="P1">UNITED STATES OF AMERICA, KANSAS, LABETTE COUNTY<text:line-break/></text:p>
      <text:p text:style-name="P1">United States of America, Missouri, Cooper County<text:line-break/></text:p>
      <text:p text:style-name="P1">United States of America, Ohio, Lake County<text:line-break/></text:p>
      <text:p text:style-name="P1"><text:soft-page-break/>ISOMACROLOBIUM NIGERICUM<text:line-break/></text:p>
      <text:p text:style-name="P1">Scutellaria simplex<text:line-break/></text:p>
      <text:p text:style-name="P1">CLEISOSTOMA UTERIFERUM<text:line-break/></text:p>
      <text:p text:style-name="P1">TARAXACUM METRIOCALLOSUM<text:line-break/></text:p>
      <text:p text:style-name="P1">Thalictrum dasycarpum<text:line-break/></text:p>
      <text:p text:style-name="P1">Dendrocalamopsis valida<text:line-break/></text:p>
      <text:p text:style-name="P1">Cleisostoma auriculatum<text:line-break/></text:p>
      <text:p text:style-name="P1">DIOSCOREA REVILLAE<text:line-break/></text:p>
      <text:p text:style-name="P1">PARODIA TARABUCINA<text:line-break/></text:p>
      <text:p text:style-name="P1">Ctenitis securidiformis<text:line-break/></text:p>
      <text:p text:style-name="P1">Psychotria subimbricata<text:line-break/></text:p>
      <text:p text:style-name="P1">EUPHROSYNE ACEROSA<text:line-break/></text:p>
      <text:p text:style-name="P1">Myrtus lusitanica<text:line-break/></text:p>
      <text:p text:style-name="P1">QUERCUS CANTLEYANA<text:line-break/></text:p>
      <text:p text:style-name="P1">Apocynum grandiflorum<text:line-break/></text:p>
      <text:p text:style-name="P1">ETHULIA ANGUSTIFOLIA<text:line-break/></text:p>
      <text:p text:style-name="P1"><text:soft-page-break/>UNITED STATES OF AMERICA, VIRGINIA, PRINCESS ANNE COUNTY<text:line-break/></text:p>
      <text:p text:style-name="P1">United States of America, Pennsylvania, Lehigh County<text:line-break/></text:p>
      <text:p text:style-name="P1">UNITED STATES OF AMERICA, OKLAHOMA, CREEK COUNTY<text:line-break/></text:p>
      <text:p text:style-name="P1">United States of America, Virginia, Caroline County<text:line-break/></text:p>
      <text:p text:style-name="P1">United States of America, Ohio, Greene County<text:line-break/></text:p>
      <text:p text:style-name="P1">UNITED STATES OF AMERICA, MICHIGAN, SCHOOLCRAFT COUNTY<text:line-break/></text:p>
      <text:p text:style-name="P1">United States of America, Texas, Comal County<text:line-break/></text:p>
      <text:p text:style-name="P1">UNITED STATES OF AMERICA, WASHINGTON, DOUGLAS COUNTY<text:line-break/></text:p>
      <text:p text:style-name="P1">UNITED STATES OF AMERICA, WISCONSIN, BARRON COUNTY<text:line-break/></text:p>
      <text:p text:style-name="P1">UNITED STATES OF AMERICA, NEW YORK, WYOMING COUNTY<text:line-break/></text:p>
      <text:p text:style-name="P1">CANADA, NOVA SCOTIA, ANTIGONISH COUNTY (NOVA SCOTIA)<text:line-break/></text:p>
      <text:p text:style-name="P1">Nicaragua<text:line-break/></text:p>
      <text:p text:style-name="P1">United States of America, Florida, Gilchrist County<text:line-break/></text:p>
      <text:p text:style-name="P1">United States of America, Nevada, Lander County<text:line-break/></text:p>
      <text:p text:style-name="P1">Trinidad and Tobago<text:line-break/></text:p>
      <text:p text:style-name="P1">United States of America, Florida, Wakulla County<text:line-break/></text:p>
      <text:p text:style-name="P1"><text:soft-page-break/>HIERACIUM PONTANUM<text:line-break/></text:p>
      <text:p text:style-name="P1">FAGARA ELEGANTISSIMA<text:line-break/></text:p>
      <text:p text:style-name="P1">STISSERA QUINQUENERVIS<text:line-break/></text:p>
      <text:p text:style-name="P1">JURINEA ANTUNOWI<text:line-break/></text:p>
      <text:p text:style-name="P1">RHABDOSTIGMA SCHLECHTERI<text:line-break/></text:p>
      <text:p text:style-name="P1">Inga fissicalyx<text:line-break/></text:p>
      <text:p text:style-name="P1">ILEX PACHYPHYLLA<text:line-break/></text:p>
      <text:p text:style-name="P1">PARNASSIA SIMAOENSIS<text:line-break/></text:p>
      <text:p text:style-name="P1">Ceropegia poluniniana<text:line-break/></text:p>
      <text:p text:style-name="P1">COUEPIA SURINAMENSIS<text:line-break/></text:p>
      <text:p text:style-name="P1">GOSSYPIUM ISABELUM<text:line-break/></text:p>
      <text:p text:style-name="P1">MAMMEA PSEUDOPROTORHUS<text:line-break/></text:p>
      <text:p text:style-name="P1">Carex arizonica<text:line-break/></text:p>
      <text:p text:style-name="P1">Pharbitis dichroa<text:line-break/></text:p>
      <text:p text:style-name="P1">Keraudrenia exastia<text:line-break/></text:p>
      <text:p text:style-name="P1">MERINGIUM RUBELLUM<text:line-break/></text:p>
      <text:p text:style-name="P1"><text:soft-page-break/>UNITED STATES OF AMERICA, NORTH CAROLINA, AVERY COUNTY<text:line-break/></text:p>
      <text:p text:style-name="P1">UNITED STATES OF AMERICA, OREGON, WASCO COUNTY<text:line-break/></text:p>
      <text:p text:style-name="P1">United States of America, Tennessee, Madison County<text:line-break/></text:p>
      <text:p text:style-name="P1">UNITED STATES OF AMERICA, UTAH, GRAND COUNTY<text:line-break/></text:p>
      <text:p text:style-name="P1">United States of America, Pennsylvania, Franklin County<text:line-break/></text:p>
      <text:p text:style-name="P1">UNITED STATES OF AMERICA, MINNESOTA, LAKE COUNTY (MINNESOTA)<text:line-break/></text:p>
      <text:p text:style-name="P1">Saint Pierre and Miquelon<text:line-break/></text:p>
      <text:p text:style-name="P1">UNITED STATES OF AMERICA, ARKANSAS, CRAIGHEAD COUNTY<text:line-break/></text:p>
      <text:p text:style-name="P1">UNITED STATES OF AMERICA, TEXAS, NUECES COUNTY<text:line-break/></text:p>
      <text:p text:style-name="P1">Bahamas<text:line-break/></text:p>
      <text:p text:style-name="P1">United States of America, Michigan, Ottawa County<text:line-break/></text:p>
      <text:p text:style-name="P1">UNITED STATES OF AMERICA, WISCONSIN, SAUK COUNTY<text:line-break/></text:p>
      <text:p text:style-name="P1">United States of America, West Virginia, Hardy County<text:line-break/></text:p>
      <text:p text:style-name="P1">UNITED STATES OF AMERICA, OKLAHOMA, JACKSON COUNTY<text:line-break/></text:p>
      <text:p text:style-name="P1">United States of America, North Carolina, Ashe County<text:line-break/></text:p>
      <text:p text:style-name="P1">UNITED STATES OF AMERICA, VIRGINIA, FAIRFAX COUNTY<text:line-break/></text:p>
      <text:p text:style-name="P1"><text:soft-page-break/>Ossaea diversifolia<text:line-break/></text:p>
      <text:p text:style-name="P1">Daviesia smithiorum<text:line-break/></text:p>
      <text:p text:style-name="P1">Euacer eriocarpon<text:line-break/></text:p>
      <text:p text:style-name="P1">DRABA OREODOXA<text:line-break/></text:p>
      <text:p text:style-name="P1">Fimbristylis kielmaieri<text:line-break/></text:p>
      <text:p text:style-name="P1">TARENNA PRINCIPENSIS<text:line-break/></text:p>
      <text:p text:style-name="P1">ACONITUM GIGANTEUM<text:line-break/></text:p>
      <text:p text:style-name="P1">Manganaroa articulata<text:line-break/></text:p>
      <text:p text:style-name="P1">Lobelia volkensii<text:line-break/></text:p>
      <text:p text:style-name="P1">Megalastrum praetermissum<text:line-break/></text:p>
      <text:p text:style-name="P1">Orthophytum macroflorum<text:line-break/></text:p>
      <text:p text:style-name="P1">TALINUM DIFFUSUM<text:line-break/></text:p>
      <text:p text:style-name="P1">EUPHORBIA HYPOGAEA<text:line-break/></text:p>
      <text:p text:style-name="P1">RACOSPERMA CITRINOVIRIDE<text:line-break/></text:p>
      <text:p text:style-name="P1">TROCHOCEPHALUS UCRANICUS<text:line-break/></text:p>
      <text:p text:style-name="P1">Gulubia longispatha<text:line-break/></text:p>
      <text:p text:style-name="P1"><text:soft-page-break/>United States of America, Louisiana, Avoyelles County<text:line-break/></text:p>
      <text:p text:style-name="P1">UNITED STATES OF AMERICA, TEXAS, WOOD COUNTY<text:line-break/></text:p>
      <text:p text:style-name="P1">UNITED STATES OF AMERICA, WEST VIRGINIA, CABELL COUNTY<text:line-break/></text:p>
      <text:p text:style-name="P1">United States of America, New Mexico, Sandoval County<text:line-break/></text:p>
      <text:p text:style-name="P1">United States of America, Texas, Kendall County<text:line-break/></text:p>
      <text:p text:style-name="P1">UNITED STATES OF AMERICA, NEW YORK, YATES COUNTY<text:line-break/></text:p>
      <text:p text:style-name="P1">CANADA, NOVA SCOTIA, COLCHESTER COUNTY (NOVA SCOTIA)<text:line-break/></text:p>
      <text:p text:style-name="P1">United States of America, Wyoming, Fremont County<text:line-break/></text:p>
      <text:p text:style-name="P1">United States of America, Indiana, Laporte County<text:line-break/></text:p>
      <text:p text:style-name="P1">United States of America, North Dakota, Burleigh County<text:line-break/></text:p>
      <text:p text:style-name="P1">United States of America, Wisconsin, Outagamie County<text:line-break/></text:p>
      <text:p text:style-name="P1">UNITED STATES OF AMERICA, WASHINGTON, WHATCOM COUNTY<text:line-break/></text:p>
      <text:p text:style-name="P1">Guatemala, Izabal<text:line-break/></text:p>
      <text:p text:style-name="P1">United States of America, Connecticut, Middlesex County<text:line-break/></text:p>
      <text:p text:style-name="P1">PANAMA, DARIEN, CHEPYANA<text:line-break/></text:p>
      <text:p text:style-name="P1">UNITED STATES OF AMERICA, MONTANA, GALLATIN COUNTY<text:line-break/></text:p>
      <text:p text:style-name="P1"><text:soft-page-break/>MAXIMILIANA MARTIANA<text:line-break/></text:p>
      <text:p text:style-name="P1">Xylopia caudata<text:line-break/></text:p>
      <text:p text:style-name="P1">MERINGIUM FUCOIDES<text:line-break/></text:p>
      <text:p text:style-name="P1">INDIGOFERA SHINYANGENSIS<text:line-break/></text:p>
      <text:p text:style-name="P1">Urginea narcissifolia<text:line-break/></text:p>
      <text:p text:style-name="P1">Gomphogyne nepalensis<text:line-break/></text:p>
      <text:p text:style-name="P1">SPARGANIUM CONFERTUM<text:line-break/></text:p>
      <text:p text:style-name="P1">Caryophyllus superbus<text:line-break/></text:p>
      <text:p text:style-name="P1">Pteris wulaiensis<text:line-break/></text:p>
      <text:p text:style-name="P1">CHOMELIA BIPINDENSIS<text:line-break/></text:p>
      <text:p text:style-name="P1">LATHYRUS AURICULATUS<text:line-break/></text:p>
      <text:p text:style-name="P1">Epidendrum homeieri<text:line-break/></text:p>
      <text:p text:style-name="P1">Eugenia bahiensis<text:line-break/></text:p>
      <text:p text:style-name="P1">Besleria riedeliana<text:line-break/></text:p>
      <text:p text:style-name="P1">Glaucium oxylobum<text:line-break/></text:p>
      <text:p text:style-name="P1">ROTHECA AMPLIFOLIA<text:line-break/></text:p>
      <text:p text:style-name="P1"><text:soft-page-break/>UNITED STATES OF AMERICA, WYOMING, ALBANY COUNTY<text:line-break/></text:p>
      <text:p text:style-name="P1">United States of America, Texas, Llano County<text:line-break/></text:p>
      <text:p text:style-name="P1">United States of America, Pennsylvania, Philadelphia County<text:line-break/></text:p>
      <text:p text:style-name="P1">United States of America, Mississippi, Hinds County<text:line-break/></text:p>
      <text:p text:style-name="P1">United States of America, Pennsylvania, Lackawanna County<text:line-break/></text:p>
      <text:p text:style-name="P1">Guatemala, Zacapa<text:line-break/></text:p>
      <text:p text:style-name="P1">United States of America, North Carolina, Pender County<text:line-break/></text:p>
      <text:p text:style-name="P1">United States of America, Washington, Thurston County<text:line-break/></text:p>
      <text:p text:style-name="P1">United States of America, Virginia, Prince William County<text:line-break/></text:p>
      <text:p text:style-name="P1">United States of America, Mississippi, Perry County<text:line-break/></text:p>
      <text:p text:style-name="P1">UNITED STATES OF AMERICA, TEXAS, SAN PATRICIO COUNTY<text:line-break/></text:p>
      <text:p text:style-name="P1">Cuba, La Habana<text:line-break/></text:p>
      <text:p text:style-name="P1">UNITED STATES OF AMERICA, KANSAS, RILEY COUNTY<text:line-break/></text:p>
      <text:p text:style-name="P1">United States of America, West Virginia, Fayette County<text:line-break/></text:p>
      <text:p text:style-name="P1">United States of America, Kentucky, McCreary County<text:line-break/></text:p>
      <text:p text:style-name="P1">United States of America, Arkansas, Fulton County<text:line-break/></text:p>
      <text:p text:style-name="P1"><text:soft-page-break/>Arabidopsis trichocarpa<text:line-break/></text:p>
      <text:p text:style-name="P1">HIERACIUM TRICHONEURUM<text:line-break/></text:p>
      <text:p text:style-name="P1">Ampelodesmos ampelodesmos<text:line-break/></text:p>
      <text:p text:style-name="P1">HIERACIUM VENUSTUM<text:line-break/></text:p>
      <text:p text:style-name="P1">CYNOGLOSSUM DENTICULATUM<text:line-break/></text:p>
      <text:p text:style-name="P1">DUMA COCCOLOBOIDES<text:line-break/></text:p>
      <text:p text:style-name="P1">TACCA ROXBURGHII<text:line-break/></text:p>
      <text:p text:style-name="P1">PTERIS FELICIENNAE<text:line-break/></text:p>
      <text:p text:style-name="P1">Prunus dolichadenia<text:line-break/></text:p>
      <text:p text:style-name="P1">KALABOTIS MOLY<text:line-break/></text:p>
      <text:p text:style-name="P1">DIOSPYROS PILOSA<text:line-break/></text:p>
      <text:p text:style-name="P1">Echinocactus marginatus<text:line-break/></text:p>
      <text:p text:style-name="P1">Oreogrammitis ornatissima<text:line-break/></text:p>
      <text:p text:style-name="P1">ERYTHRODES CONFUSA<text:line-break/></text:p>
      <text:p text:style-name="P1">JUNGIA PUBESCENS<text:line-break/></text:p>
      <text:p text:style-name="P1">Eriocaulon cheemenianum<text:line-break/></text:p>
      <text:p text:style-name="P1"><text:soft-page-break/>UNITED STATES OF AMERICA, TEXAS, MCLENNAN COUNTY<text:line-break/></text:p>
      <text:p text:style-name="P1">UNITED STATES OF AMERICA, FLORIDA, COLUMBIA COUNTY<text:line-break/></text:p>
      <text:p text:style-name="P1">UNITED STATES OF AMERICA, WASHINGTON, JEFFERSON COUNTY<text:line-break/></text:p>
      <text:p text:style-name="P1">UNITED STATES OF AMERICA, WEST VIRGINIA, WIRT COUNTY<text:line-break/></text:p>
      <text:p text:style-name="P1">United States of America, Minnesota, Anoka County<text:line-break/></text:p>
      <text:p text:style-name="P1">United States of America, Arkansas, Montgomery County<text:line-break/></text:p>
      <text:p text:style-name="P1">United States of America, California, Stanislaus County<text:line-break/></text:p>
      <text:p text:style-name="P1">UNITED STATES OF AMERICA, MINNESOTA, CLEARWATER COUNTY<text:line-break/></text:p>
      <text:p text:style-name="P1">United States of America, Texas, Tyler County<text:line-break/></text:p>
      <text:p text:style-name="P1">UNITED STATES OF AMERICA, ALABAMA, ELMORE COUNTY<text:line-break/></text:p>
      <text:p text:style-name="P1">UNITED STATES OF AMERICA, NEVADA, MINERAL COUNTY<text:line-break/></text:p>
      <text:p text:style-name="P1">UNITED STATES OF AMERICA, WISCONSIN, ROCK COUNTY<text:line-break/></text:p>
      <text:p text:style-name="P1">United States of America, Utah, Garfield County<text:line-break/></text:p>
      <text:p text:style-name="P1">United States of America, California, Tehama County<text:line-break/></text:p>
      <text:p text:style-name="P1">UNITED STATES OF AMERICA, WASHINGTON, WHITMAN COUNTY<text:line-break/></text:p>
      <text:p text:style-name="P1">MEXICO, PUEBLA, PUEBLA<text:line-break/></text:p>
      <text:p text:style-name="P1"><text:soft-page-break/>Chytraculia cuspidata<text:line-break/></text:p>
      <text:p text:style-name="P1">Cereus anguinus<text:line-break/></text:p>
      <text:p text:style-name="P1">Cnicus horridulus<text:line-break/></text:p>
      <text:p text:style-name="P1">CALONEMORCHIS LONGICLAVATA<text:line-break/></text:p>
      <text:p text:style-name="P1">HELICONIA CHRYSOCRASPEDA<text:line-break/></text:p>
      <text:p text:style-name="P1">Satyrium cornutum<text:line-break/></text:p>
      <text:p text:style-name="P1">Rhodanthe pygmaea<text:line-break/></text:p>
      <text:p text:style-name="P1">Nicotiana hispida<text:line-break/></text:p>
      <text:p text:style-name="P1">Stelis nexosa<text:line-break/></text:p>
      <text:p text:style-name="P1">LEPICAUNE PRUNELLIFOLIUM<text:line-break/></text:p>
      <text:p text:style-name="P1">HICORIUS ARKANSANA<text:line-break/></text:p>
      <text:p text:style-name="P1">Rumex abyssinicus<text:line-break/></text:p>
      <text:p text:style-name="P1">Saussurea koidzumiana<text:line-break/></text:p>
      <text:p text:style-name="P1">PEPEROMIA PSEUDOBCORDATA<text:line-break/></text:p>
      <text:p text:style-name="P1">Pilea microcardia<text:line-break/></text:p>
      <text:p text:style-name="P1">MACROTROPIS EMARGINATA<text:line-break/></text:p>
      <text:p text:style-name="P1"><text:soft-page-break/>United States of America, Kentucky, Hart County<text:line-break/></text:p>
      <text:p text:style-name="P1">UNITED STATES OF AMERICA, GEORGIA, RICHMOND COUNTY<text:line-break/></text:p>
      <text:p text:style-name="P1">United States of America, New York, Franklin County<text:line-break/></text:p>
      <text:p text:style-name="P1">JAMAICA, MANCHESTER PARISH<text:line-break/></text:p>
      <text:p text:style-name="P1">UNITED STATES OF AMERICA, MINNESOTA, MORRISON COUNTY<text:line-break/></text:p>
      <text:p text:style-name="P1">United States of America, Georgia, Catoosa County<text:line-break/></text:p>
      <text:p text:style-name="P1">United States of America, Mississippi, Choctaw County<text:line-break/></text:p>
      <text:p text:style-name="P1">UNITED STATES OF AMERICA, TEXAS, CASS COUNTY<text:line-break/></text:p>
      <text:p text:style-name="P1">United States of America, Mississippi, Lincoln County<text:line-break/></text:p>
      <text:p text:style-name="P1">MEXICO, SONORA, SANTA CRUZ<text:line-break/></text:p>
      <text:p text:style-name="P1">UNITED STATES OF AMERICA, NEW MEXICO, GRANT COUNTY<text:line-break/></text:p>
      <text:p text:style-name="P1">United States of America, Kentucky, Caldwell County<text:line-break/></text:p>
      <text:p text:style-name="P1">United States of America, New Jersey, Gloucester County<text:line-break/></text:p>
      <text:p text:style-name="P1">United States of America, Texas, Culberson County<text:line-break/></text:p>
      <text:p text:style-name="P1">United States of America, Utah, Tooele County<text:line-break/></text:p>
      <text:p text:style-name="P1">United States of America, Kansas, Doniphan County<text:line-break/></text:p>
      <text:p text:style-name="P1"><text:soft-page-break/>Viscum costatum<text:line-break/></text:p>
      <text:p text:style-name="P1">HAPLOCHOREMA POLYPHYLLUM<text:line-break/></text:p>
      <text:p text:style-name="P1">Camellia delicata<text:line-break/></text:p>
      <text:p text:style-name="P1">NOTYLIA PARVILABIA<text:line-break/></text:p>
      <text:p text:style-name="P1">Cirsium kiusianum<text:line-break/></text:p>
      <text:p text:style-name="P1">Juncus jeholensis<text:line-break/></text:p>
      <text:p text:style-name="P1">PAROSELA TUBERCULINA<text:line-break/></text:p>
      <text:p text:style-name="P1">LEUCAENA MAGNIFICA<text:line-break/></text:p>
      <text:p text:style-name="P1">Chenopodium × paradoxum<text:line-break/></text:p>
      <text:p text:style-name="P1">Antennaria dilatata<text:line-break/></text:p>
      <text:p text:style-name="P1">Psychotria insidens<text:line-break/></text:p>
      <text:p text:style-name="P1">Onobrychis tenuifolia<text:line-break/></text:p>
      <text:p text:style-name="P1">Podocarpus barretoi<text:line-break/></text:p>
      <text:p text:style-name="P1">ANSERINA STRAMONIFOLIA<text:line-break/></text:p>
      <text:p text:style-name="P1">Bahiopsis similis<text:line-break/></text:p>
      <text:p text:style-name="P1">CALADENIA SIMULANS<text:line-break/></text:p>
      <text:p text:style-name="P1"><text:soft-page-break/>El Salvador, San Salvador<text:line-break/></text:p>
      <text:p text:style-name="P1">United States of America, Texas, Fort Bend County<text:line-break/></text:p>
      <text:p text:style-name="P1">UNITED STATES OF AMERICA, MISSOURI, CEDAR COUNTY<text:line-break/></text:p>
      <text:p text:style-name="P1">United States of America, Texas, Milam County<text:line-break/></text:p>
      <text:p text:style-name="P1">United States of America, Louisiana, Cameron County<text:line-break/></text:p>
      <text:p text:style-name="P1">UNITED STATES OF AMERICA, INDIANA, DEARBORN COUNTY<text:line-break/></text:p>
      <text:p text:style-name="P1">Jamaica, Saint Ann Parish<text:line-break/></text:p>
      <text:p text:style-name="P1">United States of America, New York, Orange County<text:line-break/></text:p>
      <text:p text:style-name="P1">United States of America, New Jersey, Camden County<text:line-break/></text:p>
      <text:p text:style-name="P1">United States of America, Pennsylvania, Crawford County<text:line-break/></text:p>
      <text:p text:style-name="P1">United States of America, New Mexico, Catron County<text:line-break/></text:p>
      <text:p text:style-name="P1">United States of America, Montana, Yellowstone County<text:line-break/></text:p>
      <text:p text:style-name="P1">UNITED STATES OF AMERICA, MISSISSIPPI, CLAY COUNTY<text:line-break/></text:p>
      <text:p text:style-name="P1">UNITED STATES OF AMERICA, MINNESOTA, RAMSEY COUNTY<text:line-break/></text:p>
      <text:p text:style-name="P1">United States of America, Oklahoma, Kingfisher County<text:line-break/></text:p>
      <text:p text:style-name="P1">UNITED STATES OF AMERICA, NEW YORK, JEFFERSON COUNTY<text:line-break/></text:p>
      <text:p text:style-name="P1"><text:soft-page-break/>OPHRYS × ASCHERSONII<text:line-break/></text:p>
      <text:p text:style-name="P1">ALLIUM SCHISTICOLA<text:line-break/></text:p>
      <text:p text:style-name="P1">Rubus mediocris<text:line-break/></text:p>
      <text:p text:style-name="P1">Elytraria spathulifolia<text:line-break/></text:p>
      <text:p text:style-name="P1">Dendrocalamopsis beecheyana<text:line-break/></text:p>
      <text:p text:style-name="P1">Pitcairnia purpusii<text:line-break/></text:p>
      <text:p text:style-name="P1">SYZYGIUM EFFUSUM<text:line-break/></text:p>
      <text:p text:style-name="P1">Arabidopsis ovirensis<text:line-break/></text:p>
      <text:p text:style-name="P1">ALLOMORPHIA PERAKENSIS<text:line-break/></text:p>
      <text:p text:style-name="P1">TRIPTERIS MUSCHLERIANA<text:line-break/></text:p>
      <text:p text:style-name="P1">Diplachne biflora<text:line-break/></text:p>
      <text:p text:style-name="P1">OTTONIA ELOCALIS<text:line-break/></text:p>
      <text:p text:style-name="P1">HIERACIUM HELMINTHIA<text:line-break/></text:p>
      <text:p text:style-name="P1">Strobilanthes cuneata<text:line-break/></text:p>
      <text:p text:style-name="P1">Macaranga diepenhorstii<text:line-break/></text:p>
      <text:p text:style-name="P1">Psychotria ceratoloba<text:line-break/></text:p>
      <text:p text:style-name="P1"><text:soft-page-break/>United States of America, Arkansas, Baxter County<text:line-break/></text:p>
      <text:p text:style-name="P1">United States of America, Florida, Liberty County<text:line-break/></text:p>
      <text:p text:style-name="P1">UNITED STATES OF AMERICA, ALABAMA, MORGAN COUNTY<text:line-break/></text:p>
      <text:p text:style-name="P1">United States of America, Michigan, Mackinac County<text:line-break/></text:p>
      <text:p text:style-name="P1">UNITED STATES OF AMERICA, OREGON, DOUGLAS COUNTY<text:line-break/></text:p>
      <text:p text:style-name="P1">United States of America, Iowa, Greene County<text:line-break/></text:p>
      <text:p text:style-name="P1">UNITED STATES OF AMERICA, INDIANA, RIPLEY COUNTY<text:line-break/></text:p>
      <text:p text:style-name="P1">CANADA, ONTARIO, COUNTY OF ESSEX<text:line-break/></text:p>
      <text:p text:style-name="P1">UNITED STATES OF AMERICA, MISSOURI, OZARK COUNTY<text:line-break/></text:p>
      <text:p text:style-name="P1">UNITED STATES OF AMERICA, TEXAS, LA SALLE COUNTY<text:line-break/></text:p>
      <text:p text:style-name="P1">United States of America, South Carolina, Oconee County<text:line-break/></text:p>
      <text:p text:style-name="P1">UNITED STATES OF AMERICA, MICHIGAN, SANILAC COUNTY<text:line-break/></text:p>
      <text:p text:style-name="P1">Mexico, Mexico, Temascaltepec<text:line-break/></text:p>
      <text:p text:style-name="P1">United States of America, Mississippi, Scott County<text:line-break/></text:p>
      <text:p text:style-name="P1">Canada, Nova Scotia, Guysborough County (Nova Scotia)<text:line-break/></text:p>
      <text:p text:style-name="P1">United States of America, Tennessee, Johnson County<text:line-break/></text:p>
      <text:p text:style-name="P1"><text:soft-page-break/>Cyperus sphaerospermoides<text:line-break/></text:p>
      <text:p text:style-name="P1">CHIOCOCCA TRIFLORA<text:line-break/></text:p>
      <text:p text:style-name="P1">INTYBELLIA INCARNATA<text:line-break/></text:p>
      <text:p text:style-name="P1">TUNICA HAYNALDIANA<text:line-break/></text:p>
      <text:p text:style-name="P1">DIPLAZIUM SOLANDRI<text:line-break/></text:p>
      <text:p text:style-name="P1">Piper para-peltobryon<text:line-break/></text:p>
      <text:p text:style-name="P1">ARACHNOTHRYX PANSAMALANA<text:line-break/></text:p>
      <text:p text:style-name="P1">Peristylus elbertii<text:line-break/></text:p>
      <text:p text:style-name="P1">Boniniella ikenoi<text:line-break/></text:p>
      <text:p text:style-name="P1">VIBURNUM VILLOSIFOLIUM<text:line-break/></text:p>
      <text:p text:style-name="P1">Thalictrum foetidum<text:line-break/></text:p>
      <text:p text:style-name="P1">Naucleopsis humilis<text:line-break/></text:p>
      <text:p text:style-name="P1">Pavonia costaricensis<text:line-break/></text:p>
      <text:p text:style-name="P1">Ipomoea xiphosepala<text:line-break/></text:p>
      <text:p text:style-name="P1">Genlisea biloba<text:line-break/></text:p>
      <text:p text:style-name="P1">PINANGA SARMENTOSA<text:line-break/></text:p>
      <text:p text:style-name="P1"><text:soft-page-break/>UNITED STATES OF AMERICA, OREGON, JOSEPHINE COUNTY<text:line-break/></text:p>
      <text:p text:style-name="P1">Guatemala, Alta Verapaz<text:line-break/></text:p>
      <text:p text:style-name="P1">United States of America, Texas, Duval County<text:line-break/></text:p>
      <text:p text:style-name="P1">UNITED STATES OF AMERICA, WASHINGTON, WALLA WALLA COUNTY<text:line-break/></text:p>
      <text:p text:style-name="P1">United States of America, Wisconsin, Buffalo County<text:line-break/></text:p>
      <text:p text:style-name="P1">United States of America, New York, Hamilton County<text:line-break/></text:p>
      <text:p text:style-name="P1">United States of America, New York, Seneca County<text:line-break/></text:p>
      <text:p text:style-name="P1">UNITED STATES OF AMERICA, GEORGIA, WARE COUNTY<text:line-break/></text:p>
      <text:p text:style-name="P1">CANADA, ONTARIO, KENT COUNTY<text:line-break/></text:p>
      <text:p text:style-name="P1">ANTIGUA AND BARBUDA, ANTIGUA<text:line-break/></text:p>
      <text:p text:style-name="P1">United States of America, Washington, Chelan County<text:line-break/></text:p>
      <text:p text:style-name="P1">United States of America, New York, Herkimer County<text:line-break/></text:p>
      <text:p text:style-name="P1">UNITED STATES OF AMERICA, TENNESSEE, ANDERSON COUNTY<text:line-break/></text:p>
      <text:p text:style-name="P1">UNITED STATES OF AMERICA, MISSISSIPPI, HARRISON COUNTY<text:line-break/></text:p>
      <text:p text:style-name="P1">United States of America, Washington, Columbia County<text:line-break/></text:p>
      <text:p text:style-name="P1">UNITED STATES OF AMERICA, ARKANSAS, BRADLEY COUNTY<text:line-break/></text:p>
      <text:p text:style-name="P1"><text:soft-page-break/>Bidens deamii<text:line-break/></text:p>
      <text:p text:style-name="P1">AMMI DIVARICATUM<text:line-break/></text:p>
      <text:p text:style-name="P1">CYRTOSPERMA NADEAUDIANUM<text:line-break/></text:p>
      <text:p text:style-name="P1">BARBOSELLA FUSCATA<text:line-break/></text:p>
      <text:p text:style-name="P1">ROSA SENTICOSOIDES<text:line-break/></text:p>
      <text:p text:style-name="P1">Calotheca niliaca<text:line-break/></text:p>
      <text:p text:style-name="P1">Armeriastrum petraeum<text:line-break/></text:p>
      <text:p text:style-name="P1">Adiantum viridimontanum<text:line-break/></text:p>
      <text:p text:style-name="P1">PALURA COREANA<text:line-break/></text:p>
      <text:p text:style-name="P1">PIPTATHEROPSIS MICRANTHA<text:line-break/></text:p>
      <text:p text:style-name="P1">Baccharis neaei<text:line-break/></text:p>
      <text:p text:style-name="P1">Stenocalyx involucratus<text:line-break/></text:p>
      <text:p text:style-name="P1">Pinus krelagi<text:line-break/></text:p>
      <text:p text:style-name="P1">Lippia dulcis<text:line-break/></text:p>
      <text:p text:style-name="P1">Cheiranthus albus<text:line-break/></text:p>
      <text:p text:style-name="P1">Poa aksuensis<text:line-break/></text:p>
      <text:p text:style-name="P1"><text:soft-page-break/>United States of America, North Dakota, Ramsey County<text:line-break/></text:p>
      <text:p text:style-name="P1">UNITED STATES OF AMERICA, TENNESSEE, CHEATHAM COUNTY<text:line-break/></text:p>
      <text:p text:style-name="P1">UNITED STATES OF AMERICA, TEXAS, HOOD COUNTY<text:line-break/></text:p>
      <text:p text:style-name="P1">United States of America, Kansas, Seward County<text:line-break/></text:p>
      <text:p text:style-name="P1">MEXICO, GUERRERO<text:line-break/></text:p>
      <text:p text:style-name="P1">Canada, Alberta, Improvement District No. 9<text:line-break/></text:p>
      <text:p text:style-name="P1">UNITED STATES OF AMERICA, GEORGIA, COBB COUNTY<text:line-break/></text:p>
      <text:p text:style-name="P1">United States of America, West Virginia, Wayne County<text:line-break/></text:p>
      <text:p text:style-name="P1">United States of America, Mississippi, Adams County<text:line-break/></text:p>
      <text:p text:style-name="P1">UNITED STATES OF AMERICA, IDAHO, ELMORE COUNTY<text:line-break/></text:p>
      <text:p text:style-name="P1">UNITED STATES OF AMERICA, VIRGINIA, ALLEGHANY COUNTY<text:line-break/></text:p>
      <text:p text:style-name="P1">UNITED STATES OF AMERICA, MONTANA, STILLWATER COUNTY<text:line-break/></text:p>
      <text:p text:style-name="P1">CANADA, NOVA SCOTIA, VICTORIA COUNTY (NOVA SCOTIA)<text:line-break/></text:p>
      <text:p text:style-name="P1">United States of America, Virginia, Accomack County<text:line-break/></text:p>
      <text:p text:style-name="P1">United States of America, Maryland, Howard County<text:line-break/></text:p>
      <text:p text:style-name="P1">UNITED STATES OF AMERICA, GEORGIA, HARRIS COUNTY<text:line-break/></text:p>
      <text:p text:style-name="P1"><text:soft-page-break/>SOBRALIA MADUROI<text:line-break/></text:p>
      <text:p text:style-name="P1">UNCINIA MACROSTACHYA<text:line-break/></text:p>
      <text:p text:style-name="P1">Aspidopterys roxburghiana<text:line-break/></text:p>
      <text:p text:style-name="P1">DIOSCOREA NICOLASENSIS<text:line-break/></text:p>
      <text:p text:style-name="P1">Heterocondylus lysimachioides<text:line-break/></text:p>
      <text:p text:style-name="P1">BINARIA PUNCTATA<text:line-break/></text:p>
      <text:p text:style-name="P1">Minaria semirii<text:line-break/></text:p>
      <text:p text:style-name="P1">ARISTEA CAPITATA<text:line-break/></text:p>
      <text:p text:style-name="P1">Agrostis congener<text:line-break/></text:p>
      <text:p text:style-name="P1">Lepanthes galeottiana<text:line-break/></text:p>
      <text:p text:style-name="P1">Ficus jimenezii<text:line-break/></text:p>
      <text:p text:style-name="P1">Dalea arizonica<text:line-break/></text:p>
      <text:p text:style-name="P1">RICHEA PHAEOTRICHA<text:line-break/></text:p>
      <text:p text:style-name="P1">APONOGETON LEPTOSTACHYUS<text:line-break/></text:p>
      <text:p text:style-name="P1">BARTSIA CAPENSIS<text:line-break/></text:p>
      <text:p text:style-name="P1">Polycycnis surinamensis<text:line-break/></text:p>
      <text:p text:style-name="P1"><text:soft-page-break/>United States of America, Arkansas, Drew County<text:line-break/></text:p>
      <text:p text:style-name="P1">SAINT VINCENT AND THE GRENADINES<text:line-break/></text:p>
      <text:p text:style-name="P1">UNITED STATES OF AMERICA, IOWA, FAYETTE COUNTY<text:line-break/></text:p>
      <text:p text:style-name="P1">United States of America, Louisiana, Webster County<text:line-break/></text:p>
      <text:p text:style-name="P1">MEXICO, SAN LUIS POTOSI, RAYON<text:line-break/></text:p>
      <text:p text:style-name="P1">MEXICO, JALISCO, GUADALAJARA<text:line-break/></text:p>
      <text:p text:style-name="P1">United States of America, Indiana, Steuben County<text:line-break/></text:p>
      <text:p text:style-name="P1">UNITED STATES OF AMERICA, MISSOURI, JACKSON COUNTY<text:line-break/></text:p>
      <text:p text:style-name="P1">UNITED STATES OF AMERICA, VIRGINIA, MECKLENBURG COUNTY<text:line-break/></text:p>
      <text:p text:style-name="P1">United States of America, Iowa, Woodbury County<text:line-break/></text:p>
      <text:p text:style-name="P1">United States of America, Pennsylvania, Westmoreland County<text:line-break/></text:p>
      <text:p text:style-name="P1">UNITED STATES OF AMERICA, KENTUCKY, MADISON COUNTY<text:line-break/></text:p>
      <text:p text:style-name="P1">UNITED STATES OF AMERICA, OKLAHOMA, ATOKA COUNTY<text:line-break/></text:p>
      <text:p text:style-name="P1">Mexico, Durango<text:line-break/></text:p>
      <text:p text:style-name="P1">UNITED STATES OF AMERICA, KANSAS, WOODSON COUNTY<text:line-break/></text:p>
      <text:p text:style-name="P1">United States of America, Ohio, Geauga County<text:line-break/></text:p>
      <text:p text:style-name="P1"><text:soft-page-break/>EUPHRASIA LEPTOCHEILOS<text:line-break/></text:p>
      <text:p text:style-name="P1">HIERACIUM CORDIFRONS<text:line-break/></text:p>
      <text:p text:style-name="P1">OENANTHE GRANDISECTA<text:line-break/></text:p>
      <text:p text:style-name="P1">ALLIUM ARMERIOIDES<text:line-break/></text:p>
      <text:p text:style-name="P1">Clusia polysepala<text:line-break/></text:p>
      <text:p text:style-name="P1">Tillandsia brassicoides<text:line-break/></text:p>
      <text:p text:style-name="P1">RINOPODIUM BIFOLIA<text:line-break/></text:p>
      <text:p text:style-name="P1">Helianthemum aelandicum<text:line-break/></text:p>
      <text:p text:style-name="P1">Aloe guillaumetii<text:line-break/></text:p>
      <text:p text:style-name="P1">Salix cyanolimenaea<text:line-break/></text:p>
      <text:p text:style-name="P1">Lepidotheca santolina<text:line-break/></text:p>
      <text:p text:style-name="P1">CYCAS MULTIPINNATA<text:line-break/></text:p>
      <text:p text:style-name="P1">Pandanus chiliocarpus<text:line-break/></text:p>
      <text:p text:style-name="P1">PELARGONIUM CURVATUM<text:line-break/></text:p>
      <text:p text:style-name="P1">CHROMOLAENA SCABRA<text:line-break/></text:p>
      <text:p text:style-name="P1">PACHYPHYTUM CONFUSUM<text:line-break/></text:p>
      <text:p text:style-name="P1"><text:soft-page-break/>United States of America, Mississippi, Stone County<text:line-break/></text:p>
      <text:p text:style-name="P1">UNITED STATES OF AMERICA, MISSOURI, SAINT LOUIS COUNTY<text:line-break/></text:p>
      <text:p text:style-name="P1">UNITED STATES OF AMERICA, MICHIGAN, CHEBOYGAN COUNTY<text:line-break/></text:p>
      <text:p text:style-name="P1">United States of America, New Jersey, Atlantic County<text:line-break/></text:p>
      <text:p text:style-name="P1">United States of America, Colorado, La Plata County<text:line-break/></text:p>
      <text:p text:style-name="P1">UNITED STATES OF AMERICA, NEW YORK, KINGS COUNTY<text:line-break/></text:p>
      <text:p text:style-name="P1">United States of America, Georgia, Telfair County<text:line-break/></text:p>
      <text:p text:style-name="P1">United States of America, Colorado, Elbert County<text:line-break/></text:p>
      <text:p text:style-name="P1">UNITED STATES OF AMERICA, INDIANA, HOWARD COUNTY<text:line-break/></text:p>
      <text:p text:style-name="P1">Mexico, Tabasco<text:line-break/></text:p>
      <text:p text:style-name="P1">United States of America, Washington, Asotin County<text:line-break/></text:p>
      <text:p text:style-name="P1">UNITED STATES OF AMERICA, ALABAMA, ESCAMBIA COUNTY<text:line-break/></text:p>
      <text:p text:style-name="P1">UNITED STATES OF AMERICA, COLORADO, GRAND COUNTY<text:line-break/></text:p>
      <text:p text:style-name="P1">United States of America, Kentucky, Calloway County<text:line-break/></text:p>
      <text:p text:style-name="P1">Canada, Nova Scotia, Digby County (Nova Scotia)<text:line-break/></text:p>
      <text:p text:style-name="P1">UNITED STATES OF AMERICA, TEXAS, HARRISON COUNTY<text:line-break/></text:p>
      <text:p text:style-name="P1"><text:soft-page-break/>LYALLIA ANDICOLA<text:line-break/></text:p>
      <text:p text:style-name="P1">VERTICORDIA FONTANESII<text:line-break/></text:p>
      <text:p text:style-name="P1">Verbascum aphentulium<text:line-break/></text:p>
      <text:p text:style-name="P1">DIDYMOCARPUS HOLTTUMII<text:line-break/></text:p>
      <text:p text:style-name="P1">Centropogon tenuifolius<text:line-break/></text:p>
      <text:p text:style-name="P1">PHALARIS CILIATA<text:line-break/></text:p>
      <text:p text:style-name="P1">ALSOPHILA ALBIDOSQUAMATA<text:line-break/></text:p>
      <text:p text:style-name="P1">CAMCHAYA KAMPOTENSIS<text:line-break/></text:p>
      <text:p text:style-name="P1">LUCUMA LATERIFLORA<text:line-break/></text:p>
      <text:p text:style-name="P1">Acanthodium diversispinum<text:line-break/></text:p>
      <text:p text:style-name="P1">Stachys palustris<text:line-break/></text:p>
      <text:p text:style-name="P1">ACACIA MALACOCEPHALA<text:line-break/></text:p>
      <text:p text:style-name="P1">MATTIASTRUM SARAWSCHANICUM<text:line-break/></text:p>
      <text:p text:style-name="P1">Asplenium tenuicaudatum<text:line-break/></text:p>
      <text:p text:style-name="P1">Tephrosia verdickii<text:line-break/></text:p>
      <text:p text:style-name="P1">Euphorbia calonesiaca<text:line-break/></text:p>
      <text:p text:style-name="P1"><text:soft-page-break/>UNITED STATES OF AMERICA, UTAH, SANPETE COUNTY<text:line-break/></text:p>
      <text:p text:style-name="P1">UNITED STATES OF AMERICA, SOUTH CAROLINA, AIKEN COUNTY<text:line-break/></text:p>
      <text:p text:style-name="P1">UNITED STATES OF AMERICA, ARKANSAS, WHITE COUNTY<text:line-break/></text:p>
      <text:p text:style-name="P1">United States of America, Alaska, Northwest Arctic County<text:line-break/></text:p>
      <text:p text:style-name="P1">UNITED STATES OF AMERICA, TEXAS, DIMMIT COUNTY<text:line-break/></text:p>
      <text:p text:style-name="P1">UNITED STATES OF AMERICA, NEW MEXICO, HARDING COUNTY<text:line-break/></text:p>
      <text:p text:style-name="P1">UNITED STATES OF AMERICA, FLORIDA, HOLMES COUNTY<text:line-break/></text:p>
      <text:p text:style-name="P1">HONDURAS, EL PARAISO<text:line-break/></text:p>
      <text:p text:style-name="P1">UNITED STATES OF AMERICA, PENNSYLVANIA, BEDFORD COUNTY<text:line-break/></text:p>
      <text:p text:style-name="P1">UNITED STATES OF AMERICA, ARKANSAS, JEFFERSON COUNTY<text:line-break/></text:p>
      <text:p text:style-name="P1">United States of America, Georgia, Chatham County<text:line-break/></text:p>
      <text:p text:style-name="P1">JAMAICA, PORTLAND PARISH<text:line-break/></text:p>
      <text:p text:style-name="P1">United States of America, Texas, San Augustine County<text:line-break/></text:p>
      <text:p text:style-name="P1">United States of America, Tennessee, Carroll County<text:line-break/></text:p>
      <text:p text:style-name="P1">United States of America, Texas, Madison County<text:line-break/></text:p>
      <text:p text:style-name="P1">UNITED STATES OF AMERICA, ALABAMA, MARSHALL COUNTY<text:line-break/></text:p>
      <text:p text:style-name="P1"><text:soft-page-break/>BAHIA DISSECTA<text:line-break/></text:p>
      <text:p text:style-name="P1">Pabstiella bacillaris<text:line-break/></text:p>
      <text:p text:style-name="P1">Mimosa sundra<text:line-break/></text:p>
      <text:p text:style-name="P1">Pulmonaria longifolia<text:line-break/></text:p>
      <text:p text:style-name="P1">Pouteria macrocarpa<text:line-break/></text:p>
      <text:p text:style-name="P1">Salix fenzliana<text:line-break/></text:p>
      <text:p text:style-name="P1">BIGNONIA FLUMINENSIS<text:line-break/></text:p>
      <text:p text:style-name="P1">Anguria laciniosa<text:line-break/></text:p>
      <text:p text:style-name="P1">DYSOXYLUM TAFAENSE<text:line-break/></text:p>
      <text:p text:style-name="P1">ARECA CINCTA<text:line-break/></text:p>
      <text:p text:style-name="P1">Angraecum humboltii<text:line-break/></text:p>
      <text:p text:style-name="P1">MICROSTROBILUS ORTHOSTACHYUS<text:line-break/></text:p>
      <text:p text:style-name="P1">Symplocos merrilliana<text:line-break/></text:p>
      <text:p text:style-name="P1">ISOLOMA HIRSUTUM<text:line-break/></text:p>
      <text:p text:style-name="P1">ERANTHEMUM VERTICILLATUM<text:line-break/></text:p>
      <text:p text:style-name="P1">LECHEA MINOR<text:line-break/></text:p>
      <text:p text:style-name="P1"><text:soft-page-break/>UNITED STATES OF AMERICA, TENNESSEE, CARTER COUNTY<text:line-break/></text:p>
      <text:p text:style-name="P1">Canada, Nova Scotia, Halifax County (Nova Scotia)<text:line-break/></text:p>
      <text:p text:style-name="P1">United States of America, Montana, Lewis and Clark County<text:line-break/></text:p>
      <text:p text:style-name="P1">United States of America, Texas, Lamar County<text:line-break/></text:p>
      <text:p text:style-name="P1">United States of America, Virginia, Fauquier County<text:line-break/></text:p>
      <text:p text:style-name="P1">United States of America, Georgia, Floyd County<text:line-break/></text:p>
      <text:p text:style-name="P1">UNITED STATES OF AMERICA, GEORGIA, MCDUFFIE COUNTY<text:line-break/></text:p>
      <text:p text:style-name="P1">United States of America, Georgia, Liberty County<text:line-break/></text:p>
      <text:p text:style-name="P1">UNITED STATES OF AMERICA, TENNESSEE, SHELBY COUNTY<text:line-break/></text:p>
      <text:p text:style-name="P1">MEXICO, VERACRUZ, HUATUSCO<text:line-break/></text:p>
      <text:p text:style-name="P1">UNITED STATES OF AMERICA, IOWA, JOHNSON COUNTY<text:line-break/></text:p>
      <text:p text:style-name="P1">CANADA, NEW BRUNSWICK, KENT COUNTY (NEW BRUNSWICK)<text:line-break/></text:p>
      <text:p text:style-name="P1">UNITED STATES OF AMERICA, KENTUCKY, ROWAN COUNTY<text:line-break/></text:p>
      <text:p text:style-name="P1">UNITED STATES OF AMERICA, INDIANA, PUTNAM COUNTY<text:line-break/></text:p>
      <text:p text:style-name="P1">UNITED STATES OF AMERICA, MINNESOTA, WINONA COUNTY<text:line-break/></text:p>
      <text:p text:style-name="P1">UNITED STATES OF AMERICA, VIRGINIA, FREDERICK COUNTY<text:line-break/></text:p>
      <text:p text:style-name="P1"><text:soft-page-break/>OBIONE THORNBERI<text:line-break/></text:p>
      <text:p text:style-name="P1">AGERATINA CAPAZICA<text:line-break/></text:p>
      <text:p text:style-name="P1">ARTHROMERIS WARDII<text:line-break/></text:p>
      <text:p text:style-name="P1">Astragalus gillii<text:line-break/></text:p>
      <text:p text:style-name="P1">PIPER SUGANDHI<text:line-break/></text:p>
      <text:p text:style-name="P1">Australina capensis<text:line-break/></text:p>
      <text:p text:style-name="P1">Cyrtandra efatensis<text:line-break/></text:p>
      <text:p text:style-name="P1">Hordeanthos lemniscatus<text:line-break/></text:p>
      <text:p text:style-name="P1">Tityrus bifrons<text:line-break/></text:p>
      <text:p text:style-name="P1">Catha benthamii<text:line-break/></text:p>
      <text:p text:style-name="P1">SISYRINCHIUM HESPERIUM<text:line-break/></text:p>
      <text:p text:style-name="P1">CANTHAROSPERMUM ALBICANS<text:line-break/></text:p>
      <text:p text:style-name="P1">LESPEDEZA LONGIFOLIA<text:line-break/></text:p>
      <text:p text:style-name="P1">Megapterium macrocarpum<text:line-break/></text:p>
      <text:p text:style-name="P1">CYPHOCARPUS PSAMMOPHILUS<text:line-break/></text:p>
      <text:p text:style-name="P1">Geraniospermum quinatum<text:line-break/></text:p>
      <text:p text:style-name="P1"><text:soft-page-break/>United States of America, Wyoming, Laramie County<text:line-break/></text:p>
      <text:p text:style-name="P1">UNITED STATES OF AMERICA, MISSISSIPPI, LAWRENCE COUNTY<text:line-break/></text:p>
      <text:p text:style-name="P1">United States of America, Indiana, Allen County<text:line-break/></text:p>
      <text:p text:style-name="P1">United States of America, Iowa, Lyon County<text:line-break/></text:p>
      <text:p text:style-name="P1">UNITED STATES OF AMERICA, IOWA, POWESHIEK COUNTY<text:line-break/></text:p>
      <text:p text:style-name="P1">Canada, Quebec Province, Temiscouata, MRC<text:line-break/></text:p>
      <text:p text:style-name="P1">UNITED STATES OF AMERICA, OHIO, ASHTABULA COUNTY<text:line-break/></text:p>
      <text:p text:style-name="P1">United States of America, Indiana, Pulaski County<text:line-break/></text:p>
      <text:p text:style-name="P1">UNITED STATES OF AMERICA, MISSOURI, BOONE COUNTY<text:line-break/></text:p>
      <text:p text:style-name="P1">United States of America, Georgia, Baker County<text:line-break/></text:p>
      <text:p text:style-name="P1">United States of America, Missouri, Mercer County<text:line-break/></text:p>
      <text:p text:style-name="P1">United States of America, Texas, McCulloch County<text:line-break/></text:p>
      <text:p text:style-name="P1">United States of America, Utah, Uintah County<text:line-break/></text:p>
      <text:p text:style-name="P1">United States of America, Georgia, Wilkinson County<text:line-break/></text:p>
      <text:p text:style-name="P1">UNITED STATES OF AMERICA, FLORIDA, BRADFORD COUNTY<text:line-break/></text:p>
      <text:p text:style-name="P1">UNITED STATES OF AMERICA, IDAHO, SHOSHONE COUNTY<text:line-break/></text:p>
      <text:p text:style-name="P1"><text:soft-page-break/>GAGEA STAINTONII<text:line-break/></text:p>
      <text:p text:style-name="P1">ORNITHIDIUM PENDULUM<text:line-break/></text:p>
      <text:p text:style-name="P1">Cussetia diversifolia<text:line-break/></text:p>
      <text:p text:style-name="P1">BIGELOWIA TRIDENTATA<text:line-break/></text:p>
      <text:p text:style-name="P1">PINGUICULA BALCANICA<text:line-break/></text:p>
      <text:p text:style-name="P1">Podalyria obcordata<text:line-break/></text:p>
      <text:p text:style-name="P1">Psychotria yapacanensis<text:line-break/></text:p>
      <text:p text:style-name="P1">AGROSTULA TRUNCATULA<text:line-break/></text:p>
      <text:p text:style-name="P1">PHOEBE CUNEATA<text:line-break/></text:p>
      <text:p text:style-name="P1">Sasa occidentalis<text:line-break/></text:p>
      <text:p text:style-name="P1">GONIOTHALAMUS GARDNERI<text:line-break/></text:p>
      <text:p text:style-name="P1">RANUNCULUS PELOPONNESIACUS<text:line-break/></text:p>
      <text:p text:style-name="P1">Solanum eardleyae<text:line-break/></text:p>
      <text:p text:style-name="P1">Saurauia latipetala<text:line-break/></text:p>
      <text:p text:style-name="P1">Kuhnia paniculata<text:line-break/></text:p>
      <text:p text:style-name="P1">Halophila spinulosa<text:line-break/></text:p>
      <text:p text:style-name="P1"><text:soft-page-break/>United States of America, Iowa, Linn County<text:line-break/></text:p>
      <text:p text:style-name="P1">UNITED STATES OF AMERICA, MARYLAND, CALVERT COUNTY<text:line-break/></text:p>
      <text:p text:style-name="P1">United States of America, West Virginia, Ritchie County<text:line-break/></text:p>
      <text:p text:style-name="P1">UNITED STATES OF AMERICA, UTAH, WEBER COUNTY<text:line-break/></text:p>
      <text:p text:style-name="P1">UNITED STATES OF AMERICA, OKLAHOMA, LEFLORE COUNTY<text:line-break/></text:p>
      <text:p text:style-name="P1">United States of America, South Carolina, Jasper County<text:line-break/></text:p>
      <text:p text:style-name="P1">UNITED STATES OF AMERICA, GEORGIA, RANDOLPH COUNTY<text:line-break/></text:p>
      <text:p text:style-name="P1">United States of America, Alabama, De Kalb County<text:line-break/></text:p>
      <text:p text:style-name="P1">UNITED STATES OF AMERICA, MONTANA, FERGUS COUNTY<text:line-break/></text:p>
      <text:p text:style-name="P1">United States of America, Virginia, Campbell County<text:line-break/></text:p>
      <text:p text:style-name="P1">UNITED STATES OF AMERICA, MISSOURI, JEFFERSON COUNTY<text:line-break/></text:p>
      <text:p text:style-name="P1">UNITED STATES OF AMERICA, MISSOURI, LEWIS COUNTY<text:line-break/></text:p>
      <text:p text:style-name="P1">UNITED STATES OF AMERICA, TENNESSEE, WILLIAMSON COUNTY<text:line-break/></text:p>
      <text:p text:style-name="P1">UNITED STATES OF AMERICA, WYOMING, SHERIDAN COUNTY<text:line-break/></text:p>
      <text:p text:style-name="P1">United States of America, Maryland, Washington County<text:line-break/></text:p>
      <text:p text:style-name="P1">UNITED STATES OF AMERICA, WASHINGTON, LINCOLN COUNTY<text:line-break/></text:p>
      <text:p text:style-name="P1"><text:soft-page-break/>DICONANGIA HETEROPHYLA<text:line-break/></text:p>
      <text:p text:style-name="P1">Grona pycnotricha<text:line-break/></text:p>
      <text:p text:style-name="P1">Phyllostachys corrugata<text:line-break/></text:p>
      <text:p text:style-name="P1">THYMUS SUBISOPHYLLUS<text:line-break/></text:p>
      <text:p text:style-name="P1">PHYLLANTHUS LEPIDOCARPUS<text:line-break/></text:p>
      <text:p text:style-name="P1">TETRAGONANTHUS ELONGATUS<text:line-break/></text:p>
      <text:p text:style-name="P1">OROBANCHE HADROANTHA<text:line-break/></text:p>
      <text:p text:style-name="P1">Lanxangia jingxiensis<text:line-break/></text:p>
      <text:p text:style-name="P1">ELYMUS ANTHOSACHNOIDES<text:line-break/></text:p>
      <text:p text:style-name="P1">Galium ankaratrense<text:line-break/></text:p>
      <text:p text:style-name="P1">Phacelurus cambogiensis<text:line-break/></text:p>
      <text:p text:style-name="P1">Arenaria sibirica<text:line-break/></text:p>
      <text:p text:style-name="P1">Melastoma physiphorum<text:line-break/></text:p>
      <text:p text:style-name="P1">MACHILUS MINUTILOBUS<text:line-break/></text:p>
      <text:p text:style-name="P1">Croton radlkoferi<text:line-break/></text:p>
      <text:p text:style-name="P1">TARAXACUM TUBIFLORUM<text:line-break/></text:p>
      <text:p text:style-name="P1"><text:soft-page-break/>CANADA, QUEBEC PROVINCE, MONTCALM, MRC<text:line-break/></text:p>
      <text:p text:style-name="P1">UNITED STATES OF AMERICA, MICHIGAN, SAINT CLAIR COUNTY<text:line-break/></text:p>
      <text:p text:style-name="P1">United States of America, Oklahoma, Murray County<text:line-break/></text:p>
      <text:p text:style-name="P1">United States of America, Pennsylvania, Lawrence County<text:line-break/></text:p>
      <text:p text:style-name="P1">UNITED STATES OF AMERICA, TEXAS, ROCKWALL COUNTY<text:line-break/></text:p>
      <text:p text:style-name="P1">UNITED STATES OF AMERICA, LOUISIANA, OUACHITA COUNTY<text:line-break/></text:p>
      <text:p text:style-name="P1">UNITED STATES OF AMERICA, FLORIDA, NASSAU COUNTY<text:line-break/></text:p>
      <text:p text:style-name="P1">UNITED STATES OF AMERICA, COLORADO, ARCHULETA COUNTY<text:line-break/></text:p>
      <text:p text:style-name="P1">United States of America, Ohio, Scioto County<text:line-break/></text:p>
      <text:p text:style-name="P1">UNITED STATES OF AMERICA, ALABAMA, MARION COUNTY<text:line-break/></text:p>
      <text:p text:style-name="P1">UNITED STATES OF AMERICA, VIRGINIA, ISLE OF WIGHT COUNTY<text:line-break/></text:p>
      <text:p text:style-name="P1">COSTA RICA, PUNTARENAS<text:line-break/></text:p>
      <text:p text:style-name="P1">CANADA, NEW BRUNSWICK, SAINT JOHN COUNTY (NEW BRUNSWICK)<text:line-break/></text:p>
      <text:p text:style-name="P1">United States of America, North Carolina, Clay County<text:line-break/></text:p>
      <text:p text:style-name="P1">United States of America, Illinois, La Salle County<text:line-break/></text:p>
      <text:p text:style-name="P1">United States of America, Utah, Juab County<text:line-break/></text:p>
      <text:p text:style-name="P1"><text:soft-page-break/>TILLAEA ADSCENDENS<text:line-break/></text:p>
      <text:p text:style-name="P1">FRUCTESCA MAURITIANA<text:line-break/></text:p>
      <text:p text:style-name="P1">Mimosa glockeri<text:line-break/></text:p>
      <text:p text:style-name="P1">Phlegmariurus societensis<text:line-break/></text:p>
      <text:p text:style-name="P1">TARAXACUM PSEUDOHABILE<text:line-break/></text:p>
      <text:p text:style-name="P1">COTYLEDON VELUTINA<text:line-break/></text:p>
      <text:p text:style-name="P1">CALPOCALYX KLAINEI<text:line-break/></text:p>
      <text:p text:style-name="P1">Droogmansia quarrei<text:line-break/></text:p>
      <text:p text:style-name="P1">Erucastrum hispidum<text:line-break/></text:p>
      <text:p text:style-name="P1">Oxalis duriuscula<text:line-break/></text:p>
      <text:p text:style-name="P1">Lotononis involucrata<text:line-break/></text:p>
      <text:p text:style-name="P1">Ornithogalum huetii<text:line-break/></text:p>
      <text:p text:style-name="P1">MUCUNA LAMII<text:line-break/></text:p>
      <text:p text:style-name="P1">Othonna pinnatilobata<text:line-break/></text:p>
      <text:p text:style-name="P1">Croton macrophyllus<text:line-break/></text:p>
      <text:p text:style-name="P1">Lagenifera gracilis<text:line-break/></text:p>
      <text:p text:style-name="P1"><text:soft-page-break/>UNITED STATES OF AMERICA, LOUISIANA, RICHLAND COUNTY<text:line-break/></text:p>
      <text:p text:style-name="P1">UNITED STATES OF AMERICA, WEST VIRGINIA, MONONGALIA COUNTY<text:line-break/></text:p>
      <text:p text:style-name="P1">United States of America, Arizona, Cochise County<text:line-break/></text:p>
      <text:p text:style-name="P1">UNITED STATES OF AMERICA, WISCONSIN, COLUMBIA COUNTY<text:line-break/></text:p>
      <text:p text:style-name="P1">United States of America, Idaho, Madison County<text:line-break/></text:p>
      <text:p text:style-name="P1">UNITED STATES OF AMERICA, MONTANA, DEER LODGE COUNTY<text:line-break/></text:p>
      <text:p text:style-name="P1">United States of America, Alabama, Macon County<text:line-break/></text:p>
      <text:p text:style-name="P1">UNITED STATES OF AMERICA, TEXAS, EASTLAND COUNTY<text:line-break/></text:p>
      <text:p text:style-name="P1">United States of America, California, Sutter County<text:line-break/></text:p>
      <text:p text:style-name="P1">CUBA, CIENFUEGOS<text:line-break/></text:p>
      <text:p text:style-name="P1">DOMINICAN REPUBLIC, PUERTO PLATA<text:line-break/></text:p>
      <text:p text:style-name="P1">United States of America, Kentucky, Bath County<text:line-break/></text:p>
      <text:p text:style-name="P1">UNITED STATES OF AMERICA, MISSISSIPPI, LAUDERDALE COUNTY<text:line-break/></text:p>
      <text:p text:style-name="P1">UNITED STATES OF AMERICA, KANSAS, BROWN COUNTY<text:line-break/></text:p>
      <text:p text:style-name="P1">DOMINICAN REPUBLIC, PEDERNALES<text:line-break/></text:p>
      <text:p text:style-name="P1">United States of America, Illinois, Richland County<text:line-break/></text:p>
      <text:p text:style-name="P1"><text:soft-page-break/>GOMPHRENA BASILANATA<text:line-break/></text:p>
      <text:p text:style-name="P1">POMATOCALPA DIFFUSUM<text:line-break/></text:p>
      <text:p text:style-name="P1">EURYCENTRUM GOODYEROIDES<text:line-break/></text:p>
      <text:p text:style-name="P1">NESOPTERIS PSEUDOBLEPHARISTOMA<text:line-break/></text:p>
      <text:p text:style-name="P1">INGA EXCELSA<text:line-break/></text:p>
      <text:p text:style-name="P1">HIERACIUM GLABRIDENS<text:line-break/></text:p>
      <text:p text:style-name="P1">Cephaëlis justiciifolia<text:line-break/></text:p>
      <text:p text:style-name="P1">INDOSASA ALBOHISPIDULA<text:line-break/></text:p>
      <text:p text:style-name="P1">ERICA PATERSONIOIDES<text:line-break/></text:p>
      <text:p text:style-name="P1">Palaoea falcata<text:line-break/></text:p>
      <text:p text:style-name="P1">Juncus mairei<text:line-break/></text:p>
      <text:p text:style-name="P1">Panaetia athrixioides<text:line-break/></text:p>
      <text:p text:style-name="P1">WATSONIA ARCHBELLIAE<text:line-break/></text:p>
      <text:p text:style-name="P1">SYNTHERISMA NODOSA<text:line-break/></text:p>
      <text:p text:style-name="P1">Statice echioides<text:line-break/></text:p>
      <text:p text:style-name="P1">ARUM ORIXENSIS<text:line-break/></text:p>
      <text:p text:style-name="P1"><text:soft-page-break/>UNITED STATES OF AMERICA, OKLAHOMA, MAYES COUNTY<text:line-break/></text:p>
      <text:p text:style-name="P1">Canada, Nova Scotia, Annapolis County (Nova Scotia)<text:line-break/></text:p>
      <text:p text:style-name="P1">United States of America, Illinois, Putnam County<text:line-break/></text:p>
      <text:p text:style-name="P1">United States of America, Louisiana, Caddo County<text:line-break/></text:p>
      <text:p text:style-name="P1">UNITED STATES OF AMERICA, OREGON, TILLAMOOK COUNTY<text:line-break/></text:p>
      <text:p text:style-name="P1">Canada, Quebec Province, Matane<text:line-break/></text:p>
      <text:p text:style-name="P1">United States of America, West Virginia, Summers County<text:line-break/></text:p>
      <text:p text:style-name="P1">United States of America, Michigan, Oceana County<text:line-break/></text:p>
      <text:p text:style-name="P1">United States of America, Missouri, Carter County<text:line-break/></text:p>
      <text:p text:style-name="P1">United States of America, New York, Saratoga County<text:line-break/></text:p>
      <text:p text:style-name="P1">United States of America, Arkansas, Hot Spring County<text:line-break/></text:p>
      <text:p text:style-name="P1">United States of America, Texas, Brown County<text:line-break/></text:p>
      <text:p text:style-name="P1">UNITED STATES OF AMERICA, ALABAMA, GREENE COUNTY<text:line-break/></text:p>
      <text:p text:style-name="P1">UNITED STATES OF AMERICA, TENNESSEE, GIBSON COUNTY<text:line-break/></text:p>
      <text:p text:style-name="P1">UNITED STATES OF AMERICA, WEST VIRGINIA, WETZEL COUNTY<text:line-break/></text:p>
      <text:p text:style-name="P1">United States of America, New Mexico, McKinley County<text:line-break/></text:p>
      <text:p text:style-name="P1"><text:soft-page-break/>Ctenodon sousae<text:line-break/></text:p>
      <text:p text:style-name="P1">CAREX × NOTHOLIMOSIOIDES<text:line-break/></text:p>
      <text:p text:style-name="P1">MUSCARI ARTVINENSE<text:line-break/></text:p>
      <text:p text:style-name="P1">DANTHONIA ALBIDA<text:line-break/></text:p>
      <text:p text:style-name="P1">Pogonia ophioglossoides<text:line-break/></text:p>
      <text:p text:style-name="P1">Ranunculus macrantherus<text:line-break/></text:p>
      <text:p text:style-name="P1">PIMPINELLA TURCOMANICA<text:line-break/></text:p>
      <text:p text:style-name="P1">SYZYGIUM AOUPINIANUM<text:line-break/></text:p>
      <text:p text:style-name="P1">Thyella maynensis<text:line-break/></text:p>
      <text:p text:style-name="P1">CHONE HETEROPHYLLA<text:line-break/></text:p>
      <text:p text:style-name="P1">NEPHRODIUM HASTIFOLIUM<text:line-break/></text:p>
      <text:p text:style-name="P1">Hancea stipularis<text:line-break/></text:p>
      <text:p text:style-name="P1">CESTRUM IMBRICATUM<text:line-break/></text:p>
      <text:p text:style-name="P1">RHYNCHOSPORA KUNTZEI<text:line-break/></text:p>
      <text:p text:style-name="P1">CYRTANDRA ROTATA<text:line-break/></text:p>
      <text:p text:style-name="P1">Athyrium amplum<text:line-break/></text:p>
      <text:p text:style-name="P1"><text:soft-page-break/>UNITED STATES OF AMERICA, TEXAS, PRESIDIO COUNTY<text:line-break/></text:p>
      <text:p text:style-name="P1">UNITED STATES OF AMERICA, GEORGIA, BRANTLEY COUNTY<text:line-break/></text:p>
      <text:p text:style-name="P1">HONDURAS, CORTES<text:line-break/></text:p>
      <text:p text:style-name="P1">UNITED STATES OF AMERICA, OREGON, CLATSOP COUNTY<text:line-break/></text:p>
      <text:p text:style-name="P1">UNITED STATES OF AMERICA, NEBRASKA, HAYES COUNTY<text:line-break/></text:p>
      <text:p text:style-name="P1">UNITED STATES OF AMERICA, MONTANA, CUSTER COUNTY<text:line-break/></text:p>
      <text:p text:style-name="P1">UNITED STATES OF AMERICA, MINNESOTA, DAKOTA COUNTY<text:line-break/></text:p>
      <text:p text:style-name="P1">UNITED STATES OF AMERICA, INDIANA, LAGRANGE COUNTY<text:line-break/></text:p>
      <text:p text:style-name="P1">UNITED STATES OF AMERICA, MINNESOTA, FILLMORE COUNTY<text:line-break/></text:p>
      <text:p text:style-name="P1">UNITED STATES OF AMERICA, TEXAS, MONTGOMERY COUNTY<text:line-break/></text:p>
      <text:p text:style-name="P1">UNITED STATES OF AMERICA, KENTUCKY, MENIFEE COUNTY<text:line-break/></text:p>
      <text:p text:style-name="P1">UNITED STATES OF AMERICA, GEORGIA, ECHOLS COUNTY<text:line-break/></text:p>
      <text:p text:style-name="P1">United States of America, Georgia, Bryan County<text:line-break/></text:p>
      <text:p text:style-name="P1">UNITED STATES OF AMERICA, TEXAS, KINNEY COUNTY<text:line-break/></text:p>
      <text:p text:style-name="P1">UNITED STATES OF AMERICA, FLORIDA, PALM BEACH COUNTY<text:line-break/></text:p>
      <text:p text:style-name="P1">UNITED STATES OF AMERICA, UTAH, WASATCH COUNTY<text:line-break/></text:p>
      <text:p text:style-name="P1"><text:soft-page-break/>SYNAEDRYS SCLEROPHYLLA<text:line-break/></text:p>
      <text:p text:style-name="P1">PITCAIRNIA ALATA<text:line-break/></text:p>
      <text:p text:style-name="P1">Grammitis vitiensis<text:line-break/></text:p>
      <text:p text:style-name="P1">ILIAMNA CRANDALLII<text:line-break/></text:p>
      <text:p text:style-name="P1">Mesembryanthemum brevipes<text:line-break/></text:p>
      <text:p text:style-name="P1">Niphogeton azorelloides<text:line-break/></text:p>
      <text:p text:style-name="P1">Tournefortia maritima<text:line-break/></text:p>
      <text:p text:style-name="P1">Goniothalamus saccopetaloides<text:line-break/></text:p>
      <text:p text:style-name="P1">Astragalus unilateralis<text:line-break/></text:p>
      <text:p text:style-name="P1">POUZOLZIA INTEGRIFOLIA<text:line-break/></text:p>
      <text:p text:style-name="P1">CUSCUTA KRISHNAE<text:line-break/></text:p>
      <text:p text:style-name="P1">PHYLLAGATHIS DICHOTOMA<text:line-break/></text:p>
      <text:p text:style-name="P1">DENDROBIUM × RUPPIOSUM<text:line-break/></text:p>
      <text:p text:style-name="P1">ASTRAGALUS ABAKANENSIS<text:line-break/></text:p>
      <text:p text:style-name="P1">TEUCRIUM RESUPINATUM<text:line-break/></text:p>
      <text:p text:style-name="P1">Marsdenia straminea<text:line-break/></text:p>
      <text:p text:style-name="P1"><text:soft-page-break/>MEXICO, TABASCO, TENOSIQUE<text:line-break/></text:p>
      <text:p text:style-name="P1">UNITED STATES OF AMERICA, MICHIGAN, IONIA COUNTY<text:line-break/></text:p>
      <text:p text:style-name="P1">UNITED STATES OF AMERICA, VIRGINIA, BRUNSWICK COUNTY<text:line-break/></text:p>
      <text:p text:style-name="P1">United States of America, Arkansas, Yell County<text:line-break/></text:p>
      <text:p text:style-name="P1">United States of America, North Dakota, Benson County<text:line-break/></text:p>
      <text:p text:style-name="P1">United States of America, Missouri, Dent County<text:line-break/></text:p>
      <text:p text:style-name="P1">Canada, Nova Scotia, Shelburne County (Nova Scotia)<text:line-break/></text:p>
      <text:p text:style-name="P1">EL SALVADOR, MORAZAN<text:line-break/></text:p>
      <text:p text:style-name="P1">PANAMA, DARIEN<text:line-break/></text:p>
      <text:p text:style-name="P1">UNITED STATES OF AMERICA, FLORIDA, SUMTER COUNTY<text:line-break/></text:p>
      <text:p text:style-name="P1">UNITED STATES OF AMERICA, LOUISIANA, SAINT HELENA COUNTY<text:line-break/></text:p>
      <text:p text:style-name="P1">United States of America, Texas, Edwards County<text:line-break/></text:p>
      <text:p text:style-name="P1">Mexico, Queretaro<text:line-break/></text:p>
      <text:p text:style-name="P1">UNITED STATES OF AMERICA, OREGON, SHERMAN COUNTY<text:line-break/></text:p>
      <text:p text:style-name="P1">UNITED STATES OF AMERICA, KANSAS, LOGAN COUNTY<text:line-break/></text:p>
      <text:p text:style-name="P1">UNITED STATES OF AMERICA, KANSAS, GEARY COUNTY<text:line-break/></text:p>
      <text:p text:style-name="P1"><text:soft-page-break/>Iochroma confertiflorum<text:line-break/></text:p>
      <text:p text:style-name="P1">MYRCIARIA NETTIANA<text:line-break/></text:p>
      <text:p text:style-name="P1">× Gordlinia grandiflora<text:line-break/></text:p>
      <text:p text:style-name="P1">GYMNELAEA LANCEOLATA<text:line-break/></text:p>
      <text:p text:style-name="P1">Lithocarpus syncarpus<text:line-break/></text:p>
      <text:p text:style-name="P1">Opulaster australis<text:line-break/></text:p>
      <text:p text:style-name="P1">Galium agrophilum<text:line-break/></text:p>
      <text:p text:style-name="P1">Stenorrhynchos bracteosum<text:line-break/></text:p>
      <text:p text:style-name="P1">TRIZEUXIS ANDINA<text:line-break/></text:p>
      <text:p text:style-name="P1">Cyclanthera dieterleana<text:line-break/></text:p>
      <text:p text:style-name="P1">Paspalum thunbergii<text:line-break/></text:p>
      <text:p text:style-name="P1">PARAIXERIS CHINENSIS<text:line-break/></text:p>
      <text:p text:style-name="P1">HYPTIS CANESCENS<text:line-break/></text:p>
      <text:p text:style-name="P1">TRAGIA PUNGENS<text:line-break/></text:p>
      <text:p text:style-name="P1">GENTIANA TAROKOENSIS<text:line-break/></text:p>
      <text:p text:style-name="P1">Philotria densa<text:line-break/></text:p>
      <text:p text:style-name="P1"><text:soft-page-break/>UNITED STATES OF AMERICA, COLORADO, MONTEZUMA COUNTY<text:line-break/></text:p>
      <text:p text:style-name="P1">United States of America, Arkansas, Benton County<text:line-break/></text:p>
      <text:p text:style-name="P1">UNITED STATES OF AMERICA, TEXAS, AUSTIN COUNTY<text:line-break/></text:p>
      <text:p text:style-name="P1">UNITED STATES OF AMERICA, SOUTH CAROLINA, PICKENS COUNTY<text:line-break/></text:p>
      <text:p text:style-name="P1">United States of America, Missouri, Pike County<text:line-break/></text:p>
      <text:p text:style-name="P1">Cuba, Santa Clara<text:line-break/></text:p>
      <text:p text:style-name="P1">United States of America, New York, Schuyler County<text:line-break/></text:p>
      <text:p text:style-name="P1">UNITED STATES OF AMERICA, KENTUCKY, WAYNE COUNTY<text:line-break/></text:p>
      <text:p text:style-name="P1">UNITED STATES OF AMERICA, TEXAS, WASHINGTON COUNTY<text:line-break/></text:p>
      <text:p text:style-name="P1">United States of America, Wyoming, Uinta County<text:line-break/></text:p>
      <text:p text:style-name="P1">UNITED STATES OF AMERICA, TEXAS, PARMER COUNTY<text:line-break/></text:p>
      <text:p text:style-name="P1">Canada, Manitoba, Sifton, Rural Municipality of<text:line-break/></text:p>
      <text:p text:style-name="P1">UNITED STATES OF AMERICA, NEW MEXICO, SOCORRO COUNTY<text:line-break/></text:p>
      <text:p text:style-name="P1">United States of America, New Mexico, Taos County<text:line-break/></text:p>
      <text:p text:style-name="P1">UNITED STATES OF AMERICA, KANSAS, OSBORNE COUNTY<text:line-break/></text:p>
      <text:p text:style-name="P1">United States of America, Wisconsin, Grant County<text:line-break/></text:p>
      <text:p text:style-name="P1"><text:soft-page-break/>BATATAS EDULIS<text:line-break/></text:p>
      <text:p text:style-name="P1">Polypodium setaceum<text:line-break/></text:p>
      <text:p text:style-name="P1">Mesosphaerum lagenarium<text:line-break/></text:p>
      <text:p text:style-name="P1">Anarrhinum forskahlii<text:line-break/></text:p>
      <text:p text:style-name="P1">Neostachyanthus donisii<text:line-break/></text:p>
      <text:p text:style-name="P1">CREMOCHILUS MERIDENSIS<text:line-break/></text:p>
      <text:p text:style-name="P1">PASPALUM BONPLANDIANUM<text:line-break/></text:p>
      <text:p text:style-name="P1">COMMIPHORA NKOLOLA<text:line-break/></text:p>
      <text:p text:style-name="P1">Echinops pathanorum<text:line-break/></text:p>
      <text:p text:style-name="P1">Urochloa fusiformis<text:line-break/></text:p>
      <text:p text:style-name="P1">Begonia oyuniae<text:line-break/></text:p>
      <text:p text:style-name="P1">CRANTZIA TIGRINA<text:line-break/></text:p>
      <text:p text:style-name="P1">ANTHURIUM TRIUMPHANS<text:line-break/></text:p>
      <text:p text:style-name="P1">Impatiens bicolor<text:line-break/></text:p>
      <text:p text:style-name="P1">Polygonum illecebroides<text:line-break/></text:p>
      <text:p text:style-name="P1">MELICOPE PUBIFOLIA<text:line-break/></text:p>
      <text:p text:style-name="P1"><text:soft-page-break/>UNITED STATES OF AMERICA, MICHIGAN, GRATIOT COUNTY<text:line-break/></text:p>
      <text:p text:style-name="P1">UNITED STATES OF AMERICA, TEXAS, KIMBLE COUNTY<text:line-break/></text:p>
      <text:p text:style-name="P1">UNITED STATES OF AMERICA, COLORADO, EAGLE COUNTY<text:line-break/></text:p>
      <text:p text:style-name="P1">United States of America, Louisiana, Bossier County<text:line-break/></text:p>
      <text:p text:style-name="P1">United States of America, Texas, Garza County<text:line-break/></text:p>
      <text:p text:style-name="P1">United States of America, Kansas, Marion County<text:line-break/></text:p>
      <text:p text:style-name="P1">UNITED STATES OF AMERICA, MISSISSIPPI, GEORGE COUNTY<text:line-break/></text:p>
      <text:p text:style-name="P1">UNITED STATES OF AMERICA, TEXAS, STERLING COUNTY<text:line-break/></text:p>
      <text:p text:style-name="P1">United States of America, Michigan, Chippewa County<text:line-break/></text:p>
      <text:p text:style-name="P1">United States of America, Nebraska, Platte County<text:line-break/></text:p>
      <text:p text:style-name="P1">UNITED STATES OF AMERICA, NEW MEXICO, OTERO COUNTY<text:line-break/></text:p>
      <text:p text:style-name="P1">Dominican Republic, Distrito Nacional<text:line-break/></text:p>
      <text:p text:style-name="P1">UNITED STATES OF AMERICA, UTAH, DAGGETT COUNTY<text:line-break/></text:p>
      <text:p text:style-name="P1">UNITED STATES OF AMERICA, IOWA, CLINTON COUNTY<text:line-break/></text:p>
      <text:p text:style-name="P1">UNITED STATES OF AMERICA, KANSAS, LINCOLN COUNTY<text:line-break/></text:p>
      <text:p text:style-name="P1">United States of America, Mississippi, Lowndes County<text:line-break/></text:p>
      <text:p text:style-name="P1"><text:soft-page-break/>ALICASTRUM UTILE<text:line-break/></text:p>
      <text:p text:style-name="P1">HERRERIA CIPOANA<text:line-break/></text:p>
      <text:p text:style-name="P1">Nemesia acuminata<text:line-break/></text:p>
      <text:p text:style-name="P1">Eleocharis penchaoi<text:line-break/></text:p>
      <text:p text:style-name="P1">MIKANIA PHELPSII<text:line-break/></text:p>
      <text:p text:style-name="P1">Ditassa duartei<text:line-break/></text:p>
      <text:p text:style-name="P1">Lycopodioides parkeri<text:line-break/></text:p>
      <text:p text:style-name="P1">Dodonaea paulliniifolia<text:line-break/></text:p>
      <text:p text:style-name="P1">Apodytes geldenhuysii<text:line-break/></text:p>
      <text:p text:style-name="P1">PIPER LORETOANUM<text:line-break/></text:p>
      <text:p text:style-name="P1">Amomum jainii<text:line-break/></text:p>
      <text:p text:style-name="P1">POLYALTHIA PEDICELLATA<text:line-break/></text:p>
      <text:p text:style-name="P1">Benzoin benzoin<text:line-break/></text:p>
      <text:p text:style-name="P1">Triumfetta grossulariifolia<text:line-break/></text:p>
      <text:p text:style-name="P1">Pelargonium fulminans<text:line-break/></text:p>
      <text:p text:style-name="P1">Taeniophyllum philippinense<text:line-break/></text:p>
      <text:p text:style-name="P1"><text:soft-page-break/>United States of America, Indiana, Madison County<text:line-break/></text:p>
      <text:p text:style-name="P1">United States of America, Colorado, Las Animas County<text:line-break/></text:p>
      <text:p text:style-name="P1">UNITED STATES OF AMERICA, ARIZONA, APACHE COUNTY<text:line-break/></text:p>
      <text:p text:style-name="P1">United States of America, South Dakota, Washabaugh County<text:line-break/></text:p>
      <text:p text:style-name="P1">UNITED STATES OF AMERICA, TEXAS, BRAZOS COUNTY<text:line-break/></text:p>
      <text:p text:style-name="P1">UNITED STATES OF AMERICA, KENTUCKY, JESSAMINE COUNTY<text:line-break/></text:p>
      <text:p text:style-name="P1">UNITED STATES OF AMERICA, ARKANSAS, LEE COUNTY<text:line-break/></text:p>
      <text:p text:style-name="P1">UNITED STATES OF AMERICA, IDAHO, BONNER COUNTY<text:line-break/></text:p>
      <text:p text:style-name="P1">United States of America, New Jersey, Sussex County<text:line-break/></text:p>
      <text:p text:style-name="P1">UNITED STATES OF AMERICA, WASHINGTON, STEVENS COUNTY<text:line-break/></text:p>
      <text:p text:style-name="P1">United States of America, Washington, Pend Oreille County<text:line-break/></text:p>
      <text:p text:style-name="P1">United States of America, Georgia, Habersham County<text:line-break/></text:p>
      <text:p text:style-name="P1">UNITED STATES OF AMERICA, GEORGIA, DEKALB COUNTY (GEORGIA)<text:line-break/></text:p>
      <text:p text:style-name="P1">United States of America, Iowa, Harrison County<text:line-break/></text:p>
      <text:p text:style-name="P1">UNITED STATES OF AMERICA, OREGON, YAMHILL COUNTY<text:line-break/></text:p>
      <text:p text:style-name="P1">UNITED STATES OF AMERICA, NEW JERSEY, MIDDLESEX COUNTY<text:line-break/></text:p>
      <text:p text:style-name="P1"><text:soft-page-break/>GRAMMITIS INTROMISSA<text:line-break/></text:p>
      <text:p text:style-name="P1">MASCAGNIA DISSIMILIS<text:line-break/></text:p>
      <text:p text:style-name="P1">JURINEA TAMBURIANA<text:line-break/></text:p>
      <text:p text:style-name="P1">Erica × elegantissima<text:line-break/></text:p>
      <text:p text:style-name="P1">COTTENDORFIA CYLINDROSTACHYA<text:line-break/></text:p>
      <text:p text:style-name="P1">Euphorbia sharkoensis<text:line-break/></text:p>
      <text:p text:style-name="P1">Spironema aphylla<text:line-break/></text:p>
      <text:p text:style-name="P1">Ximenesia australis<text:line-break/></text:p>
      <text:p text:style-name="P1">Melaleuca polycephala<text:line-break/></text:p>
      <text:p text:style-name="P1">EBERMAIERA GLUTINOSA<text:line-break/></text:p>
      <text:p text:style-name="P1">Elcana seminuda<text:line-break/></text:p>
      <text:p text:style-name="P1">EUGENIA LUCENS<text:line-break/></text:p>
      <text:p text:style-name="P1">Polyadoa camerunensis<text:line-break/></text:p>
      <text:p text:style-name="P1">Euodia patulinervia<text:line-break/></text:p>
      <text:p text:style-name="P1">SPATHOGLOTTIS KENEJIAE<text:line-break/></text:p>
      <text:p text:style-name="P1">PROTEA HAEMANTHA<text:line-break/></text:p>
      <text:p text:style-name="P1"><text:soft-page-break/>UNITED STATES OF AMERICA, INDIANA, HAMILTON COUNTY<text:line-break/></text:p>
      <text:p text:style-name="P1">United States of America, Missouri, Lawrence County<text:line-break/></text:p>
      <text:p text:style-name="P1">UNITED STATES OF AMERICA, TEXAS, MEDINA COUNTY<text:line-break/></text:p>
      <text:p text:style-name="P1">United States of America, Nebraska, Garden County<text:line-break/></text:p>
      <text:p text:style-name="P1">UNITED STATES OF AMERICA, TEXAS, LAMB COUNTY<text:line-break/></text:p>
      <text:p text:style-name="P1">United States of America, Missouri, Newton County<text:line-break/></text:p>
      <text:p text:style-name="P1">UNITED STATES OF AMERICA, OKLAHOMA, GREER COUNTY<text:line-break/></text:p>
      <text:p text:style-name="P1">United States of America, Oklahoma, Oklahoma County<text:line-break/></text:p>
      <text:p text:style-name="P1">UNITED STATES OF AMERICA, INDIANA, MONTGOMERY COUNTY<text:line-break/></text:p>
      <text:p text:style-name="P1">United States of America, Idaho, Benewah County<text:line-break/></text:p>
      <text:p text:style-name="P1">United States of America, Tennessee, Roane County<text:line-break/></text:p>
      <text:p text:style-name="P1">UNITED STATES OF AMERICA, NEW JERSEY, PASSAIC COUNTY<text:line-break/></text:p>
      <text:p text:style-name="P1">United States of America, Colorado, Baca County<text:line-break/></text:p>
      <text:p text:style-name="P1">United States of America, Arkansas, Arkansas County<text:line-break/></text:p>
      <text:p text:style-name="P1">United States of America, Oregon, Polk County<text:line-break/></text:p>
      <text:p text:style-name="P1">UNITED STATES OF AMERICA, TEXAS, NEWTON COUNTY<text:line-break/></text:p>
      <text:p text:style-name="P1"><text:soft-page-break/>CHOMELIA CONGENSIS<text:line-break/></text:p>
      <text:p text:style-name="P1">PELEXIA BRADEI<text:line-break/></text:p>
      <text:p text:style-name="P1">Pithecellobium scutiferum<text:line-break/></text:p>
      <text:p text:style-name="P1">Loranthus gossweileri<text:line-break/></text:p>
      <text:p text:style-name="P1">CAYRATIA CILIIFERA<text:line-break/></text:p>
      <text:p text:style-name="P1">Poraqueiba rhodoxylon<text:line-break/></text:p>
      <text:p text:style-name="P1">ARTEMISIA SINENSIS<text:line-break/></text:p>
      <text:p text:style-name="P1">RUBIA MONANTHA<text:line-break/></text:p>
      <text:p text:style-name="P1">TILLANDSIA WEBERBAUERI<text:line-break/></text:p>
      <text:p text:style-name="P1">Eleocharis rugosa<text:line-break/></text:p>
      <text:p text:style-name="P1">SALVIA MELLIFERA<text:line-break/></text:p>
      <text:p text:style-name="P1">GAERTNERA IANTHINA<text:line-break/></text:p>
      <text:p text:style-name="P1">Nemexia leptanthera<text:line-break/></text:p>
      <text:p text:style-name="P1">Iozoste acuminata<text:line-break/></text:p>
      <text:p text:style-name="P1">RAPANEA DUIDAE<text:line-break/></text:p>
      <text:p text:style-name="P1">PHAULANTHUS GLABRA<text:line-break/></text:p>
      <text:p text:style-name="P1"><text:soft-page-break/>United States of America, South Carolina, Marion County<text:line-break/></text:p>
      <text:p text:style-name="P1">United States of America, Washington, Skamania County<text:line-break/></text:p>
      <text:p text:style-name="P1">UNITED STATES OF AMERICA, ILLINOIS, CHAMPAIGN COUNTY<text:line-break/></text:p>
      <text:p text:style-name="P1">United States of America, New Mexico, Luna County<text:line-break/></text:p>
      <text:p text:style-name="P1">UNITED STATES OF AMERICA, WISCONSIN, WOOD COUNTY<text:line-break/></text:p>
      <text:p text:style-name="P1">UNITED STATES OF AMERICA, WISCONSIN, DOOR COUNTY<text:line-break/></text:p>
      <text:p text:style-name="P1">PANAMA, VERAGUAS<text:line-break/></text:p>
      <text:p text:style-name="P1">UNITED STATES OF AMERICA, ALABAMA, CLARKE COUNTY<text:line-break/></text:p>
      <text:p text:style-name="P1">UNITED STATES OF AMERICA, MICHIGAN, BERRIEN COUNTY<text:line-break/></text:p>
      <text:p text:style-name="P1">United States of America, West Virginia, Pendleton County<text:line-break/></text:p>
      <text:p text:style-name="P1">CANADA, PRINCE EDWARD ISLAND, QUEENS COUNTY (PRINCE EDWARD ISLAND)<text:line-break/></text:p>
      <text:p text:style-name="P1">Mexico, Nayarit<text:line-break/></text:p>
      <text:p text:style-name="P1">United States of America, Texas, Trinity County<text:line-break/></text:p>
      <text:p text:style-name="P1">United States of America, Colorado, Hinsdale County<text:line-break/></text:p>
      <text:p text:style-name="P1">UNITED STATES OF AMERICA, NEW YORK, SCHENECTADY COUNTY<text:line-break/></text:p>
      <text:p text:style-name="P1">United States of America, North Carolina, Onslow County<text:line-break/></text:p>
      <text:p text:style-name="P1"><text:soft-page-break/>RHYNCHARRHENA ATROPURPUREA<text:line-break/></text:p>
      <text:p text:style-name="P1">STENOCALYX RUFESCENS<text:line-break/></text:p>
      <text:p text:style-name="P1">Pyrethrum latilobum<text:line-break/></text:p>
      <text:p text:style-name="P1">ASTRAGALUS LEPIDOTRICHUS<text:line-break/></text:p>
      <text:p text:style-name="P1">Lamprophragma longifolium<text:line-break/></text:p>
      <text:p text:style-name="P1">Allionia rotundifolia<text:line-break/></text:p>
      <text:p text:style-name="P1">OXALIS VIRGINICA<text:line-break/></text:p>
      <text:p text:style-name="P1">OBIONE PODOCARPA<text:line-break/></text:p>
      <text:p text:style-name="P1">Ruschia dielsiana<text:line-break/></text:p>
      <text:p text:style-name="P1">OURATEA GILLYANA<text:line-break/></text:p>
      <text:p text:style-name="P1">Hieracium pullostylum<text:line-break/></text:p>
      <text:p text:style-name="P1">PEPEROMIA CAVALERIEI<text:line-break/></text:p>
      <text:p text:style-name="P1">Dendrophthora microphylla<text:line-break/></text:p>
      <text:p text:style-name="P1">PITCAIRNIA PIEPENBRINGII<text:line-break/></text:p>
      <text:p text:style-name="P1">TOMOPHYLLUM INCONSPICUUM<text:line-break/></text:p>
      <text:p text:style-name="P1">Etlingera pubescens<text:line-break/></text:p>
      <text:p text:style-name="P1"><text:soft-page-break/>United States of America, New Jersey, Monmouth County<text:line-break/></text:p>
      <text:p text:style-name="P1">MEXICO, COLIMA<text:line-break/></text:p>
      <text:p text:style-name="P1">United States of America, New Jersey, Morris County<text:line-break/></text:p>
      <text:p text:style-name="P1">UNITED STATES OF AMERICA, TEXAS, RUSK COUNTY<text:line-break/></text:p>
      <text:p text:style-name="P1">UNITED STATES OF AMERICA, IDAHO, OWYHEE COUNTY<text:line-break/></text:p>
      <text:p text:style-name="P1">United States of America, Virginia, York County<text:line-break/></text:p>
      <text:p text:style-name="P1">United States of America, Texas, Refugio County<text:line-break/></text:p>
      <text:p text:style-name="P1">United States of America, Florida, De Soto County<text:line-break/></text:p>
      <text:p text:style-name="P1">United States of America, Colorado, Park County<text:line-break/></text:p>
      <text:p text:style-name="P1">UNITED STATES OF AMERICA, INDIANA, KNOX COUNTY<text:line-break/></text:p>
      <text:p text:style-name="P1">United States of America, Oklahoma, Cherokee County<text:line-break/></text:p>
      <text:p text:style-name="P1">UNITED STATES OF AMERICA, IOWA, PALO ALTO COUNTY<text:line-break/></text:p>
      <text:p text:style-name="P1">Canada, New Brunswick, Madawaska County (New Brunswick)<text:line-break/></text:p>
      <text:p text:style-name="P1">MEXICO, MEXICO, LUVIANOS<text:line-break/></text:p>
      <text:p text:style-name="P1">UNITED STATES OF AMERICA, INDIANA, ORANGE COUNTY<text:line-break/></text:p>
      <text:p text:style-name="P1">United States of America, Wisconsin, Milwaukee County<text:line-break/></text:p>
      <text:p text:style-name="P1"><text:soft-page-break/>SONCHUS GIBBOSUS<text:line-break/></text:p>
      <text:p text:style-name="P1">SEDUM HARVEYANUM<text:line-break/></text:p>
      <text:p text:style-name="P1">Vriesea spectabilis<text:line-break/></text:p>
      <text:p text:style-name="P1">QUERCUS ALVAREZENSIS<text:line-break/></text:p>
      <text:p text:style-name="P1">Krameria imparata<text:line-break/></text:p>
      <text:p text:style-name="P1">NEMESIA CAPENSIS<text:line-break/></text:p>
      <text:p text:style-name="P1">ERODIUM AMANUM<text:line-break/></text:p>
      <text:p text:style-name="P1">HYDROCERA MADAGASCARIENSIS<text:line-break/></text:p>
      <text:p text:style-name="P1">ASTRAGALUS SQUALIDUS<text:line-break/></text:p>
      <text:p text:style-name="P1">EURYSPERMUM SERICEUM<text:line-break/></text:p>
      <text:p text:style-name="P1">Acalypha petiolaris<text:line-break/></text:p>
      <text:p text:style-name="P1">PANAX PULCHELLUS<text:line-break/></text:p>
      <text:p text:style-name="P1">Coincya longirostra<text:line-break/></text:p>
      <text:p text:style-name="P1">× Paludomeulenia caccabaria<text:line-break/></text:p>
      <text:p text:style-name="P1">Diaphractanthus homolepis<text:line-break/></text:p>
      <text:p text:style-name="P1">EUSTERALIS PEGUANA<text:line-break/></text:p>
      <text:p text:style-name="P1"><text:soft-page-break/>UNITED STATES OF AMERICA, WYOMING, PLATTE COUNTY<text:line-break/></text:p>
      <text:p text:style-name="P1">United States of America, North Carolina, Richmond County<text:line-break/></text:p>
      <text:p text:style-name="P1">UNITED STATES OF AMERICA, OREGON, GRANT COUNTY<text:line-break/></text:p>
      <text:p text:style-name="P1">United States of America, Georgia, Rabun County<text:line-break/></text:p>
      <text:p text:style-name="P1">United States of America, Kansas, Anderson County<text:line-break/></text:p>
      <text:p text:style-name="P1">UNITED STATES OF AMERICA, NEW JERSEY, HUNTERDON COUNTY<text:line-break/></text:p>
      <text:p text:style-name="P1">UNITED STATES OF AMERICA, WASHINGTON, ADAMS COUNTY<text:line-break/></text:p>
      <text:p text:style-name="P1">Mexico, Quintana Roo, Cozumel<text:line-break/></text:p>
      <text:p text:style-name="P1">United States of America, North Carolina, Lenoir County<text:line-break/></text:p>
      <text:p text:style-name="P1">UNITED STATES OF AMERICA, ILLINOIS, PULASKI COUNTY<text:line-break/></text:p>
      <text:p text:style-name="P1">United States of America, North Carolina, Chowan County<text:line-break/></text:p>
      <text:p text:style-name="P1">UNITED STATES OF AMERICA, PENNSYLVANIA, CAMERON COUNTY<text:line-break/></text:p>
      <text:p text:style-name="P1">United States of America, Oklahoma, Rogers County<text:line-break/></text:p>
      <text:p text:style-name="P1">UNITED STATES OF AMERICA, TEXAS, HARDEMAN COUNTY<text:line-break/></text:p>
      <text:p text:style-name="P1">United States of America, Wisconsin, Ashland County<text:line-break/></text:p>
      <text:p text:style-name="P1">UNITED STATES OF AMERICA, MICHIGAN, VAN BUREN COUNTY<text:line-break/></text:p>
      <text:p text:style-name="P1"><text:soft-page-break/>SALVIA SINALOENSIS<text:line-break/></text:p>
      <text:p text:style-name="P1">BRUNELLIA GOUDOTII<text:line-break/></text:p>
      <text:p text:style-name="P1">HETEROPTERYS PARVIFRUCTA<text:line-break/></text:p>
      <text:p text:style-name="P1">Stelis zigzag<text:line-break/></text:p>
      <text:p text:style-name="P1">Osteomeles boninensis<text:line-break/></text:p>
      <text:p text:style-name="P1">AXINAEA GLAUCA<text:line-break/></text:p>
      <text:p text:style-name="P1">Connarus xylocarpus<text:line-break/></text:p>
      <text:p text:style-name="P1">Palicourea vaginata<text:line-break/></text:p>
      <text:p text:style-name="P1">STEWARTIA LONGIBRACTEATA<text:line-break/></text:p>
      <text:p text:style-name="P1">Elatostema manhaoense<text:line-break/></text:p>
      <text:p text:style-name="P1">DIPLOTHRIX JUNIPERIFOLIA<text:line-break/></text:p>
      <text:p text:style-name="P1">Perezia doniana<text:line-break/></text:p>
      <text:p text:style-name="P1">TRICHOLAENA EICHINGERI<text:line-break/></text:p>
      <text:p text:style-name="P1">MICROCEPHALUM EHRENBERGIANUM<text:line-break/></text:p>
      <text:p text:style-name="P1">Wachendorfia hibberti<text:line-break/></text:p>
      <text:p text:style-name="P1">Pyrus devoniensis<text:line-break/></text:p>
      <text:p text:style-name="P1"><text:soft-page-break/>UNITED STATES OF AMERICA, NORTH CAROLINA, ROWAN COUNTY<text:line-break/></text:p>
      <text:p text:style-name="P1">United States of America, Montana, Jefferson County<text:line-break/></text:p>
      <text:p text:style-name="P1">United States of America, Wisconsin, Douglas County<text:line-break/></text:p>
      <text:p text:style-name="P1">UNITED STATES OF AMERICA, TENNESSEE, PUTNAM COUNTY<text:line-break/></text:p>
      <text:p text:style-name="P1">UNITED STATES OF AMERICA, ALABAMA, HALE COUNTY<text:line-break/></text:p>
      <text:p text:style-name="P1">UNITED STATES OF AMERICA, WASHINGTON, FERRY COUNTY<text:line-break/></text:p>
      <text:p text:style-name="P1">UNITED STATES OF AMERICA, WASHINGTON, MASON COUNTY<text:line-break/></text:p>
      <text:p text:style-name="P1">UNITED STATES OF AMERICA, UTAH, EMERY COUNTY<text:line-break/></text:p>
      <text:p text:style-name="P1">BAHAMAS, MARSH HARBOUR<text:line-break/></text:p>
      <text:p text:style-name="P1">UNITED STATES OF AMERICA, OHIO, LICKING COUNTY<text:line-break/></text:p>
      <text:p text:style-name="P1">UNITED STATES OF AMERICA, FLORIDA, PINELLAS COUNTY<text:line-break/></text:p>
      <text:p text:style-name="P1">UNITED STATES OF AMERICA, GEORGIA, ELBERT COUNTY<text:line-break/></text:p>
      <text:p text:style-name="P1">UNITED STATES OF AMERICA, FLORIDA, SARASOTA COUNTY<text:line-break/></text:p>
      <text:p text:style-name="P1">UNITED STATES OF AMERICA, MARYLAND, CECIL COUNTY<text:line-break/></text:p>
      <text:p text:style-name="P1">CANADA, NUNAVUT, KIVALLIQ REGION (NUNAVUT)<text:line-break/></text:p>
      <text:p text:style-name="P1">UNITED STATES OF AMERICA, PENNSYLVANIA, CLINTON COUNTY<text:line-break/></text:p>
      <text:p text:style-name="P1"><text:soft-page-break/>Vitis sikkimensis<text:line-break/></text:p>
      <text:p text:style-name="P1">STROBILANTHES LILACINA<text:line-break/></text:p>
      <text:p text:style-name="P1">ABUTILON SELLOWIANUM<text:line-break/></text:p>
      <text:p text:style-name="P1">DELAIREA APARADENSIS<text:line-break/></text:p>
      <text:p text:style-name="P1">ELYMUS PAMIRICUS<text:line-break/></text:p>
      <text:p text:style-name="P1">Comanthera retroflexa<text:line-break/></text:p>
      <text:p text:style-name="P1">PEUCEDANUM PASTINACIFOLIUM<text:line-break/></text:p>
      <text:p text:style-name="P1">Maytenus fasciculiflora<text:line-break/></text:p>
      <text:p text:style-name="P1">Ceratostema oblongifolium<text:line-break/></text:p>
      <text:p text:style-name="P1">Stevia strotheriana<text:line-break/></text:p>
      <text:p text:style-name="P1">Tuberolabium calcaratum<text:line-break/></text:p>
      <text:p text:style-name="P1">ATRIPLEX PENTANDRA<text:line-break/></text:p>
      <text:p text:style-name="P1">Gochnatia cratensis<text:line-break/></text:p>
      <text:p text:style-name="P1">Juglans porcina<text:line-break/></text:p>
      <text:p text:style-name="P1">GALIUM KERNERIANUM<text:line-break/></text:p>
      <text:p text:style-name="P1">Frenela arenosa<text:line-break/></text:p>
      <text:p text:style-name="P1"><text:soft-page-break/>UNITED STATES OF AMERICA, SOUTH DAKOTA, BROOKINGS COUNTY<text:line-break/></text:p>
      <text:p text:style-name="P1">JAMAICA, TRELAWNY PARISH<text:line-break/></text:p>
      <text:p text:style-name="P1">UNITED STATES OF AMERICA, MINNESOTA, BELTRAMI COUNTY<text:line-break/></text:p>
      <text:p text:style-name="P1">UNITED STATES OF AMERICA, SOUTH CAROLINA, LANCASTER COUNTY<text:line-break/></text:p>
      <text:p text:style-name="P1">Honduras, Atlantida<text:line-break/></text:p>
      <text:p text:style-name="P1">GUATEMALA, JUTIAPA<text:line-break/></text:p>
      <text:p text:style-name="P1">UNITED STATES OF AMERICA, MINNESOTA, ITASCA COUNTY (MINNESOTA)<text:line-break/></text:p>
      <text:p text:style-name="P1">UNITED STATES OF AMERICA, MARYLAND, WORCESTER COUNTY<text:line-break/></text:p>
      <text:p text:style-name="P1">MEXICO, SONORA, ALAMOS<text:line-break/></text:p>
      <text:p text:style-name="P1">United States of America, Alaska, Matanuska-Susitna Borough<text:line-break/></text:p>
      <text:p text:style-name="P1">UNITED STATES OF AMERICA, SOUTH CAROLINA, ABBEVILLE COUNTY<text:line-break/></text:p>
      <text:p text:style-name="P1">United States of America, Arkansas, Little River County<text:line-break/></text:p>
      <text:p text:style-name="P1">UNITED STATES OF AMERICA, WEST VIRGINIA, MONROE COUNTY<text:line-break/></text:p>
      <text:p text:style-name="P1">United States of America, Tennessee, Houston County<text:line-break/></text:p>
      <text:p text:style-name="P1">United States of America, Colorado, Denver County<text:line-break/></text:p>
      <text:p text:style-name="P1">United States of America, South Carolina, Georgetown County<text:line-break/></text:p>
      <text:p text:style-name="P1"><text:soft-page-break/>POECILANDRA RETUSA<text:line-break/></text:p>
      <text:p text:style-name="P1">ROTTBOELLIA CYLINDRICA<text:line-break/></text:p>
      <text:p text:style-name="P1">CENTAUREA TRICHACANTHA<text:line-break/></text:p>
      <text:p text:style-name="P1">FUMANA MONTANA<text:line-break/></text:p>
      <text:p text:style-name="P1">Rubus glaberrimus<text:line-break/></text:p>
      <text:p text:style-name="P1">Aiouea maguireana<text:line-break/></text:p>
      <text:p text:style-name="P1">HUERNIA REPENS<text:line-break/></text:p>
      <text:p text:style-name="P1">Encyclia gonzalezii<text:line-break/></text:p>
      <text:p text:style-name="P1">SACCIOLEPIS INTERRUPTA<text:line-break/></text:p>
      <text:p text:style-name="P1">TINOSPORA SUBCORDATA<text:line-break/></text:p>
      <text:p text:style-name="P1">EMBOTHRIUM STROBILINUM<text:line-break/></text:p>
      <text:p text:style-name="P1">SMITHIA SETULOSA<text:line-break/></text:p>
      <text:p text:style-name="P1">URTICA MELASTOMOIDES<text:line-break/></text:p>
      <text:p text:style-name="P1">Bonnaya sanpabloensis<text:line-break/></text:p>
      <text:p text:style-name="P1">Symplocos menglianensis<text:line-break/></text:p>
      <text:p text:style-name="P1">Cattleya kerrii<text:line-break/></text:p>
      <text:p text:style-name="P1"><text:soft-page-break/>UNITED STATES OF AMERICA, ARKANSAS, BOONE COUNTY<text:line-break/></text:p>
      <text:p text:style-name="P1">United States of America, Virginia, Stafford County<text:line-break/></text:p>
      <text:p text:style-name="P1">United States of America, Kentucky, Carter County<text:line-break/></text:p>
      <text:p text:style-name="P1">Mexico, Yucatan<text:line-break/></text:p>
      <text:p text:style-name="P1">United States of America, Indiana, White County<text:line-break/></text:p>
      <text:p text:style-name="P1">UNITED STATES OF AMERICA, MARYLAND, GARRETT COUNTY<text:line-break/></text:p>
      <text:p text:style-name="P1">United States of America, Washington, Garfield County<text:line-break/></text:p>
      <text:p text:style-name="P1">Jamaica, Clarendon Parish<text:line-break/></text:p>
      <text:p text:style-name="P1">UNITED STATES OF AMERICA, ILLINOIS, WAYNE COUNTY<text:line-break/></text:p>
      <text:p text:style-name="P1">Canada, Quebec Province, Magdalen Islands<text:line-break/></text:p>
      <text:p text:style-name="P1">UNITED STATES OF AMERICA, VIRGINIA, BOTETOURT COUNTY<text:line-break/></text:p>
      <text:p text:style-name="P1">UNITED STATES OF AMERICA, KENTUCKY, LOGAN COUNTY<text:line-break/></text:p>
      <text:p text:style-name="P1">UNITED STATES OF AMERICA, NORTH CAROLINA, UNION COUNTY<text:line-break/></text:p>
      <text:p text:style-name="P1">UNITED STATES OF AMERICA, GEORGIA, STEPHENS COUNTY<text:line-break/></text:p>
      <text:p text:style-name="P1">United States of America, Texas, Starr County<text:line-break/></text:p>
      <text:p text:style-name="P1">CANADA, QUEBEC PROVINCE, LA MATANIE, MRC<text:line-break/></text:p>
      <text:p text:style-name="P1"><text:soft-page-break/>BIGNONIA PEARCEI<text:line-break/></text:p>
      <text:p text:style-name="P1">Pandanus crenifer<text:line-break/></text:p>
      <text:p text:style-name="P1">Piper scutifolium<text:line-break/></text:p>
      <text:p text:style-name="P1">PIPERIA MARITIMA<text:line-break/></text:p>
      <text:p text:style-name="P1">BERKHEYA LIGNOSA<text:line-break/></text:p>
      <text:p text:style-name="P1">ERIOSORUS ACCRESCENS<text:line-break/></text:p>
      <text:p text:style-name="P1">Kleinia eupapposa<text:line-break/></text:p>
      <text:p text:style-name="P1">× Hoodiostemon beaukmanii<text:line-break/></text:p>
      <text:p text:style-name="P1">Stanhopea rodigasiana<text:line-break/></text:p>
      <text:p text:style-name="P1">PHACA BUSTILLOSI<text:line-break/></text:p>
      <text:p text:style-name="P1">Piper paniculatum<text:line-break/></text:p>
      <text:p text:style-name="P1">Thymus fruticulosus<text:line-break/></text:p>
      <text:p text:style-name="P1">Zanthoxylum pohlianum<text:line-break/></text:p>
      <text:p text:style-name="P1">Mimosa angustifolia<text:line-break/></text:p>
      <text:p text:style-name="P1">Heterotheca barbata<text:line-break/></text:p>
      <text:p text:style-name="P1">Pariti wrayae<text:line-break/></text:p>
      <text:p text:style-name="P1"><text:soft-page-break/>United States of America, Oklahoma, Garvin County<text:line-break/></text:p>
      <text:p text:style-name="P1">UNITED STATES OF AMERICA, PENNSYLVANIA, LUZERNE COUNTY<text:line-break/></text:p>
      <text:p text:style-name="P1">UNITED STATES OF AMERICA, SOUTH CAROLINA, CLARENDON COUNTY<text:line-break/></text:p>
      <text:p text:style-name="P1">United States of America, Washington, Franklin County<text:line-break/></text:p>
      <text:p text:style-name="P1">UNITED STATES OF AMERICA, ALASKA, WRANGELL BOROUGH<text:line-break/></text:p>
      <text:p text:style-name="P1">UNITED STATES OF AMERICA, PENNSYLVANIA, ALLEGHENY COUNTY<text:line-break/></text:p>
      <text:p text:style-name="P1">UNITED STATES OF AMERICA, OREGON, CURRY COUNTY<text:line-break/></text:p>
      <text:p text:style-name="P1">United States of America, Minnesota, Big Stone County<text:line-break/></text:p>
      <text:p text:style-name="P1">UNITED STATES OF AMERICA, INDIANA, LAKE COUNTY<text:line-break/></text:p>
      <text:p text:style-name="P1">Mexico, Sonora, Guaymas<text:line-break/></text:p>
      <text:p text:style-name="P1">UNITED STATES OF AMERICA, VIRGINIA, SCOTT COUNTY<text:line-break/></text:p>
      <text:p text:style-name="P1">United States of America, California, Sacramento County<text:line-break/></text:p>
      <text:p text:style-name="P1">UNITED STATES OF AMERICA, TENNESSEE, MARION COUNTY<text:line-break/></text:p>
      <text:p text:style-name="P1">UNITED STATES OF AMERICA, KANSAS, SHAWNEE COUNTY<text:line-break/></text:p>
      <text:p text:style-name="P1">UNITED STATES OF AMERICA, LOUISIANA, WINN COUNTY<text:line-break/></text:p>
      <text:p text:style-name="P1">UNITED STATES OF AMERICA, ARKANSAS, PULASKI COUNTY<text:line-break/></text:p>
      <text:p text:style-name="P1"><text:soft-page-break/>Sphacele radula<text:line-break/></text:p>
      <text:p text:style-name="P1">Echeandia sinaloensis<text:line-break/></text:p>
      <text:p text:style-name="P1">Ornithogalum zebrinum<text:line-break/></text:p>
      <text:p text:style-name="P1">Rhus tripartita<text:line-break/></text:p>
      <text:p text:style-name="P1">CELTIS IGUANAEUS<text:line-break/></text:p>
      <text:p text:style-name="P1">ORCHIS INSULARIS<text:line-break/></text:p>
      <text:p text:style-name="P1">Lissochilus kraenzlinii<text:line-break/></text:p>
      <text:p text:style-name="P1">PLUMERIA MACROPHYLLA<text:line-break/></text:p>
      <text:p text:style-name="P1">Cavendishia phelpsiae<text:line-break/></text:p>
      <text:p text:style-name="P1">Encyclia glandulosa<text:line-break/></text:p>
      <text:p text:style-name="P1">STREPSIA USNEOIDES<text:line-break/></text:p>
      <text:p text:style-name="P1">TILLANDSIA BRITTONIANA<text:line-break/></text:p>
      <text:p text:style-name="P1">Campanula nefedovii<text:line-break/></text:p>
      <text:p text:style-name="P1">Dryopteris subviscosa<text:line-break/></text:p>
      <text:p text:style-name="P1">PHYLLANTHUS PISCATORUM<text:line-break/></text:p>
      <text:p text:style-name="P1">Abutilon membranifolium<text:line-break/></text:p>
      <text:p text:style-name="P1"><text:soft-page-break/>UNITED STATES OF AMERICA, TEXAS, JASPER COUNTY<text:line-break/></text:p>
      <text:p text:style-name="P1">UNITED STATES OF AMERICA, MISSOURI, DUNKLIN COUNTY<text:line-break/></text:p>
      <text:p text:style-name="P1">UNITED STATES OF AMERICA, KENTUCKY, LEE COUNTY<text:line-break/></text:p>
      <text:p text:style-name="P1">United States of America, North Carolina, Guilford County<text:line-break/></text:p>
      <text:p text:style-name="P1">United States of America, Kentucky, Powell County<text:line-break/></text:p>
      <text:p text:style-name="P1">UNITED STATES OF AMERICA, MINNESOTA, CLAY COUNTY<text:line-break/></text:p>
      <text:p text:style-name="P1">United States of America, North Carolina, Wake County<text:line-break/></text:p>
      <text:p text:style-name="P1">Canada, New Brunswick, Kings County (New Brunswick)<text:line-break/></text:p>
      <text:p text:style-name="P1">UNITED STATES OF AMERICA, ARKANSAS, IZARD COUNTY<text:line-break/></text:p>
      <text:p text:style-name="P1">Saint Vincent and the Grenadines, St. Vincent<text:line-break/></text:p>
      <text:p text:style-name="P1">United States of America, West Virginia, Kanawha County<text:line-break/></text:p>
      <text:p text:style-name="P1">UNITED STATES OF AMERICA, OKLAHOMA, ALFALFA COUNTY<text:line-break/></text:p>
      <text:p text:style-name="P1">United States of America, Missouri, Marion County<text:line-break/></text:p>
      <text:p text:style-name="P1">UNITED STATES OF AMERICA, NEBRASKA, KEARNEY COUNTY<text:line-break/></text:p>
      <text:p text:style-name="P1">United States of America, Colorado, Weld County<text:line-break/></text:p>
      <text:p text:style-name="P1">United States of America, Georgia, Lumpkin County<text:line-break/></text:p>
      <text:p text:style-name="P1"><text:soft-page-break/>Helichrysum leimanthium<text:line-break/></text:p>
      <text:p text:style-name="P1">RHODODENDRON FLOCCIGERUM<text:line-break/></text:p>
      <text:p text:style-name="P1">Grammitis nudicarpa<text:line-break/></text:p>
      <text:p text:style-name="P1">Couepia habrantha<text:line-break/></text:p>
      <text:p text:style-name="P1">GAZANIA BEGUINOTII<text:line-break/></text:p>
      <text:p text:style-name="P1">Cynoglossum scardicum<text:line-break/></text:p>
      <text:p text:style-name="P1">TRIFOLIUM THALII<text:line-break/></text:p>
      <text:p text:style-name="P1">Oncostema cerulea<text:line-break/></text:p>
      <text:p text:style-name="P1">Crataegus cupressocollina<text:line-break/></text:p>
      <text:p text:style-name="P1">JUNCUS CHAMISSONIS<text:line-break/></text:p>
      <text:p text:style-name="P1">Herorchis picta<text:line-break/></text:p>
      <text:p text:style-name="P1">Odontoglossum × acuminatissimum<text:line-break/></text:p>
      <text:p text:style-name="P1">DIEFFENBACHIA GIGANTEA<text:line-break/></text:p>
      <text:p text:style-name="P1">PRIONIUM PALMITA<text:line-break/></text:p>
      <text:p text:style-name="P1">Poa nervata<text:line-break/></text:p>
      <text:p text:style-name="P1">Parosela schaffneri<text:line-break/></text:p>
      <text:p text:style-name="P1"><text:soft-page-break/>Jamaica, Kingston and St. Andrew Corporation, Saint Andrew Parish<text:line-break/></text:p>
      <text:p text:style-name="P1">UNITED STATES OF AMERICA, GEORGIA, DADE COUNTY<text:line-break/></text:p>
      <text:p text:style-name="P1">SABA<text:line-break/></text:p>
      <text:p text:style-name="P1">UNITED STATES OF AMERICA, MICHIGAN, OAKLAND COUNTY<text:line-break/></text:p>
      <text:p text:style-name="P1">United States of America, Idaho, Bannock County<text:line-break/></text:p>
      <text:p text:style-name="P1">UNITED STATES OF AMERICA, INDIANA, TIPTON COUNTY<text:line-break/></text:p>
      <text:p text:style-name="P1">United States of America, South Carolina, Chesterfield County<text:line-break/></text:p>
      <text:p text:style-name="P1">United States of America, Arkansas, Independence County<text:line-break/></text:p>
      <text:p text:style-name="P1">United States of America, Alabama, Lee County<text:line-break/></text:p>
      <text:p text:style-name="P1">United States of America, Alabama, Chilton County<text:line-break/></text:p>
      <text:p text:style-name="P1">MEXICO, CAMPECHE<text:line-break/></text:p>
      <text:p text:style-name="P1">United States of America, Kentucky, Bell County<text:line-break/></text:p>
      <text:p text:style-name="P1">United States of America, Texas, Kleberg County<text:line-break/></text:p>
      <text:p text:style-name="P1">UNITED STATES OF AMERICA, MISSISSIPPI, NEWTON COUNTY<text:line-break/></text:p>
      <text:p text:style-name="P1">United States of America, Washington, Island County<text:line-break/></text:p>
      <text:p text:style-name="P1">UNITED STATES OF AMERICA, WASHINGTON, PACIFIC COUNTY<text:line-break/></text:p>
      <text:p text:style-name="P1"><text:soft-page-break/>THYMOPHYLLA TRECULII<text:line-break/></text:p>
      <text:p text:style-name="P1">Oenothera hilgardii<text:line-break/></text:p>
      <text:p text:style-name="P1">Catasetum maculatum<text:line-break/></text:p>
      <text:p text:style-name="P1">Miconia quadrisulca<text:line-break/></text:p>
      <text:p text:style-name="P1">Eugenia martinellii<text:line-break/></text:p>
      <text:p text:style-name="P1">CORYSANTHES AUTUMNALIS<text:line-break/></text:p>
      <text:p text:style-name="P1">ALSTROEMERIA TRAUDLIAE<text:line-break/></text:p>
      <text:p text:style-name="P1">LEUCOPOGON RUDIS<text:line-break/></text:p>
      <text:p text:style-name="P1">Hesperis ramulosa<text:line-break/></text:p>
      <text:p text:style-name="P1">Leptogastrodia putaoensis<text:line-break/></text:p>
      <text:p text:style-name="P1">CENTROPOGON FIMBRIATULUS<text:line-break/></text:p>
      <text:p text:style-name="P1">Polygala kerrii<text:line-break/></text:p>
      <text:p text:style-name="P1">GOMPHOLOBIUM ASPALATHOIDES<text:line-break/></text:p>
      <text:p text:style-name="P1">Enarthrocarpus arcuatus<text:line-break/></text:p>
      <text:p text:style-name="P1">ODONTOGLOSSUM BELLUM<text:line-break/></text:p>
      <text:p text:style-name="P1">Dioscorea obcuneata<text:line-break/></text:p>
      <text:p text:style-name="P1"><text:soft-page-break/>United States of America, Louisiana, Lincoln County<text:line-break/></text:p>
      <text:p text:style-name="P1">UNITED STATES OF AMERICA, NEW YORK, NIAGARA COUNTY<text:line-break/></text:p>
      <text:p text:style-name="P1">United States of America, Pennsylvania, Snyder County<text:line-break/></text:p>
      <text:p text:style-name="P1">Guatemala, Sacatepequez<text:line-break/></text:p>
      <text:p text:style-name="P1">United States of America, North Carolina, Pitt County<text:line-break/></text:p>
      <text:p text:style-name="P1">Canada, Quebec Province, Abitibi, MRC<text:line-break/></text:p>
      <text:p text:style-name="P1">United States of America, Kentucky, Knox County<text:line-break/></text:p>
      <text:p text:style-name="P1">UNITED STATES OF AMERICA, IDAHO, TWIN FALLS COUNTY<text:line-break/></text:p>
      <text:p text:style-name="P1">UNITED STATES OF AMERICA, WISCONSIN, RICHLAND COUNTY<text:line-break/></text:p>
      <text:p text:style-name="P1">UNITED STATES OF AMERICA, MISSOURI, SAINT GENEVIEVE COUNTY<text:line-break/></text:p>
      <text:p text:style-name="P1">GUATEMALA, QUEZALTENANGO<text:line-break/></text:p>
      <text:p text:style-name="P1">UNITED STATES OF AMERICA, TEXAS, WILLIAMSON COUNTY<text:line-break/></text:p>
      <text:p text:style-name="P1">UNITED STATES OF AMERICA, ARKANSAS, SEBASTIAN COUNTY<text:line-break/></text:p>
      <text:p text:style-name="P1">MEXICO, JALISCO, ZAPOPAN<text:line-break/></text:p>
      <text:p text:style-name="P1">United States of America, South Dakota, Custer County<text:line-break/></text:p>
      <text:p text:style-name="P1">UNITED STATES OF AMERICA, OHIO, JEFFERSON COUNTY<text:line-break/></text:p>
      <text:p text:style-name="P1"><text:soft-page-break/>Leonotis malacophylla<text:line-break/></text:p>
      <text:p text:style-name="P1">PHORMIUM HYACINTHOIDES<text:line-break/></text:p>
      <text:p text:style-name="P1">DENDROBIUM TORQUISEPALUM<text:line-break/></text:p>
      <text:p text:style-name="P1">Urbanosciadium strictum<text:line-break/></text:p>
      <text:p text:style-name="P1">Ocotea mollicella<text:line-break/></text:p>
      <text:p text:style-name="P1">HIERACIUM ANNAE-VETTERAE<text:line-break/></text:p>
      <text:p text:style-name="P1">Ximenia spinosa<text:line-break/></text:p>
      <text:p text:style-name="P1">Orania rubiginosa<text:line-break/></text:p>
      <text:p text:style-name="P1">Hieracium choristodon<text:line-break/></text:p>
      <text:p text:style-name="P1">Vandopsis lowii<text:line-break/></text:p>
      <text:p text:style-name="P1">Aristolochia stenocarpa<text:line-break/></text:p>
      <text:p text:style-name="P1">Uragoga obfuscata<text:line-break/></text:p>
      <text:p text:style-name="P1">CNESTIS GLABRA<text:line-break/></text:p>
      <text:p text:style-name="P1">Valeriana narda<text:line-break/></text:p>
      <text:p text:style-name="P1">Hakea lissosperma<text:line-break/></text:p>
      <text:p text:style-name="P1">TITHYMALUS OFFICINARUM<text:line-break/></text:p>
      <text:p text:style-name="P1"><text:soft-page-break/>United States of America, Michigan, Presque Isle County<text:line-break/></text:p>
      <text:p text:style-name="P1">MARTINIQUE<text:line-break/></text:p>
      <text:p text:style-name="P1">Guatemala, Jalapa<text:line-break/></text:p>
      <text:p text:style-name="P1">UNITED STATES OF AMERICA, PENNSYLVANIA, LEBANON COUNTY<text:line-break/></text:p>
      <text:p text:style-name="P1">Dominican Republic, La Vega<text:line-break/></text:p>
      <text:p text:style-name="P1">United States of America, Pennsylvania, Greene County<text:line-break/></text:p>
      <text:p text:style-name="P1">United States of America, North Carolina, Stanly County<text:line-break/></text:p>
      <text:p text:style-name="P1">United States of America, Ohio, Putnam County<text:line-break/></text:p>
      <text:p text:style-name="P1">UNITED STATES OF AMERICA, PENNSYLVANIA, WYOMING COUNTY<text:line-break/></text:p>
      <text:p text:style-name="P1">UNITED STATES OF AMERICA, ARIZONA, LA PAZ COUNTY<text:line-break/></text:p>
      <text:p text:style-name="P1">CANADA, QUEBEC PROVINCE, MEMPHREMAGOG, MRC<text:line-break/></text:p>
      <text:p text:style-name="P1">United States of America, Missouri, Sullivan County<text:line-break/></text:p>
      <text:p text:style-name="P1">Jamaica, Kingston and St. Andrew Corporation, Kingston Parish<text:line-break/></text:p>
      <text:p text:style-name="P1">UNITED STATES OF AMERICA, OKLAHOMA, CLEVELAND COUNTY<text:line-break/></text:p>
      <text:p text:style-name="P1">UNITED STATES OF AMERICA, TEXAS, SHELBY COUNTY<text:line-break/></text:p>
      <text:p text:style-name="P1">CANADA, NOVA SCOTIA, RICHMOND COUNTY (NOVA SCOTIA)<text:line-break/></text:p>
      <text:p text:style-name="P1"><text:soft-page-break/>ANNESIJOA NOVOGUINEENSIS<text:line-break/></text:p>
      <text:p text:style-name="P1">HIERACIUM INSOLENS<text:line-break/></text:p>
      <text:p text:style-name="P1">Garrya rigida<text:line-break/></text:p>
      <text:p text:style-name="P1">OXYTROPIS TUDANENSIS<text:line-break/></text:p>
      <text:p text:style-name="P1">Pleioblastus tectus<text:line-break/></text:p>
      <text:p text:style-name="P1">ALCHEMILLA TROLLII<text:line-break/></text:p>
      <text:p text:style-name="P1">Diospyros pegophila<text:line-break/></text:p>
      <text:p text:style-name="P1">HEMISTEGIA WILLDENOWII<text:line-break/></text:p>
      <text:p text:style-name="P1">CERASUS SATIVA<text:line-break/></text:p>
      <text:p text:style-name="P1">SIDERANTHUS LAEVIS<text:line-break/></text:p>
      <text:p text:style-name="P1">Lonicera steveniana<text:line-break/></text:p>
      <text:p text:style-name="P1">Eritrichium dichita<text:line-break/></text:p>
      <text:p text:style-name="P1">CABRERIELLA OPPOSITICORDIA<text:line-break/></text:p>
      <text:p text:style-name="P1">UTRICULARIA BIFIDOCALCAR<text:line-break/></text:p>
      <text:p text:style-name="P1">Elymus hordeiformis<text:line-break/></text:p>
      <text:p text:style-name="P1">DIPLOPTERYS SCHUNKEI<text:line-break/></text:p>
      <text:p text:style-name="P1"><text:soft-page-break/>UNITED STATES OF AMERICA, MISSOURI, TANEY COUNTY<text:line-break/></text:p>
      <text:p text:style-name="P1">UNITED STATES OF AMERICA, NORTH CAROLINA, LEE COUNTY<text:line-break/></text:p>
      <text:p text:style-name="P1">UNITED STATES OF AMERICA, IDAHO, KOOTENAI COUNTY<text:line-break/></text:p>
      <text:p text:style-name="P1">UNITED STATES OF AMERICA, VIRGINIA, ALBEMARLE COUNTY<text:line-break/></text:p>
      <text:p text:style-name="P1">Mexico, Guerrero, Pungarabato<text:line-break/></text:p>
      <text:p text:style-name="P1">UNITED STATES OF AMERICA, NORTH CAROLINA, GATES COUNTY<text:line-break/></text:p>
      <text:p text:style-name="P1">United States of America, Alabama, Cullman County<text:line-break/></text:p>
      <text:p text:style-name="P1">UNITED STATES OF AMERICA, WISCONSIN, PIERCE COUNTY<text:line-break/></text:p>
      <text:p text:style-name="P1">UNITED STATES OF AMERICA, IDAHO, CLEARWATER COUNTY<text:line-break/></text:p>
      <text:p text:style-name="P1">UNITED STATES OF AMERICA, ILLINOIS, HENRY COUNTY<text:line-break/></text:p>
      <text:p text:style-name="P1">UNITED STATES OF AMERICA, ILLINOIS, SAINT CLAIR COUNTY<text:line-break/></text:p>
      <text:p text:style-name="P1">United States of America, North Carolina, Craven County<text:line-break/></text:p>
      <text:p text:style-name="P1">MEXICO, FEDERAL DISTRICT<text:line-break/></text:p>
      <text:p text:style-name="P1">UNITED STATES OF AMERICA, VIRGINIA, CRAIG COUNTY<text:line-break/></text:p>
      <text:p text:style-name="P1">UNITED STATES OF AMERICA, TEXAS, UPSHUR COUNTY<text:line-break/></text:p>
      <text:p text:style-name="P1">UNITED STATES OF AMERICA, TENNESSEE, GRAINGER COUNTY<text:line-break/></text:p>
      <text:p text:style-name="P1"><text:soft-page-break/>PIPER RASILE<text:line-break/></text:p>
      <text:p text:style-name="P1">Racosperma websteri<text:line-break/></text:p>
      <text:p text:style-name="P1">SOLANUM PSEUDOCAPSICUM<text:line-break/></text:p>
      <text:p text:style-name="P1">URAGOGA CHLORANTHA<text:line-break/></text:p>
      <text:p text:style-name="P1">Pyrrocoma linifolia<text:line-break/></text:p>
      <text:p text:style-name="P1">CYMBOPETALUM FOSTERI<text:line-break/></text:p>
      <text:p text:style-name="P1">Lasallea concolor<text:line-break/></text:p>
      <text:p text:style-name="P1">AMORPHOPHALLUS YULOENSIS<text:line-break/></text:p>
      <text:p text:style-name="P1">Eremanthus harmsianus<text:line-break/></text:p>
      <text:p text:style-name="P1">Argythamnia ecdyomena<text:line-break/></text:p>
      <text:p text:style-name="P1">Acanthopanax wardii<text:line-break/></text:p>
      <text:p text:style-name="P1">Anticharis scoparia<text:line-break/></text:p>
      <text:p text:style-name="P1">Arabidopsis minutiflora<text:line-break/></text:p>
      <text:p text:style-name="P1">LATHYRUS SPECIOSUS<text:line-break/></text:p>
      <text:p text:style-name="P1">Pisonia umbellata<text:line-break/></text:p>
      <text:p text:style-name="P1">Hemiphlebium pusillum<text:line-break/></text:p>
      <text:p text:style-name="P1"><text:soft-page-break/>UNITED STATES OF AMERICA, LOUISIANA, TANGIPAHOA PARISH<text:line-break/></text:p>
      <text:p text:style-name="P1">Canada, Nova Scotia, Hants County (Nova Scotia)<text:line-break/></text:p>
      <text:p text:style-name="P1">United States of America, Pennsylvania, Erie County<text:line-break/></text:p>
      <text:p text:style-name="P1">UNITED STATES OF AMERICA, IOWA, DICKINSON COUNTY<text:line-break/></text:p>
      <text:p text:style-name="P1">United States of America, Michigan, Houghton County<text:line-break/></text:p>
      <text:p text:style-name="P1">UNITED STATES OF AMERICA, WISCONSIN, FOREST COUNTY<text:line-break/></text:p>
      <text:p text:style-name="P1">United States of America, Tennessee, Hickman County<text:line-break/></text:p>
      <text:p text:style-name="P1">UNITED STATES OF AMERICA, KANSAS, ELLIS COUNTY<text:line-break/></text:p>
      <text:p text:style-name="P1">Guatemala, Santa Rosa<text:line-break/></text:p>
      <text:p text:style-name="P1">United States of America, Georgia, Upson County<text:line-break/></text:p>
      <text:p text:style-name="P1">CANADA, QUEBEC PROVINCE, QUEBEC COUNTY<text:line-break/></text:p>
      <text:p text:style-name="P1">UNITED STATES OF AMERICA, UTAH, CACHE COUNTY<text:line-break/></text:p>
      <text:p text:style-name="P1">CANADA, QUEBEC PROVINCE, PONTIAC, MRC DE<text:line-break/></text:p>
      <text:p text:style-name="P1">UNITED STATES OF AMERICA, WISCONSIN, CRAWFORD COUNTY<text:line-break/></text:p>
      <text:p text:style-name="P1">United States of America, Florida, Bay County<text:line-break/></text:p>
      <text:p text:style-name="P1">UNITED STATES OF AMERICA, COLORADO, DOUGLAS COUNTY<text:line-break/></text:p>
      <text:p text:style-name="P1"><text:soft-page-break/>Lyperia stricta<text:line-break/></text:p>
      <text:p text:style-name="P1">ASTRAGALUS TRAGACANTHOIDES<text:line-break/></text:p>
      <text:p text:style-name="P1">Pinguicula alpicola<text:line-break/></text:p>
      <text:p text:style-name="P1">Limonium otolepis<text:line-break/></text:p>
      <text:p text:style-name="P1">Hieracium faucium<text:line-break/></text:p>
      <text:p text:style-name="P1">HOMALOBUS COLLINUS<text:line-break/></text:p>
      <text:p text:style-name="P1">SEIDENFIA INTERMEDIA<text:line-break/></text:p>
      <text:p text:style-name="P1">PLEUROTHALLIS IMPERIALIS<text:line-break/></text:p>
      <text:p text:style-name="P1">Picramnia connaroides<text:line-break/></text:p>
      <text:p text:style-name="P1">RHABDOSCIADIUM OLIGOCARPUM<text:line-break/></text:p>
      <text:p text:style-name="P1">Dissochaeta papuana<text:line-break/></text:p>
      <text:p text:style-name="P1">Momisia pubescens<text:line-break/></text:p>
      <text:p text:style-name="P1">ARAGALLUS SONGARICUS<text:line-break/></text:p>
      <text:p text:style-name="P1">DIANTHUS ASPERULUS<text:line-break/></text:p>
      <text:p text:style-name="P1">SONERILA NAGYANA<text:line-break/></text:p>
      <text:p text:style-name="P1">Hedera nepalensis<text:line-break/></text:p>
      <text:p text:style-name="P1"><text:soft-page-break/>United States of America, Kansas, Washington County<text:line-break/></text:p>
      <text:p text:style-name="P1">UNITED STATES OF AMERICA, GEORGIA, TATTNALL COUNTY<text:line-break/></text:p>
      <text:p text:style-name="P1">UNITED STATES OF AMERICA, IOWA, STORY COUNTY<text:line-break/></text:p>
      <text:p text:style-name="P1">United States of America, Wisconsin, Lincoln County<text:line-break/></text:p>
      <text:p text:style-name="P1">UNITED STATES OF AMERICA, KANSAS, MEADE COUNTY<text:line-break/></text:p>
      <text:p text:style-name="P1">UNITED STATES OF AMERICA, MINNESOTA, AITKIN COUNTY<text:line-break/></text:p>
      <text:p text:style-name="P1">UNITED STATES OF AMERICA, NORTH CAROLINA, ROBESON COUNTY<text:line-break/></text:p>
      <text:p text:style-name="P1">UNITED STATES OF AMERICA, OHIO, MUSKINGUM COUNTY<text:line-break/></text:p>
      <text:p text:style-name="P1">UNITED STATES OF AMERICA, TEXAS, DONLEY COUNTY<text:line-break/></text:p>
      <text:p text:style-name="P1">UNITED STATES OF AMERICA, TEXAS, PANOLA COUNTY<text:line-break/></text:p>
      <text:p text:style-name="P1">UNITED STATES OF AMERICA, MONTANA, DAWSON COUNTY<text:line-break/></text:p>
      <text:p text:style-name="P1">United States of America, Kentucky, Warren County<text:line-break/></text:p>
      <text:p text:style-name="P1">Canada, Nova Scotia, Inverness County (Nova Scotia)<text:line-break/></text:p>
      <text:p text:style-name="P1">UNITED STATES OF AMERICA, INDIANA, MARION COUNTY<text:line-break/></text:p>
      <text:p text:style-name="P1">UNITED STATES OF AMERICA, MICHIGAN, JACKSON COUNTY<text:line-break/></text:p>
      <text:p text:style-name="P1">CANADA, NOVA SCOTIA, QUEENS COUNTY (NOVA SCOTIA)<text:line-break/></text:p>
      <text:p text:style-name="P1"><text:soft-page-break/>DAPHNOPSIS INCERTA<text:line-break/></text:p>
      <text:p text:style-name="P1">EXACUM KERALENSE<text:line-break/></text:p>
      <text:p text:style-name="P1">HIRTELLA PARVIUNGUIS<text:line-break/></text:p>
      <text:p text:style-name="P1">Veronica muelleri<text:line-break/></text:p>
      <text:p text:style-name="P1">CACALIA RADICANS<text:line-break/></text:p>
      <text:p text:style-name="P1">Sphaerocionium hirsutum<text:line-break/></text:p>
      <text:p text:style-name="P1">LUXEMBURGIA DAMAZIOANA<text:line-break/></text:p>
      <text:p text:style-name="P1">Elattosis apetala<text:line-break/></text:p>
      <text:p text:style-name="P1">Arctotis rueppellii<text:line-break/></text:p>
      <text:p text:style-name="P1">OSMUNDA SPECIOSA<text:line-break/></text:p>
      <text:p text:style-name="P1">ADIANTUM REPTANS<text:line-break/></text:p>
      <text:p text:style-name="P1">TRIPTERIS GWELOENSIS<text:line-break/></text:p>
      <text:p text:style-name="P1">Epidendrum erectifolium<text:line-break/></text:p>
      <text:p text:style-name="P1">Tirpitzia bilocularis<text:line-break/></text:p>
      <text:p text:style-name="P1">NEYRAUDIA MADAGASCARIENSIS<text:line-break/></text:p>
      <text:p text:style-name="P1">Fritillaria gencensis<text:line-break/></text:p>
      <text:p text:style-name="P1"><text:soft-page-break/>United States of America, Florida, Pasco County<text:line-break/></text:p>
      <text:p text:style-name="P1">United States of America, Ohio, Richland County<text:line-break/></text:p>
      <text:p text:style-name="P1">Mexico, Baja California Sur<text:line-break/></text:p>
      <text:p text:style-name="P1">CANADA, QUEBEC PROVINCE, BROME-MISSISQUOI, MRC<text:line-break/></text:p>
      <text:p text:style-name="P1">UNITED STATES OF AMERICA, MINNESOTA, OTTER TAIL COUNTY<text:line-break/></text:p>
      <text:p text:style-name="P1">United States of America, Alabama, Jefferson County<text:line-break/></text:p>
      <text:p text:style-name="P1">United States of America, North Carolina, Hertford County<text:line-break/></text:p>
      <text:p text:style-name="P1">United States of America, Illinois, Menard County<text:line-break/></text:p>
      <text:p text:style-name="P1">United States of America, Kansas, Atchison County<text:line-break/></text:p>
      <text:p text:style-name="P1">United States of America, Ohio, Cuyahoga County<text:line-break/></text:p>
      <text:p text:style-name="P1">UNITED STATES OF AMERICA, GEORGIA, OGLETHORPE COUNTY<text:line-break/></text:p>
      <text:p text:style-name="P1">United States of America, Nebraska, Otoe County<text:line-break/></text:p>
      <text:p text:style-name="P1">UNITED STATES OF AMERICA, NEVADA, DOUGLAS COUNTY<text:line-break/></text:p>
      <text:p text:style-name="P1">United States of America, Kansas, Cheyenne County<text:line-break/></text:p>
      <text:p text:style-name="P1">UNITED STATES OF AMERICA, TENNESSEE, FRANKLIN COUNTY<text:line-break/></text:p>
      <text:p text:style-name="P1">UNITED STATES OF AMERICA, MICHIGAN, MENOMINEE COUNTY<text:line-break/></text:p>
      <text:p text:style-name="P1"><text:soft-page-break/>ZABELIA PARVIFOLIA<text:line-break/></text:p>
      <text:p text:style-name="P1">Festuca donax<text:line-break/></text:p>
      <text:p text:style-name="P1">Euphorbia pseudosimplex<text:line-break/></text:p>
      <text:p text:style-name="P1">CREMANTHODIUM BHUTANICUM<text:line-break/></text:p>
      <text:p text:style-name="P1">EPIDENDRUM CONCAVILABIUM<text:line-break/></text:p>
      <text:p text:style-name="P1">MACROLOBIUM PHASEOLOCARPUM<text:line-break/></text:p>
      <text:p text:style-name="P1">RAPUNTIUM LUTEUM<text:line-break/></text:p>
      <text:p text:style-name="P1">Draba cuspidata<text:line-break/></text:p>
      <text:p text:style-name="P1">BORONIA TOLERANS<text:line-break/></text:p>
      <text:p text:style-name="P1">MONTEVERDIA ELONGATA<text:line-break/></text:p>
      <text:p text:style-name="P1">Glyceria brevifolia<text:line-break/></text:p>
      <text:p text:style-name="P1">Henrya brevifolia<text:line-break/></text:p>
      <text:p text:style-name="P1">TRISTYLIUM HAYATAI<text:line-break/></text:p>
      <text:p text:style-name="P1">Hydrocotyle phoenix<text:line-break/></text:p>
      <text:p text:style-name="P1">Lachnostoma huilaense<text:line-break/></text:p>
      <text:p text:style-name="P1">Hieracium mutilescens<text:line-break/></text:p>
      <text:p text:style-name="P1"><text:soft-page-break/>United States of America, Ohio, Wood County<text:line-break/></text:p>
      <text:p text:style-name="P1">UNITED STATES OF AMERICA, OKLAHOMA, TULSA COUNTY<text:line-break/></text:p>
      <text:p text:style-name="P1">HAITI, OUEST<text:line-break/></text:p>
      <text:p text:style-name="P1">UNITED STATES OF AMERICA, MISSOURI, RALLS COUNTY<text:line-break/></text:p>
      <text:p text:style-name="P1">United States of America, Utah, Iron County<text:line-break/></text:p>
      <text:p text:style-name="P1">UNITED STATES OF AMERICA, OREGON, CROOK COUNTY<text:line-break/></text:p>
      <text:p text:style-name="P1">UNITED STATES OF AMERICA, LOUISIANA, TENSAS COUNTY<text:line-break/></text:p>
      <text:p text:style-name="P1">Cuba, Guantanamo Province<text:line-break/></text:p>
      <text:p text:style-name="P1">United States of America, Virginia, Chesterfield County<text:line-break/></text:p>
      <text:p text:style-name="P1">UNITED STATES OF AMERICA, TEXAS, DALLAM COUNTY<text:line-break/></text:p>
      <text:p text:style-name="P1">United States of America, Michigan, Saint Joseph County<text:line-break/></text:p>
      <text:p text:style-name="P1">United States of America, Arkansas, Greene County<text:line-break/></text:p>
      <text:p text:style-name="P1">UNITED STATES OF AMERICA, VIRGINIA, ESSEX COUNTY<text:line-break/></text:p>
      <text:p text:style-name="P1">United States of America, Utah, Rich County<text:line-break/></text:p>
      <text:p text:style-name="P1">Canada, Manitoba, Prairie View, Rural Municipality of<text:line-break/></text:p>
      <text:p text:style-name="P1">Dominica, Saint Patrick<text:line-break/></text:p>
      <text:p text:style-name="P1"><text:soft-page-break/>ASPALATHUS STELLARIS<text:line-break/></text:p>
      <text:p text:style-name="P1">DICHROANTHUS VIRESCENS<text:line-break/></text:p>
      <text:p text:style-name="P1">Croton verreauxii<text:line-break/></text:p>
      <text:p text:style-name="P1">WALTHERIA PANICULATA<text:line-break/></text:p>
      <text:p text:style-name="P1">ACHILLEA FLABELLIFOLIA<text:line-break/></text:p>
      <text:p text:style-name="P1">Rinorea bengalensis<text:line-break/></text:p>
      <text:p text:style-name="P1">Dialypetalanthus fuscescens<text:line-break/></text:p>
      <text:p text:style-name="P1">Eugenia krukoffiana<text:line-break/></text:p>
      <text:p text:style-name="P1">CLINANTHUS INCARUS<text:line-break/></text:p>
      <text:p text:style-name="P1">SANTALODES DONIANA<text:line-break/></text:p>
      <text:p text:style-name="P1">ONCIDIUM HETEROSEPALUM<text:line-break/></text:p>
      <text:p text:style-name="P1">Hieracium aesculifolium<text:line-break/></text:p>
      <text:p text:style-name="P1">BARLERIA PHILLIPSEAE<text:line-break/></text:p>
      <text:p text:style-name="P1">HACKELIA ELEGANS<text:line-break/></text:p>
      <text:p text:style-name="P1">Espeletiopsis petiolata<text:line-break/></text:p>
      <text:p text:style-name="P1">CHAEROPHYLLUM REFLEXUM<text:line-break/></text:p>
      <text:p text:style-name="P1"><text:soft-page-break/>United States of America, South Carolina, Colleton County<text:line-break/></text:p>
      <text:p text:style-name="P1">UNITED STATES OF AMERICA, ARKANSAS, CARROLL COUNTY<text:line-break/></text:p>
      <text:p text:style-name="P1">United States of America, New York, Oswego County<text:line-break/></text:p>
      <text:p text:style-name="P1">BARBADOS<text:line-break/></text:p>
      <text:p text:style-name="P1">United States of America, North Dakota, Billings County<text:line-break/></text:p>
      <text:p text:style-name="P1">United States of America, North Carolina, Duplin County<text:line-break/></text:p>
      <text:p text:style-name="P1">United States of America, Pennsylvania, Lycoming County<text:line-break/></text:p>
      <text:p text:style-name="P1">United States of America, Arkansas, Faulkner County<text:line-break/></text:p>
      <text:p text:style-name="P1">UNITED STATES OF AMERICA, ALABAMA, FRANKLIN COUNTY<text:line-break/></text:p>
      <text:p text:style-name="P1">United States of America, Texas, San Jacinto County<text:line-break/></text:p>
      <text:p text:style-name="P1">UNITED STATES OF AMERICA, NEW YORK, BRONX COUNTY<text:line-break/></text:p>
      <text:p text:style-name="P1">United States of America, South Carolina, Dorchester County<text:line-break/></text:p>
      <text:p text:style-name="P1">United States of America, New York, Broome County<text:line-break/></text:p>
      <text:p text:style-name="P1">UNITED STATES OF AMERICA, MICHIGAN, KALAMAZOO COUNTY<text:line-break/></text:p>
      <text:p text:style-name="P1">UNITED STATES OF AMERICA, WEST VIRGINIA, MARION COUNTY<text:line-break/></text:p>
      <text:p text:style-name="P1">VIRGIN ISLANDS (UNITED STATES OF AMERICA), SAINT CROIX<text:line-break/></text:p>
      <text:p text:style-name="P1"><text:soft-page-break/>CALAMOVILFA GIGANTEA<text:line-break/></text:p>
      <text:p text:style-name="P1">PRUNUS MONTANA<text:line-break/></text:p>
      <text:p text:style-name="P1">Stylosanthes suffruticosa<text:line-break/></text:p>
      <text:p text:style-name="P1">Choristes excelsa<text:line-break/></text:p>
      <text:p text:style-name="P1">Aldama hypochlora<text:line-break/></text:p>
      <text:p text:style-name="P1">PLAGIOGYRIA DISTINCTISSIMA<text:line-break/></text:p>
      <text:p text:style-name="P1">CHRYSOSPLENIUM FORRESTII<text:line-break/></text:p>
      <text:p text:style-name="P1">SPOROBOLUS PSEUDAIROIDES<text:line-break/></text:p>
      <text:p text:style-name="P1">Manisuris mollicoma<text:line-break/></text:p>
      <text:p text:style-name="P1">Cuatresia harlingiana<text:line-break/></text:p>
      <text:p text:style-name="P1">Vallisneria jacquiniana<text:line-break/></text:p>
      <text:p text:style-name="P1">CALCEOLARIA MACULATA<text:line-break/></text:p>
      <text:p text:style-name="P1">Sericostoma pauciflorum<text:line-break/></text:p>
      <text:p text:style-name="P1">Phaeocephalum perplexum<text:line-break/></text:p>
      <text:p text:style-name="P1">Moniera diffusa<text:line-break/></text:p>
      <text:p text:style-name="P1">Cissus crotalarioides<text:line-break/></text:p>
      <text:p text:style-name="P1"><text:soft-page-break/>United States of America, New York, Livingston County<text:line-break/></text:p>
      <text:p text:style-name="P1">United States of America, Texas, Terrell County<text:line-break/></text:p>
      <text:p text:style-name="P1">United States of America, New York, Columbia County<text:line-break/></text:p>
      <text:p text:style-name="P1">United States of America, Minnesota, Carlton County<text:line-break/></text:p>
      <text:p text:style-name="P1">UNITED STATES OF AMERICA, NEW JERSEY, UNION COUNTY<text:line-break/></text:p>
      <text:p text:style-name="P1">UNITED STATES OF AMERICA, NORTH CAROLINA, PAMLICO COUNTY<text:line-break/></text:p>
      <text:p text:style-name="P1">United States of America, Missouri, Franklin County<text:line-break/></text:p>
      <text:p text:style-name="P1">UNITED STATES OF AMERICA, MISSOURI, NODAWAY COUNTY<text:line-break/></text:p>
      <text:p text:style-name="P1">United States of America, Wisconsin, Vilas County<text:line-break/></text:p>
      <text:p text:style-name="P1">UNITED STATES OF AMERICA, GEORGIA, CLARKE COUNTY<text:line-break/></text:p>
      <text:p text:style-name="P1">UNITED STATES OF AMERICA, LOUISIANA, SAINT MARY COUNTY<text:line-break/></text:p>
      <text:p text:style-name="P1">UNITED STATES OF AMERICA, NORTH CAROLINA, BURKE COUNTY<text:line-break/></text:p>
      <text:p text:style-name="P1">UNITED STATES OF AMERICA, INDIANA, JENNINGS COUNTY<text:line-break/></text:p>
      <text:p text:style-name="P1">UNITED STATES OF AMERICA, OKLAHOMA, BRYAN COUNTY<text:line-break/></text:p>
      <text:p text:style-name="P1">United States of America, Florida, Calhoun County<text:line-break/></text:p>
      <text:p text:style-name="P1">United States of America, Michigan, Crawford County<text:line-break/></text:p>
      <text:p text:style-name="P1"><text:soft-page-break/>Calamus nielsenii<text:line-break/></text:p>
      <text:p text:style-name="P1">HOSHIARPURIA MINUTIFLORA<text:line-break/></text:p>
      <text:p text:style-name="P1">Nephroia sarmentosa<text:line-break/></text:p>
      <text:p text:style-name="P1">LINARIA PALLIDIFLORA<text:line-break/></text:p>
      <text:p text:style-name="P1">Roupala spicata<text:line-break/></text:p>
      <text:p text:style-name="P1">ANTHEROTOMA DENSIFLORA<text:line-break/></text:p>
      <text:p text:style-name="P1">Phthirusa coarctata<text:line-break/></text:p>
      <text:p text:style-name="P1">Craspedia crocata<text:line-break/></text:p>
      <text:p text:style-name="P1">SPHAEROCIONIUM CONSANGUINEUM<text:line-break/></text:p>
      <text:p text:style-name="P1">SIDA MERIDIANA<text:line-break/></text:p>
      <text:p text:style-name="P1">CARDUUS PANCICII<text:line-break/></text:p>
      <text:p text:style-name="P1">Eremitis clarkiae<text:line-break/></text:p>
      <text:p text:style-name="P1">DISCOCACTUS RAPIRHIZUA<text:line-break/></text:p>
      <text:p text:style-name="P1">Mentzelia diehlii<text:line-break/></text:p>
      <text:p text:style-name="P1">BRATHYS FASTIGIATA<text:line-break/></text:p>
      <text:p text:style-name="P1">Halphophyllum crispum<text:line-break/></text:p>
      <text:p text:style-name="P1"><text:soft-page-break/>United States of America, Texas, Ellis County<text:line-break/></text:p>
      <text:p text:style-name="P1">UNITED STATES OF AMERICA, MICHIGAN, ONTONAGON COUNTY<text:line-break/></text:p>
      <text:p text:style-name="P1">United States of America, North Carolina, Carteret County<text:line-break/></text:p>
      <text:p text:style-name="P1">United States of America, Wyoming, Lincoln County<text:line-break/></text:p>
      <text:p text:style-name="P1">UNITED STATES OF AMERICA, FLORIDA, SUWANNEE COUNTY<text:line-break/></text:p>
      <text:p text:style-name="P1">United States of America, Mississippi, Pearl River County<text:line-break/></text:p>
      <text:p text:style-name="P1">United States of America, Wyoming, Crook County<text:line-break/></text:p>
      <text:p text:style-name="P1">United States of America, Texas, Bandera County<text:line-break/></text:p>
      <text:p text:style-name="P1">UNITED STATES OF AMERICA, ILLINOIS, MASON COUNTY<text:line-break/></text:p>
      <text:p text:style-name="P1">United States of America, Colorado, Pueblo County<text:line-break/></text:p>
      <text:p text:style-name="P1">United States of America, Texas, Guadalupe County<text:line-break/></text:p>
      <text:p text:style-name="P1">United States of America, Iowa, Jasper County<text:line-break/></text:p>
      <text:p text:style-name="P1">United States of America, Ohio, Trumbull County<text:line-break/></text:p>
      <text:p text:style-name="P1">United States of America, Wisconsin, Saint Croix County<text:line-break/></text:p>
      <text:p text:style-name="P1">United States of America, Minnesota, Pipestone County<text:line-break/></text:p>
      <text:p text:style-name="P1">UNITED STATES OF AMERICA, OKLAHOMA, PAYNE COUNTY<text:line-break/></text:p>
      <text:p text:style-name="P1"><text:soft-page-break/>Typhonium phuocbinhense<text:line-break/></text:p>
      <text:p text:style-name="P1">DYSOXYLUM BREVIPANICULUM<text:line-break/></text:p>
      <text:p text:style-name="P1">Anthemis halacsyi<text:line-break/></text:p>
      <text:p text:style-name="P1">HYACINTHUS GRISEUS<text:line-break/></text:p>
      <text:p text:style-name="P1">ACUAN FALLAX<text:line-break/></text:p>
      <text:p text:style-name="P1">Potentilla monidensis<text:line-break/></text:p>
      <text:p text:style-name="P1">Abacosa canescens<text:line-break/></text:p>
      <text:p text:style-name="P1">PERYMENIUM VERBESINOIDES<text:line-break/></text:p>
      <text:p text:style-name="P1">Dentaria parvifolia<text:line-break/></text:p>
      <text:p text:style-name="P1">DODONAEA PAUCA<text:line-break/></text:p>
      <text:p text:style-name="P1">Hirtella margae<text:line-break/></text:p>
      <text:p text:style-name="P1">Argylia sitiens<text:line-break/></text:p>
      <text:p text:style-name="P1">ACACIA AROMA<text:line-break/></text:p>
      <text:p text:style-name="P1">Arenaria aberrans<text:line-break/></text:p>
      <text:p text:style-name="P1">Aechmandra rostrata<text:line-break/></text:p>
      <text:p text:style-name="P1">Nasa lambayequensis<text:line-break/></text:p>
      <text:p text:style-name="P1"><text:soft-page-break/>United States of America, Colorado, Custer County<text:line-break/></text:p>
      <text:p text:style-name="P1">Belize, Belize District<text:line-break/></text:p>
      <text:p text:style-name="P1">Jamaica, Hanover Parish<text:line-break/></text:p>
      <text:p text:style-name="P1">UNITED STATES OF AMERICA, TENNESSEE, LAKE COUNTY<text:line-break/></text:p>
      <text:p text:style-name="P1">United States of America, Kentucky, Franklin County<text:line-break/></text:p>
      <text:p text:style-name="P1">UNITED STATES OF AMERICA, KENTUCKY, BALLARD COUNTY<text:line-break/></text:p>
      <text:p text:style-name="P1">UNITED STATES OF AMERICA, SOUTH CAROLINA, FAIRFIELD COUNTY<text:line-break/></text:p>
      <text:p text:style-name="P1">UNITED STATES OF AMERICA, TEXAS, SUTTON COUNTY<text:line-break/></text:p>
      <text:p text:style-name="P1">Guatemala, Baja Verapaz<text:line-break/></text:p>
      <text:p text:style-name="P1">MEXICO, COAHUILA, SALTILLO<text:line-break/></text:p>
      <text:p text:style-name="P1">United States of America, Pennsylvania, Sullivan County<text:line-break/></text:p>
      <text:p text:style-name="P1">UNITED STATES OF AMERICA, NORTH CAROLINA, BRUNSWICK COUNTY<text:line-break/></text:p>
      <text:p text:style-name="P1">United States of America, Tennessee, Obion County<text:line-break/></text:p>
      <text:p text:style-name="P1">UNITED STATES OF AMERICA, ARKANSAS, JACKSON COUNTY<text:line-break/></text:p>
      <text:p text:style-name="P1">United States of America, Virginia, Amelia County<text:line-break/></text:p>
      <text:p text:style-name="P1">UNITED STATES OF AMERICA, KENTUCKY, LETCHER COUNTY<text:line-break/></text:p>
      <text:p text:style-name="P1"><text:soft-page-break/>STELLILABIUM LUERI<text:line-break/></text:p>
      <text:p text:style-name="P1">Tragacantha dilecta<text:line-break/></text:p>
      <text:p text:style-name="P1">STREPTOCARPUS DUNNII<text:line-break/></text:p>
      <text:p text:style-name="P1">SOLANUM NITIDIBACCATUM<text:line-break/></text:p>
      <text:p text:style-name="P1">Scabiosa solymica<text:line-break/></text:p>
      <text:p text:style-name="P1">Aptosimum depressum<text:line-break/></text:p>
      <text:p text:style-name="P1">Clematis ochotensis<text:line-break/></text:p>
      <text:p text:style-name="P1">Lyperia acutiloba<text:line-break/></text:p>
      <text:p text:style-name="P1">TRAGOPOGON SCOPOLI<text:line-break/></text:p>
      <text:p text:style-name="P1">Restrepia peetersii<text:line-break/></text:p>
      <text:p text:style-name="P1">SAXIFRAGA KOTSCHYI<text:line-break/></text:p>
      <text:p text:style-name="P1">Lophiaris cavendishiana<text:line-break/></text:p>
      <text:p text:style-name="P1">Medicago polymorpha<text:line-break/></text:p>
      <text:p text:style-name="P1">Hieracium andurense<text:line-break/></text:p>
      <text:p text:style-name="P1">SATUREJA ASCENDENS<text:line-break/></text:p>
      <text:p text:style-name="P1">ABIES CILICICA<text:line-break/></text:p>
      <text:p text:style-name="P1"><text:soft-page-break/>UNITED STATES OF AMERICA, TENNESSEE, COFFEE COUNTY<text:line-break/></text:p>
      <text:p text:style-name="P1">MEXICO, HIDALGO, PACHUCA<text:line-break/></text:p>
      <text:p text:style-name="P1">United States of America, Wisconsin, Marinette County<text:line-break/></text:p>
      <text:p text:style-name="P1">MONTSERRAT<text:line-break/></text:p>
      <text:p text:style-name="P1">UNITED STATES OF AMERICA, KANSAS, TREGO COUNTY<text:line-break/></text:p>
      <text:p text:style-name="P1">United States of America, Ohio, Hardin County<text:line-break/></text:p>
      <text:p text:style-name="P1">United States of America, North Carolina, Washington County<text:line-break/></text:p>
      <text:p text:style-name="P1">United States of America, Alabama, Madison County<text:line-break/></text:p>
      <text:p text:style-name="P1">United States of America, North Carolina, Beaufort County<text:line-break/></text:p>
      <text:p text:style-name="P1">UNITED STATES OF AMERICA, MICHIGAN, WEXFORD COUNTY<text:line-break/></text:p>
      <text:p text:style-name="P1">United States of America, Maryland, Wicomico County<text:line-break/></text:p>
      <text:p text:style-name="P1">CANADA, NOVA SCOTIA, CUMBERLAND COUNTY (NOVA SCOTIA)<text:line-break/></text:p>
      <text:p text:style-name="P1">United States of America, Texas, Bastrop County<text:line-break/></text:p>
      <text:p text:style-name="P1">UNITED STATES OF AMERICA, TEXAS, FISHER COUNTY<text:line-break/></text:p>
      <text:p text:style-name="P1">United States of America, Arkansas, Howard County<text:line-break/></text:p>
      <text:p text:style-name="P1">UNITED STATES OF AMERICA, GEORGIA, MCINTOSH COUNTY<text:line-break/></text:p>
      <text:p text:style-name="P1"><text:soft-page-break/>ASTRAGALUS ALINDANUS<text:line-break/></text:p>
      <text:p text:style-name="P1">RHODODENDRON CINNAMOMEUM<text:line-break/></text:p>
      <text:p text:style-name="P1">CONVOLVULUS OLEIFOLIUS<text:line-break/></text:p>
      <text:p text:style-name="P1">ECLIPTA PHILIPPINENSIS<text:line-break/></text:p>
      <text:p text:style-name="P1">COREOPSIS LIEBMANNII<text:line-break/></text:p>
      <text:p text:style-name="P1">Elaphoglossum borneense<text:line-break/></text:p>
      <text:p text:style-name="P1">OXYPETALUM CHARRUA<text:line-break/></text:p>
      <text:p text:style-name="P1">Ochna rufescens<text:line-break/></text:p>
      <text:p text:style-name="P1">Heterotaxis proboscidea<text:line-break/></text:p>
      <text:p text:style-name="P1">VERBASCUM FOETIDUM<text:line-break/></text:p>
      <text:p text:style-name="P1">Salix cuspidata<text:line-break/></text:p>
      <text:p text:style-name="P1">WERNERIA DECUMBENS<text:line-break/></text:p>
      <text:p text:style-name="P1">Stenophyllus collinus<text:line-break/></text:p>
      <text:p text:style-name="P1">Zauschneria microphylla<text:line-break/></text:p>
      <text:p text:style-name="P1">PYRUS × DELACOURII<text:line-break/></text:p>
      <text:p text:style-name="P1">PENTACALIA CARRIKERI<text:line-break/></text:p>
      <text:p text:style-name="P1"><text:soft-page-break/>United States of America, New Mexico, Rio Arriba County<text:line-break/></text:p>
      <text:p text:style-name="P1">United States of America, Colorado, Huerfano County<text:line-break/></text:p>
      <text:p text:style-name="P1">DOMINICAN REPUBLIC, SANTIAGO<text:line-break/></text:p>
      <text:p text:style-name="P1">United States of America, Texas, Lubbock County<text:line-break/></text:p>
      <text:p text:style-name="P1">Canada, Prince Edward Island, Kings County (Prince Edward Island)<text:line-break/></text:p>
      <text:p text:style-name="P1">UNITED STATES OF AMERICA, TEXAS, DEWITT COUNTY<text:line-break/></text:p>
      <text:p text:style-name="P1">United States of America, Oklahoma, Pushmataha County<text:line-break/></text:p>
      <text:p text:style-name="P1">United States of America, Texas, Nolan County<text:line-break/></text:p>
      <text:p text:style-name="P1">United States of America, Kansas, Phillips County<text:line-break/></text:p>
      <text:p text:style-name="P1">UNITED STATES OF AMERICA, NEW YORK, WAYNE COUNTY<text:line-break/></text:p>
      <text:p text:style-name="P1">United States of America, Texas, Erath County<text:line-break/></text:p>
      <text:p text:style-name="P1">United States of America, Colorado, Bent County<text:line-break/></text:p>
      <text:p text:style-name="P1">UNITED STATES OF AMERICA, ILLINOIS, DU PAGE COUNTY<text:line-break/></text:p>
      <text:p text:style-name="P1">United States of America, New York, Putnam County<text:line-break/></text:p>
      <text:p text:style-name="P1">UNITED STATES OF AMERICA, OHIO, CHAMPAIGN COUNTY<text:line-break/></text:p>
      <text:p text:style-name="P1">CANADA, MANITOBA, HANOVER, RURAL MUNICIPALITY OF<text:line-break/></text:p>
      <text:p text:style-name="P1"><text:soft-page-break/>Eucalyptus × vittellina<text:line-break/></text:p>
      <text:p text:style-name="P1">Stapelia peglerae<text:line-break/></text:p>
      <text:p text:style-name="P1">ECBOLIUM SESSILE<text:line-break/></text:p>
      <text:p text:style-name="P1">DALEA WRIGHTII<text:line-break/></text:p>
      <text:p text:style-name="P1">ROSA MINUTIFOLIA<text:line-break/></text:p>
      <text:p text:style-name="P1">POTENTILLA ROEMERI<text:line-break/></text:p>
      <text:p text:style-name="P1">Perrierodendron occidentale<text:line-break/></text:p>
      <text:p text:style-name="P1">BEAUCARNEA INERMIS<text:line-break/></text:p>
      <text:p text:style-name="P1">Licania benthamii<text:line-break/></text:p>
      <text:p text:style-name="P1">BOTHRIOCHLOA CATHARINENSIS<text:line-break/></text:p>
      <text:p text:style-name="P1">Gymnogramma cyclophylla<text:line-break/></text:p>
      <text:p text:style-name="P1">COREOPSIS TRIPARTITA<text:line-break/></text:p>
      <text:p text:style-name="P1">HYOSCYAMUS INSANUS<text:line-break/></text:p>
      <text:p text:style-name="P1">Andropogon spathaceus<text:line-break/></text:p>
      <text:p text:style-name="P1">Axinaea wurdackii<text:line-break/></text:p>
      <text:p text:style-name="P1">CRONQUISTIANTHUS ROSEI<text:line-break/></text:p>
      <text:p text:style-name="P1"><text:soft-page-break/>UNITED STATES OF AMERICA, MICHIGAN, MONTMORENCY COUNTY<text:line-break/></text:p>
      <text:p text:style-name="P1">United States of America, Texas, Gillespie County<text:line-break/></text:p>
      <text:p text:style-name="P1">United States of America, South Dakota, Todd County<text:line-break/></text:p>
      <text:p text:style-name="P1">United States of America, Ohio, Athens County<text:line-break/></text:p>
      <text:p text:style-name="P1">United States of America, Illinois, Jersey County<text:line-break/></text:p>
      <text:p text:style-name="P1">Panama, Chiriqui, Boquete<text:line-break/></text:p>
      <text:p text:style-name="P1">UNITED STATES OF AMERICA, PENNSYLVANIA, DAUPHIN COUNTY<text:line-break/></text:p>
      <text:p text:style-name="P1">UNITED STATES OF AMERICA, VIRGINIA, DINWIDDIE COUNTY<text:line-break/></text:p>
      <text:p text:style-name="P1">United States of America, Mississippi, Forrest County<text:line-break/></text:p>
      <text:p text:style-name="P1">United States of America, Georgia, Hancock County<text:line-break/></text:p>
      <text:p text:style-name="P1">UNITED STATES OF AMERICA, TEXAS, MARTIN COUNTY<text:line-break/></text:p>
      <text:p text:style-name="P1">United States of America, Virginia, Pittsylvania County<text:line-break/></text:p>
      <text:p text:style-name="P1">UNITED STATES OF AMERICA, TEXAS, BLANCO COUNTY<text:line-break/></text:p>
      <text:p text:style-name="P1">MEXICO, MICHOACAN, URUAPAN<text:line-break/></text:p>
      <text:p text:style-name="P1">United States of America, Missouri, Warren County<text:line-break/></text:p>
      <text:p text:style-name="P1">United States of America, Tennessee, Haywood County<text:line-break/></text:p>
      <text:p text:style-name="P1"><text:soft-page-break/>Cryptocarya obliqua<text:line-break/></text:p>
      <text:p text:style-name="P1">Euphorbia monocephala<text:line-break/></text:p>
      <text:p text:style-name="P1">Myrcianthes storkii<text:line-break/></text:p>
      <text:p text:style-name="P1">SCAPHYGLOTTIS ATWOODII<text:line-break/></text:p>
      <text:p text:style-name="P1">CENTAUREA KUEMMERLEI<text:line-break/></text:p>
      <text:p text:style-name="P1">Limnas pilosa<text:line-break/></text:p>
      <text:p text:style-name="P1">Coleus personatus<text:line-break/></text:p>
      <text:p text:style-name="P1">SEDUM PETIOLATUM<text:line-break/></text:p>
      <text:p text:style-name="P1">Habracanthus putumayensis<text:line-break/></text:p>
      <text:p text:style-name="P1">Drepanocarpus ferox<text:line-break/></text:p>
      <text:p text:style-name="P1">PRUNELLA LACINIATA<text:line-break/></text:p>
      <text:p text:style-name="P1">GIBBARIA BICOLOR<text:line-break/></text:p>
      <text:p text:style-name="P1">TRIFOLIUM LITIGIOSUM<text:line-break/></text:p>
      <text:p text:style-name="P1">TELIPOGON PERUVIANUS<text:line-break/></text:p>
      <text:p text:style-name="P1">ALSOPHILA TENUISECTA<text:line-break/></text:p>
      <text:p text:style-name="P1">BAEOBOTRYS LANCEOLATUS<text:line-break/></text:p>
      <text:p text:style-name="P1"><text:soft-page-break/>UNITED STATES OF AMERICA, WYOMING, SWEETWATER COUNTY<text:line-break/></text:p>
      <text:p text:style-name="P1">UNITED STATES OF AMERICA, NORTH CAROLINA, ANSON COUNTY<text:line-break/></text:p>
      <text:p text:style-name="P1">UNITED STATES OF AMERICA, ARKANSAS, PERRY COUNTY<text:line-break/></text:p>
      <text:p text:style-name="P1">United States of America, North Carolina, Wilson County<text:line-break/></text:p>
      <text:p text:style-name="P1">UNITED STATES OF AMERICA, TEXAS, LIPSCOMB COUNTY<text:line-break/></text:p>
      <text:p text:style-name="P1">UNITED STATES OF AMERICA, NEW YORK, TIOGA COUNTY<text:line-break/></text:p>
      <text:p text:style-name="P1">UNITED STATES OF AMERICA, VIRGINIA, MADISON COUNTY<text:line-break/></text:p>
      <text:p text:style-name="P1">UNITED STATES OF AMERICA, ILLINOIS, CALHOUN COUNTY<text:line-break/></text:p>
      <text:p text:style-name="P1">Honduras, Olancho<text:line-break/></text:p>
      <text:p text:style-name="P1">GUATEMALA, PETEN<text:line-break/></text:p>
      <text:p text:style-name="P1">UNITED STATES OF AMERICA, SOUTH CAROLINA, GREENWOOD COUNTY<text:line-break/></text:p>
      <text:p text:style-name="P1">UNITED STATES OF AMERICA, TEXAS, PALO PINTO COUNTY<text:line-break/></text:p>
      <text:p text:style-name="P1">UNITED STATES OF AMERICA, PENNSYLVANIA, CAMBRIA COUNTY<text:line-break/></text:p>
      <text:p text:style-name="P1">UNITED STATES OF AMERICA, MICHIGAN, ALGER COUNTY<text:line-break/></text:p>
      <text:p text:style-name="P1">UNITED STATES OF AMERICA, KENTUCKY, GRANT COUNTY<text:line-break/></text:p>
      <text:p text:style-name="P1">United States of America, North Carolina, Hyde County<text:line-break/></text:p>
      <text:p text:style-name="P1"><text:soft-page-break/>Piptanthocereus colosseus<text:line-break/></text:p>
      <text:p text:style-name="P1">MOERORIS IMBRICATA<text:line-break/></text:p>
      <text:p text:style-name="P1">CUPANIA BELIZENSIS<text:line-break/></text:p>
      <text:p text:style-name="P1">CASEARIA VARIANS<text:line-break/></text:p>
      <text:p text:style-name="P1">Clethra tinifolia<text:line-break/></text:p>
      <text:p text:style-name="P1">PTILOTRICHUM SAXIGENUM<text:line-break/></text:p>
      <text:p text:style-name="P1">Conyza heterophylla<text:line-break/></text:p>
      <text:p text:style-name="P1">CAVENDISHIA CRYPTANTHA<text:line-break/></text:p>
      <text:p text:style-name="P1">Romulea minutiflora<text:line-break/></text:p>
      <text:p text:style-name="P1">BORRERIA PODOCEPHALA<text:line-break/></text:p>
      <text:p text:style-name="P1">AMBLYANTHERA FLUMINENSIS<text:line-break/></text:p>
      <text:p text:style-name="P1">Veronica balansae<text:line-break/></text:p>
      <text:p text:style-name="P1">ZEUXINE CAMBODIANA<text:line-break/></text:p>
      <text:p text:style-name="P1">TELIPOGON BIOLLEYI<text:line-break/></text:p>
      <text:p text:style-name="P1">Triticum ponticum<text:line-break/></text:p>
      <text:p text:style-name="P1">Diasperus jussieuanus<text:line-break/></text:p>
      <text:p text:style-name="P1"><text:soft-page-break/>United States of America, Alabama, Marengo County<text:line-break/></text:p>
      <text:p text:style-name="P1">UNITED STATES OF AMERICA, FLORIDA, SEMINOLE COUNTY<text:line-break/></text:p>
      <text:p text:style-name="P1">UNITED STATES OF AMERICA, KENTUCKY, GRAYSON COUNTY<text:line-break/></text:p>
      <text:p text:style-name="P1">CANADA, ONTARIO, COUNTY OF LAMBTON<text:line-break/></text:p>
      <text:p text:style-name="P1">United States of America, Missouri, Camden County<text:line-break/></text:p>
      <text:p text:style-name="P1">Canada, Manitoba, Gilbert Plains, Rural Municipality of<text:line-break/></text:p>
      <text:p text:style-name="P1">United States of America, South Carolina, Williamsburg County<text:line-break/></text:p>
      <text:p text:style-name="P1">United States of America, Montana, Mineral County<text:line-break/></text:p>
      <text:p text:style-name="P1">UNITED STATES OF AMERICA, TEXAS, MAVERICK COUNTY<text:line-break/></text:p>
      <text:p text:style-name="P1">United States of America, West Virginia, Grant County<text:line-break/></text:p>
      <text:p text:style-name="P1">United States of America, New Mexico, Chaves County<text:line-break/></text:p>
      <text:p text:style-name="P1">UNITED STATES OF AMERICA, KENTUCKY, PULASKI COUNTY<text:line-break/></text:p>
      <text:p text:style-name="P1">UNITED STATES OF AMERICA, SOUTH DAKOTA, SPINK COUNTY<text:line-break/></text:p>
      <text:p text:style-name="P1">MEXICO, COLIMA, MANZANILLO<text:line-break/></text:p>
      <text:p text:style-name="P1">UNITED STATES OF AMERICA, GEORGIA, WALTON COUNTY<text:line-break/></text:p>
      <text:p text:style-name="P1">UNITED STATES OF AMERICA, NEVADA, LINCOLN COUNTY<text:line-break/></text:p>
      <text:p text:style-name="P1"><text:soft-page-break/>Panicum parciflorum<text:line-break/></text:p>
      <text:p text:style-name="P1">Senecio infiernillensis<text:line-break/></text:p>
      <text:p text:style-name="P1">MACHAERIUM PIRESII<text:line-break/></text:p>
      <text:p text:style-name="P1">Carex proposita<text:line-break/></text:p>
      <text:p text:style-name="P1">LIMNIA UTAHENSIS<text:line-break/></text:p>
      <text:p text:style-name="P1">VINCETOXICUM PUMILUM<text:line-break/></text:p>
      <text:p text:style-name="P1">TAENIOPHYLLUM KENEJIANUM<text:line-break/></text:p>
      <text:p text:style-name="P1">Grammitis obscura<text:line-break/></text:p>
      <text:p text:style-name="P1">Tristemma oreothamnos<text:line-break/></text:p>
      <text:p text:style-name="P1">Dalbergia arbutifolia<text:line-break/></text:p>
      <text:p text:style-name="P1">Opopanax syriacus<text:line-break/></text:p>
      <text:p text:style-name="P1">Minuartia nuristanica<text:line-break/></text:p>
      <text:p text:style-name="P1">TAMARIX ARTICULATA<text:line-break/></text:p>
      <text:p text:style-name="P1">Orchis troodi<text:line-break/></text:p>
      <text:p text:style-name="P1">Gomphichis koehleri<text:line-break/></text:p>
      <text:p text:style-name="P1">Shorea ochracea<text:line-break/></text:p>
      <text:p text:style-name="P1"><text:soft-page-break/>United States of America, Louisiana, Claiborne County<text:line-break/></text:p>
      <text:p text:style-name="P1">UNITED STATES OF AMERICA, OHIO, ADAMS COUNTY<text:line-break/></text:p>
      <text:p text:style-name="P1">United States of America, Georgia, Jackson County<text:line-break/></text:p>
      <text:p text:style-name="P1">UNITED STATES OF AMERICA, MICHIGAN, SHIAWASEE COUNTY<text:line-break/></text:p>
      <text:p text:style-name="P1">United States of America, Oklahoma, Harper County<text:line-break/></text:p>
      <text:p text:style-name="P1">United States of America, Texas, Andrews County<text:line-break/></text:p>
      <text:p text:style-name="P1">United States of America, Georgia, Berrien County<text:line-break/></text:p>
      <text:p text:style-name="P1">United States of America, Michigan, Livingston County<text:line-break/></text:p>
      <text:p text:style-name="P1">UNITED STATES OF AMERICA, SOUTH CAROLINA, MCCORMICK COUNTY<text:line-break/></text:p>
      <text:p text:style-name="P1">Mexico, Sonora, Caborca<text:line-break/></text:p>
      <text:p text:style-name="P1">United States of America, Texas, Crane County<text:line-break/></text:p>
      <text:p text:style-name="P1">United States of America, Kansas, Montgomery County<text:line-break/></text:p>
      <text:p text:style-name="P1">United States of America, Texas, Nacogdoches County<text:line-break/></text:p>
      <text:p text:style-name="P1">UNITED STATES OF AMERICA, TEXAS, HAYS COUNTY<text:line-break/></text:p>
      <text:p text:style-name="P1">United States of America, Alabama, Limestone County<text:line-break/></text:p>
      <text:p text:style-name="P1">United States of America, West Virginia, Lincoln County<text:line-break/></text:p>
      <text:p text:style-name="P1"><text:soft-page-break/>Dolicholobium minutilobum<text:line-break/></text:p>
      <text:p text:style-name="P1">Chimarrhis duckei<text:line-break/></text:p>
      <text:p text:style-name="P1">Dentella asperata<text:line-break/></text:p>
      <text:p text:style-name="P1">NEOPRINGLEA INTEGRIFOLIA<text:line-break/></text:p>
      <text:p text:style-name="P1">Endlicheria levelii<text:line-break/></text:p>
      <text:p text:style-name="P1">GAULTHERIA BREVISTIPES<text:line-break/></text:p>
      <text:p text:style-name="P1">Cactus sempervivi<text:line-break/></text:p>
      <text:p text:style-name="P1">Sisymbrium integerrimum<text:line-break/></text:p>
      <text:p text:style-name="P1">SAXIFRAGA CLAYTONIIFOLIA<text:line-break/></text:p>
      <text:p text:style-name="P1">Sideroxylon densiflorum<text:line-break/></text:p>
      <text:p text:style-name="P1">CONVOLVULUS PROLIFERUS<text:line-break/></text:p>
      <text:p text:style-name="P1">SETARIA GLAUCA<text:line-break/></text:p>
      <text:p text:style-name="P1">Acacia poliochroa<text:line-break/></text:p>
      <text:p text:style-name="P1">ENDOSTEMON ELLENBECKII<text:line-break/></text:p>
      <text:p text:style-name="P1">GONTARELLA TERTIARIA<text:line-break/></text:p>
      <text:p text:style-name="P1">ONONIS VARELAE<text:line-break/></text:p>
      <text:p text:style-name="P1"><text:soft-page-break/>UNITED STATES OF AMERICA, IDAHO, FRANKLIN COUNTY<text:line-break/></text:p>
      <text:p text:style-name="P1">United States of America, Kansas, Ottawa County<text:line-break/></text:p>
      <text:p text:style-name="P1">UNITED STATES OF AMERICA, FLORIDA, WASHINGTON COUNTY<text:line-break/></text:p>
      <text:p text:style-name="P1">United States of America, Colorado, Rio Grande County<text:line-break/></text:p>
      <text:p text:style-name="P1">United States of America, Maryland, Caroline County<text:line-break/></text:p>
      <text:p text:style-name="P1">UNITED STATES OF AMERICA, ARKANSAS, CLEVELAND COUNTY<text:line-break/></text:p>
      <text:p text:style-name="P1">UNITED STATES OF AMERICA, ALABAMA, LAWRENCE COUNTY<text:line-break/></text:p>
      <text:p text:style-name="P1">UNITED STATES OF AMERICA, NORTH CAROLINA, CURRITUCK COUNTY<text:line-break/></text:p>
      <text:p text:style-name="P1">UNITED STATES OF AMERICA, GEORGIA, BEN HILL COUNTY<text:line-break/></text:p>
      <text:p text:style-name="P1">UNITED STATES OF AMERICA, FLORIDA, PUTNAM COUNTY<text:line-break/></text:p>
      <text:p text:style-name="P1">United States of America, Indiana, Jefferson County<text:line-break/></text:p>
      <text:p text:style-name="P1">UNITED STATES OF AMERICA, OKLAHOMA, CADDO COUNTY<text:line-break/></text:p>
      <text:p text:style-name="P1">United States of America, Tennessee, Hamblen County<text:line-break/></text:p>
      <text:p text:style-name="P1">United States of America, New Jersey, Cumberland County<text:line-break/></text:p>
      <text:p text:style-name="P1">UNITED STATES OF AMERICA, ALABAMA, MONTGOMERY COUNTY<text:line-break/></text:p>
      <text:p text:style-name="P1">UNITED STATES OF AMERICA, MINNESOTA, WATONWAN COUNTY<text:line-break/></text:p>
      <text:p text:style-name="P1"><text:soft-page-break/>Salvia oxyphora<text:line-break/></text:p>
      <text:p text:style-name="P1">IPOMOEA CUBENSIS<text:line-break/></text:p>
      <text:p text:style-name="P1">SYZYGIUM LEPTOPHLEBIUM<text:line-break/></text:p>
      <text:p text:style-name="P1">Oxalis dispar<text:line-break/></text:p>
      <text:p text:style-name="P1">FICUS LUDENS<text:line-break/></text:p>
      <text:p text:style-name="P1">SORBUS FRUTICOSA<text:line-break/></text:p>
      <text:p text:style-name="P1">OXYTROPIS ERECTA<text:line-break/></text:p>
      <text:p text:style-name="P1">CALCEOLARIA FOTHERGILLII<text:line-break/></text:p>
      <text:p text:style-name="P1">Fagonia paulayana<text:line-break/></text:p>
      <text:p text:style-name="P1">Lupinus montis-libertatis<text:line-break/></text:p>
      <text:p text:style-name="P1">Clusiella pendula<text:line-break/></text:p>
      <text:p text:style-name="P1">CATHA EMARGINATA<text:line-break/></text:p>
      <text:p text:style-name="P1">OCOTEA MARANHANA<text:line-break/></text:p>
      <text:p text:style-name="P1">Chiropetalum puntaloberense<text:line-break/></text:p>
      <text:p text:style-name="P1">MASCAGNIA IXIAMENSIS<text:line-break/></text:p>
      <text:p text:style-name="P1">HOFFMANNSEGGELLA × VICTORIACAROLINAE<text:line-break/></text:p>
      <text:p text:style-name="P1"><text:soft-page-break/>UNITED STATES OF AMERICA, LOUISIANA, ACADIA COUNTY<text:line-break/></text:p>
      <text:p text:style-name="P1">UNITED STATES OF AMERICA, NEVADA, CHURCHILL COUNTY<text:line-break/></text:p>
      <text:p text:style-name="P1">United States of America, Indiana, Warrick County<text:line-break/></text:p>
      <text:p text:style-name="P1">United States of America, Mississippi, Noxubee County<text:line-break/></text:p>
      <text:p text:style-name="P1">United States of America, Maryland, Talbot County<text:line-break/></text:p>
      <text:p text:style-name="P1">UNITED STATES OF AMERICA, MINNESOTA, TRAVERSE COUNTY<text:line-break/></text:p>
      <text:p text:style-name="P1">United States of America, Kentucky, Estill County<text:line-break/></text:p>
      <text:p text:style-name="P1">United States of America, North Carolina, Hoke County<text:line-break/></text:p>
      <text:p text:style-name="P1">United States of America, Arkansas, Miller County<text:line-break/></text:p>
      <text:p text:style-name="P1">United States of America, Texas, Henderson County<text:line-break/></text:p>
      <text:p text:style-name="P1">United States of America, Alaska, Skagway Borough<text:line-break/></text:p>
      <text:p text:style-name="P1">United States of America, Virginia, Washington County<text:line-break/></text:p>
      <text:p text:style-name="P1">UNITED STATES OF AMERICA, TEXAS, MITCHELL COUNTY<text:line-break/></text:p>
      <text:p text:style-name="P1">UNITED STATES OF AMERICA, IOWA, VAN BUREN COUNTY<text:line-break/></text:p>
      <text:p text:style-name="P1">United States of America, Texas, Hidalgo County<text:line-break/></text:p>
      <text:p text:style-name="P1">United States of America, Virginia, Warren County<text:line-break/></text:p>
      <text:p text:style-name="P1"><text:soft-page-break/>Dichiloboea strobilacea<text:line-break/></text:p>
      <text:p text:style-name="P1">SILENE TRISTIS<text:line-break/></text:p>
      <text:p text:style-name="P1">THENARDIA LAURIFOLIA<text:line-break/></text:p>
      <text:p text:style-name="P1">SERRATULA INDICA<text:line-break/></text:p>
      <text:p text:style-name="P1">AGROSTIS PUSILLA<text:line-break/></text:p>
      <text:p text:style-name="P1">Cyrtandra flabellifolia<text:line-break/></text:p>
      <text:p text:style-name="P1">TRICHODESMA ZEYLANICUM<text:line-break/></text:p>
      <text:p text:style-name="P1">Antrophyum anetioides<text:line-break/></text:p>
      <text:p text:style-name="P1">HIERACIUM BONAQUAE<text:line-break/></text:p>
      <text:p text:style-name="P1">OPUNTIA TAYAPAYENSIS<text:line-break/></text:p>
      <text:p text:style-name="P1">ROSA STENOPHYLLA<text:line-break/></text:p>
      <text:p text:style-name="P1">PLEUROTHALLIS MUREXOIDEA<text:line-break/></text:p>
      <text:p text:style-name="P1">Achyrocline guerreroana<text:line-break/></text:p>
      <text:p text:style-name="P1">ROUPALA SESSILIFLORA<text:line-break/></text:p>
      <text:p text:style-name="P1">WARSZEWICZIA AMBIGUA<text:line-break/></text:p>
      <text:p text:style-name="P1">ERYNGIUM IRWINII<text:line-break/></text:p>
      <text:p text:style-name="P1"><text:soft-page-break/>United States of America, Nebraska, Hamilton County<text:line-break/></text:p>
      <text:p text:style-name="P1">DOMINICAN REPUBLIC, DUARTE<text:line-break/></text:p>
      <text:p text:style-name="P1">MEXICO, OAXACA, SAN JOSE CHILTEPEC<text:line-break/></text:p>
      <text:p text:style-name="P1">NICARAGUA, CHONTALES<text:line-break/></text:p>
      <text:p text:style-name="P1">United States of America, Georgia, Screven County<text:line-break/></text:p>
      <text:p text:style-name="P1">UNITED STATES OF AMERICA, MONTANA, SHERIDAN COUNTY<text:line-break/></text:p>
      <text:p text:style-name="P1">Costa Rica, Limon<text:line-break/></text:p>
      <text:p text:style-name="P1">UNITED STATES OF AMERICA, INDIANA, SAINT JOSEPH COUNTY<text:line-break/></text:p>
      <text:p text:style-name="P1">UNITED STATES OF AMERICA, ILLINOIS, HENDERSON COUNTY<text:line-break/></text:p>
      <text:p text:style-name="P1">United States of America, North Carolina, Montgomery County<text:line-break/></text:p>
      <text:p text:style-name="P1">UNITED STATES OF AMERICA, FLORIDA, TAYLOR COUNTY<text:line-break/></text:p>
      <text:p text:style-name="P1">EL SALVADOR, SONSONATE<text:line-break/></text:p>
      <text:p text:style-name="P1">UNITED STATES OF AMERICA, INDIANA, GIBSON COUNTY<text:line-break/></text:p>
      <text:p text:style-name="P1">United States of America, Alabama, Lowndes County<text:line-break/></text:p>
      <text:p text:style-name="P1">UNITED STATES OF AMERICA, OREGON, LINCOLN COUNTY<text:line-break/></text:p>
      <text:p text:style-name="P1">UNITED STATES OF AMERICA, NORTH CAROLINA, CHATHAM COUNTY<text:line-break/></text:p>
      <text:p text:style-name="P1"><text:soft-page-break/>ECHEVERIA LONGIFLORA<text:line-break/></text:p>
      <text:p text:style-name="P1">Elytrigia × acuta<text:line-break/></text:p>
      <text:p text:style-name="P1">POTENTILLA PSEUDOSERICEA<text:line-break/></text:p>
      <text:p text:style-name="P1">Epidendrum inhibitiosum<text:line-break/></text:p>
      <text:p text:style-name="P1">Plectranthus cyanophyllus<text:line-break/></text:p>
      <text:p text:style-name="P1">Thermopsis hugeri<text:line-break/></text:p>
      <text:p text:style-name="P1">GRIMALDIA KILLIPII<text:line-break/></text:p>
      <text:p text:style-name="P1">NEOSINOCALAMUS GRANDIS<text:line-break/></text:p>
      <text:p text:style-name="P1">Chytraculia regeliana<text:line-break/></text:p>
      <text:p text:style-name="P1">Polypodium arboreum<text:line-break/></text:p>
      <text:p text:style-name="P1">Coscinium fenestratum<text:line-break/></text:p>
      <text:p text:style-name="P1">LISSOCHILUS JOHNSTONII<text:line-break/></text:p>
      <text:p text:style-name="P1">Bulbophyllum schmidtianum<text:line-break/></text:p>
      <text:p text:style-name="P1">ARAGALLUS ARCTICUS<text:line-break/></text:p>
      <text:p text:style-name="P1">Jatropha texana<text:line-break/></text:p>
      <text:p text:style-name="P1">SILENE ANGLICA<text:line-break/></text:p>
      <text:p text:style-name="P1"><text:soft-page-break/>United States of America, New Mexico, San Juan County<text:line-break/></text:p>
      <text:p text:style-name="P1">MEXICO, TAMAULIPAS<text:line-break/></text:p>
      <text:p text:style-name="P1">UNITED STATES OF AMERICA, SOUTH CAROLINA, LEXINGTON COUNTY<text:line-break/></text:p>
      <text:p text:style-name="P1">UNITED STATES OF AMERICA, KENTUCKY, HICKMAN COUNTY<text:line-break/></text:p>
      <text:p text:style-name="P1">UNITED STATES OF AMERICA, MISSOURI, CHRISTIAN COUNTY<text:line-break/></text:p>
      <text:p text:style-name="P1">Mexico, Durango, San Bernardo<text:line-break/></text:p>
      <text:p text:style-name="P1">UNITED STATES OF AMERICA, NORTH CAROLINA, CLEVELAND COUNTY<text:line-break/></text:p>
      <text:p text:style-name="P1">United States of America, Georgia, Union County<text:line-break/></text:p>
      <text:p text:style-name="P1">MEXICO, TAMAULIPAS, VICTORIA<text:line-break/></text:p>
      <text:p text:style-name="P1">UNITED STATES OF AMERICA, VIRGINIA, RICHMOND COUNTY (VIRGINIA)<text:line-break/></text:p>
      <text:p text:style-name="P1">UNITED STATES OF AMERICA, KENTUCKY, HANCOCK COUNTY<text:line-break/></text:p>
      <text:p text:style-name="P1">United States of America, Nebraska, Holt County<text:line-break/></text:p>
      <text:p text:style-name="P1">UNITED STATES OF AMERICA, KANSAS, GRANT COUNTY<text:line-break/></text:p>
      <text:p text:style-name="P1">United States of America, Arkansas, Franklin County<text:line-break/></text:p>
      <text:p text:style-name="P1">UNITED STATES OF AMERICA, TENNESSEE, UNICOI COUNTY<text:line-break/></text:p>
      <text:p text:style-name="P1">UNITED STATES OF AMERICA, MISSISSIPPI, CLARKE COUNTY<text:line-break/></text:p>
      <text:p text:style-name="P1"><text:soft-page-break/>KAUKENIA ACUMINATA<text:line-break/></text:p>
      <text:p text:style-name="P1">Vittadinia spechtii<text:line-break/></text:p>
      <text:p text:style-name="P1">Anthriscus stenophyllus<text:line-break/></text:p>
      <text:p text:style-name="P1">ALATILIPARIS HIRUNDO<text:line-break/></text:p>
      <text:p text:style-name="P1">DRYOPTERIS PULVINULIFERA<text:line-break/></text:p>
      <text:p text:style-name="P1">GLECHON SPATHULATA<text:line-break/></text:p>
      <text:p text:style-name="P1">DRYOPTERIS FUSCA<text:line-break/></text:p>
      <text:p text:style-name="P1">Monochoria hastifolia<text:line-break/></text:p>
      <text:p text:style-name="P1">Aquilegia cazorlensis<text:line-break/></text:p>
      <text:p text:style-name="P1">Polypodium societense<text:line-break/></text:p>
      <text:p text:style-name="P1">COLUMNEA ISERNII<text:line-break/></text:p>
      <text:p text:style-name="P1">HARPAGONELLA ARIZONICA<text:line-break/></text:p>
      <text:p text:style-name="P1">Serissa ternata<text:line-break/></text:p>
      <text:p text:style-name="P1">TRACHYPHRYNIUM ZENKERIANUM<text:line-break/></text:p>
      <text:p text:style-name="P1">Melaleuca papillosa<text:line-break/></text:p>
      <text:p text:style-name="P1">Gaedawakka pohlii<text:line-break/></text:p>
      <text:p text:style-name="P1"><text:soft-page-break/>UNITED STATES OF AMERICA, VIRGINIA, LOUDOUN COUNTY<text:line-break/></text:p>
      <text:p text:style-name="P1">United States of America, Nebraska, Custer County<text:line-break/></text:p>
      <text:p text:style-name="P1">EL SALVADOR, SAN VICENTE<text:line-break/></text:p>
      <text:p text:style-name="P1">UNITED STATES OF AMERICA, TEXAS, KENEDY COUNTY<text:line-break/></text:p>
      <text:p text:style-name="P1">United States of America, Nebraska, Lincoln County (Nebraska)<text:line-break/></text:p>
      <text:p text:style-name="P1">United States of America, Idaho, Clark County<text:line-break/></text:p>
      <text:p text:style-name="P1">UNITED STATES OF AMERICA, LOUISIANA, EAST BATON ROUGE COUNTY<text:line-break/></text:p>
      <text:p text:style-name="P1">UNITED STATES OF AMERICA, WISCONSIN, RACINE COUNTY (WISCONSIN)<text:line-break/></text:p>
      <text:p text:style-name="P1">United States of America, Missouri, Greene County<text:line-break/></text:p>
      <text:p text:style-name="P1">UNITED STATES OF AMERICA, GEORGIA, WALKER COUNTY<text:line-break/></text:p>
      <text:p text:style-name="P1">United States of America, Colorado, Gilpin County<text:line-break/></text:p>
      <text:p text:style-name="P1">United States of America, Tennessee, Dickson County<text:line-break/></text:p>
      <text:p text:style-name="P1">United States of America, Oklahoma, Pontotoc County<text:line-break/></text:p>
      <text:p text:style-name="P1">United States of America, Montana, Sweet Grass County<text:line-break/></text:p>
      <text:p text:style-name="P1">UNITED STATES OF AMERICA, INDIANA, HUNTINGTON COUNTY<text:line-break/></text:p>
      <text:p text:style-name="P1">UNITED STATES OF AMERICA, ALABAMA, DALLAS COUNTY<text:line-break/></text:p>
      <text:p text:style-name="P1"><text:soft-page-break/>MAJOVSKYA HALJAMOVAE<text:line-break/></text:p>
      <text:p text:style-name="P1">Matisia dolichosiphon<text:line-break/></text:p>
      <text:p text:style-name="P1">Platanthera helleborina<text:line-break/></text:p>
      <text:p text:style-name="P1">Gumira punctulata<text:line-break/></text:p>
      <text:p text:style-name="P1">Ponthieva petiolata<text:line-break/></text:p>
      <text:p text:style-name="P1">HOMALIUM MACROPTERUM<text:line-break/></text:p>
      <text:p text:style-name="P1">LEPIGONUM LAXIFLORUM<text:line-break/></text:p>
      <text:p text:style-name="P1">Nigella deserti<text:line-break/></text:p>
      <text:p text:style-name="P1">Cheiridopsis scabra<text:line-break/></text:p>
      <text:p text:style-name="P1">Byrsocarpus pubescens<text:line-break/></text:p>
      <text:p text:style-name="P1">Tillandsia microxiphion<text:line-break/></text:p>
      <text:p text:style-name="P1">HESPERIDOPSIS CIRCINATUS<text:line-break/></text:p>
      <text:p text:style-name="P1">HENRIETTEA MANARAE<text:line-break/></text:p>
      <text:p text:style-name="P1">Syzygium pyrrophloeum<text:line-break/></text:p>
      <text:p text:style-name="P1">Asperula mungieri<text:line-break/></text:p>
      <text:p text:style-name="P1">Spigelia humboldtiana<text:line-break/></text:p>
      <text:p text:style-name="P1"><text:soft-page-break/>BELIZE, TOLEDO<text:line-break/></text:p>
      <text:p text:style-name="P1">UNITED STATES OF AMERICA, INDIANA, RANDOLPH COUNTY<text:line-break/></text:p>
      <text:p text:style-name="P1">UNITED STATES OF AMERICA, TENNESSEE, BENTON COUNTY<text:line-break/></text:p>
      <text:p text:style-name="P1">United States of America, Virginia, Montgomery County<text:line-break/></text:p>
      <text:p text:style-name="P1">United States of America, Montana, Lincoln County<text:line-break/></text:p>
      <text:p text:style-name="P1">United States of America, Iowa, Bremer County<text:line-break/></text:p>
      <text:p text:style-name="P1">United States of America, Tennessee, Bedford County<text:line-break/></text:p>
      <text:p text:style-name="P1">MEXICO, HIDALGO, IXMIQUILPAN<text:line-break/></text:p>
      <text:p text:style-name="P1">UNITED STATES OF AMERICA, ILLINOIS, WINNEBAGO COUNTY<text:line-break/></text:p>
      <text:p text:style-name="P1">United States of America, Colorado, Pitkin County<text:line-break/></text:p>
      <text:p text:style-name="P1">UNITED STATES OF AMERICA, TENNESSEE, MONTGOMERY COUNTY<text:line-break/></text:p>
      <text:p text:style-name="P1">United States of America, Louisiana, Saint Tammany County<text:line-break/></text:p>
      <text:p text:style-name="P1">United States of America, New York, Richmond County<text:line-break/></text:p>
      <text:p text:style-name="P1">UNITED STATES OF AMERICA, OKLAHOMA, LOGAN COUNTY<text:line-break/></text:p>
      <text:p text:style-name="P1">United States of America, Kentucky, Taylor County<text:line-break/></text:p>
      <text:p text:style-name="P1">UNITED STATES OF AMERICA, WISCONSIN, IOWA COUNTY<text:line-break/></text:p>
      <text:p text:style-name="P1"><text:soft-page-break/>Vernonia punctulata<text:line-break/></text:p>
      <text:p text:style-name="P1">Maxillaria citrinilabia<text:line-break/></text:p>
      <text:p text:style-name="P1">Alocasia nicolsonii<text:line-break/></text:p>
      <text:p text:style-name="P1">CHAETOGASTRA ARANEICALYX<text:line-break/></text:p>
      <text:p text:style-name="P1">DUNBARIA VILLOSA<text:line-break/></text:p>
      <text:p text:style-name="P1">Jacquemontia velutina<text:line-break/></text:p>
      <text:p text:style-name="P1">LIPPIA LASIOCALYCINA<text:line-break/></text:p>
      <text:p text:style-name="P1">MEDINILLA HONBAENSIS<text:line-break/></text:p>
      <text:p text:style-name="P1">ASPLENIUM CUSPIDATUM<text:line-break/></text:p>
      <text:p text:style-name="P1">Primula latisecta<text:line-break/></text:p>
      <text:p text:style-name="P1">CORDEMOYA KINGII<text:line-break/></text:p>
      <text:p text:style-name="P1">EUCHAETIS UNIFLORA<text:line-break/></text:p>
      <text:p text:style-name="P1">TRIGONELLA LASIA<text:line-break/></text:p>
      <text:p text:style-name="P1">SAUSSUREA TATSIENENSIS<text:line-break/></text:p>
      <text:p text:style-name="P1">Tulipa sommieri<text:line-break/></text:p>
      <text:p text:style-name="P1">Silene loeflingiana<text:line-break/></text:p>
      <text:p text:style-name="P1"><text:soft-page-break/>United States of America, Kansas, Pottawatomie County<text:line-break/></text:p>
      <text:p text:style-name="P1">UNITED STATES OF AMERICA, MICHIGAN, DELTA COUNTY<text:line-break/></text:p>
      <text:p text:style-name="P1">United States of America, Georgia, Chattooga County<text:line-break/></text:p>
      <text:p text:style-name="P1">United States of America, South Carolina, Orangeburg County<text:line-break/></text:p>
      <text:p text:style-name="P1">United States of America, Pennsylvania, York County<text:line-break/></text:p>
      <text:p text:style-name="P1">Canada, British Columbia, Metro Vancouver Regional District<text:line-break/></text:p>
      <text:p text:style-name="P1">UNITED STATES OF AMERICA, TEXAS, ZAPATA COUNTY<text:line-break/></text:p>
      <text:p text:style-name="P1">United States of America, Texas, Gregg County<text:line-break/></text:p>
      <text:p text:style-name="P1">United States of America, Kansas, Reno County<text:line-break/></text:p>
      <text:p text:style-name="P1">United States of America, Georgia, Appling County<text:line-break/></text:p>
      <text:p text:style-name="P1">United States of America, Michigan, Montcalm County<text:line-break/></text:p>
      <text:p text:style-name="P1">United States of America, Kansas, Cowley County<text:line-break/></text:p>
      <text:p text:style-name="P1">Canada, Ontario, County of Simcoe<text:line-break/></text:p>
      <text:p text:style-name="P1">UNITED STATES OF AMERICA, TENNESSEE, LAWRENCE COUNTY<text:line-break/></text:p>
      <text:p text:style-name="P1">UNITED STATES OF AMERICA, INDIANA, FOUNTAIN COUNTY<text:line-break/></text:p>
      <text:p text:style-name="P1">United States of America, Louisiana, Lafourche County<text:line-break/></text:p>
      <text:p text:style-name="P1"><text:soft-page-break/>EPILOBIUM × STENOPHYLLUM<text:line-break/></text:p>
      <text:p text:style-name="P1">SECALE KUPRIJANOVI<text:line-break/></text:p>
      <text:p text:style-name="P1">ALOINOPSIS THUDICHUMII<text:line-break/></text:p>
      <text:p text:style-name="P1">LAUREMBERGIA HIRSUTA<text:line-break/></text:p>
      <text:p text:style-name="P1">Tripogon mandrarensis<text:line-break/></text:p>
      <text:p text:style-name="P1">AVENA ANATHERA<text:line-break/></text:p>
      <text:p text:style-name="P1">Arthraxon pauciflorus<text:line-break/></text:p>
      <text:p text:style-name="P1">AZALEA LATERITIA<text:line-break/></text:p>
      <text:p text:style-name="P1">MUSCARELLA FIMBRIATA<text:line-break/></text:p>
      <text:p text:style-name="P1">MICONIA CLIDEMIOIDES<text:line-break/></text:p>
      <text:p text:style-name="P1">Lepanthes deliciasensis<text:line-break/></text:p>
      <text:p text:style-name="P1">NAJAS LOBATA<text:line-break/></text:p>
      <text:p text:style-name="P1">Draba jaegeri<text:line-break/></text:p>
      <text:p text:style-name="P1">Anthericum pratense<text:line-break/></text:p>
      <text:p text:style-name="P1">Coreopsis oblonga<text:line-break/></text:p>
      <text:p text:style-name="P1">CADETIA SIEWHONGII<text:line-break/></text:p>
      <text:p text:style-name="P1"><text:soft-page-break/>Mexico, Sinaloa, Culiacan<text:line-break/></text:p>
      <text:p text:style-name="P1">United States of America, South Dakota, Marshall County<text:line-break/></text:p>
      <text:p text:style-name="P1">United States of America, Oklahoma, Nowata County<text:line-break/></text:p>
      <text:p text:style-name="P1">UNITED STATES OF AMERICA, TEXAS, ORANGE COUNTY<text:line-break/></text:p>
      <text:p text:style-name="P1">Canada, Quebec Province, Agglomeration de Longueuil<text:line-break/></text:p>
      <text:p text:style-name="P1">United States of America, Wisconsin, Jefferson County<text:line-break/></text:p>
      <text:p text:style-name="P1">United States of America, Georgia, Candler County<text:line-break/></text:p>
      <text:p text:style-name="P1">UNITED STATES OF AMERICA, IDAHO, WASHINGTON COUNTY<text:line-break/></text:p>
      <text:p text:style-name="P1">UNITED STATES OF AMERICA, UTAH, MILLARD COUNTY<text:line-break/></text:p>
      <text:p text:style-name="P1">UNITED STATES OF AMERICA, MISSOURI, PULASKI COUNTY<text:line-break/></text:p>
      <text:p text:style-name="P1">UNITED STATES OF AMERICA, GEORGIA, MERIWETHER COUNTY<text:line-break/></text:p>
      <text:p text:style-name="P1">DOMINICAN REPUBLIC, SAN JUAN<text:line-break/></text:p>
      <text:p text:style-name="P1">United States of America, Michigan, Iron County<text:line-break/></text:p>
      <text:p text:style-name="P1">United States of America, Georgia, Macon County<text:line-break/></text:p>
      <text:p text:style-name="P1">United States of America, Texas, Red River County<text:line-break/></text:p>
      <text:p text:style-name="P1">UNITED STATES OF AMERICA, TEXAS, BAILEY COUNTY<text:line-break/></text:p>
      <text:p text:style-name="P1"><text:soft-page-break/>Hieracium floribundum<text:line-break/></text:p>
      <text:p text:style-name="P1">Momordica cissoides<text:line-break/></text:p>
      <text:p text:style-name="P1">ADESMIA PARVIFOLIA<text:line-break/></text:p>
      <text:p text:style-name="P1">FRAXINUS ARBUTIFOLIA<text:line-break/></text:p>
      <text:p text:style-name="P1">Zahlbrucknera lutea<text:line-break/></text:p>
      <text:p text:style-name="P1">VERNONIA COURTETII<text:line-break/></text:p>
      <text:p text:style-name="P1">EUGENIA CAPITATA<text:line-break/></text:p>
      <text:p text:style-name="P1">ACACIA MENABEENSIS<text:line-break/></text:p>
      <text:p text:style-name="P1">Fagraea tuyukii<text:line-break/></text:p>
      <text:p text:style-name="P1">LOPHIARIS POHLIANA<text:line-break/></text:p>
      <text:p text:style-name="P1">Haroldiella sykesii<text:line-break/></text:p>
      <text:p text:style-name="P1">Origanum × barbarae<text:line-break/></text:p>
      <text:p text:style-name="P1">CALYTRIX ECALYCATA<text:line-break/></text:p>
      <text:p text:style-name="P1">Poa reverdattoi<text:line-break/></text:p>
      <text:p text:style-name="P1">Rytidosperma robertsoniae<text:line-break/></text:p>
      <text:p text:style-name="P1">SCHOENUS MARITIMUS<text:line-break/></text:p>
      <text:p text:style-name="P1"><text:soft-page-break/>UNITED STATES OF AMERICA, TEXAS, BROOKS COUNTY<text:line-break/></text:p>
      <text:p text:style-name="P1">Bahamas, Grand Bahama<text:line-break/></text:p>
      <text:p text:style-name="P1">United States of America, Louisiana, Calcasieu County<text:line-break/></text:p>
      <text:p text:style-name="P1">United States of America, North Carolina, Bladen County<text:line-break/></text:p>
      <text:p text:style-name="P1">UNITED STATES OF AMERICA, ALABAMA, ETOWAH COUNTY<text:line-break/></text:p>
      <text:p text:style-name="P1">UNITED STATES OF AMERICA, OKLAHOMA, GRADY COUNTY<text:line-break/></text:p>
      <text:p text:style-name="P1">United States of America, Montana, Teton County<text:line-break/></text:p>
      <text:p text:style-name="P1">United States of America, Nevada, Storey County<text:line-break/></text:p>
      <text:p text:style-name="P1">UNITED STATES OF AMERICA, GEORGIA, BIBB COUNTY<text:line-break/></text:p>
      <text:p text:style-name="P1">Bonaire<text:line-break/></text:p>
      <text:p text:style-name="P1">United States of America, Virginia, Rockingham County<text:line-break/></text:p>
      <text:p text:style-name="P1">United States of America, Kansas, Barber County<text:line-break/></text:p>
      <text:p text:style-name="P1">United States of America, Utah, Carbon County<text:line-break/></text:p>
      <text:p text:style-name="P1">Mexico, Chiapas, Ixtapa<text:line-break/></text:p>
      <text:p text:style-name="P1">United States of America, Illinois, Lawrence County<text:line-break/></text:p>
      <text:p text:style-name="P1">United States of America, Louisiana, Pointe Coupee County<text:line-break/></text:p>
      <text:p text:style-name="P1"><text:soft-page-break/>Hieracium samadense<text:line-break/></text:p>
      <text:p text:style-name="P1">Sibara brandegeeana<text:line-break/></text:p>
      <text:p text:style-name="P1">Melicope emarginata<text:line-break/></text:p>
      <text:p text:style-name="P1">Rotheca kissakensis<text:line-break/></text:p>
      <text:p text:style-name="P1">Sorbus paniculata<text:line-break/></text:p>
      <text:p text:style-name="P1">Swida darvasica<text:line-break/></text:p>
      <text:p text:style-name="P1">ELATOSTEMA LINEARE<text:line-break/></text:p>
      <text:p text:style-name="P1">VERONICASTRUM VIRGINICUM<text:line-break/></text:p>
      <text:p text:style-name="P1">Hypoderris stubelli<text:line-break/></text:p>
      <text:p text:style-name="P1">Neo-urbania haemathodes<text:line-break/></text:p>
      <text:p text:style-name="P1">Lacostea guianensis<text:line-break/></text:p>
      <text:p text:style-name="P1">Bulbophyllum trisetum<text:line-break/></text:p>
      <text:p text:style-name="P1">BIFARIA PLATYSTACHYA<text:line-break/></text:p>
      <text:p text:style-name="P1">Betula tortuosa<text:line-break/></text:p>
      <text:p text:style-name="P1">CAMPANULA PANGEA<text:line-break/></text:p>
      <text:p text:style-name="P1">TRAGACANTHA NEGLECTA<text:line-break/></text:p>
      <text:p text:style-name="P1"><text:soft-page-break/>United States of America, New Mexico, Bernalillo County<text:line-break/></text:p>
      <text:p text:style-name="P1">UNITED STATES OF AMERICA, WASHINGTON, LEWIS COUNTY<text:line-break/></text:p>
      <text:p text:style-name="P1">UNITED STATES OF AMERICA, WEST VIRGINIA, MORGAN COUNTY<text:line-break/></text:p>
      <text:p text:style-name="P1">CANADA, NEW BRUNSWICK, VICTORIA COUNTY (NEW BRUNSWICK)<text:line-break/></text:p>
      <text:p text:style-name="P1">United States of America, Kansas, Lyon County<text:line-break/></text:p>
      <text:p text:style-name="P1">UNITED STATES OF AMERICA, LOUISIANA, CALDWELL COUNTY<text:line-break/></text:p>
      <text:p text:style-name="P1">United States of America, Tennessee, Cocke County<text:line-break/></text:p>
      <text:p text:style-name="P1">United States of America, Texas, Young County<text:line-break/></text:p>
      <text:p text:style-name="P1">United States of America, Wisconsin, Green County<text:line-break/></text:p>
      <text:p text:style-name="P1">United States of America, North Carolina, Rutherford County<text:line-break/></text:p>
      <text:p text:style-name="P1">United States of America, Virginia, Page County<text:line-break/></text:p>
      <text:p text:style-name="P1">UNITED STATES OF AMERICA, GEORGIA, HALL COUNTY<text:line-break/></text:p>
      <text:p text:style-name="P1">United States of America, South Carolina, Greenville County<text:line-break/></text:p>
      <text:p text:style-name="P1">BAHAMAS, EXUMA<text:line-break/></text:p>
      <text:p text:style-name="P1">UNITED STATES OF AMERICA, PENNSYLVANIA, WAYNE COUNTY<text:line-break/></text:p>
      <text:p text:style-name="P1">UNITED STATES OF AMERICA, IDAHO, BOUNDARY COUNTY<text:line-break/></text:p>
      <text:p text:style-name="P1"><text:soft-page-break/>CORDIA PYRIFOLIA<text:line-break/></text:p>
      <text:p text:style-name="P1">OLIGOSPORUS CAPILLARIS<text:line-break/></text:p>
      <text:p text:style-name="P1">Viola nobilis<text:line-break/></text:p>
      <text:p text:style-name="P1">ASPLENIUM INCURVATUM<text:line-break/></text:p>
      <text:p text:style-name="P1">Caprifolium altmannii<text:line-break/></text:p>
      <text:p text:style-name="P1">Ceanothus durangoinus<text:line-break/></text:p>
      <text:p text:style-name="P1">THELYPTERIS FILIX-FEMINA<text:line-break/></text:p>
      <text:p text:style-name="P1">Garcinia acutifolia<text:line-break/></text:p>
      <text:p text:style-name="P1">Myosotis chorisiana<text:line-break/></text:p>
      <text:p text:style-name="P1">Hedysarum depressum<text:line-break/></text:p>
      <text:p text:style-name="P1">Crataegus impar<text:line-break/></text:p>
      <text:p text:style-name="P1">CRASSOCEPHALUM LEMURICUM<text:line-break/></text:p>
      <text:p text:style-name="P1">POLYSTACHYA EUSEPALA<text:line-break/></text:p>
      <text:p text:style-name="P1">Vismia crassa<text:line-break/></text:p>
      <text:p text:style-name="P1">Polygala quinqueangularis<text:line-break/></text:p>
      <text:p text:style-name="P1">BUCHANANIA PALEMBANICA<text:line-break/></text:p>
      <text:p text:style-name="P1"><text:soft-page-break/>United States of America, Alabama, Winston County<text:line-break/></text:p>
      <text:p text:style-name="P1">UNITED STATES OF AMERICA, ARKANSAS, SAINT FRANCIS COUNTY<text:line-break/></text:p>
      <text:p text:style-name="P1">UNITED STATES OF AMERICA, MICHIGAN, GOGEBIC COUNTY<text:line-break/></text:p>
      <text:p text:style-name="P1">United States of America, Kentucky, Edmonson County<text:line-break/></text:p>
      <text:p text:style-name="P1">HAITI, SUD<text:line-break/></text:p>
      <text:p text:style-name="P1">United States of America, North Carolina, Graham County<text:line-break/></text:p>
      <text:p text:style-name="P1">UNITED STATES OF AMERICA, WISCONSIN, WASHBURN COUNTY<text:line-break/></text:p>
      <text:p text:style-name="P1">United States of America, West Virginia, Barbour County<text:line-break/></text:p>
      <text:p text:style-name="P1">UNITED STATES OF AMERICA, NEVADA, CARSON CITY COUNTY<text:line-break/></text:p>
      <text:p text:style-name="P1">UNITED STATES OF AMERICA, WYOMING, CONVERSE COUNTY<text:line-break/></text:p>
      <text:p text:style-name="P1">United States of America, Utah, Beaver County<text:line-break/></text:p>
      <text:p text:style-name="P1">United States of America, Oklahoma, McClain County (Oklahoma)<text:line-break/></text:p>
      <text:p text:style-name="P1">United States of America, Iowa, Hardin County<text:line-break/></text:p>
      <text:p text:style-name="P1">United States of America, Montana, Ravalli County<text:line-break/></text:p>
      <text:p text:style-name="P1">UNITED STATES OF AMERICA, KENTUCKY, SCOTT COUNTY<text:line-break/></text:p>
      <text:p text:style-name="P1">UNITED STATES OF AMERICA, ARKANSAS, UNION COUNTY<text:line-break/></text:p>
      <text:p text:style-name="P1"><text:soft-page-break/>VIOLA ANODONTA<text:line-break/></text:p>
      <text:p text:style-name="P1">ASPIDOCARYA KELIDOPHYLLA<text:line-break/></text:p>
      <text:p text:style-name="P1">THYMOPSIS WRIGHTII<text:line-break/></text:p>
      <text:p text:style-name="P1">Bignonia lepidophylla<text:line-break/></text:p>
      <text:p text:style-name="P1">Coelogyne lagenaria<text:line-break/></text:p>
      <text:p text:style-name="P1">MARCGRAVIA STENONECTARIA<text:line-break/></text:p>
      <text:p text:style-name="P1">CYATHEA SALLETII<text:line-break/></text:p>
      <text:p text:style-name="P1">Duvalia corderoyi<text:line-break/></text:p>
      <text:p text:style-name="P1">STATICE CARYOPHYLLACEA<text:line-break/></text:p>
      <text:p text:style-name="P1">TETRANEURIS PILOSA<text:line-break/></text:p>
      <text:p text:style-name="P1">ELAPHOGLOSSUM VILLOSUM<text:line-break/></text:p>
      <text:p text:style-name="P1">CESTRUM CLAUSSENII<text:line-break/></text:p>
      <text:p text:style-name="P1">DODONAEA POLYANDRA<text:line-break/></text:p>
      <text:p text:style-name="P1">ROMULEA GIGANTEA<text:line-break/></text:p>
      <text:p text:style-name="P1">Vellozia goiasensis<text:line-break/></text:p>
      <text:p text:style-name="P1">HYPERICUM PHILONOTIS<text:line-break/></text:p>
      <text:p text:style-name="P1"><text:soft-page-break/>United States of America, Ohio, Summit County<text:line-break/></text:p>
      <text:p text:style-name="P1">UNITED STATES OF AMERICA, NEW MEXICO, CURRY COUNTY<text:line-break/></text:p>
      <text:p text:style-name="P1">UNITED STATES OF AMERICA, ILLINOIS, PIATT COUNTY<text:line-break/></text:p>
      <text:p text:style-name="P1">UNITED STATES OF AMERICA, MINNESOTA, NICOLLET COUNTY<text:line-break/></text:p>
      <text:p text:style-name="P1">United States of America, Arkansas, Ouachita County<text:line-break/></text:p>
      <text:p text:style-name="P1">UNITED STATES OF AMERICA, TEXAS, ARCHER COUNTY<text:line-break/></text:p>
      <text:p text:style-name="P1">UNITED STATES OF AMERICA, OHIO, HOCKING COUNTY<text:line-break/></text:p>
      <text:p text:style-name="P1">UNITED STATES OF AMERICA, MISSISSIPPI, PANOLA COUNTY<text:line-break/></text:p>
      <text:p text:style-name="P1">UNITED STATES OF AMERICA, TEXAS, LAMPASAS COUNTY<text:line-break/></text:p>
      <text:p text:style-name="P1">United States of America, Georgia, Burke County<text:line-break/></text:p>
      <text:p text:style-name="P1">UNITED STATES OF AMERICA, MICHIGAN, NEWAYGO COUNTY<text:line-break/></text:p>
      <text:p text:style-name="P1">UNITED STATES OF AMERICA, COLORADO, MINERAL COUNTY<text:line-break/></text:p>
      <text:p text:style-name="P1">United States of America, Georgia, Troup County<text:line-break/></text:p>
      <text:p text:style-name="P1">Canada, Quebec Province, Bellechasse, MRC<text:line-break/></text:p>
      <text:p text:style-name="P1">United States of America, Missouri, Wright County<text:line-break/></text:p>
      <text:p text:style-name="P1">UNITED STATES OF AMERICA, PENNSYLVANIA, CLARION COUNTY<text:line-break/></text:p>
      <text:p text:style-name="P1"><text:soft-page-break/>Stachydeoma duvalii<text:line-break/></text:p>
      <text:p text:style-name="P1">ELAEOCARPUS KOBANMOCHI<text:line-break/></text:p>
      <text:p text:style-name="P1">JUSTICIA DENTATA<text:line-break/></text:p>
      <text:p text:style-name="P1">Bernardia allemii<text:line-break/></text:p>
      <text:p text:style-name="P1">TRICHELOSTYLIS STENOPHYLLA<text:line-break/></text:p>
      <text:p text:style-name="P1">Cassia erecta<text:line-break/></text:p>
      <text:p text:style-name="P1">Pyrus bulgarica<text:line-break/></text:p>
      <text:p text:style-name="P1">ASTER GRACILIPES<text:line-break/></text:p>
      <text:p text:style-name="P1">Pleurothallis inaequisepala<text:line-break/></text:p>
      <text:p text:style-name="P1">Racosperma quadrilaterale<text:line-break/></text:p>
      <text:p text:style-name="P1">Lupinus lariversianus<text:line-break/></text:p>
      <text:p text:style-name="P1">Syzygium scytophyllum<text:line-break/></text:p>
      <text:p text:style-name="P1">Abronia turbinata<text:line-break/></text:p>
      <text:p text:style-name="P1">ORMOSIA ASSAMICA<text:line-break/></text:p>
      <text:p text:style-name="P1">Glyceria paupercula<text:line-break/></text:p>
      <text:p text:style-name="P1">Abildgaardia javanensis<text:line-break/></text:p>
      <text:p text:style-name="P1"><text:soft-page-break/>United States of America, New York, Fulton County<text:line-break/></text:p>
      <text:p text:style-name="P1">United States of America, Michigan, Macomb County<text:line-break/></text:p>
      <text:p text:style-name="P1">United States of America, Kentucky, Lawrence County<text:line-break/></text:p>
      <text:p text:style-name="P1">United States of America, Mississippi, Sharkey County<text:line-break/></text:p>
      <text:p text:style-name="P1">United States of America, Arkansas, Newton County<text:line-break/></text:p>
      <text:p text:style-name="P1">UNITED STATES OF AMERICA, MINNESOTA, WADENA COUNTY<text:line-break/></text:p>
      <text:p text:style-name="P1">UNITED STATES OF AMERICA, OKLAHOMA, ROGER MILLS COUNTY<text:line-break/></text:p>
      <text:p text:style-name="P1">UNITED STATES OF AMERICA, MISSISSIPPI, WARREN COUNTY<text:line-break/></text:p>
      <text:p text:style-name="P1">UNITED STATES OF AMERICA, MISSISSIPPI, JASPER COUNTY<text:line-break/></text:p>
      <text:p text:style-name="P1">United States of America, Texas, Liberty County<text:line-break/></text:p>
      <text:p text:style-name="P1">Mexico, Baja California Norte, Ensenada<text:line-break/></text:p>
      <text:p text:style-name="P1">United States of America, Indiana, Kosciusko County<text:line-break/></text:p>
      <text:p text:style-name="P1">UNITED STATES OF AMERICA, NEBRASKA, DOUGLAS COUNTY<text:line-break/></text:p>
      <text:p text:style-name="P1">United States of America, Kansas, Rice County<text:line-break/></text:p>
      <text:p text:style-name="P1">CUBA, MATANZAS<text:line-break/></text:p>
      <text:p text:style-name="P1">UNITED STATES OF AMERICA, OKLAHOMA, HASKELL COUNTY<text:line-break/></text:p>
      <text:p text:style-name="P1"><text:soft-page-break/>Amphitecna breedlovei<text:line-break/></text:p>
      <text:p text:style-name="P1">ATHAMANTA DIVARICATA<text:line-break/></text:p>
      <text:p text:style-name="P1">VITTARIA INCURVATA<text:line-break/></text:p>
      <text:p text:style-name="P1">BORONIA TETRATHECOIDES<text:line-break/></text:p>
      <text:p text:style-name="P1">Thozetia racemosa<text:line-break/></text:p>
      <text:p text:style-name="P1">EPIDENDRUM SANCTAE-ROSAE<text:line-break/></text:p>
      <text:p text:style-name="P1">HALOCHARIS BRACHYURA<text:line-break/></text:p>
      <text:p text:style-name="P1">IXORA PRUINOSA<text:line-break/></text:p>
      <text:p text:style-name="P1">ILEX AMELANCHIER<text:line-break/></text:p>
      <text:p text:style-name="P1">Aconitum kongboense<text:line-break/></text:p>
      <text:p text:style-name="P1">MUSA COARCTATA<text:line-break/></text:p>
      <text:p text:style-name="P1">SISYRINCHIUM BROWNII<text:line-break/></text:p>
      <text:p text:style-name="P1">Polyalthia saprosma<text:line-break/></text:p>
      <text:p text:style-name="P1">Oplismenus brasiliensis<text:line-break/></text:p>
      <text:p text:style-name="P1">Ascalonicum sativum<text:line-break/></text:p>
      <text:p text:style-name="P1">GOODYERA WERNERI<text:line-break/></text:p>
      <text:p text:style-name="P1"><text:soft-page-break/>CANADA, QUEBEC PROVINCE, ARGENTEUIL, MRC<text:line-break/></text:p>
      <text:p text:style-name="P1">GUATEMALA, SUCHITEPEQUEZ<text:line-break/></text:p>
      <text:p text:style-name="P1">UNITED STATES OF AMERICA, NEW YORK, GENESEE COUNTY<text:line-break/></text:p>
      <text:p text:style-name="P1">United States of America, Wisconsin, Pepin County<text:line-break/></text:p>
      <text:p text:style-name="P1">United States of America, Illinois, Ogle County<text:line-break/></text:p>
      <text:p text:style-name="P1">UNITED STATES OF AMERICA, KANSAS, RUSSELL COUNTY<text:line-break/></text:p>
      <text:p text:style-name="P1">UNITED STATES OF AMERICA, KENTUCKY, PENDLETON COUNTY<text:line-break/></text:p>
      <text:p text:style-name="P1">United States of America, Iowa, Crawford County<text:line-break/></text:p>
      <text:p text:style-name="P1">United States of America, Michigan, Baraga County<text:line-break/></text:p>
      <text:p text:style-name="P1">United States of America, North Dakota, LaMoure County (North Dakota)<text:line-break/></text:p>
      <text:p text:style-name="P1">United States of America, Indiana, Switzerland County<text:line-break/></text:p>
      <text:p text:style-name="P1">United States of America, Texas, Calhoun County<text:line-break/></text:p>
      <text:p text:style-name="P1">United States of America, Indiana, Parke County<text:line-break/></text:p>
      <text:p text:style-name="P1">United States of America, Wisconsin, Shawano County<text:line-break/></text:p>
      <text:p text:style-name="P1">United States of America, Texas, Dickens County<text:line-break/></text:p>
      <text:p text:style-name="P1">United States of America, North Carolina, Warren County<text:line-break/></text:p>
      <text:p text:style-name="P1"><text:soft-page-break/>ANARTHROPHYLLUM BREVISTIPULA<text:line-break/></text:p>
      <text:p text:style-name="P1">DRIMYSPERMUM NEUMANNII<text:line-break/></text:p>
      <text:p text:style-name="P1">Thesium lesliei<text:line-break/></text:p>
      <text:p text:style-name="P1">HORKELIA HISPIDULA<text:line-break/></text:p>
      <text:p text:style-name="P1">CYSTOSTEMON MACRANTHERUS<text:line-break/></text:p>
      <text:p text:style-name="P1">Crocus fleischeri<text:line-break/></text:p>
      <text:p text:style-name="P1">Areca microspadix<text:line-break/></text:p>
      <text:p text:style-name="P1">RUBUS PSEUDOAPETALUS<text:line-break/></text:p>
      <text:p text:style-name="P1">PHYLLANTHUS PODOCARPUS<text:line-break/></text:p>
      <text:p text:style-name="P1">PANDANUS YALNA<text:line-break/></text:p>
      <text:p text:style-name="P1">HETERANTHERA OSTENIANA<text:line-break/></text:p>
      <text:p text:style-name="P1">Paracynoglossum afrocaeruleum<text:line-break/></text:p>
      <text:p text:style-name="P1">INDIGOFERA LAXIFLORA<text:line-break/></text:p>
      <text:p text:style-name="P1">GRINDELIA REVOLUTA<text:line-break/></text:p>
      <text:p text:style-name="P1">Viorna versicolor<text:line-break/></text:p>
      <text:p text:style-name="P1">EUPHORBIA CILICICA<text:line-break/></text:p>
      <text:p text:style-name="P1"><text:soft-page-break/>Canada, Quebec Province, Le Rocher-Perce (Gaspesie)<text:line-break/></text:p>
      <text:p text:style-name="P1">UNITED STATES OF AMERICA, IOWA, BOONE COUNTY<text:line-break/></text:p>
      <text:p text:style-name="P1">United States of America, Florida, Madison County<text:line-break/></text:p>
      <text:p text:style-name="P1">United States of America, Minnesota, Redwood County<text:line-break/></text:p>
      <text:p text:style-name="P1">United States of America, Pennsylvania, Bradford County<text:line-break/></text:p>
      <text:p text:style-name="P1">UNITED STATES OF AMERICA, MONTANA, BROADWATER COUNTY<text:line-break/></text:p>
      <text:p text:style-name="P1">UNITED STATES OF AMERICA, SOUTH CAROLINA, CHESTER COUNTY<text:line-break/></text:p>
      <text:p text:style-name="P1">United States of America, Missouri, Miller County<text:line-break/></text:p>
      <text:p text:style-name="P1">United States of America, Minnesota, St. Louis County (Minnesota)<text:line-break/></text:p>
      <text:p text:style-name="P1">UNITED STATES OF AMERICA, MISSOURI, TEXAS COUNTY<text:line-break/></text:p>
      <text:p text:style-name="P1">United States of America, Missouri, Morgan County<text:line-break/></text:p>
      <text:p text:style-name="P1">United States of America, Illinois, Jo Daviess County<text:line-break/></text:p>
      <text:p text:style-name="P1">MEXICO, MICHOACAN, COALCOMAN<text:line-break/></text:p>
      <text:p text:style-name="P1">UNITED STATES OF AMERICA, OKLAHOMA, DEWEY COUNTY<text:line-break/></text:p>
      <text:p text:style-name="P1">UNITED STATES OF AMERICA, MICHIGAN, GENESEE COUNTY<text:line-break/></text:p>
      <text:p text:style-name="P1">CANADA, ONTARIO, YORK COUNTY<text:line-break/></text:p>
      <text:p text:style-name="P1"><text:soft-page-break/>SCHIZOGLOSSUM PARCUM<text:line-break/></text:p>
      <text:p text:style-name="P1">VALERIANELLA TRIPLARIS<text:line-break/></text:p>
      <text:p text:style-name="P1">Peltastes stemmadeniiflorus<text:line-break/></text:p>
      <text:p text:style-name="P1">SPIRAEA RUSCIFOLIA<text:line-break/></text:p>
      <text:p text:style-name="P1">RAPISTRUM HISPANICUM<text:line-break/></text:p>
      <text:p text:style-name="P1">NUNNEZHARIA SARTORII<text:line-break/></text:p>
      <text:p text:style-name="P1">Chuncoa lactiflua<text:line-break/></text:p>
      <text:p text:style-name="P1">Minuartia afghanica<text:line-break/></text:p>
      <text:p text:style-name="P1">SCHOENUS BRUNNESCENS<text:line-break/></text:p>
      <text:p text:style-name="P1">TECTARIA CROFTII<text:line-break/></text:p>
      <text:p text:style-name="P1">RHINORCHIS SMITHII<text:line-break/></text:p>
      <text:p text:style-name="P1">NEMOPHILA PETROPHILA<text:line-break/></text:p>
      <text:p text:style-name="P1">Pterostylis excelsa<text:line-break/></text:p>
      <text:p text:style-name="P1">SELAGINELLA × DUALIS<text:line-break/></text:p>
      <text:p text:style-name="P1">TRIUMFETTA QUINQUELOBA<text:line-break/></text:p>
      <text:p text:style-name="P1">Rohdea jinshanensis<text:line-break/></text:p>
      <text:p text:style-name="P1"><text:soft-page-break/>United States of America, Illinois, Pike County<text:line-break/></text:p>
      <text:p text:style-name="P1">United States of America, Pennsylvania, Warren County<text:line-break/></text:p>
      <text:p text:style-name="P1">Guatemala, Solola<text:line-break/></text:p>
      <text:p text:style-name="P1">UNITED STATES OF AMERICA, TEXAS, CALDWELL COUNTY<text:line-break/></text:p>
      <text:p text:style-name="P1">UNITED STATES OF AMERICA, WYOMING, WESTON COUNTY<text:line-break/></text:p>
      <text:p text:style-name="P1">United States of America, Minnesota, Hubbard County<text:line-break/></text:p>
      <text:p text:style-name="P1">UNITED STATES OF AMERICA, IOWA, GUTHRIE COUNTY<text:line-break/></text:p>
      <text:p text:style-name="P1">United States of America, Mississippi, Covington County<text:line-break/></text:p>
      <text:p text:style-name="P1">UNITED STATES OF AMERICA, WISCONSIN, WAUKESHA COUNTY<text:line-break/></text:p>
      <text:p text:style-name="P1">UNITED STATES OF AMERICA, TEXAS, MORRIS COUNTY<text:line-break/></text:p>
      <text:p text:style-name="P1">UNITED STATES OF AMERICA, ILLINOIS, MADISON COUNTY<text:line-break/></text:p>
      <text:p text:style-name="P1">UNITED STATES OF AMERICA, OHIO, JACKSON COUNTY<text:line-break/></text:p>
      <text:p text:style-name="P1">UNITED STATES OF AMERICA, IDAHO, BONNEVILLE COUNTY<text:line-break/></text:p>
      <text:p text:style-name="P1">United States of America, Colorado, Kit Carson County<text:line-break/></text:p>
      <text:p text:style-name="P1">UNITED STATES OF AMERICA, GEORGIA, TIFT COUNTY<text:line-break/></text:p>
      <text:p text:style-name="P1">United States of America, Texas, Jones County<text:line-break/></text:p>
      <text:p text:style-name="P1"><text:soft-page-break/>Huebneria cuneipetala<text:line-break/></text:p>
      <text:p text:style-name="P1">Linociera ridleyi<text:line-break/></text:p>
      <text:p text:style-name="P1">CASSIA ELACHISTOPHYLLA<text:line-break/></text:p>
      <text:p text:style-name="P1">Cladothrix cryptantha<text:line-break/></text:p>
      <text:p text:style-name="P1">Hieracium hispidellum<text:line-break/></text:p>
      <text:p text:style-name="P1">RHYNCHOSPORA FOLIATA<text:line-break/></text:p>
      <text:p text:style-name="P1">CYTISUS LEUCOTRICHUS<text:line-break/></text:p>
      <text:p text:style-name="P1">AECHMEA CHLOROPHYLLA<text:line-break/></text:p>
      <text:p text:style-name="P1">Glyceria permixta<text:line-break/></text:p>
      <text:p text:style-name="P1">PULMONARIA CONFUSA<text:line-break/></text:p>
      <text:p text:style-name="P1">Serpocaulon psychotrium<text:line-break/></text:p>
      <text:p text:style-name="P1">Pleurothyrium bifidum<text:line-break/></text:p>
      <text:p text:style-name="P1">SIERUELA SCHLECHTERI<text:line-break/></text:p>
      <text:p text:style-name="P1">Globba floribunda<text:line-break/></text:p>
      <text:p text:style-name="P1">LEPIDIUM ALASHANICUM<text:line-break/></text:p>
      <text:p text:style-name="P1">Dryopteris chontalensis<text:line-break/></text:p>
      <text:p text:style-name="P1"><text:soft-page-break/>UNITED STATES OF AMERICA, SOUTH DAKOTA, DEWEY COUNTY<text:line-break/></text:p>
      <text:p text:style-name="P1">UNITED STATES OF AMERICA, IOWA, DUBUQUE COUNTY<text:line-break/></text:p>
      <text:p text:style-name="P1">UNITED STATES OF AMERICA, PENNSYLVANIA, FAYETTE COUNTY<text:line-break/></text:p>
      <text:p text:style-name="P1">Canada, Quebec Province, Nicolet-Yamaska, MRC<text:line-break/></text:p>
      <text:p text:style-name="P1">United States of America, Texas, Lee County<text:line-break/></text:p>
      <text:p text:style-name="P1">United States of America, Ohio, Gallia County<text:line-break/></text:p>
      <text:p text:style-name="P1">UNITED STATES OF AMERICA, INDIANA, TIPPECANOE COUNTY<text:line-break/></text:p>
      <text:p text:style-name="P1">United States of America, Texas, Aransas County<text:line-break/></text:p>
      <text:p text:style-name="P1">United States of America, Texas, Kaufman County<text:line-break/></text:p>
      <text:p text:style-name="P1">United States of America, Virginia, Gloucester County<text:line-break/></text:p>
      <text:p text:style-name="P1">UNITED STATES OF AMERICA, WISCONSIN, OCONTO COUNTY<text:line-break/></text:p>
      <text:p text:style-name="P1">UNITED STATES OF AMERICA, FLORIDA, ESCAMBIA COUNTY<text:line-break/></text:p>
      <text:p text:style-name="P1">United States of America, Pennsylvania, Potter County<text:line-break/></text:p>
      <text:p text:style-name="P1">UNITED STATES OF AMERICA, VIRGINIA, LEE COUNTY<text:line-break/></text:p>
      <text:p text:style-name="P1">UNITED STATES OF AMERICA, ARKANSAS, LAFAYETTE COUNTY<text:line-break/></text:p>
      <text:p text:style-name="P1">UNITED STATES OF AMERICA, KENTUCKY, TRIGG COUNTY<text:line-break/></text:p>
      <text:p text:style-name="P1"><text:soft-page-break/>JUCUNDA MARTIANA<text:line-break/></text:p>
      <text:p text:style-name="P1">MARSDENIA LANATA<text:line-break/></text:p>
      <text:p text:style-name="P1">OPITHANDRA ACAULIS<text:line-break/></text:p>
      <text:p text:style-name="P1">SICYOCODON MACROSTYLUS<text:line-break/></text:p>
      <text:p text:style-name="P1">HELICHRYSUM MANGORENSE<text:line-break/></text:p>
      <text:p text:style-name="P1">PAEPALANTHUS VERTICILLATUS<text:line-break/></text:p>
      <text:p text:style-name="P1">CRISTARIA COCCINEA<text:line-break/></text:p>
      <text:p text:style-name="P1">HESPEREVAX ACAULIS<text:line-break/></text:p>
      <text:p text:style-name="P1">BOTRYANTHUS ALBOVIRENS<text:line-break/></text:p>
      <text:p text:style-name="P1">ELLEANTHUS MAGNICALLOSUS<text:line-break/></text:p>
      <text:p text:style-name="P1">Annona gracilis<text:line-break/></text:p>
      <text:p text:style-name="P1">Muraltia beiliana<text:line-break/></text:p>
      <text:p text:style-name="P1">Acioa pierrei<text:line-break/></text:p>
      <text:p text:style-name="P1">DERRIS PAPUANA<text:line-break/></text:p>
      <text:p text:style-name="P1">ERAGROSTIS MULTICAULIS<text:line-break/></text:p>
      <text:p text:style-name="P1">SCLERANTHUS CORRIGIOLEFLORUS<text:line-break/></text:p>
      <text:p text:style-name="P1"><text:soft-page-break/>United States of America, South Dakota, Fall River County<text:line-break/></text:p>
      <text:p text:style-name="P1">United States of America, South Carolina, Barnwell County<text:line-break/></text:p>
      <text:p text:style-name="P1">UNITED STATES OF AMERICA, PENNSYLVANIA, MIFFLIN COUNTY<text:line-break/></text:p>
      <text:p text:style-name="P1">UNITED STATES OF AMERICA, MINNESOTA, ISANTI COUNTY<text:line-break/></text:p>
      <text:p text:style-name="P1">United States of America, Nebraska, Thomas County<text:line-break/></text:p>
      <text:p text:style-name="P1">UNITED STATES OF AMERICA, KENTUCKY, JEFFERSON COUNTY<text:line-break/></text:p>
      <text:p text:style-name="P1">NICARAGUA, GRANADA<text:line-break/></text:p>
      <text:p text:style-name="P1">UNITED STATES OF AMERICA, NORTH DAKOTA, WELLS COUNTY<text:line-break/></text:p>
      <text:p text:style-name="P1">United States of America, Alabama, Conecuh County<text:line-break/></text:p>
      <text:p text:style-name="P1">UNITED STATES OF AMERICA, PENNSYLVANIA, JUNIATA COUNTY<text:line-break/></text:p>
      <text:p text:style-name="P1">UNITED STATES OF AMERICA, ARKANSAS, LINCOLN COUNTY<text:line-break/></text:p>
      <text:p text:style-name="P1">Trinidad and Tobago, Tobago<text:line-break/></text:p>
      <text:p text:style-name="P1">UNITED STATES OF AMERICA, LOUISIANA, SABINE COUNTY<text:line-break/></text:p>
      <text:p text:style-name="P1">United States of America, Indiana, Clinton County<text:line-break/></text:p>
      <text:p text:style-name="P1">Canada, Quebec Province, Athabaska, MRC<text:line-break/></text:p>
      <text:p text:style-name="P1">UNITED STATES OF AMERICA, INDIANA, PIKE COUNTY<text:line-break/></text:p>
      <text:p text:style-name="P1"><text:soft-page-break/>Liatris radians<text:line-break/></text:p>
      <text:p text:style-name="P1">SALSOLA AETHIOPICA<text:line-break/></text:p>
      <text:p text:style-name="P1">Opuntia eburnispina<text:line-break/></text:p>
      <text:p text:style-name="P1">PATERSONIA RUDIS<text:line-break/></text:p>
      <text:p text:style-name="P1">Peperomia calcicola<text:line-break/></text:p>
      <text:p text:style-name="P1">Festuca schisticola<text:line-break/></text:p>
      <text:p text:style-name="P1">Polypodium donianum<text:line-break/></text:p>
      <text:p text:style-name="P1">Camaridium perezianum<text:line-break/></text:p>
      <text:p text:style-name="P1">VICIA CAPENSIS<text:line-break/></text:p>
      <text:p text:style-name="P1">Phaca topoensis<text:line-break/></text:p>
      <text:p text:style-name="P1">Philadelphus scaber<text:line-break/></text:p>
      <text:p text:style-name="P1">Ipomoea cynanchifolia<text:line-break/></text:p>
      <text:p text:style-name="P1">DALECHAMPIA GOYAZENSIS<text:line-break/></text:p>
      <text:p text:style-name="P1">Cheilanthes straminea<text:line-break/></text:p>
      <text:p text:style-name="P1">ROMULEA SINGULARIS<text:line-break/></text:p>
      <text:p text:style-name="P1">AMORPHOPHALLUS OPERCULATUS<text:line-break/></text:p>
      <text:p text:style-name="P1"><text:soft-page-break/>UNITED STATES OF AMERICA, TENNESSEE, GRUNDY COUNTY<text:line-break/></text:p>
      <text:p text:style-name="P1">PANAMA, BOCAS DEL TORO<text:line-break/></text:p>
      <text:p text:style-name="P1">UNITED STATES OF AMERICA, SOUTH DAKOTA, LYMAN COUNTY<text:line-break/></text:p>
      <text:p text:style-name="P1">UNITED STATES OF AMERICA, KANSAS, RAWLINS COUNTY<text:line-break/></text:p>
      <text:p text:style-name="P1">UNITED STATES OF AMERICA, FLORIDA, MARTIN COUNTY<text:line-break/></text:p>
      <text:p text:style-name="P1">United States of America, Alabama, Barbour County<text:line-break/></text:p>
      <text:p text:style-name="P1">United States of America, Mississippi, Simpson County<text:line-break/></text:p>
      <text:p text:style-name="P1">UNITED STATES OF AMERICA, TEXAS, SAN SABA COUNTY<text:line-break/></text:p>
      <text:p text:style-name="P1">UNITED STATES OF AMERICA, TEXAS, GOLIAD COUNTY<text:line-break/></text:p>
      <text:p text:style-name="P1">Bahamas, New Providence<text:line-break/></text:p>
      <text:p text:style-name="P1">UNITED STATES OF AMERICA, WEST VIRGINIA, TAYLOR COUNTY<text:line-break/></text:p>
      <text:p text:style-name="P1">United States of America, New Mexico, Mora County<text:line-break/></text:p>
      <text:p text:style-name="P1">UNITED STATES OF AMERICA, NORTH CAROLINA, DAVIE COUNTY<text:line-break/></text:p>
      <text:p text:style-name="P1">Canada, Quebec Province, Les Laurentides, MRC<text:line-break/></text:p>
      <text:p text:style-name="P1">UNITED STATES OF AMERICA, GEORGIA, CAMDEN COUNTY<text:line-break/></text:p>
      <text:p text:style-name="P1">United States of America, Kansas, Crawford County<text:line-break/></text:p>
      <text:p text:style-name="P1"><text:soft-page-break/>PSYCHOTRIA ROSULATIFOLIA<text:line-break/></text:p>
      <text:p text:style-name="P1">Castanopsis lunglingensis<text:line-break/></text:p>
      <text:p text:style-name="P1">CALLIGONUM USTJURTENSE<text:line-break/></text:p>
      <text:p text:style-name="P1">Chylismia cruciformis<text:line-break/></text:p>
      <text:p text:style-name="P1">VASCONCELLEA PALANDENSIS<text:line-break/></text:p>
      <text:p text:style-name="P1">DISTEGOCARPUS CORDATUS<text:line-break/></text:p>
      <text:p text:style-name="P1">HIPPOCRATEA ROTUNDIFOLIA<text:line-break/></text:p>
      <text:p text:style-name="P1">PHYLICA ERIOPHOROS<text:line-break/></text:p>
      <text:p text:style-name="P1">Crepis racemifera<text:line-break/></text:p>
      <text:p text:style-name="P1">Delosperma mariae<text:line-break/></text:p>
      <text:p text:style-name="P1">Lycium cordatum<text:line-break/></text:p>
      <text:p text:style-name="P1">BIGNONIA SPICATA<text:line-break/></text:p>
      <text:p text:style-name="P1">OXYGONUM PTEROCARPUM<text:line-break/></text:p>
      <text:p text:style-name="P1">EUPHORBIA SCOPARIA<text:line-break/></text:p>
      <text:p text:style-name="P1">Primula × pubescens<text:line-break/></text:p>
      <text:p text:style-name="P1">Oxytropis imbricata<text:line-break/></text:p>
      <text:p text:style-name="P1"><text:soft-page-break/>United States of America, Missouri, Oregon County<text:line-break/></text:p>
      <text:p text:style-name="P1">United States of America, Indiana, Grant County<text:line-break/></text:p>
      <text:p text:style-name="P1">United States of America, South Carolina, Florence County<text:line-break/></text:p>
      <text:p text:style-name="P1">Mexico, Veracruz, Cordoba<text:line-break/></text:p>
      <text:p text:style-name="P1">United States of America, Kansas, Marshall County<text:line-break/></text:p>
      <text:p text:style-name="P1">UNITED STATES OF AMERICA, OKLAHOMA, MAJOR COUNTY<text:line-break/></text:p>
      <text:p text:style-name="P1">Bahamas, Inagua<text:line-break/></text:p>
      <text:p text:style-name="P1">United States of America, Idaho, Lincoln County<text:line-break/></text:p>
      <text:p text:style-name="P1">UNITED STATES OF AMERICA, NEW YORK, SCHOHARIE COUNTY<text:line-break/></text:p>
      <text:p text:style-name="P1">United States of America, Arkansas, Nevada County<text:line-break/></text:p>
      <text:p text:style-name="P1">United States of America, Arkansas, Crittenden County<text:line-break/></text:p>
      <text:p text:style-name="P1">Aruba<text:line-break/></text:p>
      <text:p text:style-name="P1">United States of America, Kansas, Rush County<text:line-break/></text:p>
      <text:p text:style-name="P1">UNITED STATES OF AMERICA, ALABAMA, CLEBURNE COUNTY<text:line-break/></text:p>
      <text:p text:style-name="P1">United States of America, Colorado, Washington County<text:line-break/></text:p>
      <text:p text:style-name="P1">United States of America, Nebraska, Loup County<text:line-break/></text:p>
      <text:p text:style-name="P1"><text:soft-page-break/>Pyrus daliensis<text:line-break/></text:p>
      <text:p text:style-name="P1">NEODRIESSENIA RUBROVENIA<text:line-break/></text:p>
      <text:p text:style-name="P1">MELANDRIUM TATARINOWII<text:line-break/></text:p>
      <text:p text:style-name="P1">Centaurea patibilcensis<text:line-break/></text:p>
      <text:p text:style-name="P1">Diasperus cauliflorus<text:line-break/></text:p>
      <text:p text:style-name="P1">STEVIOPSIS NESOMII<text:line-break/></text:p>
      <text:p text:style-name="P1">Urtica copeyana<text:line-break/></text:p>
      <text:p text:style-name="P1">Grammitis subhamatopilosa<text:line-break/></text:p>
      <text:p text:style-name="P1">Rosa tirolensis<text:line-break/></text:p>
      <text:p text:style-name="P1">Marginaria monosora<text:line-break/></text:p>
      <text:p text:style-name="P1">Sutera rotundifolia<text:line-break/></text:p>
      <text:p text:style-name="P1">Aponogeton loriae<text:line-break/></text:p>
      <text:p text:style-name="P1">Ipomoea gossypiifolia<text:line-break/></text:p>
      <text:p text:style-name="P1">Tridax lanceolata<text:line-break/></text:p>
      <text:p text:style-name="P1">Hippophae fluviatilis<text:line-break/></text:p>
      <text:p text:style-name="P1">DIANELLA BOLIVIANA<text:line-break/></text:p>
      <text:p text:style-name="P1"><text:soft-page-break/>UNITED STATES OF AMERICA, NEBRASKA, GRANT COUNTY<text:line-break/></text:p>
      <text:p text:style-name="P1">United States of America, Louisiana, Saint Charles County<text:line-break/></text:p>
      <text:p text:style-name="P1">Saint Kitts and Nevis<text:line-break/></text:p>
      <text:p text:style-name="P1">United States of America, Michigan, Luce County<text:line-break/></text:p>
      <text:p text:style-name="P1">United States of America, Wisconsin, Lafayette County<text:line-break/></text:p>
      <text:p text:style-name="P1">UNITED STATES OF AMERICA, MISSOURI, SCOTT COUNTY<text:line-break/></text:p>
      <text:p text:style-name="P1">United States of America, Arkansas, Conway County<text:line-break/></text:p>
      <text:p text:style-name="P1">UNITED STATES OF AMERICA, FLORIDA, CLAY COUNTY<text:line-break/></text:p>
      <text:p text:style-name="P1">United States of America, Minnesota, Crow Wing County<text:line-break/></text:p>
      <text:p text:style-name="P1">United States of America, North Carolina, Cherokee County<text:line-break/></text:p>
      <text:p text:style-name="P1">United States of America, Kentucky, Ohio County<text:line-break/></text:p>
      <text:p text:style-name="P1">UNITED STATES OF AMERICA, TEXAS, LEON COUNTY<text:line-break/></text:p>
      <text:p text:style-name="P1">UNITED STATES OF AMERICA, TEXAS, LIVE OAK COUNTY<text:line-break/></text:p>
      <text:p text:style-name="P1">United States of America, Alabama, Henry County<text:line-break/></text:p>
      <text:p text:style-name="P1">UNITED STATES OF AMERICA, TEXAS, BURLESON COUNTY<text:line-break/></text:p>
      <text:p text:style-name="P1">St. Eustatius<text:line-break/></text:p>
      <text:p text:style-name="P1"><text:soft-page-break/>ATHYRIUM SENANENSE<text:line-break/></text:p>
      <text:p text:style-name="P1">BRACHYSTELMA CUPULATUM<text:line-break/></text:p>
      <text:p text:style-name="P1">INDIGOFERA BODINIERI<text:line-break/></text:p>
      <text:p text:style-name="P1">LILIUM FARRERI<text:line-break/></text:p>
      <text:p text:style-name="P1">MYRISTICA PALAWANENSIS<text:line-break/></text:p>
      <text:p text:style-name="P1">Ornithopus littoralis<text:line-break/></text:p>
      <text:p text:style-name="P1">SEDUM MUYAICUM<text:line-break/></text:p>
      <text:p text:style-name="P1">RUMEX ARIZONICUS<text:line-break/></text:p>
      <text:p text:style-name="P1">Panicum pamplemoussense<text:line-break/></text:p>
      <text:p text:style-name="P1">NOTHOCNIDE REPANDA<text:line-break/></text:p>
      <text:p text:style-name="P1">ASPLENIUM ANTENINAENSE<text:line-break/></text:p>
      <text:p text:style-name="P1">Ledebouria burkei<text:line-break/></text:p>
      <text:p text:style-name="P1">ERYTHEA EDULIS<text:line-break/></text:p>
      <text:p text:style-name="P1">Abies nobilis<text:line-break/></text:p>
      <text:p text:style-name="P1">Glechoma schirazana<text:line-break/></text:p>
      <text:p text:style-name="P1">Galium kahelianum<text:line-break/></text:p>
      <text:p text:style-name="P1"><text:soft-page-break/>United States of America, Wisconsin, Calumet County<text:line-break/></text:p>
      <text:p text:style-name="P1">CANADA, NEW BRUNSWICK, CARLETON COUNTY (NEW BRUNSWICK)<text:line-break/></text:p>
      <text:p text:style-name="P1">Mexico, Sonora, Fronteras<text:line-break/></text:p>
      <text:p text:style-name="P1">UNITED STATES OF AMERICA, ILLINOIS, JOHNSON COUNTY<text:line-break/></text:p>
      <text:p text:style-name="P1">United States of America, Alabama, Talladega County<text:line-break/></text:p>
      <text:p text:style-name="P1">UNITED STATES OF AMERICA, UTAH, WAYNE COUNTY<text:line-break/></text:p>
      <text:p text:style-name="P1">UNITED STATES OF AMERICA, NEW YORK, CHEMUNG COUNTY<text:line-break/></text:p>
      <text:p text:style-name="P1">United States of America, Indiana, Bartholomew County<text:line-break/></text:p>
      <text:p text:style-name="P1">UNITED STATES OF AMERICA, KENTUCKY, HOPKINS COUNTY<text:line-break/></text:p>
      <text:p text:style-name="P1">UNITED STATES OF AMERICA, IOWA, LEE COUNTY<text:line-break/></text:p>
      <text:p text:style-name="P1">UNITED STATES OF AMERICA, ILLINOIS, UNION COUNTY<text:line-break/></text:p>
      <text:p text:style-name="P1">UNITED STATES OF AMERICA, TEXAS, GRIMES COUNTY<text:line-break/></text:p>
      <text:p text:style-name="P1">UNITED STATES OF AMERICA, NORTH CAROLINA, LINCOLN COUNTY<text:line-break/></text:p>
      <text:p text:style-name="P1">United States of America, Missouri, Ripley County<text:line-break/></text:p>
      <text:p text:style-name="P1">CANADA, NEW BRUNSWICK, NORTHUMBERLAND COUNTY (NEW BRUNSWICK)<text:line-break/></text:p>
      <text:p text:style-name="P1">UNITED STATES OF AMERICA, WISCONSIN, IRON COUNTY<text:line-break/></text:p>
      <text:p text:style-name="P1"><text:soft-page-break/>Guarania longifolia<text:line-break/></text:p>
      <text:p text:style-name="P1">Eranthemum sinuatum<text:line-break/></text:p>
      <text:p text:style-name="P1">CROCANTHEMUM ROSMARINIFOLIUM<text:line-break/></text:p>
      <text:p text:style-name="P1">CALCEARIA VINOSA<text:line-break/></text:p>
      <text:p text:style-name="P1">Alopecurus capillaris<text:line-break/></text:p>
      <text:p text:style-name="P1">Arctogentia aurea<text:line-break/></text:p>
      <text:p text:style-name="P1">Polygala hypoglauca<text:line-break/></text:p>
      <text:p text:style-name="P1">Arabis crypta<text:line-break/></text:p>
      <text:p text:style-name="P1">Caladium pallidinervium<text:line-break/></text:p>
      <text:p text:style-name="P1">Vepris eggelingii<text:line-break/></text:p>
      <text:p text:style-name="P1">Ptychosperma veitchii<text:line-break/></text:p>
      <text:p text:style-name="P1">Hiptage laxiflora<text:line-break/></text:p>
      <text:p text:style-name="P1">TRAGACANTHA ONOBRYCHIS<text:line-break/></text:p>
      <text:p text:style-name="P1">ACACIA LAZARIDIS<text:line-break/></text:p>
      <text:p text:style-name="P1">Vachellia seyal<text:line-break/></text:p>
      <text:p text:style-name="P1">OCIMUM MAJUS<text:line-break/></text:p>
      <text:p text:style-name="P1"><text:soft-page-break/>Jamaica, Saint Catherine Parish<text:line-break/></text:p>
      <text:p text:style-name="P1">United States of America, Kansas, Gove County<text:line-break/></text:p>
      <text:p text:style-name="P1">UNITED STATES OF AMERICA, NEW YORK, CLINTON COUNTY<text:line-break/></text:p>
      <text:p text:style-name="P1">United States of America, Nevada, Pershing County<text:line-break/></text:p>
      <text:p text:style-name="P1">UNITED STATES OF AMERICA, LOUISIANA, SAINT LANDRY COUNTY<text:line-break/></text:p>
      <text:p text:style-name="P1">United States of America, Alabama, Autauga County<text:line-break/></text:p>
      <text:p text:style-name="P1">UNITED STATES OF AMERICA, PENNSYLVANIA, SUSQUEHANNA COUNTY<text:line-break/></text:p>
      <text:p text:style-name="P1">United States of America, Iowa, Dallas County<text:line-break/></text:p>
      <text:p text:style-name="P1">United States of America, Missouri, Pettis County<text:line-break/></text:p>
      <text:p text:style-name="P1">United States of America, Virginia, King William County<text:line-break/></text:p>
      <text:p text:style-name="P1">UNITED STATES OF AMERICA, TENNESSEE, HARDEMAN COUNTY<text:line-break/></text:p>
      <text:p text:style-name="P1">United States of America, Nebraska, Scotts Bluff County<text:line-break/></text:p>
      <text:p text:style-name="P1">PANAMA, PANAMA<text:line-break/></text:p>
      <text:p text:style-name="P1">UNITED STATES OF AMERICA, INDIANA, WARREN COUNTY<text:line-break/></text:p>
      <text:p text:style-name="P1">United States of America, Florida, Baker County<text:line-break/></text:p>
      <text:p text:style-name="P1">United States of America, Missouri, New Madrid County<text:line-break/></text:p>
      <text:p text:style-name="P1"><text:soft-page-break/>OLAX APHYLLA<text:line-break/></text:p>
      <text:p text:style-name="P1">Tithymalus kurdicus<text:line-break/></text:p>
      <text:p text:style-name="P1">Eugenia culta<text:line-break/></text:p>
      <text:p text:style-name="P1">OCTOPOMA NANUM<text:line-break/></text:p>
      <text:p text:style-name="P1">Plumbago lapathifolia<text:line-break/></text:p>
      <text:p text:style-name="P1">Asteridea archeri<text:line-break/></text:p>
      <text:p text:style-name="P1">PADUS STELLIPILA<text:line-break/></text:p>
      <text:p text:style-name="P1">Cattleya schomburgkii<text:line-break/></text:p>
      <text:p text:style-name="P1">Webera canarica<text:line-break/></text:p>
      <text:p text:style-name="P1">OROPHEA WENZELII<text:line-break/></text:p>
      <text:p text:style-name="P1">TARAKTOGENOS CALOPHYLLUM<text:line-break/></text:p>
      <text:p text:style-name="P1">Astragalus pascuicola<text:line-break/></text:p>
      <text:p text:style-name="P1">HYDNOPHYTUM ELLIPTICUM<text:line-break/></text:p>
      <text:p text:style-name="P1">Ixophorus verticillatus<text:line-break/></text:p>
      <text:p text:style-name="P1">Dryandra ashbyi<text:line-break/></text:p>
      <text:p text:style-name="P1">COREOPSIS CAPILLACEA<text:line-break/></text:p>
      <text:p text:style-name="P1"><text:soft-page-break/>UNITED STATES OF AMERICA, WEST VIRGINIA, BERKELEY COUNTY<text:line-break/></text:p>
      <text:p text:style-name="P1">United States of America, North Dakota, Morton County<text:line-break/></text:p>
      <text:p text:style-name="P1">United States of America, Mississippi, Wilkinson County<text:line-break/></text:p>
      <text:p text:style-name="P1">United States of America, North Dakota, Cass County<text:line-break/></text:p>
      <text:p text:style-name="P1">Canada, Ontario, County of Hastings<text:line-break/></text:p>
      <text:p text:style-name="P1">United States of America, Oklahoma, Custer County<text:line-break/></text:p>
      <text:p text:style-name="P1">United States of America, Arkansas, Marion County<text:line-break/></text:p>
      <text:p text:style-name="P1">UNITED STATES OF AMERICA, INDIANA, MARTIN COUNTY<text:line-break/></text:p>
      <text:p text:style-name="P1">United States of America, Illinois, Mercer County<text:line-break/></text:p>
      <text:p text:style-name="P1">UNITED STATES OF AMERICA, MINNESOTA, MAHNOMEN COUNTY<text:line-break/></text:p>
      <text:p text:style-name="P1">United States of America, Oklahoma, Pottawatomie County<text:line-break/></text:p>
      <text:p text:style-name="P1">UNITED STATES OF AMERICA, MISSOURI, LACLEDE COUNTY<text:line-break/></text:p>
      <text:p text:style-name="P1">UNITED STATES OF AMERICA, ALABAMA, PIKE COUNTY<text:line-break/></text:p>
      <text:p text:style-name="P1">NETHERLANDS ANTILLES<text:line-break/></text:p>
      <text:p text:style-name="P1">United States of America, Kansas, Coffey County<text:line-break/></text:p>
      <text:p text:style-name="P1">UNITED STATES OF AMERICA, VIRGINIA, HENRICO COUNTY<text:line-break/></text:p>
      <text:p text:style-name="P1"><text:soft-page-break/>PODALYRIA ARGENTEA<text:line-break/></text:p>
      <text:p text:style-name="P1">Lapsana virgata<text:line-break/></text:p>
      <text:p text:style-name="P1">PSEUDOXANDRA VALLICOLA<text:line-break/></text:p>
      <text:p text:style-name="P1">EPIDENDRUM PSEUDAPAGANUM<text:line-break/></text:p>
      <text:p text:style-name="P1">Pyrethrum arctodzhungaricum<text:line-break/></text:p>
      <text:p text:style-name="P1">ROSA GLOBULIFERA<text:line-break/></text:p>
      <text:p text:style-name="P1">AMEGHINOA PATAGONICA<text:line-break/></text:p>
      <text:p text:style-name="P1">CARICINELLA MICROGLOCHIN<text:line-break/></text:p>
      <text:p text:style-name="P1">Rudolphia dubia<text:line-break/></text:p>
      <text:p text:style-name="P1">VIOLA SYLVESTRIS<text:line-break/></text:p>
      <text:p text:style-name="P1">DIODIA FROESII<text:line-break/></text:p>
      <text:p text:style-name="P1">CLEISOSTOMA EVRARDII<text:line-break/></text:p>
      <text:p text:style-name="P1">Psidium ramboanum<text:line-break/></text:p>
      <text:p text:style-name="P1">Rhodocolea boivinii<text:line-break/></text:p>
      <text:p text:style-name="P1">Gymnopsis vulcanica<text:line-break/></text:p>
      <text:p text:style-name="P1">Hedyotis nutans<text:line-break/></text:p>
      <text:p text:style-name="P1"><text:soft-page-break/>United States of America, Oklahoma, Woodward County<text:line-break/></text:p>
      <text:p text:style-name="P1">UNITED STATES OF AMERICA, ALABAMA, CRENSHAW COUNTY<text:line-break/></text:p>
      <text:p text:style-name="P1">UNITED STATES OF AMERICA, NEW MEXICO, ROOSEVELT COUNTY<text:line-break/></text:p>
      <text:p text:style-name="P1">United States of America, Mississippi, Winston County<text:line-break/></text:p>
      <text:p text:style-name="P1">UNITED STATES OF AMERICA, ALABAMA, LAUDERDALE COUNTY<text:line-break/></text:p>
      <text:p text:style-name="P1">United States of America, Missouri, Holt County<text:line-break/></text:p>
      <text:p text:style-name="P1">United States of America, Iowa, Cherokee County<text:line-break/></text:p>
      <text:p text:style-name="P1">United States of America, Texas, Grayson County<text:line-break/></text:p>
      <text:p text:style-name="P1">UNITED STATES OF AMERICA, TENNESSEE, GREENE COUNTY<text:line-break/></text:p>
      <text:p text:style-name="P1">Haiti, Artibonite<text:line-break/></text:p>
      <text:p text:style-name="P1">United States of America, Tennessee, Macon County<text:line-break/></text:p>
      <text:p text:style-name="P1">UNITED STATES OF AMERICA, KENTUCKY, WEBSTER COUNTY<text:line-break/></text:p>
      <text:p text:style-name="P1">UNITED STATES OF AMERICA, ARKANSAS, STONE COUNTY<text:line-break/></text:p>
      <text:p text:style-name="P1">United States of America, Arkansas, Columbia County<text:line-break/></text:p>
      <text:p text:style-name="P1">United States of America, Montana, Glacier County<text:line-break/></text:p>
      <text:p text:style-name="P1">UNITED STATES OF AMERICA, TEXAS, FRANKLIN COUNTY<text:line-break/></text:p>
      <text:p text:style-name="P1"><text:soft-page-break/>BYTTNERIA RETICAULIS<text:line-break/></text:p>
      <text:p text:style-name="P1">BERBERIS ARISTEGUIETAE<text:line-break/></text:p>
      <text:p text:style-name="P1">SHAWIA DECURRENS<text:line-break/></text:p>
      <text:p text:style-name="P1">Polypodium musifolium<text:line-break/></text:p>
      <text:p text:style-name="P1">Mammillaria chica<text:line-break/></text:p>
      <text:p text:style-name="P1">TREMA AMBOINENSE<text:line-break/></text:p>
      <text:p text:style-name="P1">Mikania nigricans<text:line-break/></text:p>
      <text:p text:style-name="P1">MYRISTICA HOLLRUNGII<text:line-break/></text:p>
      <text:p text:style-name="P1">TAPOGOMEA CARAPICHEA<text:line-break/></text:p>
      <text:p text:style-name="P1">Audibertiella clevelandii<text:line-break/></text:p>
      <text:p text:style-name="P1">Claytonia bodinii<text:line-break/></text:p>
      <text:p text:style-name="P1">KRYNITZKIA RAMOSISSIMA<text:line-break/></text:p>
      <text:p text:style-name="P1">Struthanthus patrisii<text:line-break/></text:p>
      <text:p text:style-name="P1">Psychotria brenanii<text:line-break/></text:p>
      <text:p text:style-name="P1">Combretum winitii<text:line-break/></text:p>
      <text:p text:style-name="P1">DIPLAZIUM PULLINGERI<text:line-break/></text:p>
      <text:p text:style-name="P1"><text:soft-page-break/>UNITED STATES OF AMERICA, COLORADO, JACKSON COUNTY<text:line-break/></text:p>
      <text:p text:style-name="P1">United States of America, Oklahoma, Canadian County<text:line-break/></text:p>
      <text:p text:style-name="P1">UNITED STATES OF AMERICA, ARIZONA, GREENLEE COUNTY<text:line-break/></text:p>
      <text:p text:style-name="P1">UNITED STATES OF AMERICA, KANSAS, KIOWA COUNTY<text:line-break/></text:p>
      <text:p text:style-name="P1">UNITED STATES OF AMERICA, INDIANA, GREENE COUNTY<text:line-break/></text:p>
      <text:p text:style-name="P1">United States of America, Oklahoma, Washington County<text:line-break/></text:p>
      <text:p text:style-name="P1">United States of America, Kentucky, Woodford County<text:line-break/></text:p>
      <text:p text:style-name="P1">MEXICO, MEXICO, TOLUCA<text:line-break/></text:p>
      <text:p text:style-name="P1">UNITED STATES OF AMERICA, GEORGIA, COFFEE COUNTY<text:line-break/></text:p>
      <text:p text:style-name="P1">UNITED STATES OF AMERICA, WEST VIRGINIA, MERCER COUNTY<text:line-break/></text:p>
      <text:p text:style-name="P1">UNITED STATES OF AMERICA, TEXAS, WALLER COUNTY<text:line-break/></text:p>
      <text:p text:style-name="P1">United States of America, Kentucky, Kenton County<text:line-break/></text:p>
      <text:p text:style-name="P1">UNITED STATES OF AMERICA, ILLINOIS, MCHENRY COUNTY<text:line-break/></text:p>
      <text:p text:style-name="P1">UNITED STATES OF AMERICA, OKLAHOMA, WASHITA COUNTY<text:line-break/></text:p>
      <text:p text:style-name="P1">United States of America, Indiana, Scott County<text:line-break/></text:p>
      <text:p text:style-name="P1">UNITED STATES OF AMERICA, MISSOURI, WAYNE COUNTY<text:line-break/></text:p>
      <text:p text:style-name="P1"><text:soft-page-break/>OCOTEA ROTUNDATA<text:line-break/></text:p>
      <text:p text:style-name="P1">EUPHORBIA CRASSICAULIS<text:line-break/></text:p>
      <text:p text:style-name="P1">CAPRARIA GLAUCUM<text:line-break/></text:p>
      <text:p text:style-name="P1">MASDEVALLIA PERNIX<text:line-break/></text:p>
      <text:p text:style-name="P1">Disa coerulea<text:line-break/></text:p>
      <text:p text:style-name="P1">CLEISOSTOMA CLEMENSIAE<text:line-break/></text:p>
      <text:p text:style-name="P1">Siphonacanthus repens<text:line-break/></text:p>
      <text:p text:style-name="P1">Ormsia boluoensis<text:line-break/></text:p>
      <text:p text:style-name="P1">THELYPTERIS DIMORPHA<text:line-break/></text:p>
      <text:p text:style-name="P1">Vaccinium fauriei<text:line-break/></text:p>
      <text:p text:style-name="P1">ZORNIA GIBBOSA<text:line-break/></text:p>
      <text:p text:style-name="P1">Archivea kewensis<text:line-break/></text:p>
      <text:p text:style-name="P1">Cactus meonacanthus<text:line-break/></text:p>
      <text:p text:style-name="P1">PHASEOLUS HELVULUS<text:line-break/></text:p>
      <text:p text:style-name="P1">DRYOPTERIS PERIPAE<text:line-break/></text:p>
      <text:p text:style-name="P1">Mimosa cumana<text:line-break/></text:p>
      <text:p text:style-name="P1"><text:soft-page-break/>UNITED STATES OF AMERICA, WISCONSIN, ONEIDA COUNTY<text:line-break/></text:p>
      <text:p text:style-name="P1">United States of America, North Carolina, Martin County<text:line-break/></text:p>
      <text:p text:style-name="P1">United States of America, Ohio, Knox County<text:line-break/></text:p>
      <text:p text:style-name="P1">UNITED STATES OF AMERICA, KENTUCKY, ELLIOTT COUNTY<text:line-break/></text:p>
      <text:p text:style-name="P1">United States of America, Ohio, Lorain County<text:line-break/></text:p>
      <text:p text:style-name="P1">United States of America, Ohio, Tuscarawas County<text:line-break/></text:p>
      <text:p text:style-name="P1">UNITED STATES OF AMERICA, SOUTH DAKOTA, MINNEHAHA COUNTY<text:line-break/></text:p>
      <text:p text:style-name="P1">UNITED STATES OF AMERICA, KENTUCKY, ALLEN COUNTY<text:line-break/></text:p>
      <text:p text:style-name="P1">Mexico, Puebla, Esperanza<text:line-break/></text:p>
      <text:p text:style-name="P1">UNITED STATES OF AMERICA, LOUISIANA, EAST CARROLL COUNTY<text:line-break/></text:p>
      <text:p text:style-name="P1">Canada, Quebec Province, Temiscamingue, MRC<text:line-break/></text:p>
      <text:p text:style-name="P1">UNITED STATES OF AMERICA, LOUISIANA, NATCHITOCHES COUNTY<text:line-break/></text:p>
      <text:p text:style-name="P1">United States of America, Oklahoma, Love County<text:line-break/></text:p>
      <text:p text:style-name="P1">UNITED STATES OF AMERICA, TENNESSEE, CANNON COUNTY<text:line-break/></text:p>
      <text:p text:style-name="P1">UNITED STATES OF AMERICA, MISSOURI, CLARK COUNTY<text:line-break/></text:p>
      <text:p text:style-name="P1">United States of America, Alaska, Ketchikan Gateway<text:line-break/></text:p>
      <text:p text:style-name="P1"><text:soft-page-break/>Polypodium multipunctatum<text:line-break/></text:p>
      <text:p text:style-name="P1">Gerardia brevifolia<text:line-break/></text:p>
      <text:p text:style-name="P1">Tragacantha plebeia<text:line-break/></text:p>
      <text:p text:style-name="P1">Racosperma daweanum<text:line-break/></text:p>
      <text:p text:style-name="P1">CLEISTES LEHMANNII<text:line-break/></text:p>
      <text:p text:style-name="P1">ALYXIA MUCRONATA<text:line-break/></text:p>
      <text:p text:style-name="P1">Loranthus robertsonii<text:line-break/></text:p>
      <text:p text:style-name="P1">CEROPEGIA TIHAMANA<text:line-break/></text:p>
      <text:p text:style-name="P1">Ammannia minima<text:line-break/></text:p>
      <text:p text:style-name="P1">RACOSPERMA VALIDINERVIUM<text:line-break/></text:p>
      <text:p text:style-name="P1">Plectranthus oertendahlii<text:line-break/></text:p>
      <text:p text:style-name="P1">Ruschia truteri<text:line-break/></text:p>
      <text:p text:style-name="P1">Indigofera macrostachya<text:line-break/></text:p>
      <text:p text:style-name="P1">Harveya helenae<text:line-break/></text:p>
      <text:p text:style-name="P1">MONOCHILUS LEPIDUS<text:line-break/></text:p>
      <text:p text:style-name="P1">Platyspermum pulcherrimum<text:line-break/></text:p>
      <text:p text:style-name="P1"><text:soft-page-break/>UNITED STATES OF AMERICA, WISCONSIN, WALWORTH COUNTY<text:line-break/></text:p>
      <text:p text:style-name="P1">United States of America, Missouri, Schuyler County<text:line-break/></text:p>
      <text:p text:style-name="P1">United States of America, Indiana, Floyd County<text:line-break/></text:p>
      <text:p text:style-name="P1">UNITED STATES OF AMERICA, KANSAS, GREENWOOD COUNTY<text:line-break/></text:p>
      <text:p text:style-name="P1">UNITED STATES OF AMERICA, NORTH CAROLINA, NORTHAMPTON COUNTY<text:line-break/></text:p>
      <text:p text:style-name="P1">UNITED STATES OF AMERICA, TEXAS, FRIO COUNTY<text:line-break/></text:p>
      <text:p text:style-name="P1">United States of America, Indiana, Union County<text:line-break/></text:p>
      <text:p text:style-name="P1">UNITED STATES OF AMERICA, MINNESOTA, WASECA COUNTY<text:line-break/></text:p>
      <text:p text:style-name="P1">UNITED STATES OF AMERICA, WISCONSIN, DUNN COUNTY<text:line-break/></text:p>
      <text:p text:style-name="P1">MEXICO, COLIMA, COLIMA<text:line-break/></text:p>
      <text:p text:style-name="P1">United States of America, Alaska, Anchorage Borough<text:line-break/></text:p>
      <text:p text:style-name="P1">United States of America, Kansas, Harvey County<text:line-break/></text:p>
      <text:p text:style-name="P1">MEXICO, MICHOACAN, PATZCUARO<text:line-break/></text:p>
      <text:p text:style-name="P1">United States of America, West Virginia, Jefferson County<text:line-break/></text:p>
      <text:p text:style-name="P1">UNITED STATES OF AMERICA, WISCONSIN, BAYFIELD COUNTY<text:line-break/></text:p>
      <text:p text:style-name="P1">Canada, New Brunswick, Restigouche County (New Brunswick)<text:line-break/></text:p>
      <text:p text:style-name="P1"><text:soft-page-break/>OPHRYS HERAE<text:line-break/></text:p>
      <text:p text:style-name="P1">RUDGEA PSAMMOPHILA<text:line-break/></text:p>
      <text:p text:style-name="P1">SCAEVOLA BASEDOWII<text:line-break/></text:p>
      <text:p text:style-name="P1">Ageratinastrum glomeratum<text:line-break/></text:p>
      <text:p text:style-name="P1">Sageraea reticulata<text:line-break/></text:p>
      <text:p text:style-name="P1">SERICOCOMA REMOTIFLORA<text:line-break/></text:p>
      <text:p text:style-name="P1">ENCYCLIA SCEPTRA<text:line-break/></text:p>
      <text:p text:style-name="P1">LINOCHILUS OBLONGIFOLIUS<text:line-break/></text:p>
      <text:p text:style-name="P1">SCORZONERA SCAPIGERA<text:line-break/></text:p>
      <text:p text:style-name="P1">PSEUDOTSUGA BREVIFOLIA<text:line-break/></text:p>
      <text:p text:style-name="P1">Hymenophyllum gorgoneum<text:line-break/></text:p>
      <text:p text:style-name="P1">Dyckia linearifolia<text:line-break/></text:p>
      <text:p text:style-name="P1">Polystachya simplex<text:line-break/></text:p>
      <text:p text:style-name="P1">Gnaphalium rosillense<text:line-break/></text:p>
      <text:p text:style-name="P1">Calorophus lateriflorus<text:line-break/></text:p>
      <text:p text:style-name="P1">Hieracium eurylobum<text:line-break/></text:p>
      <text:p text:style-name="P1"><text:soft-page-break/>UNITED STATES OF AMERICA, WYOMING, GOSHEN COUNTY<text:line-break/></text:p>
      <text:p text:style-name="P1">UNITED STATES OF AMERICA, IOWA, SIOUX COUNTY<text:line-break/></text:p>
      <text:p text:style-name="P1">SAINT VINCENT AND THE GRENADINES, GRENADINES<text:line-break/></text:p>
      <text:p text:style-name="P1">United States of America, Pennsylvania, Montgomery County<text:line-break/></text:p>
      <text:p text:style-name="P1">United States of America, Tennessee, Chester County<text:line-break/></text:p>
      <text:p text:style-name="P1">UNITED STATES OF AMERICA, FLORIDA, WALTON COUNTY<text:line-break/></text:p>
      <text:p text:style-name="P1">United States of America, North Carolina, Caldwell County<text:line-break/></text:p>
      <text:p text:style-name="P1">UNITED STATES OF AMERICA, GEORGIA, COLQUITT COUNTY<text:line-break/></text:p>
      <text:p text:style-name="P1">UNITED STATES OF AMERICA, NORTH CAROLINA, MECKLENBURG COUNTY<text:line-break/></text:p>
      <text:p text:style-name="P1">UNITED STATES OF AMERICA, MARYLAND, CARROLL COUNTY<text:line-break/></text:p>
      <text:p text:style-name="P1">UNITED STATES OF AMERICA, KANSAS, WYANDOTTE COUNTY<text:line-break/></text:p>
      <text:p text:style-name="P1">BAHAMAS, ABACO<text:line-break/></text:p>
      <text:p text:style-name="P1">Canada, Ontario, Wentworth County<text:line-break/></text:p>
      <text:p text:style-name="P1">United States of America, Idaho, Ada County<text:line-break/></text:p>
      <text:p text:style-name="P1">United States of America, Arkansas, Pope County<text:line-break/></text:p>
      <text:p text:style-name="P1">United States of America, Colorado, Cheyenne County<text:line-break/></text:p>
      <text:p text:style-name="P1"><text:soft-page-break/>Keetia venosa<text:line-break/></text:p>
      <text:p text:style-name="P1">Habenaria chloroleuca<text:line-break/></text:p>
      <text:p text:style-name="P1">EUGENIA CAMPYLOCARPA<text:line-break/></text:p>
      <text:p text:style-name="P1">DORONICUM PLANTAGINIFOLIUM<text:line-break/></text:p>
      <text:p text:style-name="P1">Malpighia pallida<text:line-break/></text:p>
      <text:p text:style-name="P1">Juncus balticus<text:line-break/></text:p>
      <text:p text:style-name="P1">POTENTILLA RYDBERGII<text:line-break/></text:p>
      <text:p text:style-name="P1">Deschampsia grandis<text:line-break/></text:p>
      <text:p text:style-name="P1">CLEISTOLORANTHUS VERTICILLATUS<text:line-break/></text:p>
      <text:p text:style-name="P1">Burchellia bubalina<text:line-break/></text:p>
      <text:p text:style-name="P1">Acinodendron brachyantherum<text:line-break/></text:p>
      <text:p text:style-name="P1">MYRSINE CITRIFOLIA<text:line-break/></text:p>
      <text:p text:style-name="P1">Vilfa robusta<text:line-break/></text:p>
      <text:p text:style-name="P1">AVENA BREVIS<text:line-break/></text:p>
      <text:p text:style-name="P1">Aglaia stellipila<text:line-break/></text:p>
      <text:p text:style-name="P1">Hedycarya dorstenioides<text:line-break/></text:p>
      <text:p text:style-name="P1"><text:soft-page-break/>UNITED STATES OF AMERICA, SOUTH CAROLINA, UNION COUNTY<text:line-break/></text:p>
      <text:p text:style-name="P1">CANADA, QUEBEC PROVINCE, CHARLEVOIX, MRC<text:line-break/></text:p>
      <text:p text:style-name="P1">UNITED STATES OF AMERICA, FLORIDA, HAMILTON COUNTY<text:line-break/></text:p>
      <text:p text:style-name="P1">UNITED STATES OF AMERICA, KANSAS, MCPHERSON COUNTY<text:line-break/></text:p>
      <text:p text:style-name="P1">UNITED STATES OF AMERICA, MISSISSIPPI, TALLAHATCHIE COUNTY<text:line-break/></text:p>
      <text:p text:style-name="P1">United States of America, Ohio, Williams County<text:line-break/></text:p>
      <text:p text:style-name="P1">United States of America, Illinois, Sangamon County<text:line-break/></text:p>
      <text:p text:style-name="P1">UNITED STATES OF AMERICA, NORTH CAROLINA, WAYNE COUNTY<text:line-break/></text:p>
      <text:p text:style-name="P1">UNITED STATES OF AMERICA, KENTUCKY, GREENUP COUNTY<text:line-break/></text:p>
      <text:p text:style-name="P1">UNITED STATES OF AMERICA, WYOMING, NIOBRARA COUNTY<text:line-break/></text:p>
      <text:p text:style-name="P1">UNITED STATES OF AMERICA, TEXAS, CALLAHAN COUNTY<text:line-break/></text:p>
      <text:p text:style-name="P1">United States of America, Pennsylvania, Butler County<text:line-break/></text:p>
      <text:p text:style-name="P1">CANADA, ONTARIO, COUNTY OF MIDDLESEX<text:line-break/></text:p>
      <text:p text:style-name="P1">UNITED STATES OF AMERICA, IOWA, FLOYD COUNTY<text:line-break/></text:p>
      <text:p text:style-name="P1">United States of America, Tennessee, Van Buren County<text:line-break/></text:p>
      <text:p text:style-name="P1">United States of America, Florida, Lafayette County<text:line-break/></text:p>
      <text:p text:style-name="P1"><text:soft-page-break/>GERANIOSPERMUM GLECHOMODES<text:line-break/></text:p>
      <text:p text:style-name="P1">Tristachya huillensis<text:line-break/></text:p>
      <text:p text:style-name="P1">MATRICARIA ABSINTHIOIDES<text:line-break/></text:p>
      <text:p text:style-name="P1">BAMBUSA LONGISPICULATA<text:line-break/></text:p>
      <text:p text:style-name="P1">LIPARIS SCLERIIFOLIA<text:line-break/></text:p>
      <text:p text:style-name="P1">Cacalia brachycypha<text:line-break/></text:p>
      <text:p text:style-name="P1">QUIRINA MICROPHYLA<text:line-break/></text:p>
      <text:p text:style-name="P1">BEGONIA GERANIIFOLIA<text:line-break/></text:p>
      <text:p text:style-name="P1">LINDERNIELLA PYGMAEA<text:line-break/></text:p>
      <text:p text:style-name="P1">Astragalus lackschewitzii<text:line-break/></text:p>
      <text:p text:style-name="P1">Banksia teretifolia<text:line-break/></text:p>
      <text:p text:style-name="P1">Hieracium carneum<text:line-break/></text:p>
      <text:p text:style-name="P1">RAILLIARDIA HILLEBRANDII<text:line-break/></text:p>
      <text:p text:style-name="P1">LYCOPODIUM ANNOTINUM<text:line-break/></text:p>
      <text:p text:style-name="P1">Axinaea affinis<text:line-break/></text:p>
      <text:p text:style-name="P1">ATYLOSIA CRINITA<text:line-break/></text:p>
      <text:p text:style-name="P1"><text:soft-page-break/>UNITED STATES OF AMERICA, TEXAS, HILL COUNTY<text:line-break/></text:p>
      <text:p text:style-name="P1">UNITED STATES OF AMERICA, ILLINOIS, EDWARDS COUNTY<text:line-break/></text:p>
      <text:p text:style-name="P1">UNITED STATES OF AMERICA, INDIANA, CASS COUNTY<text:line-break/></text:p>
      <text:p text:style-name="P1">Cura?ao<text:line-break/></text:p>
      <text:p text:style-name="P1">United States of America, Tennessee, Fayette County<text:line-break/></text:p>
      <text:p text:style-name="P1">UNITED STATES OF AMERICA, FLORIDA, OKEECHOBEE COUNTY<text:line-break/></text:p>
      <text:p text:style-name="P1">United States of America, North Carolina, Camden County<text:line-break/></text:p>
      <text:p text:style-name="P1">United States of America, North Carolina, Yadkin County<text:line-break/></text:p>
      <text:p text:style-name="P1">United States of America, Nebraska, Richardson County<text:line-break/></text:p>
      <text:p text:style-name="P1">UNITED STATES OF AMERICA, IOWA, EMMET COUNTY<text:line-break/></text:p>
      <text:p text:style-name="P1">Mexico, Guerrero, Coyuca de Catalan<text:line-break/></text:p>
      <text:p text:style-name="P1">United States of America, Alabama, Houston County<text:line-break/></text:p>
      <text:p text:style-name="P1">United States of America, Kentucky, Lyon County<text:line-break/></text:p>
      <text:p text:style-name="P1">United States of America, Minnesota, Chisago County<text:line-break/></text:p>
      <text:p text:style-name="P1">UNITED STATES OF AMERICA, TEXAS, DENTON COUNTY<text:line-break/></text:p>
      <text:p text:style-name="P1">UNITED STATES OF AMERICA, SOUTH CAROLINA, HORRY COUNTY<text:line-break/></text:p>
      <text:p text:style-name="P1"><text:soft-page-break/>SELAGO HOLUBII<text:line-break/></text:p>
      <text:p text:style-name="P1">Veronica parvifolia<text:line-break/></text:p>
      <text:p text:style-name="P1">Daucus grandiflorus<text:line-break/></text:p>
      <text:p text:style-name="P1">Elaphoglossum damazii<text:line-break/></text:p>
      <text:p text:style-name="P1">Malva tomentosa<text:line-break/></text:p>
      <text:p text:style-name="P1">XIPHOCARPUS CANDIDUS<text:line-break/></text:p>
      <text:p text:style-name="P1">TRUELLUM PALUDOSUM<text:line-break/></text:p>
      <text:p text:style-name="P1">Pyrrosia samarensis<text:line-break/></text:p>
      <text:p text:style-name="P1">HEBENSTRETIA PUBESCENS<text:line-break/></text:p>
      <text:p text:style-name="P1">HIMALAIELLA QINGHAIENSIS<text:line-break/></text:p>
      <text:p text:style-name="P1">Mentha rigida<text:line-break/></text:p>
      <text:p text:style-name="P1">BUNIUM FLEXUOSUM<text:line-break/></text:p>
      <text:p text:style-name="P1">LUPINUS FALLAX<text:line-break/></text:p>
      <text:p text:style-name="P1">ARCHANGELICA KOMAROVII<text:line-break/></text:p>
      <text:p text:style-name="P1">HYPOESTES GRACILIS<text:line-break/></text:p>
      <text:p text:style-name="P1">HUMATA TRUKENSIS<text:line-break/></text:p>
      <text:p text:style-name="P1"><text:soft-page-break/>United States of America, Minnesota, Lac qui Parle County<text:line-break/></text:p>
      <text:p text:style-name="P1">UNITED STATES OF AMERICA, ARKANSAS, JOHNSON COUNTY<text:line-break/></text:p>
      <text:p text:style-name="P1">United States of America, Texas, Cooke County<text:line-break/></text:p>
      <text:p text:style-name="P1">United States of America, Tennessee, Union County<text:line-break/></text:p>
      <text:p text:style-name="P1">United States of America, Missouri, Atchison County<text:line-break/></text:p>
      <text:p text:style-name="P1">United States of America, North Dakota, Richland County<text:line-break/></text:p>
      <text:p text:style-name="P1">United States of America, South Dakota, Clay County<text:line-break/></text:p>
      <text:p text:style-name="P1">MEXICO, CHIAPAS, LA TRINITARIA<text:line-break/></text:p>
      <text:p text:style-name="P1">Canada, Quebec Province, Riviere du Loup, MRC<text:line-break/></text:p>
      <text:p text:style-name="P1">UNITED STATES OF AMERICA, NORTH CAROLINA, VANCE COUNTY<text:line-break/></text:p>
      <text:p text:style-name="P1">United States of America, Kansas, Saline County<text:line-break/></text:p>
      <text:p text:style-name="P1">United States of America, Louisiana, Bienville County<text:line-break/></text:p>
      <text:p text:style-name="P1">UNITED STATES OF AMERICA, FLORIDA, GULF COUNTY<text:line-break/></text:p>
      <text:p text:style-name="P1">UNITED STATES OF AMERICA, NORTH DAKOTA, GOLDEN VALLEY COUNTY<text:line-break/></text:p>
      <text:p text:style-name="P1">CANADA, QUEBEC PROVINCE, LOTBINIERE, MRC<text:line-break/></text:p>
      <text:p text:style-name="P1">United States of America, Ohio, Mahoning County<text:line-break/></text:p>
      <text:p text:style-name="P1"><text:soft-page-break/>ROUREA BALANSANA<text:line-break/></text:p>
      <text:p text:style-name="P1">Campanula rhodensis<text:line-break/></text:p>
      <text:p text:style-name="P1">LITHOPHRAGMA CATALINAE<text:line-break/></text:p>
      <text:p text:style-name="P1">Weinmannia fagaroides<text:line-break/></text:p>
      <text:p text:style-name="P1">Astragalus kaghysmani<text:line-break/></text:p>
      <text:p text:style-name="P1">OXALIS BREVIRAMULOSA<text:line-break/></text:p>
      <text:p text:style-name="P1">Sciadiara cneorum<text:line-break/></text:p>
      <text:p text:style-name="P1">OROBANCHE IANTHINA<text:line-break/></text:p>
      <text:p text:style-name="P1">Inula glutinosa<text:line-break/></text:p>
      <text:p text:style-name="P1">Aloe bergeriana<text:line-break/></text:p>
      <text:p text:style-name="P1">Hoffmannia dwyeri<text:line-break/></text:p>
      <text:p text:style-name="P1">Lycium schreiteri<text:line-break/></text:p>
      <text:p text:style-name="P1">TERMINALIA PAPILIO<text:line-break/></text:p>
      <text:p text:style-name="P1">COLLETIA DONIANA<text:line-break/></text:p>
      <text:p text:style-name="P1">COPIAPOA LONGISTAMINEA<text:line-break/></text:p>
      <text:p text:style-name="P1">EHRETIA ZEYHERIANA<text:line-break/></text:p>
      <text:p text:style-name="P1"><text:soft-page-break/>United States of America, Missouri, Andrew County<text:line-break/></text:p>
      <text:p text:style-name="P1">UNITED STATES OF AMERICA, TEXAS, MENARD COUNTY<text:line-break/></text:p>
      <text:p text:style-name="P1">UNITED STATES OF AMERICA, WISCONSIN, POLK COUNTY<text:line-break/></text:p>
      <text:p text:style-name="P1">CANADA, NEW BRUNSWICK, ALBERT COUNTY (NEW BRUNSWICK)<text:line-break/></text:p>
      <text:p text:style-name="P1">United States of America, Georgia, Grady County<text:line-break/></text:p>
      <text:p text:style-name="P1">UNITED STATES OF AMERICA, KENTUCKY, CASEY COUNTY<text:line-break/></text:p>
      <text:p text:style-name="P1">UNITED STATES OF AMERICA, ALABAMA, BUTLER COUNTY<text:line-break/></text:p>
      <text:p text:style-name="P1">UNITED STATES OF AMERICA, VIRGINIA, WYTHE COUNTY<text:line-break/></text:p>
      <text:p text:style-name="P1">UNITED STATES OF AMERICA, WASHINGTON, CLARK COUNTY<text:line-break/></text:p>
      <text:p text:style-name="P1">UNITED STATES OF AMERICA, INDIANA, WABASH COUNTY<text:line-break/></text:p>
      <text:p text:style-name="P1">United States of America, Ohio, Lawrence County<text:line-break/></text:p>
      <text:p text:style-name="P1">United States of America, Tennessee, Wayne County<text:line-break/></text:p>
      <text:p text:style-name="P1">United States of America, Kentucky, Shelby County<text:line-break/></text:p>
      <text:p text:style-name="P1">United States of America, Indiana, Miami County<text:line-break/></text:p>
      <text:p text:style-name="P1">United States of America, New Jersey, Warren County<text:line-break/></text:p>
      <text:p text:style-name="P1">United States of America, Georgia, Lee County<text:line-break/></text:p>
      <text:p text:style-name="P1"><text:soft-page-break/>CREPIS QUERCIFOLIA<text:line-break/></text:p>
      <text:p text:style-name="P1">ACACIA BIFLORA<text:line-break/></text:p>
      <text:p text:style-name="P1">Cerastium lineare<text:line-break/></text:p>
      <text:p text:style-name="P1">Erythronium longifolium<text:line-break/></text:p>
      <text:p text:style-name="P1">MELICOPE SCHRADERI<text:line-break/></text:p>
      <text:p text:style-name="P1">Solanum bendirianum<text:line-break/></text:p>
      <text:p text:style-name="P1">ODONTOGLOSSUM CAERULESCENS<text:line-break/></text:p>
      <text:p text:style-name="P1">Chiliadenus iphionoides<text:line-break/></text:p>
      <text:p text:style-name="P1">Boechera covillei<text:line-break/></text:p>
      <text:p text:style-name="P1">ISCHNOSIPHON SMARAGDINUS<text:line-break/></text:p>
      <text:p text:style-name="P1">PARSONSIA FLAVESCENS<text:line-break/></text:p>
      <text:p text:style-name="P1">ASTRAGALUS GRUINUS<text:line-break/></text:p>
      <text:p text:style-name="P1">Cervia disperma<text:line-break/></text:p>
      <text:p text:style-name="P1">Agrestis hyemalis<text:line-break/></text:p>
      <text:p text:style-name="P1">BIGNONIA PSEUDOQUERCUS<text:line-break/></text:p>
      <text:p text:style-name="P1">DECALOBA FILIPES<text:line-break/></text:p>
      <text:p text:style-name="P1"><text:soft-page-break/>United States of America, Colorado, Lake County<text:line-break/></text:p>
      <text:p text:style-name="P1">UNITED STATES OF AMERICA, MONTANA, BIG HORN COUNTY<text:line-break/></text:p>
      <text:p text:style-name="P1">United States of America, Georgia, Lowndes County<text:line-break/></text:p>
      <text:p text:style-name="P1">United States of America, Tennessee, Maury County<text:line-break/></text:p>
      <text:p text:style-name="P1">DOMINICA, SAINT JOSEPH<text:line-break/></text:p>
      <text:p text:style-name="P1">United States of America, Indiana, Noble County<text:line-break/></text:p>
      <text:p text:style-name="P1">UNITED STATES OF AMERICA, MISSISSIPPI, BENTON COUNTY<text:line-break/></text:p>
      <text:p text:style-name="P1">UNITED STATES OF AMERICA, MISSOURI, PERRY COUNTY<text:line-break/></text:p>
      <text:p text:style-name="P1">UNITED STATES OF AMERICA, WYOMING, WASHAKIE COUNTY<text:line-break/></text:p>
      <text:p text:style-name="P1">United States of America, Louisiana, Jackson County<text:line-break/></text:p>
      <text:p text:style-name="P1">Cuba, Holguin<text:line-break/></text:p>
      <text:p text:style-name="P1">UNITED STATES OF AMERICA, MINNESOTA, SIBLEY COUNTY<text:line-break/></text:p>
      <text:p text:style-name="P1">United States of America, Kentucky, Marshall County<text:line-break/></text:p>
      <text:p text:style-name="P1">UNITED STATES OF AMERICA, MINNESOTA, LE SUEUR COUNTY<text:line-break/></text:p>
      <text:p text:style-name="P1">UNITED STATES OF AMERICA, INDIANA, VERMILLION COUNTY<text:line-break/></text:p>
      <text:p text:style-name="P1">United States of America, Arkansas, Clay County<text:line-break/></text:p>
      <text:p text:style-name="P1"><text:soft-page-break/>Begonia trispathulata<text:line-break/></text:p>
      <text:p text:style-name="P1">METALEPIS CUBENSIS<text:line-break/></text:p>
      <text:p text:style-name="P1">LUZULA CANARIENSIS<text:line-break/></text:p>
      <text:p text:style-name="P1">ASYSTASIA COROMANDELIANA<text:line-break/></text:p>
      <text:p text:style-name="P1">PETASITES ANAPETROVIANUS<text:line-break/></text:p>
      <text:p text:style-name="P1">GUAJAVA PILOSA<text:line-break/></text:p>
      <text:p text:style-name="P1">Mentzelia floridana<text:line-break/></text:p>
      <text:p text:style-name="P1">Crassula natans<text:line-break/></text:p>
      <text:p text:style-name="P1">PSEUDODICTAMNUS ACETABULOSUS<text:line-break/></text:p>
      <text:p text:style-name="P1">MANFREDA XILITLENSIS<text:line-break/></text:p>
      <text:p text:style-name="P1">ALVARADOA MEXICANA<text:line-break/></text:p>
      <text:p text:style-name="P1">Ixora gamblei<text:line-break/></text:p>
      <text:p text:style-name="P1">AMARANTHUS CRISTATUS<text:line-break/></text:p>
      <text:p text:style-name="P1">OENANTHE CAUDATA<text:line-break/></text:p>
      <text:p text:style-name="P1">Senecio punae<text:line-break/></text:p>
      <text:p text:style-name="P1">RANUNCULUS CYPRIUS<text:line-break/></text:p>
      <text:p text:style-name="P1"><text:soft-page-break/>United States of America, Wisconsin, Clark County<text:line-break/></text:p>
      <text:p text:style-name="P1">UNITED STATES OF AMERICA, TEXAS, FANNIN COUNTY<text:line-break/></text:p>
      <text:p text:style-name="P1">United States of America, Ohio, Delaware County<text:line-break/></text:p>
      <text:p text:style-name="P1">UNITED STATES OF AMERICA, SOUTH DAKOTA, UNION COUNTY<text:line-break/></text:p>
      <text:p text:style-name="P1">UNITED STATES OF AMERICA, TEXAS, DAWSON COUNTY<text:line-break/></text:p>
      <text:p text:style-name="P1">United States of America, Ohio, Warren County<text:line-break/></text:p>
      <text:p text:style-name="P1">United States of America, Pennsylvania, Columbia County<text:line-break/></text:p>
      <text:p text:style-name="P1">UNITED STATES OF AMERICA, NORTH CAROLINA, CASWELL COUNTY<text:line-break/></text:p>
      <text:p text:style-name="P1">UNITED STATES OF AMERICA, UTAH, PIUTE COUNTY<text:line-break/></text:p>
      <text:p text:style-name="P1">UNITED STATES OF AMERICA, OKLAHOMA, OSAGE COUNTY<text:line-break/></text:p>
      <text:p text:style-name="P1">United States of America, Oregon, Coos County<text:line-break/></text:p>
      <text:p text:style-name="P1">CANADA, QUEBEC PROVINCE, AGGLOMERATION DE QUEBEC<text:line-break/></text:p>
      <text:p text:style-name="P1">NICARAGUA, MATAGALPA<text:line-break/></text:p>
      <text:p text:style-name="P1">UNITED STATES OF AMERICA, ILLINOIS, BROWN COUNTY<text:line-break/></text:p>
      <text:p text:style-name="P1">United States of America, Texas, Wharton County<text:line-break/></text:p>
      <text:p text:style-name="P1">ST. MARTIN<text:line-break/></text:p>
      <text:p text:style-name="P1"><text:soft-page-break/>XYLOBIUM DECOLOR<text:line-break/></text:p>
      <text:p text:style-name="P1">Agave schildigera<text:line-break/></text:p>
      <text:p text:style-name="P1">Clerodendrum spinescens<text:line-break/></text:p>
      <text:p text:style-name="P1">Pancratium guadelupense<text:line-break/></text:p>
      <text:p text:style-name="P1">Oenothera brevipetala<text:line-break/></text:p>
      <text:p text:style-name="P1">Seriphidium quettense<text:line-break/></text:p>
      <text:p text:style-name="P1">Idothea media<text:line-break/></text:p>
      <text:p text:style-name="P1">BACTRIS ANGUSTIFOLIA<text:line-break/></text:p>
      <text:p text:style-name="P1">XERAEA REGELIANA<text:line-break/></text:p>
      <text:p text:style-name="P1">PHILODENDRON DANIELLII<text:line-break/></text:p>
      <text:p text:style-name="P1">Onychosepalum microcarpum<text:line-break/></text:p>
      <text:p text:style-name="P1">Sisyrinchium bushii<text:line-break/></text:p>
      <text:p text:style-name="P1">Sarissus anceps<text:line-break/></text:p>
      <text:p text:style-name="P1">Telipogon hagsateri<text:line-break/></text:p>
      <text:p text:style-name="P1">NORONHIA CANDICANS<text:line-break/></text:p>
      <text:p text:style-name="P1">Galipea guatemalensis<text:line-break/></text:p>
      <text:p text:style-name="P1"><text:soft-page-break/>United States of America, Texas, Mills County<text:line-break/></text:p>
      <text:p text:style-name="P1">MEXICO, SONORA, NACORI CHICO<text:line-break/></text:p>
      <text:p text:style-name="P1">United States of America, Texas, Mason County<text:line-break/></text:p>
      <text:p text:style-name="P1">United States of America, Wisconsin, Fond du Lac County<text:line-break/></text:p>
      <text:p text:style-name="P1">UNITED STATES OF AMERICA, NORTH CAROLINA, ALEXANDER COUNTY<text:line-break/></text:p>
      <text:p text:style-name="P1">United States of America, Montana, Granite County<text:line-break/></text:p>
      <text:p text:style-name="P1">BAHAMAS, MAYAGUANA<text:line-break/></text:p>
      <text:p text:style-name="P1">UNITED STATES OF AMERICA, NORTH CAROLINA, IREDELL COUNTY<text:line-break/></text:p>
      <text:p text:style-name="P1">United States of America, Indiana, Vanderburgh County<text:line-break/></text:p>
      <text:p text:style-name="P1">United States of America, Ohio, Highland County<text:line-break/></text:p>
      <text:p text:style-name="P1">United States of America, Missouri, Butler County<text:line-break/></text:p>
      <text:p text:style-name="P1">United States of America, Missouri, Polk County<text:line-break/></text:p>
      <text:p text:style-name="P1">United States of America, Kentucky, Laurel County<text:line-break/></text:p>
      <text:p text:style-name="P1">UNITED STATES OF AMERICA, ILLINOIS, BOONE COUNTY<text:line-break/></text:p>
      <text:p text:style-name="P1">United States of America, Virginia, Louisa County<text:line-break/></text:p>
      <text:p text:style-name="P1">UNITED STATES OF AMERICA, GEORGIA, MARION COUNTY<text:line-break/></text:p>
      <text:p text:style-name="P1"><text:soft-page-break/>CHOEROSERIS RHAGADIOLOIDES<text:line-break/></text:p>
      <text:p text:style-name="P1">Warneckea trinervis<text:line-break/></text:p>
      <text:p text:style-name="P1">LEPTOCHILUS LABRUSCA<text:line-break/></text:p>
      <text:p text:style-name="P1">GRAPHORKIS LISSOCHILODES<text:line-break/></text:p>
      <text:p text:style-name="P1">HYMENASPLENIUM MADAGASCARIENSE<text:line-break/></text:p>
      <text:p text:style-name="P1">Huernia longituba<text:line-break/></text:p>
      <text:p text:style-name="P1">Dendrobium crassilabium<text:line-break/></text:p>
      <text:p text:style-name="P1">GUENTHERA GRAVINAE<text:line-break/></text:p>
      <text:p text:style-name="P1">POTENTILLA INCLINATA<text:line-break/></text:p>
      <text:p text:style-name="P1">PERIPHANES UNGUICULATA<text:line-break/></text:p>
      <text:p text:style-name="P1">Erica sanguinea<text:line-break/></text:p>
      <text:p text:style-name="P1">COLPODIUM COMPRESSUM<text:line-break/></text:p>
      <text:p text:style-name="P1">Acronychia rhytidocarpa<text:line-break/></text:p>
      <text:p text:style-name="P1">CADETIA SEPIKANA<text:line-break/></text:p>
      <text:p text:style-name="P1">Trisetum virletii<text:line-break/></text:p>
      <text:p text:style-name="P1">Campanula involucrata<text:line-break/></text:p>
      <text:p text:style-name="P1"><text:soft-page-break/>UNITED STATES OF AMERICA, MINNESOTA, MARTIN COUNTY<text:line-break/></text:p>
      <text:p text:style-name="P1">Guatemala, Quetzaltenango<text:line-break/></text:p>
      <text:p text:style-name="P1">UNITED STATES OF AMERICA, ILLINOIS, JEFFERSON COUNTY<text:line-break/></text:p>
      <text:p text:style-name="P1">UNITED STATES OF AMERICA, OKLAHOMA, KAY COUNTY<text:line-break/></text:p>
      <text:p text:style-name="P1">UNITED STATES OF AMERICA, MISSOURI, OSAGE COUNTY<text:line-break/></text:p>
      <text:p text:style-name="P1">UNITED STATES OF AMERICA, MICHIGAN, HURON COUNTY<text:line-break/></text:p>
      <text:p text:style-name="P1">UNITED STATES OF AMERICA, KENTUCKY, MCCRACKEN COUNTY<text:line-break/></text:p>
      <text:p text:style-name="P1">Canada, New Brunswick, Westmorland County (New Brunswick)<text:line-break/></text:p>
      <text:p text:style-name="P1">United States of America, North Carolina, Edgecombe County (North Carolina)<text:line-break/></text:p>
      <text:p text:style-name="P1">UNITED STATES OF AMERICA, ILLINOIS, MACON COUNTY<text:line-break/></text:p>
      <text:p text:style-name="P1">United States of America, Iowa, Winneshiek County<text:line-break/></text:p>
      <text:p text:style-name="P1">UNITED STATES OF AMERICA, ALABAMA, BLOUNT COUNTY<text:line-break/></text:p>
      <text:p text:style-name="P1">United States of America, Missouri, Moniteau County<text:line-break/></text:p>
      <text:p text:style-name="P1">UNITED STATES OF AMERICA, MINNESOTA, MARSHALL COUNTY<text:line-break/></text:p>
      <text:p text:style-name="P1">United States of America, Missouri, Dallas County<text:line-break/></text:p>
      <text:p text:style-name="P1">United States of America, North Carolina, Cabarrus County<text:line-break/></text:p>
      <text:p text:style-name="P1"><text:soft-page-break/>SACCUS TEPHROPHYLLUS<text:line-break/></text:p>
      <text:p text:style-name="P1">Ceriops forsteniana<text:line-break/></text:p>
      <text:p text:style-name="P1">Diploconchium inocephalum<text:line-break/></text:p>
      <text:p text:style-name="P1">Pseudolobivia aurea<text:line-break/></text:p>
      <text:p text:style-name="P1">PERSOONIA LONGIFOLIA<text:line-break/></text:p>
      <text:p text:style-name="P1">Xylosteon album<text:line-break/></text:p>
      <text:p text:style-name="P1">ANTHURIUM GAFFURII<text:line-break/></text:p>
      <text:p text:style-name="P1">Piptocarpha brownii<text:line-break/></text:p>
      <text:p text:style-name="P1">CROTON ARARACUARAE<text:line-break/></text:p>
      <text:p text:style-name="P1">Astronidium ligulatum<text:line-break/></text:p>
      <text:p text:style-name="P1">COLUMNEA TEUSCHERI<text:line-break/></text:p>
      <text:p text:style-name="P1">CORONOPUS PINNATIFIDUS<text:line-break/></text:p>
      <text:p text:style-name="P1">Cypripedium gardineri<text:line-break/></text:p>
      <text:p text:style-name="P1">ASTRAGALUS MUCRONIFOLIUS<text:line-break/></text:p>
      <text:p text:style-name="P1">Agaloma exserta<text:line-break/></text:p>
      <text:p text:style-name="P1">JUNCUS PAUPERCULUS<text:line-break/></text:p>
      <text:p text:style-name="P1"><text:soft-page-break/>United States of America, Idaho, Lewis County<text:line-break/></text:p>
      <text:p text:style-name="P1">United States of America, Minnesota, Kandiyohi County<text:line-break/></text:p>
      <text:p text:style-name="P1">UNITED STATES OF AMERICA, SOUTH DAKOTA, HARDING COUNTY<text:line-break/></text:p>
      <text:p text:style-name="P1">United States of America, Georgia, Bacon County<text:line-break/></text:p>
      <text:p text:style-name="P1">United States of America, Tennessee, Stewart County<text:line-break/></text:p>
      <text:p text:style-name="P1">United States of America, Georgia, Laurens County<text:line-break/></text:p>
      <text:p text:style-name="P1">MEXICO, TAMAULIPAS, GOMEZ FARIAS<text:line-break/></text:p>
      <text:p text:style-name="P1">United States of America, Georgia, Crisp County<text:line-break/></text:p>
      <text:p text:style-name="P1">MEXICO, HIDALGO, ZACUALTIPAN<text:line-break/></text:p>
      <text:p text:style-name="P1">United States of America, Alabama, Choctaw County<text:line-break/></text:p>
      <text:p text:style-name="P1">United States of America, Mississippi, Yazoo County<text:line-break/></text:p>
      <text:p text:style-name="P1">United States of America, Missouri, Callaway County<text:line-break/></text:p>
      <text:p text:style-name="P1">UNITED STATES OF AMERICA, IOWA, CERRO GORDO COUNTY<text:line-break/></text:p>
      <text:p text:style-name="P1">UNITED STATES OF AMERICA, GEORGIA, MURRAY COUNTY<text:line-break/></text:p>
      <text:p text:style-name="P1">UNITED STATES OF AMERICA, MONTANA, GARFIELD COUNTY<text:line-break/></text:p>
      <text:p text:style-name="P1">UNITED STATES OF AMERICA, LOUISIANA, LIVINGSTON COUNTY<text:line-break/></text:p>
      <text:p text:style-name="P1"><text:soft-page-break/>Cochlanthera lanceolata<text:line-break/></text:p>
      <text:p text:style-name="P1">ARUNDARBOR HORSFIELDII<text:line-break/></text:p>
      <text:p text:style-name="P1">Satureja macedonica<text:line-break/></text:p>
      <text:p text:style-name="P1">Senecio jelskii<text:line-break/></text:p>
      <text:p text:style-name="P1">OXYDECTES FASTUOSA<text:line-break/></text:p>
      <text:p text:style-name="P1">Senegalia glomerosa<text:line-break/></text:p>
      <text:p text:style-name="P1">OPSAGO CORDATA<text:line-break/></text:p>
      <text:p text:style-name="P1">Crepidaria cordellata<text:line-break/></text:p>
      <text:p text:style-name="P1">RHUS PALLENS<text:line-break/></text:p>
      <text:p text:style-name="P1">PALAQUIUM AUREUM<text:line-break/></text:p>
      <text:p text:style-name="P1">Mesembryanthemum paucandrum<text:line-break/></text:p>
      <text:p text:style-name="P1">Codiaeum wilsonii<text:line-break/></text:p>
      <text:p text:style-name="P1">PHLOEOPHILA ECHINATA<text:line-break/></text:p>
      <text:p text:style-name="P1">Satureja brivesii<text:line-break/></text:p>
      <text:p text:style-name="P1">CYSTOPTERIS VIRIDULA<text:line-break/></text:p>
      <text:p text:style-name="P1">Hyptis lavandulifolia<text:line-break/></text:p>
      <text:p text:style-name="P1"><text:soft-page-break/>United States of America, Ohio, Vinton County<text:line-break/></text:p>
      <text:p text:style-name="P1">United States of America, North Carolina, Johnston County<text:line-break/></text:p>
      <text:p text:style-name="P1">UNITED STATES OF AMERICA, ALABAMA, WILCOX COUNTY<text:line-break/></text:p>
      <text:p text:style-name="P1">UNITED STATES OF AMERICA, IOWA, WAPELLO COUNTY<text:line-break/></text:p>
      <text:p text:style-name="P1">UNITED STATES OF AMERICA, TEXAS, REAL COUNTY<text:line-break/></text:p>
      <text:p text:style-name="P1">Canada, Saskatchewan, Maple Creek No. 111<text:line-break/></text:p>
      <text:p text:style-name="P1">MEXICO, DURANGO, DURANGO<text:line-break/></text:p>
      <text:p text:style-name="P1">UNITED STATES OF AMERICA, ILLINOIS, STARK COUNTY<text:line-break/></text:p>
      <text:p text:style-name="P1">UNITED STATES OF AMERICA, TEXAS, BELL COUNTY<text:line-break/></text:p>
      <text:p text:style-name="P1">United States of America, South Dakota, Walworth County<text:line-break/></text:p>
      <text:p text:style-name="P1">Mexico, Yucatan, Merida<text:line-break/></text:p>
      <text:p text:style-name="P1">UNITED STATES OF AMERICA, TEXAS, SCHLEICHER COUNTY<text:line-break/></text:p>
      <text:p text:style-name="P1">UNITED STATES OF AMERICA, WEST VIRGINIA, UPSHUR COUNTY<text:line-break/></text:p>
      <text:p text:style-name="P1">UNITED STATES OF AMERICA, TEXAS, ATASCOSA COUNTY<text:line-break/></text:p>
      <text:p text:style-name="P1">UNITED STATES OF AMERICA, COLORADO, CONEJOS COUNTY<text:line-break/></text:p>
      <text:p text:style-name="P1">CANADA, SASKATCHEWAN, SOUTH QU'APPELLE NO. 157<text:line-break/></text:p>
      <text:p text:style-name="P1"><text:soft-page-break/>Portulaca nicaraguensis<text:line-break/></text:p>
      <text:p text:style-name="P1">GUETTARDA CUEROENSIS<text:line-break/></text:p>
      <text:p text:style-name="P1">Adenophora taiwaniana<text:line-break/></text:p>
      <text:p text:style-name="P1">Aster transiens<text:line-break/></text:p>
      <text:p text:style-name="P1">Stemonoporus gracilis<text:line-break/></text:p>
      <text:p text:style-name="P1">Lotononis pusilla<text:line-break/></text:p>
      <text:p text:style-name="P1">AMBULI SERRATA<text:line-break/></text:p>
      <text:p text:style-name="P1">EUPHRASIA PAUCIFOLIA<text:line-break/></text:p>
      <text:p text:style-name="P1">Mayaca longipes<text:line-break/></text:p>
      <text:p text:style-name="P1">MYRCIA SCHAUERIANA<text:line-break/></text:p>
      <text:p text:style-name="P1">ODONTOGLOSSUM MATANGENSE<text:line-break/></text:p>
      <text:p text:style-name="P1">AMYGDALOPSIS FURCATA<text:line-break/></text:p>
      <text:p text:style-name="P1">Neotorularia karatavica<text:line-break/></text:p>
      <text:p text:style-name="P1">Coelospermum biovulatum<text:line-break/></text:p>
      <text:p text:style-name="P1">BRACHYRAMPHUS GORAEENSIS<text:line-break/></text:p>
      <text:p text:style-name="P1">Arenaria mediterranea<text:line-break/></text:p>
      <text:p text:style-name="P1"><text:soft-page-break/>CANADA, ONTARIO, COUNTY OF HURON<text:line-break/></text:p>
      <text:p text:style-name="P1">Mexico, Hidalgo, Jacala<text:line-break/></text:p>
      <text:p text:style-name="P1">Canada, Ontario, County of Peterborough<text:line-break/></text:p>
      <text:p text:style-name="P1">United States of America, Alaska, Bristol Bay Borough<text:line-break/></text:p>
      <text:p text:style-name="P1">United States of America, Texas, Jefferson County<text:line-break/></text:p>
      <text:p text:style-name="P1">DOMINICAN REPUBLIC, EL SEIBO<text:line-break/></text:p>
      <text:p text:style-name="P1">United States of America, Oklahoma, Sequoyah County<text:line-break/></text:p>
      <text:p text:style-name="P1">United States of America, Illinois, Lake County<text:line-break/></text:p>
      <text:p text:style-name="P1">CANADA, QUEBEC PROVINCE, HUNTINGDON [DO NOT USE]<text:line-break/></text:p>
      <text:p text:style-name="P1">UNITED STATES OF AMERICA, ALABAMA, RANDOLPH COUNTY<text:line-break/></text:p>
      <text:p text:style-name="P1">UNITED STATES OF AMERICA, MINNESOTA, WRIGHT COUNTY<text:line-break/></text:p>
      <text:p text:style-name="P1">UNITED STATES OF AMERICA, FLORIDA, GLADES COUNTY<text:line-break/></text:p>
      <text:p text:style-name="P1">United States of America, Minnesota, Scott County<text:line-break/></text:p>
      <text:p text:style-name="P1">UNITED STATES OF AMERICA, SOUTH DAKOTA, BROWN COUNTY<text:line-break/></text:p>
      <text:p text:style-name="P1">CANADA, QUEBEC PROVINCE, ROUVILLE, MRC<text:line-break/></text:p>
      <text:p text:style-name="P1">United States of America, Idaho, Gooding County<text:line-break/></text:p>
      <text:p text:style-name="P1"><text:soft-page-break/>Bomarea foliolosa<text:line-break/></text:p>
      <text:p text:style-name="P1">Orthaea thibaudioides<text:line-break/></text:p>
      <text:p text:style-name="P1">TROCHOCEPHALUS CANDOLLEI<text:line-break/></text:p>
      <text:p text:style-name="P1">ATHYRIUM LONGIUS<text:line-break/></text:p>
      <text:p text:style-name="P1">Memora allamandiflora<text:line-break/></text:p>
      <text:p text:style-name="P1">Auriculardisia latisepala<text:line-break/></text:p>
      <text:p text:style-name="P1">EREMOSPATHA MACROCARPA<text:line-break/></text:p>
      <text:p text:style-name="P1">DALEA POLYGONOIDES<text:line-break/></text:p>
      <text:p text:style-name="P1">PSEUDOLMEDIA MULTINERVIS<text:line-break/></text:p>
      <text:p text:style-name="P1">Tetrodea comosa<text:line-break/></text:p>
      <text:p text:style-name="P1">ALSOPHILA SETOSA<text:line-break/></text:p>
      <text:p text:style-name="P1">LAMPSANA VERRUCOSA<text:line-break/></text:p>
      <text:p text:style-name="P1">Teucrium odoratum<text:line-break/></text:p>
      <text:p text:style-name="P1">Bulbophyllum ternatense<text:line-break/></text:p>
      <text:p text:style-name="P1">Tetrazygia coriacea<text:line-break/></text:p>
      <text:p text:style-name="P1">TERNSTROEMIA CAMEROONENSIS<text:line-break/></text:p>
      <text:p text:style-name="P1"><text:soft-page-break/>UNITED STATES OF AMERICA, NEW MEXICO, GUADALUPE COUNTY<text:line-break/></text:p>
      <text:p text:style-name="P1">United States of America, Illinois, Hardin County<text:line-break/></text:p>
      <text:p text:style-name="P1">UNITED STATES OF AMERICA, INDIANA, SHELBY COUNTY<text:line-break/></text:p>
      <text:p text:style-name="P1">Canada, Ontario, County of Northumberland<text:line-break/></text:p>
      <text:p text:style-name="P1">United States of America, Texas, Wheeler County<text:line-break/></text:p>
      <text:p text:style-name="P1">United States of America, Texas, Hartley County<text:line-break/></text:p>
      <text:p text:style-name="P1">MEXICO, CHIAPAS, CINTALAPA<text:line-break/></text:p>
      <text:p text:style-name="P1">United States of America, Michigan, Leelanau County<text:line-break/></text:p>
      <text:p text:style-name="P1">United States of America, North Carolina, Dare County<text:line-break/></text:p>
      <text:p text:style-name="P1">United States of America, Texas, Robertson County<text:line-break/></text:p>
      <text:p text:style-name="P1">United States of America, Indiana, Clark County<text:line-break/></text:p>
      <text:p text:style-name="P1">UNITED STATES OF AMERICA, ALASKA, PETERSBURG BOROUGH<text:line-break/></text:p>
      <text:p text:style-name="P1">United States of America, West Virginia, Jackson County<text:line-break/></text:p>
      <text:p text:style-name="P1">United States of America, Georgia, Calhoun County<text:line-break/></text:p>
      <text:p text:style-name="P1">UNITED STATES OF AMERICA, LOUISIANA, FRANKLIN COUNTY<text:line-break/></text:p>
      <text:p text:style-name="P1">United States of America, Minnesota, Dodge County<text:line-break/></text:p>
      <text:p text:style-name="P1"><text:soft-page-break/>Bistorta littoralis<text:line-break/></text:p>
      <text:p text:style-name="P1">LEPANTHES QUADRICORNIS<text:line-break/></text:p>
      <text:p text:style-name="P1">Genianthus valvatus<text:line-break/></text:p>
      <text:p text:style-name="P1">BATSCHIA DECUMBENS<text:line-break/></text:p>
      <text:p text:style-name="P1">Achilleanthus glabrescens<text:line-break/></text:p>
      <text:p text:style-name="P1">Sorocea stenophylla<text:line-break/></text:p>
      <text:p text:style-name="P1">AMARYLLIS AVIFLORA<text:line-break/></text:p>
      <text:p text:style-name="P1">NAMA CAROLINIANA<text:line-break/></text:p>
      <text:p text:style-name="P1">GUATTERIA PICHINCHAE<text:line-break/></text:p>
      <text:p text:style-name="P1">Alsophila pubescens<text:line-break/></text:p>
      <text:p text:style-name="P1">DAVALLIA TRIPHYLLA<text:line-break/></text:p>
      <text:p text:style-name="P1">Begonia purpureofolia<text:line-break/></text:p>
      <text:p text:style-name="P1">CORNUS CYANOCARPOS<text:line-break/></text:p>
      <text:p text:style-name="P1">CHEILANTHES ORBIGNYANA<text:line-break/></text:p>
      <text:p text:style-name="P1">POTENTILLA ARMENIACA<text:line-break/></text:p>
      <text:p text:style-name="P1">MALCOLMIA LITTOREA<text:line-break/></text:p>
      <text:p text:style-name="P1"><text:soft-page-break/>UNITED STATES OF AMERICA, KENTUCKY, LEWIS COUNTY<text:line-break/></text:p>
      <text:p text:style-name="P1">United States of America, Minnesota, Douglas County<text:line-break/></text:p>
      <text:p text:style-name="P1">United States of America, Alabama, Russell County<text:line-break/></text:p>
      <text:p text:style-name="P1">Jamaica, Saint Elizabeth Parish<text:line-break/></text:p>
      <text:p text:style-name="P1">Canada, Quebec Province, Beauce-Sartigan, MRC<text:line-break/></text:p>
      <text:p text:style-name="P1">GUATEMALA, HUEHUETENANGO<text:line-break/></text:p>
      <text:p text:style-name="P1">UNITED STATES OF AMERICA, LOUISIANA, IBERIA COUNTY<text:line-break/></text:p>
      <text:p text:style-name="P1">UNITED STATES OF AMERICA, KANSAS, WABAUNSEE COUNTY<text:line-break/></text:p>
      <text:p text:style-name="P1">Canada, Quebec Province, Marguerite-D'Youville, MRC<text:line-break/></text:p>
      <text:p text:style-name="P1">United States of America, Louisiana, Plaquemines County<text:line-break/></text:p>
      <text:p text:style-name="P1">UNITED STATES OF AMERICA, GEORGIA, WILKES COUNTY<text:line-break/></text:p>
      <text:p text:style-name="P1">UNITED STATES OF AMERICA, LOUISIANA, EVANGELINE COUNTY<text:line-break/></text:p>
      <text:p text:style-name="P1">Canada, Quebec Province, Montmagny, MRC<text:line-break/></text:p>
      <text:p text:style-name="P1">UNITED STATES OF AMERICA, WASHINGTON, WAHKIAKUM COUNTY<text:line-break/></text:p>
      <text:p text:style-name="P1">Mexico, Mexico, Tejupilco<text:line-break/></text:p>
      <text:p text:style-name="P1">UNITED STATES OF AMERICA, NORTH CAROLINA, MOORE COUNTY<text:line-break/></text:p>
      <text:p text:style-name="P1"><text:soft-page-break/>EUTREMA ALPESTRE<text:line-break/></text:p>
      <text:p text:style-name="P1">PAEPALANTHUS APPRESSUS<text:line-break/></text:p>
      <text:p text:style-name="P1">TARAXACUM VULPINUM<text:line-break/></text:p>
      <text:p text:style-name="P1">RUBIA RUWENZORIENSIS<text:line-break/></text:p>
      <text:p text:style-name="P1">EVAX PETRO-IANII<text:line-break/></text:p>
      <text:p text:style-name="P1">Jaltomata antillana<text:line-break/></text:p>
      <text:p text:style-name="P1">Alsine moehringia<text:line-break/></text:p>
      <text:p text:style-name="P1">PTERIS GRANDIFOLIA<text:line-break/></text:p>
      <text:p text:style-name="P1">ASTER PEREGRINUS<text:line-break/></text:p>
      <text:p text:style-name="P1">RANUNCULUS DURIAEI<text:line-break/></text:p>
      <text:p text:style-name="P1">ANOMOCARPUS PULVINATUS<text:line-break/></text:p>
      <text:p text:style-name="P1">UTRICULARIA PHUSOIDAOENSIS<text:line-break/></text:p>
      <text:p text:style-name="P1">RYTIGYNIA EUCLIOIDES<text:line-break/></text:p>
      <text:p text:style-name="P1">BRAXYLIS OBCORDATA<text:line-break/></text:p>
      <text:p text:style-name="P1">Campomanesia igatimiensis<text:line-break/></text:p>
      <text:p text:style-name="P1">Talauma fistulosa<text:line-break/></text:p>
      <text:p text:style-name="P1"><text:soft-page-break/>UNITED STATES OF AMERICA, KENTUCKY, BREATHITT COUNTY<text:line-break/></text:p>
      <text:p text:style-name="P1">United States of America, Georgia, Glynn County<text:line-break/></text:p>
      <text:p text:style-name="P1">UNITED STATES OF AMERICA, TEXAS, HEMPHILL COUNTY<text:line-break/></text:p>
      <text:p text:style-name="P1">Mexico, Jalisco, Santa Maria de los Angeles<text:line-break/></text:p>
      <text:p text:style-name="P1">United States of America, Missouri, Clay County<text:line-break/></text:p>
      <text:p text:style-name="P1">UNITED STATES OF AMERICA, TEXAS, POTTER COUNTY<text:line-break/></text:p>
      <text:p text:style-name="P1">UNITED STATES OF AMERICA, KANSAS, BOURBON COUNTY<text:line-break/></text:p>
      <text:p text:style-name="P1">United States of America, Georgia, Peach County<text:line-break/></text:p>
      <text:p text:style-name="P1">United States of America, Missouri, Gentry County<text:line-break/></text:p>
      <text:p text:style-name="P1">United States of America, Idaho, Bear Lake County<text:line-break/></text:p>
      <text:p text:style-name="P1">UNITED STATES OF AMERICA, INDIANA, VIGO COUNTY<text:line-break/></text:p>
      <text:p text:style-name="P1">UNITED STATES OF AMERICA, MARYLAND, SAINT MARYS COUNTY<text:line-break/></text:p>
      <text:p text:style-name="P1">CANADA, QUEBEC PROVINCE, ROUSSILLON, MRC<text:line-break/></text:p>
      <text:p text:style-name="P1">UNITED STATES OF AMERICA, PENNSYLVANIA, JEFFERSON COUNTY<text:line-break/></text:p>
      <text:p text:style-name="P1">United States of America, Virginia, Buckingham County<text:line-break/></text:p>
      <text:p text:style-name="P1">CANADA, ONTARIO, REGIONAL MUNICIPALITY OF DURHAM<text:line-break/></text:p>
      <text:p text:style-name="P1"><text:soft-page-break/>Cuthbertia ornata<text:line-break/></text:p>
      <text:p text:style-name="P1">DACTYLORHIZA × BAYBURTIANA<text:line-break/></text:p>
      <text:p text:style-name="P1">DRYOPTERIS LIUKIUENSIS<text:line-break/></text:p>
      <text:p text:style-name="P1">Micranthes tempestiva<text:line-break/></text:p>
      <text:p text:style-name="P1">Taraxacum leiophyllum<text:line-break/></text:p>
      <text:p text:style-name="P1">Verbascum petiolare<text:line-break/></text:p>
      <text:p text:style-name="P1">KERAUDRENIA LANCEOLATA<text:line-break/></text:p>
      <text:p text:style-name="P1">Linum sibiricum<text:line-break/></text:p>
      <text:p text:style-name="P1">Chamaesyce sulfurea<text:line-break/></text:p>
      <text:p text:style-name="P1">CHUSQUEA NEUROPHYLLA<text:line-break/></text:p>
      <text:p text:style-name="P1">Acilepis clivorum<text:line-break/></text:p>
      <text:p text:style-name="P1">Thesium crassipes<text:line-break/></text:p>
      <text:p text:style-name="P1">JUSTICIA PHYSOGASTER<text:line-break/></text:p>
      <text:p text:style-name="P1">Mendoncia obovata<text:line-break/></text:p>
      <text:p text:style-name="P1">Galium harcynicum<text:line-break/></text:p>
      <text:p text:style-name="P1">Tragacantha collina<text:line-break/></text:p>
      <text:p text:style-name="P1"><text:soft-page-break/>UNITED STATES OF AMERICA, PENNSYLVANIA, INDIANA COUNTY<text:line-break/></text:p>
      <text:p text:style-name="P1">United States of America, Florida, Saint Lucie County<text:line-break/></text:p>
      <text:p text:style-name="P1">UNITED STATES OF AMERICA, ARKANSAS, GRANT COUNTY<text:line-break/></text:p>
      <text:p text:style-name="P1">UNITED STATES OF AMERICA, GEORGIA, ROCKDALE COUNTY<text:line-break/></text:p>
      <text:p text:style-name="P1">UNITED STATES OF AMERICA, GEORGIA, COLUMBIA COUNTY<text:line-break/></text:p>
      <text:p text:style-name="P1">UNITED STATES OF AMERICA, OHIO, HURON COUNTY<text:line-break/></text:p>
      <text:p text:style-name="P1">UNITED STATES OF AMERICA, WYOMING, CAMPBELL COUNTY<text:line-break/></text:p>
      <text:p text:style-name="P1">United States of America, Minnesota, Lake of the Woods County<text:line-break/></text:p>
      <text:p text:style-name="P1">United States of America, Mississippi, Neshoba County<text:line-break/></text:p>
      <text:p text:style-name="P1">UNITED STATES OF AMERICA, VIRGINIA, GRAYSON COUNTY<text:line-break/></text:p>
      <text:p text:style-name="P1">United States of America, Florida, Flagler County<text:line-break/></text:p>
      <text:p text:style-name="P1">UNITED STATES OF AMERICA, MISSISSIPPI, PIKE COUNTY<text:line-break/></text:p>
      <text:p text:style-name="P1">United States of America, Kentucky, Pike County<text:line-break/></text:p>
      <text:p text:style-name="P1">UNITED STATES OF AMERICA, SOUTH DAKOTA, BUTTE COUNTY<text:line-break/></text:p>
      <text:p text:style-name="P1">UNITED STATES OF AMERICA, KENTUCKY, FAYETTE COUNTY<text:line-break/></text:p>
      <text:p text:style-name="P1">El Salvador, Ahuachapan<text:line-break/></text:p>
      <text:p text:style-name="P1"><text:soft-page-break/>Melilotus boumettii<text:line-break/></text:p>
      <text:p text:style-name="P1">Cotinus retusus<text:line-break/></text:p>
      <text:p text:style-name="P1">ERAGROSTIS EUCHROA<text:line-break/></text:p>
      <text:p text:style-name="P1">Colpodium pamiricum<text:line-break/></text:p>
      <text:p text:style-name="P1">Pionandra viridiflora<text:line-break/></text:p>
      <text:p text:style-name="P1">MYOSOTIS VILLOSA<text:line-break/></text:p>
      <text:p text:style-name="P1">Macrosepalum aetnense<text:line-break/></text:p>
      <text:p text:style-name="P1">Schizolobium amazonicum<text:line-break/></text:p>
      <text:p text:style-name="P1">STYLOCORYNA DENSIFLORA<text:line-break/></text:p>
      <text:p text:style-name="P1">CARYOCOCCA DEPENDENS<text:line-break/></text:p>
      <text:p text:style-name="P1">Praxelis hecatantha<text:line-break/></text:p>
      <text:p text:style-name="P1">Coleosanthus wrightii<text:line-break/></text:p>
      <text:p text:style-name="P1">ELODES CRASSIFOLIA<text:line-break/></text:p>
      <text:p text:style-name="P1">ASPLENIUM TRUDELII<text:line-break/></text:p>
      <text:p text:style-name="P1">Alsophila pilosissima<text:line-break/></text:p>
      <text:p text:style-name="P1">ARCTOTIS PLANTAGINEA<text:line-break/></text:p>
      <text:p text:style-name="P1"><text:soft-page-break/>United States of America, Minnesota, Kittson County<text:line-break/></text:p>
      <text:p text:style-name="P1">UNITED STATES OF AMERICA, NORTH CAROLINA, CATAWBA COUNTY<text:line-break/></text:p>
      <text:p text:style-name="P1">UNITED STATES OF AMERICA, GEORGIA, LONG COUNTY<text:line-break/></text:p>
      <text:p text:style-name="P1">UNITED STATES OF AMERICA, COLORADO, DOLORES COUNTY<text:line-break/></text:p>
      <text:p text:style-name="P1">UNITED STATES OF AMERICA, COLORADO, LOGAN COUNTY<text:line-break/></text:p>
      <text:p text:style-name="P1">Belize, Stann Creek<text:line-break/></text:p>
      <text:p text:style-name="P1">United States of America, Illinois, Fulton County<text:line-break/></text:p>
      <text:p text:style-name="P1">United States of America, New York, Allegany County<text:line-break/></text:p>
      <text:p text:style-name="P1">UNITED STATES OF AMERICA, INDIANA, LAWRENCE COUNTY<text:line-break/></text:p>
      <text:p text:style-name="P1">UNITED STATES OF AMERICA, IOWA, WORTH COUNTY<text:line-break/></text:p>
      <text:p text:style-name="P1">United States of America, Colorado, Phillips County<text:line-break/></text:p>
      <text:p text:style-name="P1">United States of America, West Virginia, Mason County<text:line-break/></text:p>
      <text:p text:style-name="P1">CANADA, ONTARIO, COUNTY OF RENFREW<text:line-break/></text:p>
      <text:p text:style-name="P1">United States of America, North Carolina, Franklin County<text:line-break/></text:p>
      <text:p text:style-name="P1">United States of America, Illinois, Pope County<text:line-break/></text:p>
      <text:p text:style-name="P1">United States of America, Oklahoma, Beaver County<text:line-break/></text:p>
      <text:p text:style-name="P1"><text:soft-page-break/>AGAVE OUSSELGHEMIANA<text:line-break/></text:p>
      <text:p text:style-name="P1">GLYCERIA × INTERSITA<text:line-break/></text:p>
      <text:p text:style-name="P1">POLYGONUM RAMIFLORUM<text:line-break/></text:p>
      <text:p text:style-name="P1">Zahleria naranjapatae<text:line-break/></text:p>
      <text:p text:style-name="P1">FIMBRISTYLIS LONGICULMIS<text:line-break/></text:p>
      <text:p text:style-name="P1">ELEOCHARIS ACICULARIFORMIS<text:line-break/></text:p>
      <text:p text:style-name="P1">Cardamine resedifolia<text:line-break/></text:p>
      <text:p text:style-name="P1">TANARIUS RUGOSUS<text:line-break/></text:p>
      <text:p text:style-name="P1">PYRUS TIBETICA<text:line-break/></text:p>
      <text:p text:style-name="P1">LEEA NEGROSENSIS<text:line-break/></text:p>
      <text:p text:style-name="P1">Jamesonia pulchra<text:line-break/></text:p>
      <text:p text:style-name="P1">Spathoglottis unguiculata<text:line-break/></text:p>
      <text:p text:style-name="P1">Salix stenophylla<text:line-break/></text:p>
      <text:p text:style-name="P1">Potentilla pocutica<text:line-break/></text:p>
      <text:p text:style-name="P1">Piper carnibracteum<text:line-break/></text:p>
      <text:p text:style-name="P1">Pittosporum maxwellii<text:line-break/></text:p>
      <text:p text:style-name="P1"><text:soft-page-break/>UNITED STATES OF AMERICA, GEORGIA, POLK COUNTY<text:line-break/></text:p>
      <text:p text:style-name="P1">Dominican Republic, Independencia<text:line-break/></text:p>
      <text:p text:style-name="P1">Canada, Manitoba, Argyle, Rural Municipality of<text:line-break/></text:p>
      <text:p text:style-name="P1">United States of America, Ohio, Clermont County<text:line-break/></text:p>
      <text:p text:style-name="P1">UNITED STATES OF AMERICA, ALABAMA, WASHINGTON COUNTY<text:line-break/></text:p>
      <text:p text:style-name="P1">United States of America, Missouri, Saint Francois County<text:line-break/></text:p>
      <text:p text:style-name="P1">UNITED STATES OF AMERICA, UTAH, DAVIS COUNTY<text:line-break/></text:p>
      <text:p text:style-name="P1">UNITED STATES OF AMERICA, TEXAS, GAINES COUNTY<text:line-break/></text:p>
      <text:p text:style-name="P1">United States of America, Nebraska, Knox County<text:line-break/></text:p>
      <text:p text:style-name="P1">United States of America, Florida, Dixie County<text:line-break/></text:p>
      <text:p text:style-name="P1">UNITED STATES OF AMERICA, TEXAS, SCURRY COUNTY<text:line-break/></text:p>
      <text:p text:style-name="P1">UNITED STATES OF AMERICA, GEORGIA, LANIER COUNTY<text:line-break/></text:p>
      <text:p text:style-name="P1">UNITED STATES OF AMERICA, ILLINOIS, ROCK ISLAND COUNTY<text:line-break/></text:p>
      <text:p text:style-name="P1">UNITED STATES OF AMERICA, INDIANA, CRAWFORD COUNTY<text:line-break/></text:p>
      <text:p text:style-name="P1">Mexico, Chiapas, San Cristobal de las Casas<text:line-break/></text:p>
      <text:p text:style-name="P1">United States of America, Mississippi, Lamar County<text:line-break/></text:p>
      <text:p text:style-name="P1"><text:soft-page-break/>ERICA CYLINDRICA<text:line-break/></text:p>
      <text:p text:style-name="P1">ELEOCHARIS TRIQUETRA<text:line-break/></text:p>
      <text:p text:style-name="P1">Strychnos bredemeyeri<text:line-break/></text:p>
      <text:p text:style-name="P1">DIPHYES ADENOBLEPHAROS<text:line-break/></text:p>
      <text:p text:style-name="P1">AIOUEA GUATEMALENSIS<text:line-break/></text:p>
      <text:p text:style-name="P1">XERANTHEMUM FOETIDUM<text:line-break/></text:p>
      <text:p text:style-name="P1">CNICUS CERNUUS<text:line-break/></text:p>
      <text:p text:style-name="P1">HIBBERTIA MYLNEI<text:line-break/></text:p>
      <text:p text:style-name="P1">Stenopadus campestris<text:line-break/></text:p>
      <text:p text:style-name="P1">POA FLUITANS<text:line-break/></text:p>
      <text:p text:style-name="P1">BARTLETTINA CALDERONII<text:line-break/></text:p>
      <text:p text:style-name="P1">TRIBULUS FISHERI<text:line-break/></text:p>
      <text:p text:style-name="P1">Phlox amplexicaulis<text:line-break/></text:p>
      <text:p text:style-name="P1">QUERCUS CERRIOIDES<text:line-break/></text:p>
      <text:p text:style-name="P1">SOLANUM ROEI<text:line-break/></text:p>
      <text:p text:style-name="P1">Faurea rubriflora<text:line-break/></text:p>
      <text:p text:style-name="P1"><text:soft-page-break/>UNITED STATES OF AMERICA, MICHIGAN, ALLEGAN COUNTY<text:line-break/></text:p>
      <text:p text:style-name="P1">UNITED STATES OF AMERICA, IOWA, WEBSTER COUNTY<text:line-break/></text:p>
      <text:p text:style-name="P1">UNITED STATES OF AMERICA, MINNESOTA, NORMAN COUNTY<text:line-break/></text:p>
      <text:p text:style-name="P1">UNITED STATES OF AMERICA, TENNESSEE, TIPTON COUNTY<text:line-break/></text:p>
      <text:p text:style-name="P1">UNITED STATES OF AMERICA, INDIANA, MONROE COUNTY<text:line-break/></text:p>
      <text:p text:style-name="P1">UNITED STATES OF AMERICA, SOUTH DAKOTA, ROBERTS COUNTY<text:line-break/></text:p>
      <text:p text:style-name="P1">UNITED STATES OF AMERICA, SOUTH DAKOTA, GRANT COUNTY<text:line-break/></text:p>
      <text:p text:style-name="P1">United States of America, Tennessee, Jackson County<text:line-break/></text:p>
      <text:p text:style-name="P1">Canada, Ontario, District Municipality of Muskoka<text:line-break/></text:p>
      <text:p text:style-name="P1">United States of America, Virginia, Rappahannock County<text:line-break/></text:p>
      <text:p text:style-name="P1">UNITED STATES OF AMERICA, NEBRASKA, DUNDY COUNTY<text:line-break/></text:p>
      <text:p text:style-name="P1">United States of America, West Virginia, Calhoun County<text:line-break/></text:p>
      <text:p text:style-name="P1">United States of America, Minnesota, Stearns County<text:line-break/></text:p>
      <text:p text:style-name="P1">United States of America, Indiana, Brown County<text:line-break/></text:p>
      <text:p text:style-name="P1">UNITED STATES OF AMERICA, KANSAS, EDWARDS COUNTY<text:line-break/></text:p>
      <text:p text:style-name="P1">UNITED STATES OF AMERICA, SOUTH CAROLINA, ALLENDALE COUNTY<text:line-break/></text:p>
      <text:p text:style-name="P1"><text:soft-page-break/>EPILOBIUM × DOVRENSE<text:line-break/></text:p>
      <text:p text:style-name="P1">PROSAPTIA NUTANS<text:line-break/></text:p>
      <text:p text:style-name="P1">Pteris curtisii<text:line-break/></text:p>
      <text:p text:style-name="P1">Pereskiopsis velutina<text:line-break/></text:p>
      <text:p text:style-name="P1">Muraltia barkerae<text:line-break/></text:p>
      <text:p text:style-name="P1">Oxalis duricaulis<text:line-break/></text:p>
      <text:p text:style-name="P1">PSYCHOTRIA BUTAYEI<text:line-break/></text:p>
      <text:p text:style-name="P1">ZOSTEROPHYLLANTHOS CANALIGER<text:line-break/></text:p>
      <text:p text:style-name="P1">LINUM DRYMARIOIDES<text:line-break/></text:p>
      <text:p text:style-name="P1">Myrcia cymosa<text:line-break/></text:p>
      <text:p text:style-name="P1">Pinalia leucantha<text:line-break/></text:p>
      <text:p text:style-name="P1">RUSCHIA VANHEERDEI<text:line-break/></text:p>
      <text:p text:style-name="P1">Blepharocalyx serra<text:line-break/></text:p>
      <text:p text:style-name="P1">HYPOLEPIS WOODII<text:line-break/></text:p>
      <text:p text:style-name="P1">Metroxylon ruffia<text:line-break/></text:p>
      <text:p text:style-name="P1">Quercus aquifolioides<text:line-break/></text:p>
      <text:p text:style-name="P1"><text:soft-page-break/>United States of America, Kansas, Neosho County<text:line-break/></text:p>
      <text:p text:style-name="P1">UNITED STATES OF AMERICA, WISCONSIN, GREEN LAKE COUNTY<text:line-break/></text:p>
      <text:p text:style-name="P1">United States of America, North Dakota, Ward County<text:line-break/></text:p>
      <text:p text:style-name="P1">United States of America, Maryland, Dorchester County<text:line-break/></text:p>
      <text:p text:style-name="P1">United States of America, Nebraska, Dawson County<text:line-break/></text:p>
      <text:p text:style-name="P1">United States of America, Georgia, Wayne County<text:line-break/></text:p>
      <text:p text:style-name="P1">United States of America, Ohio, Sandusky County<text:line-break/></text:p>
      <text:p text:style-name="P1">UNITED STATES OF AMERICA, TENNESSEE, CAMPBELL COUNTY<text:line-break/></text:p>
      <text:p text:style-name="P1">United States of America, Virginia, New Kent County<text:line-break/></text:p>
      <text:p text:style-name="P1">United States of America, Arkansas, Dallas County<text:line-break/></text:p>
      <text:p text:style-name="P1">UNITED STATES OF AMERICA, LOUISIANA, LA SALLE COUNTY<text:line-break/></text:p>
      <text:p text:style-name="P1">UNITED STATES OF AMERICA, ARKANSAS, MADISON COUNTY<text:line-break/></text:p>
      <text:p text:style-name="P1">United States of America, West Virginia, Hampshire County<text:line-break/></text:p>
      <text:p text:style-name="P1">United States of America, North Carolina, Rockingham County<text:line-break/></text:p>
      <text:p text:style-name="P1">United States of America, Tennessee, Hancock County<text:line-break/></text:p>
      <text:p text:style-name="P1">UNITED STATES OF AMERICA, TEXAS, WISE COUNTY<text:line-break/></text:p>
      <text:p text:style-name="P1"><text:soft-page-break/>Chenopodium ulbrichii<text:line-break/></text:p>
      <text:p text:style-name="P1">PHYLLANTHUS LACUNARIUS<text:line-break/></text:p>
      <text:p text:style-name="P1">ANGRAECUM RUBELLUM<text:line-break/></text:p>
      <text:p text:style-name="P1">Musa swarnaphalya<text:line-break/></text:p>
      <text:p text:style-name="P1">Mertensia beyrichiana<text:line-break/></text:p>
      <text:p text:style-name="P1">Lepidaploa ruiz-teranii<text:line-break/></text:p>
      <text:p text:style-name="P1">CENTAUREA MICROLOPHA<text:line-break/></text:p>
      <text:p text:style-name="P1">Centrapalus purpureus<text:line-break/></text:p>
      <text:p text:style-name="P1">TROPAEOLUM BIMACULATUM<text:line-break/></text:p>
      <text:p text:style-name="P1">Satureja clivorum<text:line-break/></text:p>
      <text:p text:style-name="P1">ROKAUTSKYIA ARACRUZENSIS<text:line-break/></text:p>
      <text:p text:style-name="P1">Bidens puberula<text:line-break/></text:p>
      <text:p text:style-name="P1">Hydrangea moellendorffi<text:line-break/></text:p>
      <text:p text:style-name="P1">TRICHOMANES PUSILLUM<text:line-break/></text:p>
      <text:p text:style-name="P1">LECYTHIS MIERSII<text:line-break/></text:p>
      <text:p text:style-name="P1">Nestegis sandwicensis<text:line-break/></text:p>
      <text:p text:style-name="P1"><text:soft-page-break/>UNITED STATES OF AMERICA, KANSAS, ELLSWORTH COUNTY<text:line-break/></text:p>
      <text:p text:style-name="P1">Mexico, Yucatan, Izamal<text:line-break/></text:p>
      <text:p text:style-name="P1">Cuba, Isla de la Juventud<text:line-break/></text:p>
      <text:p text:style-name="P1">United States of America, North Carolina, Bertie County<text:line-break/></text:p>
      <text:p text:style-name="P1">Mexico, Michoacan, Aquila<text:line-break/></text:p>
      <text:p text:style-name="P1">UNITED STATES OF AMERICA, KANSAS, PRATT COUNTY<text:line-break/></text:p>
      <text:p text:style-name="P1">UNITED STATES OF AMERICA, ALABAMA, SUMTER COUNTY<text:line-break/></text:p>
      <text:p text:style-name="P1">UNITED STATES OF AMERICA, TENNESSEE, SEQUATCHIE COUNTY<text:line-break/></text:p>
      <text:p text:style-name="P1">United States of America, Mississippi, Lee County<text:line-break/></text:p>
      <text:p text:style-name="P1">UNITED STATES OF AMERICA, TEXAS, COTTLE COUNTY<text:line-break/></text:p>
      <text:p text:style-name="P1">UNITED STATES OF AMERICA, KENTUCKY, LINCOLN COUNTY<text:line-break/></text:p>
      <text:p text:style-name="P1">United States of America, Missouri, Phelps County<text:line-break/></text:p>
      <text:p text:style-name="P1">CANADA, MANITOBA, EAST ST. PAUL, RURAL MUNICIPALITY OF<text:line-break/></text:p>
      <text:p text:style-name="P1">Canada, Ontario, County of Grey<text:line-break/></text:p>
      <text:p text:style-name="P1">CANADA, NEW BRUNSWICK, YORK COUNTY (NEW BRUNSWICK)<text:line-break/></text:p>
      <text:p text:style-name="P1">United States of America, Pennsylvania, Schuylkill County<text:line-break/></text:p>
      <text:p text:style-name="P1"><text:soft-page-break/>Anthurium obpyriforme<text:line-break/></text:p>
      <text:p text:style-name="P1">Silene brevicalyx<text:line-break/></text:p>
      <text:p text:style-name="P1">BLECHNUM INTERMEDIUM<text:line-break/></text:p>
      <text:p text:style-name="P1">Picris undulata<text:line-break/></text:p>
      <text:p text:style-name="P1">Specklinia malmeana<text:line-break/></text:p>
      <text:p text:style-name="P1">Vriesea amazonica<text:line-break/></text:p>
      <text:p text:style-name="P1">CAREX ATROSQUAMA<text:line-break/></text:p>
      <text:p text:style-name="P1">Jussiaea stuckertii<text:line-break/></text:p>
      <text:p text:style-name="P1">AMPELOPSIS MACROPHYLLA<text:line-break/></text:p>
      <text:p text:style-name="P1">Rubus indicus<text:line-break/></text:p>
      <text:p text:style-name="P1">Hakea secunda<text:line-break/></text:p>
      <text:p text:style-name="P1">PAEPALANTHUS ARENICOLA<text:line-break/></text:p>
      <text:p text:style-name="P1">Talauma sieboldii<text:line-break/></text:p>
      <text:p text:style-name="P1">VANILLA OROANA<text:line-break/></text:p>
      <text:p text:style-name="P1">HETEROCENTRUM ARSTEDII<text:line-break/></text:p>
      <text:p text:style-name="P1">CENCHRUS PALMERI<text:line-break/></text:p>
      <text:p text:style-name="P1"><text:soft-page-break/>UNITED STATES OF AMERICA, CALIFORNIA, KINGS COUNTY<text:line-break/></text:p>
      <text:p text:style-name="P1">UNITED STATES OF AMERICA, TENNESSEE, SULLIVAN COUNTY<text:line-break/></text:p>
      <text:p text:style-name="P1">United States of America, Indiana, Carroll County<text:line-break/></text:p>
      <text:p text:style-name="P1">United States of America, New York, Queens County<text:line-break/></text:p>
      <text:p text:style-name="P1">United States of America, Georgia, Worth County<text:line-break/></text:p>
      <text:p text:style-name="P1">United States of America, Pennsylvania, Somerset County<text:line-break/></text:p>
      <text:p text:style-name="P1">Guatemala, San Marcos<text:line-break/></text:p>
      <text:p text:style-name="P1">United States of America, South Carolina, Newberry County<text:line-break/></text:p>
      <text:p text:style-name="P1">MEXICO, COAHUILA, CUATROCIENEGAS<text:line-break/></text:p>
      <text:p text:style-name="P1">UNITED STATES OF AMERICA, SOUTH CAROLINA, EDGEFIELD COUNTY<text:line-break/></text:p>
      <text:p text:style-name="P1">United States of America, Colorado, Teller County<text:line-break/></text:p>
      <text:p text:style-name="P1">UNITED STATES OF AMERICA, WISCONSIN, JUNEAU COUNTY<text:line-break/></text:p>
      <text:p text:style-name="P1">Dominican Republic, Santo Domingo<text:line-break/></text:p>
      <text:p text:style-name="P1">UNITED STATES OF AMERICA, VIRGINIA, CARROLL COUNTY<text:line-break/></text:p>
      <text:p text:style-name="P1">United States of America, Florida, Broward County<text:line-break/></text:p>
      <text:p text:style-name="P1">Haiti, Nord-Ouest<text:line-break/></text:p>
      <text:p text:style-name="P1"><text:soft-page-break/>ASPERULA PYCNANTHA<text:line-break/></text:p>
      <text:p text:style-name="P1">Woodsia montevidensis<text:line-break/></text:p>
      <text:p text:style-name="P1">Oncidium lineoligerum<text:line-break/></text:p>
      <text:p text:style-name="P1">Patagonium elatum<text:line-break/></text:p>
      <text:p text:style-name="P1">KOCHIA PROSTHECOCHAETA<text:line-break/></text:p>
      <text:p text:style-name="P1">SESELI LIBANOTIS<text:line-break/></text:p>
      <text:p text:style-name="P1">Wikstroemia pubescens<text:line-break/></text:p>
      <text:p text:style-name="P1">× COELOGLOSSORCHIS DOMINIANA<text:line-break/></text:p>
      <text:p text:style-name="P1">DYSPHANIA SOOANA<text:line-break/></text:p>
      <text:p text:style-name="P1">ONCERUM CILIATUM<text:line-break/></text:p>
      <text:p text:style-name="P1">DACTYLORHIZA × AMPOLAI<text:line-break/></text:p>
      <text:p text:style-name="P1">Speea triloba<text:line-break/></text:p>
      <text:p text:style-name="P1">Amylocarpus tenuissimus<text:line-break/></text:p>
      <text:p text:style-name="P1">Gnaphalium asteroides<text:line-break/></text:p>
      <text:p text:style-name="P1">LASIORRHIZA SCROBICULATA<text:line-break/></text:p>
      <text:p text:style-name="P1">PHEGOPTERIS MANNIANA<text:line-break/></text:p>
      <text:p text:style-name="P1"><text:soft-page-break/>UNITED STATES OF AMERICA, PENNSYLVANIA, ADAMS COUNTY<text:line-break/></text:p>
      <text:p text:style-name="P1">UNITED STATES OF AMERICA, INDIANA, BENTON COUNTY<text:line-break/></text:p>
      <text:p text:style-name="P1">United States of America, Texas, Winkler County<text:line-break/></text:p>
      <text:p text:style-name="P1">United States of America, Illinois, Woodford County<text:line-break/></text:p>
      <text:p text:style-name="P1">UNITED STATES OF AMERICA, MISSOURI, BATES COUNTY<text:line-break/></text:p>
      <text:p text:style-name="P1">United States of America, Wisconsin, Manitowac County<text:line-break/></text:p>
      <text:p text:style-name="P1">United States of America, South Carolina, Saluda County<text:line-break/></text:p>
      <text:p text:style-name="P1">UNITED STATES OF AMERICA, KENTUCKY, BULLITT COUNTY<text:line-break/></text:p>
      <text:p text:style-name="P1">United States of America, Mississippi, Jefferson County<text:line-break/></text:p>
      <text:p text:style-name="P1">UNITED STATES OF AMERICA, TEXAS, REAGAN COUNTY<text:line-break/></text:p>
      <text:p text:style-name="P1">UNITED STATES OF AMERICA, MISSOURI, WEBSTER COUNTY<text:line-break/></text:p>
      <text:p text:style-name="P1">UNITED STATES OF AMERICA, INDIANA, CLAY COUNTY<text:line-break/></text:p>
      <text:p text:style-name="P1">United States of America, Illinois, Franklin County<text:line-break/></text:p>
      <text:p text:style-name="P1">Dominican Republic, San Cristobal<text:line-break/></text:p>
      <text:p text:style-name="P1">UNITED STATES OF AMERICA, TEXAS, COLLIN COUNTY<text:line-break/></text:p>
      <text:p text:style-name="P1">United States of America, Illinois, Will County<text:line-break/></text:p>
      <text:p text:style-name="P1"><text:soft-page-break/>BLASTUS CAVALERIEI<text:line-break/></text:p>
      <text:p text:style-name="P1">CYRTOCHILUM MYSTACINUM<text:line-break/></text:p>
      <text:p text:style-name="P1">STEVIA GRAZIELAE<text:line-break/></text:p>
      <text:p text:style-name="P1">Xylobium miliacea<text:line-break/></text:p>
      <text:p text:style-name="P1">ERICA CAESIA<text:line-break/></text:p>
      <text:p text:style-name="P1">LOLIUM GIGANTEUM<text:line-break/></text:p>
      <text:p text:style-name="P1">Cheiroglossa malgassica<text:line-break/></text:p>
      <text:p text:style-name="P1">Cyphostemma mandrakense<text:line-break/></text:p>
      <text:p text:style-name="P1">ELAPHOGLOSSUM CAROLIAE<text:line-break/></text:p>
      <text:p text:style-name="P1">Neurocallis pinnata<text:line-break/></text:p>
      <text:p text:style-name="P1">CALYPTROSTEGIA CORNUCOPIAE<text:line-break/></text:p>
      <text:p text:style-name="P1">Austrobryonia micrantha<text:line-break/></text:p>
      <text:p text:style-name="P1">Paspalum scandens<text:line-break/></text:p>
      <text:p text:style-name="P1">CAUCALIS LONGISEPALA<text:line-break/></text:p>
      <text:p text:style-name="P1">ACONITUM TSCHANGBAISCHANENSE<text:line-break/></text:p>
      <text:p text:style-name="P1">NOTHOSCORDUM FAMATINENSE<text:line-break/></text:p>
      <text:p text:style-name="P1"><text:soft-page-break/>UNITED STATES OF AMERICA, NEBRASKA, MORRILL COUNTY<text:line-break/></text:p>
      <text:p text:style-name="P1">Canada, Ontario, County of Wellington<text:line-break/></text:p>
      <text:p text:style-name="P1">UNITED STATES OF AMERICA, MISSOURI, ADAIR COUNTY<text:line-break/></text:p>
      <text:p text:style-name="P1">UNITED STATES OF AMERICA, INDIANA, OWEN COUNTY<text:line-break/></text:p>
      <text:p text:style-name="P1">CANADA, ONTARIO, COUNTY OF FRONTENAC<text:line-break/></text:p>
      <text:p text:style-name="P1">MEXICO, VERACRUZ, JALAPA<text:line-break/></text:p>
      <text:p text:style-name="P1">Guatemala, Retalhuleu<text:line-break/></text:p>
      <text:p text:style-name="P1">UNITED STATES OF AMERICA, MINNESOTA, WASHINGTON COUNTY<text:line-break/></text:p>
      <text:p text:style-name="P1">United States of America, Indiana, Decatur County<text:line-break/></text:p>
      <text:p text:style-name="P1">UNITED STATES OF AMERICA, MISSISSIPPI, FRANKLIN COUNTY<text:line-break/></text:p>
      <text:p text:style-name="P1">United States of America, Michigan, Alpena County<text:line-break/></text:p>
      <text:p text:style-name="P1">Mexico, Chiapas, Siltepec<text:line-break/></text:p>
      <text:p text:style-name="P1">United States of America, Arkansas, Cleburne County<text:line-break/></text:p>
      <text:p text:style-name="P1">Mexico, Tamaulipas, Matamoros<text:line-break/></text:p>
      <text:p text:style-name="P1">United States of America, Oklahoma, Delaware County<text:line-break/></text:p>
      <text:p text:style-name="P1">United States of America, Missouri, Stoddard County<text:line-break/></text:p>
      <text:p text:style-name="P1"><text:soft-page-break/>Ligusticum elatum<text:line-break/></text:p>
      <text:p text:style-name="P1">Dupatya dubia<text:line-break/></text:p>
      <text:p text:style-name="P1">THERMOPSIS ROBUSTA<text:line-break/></text:p>
      <text:p text:style-name="P1">Ranunculus accessivus<text:line-break/></text:p>
      <text:p text:style-name="P1">CLERODENDRUM TIBETANUM<text:line-break/></text:p>
      <text:p text:style-name="P1">Hieracium × abietogenum<text:line-break/></text:p>
      <text:p text:style-name="P1">Michelia celebica<text:line-break/></text:p>
      <text:p text:style-name="P1">MONOTAXIS GRACILIS<text:line-break/></text:p>
      <text:p text:style-name="P1">Pelargonium × venulosum<text:line-break/></text:p>
      <text:p text:style-name="P1">PARABOEA MIDDLETONII<text:line-break/></text:p>
      <text:p text:style-name="P1">Adiantum comoroense<text:line-break/></text:p>
      <text:p text:style-name="P1">Doodia polysora<text:line-break/></text:p>
      <text:p text:style-name="P1">Euphorbia acerensis<text:line-break/></text:p>
      <text:p text:style-name="P1">Amomum deuteramomum<text:line-break/></text:p>
      <text:p text:style-name="P1">GREVILLEA ERIOBOTRYA<text:line-break/></text:p>
      <text:p text:style-name="P1">PLEIOBLASTUS JAPONICUS<text:line-break/></text:p>
      <text:p text:style-name="P1"><text:soft-page-break/>United States of America, North Carolina, Pasquotank County<text:line-break/></text:p>
      <text:p text:style-name="P1">UNITED STATES OF AMERICA, MINNESOTA, RENVILLE COUNTY<text:line-break/></text:p>
      <text:p text:style-name="P1">United States of America, Tennessee, Lincoln County<text:line-break/></text:p>
      <text:p text:style-name="P1">United States of America, Oregon, Washington County<text:line-break/></text:p>
      <text:p text:style-name="P1">UNITED STATES OF AMERICA, NEBRASKA, LANCASTER COUNTY<text:line-break/></text:p>
      <text:p text:style-name="P1">United States of America, Pennsylvania, Northumberland County<text:line-break/></text:p>
      <text:p text:style-name="P1">UNITED STATES OF AMERICA, WASHINGTON, COWLITZ COUNTY<text:line-break/></text:p>
      <text:p text:style-name="P1">UNITED STATES OF AMERICA, TEXAS, MOTLEY COUNTY<text:line-break/></text:p>
      <text:p text:style-name="P1">Canada, Saskatchewan, Moose Jaw No. 161<text:line-break/></text:p>
      <text:p text:style-name="P1">UNITED STATES OF AMERICA, MISSOURI, DOUGLAS COUNTY<text:line-break/></text:p>
      <text:p text:style-name="P1">Canada, Quebec Province, L'Ile-d'Orleans, MRC<text:line-break/></text:p>
      <text:p text:style-name="P1">CANADA, QUEBEC PROVINCE, MINGANIE, MRC<text:line-break/></text:p>
      <text:p text:style-name="P1">United States of America, Montana, Pondera County<text:line-break/></text:p>
      <text:p text:style-name="P1">United States of America, Texas, De Witt County<text:line-break/></text:p>
      <text:p text:style-name="P1">Canada, Northwest Territories, North Slave Region (Northwest Territories)<text:line-break/></text:p>
      <text:p text:style-name="P1">UNITED STATES OF AMERICA, MINNESOTA, ROCK COUNTY<text:line-break/></text:p>
      <text:p text:style-name="P1"><text:soft-page-break/>HYMENOPHYLLUM MEYENIANUM<text:line-break/></text:p>
      <text:p text:style-name="P1">GNEPHOSIS TENUISSIMA<text:line-break/></text:p>
      <text:p text:style-name="P1">HYPERICUM DIFFUSUM<text:line-break/></text:p>
      <text:p text:style-name="P1">Gilia micrantha<text:line-break/></text:p>
      <text:p text:style-name="P1">Remijia wurdackii<text:line-break/></text:p>
      <text:p text:style-name="P1">Inga ilta<text:line-break/></text:p>
      <text:p text:style-name="P1">Ichnanthus robustus<text:line-break/></text:p>
      <text:p text:style-name="P1">DEPREA ECUATORIANA<text:line-break/></text:p>
      <text:p text:style-name="P1">Lysistemma dendigulense<text:line-break/></text:p>
      <text:p text:style-name="P1">Bulbine dubia<text:line-break/></text:p>
      <text:p text:style-name="P1">Viola glutinosa<text:line-break/></text:p>
      <text:p text:style-name="P1">HELIANTHEMUM INTERMEDIUM<text:line-break/></text:p>
      <text:p text:style-name="P1">ONONIS MICROSPERMA<text:line-break/></text:p>
      <text:p text:style-name="P1">EUPHORBIA NICHOLASII<text:line-break/></text:p>
      <text:p text:style-name="P1">Ficus vogeliana<text:line-break/></text:p>
      <text:p text:style-name="P1">PERSICARIA RUNCINATA<text:line-break/></text:p>
      <text:p text:style-name="P1"><text:soft-page-break/>United States of America, Wisconsin, Kenosha County<text:line-break/></text:p>
      <text:p text:style-name="P1">CANADA, SASKATCHEWAN, INDIAN HEAD NO.156<text:line-break/></text:p>
      <text:p text:style-name="P1">United States of America, Tennessee, Decatur County<text:line-break/></text:p>
      <text:p text:style-name="P1">UNITED STATES OF AMERICA, KANSAS, SMITH COUNTY<text:line-break/></text:p>
      <text:p text:style-name="P1">EL SALVADOR, SANTA ANA<text:line-break/></text:p>
      <text:p text:style-name="P1">Canada, Northwest Territories, Sahtu Region (Northwest Territories)<text:line-break/></text:p>
      <text:p text:style-name="P1">UNITED STATES OF AMERICA, OKLAHOMA, TEXAS COUNTY<text:line-break/></text:p>
      <text:p text:style-name="P1">UNITED STATES OF AMERICA, OKLAHOMA, PITTSBURG COUNTY<text:line-break/></text:p>
      <text:p text:style-name="P1">UNITED STATES OF AMERICA, TENNESSEE, RHEA COUNTY<text:line-break/></text:p>
      <text:p text:style-name="P1">UNITED STATES OF AMERICA, KANSAS, JOHNSON COUNTY<text:line-break/></text:p>
      <text:p text:style-name="P1">UNITED STATES OF AMERICA, KANSAS, LEAVENWORTH COUNTY<text:line-break/></text:p>
      <text:p text:style-name="P1">United States of America, Kansas, Republic County<text:line-break/></text:p>
      <text:p text:style-name="P1">MEXICO, GUERRERO, MINA<text:line-break/></text:p>
      <text:p text:style-name="P1">United States of America, North Carolina, Randolph County<text:line-break/></text:p>
      <text:p text:style-name="P1">Mexico, Nuevo Leon, Galeana<text:line-break/></text:p>
      <text:p text:style-name="P1">UNITED STATES OF AMERICA, TEXAS, HANSFORD COUNTY<text:line-break/></text:p>
      <text:p text:style-name="P1"><text:soft-page-break/>Cryptochloa decumbens<text:line-break/></text:p>
      <text:p text:style-name="P1">Neoregelia indecora<text:line-break/></text:p>
      <text:p text:style-name="P1">Sphaeradenia imperialis<text:line-break/></text:p>
      <text:p text:style-name="P1">Digitalis miniana<text:line-break/></text:p>
      <text:p text:style-name="P1">Uncaria dasycarpa<text:line-break/></text:p>
      <text:p text:style-name="P1">CENTROLOBIUM MINUS<text:line-break/></text:p>
      <text:p text:style-name="P1">Cordia ignota<text:line-break/></text:p>
      <text:p text:style-name="P1">GALEARIA FINLAYSONII<text:line-break/></text:p>
      <text:p text:style-name="P1">PROSTANTHERA ASPALATHOIDES<text:line-break/></text:p>
      <text:p text:style-name="P1">AGROPYRON DISTACHYUM<text:line-break/></text:p>
      <text:p text:style-name="P1">POA DESPICIENS<text:line-break/></text:p>
      <text:p text:style-name="P1">SAXIFRAGA MEXICANA<text:line-break/></text:p>
      <text:p text:style-name="P1">GYMNOCACTUS BEGUINII<text:line-break/></text:p>
      <text:p text:style-name="P1">EPIDENDRUM VALENTEANUM<text:line-break/></text:p>
      <text:p text:style-name="P1">NESKIZA CAESPITOSA<text:line-break/></text:p>
      <text:p text:style-name="P1">MESOSPHAERUM MELISSOIDES<text:line-break/></text:p>
      <text:p text:style-name="P1"><text:soft-page-break/>UNITED STATES OF AMERICA, OKLAHOMA, NOBLE COUNTY<text:line-break/></text:p>
      <text:p text:style-name="P1">UNITED STATES OF AMERICA, TEXAS, HAMILTON COUNTY<text:line-break/></text:p>
      <text:p text:style-name="P1">Virgin Islands (United States of America)<text:line-break/></text:p>
      <text:p text:style-name="P1">UNITED STATES OF AMERICA, NEBRASKA, JEFFERSON COUNTY<text:line-break/></text:p>
      <text:p text:style-name="P1">UNITED STATES OF AMERICA, GEORGIA, TURNER COUNTY<text:line-break/></text:p>
      <text:p text:style-name="P1">UNITED STATES OF AMERICA, MISSOURI, MACON COUNTY<text:line-break/></text:p>
      <text:p text:style-name="P1">UNITED STATES OF AMERICA, ALABAMA, SHELBY COUNTY<text:line-break/></text:p>
      <text:p text:style-name="P1">UNITED STATES OF AMERICA, MISSISSIPPI, RANKIN COUNTY<text:line-break/></text:p>
      <text:p text:style-name="P1">UNITED STATES OF AMERICA, ILLINOIS, WHITE COUNTY<text:line-break/></text:p>
      <text:p text:style-name="P1">UNITED STATES OF AMERICA, LOUISIANA, TERREBONNE COUNTY<text:line-break/></text:p>
      <text:p text:style-name="P1">United States of America, Oklahoma, Pawnee County<text:line-break/></text:p>
      <text:p text:style-name="P1">UNITED STATES OF AMERICA, OKLAHOMA, LINCOLN COUNTY<text:line-break/></text:p>
      <text:p text:style-name="P1">UNITED STATES OF AMERICA, OHIO, CLINTON COUNTY<text:line-break/></text:p>
      <text:p text:style-name="P1">Mexico, Quintana Roo, Tulum<text:line-break/></text:p>
      <text:p text:style-name="P1">VIRGIN ISLANDS (U.K.), TORTOLA<text:line-break/></text:p>
      <text:p text:style-name="P1">Bahamas, Crooked Island<text:line-break/></text:p>
      <text:p text:style-name="P1"><text:soft-page-break/>Blepharocalyx angustifolius<text:line-break/></text:p>
      <text:p text:style-name="P1">Taraxacum lawalreei<text:line-break/></text:p>
      <text:p text:style-name="P1">ILEX PSEUDOVACCINIUM<text:line-break/></text:p>
      <text:p text:style-name="P1">JUSTICIA PHARMACODES<text:line-break/></text:p>
      <text:p text:style-name="P1">Hylodesmum podocarpum<text:line-break/></text:p>
      <text:p text:style-name="P1">Euphorbia caesaraugustana<text:line-break/></text:p>
      <text:p text:style-name="P1">Lastreopsis exculta<text:line-break/></text:p>
      <text:p text:style-name="P1">PEPEROMIA PLURISPICA<text:line-break/></text:p>
      <text:p text:style-name="P1">Ziziphora cleonioides<text:line-break/></text:p>
      <text:p text:style-name="P1">Melandrium affine<text:line-break/></text:p>
      <text:p text:style-name="P1">Aster cylleneus<text:line-break/></text:p>
      <text:p text:style-name="P1">Pelargonium aemulum<text:line-break/></text:p>
      <text:p text:style-name="P1">Chamaefistula deficiens<text:line-break/></text:p>
      <text:p text:style-name="P1">Cornutia graveolens<text:line-break/></text:p>
      <text:p text:style-name="P1">POA FLOCCOSA<text:line-break/></text:p>
      <text:p text:style-name="P1">DENDROBIUM PETROPHILUM<text:line-break/></text:p>
      <text:p text:style-name="P1"><text:soft-page-break/>United States of America, Illinois, Gallatin County<text:line-break/></text:p>
      <text:p text:style-name="P1">United States of America, Virginia, Greene County<text:line-break/></text:p>
      <text:p text:style-name="P1">United States of America, Texas, Bee County<text:line-break/></text:p>
      <text:p text:style-name="P1">MEXICO, VERACRUZ, CATEMACO<text:line-break/></text:p>
      <text:p text:style-name="P1">United States of America, Illinois, Tazewell County<text:line-break/></text:p>
      <text:p text:style-name="P1">United States of America, North Carolina, Davidson County<text:line-break/></text:p>
      <text:p text:style-name="P1">United States of America, Wisconsin, Price County<text:line-break/></text:p>
      <text:p text:style-name="P1">United States of America, Kansas, Comanche County<text:line-break/></text:p>
      <text:p text:style-name="P1">UNITED STATES OF AMERICA, MARYLAND, QUEEN ANNES COUNTY<text:line-break/></text:p>
      <text:p text:style-name="P1">UNITED STATES OF AMERICA, ALABAMA, BIBB COUNTY<text:line-break/></text:p>
      <text:p text:style-name="P1">UNITED STATES OF AMERICA, MARYLAND, FREDERICK COUNTY<text:line-break/></text:p>
      <text:p text:style-name="P1">United States of America, Missouri, Shelby County<text:line-break/></text:p>
      <text:p text:style-name="P1">UNITED STATES OF AMERICA, WISCONSIN, KEWAUNEE COUNTY<text:line-break/></text:p>
      <text:p text:style-name="P1">MEXICO, SONORA, IMURIS<text:line-break/></text:p>
      <text:p text:style-name="P1">UNITED STATES OF AMERICA, WISCONSIN, VERNON COUNTY<text:line-break/></text:p>
      <text:p text:style-name="P1">United States of America, Tennessee, Smith County<text:line-break/></text:p>
      <text:p text:style-name="P1"><text:soft-page-break/>PILEA SHIZONGENSIS<text:line-break/></text:p>
      <text:p text:style-name="P1">IVESIA CHAETOPHORA<text:line-break/></text:p>
      <text:p text:style-name="P1">CERATOSTYLIS GRANDIFLORA<text:line-break/></text:p>
      <text:p text:style-name="P1">BURMANNIA HUNANENSIS<text:line-break/></text:p>
      <text:p text:style-name="P1">ASPLENIUM MYRIOPHYLLUM<text:line-break/></text:p>
      <text:p text:style-name="P1">CAULOKAEMPFERIA LARSENII<text:line-break/></text:p>
      <text:p text:style-name="P1">ANTHURIUM BONPLANDII<text:line-break/></text:p>
      <text:p text:style-name="P1">NASSELLA INCONSPICUA<text:line-break/></text:p>
      <text:p text:style-name="P1">Lychnocephalus jolyanus<text:line-break/></text:p>
      <text:p text:style-name="P1">PYRENOGLYPHIS PALLIDISPINA<text:line-break/></text:p>
      <text:p text:style-name="P1">Aglaia oblanceolata<text:line-break/></text:p>
      <text:p text:style-name="P1">Vangueria oligacantha<text:line-break/></text:p>
      <text:p text:style-name="P1">MNIOPSIS JOHNSONII<text:line-break/></text:p>
      <text:p text:style-name="P1">PICEA ASPERATA<text:line-break/></text:p>
      <text:p text:style-name="P1">Sticherus trachyrhizoma<text:line-break/></text:p>
      <text:p text:style-name="P1">BEGONIA PUDICA<text:line-break/></text:p>
      <text:p text:style-name="P1"><text:soft-page-break/>United States of America, New Jersey, Hudson County<text:line-break/></text:p>
      <text:p text:style-name="P1">ANTIGUA AND BARBUDA, BARBUDA<text:line-break/></text:p>
      <text:p text:style-name="P1">UNITED STATES OF AMERICA, SOUTH DAKOTA, TRIPP COUNTY<text:line-break/></text:p>
      <text:p text:style-name="P1">UNITED STATES OF AMERICA, KENTUCKY, PERRY COUNTY<text:line-break/></text:p>
      <text:p text:style-name="P1">United States of America, Louisiana, Ascension County<text:line-break/></text:p>
      <text:p text:style-name="P1">United States of America, Mississippi, Wayne County<text:line-break/></text:p>
      <text:p text:style-name="P1">Mexico, Oaxaca, Santo Domingo Tehuantepec<text:line-break/></text:p>
      <text:p text:style-name="P1">United States of America, North Dakota, Dickey County<text:line-break/></text:p>
      <text:p text:style-name="P1">United States of America, Georgia, Pickens County<text:line-break/></text:p>
      <text:p text:style-name="P1">United States of America, Michigan, Ogemaw County<text:line-break/></text:p>
      <text:p text:style-name="P1">MEXICO, JALISCO, CHAPALA<text:line-break/></text:p>
      <text:p text:style-name="P1">UNITED STATES OF AMERICA, GEORGIA, TALIAFERRO COUNTY<text:line-break/></text:p>
      <text:p text:style-name="P1">United States of America, Pennsylvania, Cumberland County<text:line-break/></text:p>
      <text:p text:style-name="P1">UNITED STATES OF AMERICA, MICHIGAN, IOSCO COUNTY<text:line-break/></text:p>
      <text:p text:style-name="P1">UNITED STATES OF AMERICA, GEORGIA, CLAY COUNTY<text:line-break/></text:p>
      <text:p text:style-name="P1">MEXICO, MICHOACAN, ZITACUARO<text:line-break/></text:p>
      <text:p text:style-name="P1"><text:soft-page-break/>CYCLANTHERA PHYLLANTHA<text:line-break/></text:p>
      <text:p text:style-name="P1">TRITICUM MACROSTACHYUM<text:line-break/></text:p>
      <text:p text:style-name="P1">CROTALARIA TROPEAE<text:line-break/></text:p>
      <text:p text:style-name="P1">Nepenthes × ferrugineomarginata<text:line-break/></text:p>
      <text:p text:style-name="P1">Alchemilla aemula<text:line-break/></text:p>
      <text:p text:style-name="P1">PENTASACME GLAUCESCENS<text:line-break/></text:p>
      <text:p text:style-name="P1">Passiflora andersonii<text:line-break/></text:p>
      <text:p text:style-name="P1">ERVILIA CAESAREA<text:line-break/></text:p>
      <text:p text:style-name="P1">Teucrium ozturkii<text:line-break/></text:p>
      <text:p text:style-name="P1">PANICUM DESERTORUM<text:line-break/></text:p>
      <text:p text:style-name="P1">Cnemidaria amabilis<text:line-break/></text:p>
      <text:p text:style-name="P1">Quinchamalium minutum<text:line-break/></text:p>
      <text:p text:style-name="P1">Paraspalathus fagonioides<text:line-break/></text:p>
      <text:p text:style-name="P1">DENDROBIUM CANINUM<text:line-break/></text:p>
      <text:p text:style-name="P1">MAMMILLARIA COROLLARIA<text:line-break/></text:p>
      <text:p text:style-name="P1">Drymaria tepicana<text:line-break/></text:p>
      <text:p text:style-name="P1"><text:soft-page-break/>United States of America, Texas, Navarro County<text:line-break/></text:p>
      <text:p text:style-name="P1">UNITED STATES OF AMERICA, ALABAMA, GENEVA COUNTY<text:line-break/></text:p>
      <text:p text:style-name="P1">United States of America, Michigan, Monroe County<text:line-break/></text:p>
      <text:p text:style-name="P1">United States of America, Arkansas, Sevier County<text:line-break/></text:p>
      <text:p text:style-name="P1">UNITED STATES OF AMERICA, KENTUCKY, GARRARD COUNTY<text:line-break/></text:p>
      <text:p text:style-name="P1">UNITED STATES OF AMERICA, INDIANA, NEWTON COUNTY<text:line-break/></text:p>
      <text:p text:style-name="P1">UNITED STATES OF AMERICA, WISCONSIN, RUSK COUNTY<text:line-break/></text:p>
      <text:p text:style-name="P1">United States of America, Washington, Kitsap County<text:line-break/></text:p>
      <text:p text:style-name="P1">UNITED STATES OF AMERICA, GEORGIA, DAWSON COUNTY<text:line-break/></text:p>
      <text:p text:style-name="P1">United States of America, New Jersey, Somerset County<text:line-break/></text:p>
      <text:p text:style-name="P1">UNITED STATES OF AMERICA, TENNESSEE, MORGAN COUNTY<text:line-break/></text:p>
      <text:p text:style-name="P1">United States of America, Minnesota, Mower County<text:line-break/></text:p>
      <text:p text:style-name="P1">United States of America, Virginia, Franklin County<text:line-break/></text:p>
      <text:p text:style-name="P1">GUATEMALA, GUATEMALA<text:line-break/></text:p>
      <text:p text:style-name="P1">UNITED STATES OF AMERICA, KANSAS, WICHITA COUNTY<text:line-break/></text:p>
      <text:p text:style-name="P1">United States of America, West Virginia, Webster County<text:line-break/></text:p>
      <text:p text:style-name="P1"><text:soft-page-break/>Pilosocereus gironensis<text:line-break/></text:p>
      <text:p text:style-name="P1">Gomphichis traceyae<text:line-break/></text:p>
      <text:p text:style-name="P1">Hemitelia bella<text:line-break/></text:p>
      <text:p text:style-name="P1">Aridaria fragilis<text:line-break/></text:p>
      <text:p text:style-name="P1">PLECTOCOMIOPSIS SCORTECHINII<text:line-break/></text:p>
      <text:p text:style-name="P1">COELOGLOSSUM CERNUUM<text:line-break/></text:p>
      <text:p text:style-name="P1">Rosa subcuneata<text:line-break/></text:p>
      <text:p text:style-name="P1">PIPER SIMULANS<text:line-break/></text:p>
      <text:p text:style-name="P1">Crataegus peregrina<text:line-break/></text:p>
      <text:p text:style-name="P1">Mesembryanthemum macrocalyx<text:line-break/></text:p>
      <text:p text:style-name="P1">PTILAGROSTIS YADONGENSIS<text:line-break/></text:p>
      <text:p text:style-name="P1">Gaertnera leucothyrsa<text:line-break/></text:p>
      <text:p text:style-name="P1">Chthonia ciliaris<text:line-break/></text:p>
      <text:p text:style-name="P1">Eria ephemera<text:line-break/></text:p>
      <text:p text:style-name="P1">Beilschmiedia xizangensis<text:line-break/></text:p>
      <text:p text:style-name="P1">CRYPTANTHA INAEQUATA<text:line-break/></text:p>
      <text:p text:style-name="P1"><text:soft-page-break/>United States of America, Tennessee, Scott County<text:line-break/></text:p>
      <text:p text:style-name="P1">UNITED STATES OF AMERICA, KENTUCKY, LARUE COUNTY<text:line-break/></text:p>
      <text:p text:style-name="P1">UNITED STATES OF AMERICA, LOUISIANA, EAST FELICIANA COUNTY<text:line-break/></text:p>
      <text:p text:style-name="P1">UNITED STATES OF AMERICA, SOUTH DAKOTA, BRULE COUNTY<text:line-break/></text:p>
      <text:p text:style-name="P1">UNITED STATES OF AMERICA, GEORGIA, ATKINSON COUNTY<text:line-break/></text:p>
      <text:p text:style-name="P1">UNITED STATES OF AMERICA, SOUTH DAKOTA, STANLEY COUNTY<text:line-break/></text:p>
      <text:p text:style-name="P1">United States of America, Texas, Coryell County<text:line-break/></text:p>
      <text:p text:style-name="P1">DOMINICAN REPUBLIC, BAHORUCO<text:line-break/></text:p>
      <text:p text:style-name="P1">United States of America, Tennessee, Weakley County<text:line-break/></text:p>
      <text:p text:style-name="P1">United States of America, Texas, Upton County<text:line-break/></text:p>
      <text:p text:style-name="P1">United States of America, Arkansas, Searcy County<text:line-break/></text:p>
      <text:p text:style-name="P1">UNITED STATES OF AMERICA, TEXAS, ANDERSON COUNTY<text:line-break/></text:p>
      <text:p text:style-name="P1">UNITED STATES OF AMERICA, ILLINOIS, EFFINGHAM COUNTY<text:line-break/></text:p>
      <text:p text:style-name="P1">UNITED STATES OF AMERICA, WISCONSIN, MARATHON COUNTY<text:line-break/></text:p>
      <text:p text:style-name="P1">Haiti, Nord<text:line-break/></text:p>
      <text:p text:style-name="P1">United States of America, Kansas, Linn County<text:line-break/></text:p>
      <text:p text:style-name="P1"><text:soft-page-break/>CRESCENTIA AUCULEATA<text:line-break/></text:p>
      <text:p text:style-name="P1">Thelypteris gemmulifera<text:line-break/></text:p>
      <text:p text:style-name="P1">Gossypium enthyle<text:line-break/></text:p>
      <text:p text:style-name="P1">PEDILONUM CALYCULIMENTUM<text:line-break/></text:p>
      <text:p text:style-name="P1">CENTROPOGON RADICANS<text:line-break/></text:p>
      <text:p text:style-name="P1">SIMPSONIA MICROCARPA<text:line-break/></text:p>
      <text:p text:style-name="P1">NEPHRODIUM EVERETTII<text:line-break/></text:p>
      <text:p text:style-name="P1">FRAXINUS NOVAE-ANGLIAE<text:line-break/></text:p>
      <text:p text:style-name="P1">HANDROANTHUS CAPITATUS<text:line-break/></text:p>
      <text:p text:style-name="P1">ARGENTACER SACCHARINUM<text:line-break/></text:p>
      <text:p text:style-name="P1">Scrophularia calycina<text:line-break/></text:p>
      <text:p text:style-name="P1">Codonoboea koerperi<text:line-break/></text:p>
      <text:p text:style-name="P1">Inula koelzii<text:line-break/></text:p>
      <text:p text:style-name="P1">RETINISPORA FUSINOKI<text:line-break/></text:p>
      <text:p text:style-name="P1">ABASOLOA TABOADA<text:line-break/></text:p>
      <text:p text:style-name="P1">AVONIA GARIEPENSIS<text:line-break/></text:p>
      <text:p text:style-name="P1"><text:soft-page-break/>UNITED STATES OF AMERICA, SOUTH CAROLINA, SPARTANBURG COUNTY<text:line-break/></text:p>
      <text:p text:style-name="P1">SAINT VINCENT AND THE GRENADINES, SAINT GEORGE<text:line-break/></text:p>
      <text:p text:style-name="P1">UNITED STATES OF AMERICA, ILLINOIS, ALEXANDER COUNTY<text:line-break/></text:p>
      <text:p text:style-name="P1">United States of America, Colorado, Yuma County<text:line-break/></text:p>
      <text:p text:style-name="P1">Canada, Ontario, United Counties of Leeds and Grenville<text:line-break/></text:p>
      <text:p text:style-name="P1">United States of America, Kansas, Franklin County<text:line-break/></text:p>
      <text:p text:style-name="P1">UNITED STATES OF AMERICA, ILLINOIS, HANCOCK COUNTY<text:line-break/></text:p>
      <text:p text:style-name="P1">UNITED STATES OF AMERICA, PENNSYLVANIA, TIOGA COUNTY<text:line-break/></text:p>
      <text:p text:style-name="P1">UNITED STATES OF AMERICA, TEXAS, JIM HOGG COUNTY<text:line-break/></text:p>
      <text:p text:style-name="P1">United States of America, Indiana, Jackson County<text:line-break/></text:p>
      <text:p text:style-name="P1">United States of America, West Virginia, Raleigh County<text:line-break/></text:p>
      <text:p text:style-name="P1">Mexico, Durango, Santiago Papasquiaro<text:line-break/></text:p>
      <text:p text:style-name="P1">United States of America, Kansas, Sedgwick County<text:line-break/></text:p>
      <text:p text:style-name="P1">Nicaragua, Zelaya<text:line-break/></text:p>
      <text:p text:style-name="P1">United States of America, Georgia, Evans County<text:line-break/></text:p>
      <text:p text:style-name="P1">UNITED STATES OF AMERICA, MISSISSIPPI, GREENE COUNTY<text:line-break/></text:p>
      <text:p text:style-name="P1"><text:soft-page-break/>ERISMANTHUS SINENSIS<text:line-break/></text:p>
      <text:p text:style-name="P1">LIPARIS GRIFFITHII<text:line-break/></text:p>
      <text:p text:style-name="P1">ANTROPHYUM MENISCIUM<text:line-break/></text:p>
      <text:p text:style-name="P1">Agalma delavayi<text:line-break/></text:p>
      <text:p text:style-name="P1">PEPEROMIA CASARETTOI<text:line-break/></text:p>
      <text:p text:style-name="P1">VACHELLIA JACQUEMONTII<text:line-break/></text:p>
      <text:p text:style-name="P1">Picralima umbellata<text:line-break/></text:p>
      <text:p text:style-name="P1">Mentha brutteleti<text:line-break/></text:p>
      <text:p text:style-name="P1">Diplotropis triloba<text:line-break/></text:p>
      <text:p text:style-name="P1">Sidalcea calycosa<text:line-break/></text:p>
      <text:p text:style-name="P1">Notocactus paulus<text:line-break/></text:p>
      <text:p text:style-name="P1">LOTUS ERIOPHORUS<text:line-break/></text:p>
      <text:p text:style-name="P1">Boechera paddoensis<text:line-break/></text:p>
      <text:p text:style-name="P1">DIPLUSODON SESSILIFLORUS<text:line-break/></text:p>
      <text:p text:style-name="P1">Argyrocome humboldtiana<text:line-break/></text:p>
      <text:p text:style-name="P1">Raphiocarpus clemensiae<text:line-break/></text:p>
      <text:p text:style-name="P1"><text:soft-page-break/>UNITED STATES OF AMERICA, MICHIGAN, BARRY COUNTY<text:line-break/></text:p>
      <text:p text:style-name="P1">United States of America, Idaho, Caribou County<text:line-break/></text:p>
      <text:p text:style-name="P1">United States of America, Indiana, Spencer County<text:line-break/></text:p>
      <text:p text:style-name="P1">United States of America, Illinois, Kane County<text:line-break/></text:p>
      <text:p text:style-name="P1">United States of America, Michigan, Otsego County<text:line-break/></text:p>
      <text:p text:style-name="P1">United States of America, Mississippi, Union County<text:line-break/></text:p>
      <text:p text:style-name="P1">UNITED STATES OF AMERICA, INDIANA, SULLIVAN COUNTY<text:line-break/></text:p>
      <text:p text:style-name="P1">Canada, Alberta, Mackenzie County<text:line-break/></text:p>
      <text:p text:style-name="P1">UNITED STATES OF AMERICA, OKLAHOMA, TILLMAN COUNTY<text:line-break/></text:p>
      <text:p text:style-name="P1">UNITED STATES OF AMERICA, MARYLAND, CHARLES COUNTY<text:line-break/></text:p>
      <text:p text:style-name="P1">United States of America, Wyoming, Hot Springs County<text:line-break/></text:p>
      <text:p text:style-name="P1">UNITED STATES OF AMERICA, TEXAS, KENT COUNTY<text:line-break/></text:p>
      <text:p text:style-name="P1">UNITED STATES OF AMERICA, TEXAS, KNOX COUNTY<text:line-break/></text:p>
      <text:p text:style-name="P1">UNITED STATES OF AMERICA, SOUTH DAKOTA, MEADE COUNTY<text:line-break/></text:p>
      <text:p text:style-name="P1">UNITED STATES OF AMERICA, GEORGIA, COOK COUNTY<text:line-break/></text:p>
      <text:p text:style-name="P1">UNITED STATES OF AMERICA, TEXAS, JACK COUNTY<text:line-break/></text:p>
      <text:p text:style-name="P1"><text:soft-page-break/>Croton almadinensis<text:line-break/></text:p>
      <text:p text:style-name="P1">Blechnum medium<text:line-break/></text:p>
      <text:p text:style-name="P1">NASTURTIUM LASIOCARPUM<text:line-break/></text:p>
      <text:p text:style-name="P1">ARMORACIA AMPHIBIA<text:line-break/></text:p>
      <text:p text:style-name="P1">Fedia samolifolia<text:line-break/></text:p>
      <text:p text:style-name="P1">Turnera collotricha<text:line-break/></text:p>
      <text:p text:style-name="P1">Guzmania nigrescens<text:line-break/></text:p>
      <text:p text:style-name="P1">Leptocionium magellanicum<text:line-break/></text:p>
      <text:p text:style-name="P1">Aristolochia tonduzii<text:line-break/></text:p>
      <text:p text:style-name="P1">Azorella bryoides<text:line-break/></text:p>
      <text:p text:style-name="P1">Scorzonera muriculata<text:line-break/></text:p>
      <text:p text:style-name="P1">Vernonia randii<text:line-break/></text:p>
      <text:p text:style-name="P1">Achillea angustifolia<text:line-break/></text:p>
      <text:p text:style-name="P1">BRUNFELSIA AMAZONICA<text:line-break/></text:p>
      <text:p text:style-name="P1">Ptilostemon × parisiensis<text:line-break/></text:p>
      <text:p text:style-name="P1">Rollinia mucosa<text:line-break/></text:p>
      <text:p text:style-name="P1"><text:soft-page-break/>United States of America, Georgia, Whitfield County<text:line-break/></text:p>
      <text:p text:style-name="P1">United States of America, Tennessee, Henry County<text:line-break/></text:p>
      <text:p text:style-name="P1">MEXICO, TAMAULIPAS, MIQUIHUANA<text:line-break/></text:p>
      <text:p text:style-name="P1">United States of America, Iowa, Shelby County<text:line-break/></text:p>
      <text:p text:style-name="P1">United States of America, New Mexico, Torrance County<text:line-break/></text:p>
      <text:p text:style-name="P1">UNITED STATES OF AMERICA, ALABAMA, CHEROKEE COUNTY<text:line-break/></text:p>
      <text:p text:style-name="P1">United States of America, Oklahoma, Garfield County<text:line-break/></text:p>
      <text:p text:style-name="P1">UNITED STATES OF AMERICA, TEXAS, LYNN COUNTY<text:line-break/></text:p>
      <text:p text:style-name="P1">UNITED STATES OF AMERICA, VIRGINIA, FLOYD COUNTY<text:line-break/></text:p>
      <text:p text:style-name="P1">United States of America, Iowa, Clay County<text:line-break/></text:p>
      <text:p text:style-name="P1">SAINT KITTS AND NEVIS, SAINT KITTS<text:line-break/></text:p>
      <text:p text:style-name="P1">MEXICO, GUANAJUATO, GUANAJUATO<text:line-break/></text:p>
      <text:p text:style-name="P1">United States of America, Oklahoma, Stephens County<text:line-break/></text:p>
      <text:p text:style-name="P1">Mexico, Michoacan, Chinicuila<text:line-break/></text:p>
      <text:p text:style-name="P1">El Salvador, La Union<text:line-break/></text:p>
      <text:p text:style-name="P1">UNITED STATES OF AMERICA, WISCONSIN, CHIPPEWA COUNTY<text:line-break/></text:p>
      <text:p text:style-name="P1"><text:soft-page-break/>MUSCARELLA WERNERI<text:line-break/></text:p>
      <text:p text:style-name="P1">PHORADENDRON LONGISSIMUM<text:line-break/></text:p>
      <text:p text:style-name="P1">CUPRESSUS SKINNERI<text:line-break/></text:p>
      <text:p text:style-name="P1">OTTELIA HALOGENA<text:line-break/></text:p>
      <text:p text:style-name="P1">ANTHONOTHA ISOPETALA<text:line-break/></text:p>
      <text:p text:style-name="P1">PSYCHOTRIA ACREANA<text:line-break/></text:p>
      <text:p text:style-name="P1">Verbascum isauricum<text:line-break/></text:p>
      <text:p text:style-name="P1">FREZIERA CROATII<text:line-break/></text:p>
      <text:p text:style-name="P1">Leopoldia anguliflora<text:line-break/></text:p>
      <text:p text:style-name="P1">Styloncerus phyllocalymmeus<text:line-break/></text:p>
      <text:p text:style-name="P1">MAMMILLARIA PYRRHACANTHA<text:line-break/></text:p>
      <text:p text:style-name="P1">PYCNARRHENA NOVOGUINEENSIS<text:line-break/></text:p>
      <text:p text:style-name="P1">URTICA STIMULANS<text:line-break/></text:p>
      <text:p text:style-name="P1">BERNARDIA FONSECAE<text:line-break/></text:p>
      <text:p text:style-name="P1">Podochilus tenuis<text:line-break/></text:p>
      <text:p text:style-name="P1">TORENIA TAISHANENSIS<text:line-break/></text:p>
      <text:p text:style-name="P1"><text:soft-page-break/>GUATEMALA, EL PROGRESO<text:line-break/></text:p>
      <text:p text:style-name="P1">United States of America, Iowa, Pocahontas County<text:line-break/></text:p>
      <text:p text:style-name="P1">United States of America, Idaho, Teton County<text:line-break/></text:p>
      <text:p text:style-name="P1">United States of America, Kentucky, Marion County<text:line-break/></text:p>
      <text:p text:style-name="P1">UNITED STATES OF AMERICA, MISSISSIPPI, WASHINGTON COUNTY<text:line-break/></text:p>
      <text:p text:style-name="P1">United States of America, Missouri, Howell County<text:line-break/></text:p>
      <text:p text:style-name="P1">Guatemala, Chiquimula<text:line-break/></text:p>
      <text:p text:style-name="P1">United States of America, Missouri, Linn County<text:line-break/></text:p>
      <text:p text:style-name="P1">DOMINICAN REPUBLIC, AZUA<text:line-break/></text:p>
      <text:p text:style-name="P1">UNITED STATES OF AMERICA, ILLINOIS, COLES COUNTY<text:line-break/></text:p>
      <text:p text:style-name="P1">United States of America, Tennessee, Hawkins County<text:line-break/></text:p>
      <text:p text:style-name="P1">UNITED STATES OF AMERICA, WEST VIRGINIA, NICHOLAS COUNTY<text:line-break/></text:p>
      <text:p text:style-name="P1">UNITED STATES OF AMERICA, WISCONSIN, LANGLADE COUNTY<text:line-break/></text:p>
      <text:p text:style-name="P1">UNITED STATES OF AMERICA, INDIANA, FRANKLIN COUNTY<text:line-break/></text:p>
      <text:p text:style-name="P1">Mexico, Chiapas, Teopisca<text:line-break/></text:p>
      <text:p text:style-name="P1">United States of America, Pennsylvania, Washington County<text:line-break/></text:p>
      <text:p text:style-name="P1"><text:soft-page-break/>Gongora vitorinoana<text:line-break/></text:p>
      <text:p text:style-name="P1">Plocoglottis bicomata<text:line-break/></text:p>
      <text:p text:style-name="P1">PELARGONIUM GALLENSE<text:line-break/></text:p>
      <text:p text:style-name="P1">LEOPOLDIA ABORTIVA<text:line-break/></text:p>
      <text:p text:style-name="P1">POUTERIA LUNDELLII<text:line-break/></text:p>
      <text:p text:style-name="P1">LIPOTRICHE RHOMBIFOLIA<text:line-break/></text:p>
      <text:p text:style-name="P1">Synotis chenopodiifolia<text:line-break/></text:p>
      <text:p text:style-name="P1">CYNANCHUM MARIQUITENSE<text:line-break/></text:p>
      <text:p text:style-name="P1">MUCUNA MEMBRANACEA<text:line-break/></text:p>
      <text:p text:style-name="P1">LEDOCARPON CHILOENSE<text:line-break/></text:p>
      <text:p text:style-name="P1">CHLIDANTHUS CARDENASII<text:line-break/></text:p>
      <text:p text:style-name="P1">PERIPLOCA LINEARIFOLIA<text:line-break/></text:p>
      <text:p text:style-name="P1">Aspidium erubescens<text:line-break/></text:p>
      <text:p text:style-name="P1">Crinum palustre<text:line-break/></text:p>
      <text:p text:style-name="P1">CHORIPETALUM BENTHAMII<text:line-break/></text:p>
      <text:p text:style-name="P1">SILENE DECUMBENS<text:line-break/></text:p>
      <text:p text:style-name="P1"><text:soft-page-break/>UNITED STATES OF AMERICA, ALABAMA, WALKER COUNTY<text:line-break/></text:p>
      <text:p text:style-name="P1">UNITED STATES OF AMERICA, KENTUCKY, CLINTON COUNTY<text:line-break/></text:p>
      <text:p text:style-name="P1">United States of America, Ohio, Fulton County<text:line-break/></text:p>
      <text:p text:style-name="P1">UNITED STATES OF AMERICA, NEBRASKA, BROWN COUNTY<text:line-break/></text:p>
      <text:p text:style-name="P1">United States of America, Wisconsin, Waupaca County<text:line-break/></text:p>
      <text:p text:style-name="P1">United States of America, Iowa, Des Moines County<text:line-break/></text:p>
      <text:p text:style-name="P1">United States of America, Colorado, San Miguel County<text:line-break/></text:p>
      <text:p text:style-name="P1">United States of America, Alabama, Fayette County<text:line-break/></text:p>
      <text:p text:style-name="P1">United States of America, Minnesota, Koochiching County (Minnesota)<text:line-break/></text:p>
      <text:p text:style-name="P1">United States of America, Kentucky, Campbell County<text:line-break/></text:p>
      <text:p text:style-name="P1">UNITED STATES OF AMERICA, MARYLAND, HARFORD COUNTY<text:line-break/></text:p>
      <text:p text:style-name="P1">United States of America, North Carolina, Perquimans County<text:line-break/></text:p>
      <text:p text:style-name="P1">UNITED STATES OF AMERICA, GEORGIA, PUTNAM COUNTY<text:line-break/></text:p>
      <text:p text:style-name="P1">HONDURAS, GRACIAS A DIOS<text:line-break/></text:p>
      <text:p text:style-name="P1">UNITED STATES OF AMERICA, SOUTH CAROLINA, HAMPTON COUNTY<text:line-break/></text:p>
      <text:p text:style-name="P1">Canada, Quebec Province, Les Chenaux, MRC<text:line-break/></text:p>
      <text:p text:style-name="P1"><text:soft-page-break/>Cochlearia danica<text:line-break/></text:p>
      <text:p text:style-name="P1">LOBIVIA CHRYSANTHA<text:line-break/></text:p>
      <text:p text:style-name="P1">Garcinia loheri<text:line-break/></text:p>
      <text:p text:style-name="P1">BIGNONIA PLATYPHYLLA<text:line-break/></text:p>
      <text:p text:style-name="P1">OPHIORRHIZA LANCEOLATA<text:line-break/></text:p>
      <text:p text:style-name="P1">PILEA PITTIERI<text:line-break/></text:p>
      <text:p text:style-name="P1">Hemianemia ahenobarba<text:line-break/></text:p>
      <text:p text:style-name="P1">JATROPHA PARAGUAYENSIS<text:line-break/></text:p>
      <text:p text:style-name="P1">Xanthium inaequilaterum<text:line-break/></text:p>
      <text:p text:style-name="P1">Sutera intertexta<text:line-break/></text:p>
      <text:p text:style-name="P1">Kurrimia paniculata<text:line-break/></text:p>
      <text:p text:style-name="P1">Ilex ternatiflora<text:line-break/></text:p>
      <text:p text:style-name="P1">Ctenitis nigrovenia<text:line-break/></text:p>
      <text:p text:style-name="P1">Ipomoea lambtoniana<text:line-break/></text:p>
      <text:p text:style-name="P1">DIASPERUS OREOPHILUS<text:line-break/></text:p>
      <text:p text:style-name="P1">GALENIA HISPIDISSIMA<text:line-break/></text:p>
      <text:p text:style-name="P1"><text:soft-page-break/>UNITED STATES OF AMERICA, OHIO, WAYNE COUNTY<text:line-break/></text:p>
      <text:p text:style-name="P1">UNITED STATES OF AMERICA, GEORGIA, MONTGOMERY COUNTY<text:line-break/></text:p>
      <text:p text:style-name="P1">United States of America, Ohio, Pickaway County<text:line-break/></text:p>
      <text:p text:style-name="P1">UNITED STATES OF AMERICA, VIRGINIA, HENRY COUNTY<text:line-break/></text:p>
      <text:p text:style-name="P1">United States of America, Texas, Ochiltree County<text:line-break/></text:p>
      <text:p text:style-name="P1">UNITED STATES OF AMERICA, IOWA, CHICKASAW COUNTY<text:line-break/></text:p>
      <text:p text:style-name="P1">United States of America, Georgia, Dooly County<text:line-break/></text:p>
      <text:p text:style-name="P1">United States of America, Michigan, Oscoda County<text:line-break/></text:p>
      <text:p text:style-name="P1">United States of America, Georgia, Jefferson County<text:line-break/></text:p>
      <text:p text:style-name="P1">Honduras, Copan<text:line-break/></text:p>
      <text:p text:style-name="P1">United States of America, North Carolina, Gaston County<text:line-break/></text:p>
      <text:p text:style-name="P1">United States of America, North Dakota, McKenzie County<text:line-break/></text:p>
      <text:p text:style-name="P1">UNITED STATES OF AMERICA, MISSOURI, JOHNSON COUNTY<text:line-break/></text:p>
      <text:p text:style-name="P1">UNITED STATES OF AMERICA, COLORADO, PROWERS COUNTY<text:line-break/></text:p>
      <text:p text:style-name="P1">UNITED STATES OF AMERICA, MINNESOTA, MCLEOD COUNTY<text:line-break/></text:p>
      <text:p text:style-name="P1">United States of America, Pennsylvania, Forest County<text:line-break/></text:p>
      <text:p text:style-name="P1"><text:soft-page-break/>Pentameris provincialis<text:line-break/></text:p>
      <text:p text:style-name="P1">Piper brevipedunculatum<text:line-break/></text:p>
      <text:p text:style-name="P1">Cestrum ehrenbergii<text:line-break/></text:p>
      <text:p text:style-name="P1">ASTRAGALUS KUSCHKENSIS<text:line-break/></text:p>
      <text:p text:style-name="P1">Phyllanthus tetrander<text:line-break/></text:p>
      <text:p text:style-name="P1">BIGNONIA ULIGINOSA<text:line-break/></text:p>
      <text:p text:style-name="P1">ANTHEMIS ITALICA<text:line-break/></text:p>
      <text:p text:style-name="P1">Lasiolaena santosii<text:line-break/></text:p>
      <text:p text:style-name="P1">COSTUS VARZEARUM<text:line-break/></text:p>
      <text:p text:style-name="P1">DORONICUM CATARACTARUM<text:line-break/></text:p>
      <text:p text:style-name="P1">Rapuntium besserianum<text:line-break/></text:p>
      <text:p text:style-name="P1">POLYBOEA CRASSIFOLIA<text:line-break/></text:p>
      <text:p text:style-name="P1">RUBUS TIMBALLAGRAVII<text:line-break/></text:p>
      <text:p text:style-name="P1">PETALOXIS PURPUREA<text:line-break/></text:p>
      <text:p text:style-name="P1">Thalictrum integratum<text:line-break/></text:p>
      <text:p text:style-name="P1">STYLIDIUM ULIGINOSUM<text:line-break/></text:p>
      <text:p text:style-name="P1"><text:soft-page-break/>United States of America, Kentucky, Muhlenberg County<text:line-break/></text:p>
      <text:p text:style-name="P1">UNITED STATES OF AMERICA, TEXAS, CLAY COUNTY<text:line-break/></text:p>
      <text:p text:style-name="P1">MEXICO, SAN LUIS POTOSI, SAN LUIS POTOSI (SAN LUIS POTOSI, MEXICO)<text:line-break/></text:p>
      <text:p text:style-name="P1">United States of America, Kansas, Harper County<text:line-break/></text:p>
      <text:p text:style-name="P1">United States of America, Texas, Houston County<text:line-break/></text:p>
      <text:p text:style-name="P1">UNITED STATES OF AMERICA, GEORGIA, JASPER COUNTY<text:line-break/></text:p>
      <text:p text:style-name="P1">UNITED STATES OF AMERICA, IOWA, MUSCATINE COUNTY<text:line-break/></text:p>
      <text:p text:style-name="P1">United States of America, Iowa, Humboldt County<text:line-break/></text:p>
      <text:p text:style-name="P1">United States of America, Illinois, Wabash County<text:line-break/></text:p>
      <text:p text:style-name="P1">United States of America, North Carolina, Person County<text:line-break/></text:p>
      <text:p text:style-name="P1">United States of America, Texas, Ector County<text:line-break/></text:p>
      <text:p text:style-name="P1">UNITED STATES OF AMERICA, TEXAS, COLORADO COUNTY<text:line-break/></text:p>
      <text:p text:style-name="P1">UNITED STATES OF AMERICA, TEXAS, CROSBY COUNTY<text:line-break/></text:p>
      <text:p text:style-name="P1">United States of America, Missouri, Cole County<text:line-break/></text:p>
      <text:p text:style-name="P1">UNITED STATES OF AMERICA, TEXAS, MONTAGUE COUNTY<text:line-break/></text:p>
      <text:p text:style-name="P1">UNITED STATES OF AMERICA, TENNESSEE, CROCKETT COUNTY<text:line-break/></text:p>
      <text:p text:style-name="P1"><text:soft-page-break/>Isotrema thibeticum<text:line-break/></text:p>
      <text:p text:style-name="P1">Othocallis mesopotamica<text:line-break/></text:p>
      <text:p text:style-name="P1">Darwiniothamnus lancifolius<text:line-break/></text:p>
      <text:p text:style-name="P1">Baukea insignis<text:line-break/></text:p>
      <text:p text:style-name="P1">ARIA VESTITA<text:line-break/></text:p>
      <text:p text:style-name="P1">Thapsus willdenowii<text:line-break/></text:p>
      <text:p text:style-name="P1">Lasiagrostis mongholica<text:line-break/></text:p>
      <text:p text:style-name="P1">Lycopodium canceris<text:line-break/></text:p>
      <text:p text:style-name="P1">Tetranthera salicifolia<text:line-break/></text:p>
      <text:p text:style-name="P1">PHORADENDRON LONGIFOLIUM<text:line-break/></text:p>
      <text:p text:style-name="P1">Gratiola verbenifolia<text:line-break/></text:p>
      <text:p text:style-name="P1">HIERACIUM GLANDULIDENS<text:line-break/></text:p>
      <text:p text:style-name="P1">EREMOPOA MARDINENSIS<text:line-break/></text:p>
      <text:p text:style-name="P1">OECEOCLADES RETZII<text:line-break/></text:p>
      <text:p text:style-name="P1">Lathrisia pectinata<text:line-break/></text:p>
      <text:p text:style-name="P1">Pittosporum oubatchense<text:line-break/></text:p>
      <text:p text:style-name="P1"><text:soft-page-break/>UNITED STATES OF AMERICA, KANSAS, JACKSON COUNTY<text:line-break/></text:p>
      <text:p text:style-name="P1">UNITED STATES OF AMERICA, VIRGINIA, PATRICK COUNTY<text:line-break/></text:p>
      <text:p text:style-name="P1">United States of America, Tennessee, Bledsoe County<text:line-break/></text:p>
      <text:p text:style-name="P1">United States of America, Tennessee, Giles County<text:line-break/></text:p>
      <text:p text:style-name="P1">Honduras, Colon<text:line-break/></text:p>
      <text:p text:style-name="P1">United States of America, Texas, Coleman County<text:line-break/></text:p>
      <text:p text:style-name="P1">UNITED STATES OF AMERICA, ARKANSAS, SHARP COUNTY<text:line-break/></text:p>
      <text:p text:style-name="P1">United States of America, Mississippi, Jones County<text:line-break/></text:p>
      <text:p text:style-name="P1">UNITED STATES OF AMERICA, MINNESOTA, POLK COUNTY<text:line-break/></text:p>
      <text:p text:style-name="P1">United States of America, Nebraska, Seward County<text:line-break/></text:p>
      <text:p text:style-name="P1">United States of America, Ohio, Ross County<text:line-break/></text:p>
      <text:p text:style-name="P1">United States of America, Iowa, Wright County<text:line-break/></text:p>
      <text:p text:style-name="P1">UNITED STATES OF AMERICA, COLORADO, OTERO COUNTY<text:line-break/></text:p>
      <text:p text:style-name="P1">UNITED STATES OF AMERICA, MONTANA, FALLON COUNTY<text:line-break/></text:p>
      <text:p text:style-name="P1">UNITED STATES OF AMERICA, TENNESSEE, CLAY COUNTY<text:line-break/></text:p>
      <text:p text:style-name="P1">UNITED STATES OF AMERICA, IOWA, O'BRIEN COUNTY<text:line-break/></text:p>
      <text:p text:style-name="P1"><text:soft-page-break/>DIPTERACANTHUS BAHIENSIS<text:line-break/></text:p>
      <text:p text:style-name="P1">Trichera velebitica<text:line-break/></text:p>
      <text:p text:style-name="P1">Wurfbainia vera<text:line-break/></text:p>
      <text:p text:style-name="P1">Ribes setosum<text:line-break/></text:p>
      <text:p text:style-name="P1">Epiblema grandiflorum<text:line-break/></text:p>
      <text:p text:style-name="P1">Aster rafinesquii<text:line-break/></text:p>
      <text:p text:style-name="P1">× PITYROMERIA FLORENTINA<text:line-break/></text:p>
      <text:p text:style-name="P1">Cotyledon dubia<text:line-break/></text:p>
      <text:p text:style-name="P1">Taraxacum cambricum<text:line-break/></text:p>
      <text:p text:style-name="P1">WEDELIELLA INCARNATA<text:line-break/></text:p>
      <text:p text:style-name="P1">Anthoxanthum neesii<text:line-break/></text:p>
      <text:p text:style-name="P1">Psilostachys filiformis<text:line-break/></text:p>
      <text:p text:style-name="P1">Semeiocardium glaucescens<text:line-break/></text:p>
      <text:p text:style-name="P1">Lindackeria mildbraedii<text:line-break/></text:p>
      <text:p text:style-name="P1">CACALIA SUAVEOLENS<text:line-break/></text:p>
      <text:p text:style-name="P1">Murdannia nudiflora<text:line-break/></text:p>
      <text:p text:style-name="P1"><text:soft-page-break/>UNITED STATES OF AMERICA, COLORADO, LINCOLN COUNTY<text:line-break/></text:p>
      <text:p text:style-name="P1">United States of America, Alabama, Pickens County<text:line-break/></text:p>
      <text:p text:style-name="P1">United States of America, Louisiana, Red River County<text:line-break/></text:p>
      <text:p text:style-name="P1">UNITED STATES OF AMERICA, MONTANA, POWDER RIVER COUNTY<text:line-break/></text:p>
      <text:p text:style-name="P1">Canada, Quebec Province, Le Golfe-du-Saint-Laurent, MRC<text:line-break/></text:p>
      <text:p text:style-name="P1">United States of America, Minnesota, Kanabec County<text:line-break/></text:p>
      <text:p text:style-name="P1">United States of America, Texas, Wilbarger County<text:line-break/></text:p>
      <text:p text:style-name="P1">JAMAICA, WESTMORELAND PARISH<text:line-break/></text:p>
      <text:p text:style-name="P1">MEXICO, CHIAPAS, JITOTOL<text:line-break/></text:p>
      <text:p text:style-name="P1">United States of America, Mississippi, Madison County<text:line-break/></text:p>
      <text:p text:style-name="P1">UNITED STATES OF AMERICA, COLORADO, ADAMS COUNTY<text:line-break/></text:p>
      <text:p text:style-name="P1">UNITED STATES OF AMERICA, MISSOURI, DAVIESS COUNTY<text:line-break/></text:p>
      <text:p text:style-name="P1">United States of America, Missouri, Washington County<text:line-break/></text:p>
      <text:p text:style-name="P1">United States of America, Virginia, Appomattox County<text:line-break/></text:p>
      <text:p text:style-name="P1">UNITED STATES OF AMERICA, KANSAS, KINGMAN COUNTY<text:line-break/></text:p>
      <text:p text:style-name="P1">UNITED STATES OF AMERICA, TENNESSEE, FENTRESS COUNTY<text:line-break/></text:p>
      <text:p text:style-name="P1"><text:soft-page-break/>Alchemilla georgica<text:line-break/></text:p>
      <text:p text:style-name="P1">Gouania nematostachya<text:line-break/></text:p>
      <text:p text:style-name="P1">Elynanthus viscosus<text:line-break/></text:p>
      <text:p text:style-name="P1">Hieracium thalianum<text:line-break/></text:p>
      <text:p text:style-name="P1">Pleurothallis conspersa<text:line-break/></text:p>
      <text:p text:style-name="P1">Helichrysum hamulosum<text:line-break/></text:p>
      <text:p text:style-name="P1">Aeollanthus edlingeri<text:line-break/></text:p>
      <text:p text:style-name="P1">Tococa perclara<text:line-break/></text:p>
      <text:p text:style-name="P1">Salix paraleuca<text:line-break/></text:p>
      <text:p text:style-name="P1">AMORPHA ROEMERIANA<text:line-break/></text:p>
      <text:p text:style-name="P1">Ranunculus praemorsus<text:line-break/></text:p>
      <text:p text:style-name="P1">SPERMACOCE MACRANTHA<text:line-break/></text:p>
      <text:p text:style-name="P1">PSEPHELLUS CARTHALINICUS<text:line-break/></text:p>
      <text:p text:style-name="P1">ILEX OBOVATA<text:line-break/></text:p>
      <text:p text:style-name="P1">GENTIANA OROBANCHOIDES<text:line-break/></text:p>
      <text:p text:style-name="P1">OPHRYOSPORUS SAGASTEGUII<text:line-break/></text:p>
      <text:p text:style-name="P1"><text:soft-page-break/>UNITED STATES OF AMERICA, OHIO, BELMONT COUNTY<text:line-break/></text:p>
      <text:p text:style-name="P1">UNITED STATES OF AMERICA, MISSOURI, MADISON COUNTY<text:line-break/></text:p>
      <text:p text:style-name="P1">United States of America, Texas, Limestone County<text:line-break/></text:p>
      <text:p text:style-name="P1">United States of America, Missouri, Reynolds County<text:line-break/></text:p>
      <text:p text:style-name="P1">UNITED STATES OF AMERICA, GEORGIA, MILLER COUNTY<text:line-break/></text:p>
      <text:p text:style-name="P1">United States of America, Kansas, Norton County<text:line-break/></text:p>
      <text:p text:style-name="P1">DOMINICAN REPUBLIC, MONTE CRISTI<text:line-break/></text:p>
      <text:p text:style-name="P1">United States of America, Ohio, Pike County<text:line-break/></text:p>
      <text:p text:style-name="P1">UNITED STATES OF AMERICA, IOWA, APPANOOSE COUNTY<text:line-break/></text:p>
      <text:p text:style-name="P1">UNITED STATES OF AMERICA, MINNESOTA, RICE COUNTY<text:line-break/></text:p>
      <text:p text:style-name="P1">UNITED STATES OF AMERICA, MICHIGAN, DICKINSON COUNTY<text:line-break/></text:p>
      <text:p text:style-name="P1">UNITED STATES OF AMERICA, OHIO, MEIGS COUNTY<text:line-break/></text:p>
      <text:p text:style-name="P1">UNITED STATES OF AMERICA, TENNESSEE, HARDIN COUNTY<text:line-break/></text:p>
      <text:p text:style-name="P1">United States of America, Tennessee, Humphreys County<text:line-break/></text:p>
      <text:p text:style-name="P1">United States of America, Texas, Childress County<text:line-break/></text:p>
      <text:p text:style-name="P1">United States of America, Alabama, Covington County<text:line-break/></text:p>
      <text:p text:style-name="P1"><text:soft-page-break/>Rosettea scabra<text:line-break/></text:p>
      <text:p text:style-name="P1">Calcearia villosa<text:line-break/></text:p>
      <text:p text:style-name="P1">HOHENBERGIA CARUARUENSIS<text:line-break/></text:p>
      <text:p text:style-name="P1">GENOPLESIUM ALTICOLA<text:line-break/></text:p>
      <text:p text:style-name="P1">FAGRAEA ACUMINATISSIMA<text:line-break/></text:p>
      <text:p text:style-name="P1">MAIANTHEMUM NANCHUANENSE<text:line-break/></text:p>
      <text:p text:style-name="P1">Aspidium varium<text:line-break/></text:p>
      <text:p text:style-name="P1">PLEUROTHALLIS SONDERIANA<text:line-break/></text:p>
      <text:p text:style-name="P1">SCILLA MONSTROSA<text:line-break/></text:p>
      <text:p text:style-name="P1">Dryadaea octopetala<text:line-break/></text:p>
      <text:p text:style-name="P1">URVILLEA VENEZUELENSIS<text:line-break/></text:p>
      <text:p text:style-name="P1">MASTIGOSTYLA MACBRIDEI<text:line-break/></text:p>
      <text:p text:style-name="P1">Piresia palmula<text:line-break/></text:p>
      <text:p text:style-name="P1">MIMUSOPS CEARENSIS<text:line-break/></text:p>
      <text:p text:style-name="P1">Lolium montevidense<text:line-break/></text:p>
      <text:p text:style-name="P1">Campylocentrum tenellum<text:line-break/></text:p>
      <text:p text:style-name="P1"><text:soft-page-break/>CANADA, QUEBEC PROVINCE, LA COTE-DE-BEAUPRE, MRC<text:line-break/></text:p>
      <text:p text:style-name="P1">EL SALVADOR, LA LIBERTAD<text:line-break/></text:p>
      <text:p text:style-name="P1">United States of America, Iowa, Page County<text:line-break/></text:p>
      <text:p text:style-name="P1">Canada, Saskatchewan, Swift Current No. 137<text:line-break/></text:p>
      <text:p text:style-name="P1">UNITED STATES OF AMERICA, MONTANA, VALLEY COUNTY<text:line-break/></text:p>
      <text:p text:style-name="P1">MEXICO, SONORA, HERMOSILLO<text:line-break/></text:p>
      <text:p text:style-name="P1">United States of America, Texas, Irion County<text:line-break/></text:p>
      <text:p text:style-name="P1">NICARAGUA, RIVAS<text:line-break/></text:p>
      <text:p text:style-name="P1">United States of America, Missouri, Grundy County<text:line-break/></text:p>
      <text:p text:style-name="P1">UNITED STATES OF AMERICA, SOUTH CAROLINA, LEE COUNTY<text:line-break/></text:p>
      <text:p text:style-name="P1">United States of America, Missouri, Randolph County<text:line-break/></text:p>
      <text:p text:style-name="P1">UNITED STATES OF AMERICA, VIRGINIA, HALIFAX COUNTY<text:line-break/></text:p>
      <text:p text:style-name="P1">United States of America, Wisconsin, La Crosse County<text:line-break/></text:p>
      <text:p text:style-name="P1">UNITED STATES OF AMERICA, NEBRASKA, SHERMAN COUNTY<text:line-break/></text:p>
      <text:p text:style-name="P1">UNITED STATES OF AMERICA, MISSISSIPPI, PRENTISS COUNTY<text:line-break/></text:p>
      <text:p text:style-name="P1">UNITED STATES OF AMERICA, MISSOURI, WORTH COUNTY<text:line-break/></text:p>
      <text:p text:style-name="P1"><text:soft-page-break/>Plantago drummondii<text:line-break/></text:p>
      <text:p text:style-name="P1">LINARIA CONCOLOR<text:line-break/></text:p>
      <text:p text:style-name="P1">HYPERICUM WIGHTIANUM<text:line-break/></text:p>
      <text:p text:style-name="P1">Sphaerocephalus tricholepis<text:line-break/></text:p>
      <text:p text:style-name="P1">MACROPTILIUM GEOPHILUS<text:line-break/></text:p>
      <text:p text:style-name="P1">FRAGARIASTRUM KIONAEUM<text:line-break/></text:p>
      <text:p text:style-name="P1">Eugenia inversa<text:line-break/></text:p>
      <text:p text:style-name="P1">PRUNUS CRASSIPES<text:line-break/></text:p>
      <text:p text:style-name="P1">Gomphia membranacea<text:line-break/></text:p>
      <text:p text:style-name="P1">OENOTHERA CRUCIATA<text:line-break/></text:p>
      <text:p text:style-name="P1">Pelargonium crassipes<text:line-break/></text:p>
      <text:p text:style-name="P1">STERCULIA MACROCARPA<text:line-break/></text:p>
      <text:p text:style-name="P1">STERIPHE CORYMBOSA<text:line-break/></text:p>
      <text:p text:style-name="P1">MICONIA RESIMA<text:line-break/></text:p>
      <text:p text:style-name="P1">Crocus danubensis<text:line-break/></text:p>
      <text:p text:style-name="P1">PHLEGMARIURUS PITTIERI<text:line-break/></text:p>
      <text:p text:style-name="P1"><text:soft-page-break/>United States of America, West Virginia, Mineral County<text:line-break/></text:p>
      <text:p text:style-name="P1">HONDURAS, OCOTEPEQUE<text:line-break/></text:p>
      <text:p text:style-name="P1">United States of America, Virginia, Highland County<text:line-break/></text:p>
      <text:p text:style-name="P1">United States of America, Kansas, Graham County<text:line-break/></text:p>
      <text:p text:style-name="P1">UNITED STATES OF AMERICA, TEXAS, LOVING COUNTY<text:line-break/></text:p>
      <text:p text:style-name="P1">UNITED STATES OF AMERICA, LOUISIANA, WEST CARROLL COUNTY<text:line-break/></text:p>
      <text:p text:style-name="P1">UNITED STATES OF AMERICA, IOWA, CLAYTON COUNTY<text:line-break/></text:p>
      <text:p text:style-name="P1">United States of America, Virginia, Nottaway County<text:line-break/></text:p>
      <text:p text:style-name="P1">MEXICO, TLAXCALA<text:line-break/></text:p>
      <text:p text:style-name="P1">United States of America, Utah, Morgan County<text:line-break/></text:p>
      <text:p text:style-name="P1">United States of America, Kentucky, Owsley County<text:line-break/></text:p>
      <text:p text:style-name="P1">UNITED STATES OF AMERICA, NEBRASKA, DIXON COUNTY<text:line-break/></text:p>
      <text:p text:style-name="P1">United States of America, Iowa, Plymouth County<text:line-break/></text:p>
      <text:p text:style-name="P1">United States of America, New York, Montgomery County<text:line-break/></text:p>
      <text:p text:style-name="P1">UNITED STATES OF AMERICA, VIRGINIA, GOOCHLAND COUNTY<text:line-break/></text:p>
      <text:p text:style-name="P1">Canada, Quebec Province, Beauharnois-Salaberry, MRC<text:line-break/></text:p>
      <text:p text:style-name="P1"><text:soft-page-break/>Sapindus xanthocarpus<text:line-break/></text:p>
      <text:p text:style-name="P1">HAKEA WILSONII<text:line-break/></text:p>
      <text:p text:style-name="P1">WEDELIA KIRKBRIDEI<text:line-break/></text:p>
      <text:p text:style-name="P1">Panicum trachyrhachis<text:line-break/></text:p>
      <text:p text:style-name="P1">ANTIRRHINUM LONGICORNE<text:line-break/></text:p>
      <text:p text:style-name="P1">SILENE PINGUIS<text:line-break/></text:p>
      <text:p text:style-name="P1">DICTYOGRAMME LATIFOLIA<text:line-break/></text:p>
      <text:p text:style-name="P1">Huperzia flaccida<text:line-break/></text:p>
      <text:p text:style-name="P1">DALBERGIA MALABARICA<text:line-break/></text:p>
      <text:p text:style-name="P1">Eugenia verticillaris<text:line-break/></text:p>
      <text:p text:style-name="P1">ANISOMELES TONKINENSIS<text:line-break/></text:p>
      <text:p text:style-name="P1">ALSTROEMERIA FORMOSA<text:line-break/></text:p>
      <text:p text:style-name="P1">MICROSTYLIS PITTIERI<text:line-break/></text:p>
      <text:p text:style-name="P1">HAMATOCACTUS UNCINATUS<text:line-break/></text:p>
      <text:p text:style-name="P1">SPERMACOCE STACHYDEA<text:line-break/></text:p>
      <text:p text:style-name="P1">LOBIVIA ELONGATA<text:line-break/></text:p>
      <text:p text:style-name="P1"><text:soft-page-break/>Canada, Saskatchewan, Tisdale No. 427<text:line-break/></text:p>
      <text:p text:style-name="P1">UNITED STATES OF AMERICA, SOUTH CAROLINA, CALHOUN COUNTY<text:line-break/></text:p>
      <text:p text:style-name="P1">United States of America, Missouri, Cape Girardeau County<text:line-break/></text:p>
      <text:p text:style-name="P1">UNITED STATES OF AMERICA, GEORGIA, COWETA COUNTY<text:line-break/></text:p>
      <text:p text:style-name="P1">United States of America, South Carolina, Marlboro County<text:line-break/></text:p>
      <text:p text:style-name="P1">Mexico, Puebla, Coxcatlan<text:line-break/></text:p>
      <text:p text:style-name="P1">UNITED STATES OF AMERICA, VIRGINIA, PULASKI COUNTY<text:line-break/></text:p>
      <text:p text:style-name="P1">Dominican Republic, Peravia<text:line-break/></text:p>
      <text:p text:style-name="P1">United States of America, Illinois, Cass County<text:line-break/></text:p>
      <text:p text:style-name="P1">United States of America, Michigan, Grand Traverse County<text:line-break/></text:p>
      <text:p text:style-name="P1">MEXICO, HIDALGO, ZIMAPAN<text:line-break/></text:p>
      <text:p text:style-name="P1">UNITED STATES OF AMERICA, WEST VIRGINIA, MCDOWELL COUNTY<text:line-break/></text:p>
      <text:p text:style-name="P1">United States of America, Kentucky, Nelson County<text:line-break/></text:p>
      <text:p text:style-name="P1">United States of America, North Carolina, Greene County<text:line-break/></text:p>
      <text:p text:style-name="P1">Canada, Manitoba, De Salaberry, Rural Municipality of<text:line-break/></text:p>
      <text:p text:style-name="P1">UNITED STATES OF AMERICA, MISSOURI, LINCOLN COUNTY<text:line-break/></text:p>
      <text:p text:style-name="P1"><text:soft-page-break/>CHROMATOTRICCUM STOLLEANUM<text:line-break/></text:p>
      <text:p text:style-name="P1">EUGENIA MACULATA<text:line-break/></text:p>
      <text:p text:style-name="P1">LINOSYRIS TATARICA<text:line-break/></text:p>
      <text:p text:style-name="P1">Lychnophora rupestris<text:line-break/></text:p>
      <text:p text:style-name="P1">Eruca trichocarpa<text:line-break/></text:p>
      <text:p text:style-name="P1">DICHANTHELIUM COMMUTATUM<text:line-break/></text:p>
      <text:p text:style-name="P1">RHYNCHOSPORA GRAMINOSA<text:line-break/></text:p>
      <text:p text:style-name="P1">PARSONSIA HEBETICA<text:line-break/></text:p>
      <text:p text:style-name="P1">Psychotria aroensis<text:line-break/></text:p>
      <text:p text:style-name="P1">Laserpitium pilosum<text:line-break/></text:p>
      <text:p text:style-name="P1">Chamaesaracha multijuga<text:line-break/></text:p>
      <text:p text:style-name="P1">Asprella monandra<text:line-break/></text:p>
      <text:p text:style-name="P1">RAUVOLFIA LOHERI<text:line-break/></text:p>
      <text:p text:style-name="P1">Muraltia ciliaris<text:line-break/></text:p>
      <text:p text:style-name="P1">Macroplectrum xylopus<text:line-break/></text:p>
      <text:p text:style-name="P1">GUAPIRA CANDANGA<text:line-break/></text:p>
      <text:p text:style-name="P1"><text:soft-page-break/>UNITED STATES OF AMERICA, PENNSYLVANIA, VENANGO COUNTY<text:line-break/></text:p>
      <text:p text:style-name="P1">UNITED STATES OF AMERICA, TENNESSEE, MCMINN COUNTY<text:line-break/></text:p>
      <text:p text:style-name="P1">United States of America, Michigan, Benzie County<text:line-break/></text:p>
      <text:p text:style-name="P1">UNITED STATES OF AMERICA, NORTH CAROLINA, SURRY COUNTY<text:line-break/></text:p>
      <text:p text:style-name="P1">United States of America, Mississippi, Lafayette County<text:line-break/></text:p>
      <text:p text:style-name="P1">UNITED STATES OF AMERICA, INDIANA, MORGAN COUNTY<text:line-break/></text:p>
      <text:p text:style-name="P1">Mexico, Tabasco, Balancan<text:line-break/></text:p>
      <text:p text:style-name="P1">Canada, Quebec Province, Chambly [do not use]<text:line-break/></text:p>
      <text:p text:style-name="P1">United States of America, North Dakota, McLean County<text:line-break/></text:p>
      <text:p text:style-name="P1">UNITED STATES OF AMERICA, MISSOURI, SAINT CLAIR COUNTY<text:line-break/></text:p>
      <text:p text:style-name="P1">United States of America, Michigan, Kalkaska County<text:line-break/></text:p>
      <text:p text:style-name="P1">Mexico, Chiapas, Ocosingo<text:line-break/></text:p>
      <text:p text:style-name="P1">UNITED STATES OF AMERICA, WISCONSIN, WAUSHARA COUNTY<text:line-break/></text:p>
      <text:p text:style-name="P1">Jamaica, Saint James Parish<text:line-break/></text:p>
      <text:p text:style-name="P1">SAINT KITTS AND NEVIS, SAINT KITTS, TRINITY PALMETTO POINT<text:line-break/></text:p>
      <text:p text:style-name="P1">MEXICO, OAXACA, ELOXOCHITLAN DE FLORES MAGON<text:line-break/></text:p>
      <text:p text:style-name="P1"><text:soft-page-break/>SPECKLINIA BUPLEURIFOLIA<text:line-break/></text:p>
      <text:p text:style-name="P1">ANDROSYCE INDICA<text:line-break/></text:p>
      <text:p text:style-name="P1">Stachys guatemalensis<text:line-break/></text:p>
      <text:p text:style-name="P1">NECTANDRA ANGUSTIFOLIA<text:line-break/></text:p>
      <text:p text:style-name="P1">PALMIJUNCUS REFLEXUS<text:line-break/></text:p>
      <text:p text:style-name="P1">ERIOSPERMUM MARGINATUM<text:line-break/></text:p>
      <text:p text:style-name="P1">SLOANEA PULLEI<text:line-break/></text:p>
      <text:p text:style-name="P1">TITHYMALUS ACUTIFOLIUS<text:line-break/></text:p>
      <text:p text:style-name="P1">LACISTEMA TRICHONEURUM<text:line-break/></text:p>
      <text:p text:style-name="P1">JUSTICIA HUMULIFLORA<text:line-break/></text:p>
      <text:p text:style-name="P1">Euphorbia guachanca<text:line-break/></text:p>
      <text:p text:style-name="P1">Ecbolium collinum<text:line-break/></text:p>
      <text:p text:style-name="P1">Senecio gramineticola<text:line-break/></text:p>
      <text:p text:style-name="P1">DENDROBIUM OBLONGIMENTUM<text:line-break/></text:p>
      <text:p text:style-name="P1">Euphorbia oreophila<text:line-break/></text:p>
      <text:p text:style-name="P1">PIMELEA MIMOSA<text:line-break/></text:p>
      <text:p text:style-name="P1"><text:soft-page-break/>UNITED STATES OF AMERICA, GEORGIA, FANNIN COUNTY<text:line-break/></text:p>
      <text:p text:style-name="P1">UNITED STATES OF AMERICA, MINNESOTA, PINE COUNTY<text:line-break/></text:p>
      <text:p text:style-name="P1">Mexico, Baja California Sur, Loreto<text:line-break/></text:p>
      <text:p text:style-name="P1">United States of America, Georgia, Effingham County<text:line-break/></text:p>
      <text:p text:style-name="P1">United States of America, Louisiana, Jefferson Davis County<text:line-break/></text:p>
      <text:p text:style-name="P1">UNITED STATES OF AMERICA, VIRGINIA, CHARLOTTE COUNTY<text:line-break/></text:p>
      <text:p text:style-name="P1">CANADA, QUEBEC PROVINCE, VAUDREUIL<text:line-break/></text:p>
      <text:p text:style-name="P1">UNITED STATES OF AMERICA, MISSOURI, CLINTON COUNTY<text:line-break/></text:p>
      <text:p text:style-name="P1">United States of America, Missouri, Dade County<text:line-break/></text:p>
      <text:p text:style-name="P1">UNITED STATES OF AMERICA, MINNESOTA, POPE COUNTY<text:line-break/></text:p>
      <text:p text:style-name="P1">UNITED STATES OF AMERICA, NORTH DAKOTA, BOTTINEAU COUNTY<text:line-break/></text:p>
      <text:p text:style-name="P1">UNITED STATES OF AMERICA, GEORGIA, FULTON COUNTY<text:line-break/></text:p>
      <text:p text:style-name="P1">UNITED STATES OF AMERICA, GEORGIA, TALBOT COUNTY<text:line-break/></text:p>
      <text:p text:style-name="P1">United States of America, Texas, Collingsworth County<text:line-break/></text:p>
      <text:p text:style-name="P1">MEXICO, SONORA, BACOACHI<text:line-break/></text:p>
      <text:p text:style-name="P1">UNITED STATES OF AMERICA, MICHIGAN, MISSAUKEE COUNTY<text:line-break/></text:p>
      <text:p text:style-name="P1"><text:soft-page-break/>FESTUCA PAPHLAGONICA<text:line-break/></text:p>
      <text:p text:style-name="P1">OXALIS PROMONTORII<text:line-break/></text:p>
      <text:p text:style-name="P1">Elaeagia uxpanapensis<text:line-break/></text:p>
      <text:p text:style-name="P1">ERIOSEMA FLAVIFLORUM<text:line-break/></text:p>
      <text:p text:style-name="P1">Phyllanthus kelleanus<text:line-break/></text:p>
      <text:p text:style-name="P1">PASPALUM PERESII<text:line-break/></text:p>
      <text:p text:style-name="P1">Arctium aciculare<text:line-break/></text:p>
      <text:p text:style-name="P1">Melinonia incarnata<text:line-break/></text:p>
      <text:p text:style-name="P1">Tetramerium scorpioides<text:line-break/></text:p>
      <text:p text:style-name="P1">Oncidium lucasianum<text:line-break/></text:p>
      <text:p text:style-name="P1">SENECIO RAMENTOSUS<text:line-break/></text:p>
      <text:p text:style-name="P1">MISCHOCARPUS RETICULATUS<text:line-break/></text:p>
      <text:p text:style-name="P1">STELIS PROPINQUA<text:line-break/></text:p>
      <text:p text:style-name="P1">Aleuritia bella<text:line-break/></text:p>
      <text:p text:style-name="P1">Taxanthema vimineum<text:line-break/></text:p>
      <text:p text:style-name="P1">Westringia lurida<text:line-break/></text:p>
      <text:p text:style-name="P1"><text:soft-page-break/>United States of America, Wisconsin, Ozaukee County<text:line-break/></text:p>
      <text:p text:style-name="P1">UNITED STATES OF AMERICA, VIRGINIA, MATHEWS COUNTY<text:line-break/></text:p>
      <text:p text:style-name="P1">United States of America, Alabama, Calhoun County<text:line-break/></text:p>
      <text:p text:style-name="P1">United States of America, Louisiana, Catahoula County<text:line-break/></text:p>
      <text:p text:style-name="P1">United States of America, Iowa, Delaware County<text:line-break/></text:p>
      <text:p text:style-name="P1">UNITED STATES OF AMERICA, ALABAMA, CHAMBERS COUNTY<text:line-break/></text:p>
      <text:p text:style-name="P1">CANADA, SASKATCHEWAN, WEYBURN NO. 67<text:line-break/></text:p>
      <text:p text:style-name="P1">United States of America, Wisconsin, Burnett County<text:line-break/></text:p>
      <text:p text:style-name="P1">UNITED STATES OF AMERICA, NEBRASKA, KIMBALL COUNTY<text:line-break/></text:p>
      <text:p text:style-name="P1">United States of America, Texas, Van Zandt County<text:line-break/></text:p>
      <text:p text:style-name="P1">United States of America, Arkansas, Randolph County<text:line-break/></text:p>
      <text:p text:style-name="P1">UNITED STATES OF AMERICA, TENNESSEE, LOUDON COUNTY<text:line-break/></text:p>
      <text:p text:style-name="P1">United States of America, Kentucky, Cumberland County<text:line-break/></text:p>
      <text:p text:style-name="P1">UNITED STATES OF AMERICA, ALABAMA, CLAY COUNTY<text:line-break/></text:p>
      <text:p text:style-name="P1">UNITED STATES OF AMERICA, VIRGINIA, RUSSELL COUNTY<text:line-break/></text:p>
      <text:p text:style-name="P1">United States of America, Montana, Sanders County<text:line-break/></text:p>
      <text:p text:style-name="P1"><text:soft-page-break/>NEMATANTHUS SERICEUS<text:line-break/></text:p>
      <text:p text:style-name="P1">Jungia glandulifera<text:line-break/></text:p>
      <text:p text:style-name="P1">Isoglossa cyclophylla<text:line-break/></text:p>
      <text:p text:style-name="P1">ARISTOLOCHIA SERICEA<text:line-break/></text:p>
      <text:p text:style-name="P1">ASPIDIUM ORIENTALE<text:line-break/></text:p>
      <text:p text:style-name="P1">Diogenesia andina<text:line-break/></text:p>
      <text:p text:style-name="P1">Caucalis carota<text:line-break/></text:p>
      <text:p text:style-name="P1">Thlaspi praecox<text:line-break/></text:p>
      <text:p text:style-name="P1">Garcinia densivenia<text:line-break/></text:p>
      <text:p text:style-name="P1">Primula subansirica<text:line-break/></text:p>
      <text:p text:style-name="P1">CYRTOGONELLUM SIMILE<text:line-break/></text:p>
      <text:p text:style-name="P1">LOTUS FRUTICULOSUS<text:line-break/></text:p>
      <text:p text:style-name="P1">Crepidium imthurnii<text:line-break/></text:p>
      <text:p text:style-name="P1">GRAMMITIS CONGENER<text:line-break/></text:p>
      <text:p text:style-name="P1">Lysimachia japonica<text:line-break/></text:p>
      <text:p text:style-name="P1">NOTYLIA PITTIERI<text:line-break/></text:p>
      <text:p text:style-name="P1"><text:soft-page-break/>United States of America, South Carolina, Cherokee County<text:line-break/></text:p>
      <text:p text:style-name="P1">United States of America, Missouri, Livingston County<text:line-break/></text:p>
      <text:p text:style-name="P1">United States of America, Iowa, Louisa County<text:line-break/></text:p>
      <text:p text:style-name="P1">Mexico, Oaxaca, San Pedro Huamelula<text:line-break/></text:p>
      <text:p text:style-name="P1">United States of America, South Carolina, Sumter County<text:line-break/></text:p>
      <text:p text:style-name="P1">UNITED STATES OF AMERICA, KANSAS, JEFFERSON COUNTY<text:line-break/></text:p>
      <text:p text:style-name="P1">Dominican Republic, Dajabon<text:line-break/></text:p>
      <text:p text:style-name="P1">NICARAGUA, MANAGUA<text:line-break/></text:p>
      <text:p text:style-name="P1">United States of America, Arkansas, Poinsett County<text:line-break/></text:p>
      <text:p text:style-name="P1">UNITED STATES OF AMERICA, FLORIDA, HENDRY COUNTY<text:line-break/></text:p>
      <text:p text:style-name="P1">United States of America, Missouri, Crawford County<text:line-break/></text:p>
      <text:p text:style-name="P1">United States of America, Iowa, Hamilton County<text:line-break/></text:p>
      <text:p text:style-name="P1">United States of America, Minnesota, Grant County<text:line-break/></text:p>
      <text:p text:style-name="P1">United States of America, Minnesota, Yellow Medicine County<text:line-break/></text:p>
      <text:p text:style-name="P1">UNITED STATES OF AMERICA, GEORGIA, HART COUNTY<text:line-break/></text:p>
      <text:p text:style-name="P1">UNITED STATES OF AMERICA, NEBRASKA, SIOUX COUNTY<text:line-break/></text:p>
      <text:p text:style-name="P1"><text:soft-page-break/>Acacia planifrons<text:line-break/></text:p>
      <text:p text:style-name="P1">Erigeron schikotanensis<text:line-break/></text:p>
      <text:p text:style-name="P1">Rubus hypodasyphyllus<text:line-break/></text:p>
      <text:p text:style-name="P1">CHEILANTHES OCHRACEA<text:line-break/></text:p>
      <text:p text:style-name="P1">MYRICARIA BREVIFOLIA<text:line-break/></text:p>
      <text:p text:style-name="P1">Freycinetia formosula<text:line-break/></text:p>
      <text:p text:style-name="P1">HIERACIUM CHLORIBRACTEIFORME<text:line-break/></text:p>
      <text:p text:style-name="P1">SPOROBOLUS STENOSTACHYUS<text:line-break/></text:p>
      <text:p text:style-name="P1">Salix semperflorens<text:line-break/></text:p>
      <text:p text:style-name="P1">THELYPTERIS SAMWISEI<text:line-break/></text:p>
      <text:p text:style-name="P1">Polygala nummularia<text:line-break/></text:p>
      <text:p text:style-name="P1">COLLINSIA BRACHYSIPHON<text:line-break/></text:p>
      <text:p text:style-name="P1">CYCLOSORUS CAESPITOSUS<text:line-break/></text:p>
      <text:p text:style-name="P1">JONESIOPSIS CAESAREA<text:line-break/></text:p>
      <text:p text:style-name="P1">FERDINANDUSA PUBESCENS<text:line-break/></text:p>
      <text:p text:style-name="P1">TODDALIA TONKINENSIS<text:line-break/></text:p>
      <text:p text:style-name="P1"><text:soft-page-break/>UNITED STATES OF AMERICA, IOWA, WINNEBAGO COUNTY<text:line-break/></text:p>
      <text:p text:style-name="P1">United States of America, Kansas, Ford County<text:line-break/></text:p>
      <text:p text:style-name="P1">TURKS AND CAICOS ISLANDS<text:line-break/></text:p>
      <text:p text:style-name="P1">UNITED STATES OF AMERICA, TEXAS, STEPHENS COUNTY<text:line-break/></text:p>
      <text:p text:style-name="P1">United States of America, Indiana, Boone County<text:line-break/></text:p>
      <text:p text:style-name="P1">Mexico, Yucatan, Sotuta<text:line-break/></text:p>
      <text:p text:style-name="P1">UNITED STATES OF AMERICA, KENTUCKY, RUSSELL COUNTY<text:line-break/></text:p>
      <text:p text:style-name="P1">United States of America, Kansas, Jewell County<text:line-break/></text:p>
      <text:p text:style-name="P1">Cuba, Isle of Pines<text:line-break/></text:p>
      <text:p text:style-name="P1">United States of America, Texas, Hopkins County<text:line-break/></text:p>
      <text:p text:style-name="P1">UNITED STATES OF AMERICA, NEBRASKA, DEUEL COUNTY<text:line-break/></text:p>
      <text:p text:style-name="P1">United States of America, Nebraska, Garfield County<text:line-break/></text:p>
      <text:p text:style-name="P1">United States of America, Colorado, Arapahoe County<text:line-break/></text:p>
      <text:p text:style-name="P1">United States of America, South Dakota, Potter County<text:line-break/></text:p>
      <text:p text:style-name="P1">United States of America, Maryland, Allegany County<text:line-break/></text:p>
      <text:p text:style-name="P1">United States of America, Alabama, Perry County<text:line-break/></text:p>
      <text:p text:style-name="P1"><text:soft-page-break/>POA MAIREI<text:line-break/></text:p>
      <text:p text:style-name="P1">BUDDLEJA TALIENSIS<text:line-break/></text:p>
      <text:p text:style-name="P1">ROSA COLUMNIFERA<text:line-break/></text:p>
      <text:p text:style-name="P1">Stachys karstiana<text:line-break/></text:p>
      <text:p text:style-name="P1">Chaenocephalus cumingii<text:line-break/></text:p>
      <text:p text:style-name="P1">MYRSINE AFRICANA<text:line-break/></text:p>
      <text:p text:style-name="P1">ERODIUM ANGUSTILOBUM<text:line-break/></text:p>
      <text:p text:style-name="P1">ONCIDIUM GLORIOSUM<text:line-break/></text:p>
      <text:p text:style-name="P1">Rudgea insolita<text:line-break/></text:p>
      <text:p text:style-name="P1">Oncostylus involucratus<text:line-break/></text:p>
      <text:p text:style-name="P1">Diospyros haivanensis<text:line-break/></text:p>
      <text:p text:style-name="P1">FIMBRISTYLIS CALOPTERA<text:line-break/></text:p>
      <text:p text:style-name="P1">HIERACIUM EUTHYSANUM<text:line-break/></text:p>
      <text:p text:style-name="P1">Dilodendron elegans<text:line-break/></text:p>
      <text:p text:style-name="P1">Palicourea intermedia<text:line-break/></text:p>
      <text:p text:style-name="P1">PHRAGMIPEDIUM × ROETHIANUM<text:line-break/></text:p>
      <text:p text:style-name="P1"><text:soft-page-break/>United States of America, Mississippi, De Soto County<text:line-break/></text:p>
      <text:p text:style-name="P1">Mexico, Chiapas, Palenque<text:line-break/></text:p>
      <text:p text:style-name="P1">United States of America, Nebraska, Antelope County<text:line-break/></text:p>
      <text:p text:style-name="P1">United States of America, Texas, Briscoe County<text:line-break/></text:p>
      <text:p text:style-name="P1">United States of America, Iowa, Mitchell County<text:line-break/></text:p>
      <text:p text:style-name="P1">United States of America, Montana, Wheatland County<text:line-break/></text:p>
      <text:p text:style-name="P1">UNITED STATES OF AMERICA, KENTUCKY, BOURBON COUNTY<text:line-break/></text:p>
      <text:p text:style-name="P1">Mexico, Chiapas, Pueblo Nuevo Solistahuacan<text:line-break/></text:p>
      <text:p text:style-name="P1">UNITED STATES OF AMERICA, ALABAMA, DALE COUNTY<text:line-break/></text:p>
      <text:p text:style-name="P1">CANADA, MANITOBA, ELLICE-ARCHIE, RURAL MUNICIPALITY OF<text:line-break/></text:p>
      <text:p text:style-name="P1">UNITED STATES OF AMERICA, NEBRASKA, ADAMS COUNTY<text:line-break/></text:p>
      <text:p text:style-name="P1">United States of America, Minnesota, Wabasha County<text:line-break/></text:p>
      <text:p text:style-name="P1">UNITED STATES OF AMERICA, KANSAS, ELK COUNTY<text:line-break/></text:p>
      <text:p text:style-name="P1">UNITED STATES OF AMERICA, SOUTH DAKOTA, DEUEL COUNTY<text:line-break/></text:p>
      <text:p text:style-name="P1">Mexico, Quintana Roo, Bacalar<text:line-break/></text:p>
      <text:p text:style-name="P1">UNITED STATES OF AMERICA, WEST VIRGINIA, OHIO COUNTY<text:line-break/></text:p>
      <text:p text:style-name="P1"><text:soft-page-break/>Linosyris spartea<text:line-break/></text:p>
      <text:p text:style-name="P1">DIPLAZIUM NIGROSQUAMOSUM<text:line-break/></text:p>
      <text:p text:style-name="P1">AMARYLLIS OCONEQUENSIS<text:line-break/></text:p>
      <text:p text:style-name="P1">Paepalanthus albiceps<text:line-break/></text:p>
      <text:p text:style-name="P1">Ficus hondurensis<text:line-break/></text:p>
      <text:p text:style-name="P1">Sphaerostephanos williamsii<text:line-break/></text:p>
      <text:p text:style-name="P1">OSTEOCARPUM SALSUGINOSUM<text:line-break/></text:p>
      <text:p text:style-name="P1">Pyrethrum parviflorum<text:line-break/></text:p>
      <text:p text:style-name="P1">Mecodium wenhsienense<text:line-break/></text:p>
      <text:p text:style-name="P1">BIONDIA HENRYI<text:line-break/></text:p>
      <text:p text:style-name="P1">Phegopteris pavoniana<text:line-break/></text:p>
      <text:p text:style-name="P1">Convolvulus coelestis<text:line-break/></text:p>
      <text:p text:style-name="P1">Kadua fosbergii<text:line-break/></text:p>
      <text:p text:style-name="P1">Philadelphus henryi<text:line-break/></text:p>
      <text:p text:style-name="P1">Selaginella petelotii<text:line-break/></text:p>
      <text:p text:style-name="P1">Epidendrum quesnelianum<text:line-break/></text:p>
      <text:p text:style-name="P1"><text:soft-page-break/>United States of America, Kentucky, Oldham County<text:line-break/></text:p>
      <text:p text:style-name="P1">United States of America, Georgia, Banks County<text:line-break/></text:p>
      <text:p text:style-name="P1">UNITED STATES OF AMERICA, IOWA, HANCOCK COUNTY<text:line-break/></text:p>
      <text:p text:style-name="P1">UNITED STATES OF AMERICA, GEORGIA, CHEROKEE COUNTY<text:line-break/></text:p>
      <text:p text:style-name="P1">Nicaragua, Rio San Juan<text:line-break/></text:p>
      <text:p text:style-name="P1">United States of America, Kansas, Sumner County<text:line-break/></text:p>
      <text:p text:style-name="P1">UNITED STATES OF AMERICA, MINNESOTA, CHIPPEWA COUNTY<text:line-break/></text:p>
      <text:p text:style-name="P1">United States of America, Illinois, McLean County<text:line-break/></text:p>
      <text:p text:style-name="P1">UNITED STATES OF AMERICA, MINNESOTA, STEELE COUNTY<text:line-break/></text:p>
      <text:p text:style-name="P1">Mexico, Guerrero, Cutzamala de Pinzon<text:line-break/></text:p>
      <text:p text:style-name="P1">United States of America, New Mexico, San Doval<text:line-break/></text:p>
      <text:p text:style-name="P1">UNITED STATES OF AMERICA, ILLINOIS, DE KALB COUNTY<text:line-break/></text:p>
      <text:p text:style-name="P1">United States of America, Mississippi, Chickasaw County<text:line-break/></text:p>
      <text:p text:style-name="P1">UNITED STATES OF AMERICA, KANSAS, ALLEN COUNTY<text:line-break/></text:p>
      <text:p text:style-name="P1">UNITED STATES OF AMERICA, NORTH CAROLINA, HALIFAX COUNTY<text:line-break/></text:p>
      <text:p text:style-name="P1">MEXICO, OAXACA, SAN JUAN BAUTISTA TUXTEPEC<text:line-break/></text:p>
      <text:p text:style-name="P1"><text:soft-page-break/>PALHINHAEA CERROJEFENSIS<text:line-break/></text:p>
      <text:p text:style-name="P1">Neooreophilus nummularius<text:line-break/></text:p>
      <text:p text:style-name="P1">Banara sacupanensis<text:line-break/></text:p>
      <text:p text:style-name="P1">VIGNA NYANGENSIS<text:line-break/></text:p>
      <text:p text:style-name="P1">Clusia equinoglossa<text:line-break/></text:p>
      <text:p text:style-name="P1">Gerbera lacei<text:line-break/></text:p>
      <text:p text:style-name="P1">Alchemilla snarskisii<text:line-break/></text:p>
      <text:p text:style-name="P1">ERICA PALLESCENS<text:line-break/></text:p>
      <text:p text:style-name="P1">ASTRAGALUS PORRECTUS<text:line-break/></text:p>
      <text:p text:style-name="P1">CLIBADIUM EGGERSII<text:line-break/></text:p>
      <text:p text:style-name="P1">BEGONIA × KAPANGAN<text:line-break/></text:p>
      <text:p text:style-name="P1">Carex × sumikawaensis<text:line-break/></text:p>
      <text:p text:style-name="P1">ARMINIA CONFERTA<text:line-break/></text:p>
      <text:p text:style-name="P1">VERONICA BERNETTII<text:line-break/></text:p>
      <text:p text:style-name="P1">SARCOSTEMMA STOLONIFERUM<text:line-break/></text:p>
      <text:p text:style-name="P1">MACROCHILUS SUPERBUS<text:line-break/></text:p>
      <text:p text:style-name="P1"><text:soft-page-break/>Dominican Republic, La Romana<text:line-break/></text:p>
      <text:p text:style-name="P1">UNITED STATES OF AMERICA, VIRGINIA, ELIZABETH CITY COUNTY (VIRGINIA)<text:line-break/></text:p>
      <text:p text:style-name="P1">CANADA, NORTHWEST TERRITORIES, DEHCHO REGION (NORTHWEST TERRITORIES)<text:line-break/></text:p>
      <text:p text:style-name="P1">United States of America, Missouri, Knox County<text:line-break/></text:p>
      <text:p text:style-name="P1">United States of America, West Virginia, Tyler County<text:line-break/></text:p>
      <text:p text:style-name="P1">UNITED STATES OF AMERICA, ARKANSAS, CALHOUN COUNTY<text:line-break/></text:p>
      <text:p text:style-name="P1">CANADA, MANITOBA, GRASSLAND, RURAL MUNICIPALITY OF<text:line-break/></text:p>
      <text:p text:style-name="P1">United States of America, Kentucky, Mercer County<text:line-break/></text:p>
      <text:p text:style-name="P1">United States of America, Georgia, Stewart County<text:line-break/></text:p>
      <text:p text:style-name="P1">United States of America, Iowa, Howard County<text:line-break/></text:p>
      <text:p text:style-name="P1">United States of America, Arkansas, Chicot County<text:line-break/></text:p>
      <text:p text:style-name="P1">United States of America, Georgia, Johnson County<text:line-break/></text:p>
      <text:p text:style-name="P1">United States of America, Georgia, Forsyth County<text:line-break/></text:p>
      <text:p text:style-name="P1">CANADA, QUEBEC PROVINCE, LA HAUTE-GASPESIE, MRC (GASPESIE)<text:line-break/></text:p>
      <text:p text:style-name="P1">United States of America, Idaho, Bingham County<text:line-break/></text:p>
      <text:p text:style-name="P1">Canada, Nunavut, Kitikmeot Region (Nunavut)<text:line-break/></text:p>
      <text:p text:style-name="P1"><text:soft-page-break/>BASSIA ASTRACANTHA<text:line-break/></text:p>
      <text:p text:style-name="P1">BARRINGTONIA YUNNANENSIS<text:line-break/></text:p>
      <text:p text:style-name="P1">Cereus houllettii<text:line-break/></text:p>
      <text:p text:style-name="P1">Tabernaemontana ceratocarpa<text:line-break/></text:p>
      <text:p text:style-name="P1">ELYMUS CYLINDRICUS<text:line-break/></text:p>
      <text:p text:style-name="P1">AURINIA GEMONENSIS<text:line-break/></text:p>
      <text:p text:style-name="P1">URAGOGA RHYTIDOCARPA<text:line-break/></text:p>
      <text:p text:style-name="P1">Erica vernoni<text:line-break/></text:p>
      <text:p text:style-name="P1">Funkiella tenella<text:line-break/></text:p>
      <text:p text:style-name="P1">ASTRAGALUS MOLLISSIMUS<text:line-break/></text:p>
      <text:p text:style-name="P1">SEMPERVIVUM BREVIPETALUM<text:line-break/></text:p>
      <text:p text:style-name="P1">Thelypteris boottii<text:line-break/></text:p>
      <text:p text:style-name="P1">DORSTENIA AMOENA<text:line-break/></text:p>
      <text:p text:style-name="P1">BETULA × RAYMUNDII<text:line-break/></text:p>
      <text:p text:style-name="P1">Taraxacum amansii<text:line-break/></text:p>
      <text:p text:style-name="P1">RANDIA BERNHARDENSIS<text:line-break/></text:p>
      <text:p text:style-name="P1"><text:soft-page-break/>UNITED STATES OF AMERICA, NEBRASKA, SARPY COUNTY<text:line-break/></text:p>
      <text:p text:style-name="P1">UNITED STATES OF AMERICA, OHIO, PERRY COUNTY<text:line-break/></text:p>
      <text:p text:style-name="P1">United States of America, Georgia, Irwin County<text:line-break/></text:p>
      <text:p text:style-name="P1">United States of America, Kansas, Lane County<text:line-break/></text:p>
      <text:p text:style-name="P1">United States of America, Georgia, Pulaski County<text:line-break/></text:p>
      <text:p text:style-name="P1">United States of America, Louisiana, Grant County<text:line-break/></text:p>
      <text:p text:style-name="P1">UNITED STATES OF AMERICA, OKLAHOMA, JEFFERSON COUNTY<text:line-break/></text:p>
      <text:p text:style-name="P1">UNITED STATES OF AMERICA, TEXAS, COMANCHE COUNTY<text:line-break/></text:p>
      <text:p text:style-name="P1">UNITED STATES OF AMERICA, WISCONSIN, MONROE COUNTY<text:line-break/></text:p>
      <text:p text:style-name="P1">CANADA, QUEBEC PROVINCE, BERTHIER [DO NOT USE]<text:line-break/></text:p>
      <text:p text:style-name="P1">United States of America, North Dakota, Dunn County<text:line-break/></text:p>
      <text:p text:style-name="P1">UNITED STATES OF AMERICA, TEXAS, HUTCHINSON COUNTY<text:line-break/></text:p>
      <text:p text:style-name="P1">UNITED STATES OF AMERICA, GEORGIA, SPALDING COUNTY<text:line-break/></text:p>
      <text:p text:style-name="P1">UNITED STATES OF AMERICA, MISSOURI, HENRY COUNTY<text:line-break/></text:p>
      <text:p text:style-name="P1">United States of America, Kentucky, Montgomery County<text:line-break/></text:p>
      <text:p text:style-name="P1">United States of America, Missouri, Scotland County<text:line-break/></text:p>
      <text:p text:style-name="P1"><text:soft-page-break/>UNCINIA ASPERICAULIS<text:line-break/></text:p>
      <text:p text:style-name="P1">CARTHAMUS ALEXANDRINUS<text:line-break/></text:p>
      <text:p text:style-name="P1">Spermacoce marticrovettiana<text:line-break/></text:p>
      <text:p text:style-name="P1">HYPERICUM PYCNOPHYLLUM<text:line-break/></text:p>
      <text:p text:style-name="P1">CEPHAËLIS SETIFERA<text:line-break/></text:p>
      <text:p text:style-name="P1">BILABRELLA CHIRENSIS<text:line-break/></text:p>
      <text:p text:style-name="P1">BREDIA HAINANENSIS<text:line-break/></text:p>
      <text:p text:style-name="P1">HOMALOMENA ARDUA<text:line-break/></text:p>
      <text:p text:style-name="P1">Cephaëlis kajewskii<text:line-break/></text:p>
      <text:p text:style-name="P1">Barringtonia acutangula<text:line-break/></text:p>
      <text:p text:style-name="P1">GLOSSORHYNCHA SQUAMULOSA<text:line-break/></text:p>
      <text:p text:style-name="P1">AGLAIA TENUICAULIS<text:line-break/></text:p>
      <text:p text:style-name="P1">VACHELLIA MYRMECOPHILA<text:line-break/></text:p>
      <text:p text:style-name="P1">Oreogrammitis taxodioides<text:line-break/></text:p>
      <text:p text:style-name="P1">ERODIUM TRICHOMANEFOLIUM<text:line-break/></text:p>
      <text:p text:style-name="P1">CTENITOPSIS DISSECTA<text:line-break/></text:p>
      <text:p text:style-name="P1"><text:soft-page-break/>UNITED STATES OF AMERICA, KENTUCKY, WOLFE COUNTY<text:line-break/></text:p>
      <text:p text:style-name="P1">CANADA, ONTARIO, REGIONAL MUNICIPALITY OF HALTON<text:line-break/></text:p>
      <text:p text:style-name="P1">United States of America, Texas, Jim Wells County<text:line-break/></text:p>
      <text:p text:style-name="P1">Mexico, Baja California Sur, La Paz<text:line-break/></text:p>
      <text:p text:style-name="P1">Saint Vincent and the Grenadines, Saint David<text:line-break/></text:p>
      <text:p text:style-name="P1">UNITED STATES OF AMERICA, COLORADO, ALAMOSA COUNTY<text:line-break/></text:p>
      <text:p text:style-name="P1">United States of America, Tennessee, White County<text:line-break/></text:p>
      <text:p text:style-name="P1">MEXICO, GUERRERO, SAN MIGUEL TOTOLAPAN<text:line-break/></text:p>
      <text:p text:style-name="P1">UNITED STATES OF AMERICA, MONTANA, SILVER BOW COUNTY<text:line-break/></text:p>
      <text:p text:style-name="P1">CANADA, ONTARIO, UNITED COUNTIES OF PRESCOTT AND RUSSELL<text:line-break/></text:p>
      <text:p text:style-name="P1">UNITED STATES OF AMERICA, GEORGIA, SEMINOLE COUNTY<text:line-break/></text:p>
      <text:p text:style-name="P1">United States of America, Texas, Rains County<text:line-break/></text:p>
      <text:p text:style-name="P1">UNITED STATES OF AMERICA, MICHIGAN, CALHOUN COUNTY<text:line-break/></text:p>
      <text:p text:style-name="P1">NICARAGUA, BOACO<text:line-break/></text:p>
      <text:p text:style-name="P1">United States of America, Minnesota, Olmsted County<text:line-break/></text:p>
      <text:p text:style-name="P1">Dominican Republic, La Estrelleta<text:line-break/></text:p>
      <text:p text:style-name="P1"><text:soft-page-break/>DRYOPTERIS PARATHELYPTERIS<text:line-break/></text:p>
      <text:p text:style-name="P1">LEPISMIUM BOLIVIANUM<text:line-break/></text:p>
      <text:p text:style-name="P1">Myristica suluensis<text:line-break/></text:p>
      <text:p text:style-name="P1">VINCETOXICUM HARMANDII<text:line-break/></text:p>
      <text:p text:style-name="P1">MYRTUS WIDGRENII<text:line-break/></text:p>
      <text:p text:style-name="P1">Suaeda pelagica<text:line-break/></text:p>
      <text:p text:style-name="P1">OREORCHIS PATENS<text:line-break/></text:p>
      <text:p text:style-name="P1">Patagonium pentaphyllum<text:line-break/></text:p>
      <text:p text:style-name="P1">DIOSCOREA BEECHEYI<text:line-break/></text:p>
      <text:p text:style-name="P1">Platythelys sagrana<text:line-break/></text:p>
      <text:p text:style-name="P1">SALSOLA GOBICOLA<text:line-break/></text:p>
      <text:p text:style-name="P1">GUADUA TOMENTOSA<text:line-break/></text:p>
      <text:p text:style-name="P1">Medicosma riparia<text:line-break/></text:p>
      <text:p text:style-name="P1">Curcuma roscoeana<text:line-break/></text:p>
      <text:p text:style-name="P1">Pollinia contorta<text:line-break/></text:p>
      <text:p text:style-name="P1">Ptilotrichum longicaule<text:line-break/></text:p>
      <text:p text:style-name="P1"><text:soft-page-break/>United States of America, Illinois, Crawford County<text:line-break/></text:p>
      <text:p text:style-name="P1">MEXICO, CHIAPAS, ESCUINTLA<text:line-break/></text:p>
      <text:p text:style-name="P1">United States of America, Kentucky, Graves County<text:line-break/></text:p>
      <text:p text:style-name="P1">UNITED STATES OF AMERICA, SOUTH DAKOTA, BENNETT COUNTY<text:line-break/></text:p>
      <text:p text:style-name="P1">Canada, Manitoba, Victoria Beach, Rural Municipality of<text:line-break/></text:p>
      <text:p text:style-name="P1">Canada, Quebec Province, L'Islet, MRC<text:line-break/></text:p>
      <text:p text:style-name="P1">United States of America, Michigan, Cass County<text:line-break/></text:p>
      <text:p text:style-name="P1">United States of America, Oklahoma, Hughes County<text:line-break/></text:p>
      <text:p text:style-name="P1">UNITED STATES OF AMERICA, KENTUCKY, DAVIESS COUNTY<text:line-break/></text:p>
      <text:p text:style-name="P1">United States of America, Texas, Swisher County<text:line-break/></text:p>
      <text:p text:style-name="P1">UNITED STATES OF AMERICA, OHIO, UNION COUNTY<text:line-break/></text:p>
      <text:p text:style-name="P1">Canada, Manitoba, North Cypress-Langford, Rural Municipality of<text:line-break/></text:p>
      <text:p text:style-name="P1">UNITED STATES OF AMERICA, KANSAS, WALLACE COUNTY<text:line-break/></text:p>
      <text:p text:style-name="P1">Belize, Corozal<text:line-break/></text:p>
      <text:p text:style-name="P1">United States of America, Minnesota, Jackson County<text:line-break/></text:p>
      <text:p text:style-name="P1">United States of America, Oklahoma, Okfuskee County<text:line-break/></text:p>
      <text:p text:style-name="P1"><text:soft-page-break/>THRIXSPERMUM SCOPA<text:line-break/></text:p>
      <text:p text:style-name="P1">PICTETIA MARGINATA<text:line-break/></text:p>
      <text:p text:style-name="P1">THYMELAEA NITIDA<text:line-break/></text:p>
      <text:p text:style-name="P1">Coleus unguentarius<text:line-break/></text:p>
      <text:p text:style-name="P1">MASDEVALLIA AMPULLACEA<text:line-break/></text:p>
      <text:p text:style-name="P1">Chaetochloa hispida<text:line-break/></text:p>
      <text:p text:style-name="P1">Diplazium leonardii<text:line-break/></text:p>
      <text:p text:style-name="P1">Chiritopsis repanda<text:line-break/></text:p>
      <text:p text:style-name="P1">Rohrbachia minima<text:line-break/></text:p>
      <text:p text:style-name="P1">Boehmeria stipulata<text:line-break/></text:p>
      <text:p text:style-name="P1">DALBERGIA PERRIERI<text:line-break/></text:p>
      <text:p text:style-name="P1">Lessertia stipulata<text:line-break/></text:p>
      <text:p text:style-name="P1">ALLOCASUARINA LUEHMANNII<text:line-break/></text:p>
      <text:p text:style-name="P1">Dortmanna trinitensis<text:line-break/></text:p>
      <text:p text:style-name="P1">ALCHEMILLA REHMANNII<text:line-break/></text:p>
      <text:p text:style-name="P1">ELYMUS JEJUNUS<text:line-break/></text:p>
      <text:p text:style-name="P1"><text:soft-page-break/>United States of America, Georgia, Baldwin County<text:line-break/></text:p>
      <text:p text:style-name="P1">UNITED STATES OF AMERICA, MISSISSIPPI, WALTHALL COUNTY<text:line-break/></text:p>
      <text:p text:style-name="P1">United States of America, Georgia, Quitman County<text:line-break/></text:p>
      <text:p text:style-name="P1">UNITED STATES OF AMERICA, IOWA, LUCAS COUNTY<text:line-break/></text:p>
      <text:p text:style-name="P1">United States of America, Kansas, Clay County<text:line-break/></text:p>
      <text:p text:style-name="P1">United States of America, North Carolina, Alamance County<text:line-break/></text:p>
      <text:p text:style-name="P1">United States of America, Kentucky, Anderson County<text:line-break/></text:p>
      <text:p text:style-name="P1">UNITED STATES OF AMERICA, NORTH DAKOTA, ROLETTE COUNTY<text:line-break/></text:p>
      <text:p text:style-name="P1">UNITED STATES OF AMERICA, SOUTH DAKOTA, CLARK COUNTY<text:line-break/></text:p>
      <text:p text:style-name="P1">GUADELOUPE, BASSE TERRE (COUNTY)<text:line-break/></text:p>
      <text:p text:style-name="P1">United States of America, Idaho, Camas County<text:line-break/></text:p>
      <text:p text:style-name="P1">United States of America, Texas, Terry County<text:line-break/></text:p>
      <text:p text:style-name="P1">UNITED STATES OF AMERICA, MONTANA, PHILLIPS COUNTY<text:line-break/></text:p>
      <text:p text:style-name="P1">UNITED STATES OF AMERICA, KENTUCKY, MASON COUNTY<text:line-break/></text:p>
      <text:p text:style-name="P1">El Salvador, Chalatenango<text:line-break/></text:p>
      <text:p text:style-name="P1">UNITED STATES OF AMERICA, WEST VIRGINIA, WOOD COUNTY<text:line-break/></text:p>
      <text:p text:style-name="P1"><text:soft-page-break/>VERNONIA MONTEVIDENSIS<text:line-break/></text:p>
      <text:p text:style-name="P1">ARTOCARPUS YUNNANENSIS<text:line-break/></text:p>
      <text:p text:style-name="P1">LAMOUROUXIA PARAYANA<text:line-break/></text:p>
      <text:p text:style-name="P1">Lapaea rubriflora<text:line-break/></text:p>
      <text:p text:style-name="P1">Aspidistra mushaensis<text:line-break/></text:p>
      <text:p text:style-name="P1">Hymenophyllum dendritis<text:line-break/></text:p>
      <text:p text:style-name="P1">THLASPIDIUM SEMPERVIRENS<text:line-break/></text:p>
      <text:p text:style-name="P1">CRINUM JAPONICUM<text:line-break/></text:p>
      <text:p text:style-name="P1">AGOSERIS DECUMBENS<text:line-break/></text:p>
      <text:p text:style-name="P1">Argyroderma amoenum<text:line-break/></text:p>
      <text:p text:style-name="P1">Cistus capensis<text:line-break/></text:p>
      <text:p text:style-name="P1">Lappula brachystyla<text:line-break/></text:p>
      <text:p text:style-name="P1">Vernonia elmeri<text:line-break/></text:p>
      <text:p text:style-name="P1">TUBELLA NANA<text:line-break/></text:p>
      <text:p text:style-name="P1">BUMELIA PAUCIFLORA<text:line-break/></text:p>
      <text:p text:style-name="P1">CLEMATIS GRANULATA<text:line-break/></text:p>
      <text:p text:style-name="P1"><text:soft-page-break/>UNITED STATES OF AMERICA, MISSISSIPPI, ATTALA COUNTY<text:line-break/></text:p>
      <text:p text:style-name="P1">Mexico, Guerrero, La Union de Isidoro Montes de Oca<text:line-break/></text:p>
      <text:p text:style-name="P1">United States of America, Ohio, Columbiana County<text:line-break/></text:p>
      <text:p text:style-name="P1">MEXICO, CHIAPAS, HUIXTLA<text:line-break/></text:p>
      <text:p text:style-name="P1">UNITED STATES OF AMERICA, GEORGIA, BROOKS COUNTY<text:line-break/></text:p>
      <text:p text:style-name="P1">United States of America, Mississippi, Coahoma County<text:line-break/></text:p>
      <text:p text:style-name="P1">Nicaragua, Chinandega<text:line-break/></text:p>
      <text:p text:style-name="P1">UNITED STATES OF AMERICA, ILLINOIS, FAYETTE COUNTY<text:line-break/></text:p>
      <text:p text:style-name="P1">UNITED STATES OF AMERICA, NORTH DAKOTA, SIOUX COUNTY<text:line-break/></text:p>
      <text:p text:style-name="P1">MEXICO, SONORA, URES<text:line-break/></text:p>
      <text:p text:style-name="P1">United States of America, Texas, Roberts County<text:line-break/></text:p>
      <text:p text:style-name="P1">United States of America, Oregon, Columbia County<text:line-break/></text:p>
      <text:p text:style-name="P1">United States of America, Tennessee, Henderson County<text:line-break/></text:p>
      <text:p text:style-name="P1">UNITED STATES OF AMERICA, SOUTH CAROLINA, BAMBERG COUNTY<text:line-break/></text:p>
      <text:p text:style-name="P1">Canada, Ontario, County of Dufferin<text:line-break/></text:p>
      <text:p text:style-name="P1">Canada, Ontario, County of Lanark<text:line-break/></text:p>
      <text:p text:style-name="P1"><text:soft-page-break/>Anacardium semecarpus<text:line-break/></text:p>
      <text:p text:style-name="P1">Xolantha villosissima<text:line-break/></text:p>
      <text:p text:style-name="P1">Anagallis phelipsii<text:line-break/></text:p>
      <text:p text:style-name="P1">Abutilon pringlei<text:line-break/></text:p>
      <text:p text:style-name="P1">Ziziphora fasciculata<text:line-break/></text:p>
      <text:p text:style-name="P1">EUCLEA ELLIPTICA<text:line-break/></text:p>
      <text:p text:style-name="P1">BRASILETTIA BLASIANA<text:line-break/></text:p>
      <text:p text:style-name="P1">BUBBIA IDENBURGENSIS<text:line-break/></text:p>
      <text:p text:style-name="P1">IRIDORKIS SPATHULATA<text:line-break/></text:p>
      <text:p text:style-name="P1">Placus jacquemontii<text:line-break/></text:p>
      <text:p text:style-name="P1">CAMPHORA INODORA<text:line-break/></text:p>
      <text:p text:style-name="P1">Chrysojasminum goetzeanum<text:line-break/></text:p>
      <text:p text:style-name="P1">Monvillea kroenleinii<text:line-break/></text:p>
      <text:p text:style-name="P1">DICHOCARPUM UNIVALVE<text:line-break/></text:p>
      <text:p text:style-name="P1">PHALACROLOMA ACUTIFOLIUM<text:line-break/></text:p>
      <text:p text:style-name="P1">ARGYTHAMNIA SCHIEDEANA<text:line-break/></text:p>
      <text:p text:style-name="P1"><text:soft-page-break/>UNITED STATES OF AMERICA, KENTUCKY, BOYLE COUNTY<text:line-break/></text:p>
      <text:p text:style-name="P1">United States of America, Iowa, Polk County<text:line-break/></text:p>
      <text:p text:style-name="P1">United States of America, Texas, Moore County<text:line-break/></text:p>
      <text:p text:style-name="P1">UNITED STATES OF AMERICA, TEXAS, BAYLOR COUNTY<text:line-break/></text:p>
      <text:p text:style-name="P1">UNITED STATES OF AMERICA, TEXAS, COKE COUNTY<text:line-break/></text:p>
      <text:p text:style-name="P1">Mexico, Quintana Roo, Othon P. Blanco<text:line-break/></text:p>
      <text:p text:style-name="P1">United States of America, Missouri, Montgomery County<text:line-break/></text:p>
      <text:p text:style-name="P1">CANADA, QUEBEC PROVINCE, DEUX-MONTAGNES, MRC<text:line-break/></text:p>
      <text:p text:style-name="P1">UNITED STATES OF AMERICA, KANSAS, CLOUD COUNTY<text:line-break/></text:p>
      <text:p text:style-name="P1">United States of America, Nebraska, Cheyenne County<text:line-break/></text:p>
      <text:p text:style-name="P1">United States of America, Illinois, Knox County<text:line-break/></text:p>
      <text:p text:style-name="P1">United States of America, Michigan, Manistee County<text:line-break/></text:p>
      <text:p text:style-name="P1">Mexico, Baja California Sur, Mulege<text:line-break/></text:p>
      <text:p text:style-name="P1">United States of America, Iowa, Tama County<text:line-break/></text:p>
      <text:p text:style-name="P1">UNITED STATES OF AMERICA, IOWA, JONES COUNTY<text:line-break/></text:p>
      <text:p text:style-name="P1">United States of America, Nebraska, Nemaha County<text:line-break/></text:p>
      <text:p text:style-name="P1"><text:soft-page-break/>NEORAPUTIA COWANII<text:line-break/></text:p>
      <text:p text:style-name="P1">Capsicum hirsutum<text:line-break/></text:p>
      <text:p text:style-name="P1">CONNARUS CELEBICUS<text:line-break/></text:p>
      <text:p text:style-name="P1">BUCHANANIA SIAMENSIS<text:line-break/></text:p>
      <text:p text:style-name="P1">OXALIS UNDUAVENSIS<text:line-break/></text:p>
      <text:p text:style-name="P1">FADOGIA AUDRUANA<text:line-break/></text:p>
      <text:p text:style-name="P1">PLUTARCHIA DICHOGAMA<text:line-break/></text:p>
      <text:p text:style-name="P1">Rytidostylis carthagenensis<text:line-break/></text:p>
      <text:p text:style-name="P1">Dalbergia harmsiana<text:line-break/></text:p>
      <text:p text:style-name="P1">PASPALUM GRACIELAE<text:line-break/></text:p>
      <text:p text:style-name="P1">Aligera macrocera<text:line-break/></text:p>
      <text:p text:style-name="P1">Canavalia peruviana<text:line-break/></text:p>
      <text:p text:style-name="P1">SELAGINELLA POSEWITZII<text:line-break/></text:p>
      <text:p text:style-name="P1">Berberis brevifolia<text:line-break/></text:p>
      <text:p text:style-name="P1">PSEUDANAMOMIS MACROCARPA<text:line-break/></text:p>
      <text:p text:style-name="P1">CAMPANULA ALLOPHYLLA<text:line-break/></text:p>
      <text:p text:style-name="P1"><text:soft-page-break/>UNITED STATES OF AMERICA, PENNSYLVANIA, UNION COUNTY<text:line-break/></text:p>
      <text:p text:style-name="P1">UNITED STATES OF AMERICA, MICHIGAN, SAGINAW COUNTY<text:line-break/></text:p>
      <text:p text:style-name="P1">UNITED STATES OF AMERICA, TEXAS, HUNT COUNTY<text:line-break/></text:p>
      <text:p text:style-name="P1">Honduras, Santa Barbara<text:line-break/></text:p>
      <text:p text:style-name="P1">Mexico, Nayarit, San Blas<text:line-break/></text:p>
      <text:p text:style-name="P1">MEXICO, OAXACA, SANTIAGO YAVEO<text:line-break/></text:p>
      <text:p text:style-name="P1">Mexico, Guerrero, Zihuatanejo de Azueta<text:line-break/></text:p>
      <text:p text:style-name="P1">United States of America, Texas, Delta County<text:line-break/></text:p>
      <text:p text:style-name="P1">MEXICO, MICHOACAN, AGUILILLA<text:line-break/></text:p>
      <text:p text:style-name="P1">United States of America, South Dakota, Haakon County<text:line-break/></text:p>
      <text:p text:style-name="P1">UNITED STATES OF AMERICA, VIRGINIA, HANOVER COUNTY<text:line-break/></text:p>
      <text:p text:style-name="P1">UNITED STATES OF AMERICA, MISSOURI, GASCONADE COUNTY<text:line-break/></text:p>
      <text:p text:style-name="P1">GUATEMALA, TOTONICAPAN<text:line-break/></text:p>
      <text:p text:style-name="P1">United States of America, Idaho, Power County<text:line-break/></text:p>
      <text:p text:style-name="P1">Mexico, Tabasco, Jalapa<text:line-break/></text:p>
      <text:p text:style-name="P1">United States of America, South Dakota, McCook County<text:line-break/></text:p>
      <text:p text:style-name="P1"><text:soft-page-break/>Astracantha cymbostegis<text:line-break/></text:p>
      <text:p text:style-name="P1">Hopea shingkeng<text:line-break/></text:p>
      <text:p text:style-name="P1">ELEUTHEROCOCCUS SIEBOLDIANUS<text:line-break/></text:p>
      <text:p text:style-name="P1">ALLIUM RUPESTRISTEPPOSUM<text:line-break/></text:p>
      <text:p text:style-name="P1">Cacalia nikomontana<text:line-break/></text:p>
      <text:p text:style-name="P1">PHLEUM NODOSUM<text:line-break/></text:p>
      <text:p text:style-name="P1">Cytisus haensleri<text:line-break/></text:p>
      <text:p text:style-name="P1">WOLLASTONIA TENUIFOLIA<text:line-break/></text:p>
      <text:p text:style-name="P1">Tephrosia arnhemica<text:line-break/></text:p>
      <text:p text:style-name="P1">Tournefortia urvilleana<text:line-break/></text:p>
      <text:p text:style-name="P1">DINOCHLOA MEKONGGENSIS<text:line-break/></text:p>
      <text:p text:style-name="P1">ROTANG RHOMBOIDEUS<text:line-break/></text:p>
      <text:p text:style-name="P1">RHYNCHOSPORA RIDLEYI<text:line-break/></text:p>
      <text:p text:style-name="P1">Terminalia nyssifolia<text:line-break/></text:p>
      <text:p text:style-name="P1">Andropogon fragrans<text:line-break/></text:p>
      <text:p text:style-name="P1">Dicliptera granvillei<text:line-break/></text:p>
      <text:p text:style-name="P1"><text:soft-page-break/>United States of America, Tennessee, Meigs County<text:line-break/></text:p>
      <text:p text:style-name="P1">UNITED STATES OF AMERICA, TEXAS, MCMULLEN COUNTY<text:line-break/></text:p>
      <text:p text:style-name="P1">UNITED STATES OF AMERICA, TENNESSEE, WARREN COUNTY<text:line-break/></text:p>
      <text:p text:style-name="P1">United States of America, North Carolina, Wilkes County<text:line-break/></text:p>
      <text:p text:style-name="P1">United States of America, Minnesota, Sherburne County<text:line-break/></text:p>
      <text:p text:style-name="P1">UNITED STATES OF AMERICA, SOUTH DAKOTA, CODINGTON COUNTY<text:line-break/></text:p>
      <text:p text:style-name="P1">United States of America, Mississippi, Issaquena County<text:line-break/></text:p>
      <text:p text:style-name="P1">United States of America, Iowa, Marshall County<text:line-break/></text:p>
      <text:p text:style-name="P1">UNITED STATES OF AMERICA, KANSAS, SHERMAN COUNTY<text:line-break/></text:p>
      <text:p text:style-name="P1">UNITED STATES OF AMERICA, SOUTH DAKOTA, PERKINS COUNTY<text:line-break/></text:p>
      <text:p text:style-name="P1">MEXICO, CHIAPAS, BERRIOZABAL<text:line-break/></text:p>
      <text:p text:style-name="P1">UNITED STATES OF AMERICA, GEORGIA, GLASCOCK COUNTY<text:line-break/></text:p>
      <text:p text:style-name="P1">MEXICO, QUINTANA ROO, JOSE MARIA MORELOS<text:line-break/></text:p>
      <text:p text:style-name="P1">UNITED STATES OF AMERICA, MISSISSIPPI, MARSHALL COUNTY<text:line-break/></text:p>
      <text:p text:style-name="P1">UNITED STATES OF AMERICA, ILLINOIS, EDGAR COUNTY<text:line-break/></text:p>
      <text:p text:style-name="P1">DOMINICA, SAINT GEORGE<text:line-break/></text:p>
      <text:p text:style-name="P1"><text:soft-page-break/>CITHAREXYLUM RUGOSUM<text:line-break/></text:p>
      <text:p text:style-name="P1">Polycarpon gmelinii<text:line-break/></text:p>
      <text:p text:style-name="P1">CROSSOGLOSSA TETRAPHYLLA<text:line-break/></text:p>
      <text:p text:style-name="P1">Lantana incarnata<text:line-break/></text:p>
      <text:p text:style-name="P1">Nemesia silvatica<text:line-break/></text:p>
      <text:p text:style-name="P1">ALLARDIA TRIDACTYLITES<text:line-break/></text:p>
      <text:p text:style-name="P1">NAUCLEOPSIS OBLONGIFOLIA<text:line-break/></text:p>
      <text:p text:style-name="P1">ERIA PACHYPHYLLA<text:line-break/></text:p>
      <text:p text:style-name="P1">COCCINIA PUBESCENS<text:line-break/></text:p>
      <text:p text:style-name="P1">Agave debaryana<text:line-break/></text:p>
      <text:p text:style-name="P1">CENTROSEMA GLABRUM<text:line-break/></text:p>
      <text:p text:style-name="P1">Eriocaulon maronderanum<text:line-break/></text:p>
      <text:p text:style-name="P1">Coreopsis grantii<text:line-break/></text:p>
      <text:p text:style-name="P1">Croaspila aurea<text:line-break/></text:p>
      <text:p text:style-name="P1">Ixora palawaensis<text:line-break/></text:p>
      <text:p text:style-name="P1">Aubletia aspera<text:line-break/></text:p>
      <text:p text:style-name="P1"><text:soft-page-break/>UNITED STATES OF AMERICA, KENTUCKY, CARROLL COUNTY<text:line-break/></text:p>
      <text:p text:style-name="P1">UNITED STATES OF AMERICA, NORTH DAKOTA, MCHENRY COUNTY<text:line-break/></text:p>
      <text:p text:style-name="P1">UNITED STATES OF AMERICA, FLORIDA, HARDEE COUNTY<text:line-break/></text:p>
      <text:p text:style-name="P1">Canada, British Columbia, Squamish-Lillooet Regional District<text:line-break/></text:p>
      <text:p text:style-name="P1">United States of America, Kentucky, Hardin County<text:line-break/></text:p>
      <text:p text:style-name="P1">UNITED STATES OF AMERICA, OHIO, ASHLAND COUNTY<text:line-break/></text:p>
      <text:p text:style-name="P1">UNITED STATES OF AMERICA, MICHIGAN, LENAWEE COUNTY<text:line-break/></text:p>
      <text:p text:style-name="P1">United States of America, Ohio, Auglaize County<text:line-break/></text:p>
      <text:p text:style-name="P1">UNITED STATES OF AMERICA, WISCONSIN, EAU CLAIRE COUNTY<text:line-break/></text:p>
      <text:p text:style-name="P1">UNITED STATES OF AMERICA, WISCONSIN, TREMPELEAU COUNTY<text:line-break/></text:p>
      <text:p text:style-name="P1">United States of America, Nebraska, York County<text:line-break/></text:p>
      <text:p text:style-name="P1">UNITED STATES OF AMERICA, INDIANA, LA PORTE COUNTY<text:line-break/></text:p>
      <text:p text:style-name="P1">UNITED STATES OF AMERICA, SOUTH DAKOTA, DAVISON COUNTY<text:line-break/></text:p>
      <text:p text:style-name="P1">United States of America, Nebraska, Polk County<text:line-break/></text:p>
      <text:p text:style-name="P1">Canada, Quebec Province, Antoine-Labelle, MRC<text:line-break/></text:p>
      <text:p text:style-name="P1">UNITED STATES OF AMERICA, ARKANSAS, CROSS COUNTY<text:line-break/></text:p>
      <text:p text:style-name="P1"><text:soft-page-break/>ALLOXYLON BRACHYCARPUM<text:line-break/></text:p>
      <text:p text:style-name="P1">OPHRYS LEVANTINA<text:line-break/></text:p>
      <text:p text:style-name="P1">QUASSIA MAIANA<text:line-break/></text:p>
      <text:p text:style-name="P1">SAXIFRAGA SCROBICULATA<text:line-break/></text:p>
      <text:p text:style-name="P1">Argyroderma splendens<text:line-break/></text:p>
      <text:p text:style-name="P1">TABEBUIA TRINITENSIS<text:line-break/></text:p>
      <text:p text:style-name="P1">ELAEOCARPUS ALTISECTUS<text:line-break/></text:p>
      <text:p text:style-name="P1">Lonicera riederiana<text:line-break/></text:p>
      <text:p text:style-name="P1">Eleutherine guatemalensis<text:line-break/></text:p>
      <text:p text:style-name="P1">PACHYPTERYGIUM HETEROTRICHUM<text:line-break/></text:p>
      <text:p text:style-name="P1">Phytocrene minahassae<text:line-break/></text:p>
      <text:p text:style-name="P1">Cyanocephalus nitidulus<text:line-break/></text:p>
      <text:p text:style-name="P1">Cenchrus granularis<text:line-break/></text:p>
      <text:p text:style-name="P1">AEGIPHILA MERIDENSIS<text:line-break/></text:p>
      <text:p text:style-name="P1">DISSOTIS MAHONII<text:line-break/></text:p>
      <text:p text:style-name="P1">ESPELETIA LUCIDA<text:line-break/></text:p>
      <text:p text:style-name="P1"><text:soft-page-break/>Mexico, Veracruz, Zongolica<text:line-break/></text:p>
      <text:p text:style-name="P1">UNITED STATES OF AMERICA, GEORGIA, GREENE COUNTY<text:line-break/></text:p>
      <text:p text:style-name="P1">United States of America, South Dakota, Lake County<text:line-break/></text:p>
      <text:p text:style-name="P1">UNITED STATES OF AMERICA, INDIANA, OHIO COUNTY<text:line-break/></text:p>
      <text:p text:style-name="P1">United States of America, Oklahoma, Coal County<text:line-break/></text:p>
      <text:p text:style-name="P1">United States of America, Pennsylvania, Beaver County<text:line-break/></text:p>
      <text:p text:style-name="P1">UNITED STATES OF AMERICA, GEORGIA, WASHINGTON COUNTY<text:line-break/></text:p>
      <text:p text:style-name="P1">UNITED STATES OF AMERICA, KANSAS, STANTON COUNTY<text:line-break/></text:p>
      <text:p text:style-name="P1">Mexico, Veracruz, Veracruz (County, Mexico)<text:line-break/></text:p>
      <text:p text:style-name="P1">UNITED STATES OF AMERICA, MINNESOTA, BLUE EARTH COUNTY<text:line-break/></text:p>
      <text:p text:style-name="P1">UNITED STATES OF AMERICA, KANSAS, SCOTT COUNTY<text:line-break/></text:p>
      <text:p text:style-name="P1">CANADA, QUEBEC PROVINCE, KAMOURASKA, MRC<text:line-break/></text:p>
      <text:p text:style-name="P1">UNITED STATES OF AMERICA, KENTUCKY, JACKSON COUNTY<text:line-break/></text:p>
      <text:p text:style-name="P1">Nicaragua, Jinotega<text:line-break/></text:p>
      <text:p text:style-name="P1">Virgin Islands (U.K.)<text:line-break/></text:p>
      <text:p text:style-name="P1">UNITED STATES OF AMERICA, IOWA, IDA COUNTY<text:line-break/></text:p>
      <text:p text:style-name="P1"><text:soft-page-break/>Lasiocephalus yacuanquensis<text:line-break/></text:p>
      <text:p text:style-name="P1">MYRIOPUS SELLEANUS<text:line-break/></text:p>
      <text:p text:style-name="P1">CHOMELIA LAXIFLORA<text:line-break/></text:p>
      <text:p text:style-name="P1">Oncidium turrialbae<text:line-break/></text:p>
      <text:p text:style-name="P1">Berberis pseudumbellata<text:line-break/></text:p>
      <text:p text:style-name="P1">HIERACIODES PALUDOSA<text:line-break/></text:p>
      <text:p text:style-name="P1">INDIGOFERA INCARNATA<text:line-break/></text:p>
      <text:p text:style-name="P1">EPIDENDRUM TRIALATUM<text:line-break/></text:p>
      <text:p text:style-name="P1">CACALIA COCCINEA<text:line-break/></text:p>
      <text:p text:style-name="P1">CALYPTRANTHES ANGUSTIFOLIA<text:line-break/></text:p>
      <text:p text:style-name="P1">Machilus balansae<text:line-break/></text:p>
      <text:p text:style-name="P1">Eriochloa succincta<text:line-break/></text:p>
      <text:p text:style-name="P1">BULBOPHYLLUM KUSUKUSENSE<text:line-break/></text:p>
      <text:p text:style-name="P1">Tragacantha umbellata<text:line-break/></text:p>
      <text:p text:style-name="P1">Eleocharis truncata<text:line-break/></text:p>
      <text:p text:style-name="P1">BOLBITIS NAUMANNII<text:line-break/></text:p>
      <text:p text:style-name="P1"><text:soft-page-break/>UNITED STATES OF AMERICA, NEBRASKA, BUFFALO COUNTY<text:line-break/></text:p>
      <text:p text:style-name="P1">UNITED STATES OF AMERICA, VIRGINIA, PRINCE EDWARD COUNTY<text:line-break/></text:p>
      <text:p text:style-name="P1">United States of America, Georgia, Houston County<text:line-break/></text:p>
      <text:p text:style-name="P1">Canada, Quebec Province, Le Haut-Richelieu, MRC<text:line-break/></text:p>
      <text:p text:style-name="P1">SAINT BARTHELEMY<text:line-break/></text:p>
      <text:p text:style-name="P1">United States of America, Kentucky, Owen County<text:line-break/></text:p>
      <text:p text:style-name="P1">United States of America, Kansas, Hodgeman County<text:line-break/></text:p>
      <text:p text:style-name="P1">United States of America, Kansas, Pawnee County<text:line-break/></text:p>
      <text:p text:style-name="P1">UNITED STATES OF AMERICA, WEST VIRGINIA, BROOKE COUNTY<text:line-break/></text:p>
      <text:p text:style-name="P1">CAYMAN ISLANDS<text:line-break/></text:p>
      <text:p text:style-name="P1">United States of America, Oklahoma, Cotton County<text:line-break/></text:p>
      <text:p text:style-name="P1">UNITED STATES OF AMERICA, KENTUCKY, GREEN COUNTY<text:line-break/></text:p>
      <text:p text:style-name="P1">United States of America, Texas, Midland County<text:line-break/></text:p>
      <text:p text:style-name="P1">United States of America, Iowa, Keokuk County<text:line-break/></text:p>
      <text:p text:style-name="P1">UNITED STATES OF AMERICA, GEORGIA, PIERCE COUNTY<text:line-break/></text:p>
      <text:p text:style-name="P1">Mexico, Hidalgo, Zempoala<text:line-break/></text:p>
      <text:p text:style-name="P1"><text:soft-page-break/>AVENOCHLOA ADSURGENS<text:line-break/></text:p>
      <text:p text:style-name="P1">RHUS FOLIOSA<text:line-break/></text:p>
      <text:p text:style-name="P1">PANICUM HEYNEI<text:line-break/></text:p>
      <text:p text:style-name="P1">PITHECELLOBIUM IDIOPODUM<text:line-break/></text:p>
      <text:p text:style-name="P1">Cicerbita acuminata<text:line-break/></text:p>
      <text:p text:style-name="P1">Valerianella sphaerocarpa<text:line-break/></text:p>
      <text:p text:style-name="P1">ENCEPHALARTOS VANGEERTII<text:line-break/></text:p>
      <text:p text:style-name="P1">Marianthus villosus<text:line-break/></text:p>
      <text:p text:style-name="P1">Pectinaria flavescens<text:line-break/></text:p>
      <text:p text:style-name="P1">Tecoma evenia<text:line-break/></text:p>
      <text:p text:style-name="P1">Centhriscus fumarioides<text:line-break/></text:p>
      <text:p text:style-name="P1">Veronica scardica<text:line-break/></text:p>
      <text:p text:style-name="P1">Matsumurella kwangtungensis<text:line-break/></text:p>
      <text:p text:style-name="P1">ASPIDIUM DECIPIENS<text:line-break/></text:p>
      <text:p text:style-name="P1">Evax lasiocarpa<text:line-break/></text:p>
      <text:p text:style-name="P1">CYNOMARATHRUM MEGARRHIZA<text:line-break/></text:p>
      <text:p text:style-name="P1"><text:soft-page-break/>United States of America, Texas, Shackelford County<text:line-break/></text:p>
      <text:p text:style-name="P1">UNITED STATES OF AMERICA, GEORGIA, CLINCH COUNTY<text:line-break/></text:p>
      <text:p text:style-name="P1">CUBA, CIEGO DE AVILA<text:line-break/></text:p>
      <text:p text:style-name="P1">CANADA, ONTARIO, DUNDAS COUNTY<text:line-break/></text:p>
      <text:p text:style-name="P1">BAHAMAS, ELEUTHERA<text:line-break/></text:p>
      <text:p text:style-name="P1">United States of America, Nebraska, Thurston County<text:line-break/></text:p>
      <text:p text:style-name="P1">UNITED STATES OF AMERICA, ALABAMA, MONROE COUNTY<text:line-break/></text:p>
      <text:p text:style-name="P1">Puerto Rico, Humacao County<text:line-break/></text:p>
      <text:p text:style-name="P1">UNITED STATES OF AMERICA, OKLAHOMA, CRAIG COUNTY<text:line-break/></text:p>
      <text:p text:style-name="P1">United States of America, Tennessee, De Kalb County<text:line-break/></text:p>
      <text:p text:style-name="P1">UNITED STATES OF AMERICA, MICHIGAN, CLARE COUNTY<text:line-break/></text:p>
      <text:p text:style-name="P1">UNITED STATES OF AMERICA, NORTH DAKOTA, PEMBINA COUNTY<text:line-break/></text:p>
      <text:p text:style-name="P1">United States of America, Texas, Haskell County<text:line-break/></text:p>
      <text:p text:style-name="P1">UNITED STATES OF AMERICA, IOWA, KOSSUTH COUNTY<text:line-break/></text:p>
      <text:p text:style-name="P1">United States of America, Ohio, Crawford County<text:line-break/></text:p>
      <text:p text:style-name="P1">United States of America, Ohio, Morgan County<text:line-break/></text:p>
      <text:p text:style-name="P1"><text:soft-page-break/>Fimbristylis subbispicata<text:line-break/></text:p>
      <text:p text:style-name="P1">GEONOMA PROCUMBENS<text:line-break/></text:p>
      <text:p text:style-name="P1">Aristolochia wenshanensis<text:line-break/></text:p>
      <text:p text:style-name="P1">Hellenia paramjitii<text:line-break/></text:p>
      <text:p text:style-name="P1">Fimbristylis boeckeleri<text:line-break/></text:p>
      <text:p text:style-name="P1">Decaneurum obovatum<text:line-break/></text:p>
      <text:p text:style-name="P1">Acacia angustisiliqua<text:line-break/></text:p>
      <text:p text:style-name="P1">Andrieuxia mexicana<text:line-break/></text:p>
      <text:p text:style-name="P1">CYPERUS DECKENII<text:line-break/></text:p>
      <text:p text:style-name="P1">GRAMMITIS GLANDULOSA<text:line-break/></text:p>
      <text:p text:style-name="P1">PHEGOPTERIS OLIGOPHLEBIA<text:line-break/></text:p>
      <text:p text:style-name="P1">FERULAGO ATHOA<text:line-break/></text:p>
      <text:p text:style-name="P1">RUBUS DELABATHIENSIS<text:line-break/></text:p>
      <text:p text:style-name="P1">RHYNCHOSTELE MAJALIS<text:line-break/></text:p>
      <text:p text:style-name="P1">Minuartia bannatica<text:line-break/></text:p>
      <text:p text:style-name="P1">Eugenia albiflora<text:line-break/></text:p>
      <text:p text:style-name="P1"><text:soft-page-break/>CANADA, MANITOBA, NORTH NORFOLK, RURAL MUNICIPALITY OF<text:line-break/></text:p>
      <text:p text:style-name="P1">United States of America, Ohio, Preble County<text:line-break/></text:p>
      <text:p text:style-name="P1">UNITED STATES OF AMERICA, TENNESSEE, LAUDERDALE COUNTY<text:line-break/></text:p>
      <text:p text:style-name="P1">United States of America, Louisiana, Morehouse County<text:line-break/></text:p>
      <text:p text:style-name="P1">United States of America, Illinois, Iroquois County<text:line-break/></text:p>
      <text:p text:style-name="P1">UNITED STATES OF AMERICA, SOUTH DAKOTA, ZIEBACH COUNTY<text:line-break/></text:p>
      <text:p text:style-name="P1">UNITED STATES OF AMERICA, NEVADA, NEVADA COUNTY (NEVADA)<text:line-break/></text:p>
      <text:p text:style-name="P1">CANADA, MANITOBA, TWO BORDERS, RURAL MUNICIPALITY OF<text:line-break/></text:p>
      <text:p text:style-name="P1">Guatemala, Izabel<text:line-break/></text:p>
      <text:p text:style-name="P1">UNITED STATES OF AMERICA, INDIANA, WASHINGTON COUNTY<text:line-break/></text:p>
      <text:p text:style-name="P1">United States of America, Texas, Somervell County<text:line-break/></text:p>
      <text:p text:style-name="P1">United States of America, West Virginia, Wyoming County<text:line-break/></text:p>
      <text:p text:style-name="P1">United States of America, Georgia, White County<text:line-break/></text:p>
      <text:p text:style-name="P1">UNITED STATES OF AMERICA, MONTANA, JUDITH BASIN COUNTY<text:line-break/></text:p>
      <text:p text:style-name="P1">UNITED STATES OF AMERICA, MISSISSIPPI, MARION COUNTY<text:line-break/></text:p>
      <text:p text:style-name="P1">MEXICO, JALISCO, SAN SEBASTIAN DEL OESTE<text:line-break/></text:p>
      <text:p text:style-name="P1"><text:soft-page-break/>ERYSIMUM PACIFICUM<text:line-break/></text:p>
      <text:p text:style-name="P1">RONDELETIA CAMAGUEYENSIS<text:line-break/></text:p>
      <text:p text:style-name="P1">Heuchera maxima<text:line-break/></text:p>
      <text:p text:style-name="P1">ORYCTINA COSTARICENSIS<text:line-break/></text:p>
      <text:p text:style-name="P1">Parthenium amplectens<text:line-break/></text:p>
      <text:p text:style-name="P1">AGONIS CONSPICUA<text:line-break/></text:p>
      <text:p text:style-name="P1">PHYTEUMA COCHINCHINENSIS<text:line-break/></text:p>
      <text:p text:style-name="P1">Funastrum filiforme<text:line-break/></text:p>
      <text:p text:style-name="P1">GONGORA LEUCOCHILA<text:line-break/></text:p>
      <text:p text:style-name="P1">Hieracium cirritoides<text:line-break/></text:p>
      <text:p text:style-name="P1">SALVIA × BESSERI<text:line-break/></text:p>
      <text:p text:style-name="P1">CEPHALANDRA INDICA<text:line-break/></text:p>
      <text:p text:style-name="P1">Lepanthes turialvae<text:line-break/></text:p>
      <text:p text:style-name="P1">GARDENIA HAINANENSIS<text:line-break/></text:p>
      <text:p text:style-name="P1">DYSPEMPTEMORION CAYENNENSE<text:line-break/></text:p>
      <text:p text:style-name="P1">Crepidomanes zayuense<text:line-break/></text:p>
      <text:p text:style-name="P1"><text:soft-page-break/>UNITED STATES OF AMERICA, KANSAS, MIAMI COUNTY<text:line-break/></text:p>
      <text:p text:style-name="P1">United States of America, Tennessee, Jefferson County<text:line-break/></text:p>
      <text:p text:style-name="P1">Mexico, Chiapas, Tenejapa<text:line-break/></text:p>
      <text:p text:style-name="P1">United States of America, Nebraska, Arthur County<text:line-break/></text:p>
      <text:p text:style-name="P1">Canada, Manitoba, Whitemouth, Rural Municipality of<text:line-break/></text:p>
      <text:p text:style-name="P1">Canada, Quebec Province, Le Haut-Saint-Laurent, MRC<text:line-break/></text:p>
      <text:p text:style-name="P1">MEXICO, TAMAULIPAS, NUEVO LAREDO<text:line-break/></text:p>
      <text:p text:style-name="P1">UNITED STATES OF AMERICA, IOWA, FREMONT COUNTY<text:line-break/></text:p>
      <text:p text:style-name="P1">CANADA, QUEBEC PROVINCE, DRUMMOND, MRC<text:line-break/></text:p>
      <text:p text:style-name="P1">Bahamas, Cat Island<text:line-break/></text:p>
      <text:p text:style-name="P1">United States of America, Kentucky, Butler County<text:line-break/></text:p>
      <text:p text:style-name="P1">United States of America, Montana, Cascade County<text:line-break/></text:p>
      <text:p text:style-name="P1">United States of America, Tennessee, Moore County<text:line-break/></text:p>
      <text:p text:style-name="P1">UNITED STATES OF AMERICA, TENNESSEE, WASHINGTON COUNTY<text:line-break/></text:p>
      <text:p text:style-name="P1">CANADA, NORTHWEST TERRITORIES, INUVIK REGION (NORTHWEST TERRITORIES)<text:line-break/></text:p>
      <text:p text:style-name="P1">UNITED STATES OF AMERICA, OKLAHOMA, ADAIR COUNTY<text:line-break/></text:p>
      <text:p text:style-name="P1"><text:soft-page-break/>Bambusa mac-clellandi<text:line-break/></text:p>
      <text:p text:style-name="P1">Galeandra harveyana<text:line-break/></text:p>
      <text:p text:style-name="P1">LOBELIA LARICINA<text:line-break/></text:p>
      <text:p text:style-name="P1">ARTEMISIA VIRENS<text:line-break/></text:p>
      <text:p text:style-name="P1">COTONEASTER GOLOSKOKOVII<text:line-break/></text:p>
      <text:p text:style-name="P1">Oriciopsis glaberrima<text:line-break/></text:p>
      <text:p text:style-name="P1">RAPHISTEMMA PULCHELLUM<text:line-break/></text:p>
      <text:p text:style-name="P1">Trisetaria dufourei<text:line-break/></text:p>
      <text:p text:style-name="P1">Acroelytrum urville<text:line-break/></text:p>
      <text:p text:style-name="P1">Robiquetia squamulosa<text:line-break/></text:p>
      <text:p text:style-name="P1">ECHINOPSIS RIVIERE-DE-CARALTII<text:line-break/></text:p>
      <text:p text:style-name="P1">Cyrtanthus striatus<text:line-break/></text:p>
      <text:p text:style-name="P1">POA CABRERIANA<text:line-break/></text:p>
      <text:p text:style-name="P1">Dortmanna stenophylla<text:line-break/></text:p>
      <text:p text:style-name="P1">BULBOPHYLLUM LOXOPHYLLUM<text:line-break/></text:p>
      <text:p text:style-name="P1">BUCHANANIA MONTICOLA<text:line-break/></text:p>
      <text:p text:style-name="P1"><text:soft-page-break/>United States of America, Georgia, Towns County<text:line-break/></text:p>
      <text:p text:style-name="P1">UNITED STATES OF AMERICA, SOUTH DAKOTA, DAY COUNTY<text:line-break/></text:p>
      <text:p text:style-name="P1">United States of America, Colorado, Morgan County<text:line-break/></text:p>
      <text:p text:style-name="P1">Canada, Manitoba, Stuartburn, Rural Municipality of<text:line-break/></text:p>
      <text:p text:style-name="P1">Mexico, Guerrero, Atoyac de Alvarez<text:line-break/></text:p>
      <text:p text:style-name="P1">UNITED STATES OF AMERICA, TEXAS, CONCHO COUNTY<text:line-break/></text:p>
      <text:p text:style-name="P1">United States of America, Michigan, Arenac County<text:line-break/></text:p>
      <text:p text:style-name="P1">Haiti, Grand Anse<text:line-break/></text:p>
      <text:p text:style-name="P1">United States of America, Texas, Titus County<text:line-break/></text:p>
      <text:p text:style-name="P1">United States of America, Kentucky, Livingston County<text:line-break/></text:p>
      <text:p text:style-name="P1">CANADA, QUEBEC PROVINCE, AVIGNON, MRC (QUEBEC)<text:line-break/></text:p>
      <text:p text:style-name="P1">United States of America, Michigan, Charlevoix County<text:line-break/></text:p>
      <text:p text:style-name="P1">MEXICO, TAMAULIPAS, ALDAMA<text:line-break/></text:p>
      <text:p text:style-name="P1">UNITED STATES OF AMERICA, TEXAS, DEAF SMITH COUNTY<text:line-break/></text:p>
      <text:p text:style-name="P1">Canada, Ontario, County of Haliburton<text:line-break/></text:p>
      <text:p text:style-name="P1">United States of America, Kentucky, Todd County<text:line-break/></text:p>
      <text:p text:style-name="P1"><text:soft-page-break/>SOLANUM MINUTIBACCATUM<text:line-break/></text:p>
      <text:p text:style-name="P1">LIPARIS GIBBSIAE<text:line-break/></text:p>
      <text:p text:style-name="P1">Periploca acuminata<text:line-break/></text:p>
      <text:p text:style-name="P1">Leontodon longifolius<text:line-break/></text:p>
      <text:p text:style-name="P1">VARRONIA INERMIS<text:line-break/></text:p>
      <text:p text:style-name="P1">Allium hirtovaginatum<text:line-break/></text:p>
      <text:p text:style-name="P1">PEPEROMIA ERYTHROSPICATA<text:line-break/></text:p>
      <text:p text:style-name="P1">Atriplex draconis<text:line-break/></text:p>
      <text:p text:style-name="P1">Cuscuta purpurata<text:line-break/></text:p>
      <text:p text:style-name="P1">XEROPHYTA SELLOI<text:line-break/></text:p>
      <text:p text:style-name="P1">PHLOMOIDES AJDAROVAE<text:line-break/></text:p>
      <text:p text:style-name="P1">ANDROPOGON AMPLEXIFOLIUS<text:line-break/></text:p>
      <text:p text:style-name="P1">EPIDENDRUM FORGETIANUM<text:line-break/></text:p>
      <text:p text:style-name="P1">MORMODES UNCIA<text:line-break/></text:p>
      <text:p text:style-name="P1">BLAKEA INVOLVENS<text:line-break/></text:p>
      <text:p text:style-name="P1">MICROULA TURBINATA<text:line-break/></text:p>
      <text:p text:style-name="P1"><text:soft-page-break/>UNITED STATES OF AMERICA, KENTUCKY, KNOTT COUNTY<text:line-break/></text:p>
      <text:p text:style-name="P1">UNITED STATES OF AMERICA, MICHIGAN, ROSCOMMON COUNTY<text:line-break/></text:p>
      <text:p text:style-name="P1">MEXICO, MICHOACAN, TANCITARO<text:line-break/></text:p>
      <text:p text:style-name="P1">UNITED STATES OF AMERICA, OKLAHOMA, WAGONER COUNTY<text:line-break/></text:p>
      <text:p text:style-name="P1">United States of America, Iowa, Monona County<text:line-break/></text:p>
      <text:p text:style-name="P1">UNITED STATES OF AMERICA, GEORGIA, WILCOX COUNTY<text:line-break/></text:p>
      <text:p text:style-name="P1">United States of America, Texas, Floyd County<text:line-break/></text:p>
      <text:p text:style-name="P1">Canada, Saskatchewan, Nipawin No. 487<text:line-break/></text:p>
      <text:p text:style-name="P1">United States of America, Illinois, Schuyler County<text:line-break/></text:p>
      <text:p text:style-name="P1">United States of America, Mississippi, Carroll County<text:line-break/></text:p>
      <text:p text:style-name="P1">United States of America, Virginia, King and Queen County<text:line-break/></text:p>
      <text:p text:style-name="P1">United States of America, Illinois, Stephenson County<text:line-break/></text:p>
      <text:p text:style-name="P1">United States of America, Virginia, Fluvanna County<text:line-break/></text:p>
      <text:p text:style-name="P1">MEXICO, NAYARIT, ACAPONETA<text:line-break/></text:p>
      <text:p text:style-name="P1">Haiti, Artibonite, Gonaives<text:line-break/></text:p>
      <text:p text:style-name="P1">United States of America, Virginia, Powhatan County<text:line-break/></text:p>
      <text:p text:style-name="P1"><text:soft-page-break/>Biarum cupanianum<text:line-break/></text:p>
      <text:p text:style-name="P1">CROTON IMPETIGINOSUS<text:line-break/></text:p>
      <text:p text:style-name="P1">Rubus hypochlorus<text:line-break/></text:p>
      <text:p text:style-name="P1">CICONIUM COCCINEUM<text:line-break/></text:p>
      <text:p text:style-name="P1">Neea chiapensis<text:line-break/></text:p>
      <text:p text:style-name="P1">LASIACIS ACUMINATA<text:line-break/></text:p>
      <text:p text:style-name="P1">DIPLOTAXIS CARDINALIS-GOMA<text:line-break/></text:p>
      <text:p text:style-name="P1">XANTHOPHYLLUM LATERIFLORUM<text:line-break/></text:p>
      <text:p text:style-name="P1">Senna alexandrina<text:line-break/></text:p>
      <text:p text:style-name="P1">Lytocaryum weddellianum<text:line-break/></text:p>
      <text:p text:style-name="P1">Larrea parryi<text:line-break/></text:p>
      <text:p text:style-name="P1">SOLANUM WILLIAMSII<text:line-break/></text:p>
      <text:p text:style-name="P1">CHINGITHAMNUS OSMANTHOIDES<text:line-break/></text:p>
      <text:p text:style-name="P1">Amsinckia rupestris<text:line-break/></text:p>
      <text:p text:style-name="P1">NARDOPHYLLUM ARMATUM<text:line-break/></text:p>
      <text:p text:style-name="P1">Bulbophyllum tectipes<text:line-break/></text:p>
      <text:p text:style-name="P1"><text:soft-page-break/>United States of America, Tennessee, Claiborne County<text:line-break/></text:p>
      <text:p text:style-name="P1">United States of America, Tennessee, Overton County<text:line-break/></text:p>
      <text:p text:style-name="P1">UNITED STATES OF AMERICA, SOUTH DAKOTA, FAULK COUNTY<text:line-break/></text:p>
      <text:p text:style-name="P1">UNITED STATES OF AMERICA, TEXAS, GRAY COUNTY<text:line-break/></text:p>
      <text:p text:style-name="P1">UNITED STATES OF AMERICA, MISSOURI, AUDRAIN COUNTY<text:line-break/></text:p>
      <text:p text:style-name="P1">United States of America, Wisconsin, Sheboygan County<text:line-break/></text:p>
      <text:p text:style-name="P1">United States of America, Virginia, Culpeper County<text:line-break/></text:p>
      <text:p text:style-name="P1">Mexico, Chiapas, Union Juarez<text:line-break/></text:p>
      <text:p text:style-name="P1">UNITED STATES OF AMERICA, WISCONSIN, WASHINGTON COUNTY<text:line-break/></text:p>
      <text:p text:style-name="P1">United States of America, Louisiana, Saint Bernard County<text:line-break/></text:p>
      <text:p text:style-name="P1">United States of America, Ohio, Mercer County<text:line-break/></text:p>
      <text:p text:style-name="P1">United States of America, Georgia, Jenkins County<text:line-break/></text:p>
      <text:p text:style-name="P1">UNITED STATES OF AMERICA, GEORGIA, MORGAN COUNTY<text:line-break/></text:p>
      <text:p text:style-name="P1">UNITED STATES OF AMERICA, WEST VIRGINIA, PUTNAM COUNTY<text:line-break/></text:p>
      <text:p text:style-name="P1">UNITED STATES OF AMERICA, MISSISSIPPI, KEMPER COUNTY<text:line-break/></text:p>
      <text:p text:style-name="P1">MEXICO, NAYARIT, TEPIC<text:line-break/></text:p>
      <text:p text:style-name="P1"><text:soft-page-break/>HANGUANA TRIANGULATA<text:line-break/></text:p>
      <text:p text:style-name="P1">MIMOSA MEXIQUITENSIS<text:line-break/></text:p>
      <text:p text:style-name="P1">Cirsium souliei<text:line-break/></text:p>
      <text:p text:style-name="P1">AFRORMOSIA SCHLIEBENII<text:line-break/></text:p>
      <text:p text:style-name="P1">PEPEROMIA REPTILIS<text:line-break/></text:p>
      <text:p text:style-name="P1">Scleranthus poscharskyi<text:line-break/></text:p>
      <text:p text:style-name="P1">Rhamnus villarsii<text:line-break/></text:p>
      <text:p text:style-name="P1">Euterpe manaele<text:line-break/></text:p>
      <text:p text:style-name="P1">Nuphar shimadai<text:line-break/></text:p>
      <text:p text:style-name="P1">SISYRINCHIUM RADICATUM<text:line-break/></text:p>
      <text:p text:style-name="P1">Canthium celastroides<text:line-break/></text:p>
      <text:p text:style-name="P1">Philodendron henry-pittieri<text:line-break/></text:p>
      <text:p text:style-name="P1">Anuragia cruciata<text:line-break/></text:p>
      <text:p text:style-name="P1">CACALIA ERYTHROPHILA<text:line-break/></text:p>
      <text:p text:style-name="P1">HIERACIUM SUBSPECIOSUM<text:line-break/></text:p>
      <text:p text:style-name="P1">LASTREA ATROVIRENS<text:line-break/></text:p>
      <text:p text:style-name="P1"><text:soft-page-break/>MEXICO, MORELOS, PUENTE DE IXTLA<text:line-break/></text:p>
      <text:p text:style-name="P1">UNITED STATES OF AMERICA, NORTH DAKOTA, GRAND FORKS COUNTY<text:line-break/></text:p>
      <text:p text:style-name="P1">United States of America, Missouri, Barton County<text:line-break/></text:p>
      <text:p text:style-name="P1">UNITED STATES OF AMERICA, NEW MEXICO, DE BACA COUNTY<text:line-break/></text:p>
      <text:p text:style-name="P1">United States of America, Illinois, Clay County<text:line-break/></text:p>
      <text:p text:style-name="P1">MEXICO, SONORA, GRANADOS<text:line-break/></text:p>
      <text:p text:style-name="P1">UNITED STATES OF AMERICA, SOUTH DAKOTA, YANKTON COUNTY<text:line-break/></text:p>
      <text:p text:style-name="P1">Mexico, Guerrero, Tecpan de Galeana<text:line-break/></text:p>
      <text:p text:style-name="P1">UNITED STATES OF AMERICA, OHIO, COSHOCTON COUNTY<text:line-break/></text:p>
      <text:p text:style-name="P1">United States of America, Indiana, Wayne County<text:line-break/></text:p>
      <text:p text:style-name="P1">MEXICO, CHIAPAS, FRONTERA COMALAPA<text:line-break/></text:p>
      <text:p text:style-name="P1">CANADA, MANITOBA, LAC DU BONNET, RURAL MUNICIPALITY OF<text:line-break/></text:p>
      <text:p text:style-name="P1">United States of America, Texas, Sherman County<text:line-break/></text:p>
      <text:p text:style-name="P1">United States of America, Iowa, Butler County<text:line-break/></text:p>
      <text:p text:style-name="P1">Canada, Quebec Province, Papineau, MRC de<text:line-break/></text:p>
      <text:p text:style-name="P1">UNITED STATES OF AMERICA, GEORGIA, CRAWFORD COUNTY<text:line-break/></text:p>
      <text:p text:style-name="P1"><text:soft-page-break/>FEMENIASIA BALEARICA<text:line-break/></text:p>
      <text:p text:style-name="P1">Athyrium humile<text:line-break/></text:p>
      <text:p text:style-name="P1">Scleranthus aequidens<text:line-break/></text:p>
      <text:p text:style-name="P1">MYRISTICA UAPENSIS<text:line-break/></text:p>
      <text:p text:style-name="P1">SYMPHYTUM SECUNDUM<text:line-break/></text:p>
      <text:p text:style-name="P1">Tanacetum eriobasis<text:line-break/></text:p>
      <text:p text:style-name="P1">MESTOKLEMA ARBORIFORME<text:line-break/></text:p>
      <text:p text:style-name="P1">CATTLEYA × BALLANTINIANA<text:line-break/></text:p>
      <text:p text:style-name="P1">Oryza plena<text:line-break/></text:p>
      <text:p text:style-name="P1">Macleania humboltiana<text:line-break/></text:p>
      <text:p text:style-name="P1">LOMARIOPSIS POLYPHYLLA<text:line-break/></text:p>
      <text:p text:style-name="P1">Satyrium pustulatum<text:line-break/></text:p>
      <text:p text:style-name="P1">LEUCOSPERMUM SECUNDIFOLIUM<text:line-break/></text:p>
      <text:p text:style-name="P1">Liparis teniana<text:line-break/></text:p>
      <text:p text:style-name="P1">Schrankia brachycarpa<text:line-break/></text:p>
      <text:p text:style-name="P1">Copiapoa dura<text:line-break/></text:p>
      <text:p text:style-name="P1"><text:soft-page-break/>UNITED STATES OF AMERICA, ALABAMA, TALLAPOOSA COUNTY<text:line-break/></text:p>
      <text:p text:style-name="P1">HONDURAS, INTIBUCA<text:line-break/></text:p>
      <text:p text:style-name="P1">Saint Vincent and the Grenadines, Saint Patrick<text:line-break/></text:p>
      <text:p text:style-name="P1">United States of America, West Virginia, Roane County<text:line-break/></text:p>
      <text:p text:style-name="P1">United States of America, South Carolina, Dillon County<text:line-break/></text:p>
      <text:p text:style-name="P1">United States of America, Maryland, Somerset County<text:line-break/></text:p>
      <text:p text:style-name="P1">UNITED STATES OF AMERICA, MINNESOTA, MILLE LACS COUNTY<text:line-break/></text:p>
      <text:p text:style-name="P1">United States of America, South Dakota, Beadle County<text:line-break/></text:p>
      <text:p text:style-name="P1">United States of America, Ohio, Montgomery County<text:line-break/></text:p>
      <text:p text:style-name="P1">United States of America, Kansas, Stafford County<text:line-break/></text:p>
      <text:p text:style-name="P1">United States of America, Kansas, Butler County<text:line-break/></text:p>
      <text:p text:style-name="P1">United States of America, North Dakota, Williams County<text:line-break/></text:p>
      <text:p text:style-name="P1">United States of America, Nebraska, Gosper County<text:line-break/></text:p>
      <text:p text:style-name="P1">Canada, Quebec Province, Sept-Rivieres, MRC<text:line-break/></text:p>
      <text:p text:style-name="P1">Mexico, Jalisco, Zapotlan el Grande<text:line-break/></text:p>
      <text:p text:style-name="P1">Saint Vincent and the Grenadines, Charlotte<text:line-break/></text:p>
      <text:p text:style-name="P1"><text:soft-page-break/>Croton harmsianus<text:line-break/></text:p>
      <text:p text:style-name="P1">Roscoea yunnanensis<text:line-break/></text:p>
      <text:p text:style-name="P1">Thymus helendzhicus<text:line-break/></text:p>
      <text:p text:style-name="P1">MONTEVERDIA DUQUEANA<text:line-break/></text:p>
      <text:p text:style-name="P1">Panicum reticulatum<text:line-break/></text:p>
      <text:p text:style-name="P1">Ctenodon egenus<text:line-break/></text:p>
      <text:p text:style-name="P1">Boehmeria monticola<text:line-break/></text:p>
      <text:p text:style-name="P1">LIGULARIA XANTHOTRICHA<text:line-break/></text:p>
      <text:p text:style-name="P1">EUGENIA SYMPHORICARPOS<text:line-break/></text:p>
      <text:p text:style-name="P1">CALAMUS INOPINATUS<text:line-break/></text:p>
      <text:p text:style-name="P1">Celastrus zeyheri<text:line-break/></text:p>
      <text:p text:style-name="P1">Alopecias clausii<text:line-break/></text:p>
      <text:p text:style-name="P1">Psilocarphus oregonus<text:line-break/></text:p>
      <text:p text:style-name="P1">Racosperma tuberculatum<text:line-break/></text:p>
      <text:p text:style-name="P1">LIPOCHAETA OVATA<text:line-break/></text:p>
      <text:p text:style-name="P1">FIMBRISTYLIS GERMAINII<text:line-break/></text:p>
      <text:p text:style-name="P1"><text:soft-page-break/>MEXICO, AGUASCALIENTES<text:line-break/></text:p>
      <text:p text:style-name="P1">United States of America, South Dakota, Hamlin County<text:line-break/></text:p>
      <text:p text:style-name="P1">UNITED STATES OF AMERICA, KENTUCKY, CHRISTIAN COUNTY<text:line-break/></text:p>
      <text:p text:style-name="P1">CANADA, SASKATCHEWAN, NORTH BATTLEFORD NO. 437<text:line-break/></text:p>
      <text:p text:style-name="P1">Belize, Orange Walk<text:line-break/></text:p>
      <text:p text:style-name="P1">UNITED STATES OF AMERICA, MICHIGAN, MIDLAND COUNTY<text:line-break/></text:p>
      <text:p text:style-name="P1">UNITED STATES OF AMERICA, OKLAHOMA, GRANT COUNTY<text:line-break/></text:p>
      <text:p text:style-name="P1">CANADA, MANITOBA, KILLARNEY-TURTLE MOUNTAIN, RURAL MUNICIPALITY OF<text:line-break/></text:p>
      <text:p text:style-name="P1">United States of America, Wisconsin, Winnebago County<text:line-break/></text:p>
      <text:p text:style-name="P1">UNITED STATES OF AMERICA, KENTUCKY, MEADE COUNTY<text:line-break/></text:p>
      <text:p text:style-name="P1">UNITED STATES OF AMERICA, TENNESSEE, DYER COUNTY<text:line-break/></text:p>
      <text:p text:style-name="P1">United States of America, Tennessee, McNairy County<text:line-break/></text:p>
      <text:p text:style-name="P1">United States of America, Texas, Freestone County<text:line-break/></text:p>
      <text:p text:style-name="P1">Mexico, Chiapas, Las Margaritas<text:line-break/></text:p>
      <text:p text:style-name="P1">UNITED STATES OF AMERICA, NEBRASKA, PERKINS COUNTY<text:line-break/></text:p>
      <text:p text:style-name="P1">United States of America, Arkansas, Woodruff County<text:line-break/></text:p>
      <text:p text:style-name="P1"><text:soft-page-break/>STELIS AQUINOANA<text:line-break/></text:p>
      <text:p text:style-name="P1">SENECIO ALNIPHILUS<text:line-break/></text:p>
      <text:p text:style-name="P1">ALCEA RUGOSA<text:line-break/></text:p>
      <text:p text:style-name="P1">HERPETACANTHUS PAUCIFLORUS<text:line-break/></text:p>
      <text:p text:style-name="P1">Lythrum vulnerarium<text:line-break/></text:p>
      <text:p text:style-name="P1">Corydalis crassifolia<text:line-break/></text:p>
      <text:p text:style-name="P1">Corybas cyclopensis<text:line-break/></text:p>
      <text:p text:style-name="P1">Aristolochia parvifolia<text:line-break/></text:p>
      <text:p text:style-name="P1">CHAETOCHLOA IMPRESSA<text:line-break/></text:p>
      <text:p text:style-name="P1">Verbascum nudicaule<text:line-break/></text:p>
      <text:p text:style-name="P1">PHYLLOCACTUS CARTAGENSIS<text:line-break/></text:p>
      <text:p text:style-name="P1">MICONIA LEPIDOTA<text:line-break/></text:p>
      <text:p text:style-name="P1">RHYNCHOSIA MENDONCAE<text:line-break/></text:p>
      <text:p text:style-name="P1">ERIOPHYLLUM TRICHOCARPUM<text:line-break/></text:p>
      <text:p text:style-name="P1">PTEROSTYLIS FOLIACEA<text:line-break/></text:p>
      <text:p text:style-name="P1">Phanerophlebiopsis hunanensis<text:line-break/></text:p>
      <text:p text:style-name="P1"><text:soft-page-break/>United States of America, Florida, Union County<text:line-break/></text:p>
      <text:p text:style-name="P1">United States of America, Indiana, Hancock County<text:line-break/></text:p>
      <text:p text:style-name="P1">Canada, Manitoba, Glenboro-South Cypress, Rural Municipality of<text:line-break/></text:p>
      <text:p text:style-name="P1">UNITED STATES OF AMERICA, GEORGIA, JEFF DAVIS COUNTY<text:line-break/></text:p>
      <text:p text:style-name="P1">UNITED STATES OF AMERICA, NEW MEXICO, LEA COUNTY<text:line-break/></text:p>
      <text:p text:style-name="P1">UNITED STATES OF AMERICA, NEBRASKA, KEYA PAHA COUNTY<text:line-break/></text:p>
      <text:p text:style-name="P1">UNITED STATES OF AMERICA, MINNESOTA, FREEBORN COUNTY<text:line-break/></text:p>
      <text:p text:style-name="P1">United States of America, Iowa, Iowa County<text:line-break/></text:p>
      <text:p text:style-name="P1">MEXICO, SONORA, HUASABAS<text:line-break/></text:p>
      <text:p text:style-name="P1">Virgin Islands (U.K.), Virgin Gorda<text:line-break/></text:p>
      <text:p text:style-name="P1">United States of America, Kansas, Morris County<text:line-break/></text:p>
      <text:p text:style-name="P1">UNITED STATES OF AMERICA, GEORGIA, GORDON COUNTY<text:line-break/></text:p>
      <text:p text:style-name="P1">United States of America, Missouri, Cass County<text:line-break/></text:p>
      <text:p text:style-name="P1">United States of America, Illinois, Massac County<text:line-break/></text:p>
      <text:p text:style-name="P1">United States of America, Georgia, Heard County<text:line-break/></text:p>
      <text:p text:style-name="P1">United States of America, Montana, Prairie County<text:line-break/></text:p>
      <text:p text:style-name="P1"><text:soft-page-break/>Papaver uniflorum<text:line-break/></text:p>
      <text:p text:style-name="P1">ACINODENDRON TRICHOTOMUM<text:line-break/></text:p>
      <text:p text:style-name="P1">MALAXIS JULIANII<text:line-break/></text:p>
      <text:p text:style-name="P1">Pachypteris persica<text:line-break/></text:p>
      <text:p text:style-name="P1">SESBANIA HILDEBRANDTII<text:line-break/></text:p>
      <text:p text:style-name="P1">PIPTADENIA UAUPENSIS<text:line-break/></text:p>
      <text:p text:style-name="P1">Sorghum superciliatum<text:line-break/></text:p>
      <text:p text:style-name="P1">Bauhinia kockiana<text:line-break/></text:p>
      <text:p text:style-name="P1">Noronhia longipedicellata<text:line-break/></text:p>
      <text:p text:style-name="P1">Rubus maquipucunensis<text:line-break/></text:p>
      <text:p text:style-name="P1">Haloragis cordigera<text:line-break/></text:p>
      <text:p text:style-name="P1">Asplenium remotum<text:line-break/></text:p>
      <text:p text:style-name="P1">SELAGINELLA HAYDENII<text:line-break/></text:p>
      <text:p text:style-name="P1">PALICOUREA RAVENIANA<text:line-break/></text:p>
      <text:p text:style-name="P1">ERIGERON SUMATRENSIS<text:line-break/></text:p>
      <text:p text:style-name="P1">CALYCOLPUS REVOLUTUS<text:line-break/></text:p>
      <text:p text:style-name="P1"><text:soft-page-break/>UNITED STATES OF AMERICA, MINNESOTA, BENTON COUNTY<text:line-break/></text:p>
      <text:p text:style-name="P1">UNITED STATES OF AMERICA, ILLINOIS, LEE COUNTY<text:line-break/></text:p>
      <text:p text:style-name="P1">CANADA, ONTARIO, REGIONAL MUNICIPALITY OF PEEL<text:line-break/></text:p>
      <text:p text:style-name="P1">UNITED STATES OF AMERICA, MINNESOTA, RED LAKE COUNTY<text:line-break/></text:p>
      <text:p text:style-name="P1">UNITED STATES OF AMERICA, IOWA, MADISON COUNTY<text:line-break/></text:p>
      <text:p text:style-name="P1">United States of America, Mississippi, Webster County<text:line-break/></text:p>
      <text:p text:style-name="P1">Mexico, Tabasco, Cardenas<text:line-break/></text:p>
      <text:p text:style-name="P1">United States of America, Minnesota, Stevens County<text:line-break/></text:p>
      <text:p text:style-name="P1">UNITED STATES OF AMERICA, MINNESOTA, TODD COUNTY<text:line-break/></text:p>
      <text:p text:style-name="P1">UNITED STATES OF AMERICA, MISSOURI, HICKORY COUNTY<text:line-break/></text:p>
      <text:p text:style-name="P1">United States of America, Nebraska, Blaine County<text:line-break/></text:p>
      <text:p text:style-name="P1">United States of America, North Dakota, Barnes County<text:line-break/></text:p>
      <text:p text:style-name="P1">MEXICO, TAMAULIPAS, OCAMPO<text:line-break/></text:p>
      <text:p text:style-name="P1">United States of America, Louisiana, Iberville County<text:line-break/></text:p>
      <text:p text:style-name="P1">UNITED STATES OF AMERICA, IOWA, WAYNE COUNTY<text:line-break/></text:p>
      <text:p text:style-name="P1">United States of America, Illinois, Williamson County<text:line-break/></text:p>
      <text:p text:style-name="P1"><text:soft-page-break/>ERIOGONUM MYRIANTHUM<text:line-break/></text:p>
      <text:p text:style-name="P1">PARISHIA SERICEA<text:line-break/></text:p>
      <text:p text:style-name="P1">OPHRYS × SALAPIENSIS<text:line-break/></text:p>
      <text:p text:style-name="P1">SERRATULA CAULESCENS<text:line-break/></text:p>
      <text:p text:style-name="P1">Pterocypsela × mansuensis<text:line-break/></text:p>
      <text:p text:style-name="P1">Arctium chloranthum<text:line-break/></text:p>
      <text:p text:style-name="P1">Carelia conyzodes<text:line-break/></text:p>
      <text:p text:style-name="P1">Plethiandra sahebii<text:line-break/></text:p>
      <text:p text:style-name="P1">Avena hybrida<text:line-break/></text:p>
      <text:p text:style-name="P1">ARUNDO PLEBICA<text:line-break/></text:p>
      <text:p text:style-name="P1">Stevia williamsii<text:line-break/></text:p>
      <text:p text:style-name="P1">BARKHAUSIA INTYBACEA<text:line-break/></text:p>
      <text:p text:style-name="P1">CHEIRANTHUS PARRYOIDES<text:line-break/></text:p>
      <text:p text:style-name="P1">Cineraria nivea<text:line-break/></text:p>
      <text:p text:style-name="P1">Gaultheria lasiocarpa<text:line-break/></text:p>
      <text:p text:style-name="P1">Angorchis scottiana<text:line-break/></text:p>
      <text:p text:style-name="P1"><text:soft-page-break/>Mexico, Veracruz, Santiago Tuxtla<text:line-break/></text:p>
      <text:p text:style-name="P1">Mexico, Campeche, Calkini<text:line-break/></text:p>
      <text:p text:style-name="P1">MEXICO, MEXICO, VALLE DE BRAVO<text:line-break/></text:p>
      <text:p text:style-name="P1">United States of America, Indiana, De Kalb County<text:line-break/></text:p>
      <text:p text:style-name="P1">Canada, Manitoba, Saint Clements, Rural Municipality of<text:line-break/></text:p>
      <text:p text:style-name="P1">United States of America, Ohio, Shelby County<text:line-break/></text:p>
      <text:p text:style-name="P1">UNITED STATES OF AMERICA, NORTH DAKOTA, HETTINGER COUNTY<text:line-break/></text:p>
      <text:p text:style-name="P1">United States of America, West Virginia, Mingo County<text:line-break/></text:p>
      <text:p text:style-name="P1">UNITED STATES OF AMERICA, MICHIGAN, EATON COUNTY<text:line-break/></text:p>
      <text:p text:style-name="P1">United States of America, Oklahoma, McIntosh County<text:line-break/></text:p>
      <text:p text:style-name="P1">Haiti, L'Artibonite<text:line-break/></text:p>
      <text:p text:style-name="P1">UNITED STATES OF AMERICA, NEBRASKA, WEBSTER COUNTY<text:line-break/></text:p>
      <text:p text:style-name="P1">United States of America, Nebraska, Franklin County<text:line-break/></text:p>
      <text:p text:style-name="P1">Canada, British Columbia, Regional District of North Okanagan<text:line-break/></text:p>
      <text:p text:style-name="P1">UNITED STATES OF AMERICA, TEXAS, HALL COUNTY<text:line-break/></text:p>
      <text:p text:style-name="P1">Mexico, Durango, Tamazula<text:line-break/></text:p>
      <text:p text:style-name="P1"><text:soft-page-break/>JACOBAEASTRUM LONGIPES<text:line-break/></text:p>
      <text:p text:style-name="P1">Vernonia tricephala<text:line-break/></text:p>
      <text:p text:style-name="P1">Antirrhinum macrourum<text:line-break/></text:p>
      <text:p text:style-name="P1">Stevia longifolia<text:line-break/></text:p>
      <text:p text:style-name="P1">Meconopsis cambrica<text:line-break/></text:p>
      <text:p text:style-name="P1">Arachnorchis osmera<text:line-break/></text:p>
      <text:p text:style-name="P1">RUBUS ATACICUS<text:line-break/></text:p>
      <text:p text:style-name="P1">Lockhartia lepticaula<text:line-break/></text:p>
      <text:p text:style-name="P1">Bigelowia engelmannii<text:line-break/></text:p>
      <text:p text:style-name="P1">Scholtzia brevistylis<text:line-break/></text:p>
      <text:p text:style-name="P1">SAPROSMA COCHINCHINENSIS<text:line-break/></text:p>
      <text:p text:style-name="P1">ANTHURIUM TETRAGONUM<text:line-break/></text:p>
      <text:p text:style-name="P1">PTERACANTHUS YUNNANENSIS<text:line-break/></text:p>
      <text:p text:style-name="P1">XYRIS CARINATA<text:line-break/></text:p>
      <text:p text:style-name="P1">Cyathea tenuicaulis<text:line-break/></text:p>
      <text:p text:style-name="P1">SALIX ATROPURPUREA<text:line-break/></text:p>
      <text:p text:style-name="P1"><text:soft-page-break/>Canada, New Brunswick, Sunbury County (New Brunswick)<text:line-break/></text:p>
      <text:p text:style-name="P1">United States of America, Missouri, Maries County<text:line-break/></text:p>
      <text:p text:style-name="P1">United States of America, Indiana, Blackford County<text:line-break/></text:p>
      <text:p text:style-name="P1">United States of America, North Dakota, Stutsman County<text:line-break/></text:p>
      <text:p text:style-name="P1">United States of America, Iowa, Buchanan County<text:line-break/></text:p>
      <text:p text:style-name="P1">PUERTO RICO, GUAYAMA<text:line-break/></text:p>
      <text:p text:style-name="P1">CANADA, MANITOBA, OAKVIEW, RURAL MUNICIPALITY OF<text:line-break/></text:p>
      <text:p text:style-name="P1">UNITED STATES OF AMERICA, COLORADO, KIOWA COUNTY<text:line-break/></text:p>
      <text:p text:style-name="P1">United States of America, North Dakota, Bowman County<text:line-break/></text:p>
      <text:p text:style-name="P1">CANADA, ONTARIO, COUNTY OF ELGIN<text:line-break/></text:p>
      <text:p text:style-name="P1">United States of America, Nebraska, Washington County<text:line-break/></text:p>
      <text:p text:style-name="P1">United States of America, Nebraska, Dakota County<text:line-break/></text:p>
      <text:p text:style-name="P1">United States of America, Indiana, Hendricks County<text:line-break/></text:p>
      <text:p text:style-name="P1">UNITED STATES OF AMERICA, NEBRASKA, DODGE COUNTY<text:line-break/></text:p>
      <text:p text:style-name="P1">UNITED STATES OF AMERICA, ILLINOIS, WHITESIDE COUNTY<text:line-break/></text:p>
      <text:p text:style-name="P1">United States of America, Georgia, Lincoln County<text:line-break/></text:p>
      <text:p text:style-name="P1"><text:soft-page-break/>Stellaria imbricata<text:line-break/></text:p>
      <text:p text:style-name="P1">FEDIA INCRASSATA<text:line-break/></text:p>
      <text:p text:style-name="P1">BETULA EVENKIENSIS<text:line-break/></text:p>
      <text:p text:style-name="P1">Rubus sagittarius<text:line-break/></text:p>
      <text:p text:style-name="P1">Eupatorium lallavei<text:line-break/></text:p>
      <text:p text:style-name="P1">Beaufortia sprengelioides<text:line-break/></text:p>
      <text:p text:style-name="P1">ARENARIA WALLICHIANA<text:line-break/></text:p>
      <text:p text:style-name="P1">LATERISTACHYS RAMULOSA<text:line-break/></text:p>
      <text:p text:style-name="P1">SYRINGODEA HIBBERTIANA<text:line-break/></text:p>
      <text:p text:style-name="P1">Zanthoxylum hamadryadicum<text:line-break/></text:p>
      <text:p text:style-name="P1">Vaccinium cordifolium<text:line-break/></text:p>
      <text:p text:style-name="P1">Dalea variegata<text:line-break/></text:p>
      <text:p text:style-name="P1">MANDONIA BOLIVIENSIS<text:line-break/></text:p>
      <text:p text:style-name="P1">Hieracium hirticeps<text:line-break/></text:p>
      <text:p text:style-name="P1">Pecluma plumula<text:line-break/></text:p>
      <text:p text:style-name="P1">Spatholobus auricomus<text:line-break/></text:p>
      <text:p text:style-name="P1"><text:soft-page-break/>United States of America, West Virginia, Hancock County<text:line-break/></text:p>
      <text:p text:style-name="P1">United States of America, Kansas, Kearny County<text:line-break/></text:p>
      <text:p text:style-name="P1">UNITED STATES OF AMERICA, IOWA, OSCEOLA COUNTY<text:line-break/></text:p>
      <text:p text:style-name="P1">UNITED STATES OF AMERICA, GEORGIA, TWIGGS COUNTY<text:line-break/></text:p>
      <text:p text:style-name="P1">United States of America, North Dakota, Mercer County<text:line-break/></text:p>
      <text:p text:style-name="P1">Mexico, Guerrero, Ajuchitlan del Progreso<text:line-break/></text:p>
      <text:p text:style-name="P1">UNITED STATES OF AMERICA, KENTUCKY, ROBERTSON COUNTY<text:line-break/></text:p>
      <text:p text:style-name="P1">Nicaragua, Masaya<text:line-break/></text:p>
      <text:p text:style-name="P1">UNITED STATES OF AMERICA, GEORGIA, TOOMBS COUNTY<text:line-break/></text:p>
      <text:p text:style-name="P1">MEXICO, SONORA, HUATABAMPO<text:line-break/></text:p>
      <text:p text:style-name="P1">UNITED STATES OF AMERICA, NORTH DAKOTA, BURKE COUNTY<text:line-break/></text:p>
      <text:p text:style-name="P1">United States of America, Texas, Johnson County<text:line-break/></text:p>
      <text:p text:style-name="P1">UNITED STATES OF AMERICA, WISCONSIN, FLORENCE COUNTY<text:line-break/></text:p>
      <text:p text:style-name="P1">Canada, Manitoba, Brenda-Waskada, Rural Municipality of<text:line-break/></text:p>
      <text:p text:style-name="P1">UNITED STATES OF AMERICA, SOUTH DAKOTA, SHANNON COUNTY<text:line-break/></text:p>
      <text:p text:style-name="P1">United States of America, South Dakota, Hutchinson County<text:line-break/></text:p>
      <text:p text:style-name="P1"><text:soft-page-break/>GONOLOBUS GRASULATUS<text:line-break/></text:p>
      <text:p text:style-name="P1">CORACAEA × BLUEMELII<text:line-break/></text:p>
      <text:p text:style-name="P1">CRAWFURDIA DIMIDIATA<text:line-break/></text:p>
      <text:p text:style-name="P1">BARTERIA ACUMINATA<text:line-break/></text:p>
      <text:p text:style-name="P1">Zephyranthes purpurella<text:line-break/></text:p>
      <text:p text:style-name="P1">ERIOBOTRYA TENGYUEHENSIS<text:line-break/></text:p>
      <text:p text:style-name="P1">Spartium ellipticum<text:line-break/></text:p>
      <text:p text:style-name="P1">Astropanax myrianthus<text:line-break/></text:p>
      <text:p text:style-name="P1">SIMIRA GLAZIOVII<text:line-break/></text:p>
      <text:p text:style-name="P1">GESNERIA STACHYFOLIA<text:line-break/></text:p>
      <text:p text:style-name="P1">MICROSORUM SAMARENSE<text:line-break/></text:p>
      <text:p text:style-name="P1">Distimake dissectus<text:line-break/></text:p>
      <text:p text:style-name="P1">Trisepalum acutum<text:line-break/></text:p>
      <text:p text:style-name="P1">Rubus independens<text:line-break/></text:p>
      <text:p text:style-name="P1">AFROSOLEN TERETIFOLIUS<text:line-break/></text:p>
      <text:p text:style-name="P1">LUNDIA SPRUCEANA<text:line-break/></text:p>
      <text:p text:style-name="P1"><text:soft-page-break/>Mexico, Michoacan, Tepalcatepec<text:line-break/></text:p>
      <text:p text:style-name="P1">Canada, Manitoba, Reynolds, Rural Municipality of<text:line-break/></text:p>
      <text:p text:style-name="P1">Mexico, Sonora, Agua Prieta<text:line-break/></text:p>
      <text:p text:style-name="P1">United States of America, Georgia, Chattahoochee County<text:line-break/></text:p>
      <text:p text:style-name="P1">UNITED STATES OF AMERICA, NEBRASKA, MERRICK COUNTY<text:line-break/></text:p>
      <text:p text:style-name="P1">DOMINICA, SAINT JOHN<text:line-break/></text:p>
      <text:p text:style-name="P1">United States of America, Texas, Glasscock County<text:line-break/></text:p>
      <text:p text:style-name="P1">UNITED STATES OF AMERICA, MINNESOTA, MEEKER COUNTY<text:line-break/></text:p>
      <text:p text:style-name="P1">Canada, Alberta, Municipality of Jasper<text:line-break/></text:p>
      <text:p text:style-name="P1">GUADELOUPE, GRANDE TERRE<text:line-break/></text:p>
      <text:p text:style-name="P1">United States of America, Kansas, Mitchell County<text:line-break/></text:p>
      <text:p text:style-name="P1">Canada, Manitoba, Mountain, Rural Municipality of<text:line-break/></text:p>
      <text:p text:style-name="P1">CANADA, MANITOBA, MACDONALD, RURAL MUNICIPALITY OF<text:line-break/></text:p>
      <text:p text:style-name="P1">CANADA, MANITOBA, GIMLI, RURAL MUNICIPALITY OF<text:line-break/></text:p>
      <text:p text:style-name="P1">MEXICO, OAXACA, SANTA CATARINA ZAPOQUILA<text:line-break/></text:p>
      <text:p text:style-name="P1">United States of America, West Virginia, Pleasants County<text:line-break/></text:p>
      <text:p text:style-name="P1"><text:soft-page-break/>Hydrangea hirta<text:line-break/></text:p>
      <text:p text:style-name="P1">OXALIS PSEUDOHIRTA<text:line-break/></text:p>
      <text:p text:style-name="P1">KUNZEA CLAVATA<text:line-break/></text:p>
      <text:p text:style-name="P1">PTEROSTYLIS ROGERSII<text:line-break/></text:p>
      <text:p text:style-name="P1">ALCHEMILLA JAEGERI<text:line-break/></text:p>
      <text:p text:style-name="P1">Canthium tsaratananense<text:line-break/></text:p>
      <text:p text:style-name="P1">POLYSCIAS ARIADNES<text:line-break/></text:p>
      <text:p text:style-name="P1">Cranzia bilocularis<text:line-break/></text:p>
      <text:p text:style-name="P1">Grammitis neocaledonica<text:line-break/></text:p>
      <text:p text:style-name="P1">MUSCARELLA STUMPFLEI<text:line-break/></text:p>
      <text:p text:style-name="P1">WALAFRIDA MYRTIFOLIA<text:line-break/></text:p>
      <text:p text:style-name="P1">TRICHILIA CAPENSIS<text:line-break/></text:p>
      <text:p text:style-name="P1">Indigastrum burkeanum<text:line-break/></text:p>
      <text:p text:style-name="P1">SACCUS KERTSAU<text:line-break/></text:p>
      <text:p text:style-name="P1">Uropappus kelloggii<text:line-break/></text:p>
      <text:p text:style-name="P1">PYCREUS FERNANDEZIANUS<text:line-break/></text:p>
      <text:p text:style-name="P1"><text:soft-page-break/>UNITED STATES OF AMERICA, INDIANA, DELAWARE COUNTY<text:line-break/></text:p>
      <text:p text:style-name="P1">CANADA, MANITOBA, PRAIRIE LAKES, RURAL MUNICIPALITY OF<text:line-break/></text:p>
      <text:p text:style-name="P1">UNITED STATES OF AMERICA, NEBRASKA, CHASE COUNTY<text:line-break/></text:p>
      <text:p text:style-name="P1">CANADA, MANITOBA, PINEY, RURAL MUNICIPALITY OF<text:line-break/></text:p>
      <text:p text:style-name="P1">UNITED STATES OF AMERICA, MICHIGAN, HILLSDALE COUNTY<text:line-break/></text:p>
      <text:p text:style-name="P1">Mexico, Quintana Roo, Lazaro Cardenas<text:line-break/></text:p>
      <text:p text:style-name="P1">United States of America, Indiana, Daviess County<text:line-break/></text:p>
      <text:p text:style-name="P1">CANADA, QUEBEC PROVINCE, MASKINONGE, MRC<text:line-break/></text:p>
      <text:p text:style-name="P1">United States of America, Mississippi, Amite County<text:line-break/></text:p>
      <text:p text:style-name="P1">UNITED STATES OF AMERICA, ARKANSAS, MISSISSIPPI COUNTY<text:line-break/></text:p>
      <text:p text:style-name="P1">MEXICO, TABASCO, MACUSPANA<text:line-break/></text:p>
      <text:p text:style-name="P1">UNITED STATES OF AMERICA, KENTUCKY, FLEMING COUNTY<text:line-break/></text:p>
      <text:p text:style-name="P1">United States of America, Mississippi, Humphreys County<text:line-break/></text:p>
      <text:p text:style-name="P1">UNITED STATES OF AMERICA, KANSAS, DICKINSON COUNTY<text:line-break/></text:p>
      <text:p text:style-name="P1">Virgin Islands (United States of America), Saint John<text:line-break/></text:p>
      <text:p text:style-name="P1">Mexico, Chiapas, Motozintla<text:line-break/></text:p>
      <text:p text:style-name="P1"><text:soft-page-break/>ANGELICA MORRISONICOLA<text:line-break/></text:p>
      <text:p text:style-name="P1">BIOTA FUNICULATA<text:line-break/></text:p>
      <text:p text:style-name="P1">SIDA CRISTOBALIANA<text:line-break/></text:p>
      <text:p text:style-name="P1">GLOCHIDION LAMPROPHYLLUM<text:line-break/></text:p>
      <text:p text:style-name="P1">STICHORKIS MERAPIENSIS<text:line-break/></text:p>
      <text:p text:style-name="P1">SORBUS TRILOBATA<text:line-break/></text:p>
      <text:p text:style-name="P1">Lightfootia tenerrima<text:line-break/></text:p>
      <text:p text:style-name="P1">Aegiphila latifolia<text:line-break/></text:p>
      <text:p text:style-name="P1">Cousinia lamakini<text:line-break/></text:p>
      <text:p text:style-name="P1">Porterandia cladantha<text:line-break/></text:p>
      <text:p text:style-name="P1">TEUCRIUM MELISSOIDES<text:line-break/></text:p>
      <text:p text:style-name="P1">CLEMATIS TUNISIATICA<text:line-break/></text:p>
      <text:p text:style-name="P1">ARTEMISIA FRAGOSOANA<text:line-break/></text:p>
      <text:p text:style-name="P1">HIBISCUS MARGERIAE<text:line-break/></text:p>
      <text:p text:style-name="P1">XANTHOSOMA PULCACHENSE<text:line-break/></text:p>
      <text:p text:style-name="P1">APLUDA DISTACHYA<text:line-break/></text:p>
      <text:p text:style-name="P1"><text:soft-page-break/>United States of America, Indiana, Fayette County<text:line-break/></text:p>
      <text:p text:style-name="P1">Mexico, Michoacan, Apatzingan<text:line-break/></text:p>
      <text:p text:style-name="P1">United States of America, Louisiana, Saint James County<text:line-break/></text:p>
      <text:p text:style-name="P1">Grenada, Saint Andrew<text:line-break/></text:p>
      <text:p text:style-name="P1">Cuba, Villa Clara<text:line-break/></text:p>
      <text:p text:style-name="P1">UNITED STATES OF AMERICA, TEXAS, LAVACA COUNTY<text:line-break/></text:p>
      <text:p text:style-name="P1">UNITED STATES OF AMERICA, MISSOURI, MISSISSIPPI COUNTY<text:line-break/></text:p>
      <text:p text:style-name="P1">United States of America, Texas, Stonewall County<text:line-break/></text:p>
      <text:p text:style-name="P1">CANADA, MANITOBA, SAINT LAURENT, RURAL MUNICIPALITY OF<text:line-break/></text:p>
      <text:p text:style-name="P1">MEXICO, TABASCO, TACOTALPA<text:line-break/></text:p>
      <text:p text:style-name="P1">United States of America, North Dakota, Emmons County<text:line-break/></text:p>
      <text:p text:style-name="P1">United States of America, South Dakota, Hanson County<text:line-break/></text:p>
      <text:p text:style-name="P1">UNITED STATES OF AMERICA, MISSOURI, RAY COUNTY<text:line-break/></text:p>
      <text:p text:style-name="P1">JAMAICA, KINGSTON AND ST. ANDREW CORPORATION<text:line-break/></text:p>
      <text:p text:style-name="P1">UNITED STATES OF AMERICA, MICHIGAN, GLADWIN COUNTY<text:line-break/></text:p>
      <text:p text:style-name="P1">UNITED STATES OF AMERICA, ILLINOIS, CARROLL COUNTY<text:line-break/></text:p>
      <text:p text:style-name="P1"><text:soft-page-break/>CREPIS OPORINOIDES<text:line-break/></text:p>
      <text:p text:style-name="P1">Lotus barcinonensis<text:line-break/></text:p>
      <text:p text:style-name="P1">Microsorum simulans<text:line-break/></text:p>
      <text:p text:style-name="P1">SIPHOCAMPYLUS PLEGMATOCAULIS<text:line-break/></text:p>
      <text:p text:style-name="P1">Castilleja rubida<text:line-break/></text:p>
      <text:p text:style-name="P1">EUDOLON UNDULATA<text:line-break/></text:p>
      <text:p text:style-name="P1">Theobroma guianense<text:line-break/></text:p>
      <text:p text:style-name="P1">SCHIZOSTACHYUM BRASSII<text:line-break/></text:p>
      <text:p text:style-name="P1">CYRTANDRA POIENSIS<text:line-break/></text:p>
      <text:p text:style-name="P1">Solanum undulatum<text:line-break/></text:p>
      <text:p text:style-name="P1">AIRA MALATRINA<text:line-break/></text:p>
      <text:p text:style-name="P1">MACROZAMIA REDUCTA<text:line-break/></text:p>
      <text:p text:style-name="P1">LYSIMACHIA NOTONIANA<text:line-break/></text:p>
      <text:p text:style-name="P1">NARCISSUS EUGENIAE<text:line-break/></text:p>
      <text:p text:style-name="P1">XYRIS MELANOPODA<text:line-break/></text:p>
      <text:p text:style-name="P1">Echinospermum filiforme<text:line-break/></text:p>
      <text:p text:style-name="P1"><text:soft-page-break/>UNITED STATES OF AMERICA, NEBRASKA, CEDAR COUNTY<text:line-break/></text:p>
      <text:p text:style-name="P1">UNITED STATES OF AMERICA, KENTUCKY, HENDERSON COUNTY<text:line-break/></text:p>
      <text:p text:style-name="P1">United States of America, Illinois, Warren County<text:line-break/></text:p>
      <text:p text:style-name="P1">CANADA, QUEBEC PROVINCE, LAC-SAINT-JEAN-EST, MRC<text:line-break/></text:p>
      <text:p text:style-name="P1">UNITED STATES OF AMERICA, IOWA, MAHASKA COUNTY<text:line-break/></text:p>
      <text:p text:style-name="P1">UNITED STATES OF AMERICA, NEBRASKA, MADISON COUNTY<text:line-break/></text:p>
      <text:p text:style-name="P1">MEXICO, TABASCO, TEAPA<text:line-break/></text:p>
      <text:p text:style-name="P1">United States of America, Texas, Runnels County<text:line-break/></text:p>
      <text:p text:style-name="P1">United States of America, Nebraska, Frontier County<text:line-break/></text:p>
      <text:p text:style-name="P1">United States of America, Alabama, Bullock County<text:line-break/></text:p>
      <text:p text:style-name="P1">UNITED STATES OF AMERICA, MONTANA, BLAINE COUNTY<text:line-break/></text:p>
      <text:p text:style-name="P1">UNITED STATES OF AMERICA, LOUISIANA, SAINT JOHN BAPTIST COUNTY<text:line-break/></text:p>
      <text:p text:style-name="P1">United States of America, Alabama, Coosa County<text:line-break/></text:p>
      <text:p text:style-name="P1">UNITED STATES OF AMERICA, KANSAS, DECATUR COUNTY<text:line-break/></text:p>
      <text:p text:style-name="P1">United States of America, Illinois, Macoupin County<text:line-break/></text:p>
      <text:p text:style-name="P1">United States of America, Kentucky, Carlisle County<text:line-break/></text:p>
      <text:p text:style-name="P1"><text:soft-page-break/>Deuterocohnia bracteosa<text:line-break/></text:p>
      <text:p text:style-name="P1">ALCHEMILLA DENTICULATA<text:line-break/></text:p>
      <text:p text:style-name="P1">Veitchia storckii<text:line-break/></text:p>
      <text:p text:style-name="P1">POLYPODIUM DISSIMILIALATUM<text:line-break/></text:p>
      <text:p text:style-name="P1">Ceranthera heterandra<text:line-break/></text:p>
      <text:p text:style-name="P1">ARISTOLOCHIA SAMSUNENSIS<text:line-break/></text:p>
      <text:p text:style-name="P1">Oxalis inaequalis<text:line-break/></text:p>
      <text:p text:style-name="P1">STIPA VASEYI<text:line-break/></text:p>
      <text:p text:style-name="P1">Phoebe acuminatissima<text:line-break/></text:p>
      <text:p text:style-name="P1">Angiopteris aphanosorus<text:line-break/></text:p>
      <text:p text:style-name="P1">Conchium ellipticum<text:line-break/></text:p>
      <text:p text:style-name="P1">Zappania javanica<text:line-break/></text:p>
      <text:p text:style-name="P1">Eugenia tomentosa<text:line-break/></text:p>
      <text:p text:style-name="P1">Hyalolaena trichophylla<text:line-break/></text:p>
      <text:p text:style-name="P1">DIASCIA ROTUNDIFOLIA<text:line-break/></text:p>
      <text:p text:style-name="P1">Dennstaedtia concinna<text:line-break/></text:p>
      <text:p text:style-name="P1"><text:soft-page-break/>CANADA, QUEBEC PROVINCE, LA VALLEE-DU-RICHELIEU, MRC<text:line-break/></text:p>
      <text:p text:style-name="P1">MEXICO, TAMAULIPAS, SAN FERNANDO<text:line-break/></text:p>
      <text:p text:style-name="P1">MEXICO, NUEVO LEON, SANTIAGO<text:line-break/></text:p>
      <text:p text:style-name="P1">UNITED STATES OF AMERICA, VIRGINIA, KING GEORGE COUNTY<text:line-break/></text:p>
      <text:p text:style-name="P1">United States of America, Missouri, Chariton County<text:line-break/></text:p>
      <text:p text:style-name="P1">United States of America, North Dakota, Ransom County<text:line-break/></text:p>
      <text:p text:style-name="P1">UNITED STATES OF AMERICA, IOWA, POTTAWATTAMIE COUNTY<text:line-break/></text:p>
      <text:p text:style-name="P1">UNITED STATES OF AMERICA, MISSISSIPPI, TUNICA COUNTY<text:line-break/></text:p>
      <text:p text:style-name="P1">UNITED STATES OF AMERICA, GEORGIA, OCONEE COUNTY<text:line-break/></text:p>
      <text:p text:style-name="P1">UNITED STATES OF AMERICA, NORTH DAKOTA, STARK COUNTY<text:line-break/></text:p>
      <text:p text:style-name="P1">UNITED STATES OF AMERICA, MICHIGAN, TUSCOLA COUNTY<text:line-break/></text:p>
      <text:p text:style-name="P1">MEXICO, CHIHUAHUA, BOCOYNA<text:line-break/></text:p>
      <text:p text:style-name="P1">United States of America, North Dakota, Cavalier County<text:line-break/></text:p>
      <text:p text:style-name="P1">UNITED STATES OF AMERICA, ALABAMA, COFFEE COUNTY<text:line-break/></text:p>
      <text:p text:style-name="P1">United States of America, Kentucky, Monroe County<text:line-break/></text:p>
      <text:p text:style-name="P1">UNITED STATES OF AMERICA, MINNESOTA, COTTONWOOD COUNTY<text:line-break/></text:p>
      <text:p text:style-name="P1"><text:soft-page-break/>Lysimachia paniculata<text:line-break/></text:p>
      <text:p text:style-name="P1">ERYTHRAEA TUROLENSIS<text:line-break/></text:p>
      <text:p text:style-name="P1">Andryala glandulosa<text:line-break/></text:p>
      <text:p text:style-name="P1">Plantaginella crassifolia<text:line-break/></text:p>
      <text:p text:style-name="P1">Solanum prunifolium<text:line-break/></text:p>
      <text:p text:style-name="P1">OPHRYS PHRYGANAE<text:line-break/></text:p>
      <text:p text:style-name="P1">Croton flabellifolius<text:line-break/></text:p>
      <text:p text:style-name="P1">Leptatherum somae<text:line-break/></text:p>
      <text:p text:style-name="P1">DENDROBIUM PSEUDOPELORICUM<text:line-break/></text:p>
      <text:p text:style-name="P1">SAPINDUS LUCIDUS<text:line-break/></text:p>
      <text:p text:style-name="P1">Oxytropis bosculensis<text:line-break/></text:p>
      <text:p text:style-name="P1">SILENE JENISEA<text:line-break/></text:p>
      <text:p text:style-name="P1">Cybianthus spichigeri<text:line-break/></text:p>
      <text:p text:style-name="P1">Eugenia cruckshanksii<text:line-break/></text:p>
      <text:p text:style-name="P1">Allium sipyleum<text:line-break/></text:p>
      <text:p text:style-name="P1">COTULA DICHOTOMA<text:line-break/></text:p>
      <text:p text:style-name="P1"><text:soft-page-break/>Mexico, Zacatecas, Concepcion del Oro<text:line-break/></text:p>
      <text:p text:style-name="P1">United States of America, Tennessee, Robertson County<text:line-break/></text:p>
      <text:p text:style-name="P1">Canada, Manitoba, Montcalm, Rural Municipality of<text:line-break/></text:p>
      <text:p text:style-name="P1">United States of America, Montana, Musselshell County<text:line-break/></text:p>
      <text:p text:style-name="P1">United States of America, Kansas, Ness County<text:line-break/></text:p>
      <text:p text:style-name="P1">Mexico, Oaxaca, Concepcion Papalo<text:line-break/></text:p>
      <text:p text:style-name="P1">United States of America, Tennessee, Lewis County<text:line-break/></text:p>
      <text:p text:style-name="P1">United States of America, South Dakota, Hand County<text:line-break/></text:p>
      <text:p text:style-name="P1">CANADA, QUEBEC PROVINCE, LES APPALACHES, MRC<text:line-break/></text:p>
      <text:p text:style-name="P1">CANADA, QUEBEC PROVINCE, LA HAUTE-COTE-NORD, MRC<text:line-break/></text:p>
      <text:p text:style-name="P1">Dominica, Saint Peter<text:line-break/></text:p>
      <text:p text:style-name="P1">DOMINICA, SAINT PAUL<text:line-break/></text:p>
      <text:p text:style-name="P1">Mexico, Oaxaca, San Jeronimo Sosola<text:line-break/></text:p>
      <text:p text:style-name="P1">United States of America, Missouri, Buchanan County<text:line-break/></text:p>
      <text:p text:style-name="P1">Canada, Manitoba, Rockwood, Rural Municipality of<text:line-break/></text:p>
      <text:p text:style-name="P1">UNITED STATES OF AMERICA, SOUTH DAKOTA, CHARLES MIX COUNTY<text:line-break/></text:p>
      <text:p text:style-name="P1"><text:soft-page-break/>ANDROSACE AIZOON<text:line-break/></text:p>
      <text:p text:style-name="P1">Adelmeria isarogensis<text:line-break/></text:p>
      <text:p text:style-name="P1">COLOCASIA ADIANA<text:line-break/></text:p>
      <text:p text:style-name="P1">LADYGINIA GIGANTEA<text:line-break/></text:p>
      <text:p text:style-name="P1">HIERACIUM SOBRINATUM<text:line-break/></text:p>
      <text:p text:style-name="P1">Chamaecostus cuspidatus<text:line-break/></text:p>
      <text:p text:style-name="P1">Fuchsia lehmannii<text:line-break/></text:p>
      <text:p text:style-name="P1">Utricularia cutleri<text:line-break/></text:p>
      <text:p text:style-name="P1">Caladium appendiculatum<text:line-break/></text:p>
      <text:p text:style-name="P1">Thrixspermum sasaoi<text:line-break/></text:p>
      <text:p text:style-name="P1">PLEOPELTIS DESVAUXII<text:line-break/></text:p>
      <text:p text:style-name="P1">MESEMBRYANTHEMUM PRAECIPITATUM<text:line-break/></text:p>
      <text:p text:style-name="P1">BACCHARIS PARVIFLORA<text:line-break/></text:p>
      <text:p text:style-name="P1">Vepris samburuensis<text:line-break/></text:p>
      <text:p text:style-name="P1">Monocardia albida<text:line-break/></text:p>
      <text:p text:style-name="P1">BERBERIS WAGNERI<text:line-break/></text:p>
      <text:p text:style-name="P1"><text:soft-page-break/>Canada, Manitoba, Morris, Rural Municipality of<text:line-break/></text:p>
      <text:p text:style-name="P1">PANAMA, PANAMA, BALBOA<text:line-break/></text:p>
      <text:p text:style-name="P1">CANADA, QUEBEC PROVINCE, LES JARDINS-DE-NAPIERVILLE, MRC<text:line-break/></text:p>
      <text:p text:style-name="P1">United States of America, Kentucky, Fulton County<text:line-break/></text:p>
      <text:p text:style-name="P1">CANADA, ALBERTA, REGIONAL MUNICIPALITY OF WOOD BUFFALO<text:line-break/></text:p>
      <text:p text:style-name="P1">Canada, Manitoba, Norfolk Treherne, Rural Municipality of<text:line-break/></text:p>
      <text:p text:style-name="P1">Honduras, Islas de la Bahia<text:line-break/></text:p>
      <text:p text:style-name="P1">UNITED STATES OF AMERICA, INDIANA, DUBOIS COUNTY<text:line-break/></text:p>
      <text:p text:style-name="P1">Mexico, Coahuila, Arteaga<text:line-break/></text:p>
      <text:p text:style-name="P1">United States of America, Illinois, Washington County<text:line-break/></text:p>
      <text:p text:style-name="P1">United States of America, Michigan, Alcona County<text:line-break/></text:p>
      <text:p text:style-name="P1">United States of America, Kentucky, Crittenden County<text:line-break/></text:p>
      <text:p text:style-name="P1">UNITED STATES OF AMERICA, MINNESOTA, LYON COUNTY<text:line-break/></text:p>
      <text:p text:style-name="P1">United States of America, North Dakota, Pierce County<text:line-break/></text:p>
      <text:p text:style-name="P1">United States of America, Nebraska, Hall County<text:line-break/></text:p>
      <text:p text:style-name="P1">Mexico, Tamaulipas, Tampico<text:line-break/></text:p>
      <text:p text:style-name="P1"><text:soft-page-break/>Cojoba catenata<text:line-break/></text:p>
      <text:p text:style-name="P1">POTHOS ADUNCUS<text:line-break/></text:p>
      <text:p text:style-name="P1">Trochera uniflora<text:line-break/></text:p>
      <text:p text:style-name="P1">Hibiscus capitalensis<text:line-break/></text:p>
      <text:p text:style-name="P1">Grammosolen truncatus<text:line-break/></text:p>
      <text:p text:style-name="P1">HALIMIUM MULTIFLORUM<text:line-break/></text:p>
      <text:p text:style-name="P1">Chabraea daucifolia<text:line-break/></text:p>
      <text:p text:style-name="P1">Scilla purpurea<text:line-break/></text:p>
      <text:p text:style-name="P1">Platysepalum vanhouttei<text:line-break/></text:p>
      <text:p text:style-name="P1">Bufonia anatolica<text:line-break/></text:p>
      <text:p text:style-name="P1">PTERIS WIGHTIANA<text:line-break/></text:p>
      <text:p text:style-name="P1">Trichodesma latisepalum<text:line-break/></text:p>
      <text:p text:style-name="P1">HEMITELIA WEATHERBYANA<text:line-break/></text:p>
      <text:p text:style-name="P1">Gentianella magnifica<text:line-break/></text:p>
      <text:p text:style-name="P1">ONOBRYCHIS MARASHENSIS<text:line-break/></text:p>
      <text:p text:style-name="P1">TAXANDRIA SPATHULATA<text:line-break/></text:p>
      <text:p text:style-name="P1"><text:soft-page-break/>United States of America, Kansas, Gray County<text:line-break/></text:p>
      <text:p text:style-name="P1">CANADA, QUEBEC PROVINCE, LES COLLINES-DE-L'OUTAOUAIS, MRC DE<text:line-break/></text:p>
      <text:p text:style-name="P1">Mexico, Guerrero, Arcelia<text:line-break/></text:p>
      <text:p text:style-name="P1">MEXICO, TAMAULIPAS, SAN CARLOS<text:line-break/></text:p>
      <text:p text:style-name="P1">UNITED STATES OF AMERICA, IOWA, CALHOUN COUNTY<text:line-break/></text:p>
      <text:p text:style-name="P1">JAMAICA, SAINT MARY PARISH<text:line-break/></text:p>
      <text:p text:style-name="P1">Mexico, Mexico, San Simon de Guerrero<text:line-break/></text:p>
      <text:p text:style-name="P1">Mexico, Chiapas, Ocozocoautla de Espinosa<text:line-break/></text:p>
      <text:p text:style-name="P1">MEXICO, AGUASCALIENTES, AGUASCALIENTES<text:line-break/></text:p>
      <text:p text:style-name="P1">UNITED STATES OF AMERICA, VIRGINIA, DICKENSON COUNTY<text:line-break/></text:p>
      <text:p text:style-name="P1">Canada, British Columbia, Peace River Regional District<text:line-break/></text:p>
      <text:p text:style-name="P1">Dominica, Saint David<text:line-break/></text:p>
      <text:p text:style-name="P1">MEXICO, JALISCO, BOLANOS<text:line-break/></text:p>
      <text:p text:style-name="P1">United States of America, Nebraska, Boyd County<text:line-break/></text:p>
      <text:p text:style-name="P1">Canada, Quebec Province, La Vallee-de-l'Or, MRC<text:line-break/></text:p>
      <text:p text:style-name="P1">United States of America, Kentucky, Leslie County<text:line-break/></text:p>
      <text:p text:style-name="P1"><text:soft-page-break/>SCHOENUS HYSTRIX<text:line-break/></text:p>
      <text:p text:style-name="P1">Stemonacanthus fulgidus<text:line-break/></text:p>
      <text:p text:style-name="P1">BREDEMEYERA SCOPARIA<text:line-break/></text:p>
      <text:p text:style-name="P1">Atitara americana<text:line-break/></text:p>
      <text:p text:style-name="P1">LEPICEPHALUS GROSSHEIMII<text:line-break/></text:p>
      <text:p text:style-name="P1">ASTRAGALUS BAYTOPIANUS<text:line-break/></text:p>
      <text:p text:style-name="P1">Veronica × sooana<text:line-break/></text:p>
      <text:p text:style-name="P1">Rhus paniculosa<text:line-break/></text:p>
      <text:p text:style-name="P1">EPHEDRA TWEEDIEANA<text:line-break/></text:p>
      <text:p text:style-name="P1">Ageratina reserva<text:line-break/></text:p>
      <text:p text:style-name="P1">Eupatorium grossedentatum<text:line-break/></text:p>
      <text:p text:style-name="P1">Rhamnus caroliniana<text:line-break/></text:p>
      <text:p text:style-name="P1">ASPIDISTRA ZHANGII<text:line-break/></text:p>
      <text:p text:style-name="P1">MALAPOENNA ACERINA<text:line-break/></text:p>
      <text:p text:style-name="P1">PALICOUREA STENOSEPALA<text:line-break/></text:p>
      <text:p text:style-name="P1">ANACYCLUS CILIATUS<text:line-break/></text:p>
      <text:p text:style-name="P1"><text:soft-page-break/>UNITED STATES OF AMERICA, MISSISSIPPI, HOLMES COUNTY<text:line-break/></text:p>
      <text:p text:style-name="P1">UNITED STATES OF AMERICA, ILLINOIS, DOUGLAS COUNTY<text:line-break/></text:p>
      <text:p text:style-name="P1">United States of America, Idaho, Gem County<text:line-break/></text:p>
      <text:p text:style-name="P1">Canada, Ontario, Lincoln County<text:line-break/></text:p>
      <text:p text:style-name="P1">NICARAGUA, NUEVA SEGOVIA<text:line-break/></text:p>
      <text:p text:style-name="P1">UNITED STATES OF AMERICA, LOUISIANA, WEST BATON ROUGE COUNTY<text:line-break/></text:p>
      <text:p text:style-name="P1">United States of America, Louisiana, Concordia County<text:line-break/></text:p>
      <text:p text:style-name="P1">El Salvador, San Miguel<text:line-break/></text:p>
      <text:p text:style-name="P1">Mexico, Oaxaca, Salina Cruz<text:line-break/></text:p>
      <text:p text:style-name="P1">UNITED STATES OF AMERICA, MONTANA, CHOUTEAU COUNTY<text:line-break/></text:p>
      <text:p text:style-name="P1">United States of America, North Dakota, Divide County<text:line-break/></text:p>
      <text:p text:style-name="P1">United States of America, Georgia, Carroll County<text:line-break/></text:p>
      <text:p text:style-name="P1">UNITED STATES OF AMERICA, NEBRASKA, HITCHCOCK COUNTY<text:line-break/></text:p>
      <text:p text:style-name="P1">UNITED STATES OF AMERICA, MISSISSIPPI, TATE COUNTY<text:line-break/></text:p>
      <text:p text:style-name="P1">MEXICO, VERACRUZ, MISANTLA<text:line-break/></text:p>
      <text:p text:style-name="P1">United States of America, Iowa, Black Hawk County<text:line-break/></text:p>
      <text:p text:style-name="P1"><text:soft-page-break/>Begonia lindmanii<text:line-break/></text:p>
      <text:p text:style-name="P1">Ximenesia foetida<text:line-break/></text:p>
      <text:p text:style-name="P1">Andropogon intortus<text:line-break/></text:p>
      <text:p text:style-name="P1">Stelis dispar<text:line-break/></text:p>
      <text:p text:style-name="P1">HELIANTHUS MAXIMILIANI<text:line-break/></text:p>
      <text:p text:style-name="P1">Sarcanthus ionosmus<text:line-break/></text:p>
      <text:p text:style-name="P1">Scirpidium piauhiense<text:line-break/></text:p>
      <text:p text:style-name="P1">Dianthus biflorus<text:line-break/></text:p>
      <text:p text:style-name="P1">ACACIA PLECTOCARPA<text:line-break/></text:p>
      <text:p text:style-name="P1">Begonia broussonetiifolia<text:line-break/></text:p>
      <text:p text:style-name="P1">Brachycorythis ugandensis<text:line-break/></text:p>
      <text:p text:style-name="P1">Hippocratea hasseltiana<text:line-break/></text:p>
      <text:p text:style-name="P1">EUPHORBIA STAPELIOIDES<text:line-break/></text:p>
      <text:p text:style-name="P1">Tinus frangulifolia<text:line-break/></text:p>
      <text:p text:style-name="P1">TARAXACUM PTERYGOIDEUM<text:line-break/></text:p>
      <text:p text:style-name="P1">Secale vernum<text:line-break/></text:p>
      <text:p text:style-name="P1"><text:soft-page-break/>United States of America, Montana, Rosebud County<text:line-break/></text:p>
      <text:p text:style-name="P1">UNITED STATES OF AMERICA, IOWA, ADAIR COUNTY<text:line-break/></text:p>
      <text:p text:style-name="P1">UNITED STATES OF AMERICA, OHIO, HANCOCK COUNTY<text:line-break/></text:p>
      <text:p text:style-name="P1">UNITED STATES OF AMERICA, MONTANA, HILL COUNTY<text:line-break/></text:p>
      <text:p text:style-name="P1">UNITED STATES OF AMERICA, OHIO, NOBLE COUNTY<text:line-break/></text:p>
      <text:p text:style-name="P1">Mexico, Sonora, Magdalena de Kino<text:line-break/></text:p>
      <text:p text:style-name="P1">United States of America, Michigan, Isabella County<text:line-break/></text:p>
      <text:p text:style-name="P1">UNITED STATES OF AMERICA, IDAHO, MINIDOKA COUNTY<text:line-break/></text:p>
      <text:p text:style-name="P1">United States of America, Ohio, Medina County<text:line-break/></text:p>
      <text:p text:style-name="P1">UNITED STATES OF AMERICA, IOWA, HENRY COUNTY<text:line-break/></text:p>
      <text:p text:style-name="P1">Mexico, Sonora, Moctezuma<text:line-break/></text:p>
      <text:p text:style-name="P1">UNITED STATES OF AMERICA, IOWA, CARROLL COUNTY<text:line-break/></text:p>
      <text:p text:style-name="P1">United States of America, Idaho, Payette County<text:line-break/></text:p>
      <text:p text:style-name="P1">Mexico, Sonora, San Luis Rio Colorado<text:line-break/></text:p>
      <text:p text:style-name="P1">Mexico, Yucatan, Valladolid<text:line-break/></text:p>
      <text:p text:style-name="P1">United States of America, Iowa, Grundy County<text:line-break/></text:p>
      <text:p text:style-name="P1"><text:soft-page-break/>Euphrasia bakurianica<text:line-break/></text:p>
      <text:p text:style-name="P1">Mapouria suffruticosa<text:line-break/></text:p>
      <text:p text:style-name="P1">Dryadella greenwoodiana<text:line-break/></text:p>
      <text:p text:style-name="P1">PILOSELLA CYMOSOIDES<text:line-break/></text:p>
      <text:p text:style-name="P1">Prunus glauciphylla<text:line-break/></text:p>
      <text:p text:style-name="P1">GAHNIA MULTIGLUMIS<text:line-break/></text:p>
      <text:p text:style-name="P1">Blakwellia antarctica<text:line-break/></text:p>
      <text:p text:style-name="P1">DRYOPTERIS QUEENSLANDICA<text:line-break/></text:p>
      <text:p text:style-name="P1">ATALANTIA PUBERULA<text:line-break/></text:p>
      <text:p text:style-name="P1">STEPHANOPODIUM LONGIPEDICELLATUM<text:line-break/></text:p>
      <text:p text:style-name="P1">Lepia latifolia<text:line-break/></text:p>
      <text:p text:style-name="P1">BIFARIA GARHWALENSIS<text:line-break/></text:p>
      <text:p text:style-name="P1">Pluchea bifrons<text:line-break/></text:p>
      <text:p text:style-name="P1">Arjona schumanniana<text:line-break/></text:p>
      <text:p text:style-name="P1">HIRCULUS VILMORINIANUS<text:line-break/></text:p>
      <text:p text:style-name="P1">STENOPETALUM ANFRACTUM<text:line-break/></text:p>
      <text:p text:style-name="P1"><text:soft-page-break/>UNITED STATES OF AMERICA, GEORGIA, TREUTLEN COUNTY<text:line-break/></text:p>
      <text:p text:style-name="P1">United States of America, Oklahoma, Okmulgee County<text:line-break/></text:p>
      <text:p text:style-name="P1">United States of America, Kentucky, Barren County<text:line-break/></text:p>
      <text:p text:style-name="P1">UNITED STATES OF AMERICA, MISSOURI, CARROLL COUNTY<text:line-break/></text:p>
      <text:p text:style-name="P1">United States of America, Iowa, Taylor County<text:line-break/></text:p>
      <text:p text:style-name="P1">United States of America, Texas, Hockley County<text:line-break/></text:p>
      <text:p text:style-name="P1">UNITED STATES OF AMERICA, MINNESOTA, MURRAY COUNTY<text:line-break/></text:p>
      <text:p text:style-name="P1">United States of America, South Dakota, Mellette County<text:line-break/></text:p>
      <text:p text:style-name="P1">United States of America, Nebraska, Furnas County<text:line-break/></text:p>
      <text:p text:style-name="P1">United States of America, Illinois, Grundy County<text:line-break/></text:p>
      <text:p text:style-name="P1">United States of America, Indiana, Johnson County<text:line-break/></text:p>
      <text:p text:style-name="P1">Mexico, Tamaulipas, Jaumave<text:line-break/></text:p>
      <text:p text:style-name="P1">CANADA, NEW BRUNSWICK, QUEENS COUNTY (NEW BRUNSWICK)<text:line-break/></text:p>
      <text:p text:style-name="P1">United States of America, Kansas, Barton County<text:line-break/></text:p>
      <text:p text:style-name="P1">UNITED STATES OF AMERICA, OHIO, FAYETTE COUNTY<text:line-break/></text:p>
      <text:p text:style-name="P1">ANGUILLA<text:line-break/></text:p>
      <text:p text:style-name="P1"><text:soft-page-break/>ASTER CAPENSIS<text:line-break/></text:p>
      <text:p text:style-name="P1">CLIFTONIA NITIDA<text:line-break/></text:p>
      <text:p text:style-name="P1">Marrubium africanum<text:line-break/></text:p>
      <text:p text:style-name="P1">HAAGEOCEREUS CLAVISPINUS<text:line-break/></text:p>
      <text:p text:style-name="P1">TREICHELIA DODII<text:line-break/></text:p>
      <text:p text:style-name="P1">VERNONIA CAMPENONI<text:line-break/></text:p>
      <text:p text:style-name="P1">Rhynchosia monosperma<text:line-break/></text:p>
      <text:p text:style-name="P1">JACMAIA MULTIVENIA<text:line-break/></text:p>
      <text:p text:style-name="P1">Calamus adspersus<text:line-break/></text:p>
      <text:p text:style-name="P1">HELIANTHEMUM SOMALENSE<text:line-break/></text:p>
      <text:p text:style-name="P1">EUGLYPHA ROJASIANA<text:line-break/></text:p>
      <text:p text:style-name="P1">Epidendrum andreettae<text:line-break/></text:p>
      <text:p text:style-name="P1">SPIRANTHES EATONII<text:line-break/></text:p>
      <text:p text:style-name="P1">Malapoenna elongata<text:line-break/></text:p>
      <text:p text:style-name="P1">MAGNOLIA DECASTROI<text:line-break/></text:p>
      <text:p text:style-name="P1">DIOSPYROS HOYLEANA<text:line-break/></text:p>
      <text:p text:style-name="P1"><text:soft-page-break/>UNITED STATES OF AMERICA, PENNSYLVANIA, MONTOUR COUNTY<text:line-break/></text:p>
      <text:p text:style-name="P1">UNITED STATES OF AMERICA, NEBRASKA, NANCE COUNTY<text:line-break/></text:p>
      <text:p text:style-name="P1">UNITED STATES OF AMERICA, MICHIGAN, MECOSTA COUNTY<text:line-break/></text:p>
      <text:p text:style-name="P1">UNITED STATES OF AMERICA, IOWA, UNION COUNTY<text:line-break/></text:p>
      <text:p text:style-name="P1">UNITED STATES OF AMERICA, TEXAS, YOAKUM COUNTY<text:line-break/></text:p>
      <text:p text:style-name="P1">UNITED STATES OF AMERICA, IOWA, JEFFERSON COUNTY<text:line-break/></text:p>
      <text:p text:style-name="P1">CANADA, MANITOBA, SOURIS-GLENWOOD, RURAL MUNICIPALITY OF<text:line-break/></text:p>
      <text:p text:style-name="P1">UNITED STATES OF AMERICA, MISSOURI, LAFAYETTE COUNTY<text:line-break/></text:p>
      <text:p text:style-name="P1">UNITED STATES OF AMERICA, NEBRASKA, GREELEY COUNTY<text:line-break/></text:p>
      <text:p text:style-name="P1">United States of America, Alabama, Lamar County<text:line-break/></text:p>
      <text:p text:style-name="P1">Honduras, Valle<text:line-break/></text:p>
      <text:p text:style-name="P1">Nicaragua, Esteli<text:line-break/></text:p>
      <text:p text:style-name="P1">MEXICO, SINALOA, BADIRAGUATO<text:line-break/></text:p>
      <text:p text:style-name="P1">MEXICO, SONORA, NACOZARI DE GARCIA<text:line-break/></text:p>
      <text:p text:style-name="P1">CANADA, MANITOBA, STANLEY, RURAL MUNICIPALITY OF<text:line-break/></text:p>
      <text:p text:style-name="P1">United States of America, South Dakota, Corson County<text:line-break/></text:p>
      <text:p text:style-name="P1"><text:soft-page-break/>ACACIA TRUDGENIANA<text:line-break/></text:p>
      <text:p text:style-name="P1">PISONIA COMOSA<text:line-break/></text:p>
      <text:p text:style-name="P1">Pyrethrum majus<text:line-break/></text:p>
      <text:p text:style-name="P1">Centaurium × bianoris<text:line-break/></text:p>
      <text:p text:style-name="P1">CISSUS DEFICIENS<text:line-break/></text:p>
      <text:p text:style-name="P1">NESPHOSTYLIS BRACTEATA<text:line-break/></text:p>
      <text:p text:style-name="P1">ANTENNARIA CAUCASICA<text:line-break/></text:p>
      <text:p text:style-name="P1">Spergularia chilensis<text:line-break/></text:p>
      <text:p text:style-name="P1">Cordyline reflexa<text:line-break/></text:p>
      <text:p text:style-name="P1">CENTROPOGON VERNICOSUS<text:line-break/></text:p>
      <text:p text:style-name="P1">Cacalia hederifolia<text:line-break/></text:p>
      <text:p text:style-name="P1">PEDICULARIS CRASSICAULIS<text:line-break/></text:p>
      <text:p text:style-name="P1">Trifolium andrewsii<text:line-break/></text:p>
      <text:p text:style-name="P1">Onopordum boissieri<text:line-break/></text:p>
      <text:p text:style-name="P1">LORANTHUS CRASSILIMBUS<text:line-break/></text:p>
      <text:p text:style-name="P1">Adenophaedra praealta<text:line-break/></text:p>
      <text:p text:style-name="P1"><text:soft-page-break/>United States of America, Kentucky, Metcalfe County<text:line-break/></text:p>
      <text:p text:style-name="P1">United States of America, Nebraska, Pawnee County<text:line-break/></text:p>
      <text:p text:style-name="P1">UNITED STATES OF AMERICA, WEST VIRGINIA, GILMER COUNTY<text:line-break/></text:p>
      <text:p text:style-name="P1">DOMINICAN REPUBLIC, SAN PEDRO DE MACORIS<text:line-break/></text:p>
      <text:p text:style-name="P1">United States of America, Texas, Foard County<text:line-break/></text:p>
      <text:p text:style-name="P1">UNITED STATES OF AMERICA, MONTANA, RICHLAND COUNTY<text:line-break/></text:p>
      <text:p text:style-name="P1">UNITED STATES OF AMERICA, KENTUCKY, BOONE COUNTY<text:line-break/></text:p>
      <text:p text:style-name="P1">UNITED STATES OF AMERICA, SOUTH DAKOTA, LINCOLN COUNTY<text:line-break/></text:p>
      <text:p text:style-name="P1">United States of America, Nebraska, Butler County<text:line-break/></text:p>
      <text:p text:style-name="P1">United States of America, Georgia, Webster County<text:line-break/></text:p>
      <text:p text:style-name="P1">Mexico, Oaxaca, Teotitlan de Flores Magon<text:line-break/></text:p>
      <text:p text:style-name="P1">MEXICO, VERACRUZ, FORTIN<text:line-break/></text:p>
      <text:p text:style-name="P1">UNITED STATES OF AMERICA, GEORGIA, BARROW COUNTY<text:line-break/></text:p>
      <text:p text:style-name="P1">CANADA, MANITOBA, SPRINGFIELD, RURAL MUNICIPALITY OF<text:line-break/></text:p>
      <text:p text:style-name="P1">UNITED STATES OF AMERICA, NEBRASKA, WHEELER COUNTY<text:line-break/></text:p>
      <text:p text:style-name="P1">MEXICO, TAMAULIPAS, TULA<text:line-break/></text:p>
      <text:p text:style-name="P1"><text:soft-page-break/>Elaeogene sumatrana<text:line-break/></text:p>
      <text:p text:style-name="P1">LYGISTUM SMITHII<text:line-break/></text:p>
      <text:p text:style-name="P1">PANICUM ITALICUM<text:line-break/></text:p>
      <text:p text:style-name="P1">Curcuma rufostriata<text:line-break/></text:p>
      <text:p text:style-name="P1">EUPHORBIA PALUDICOLA<text:line-break/></text:p>
      <text:p text:style-name="P1">ROLDANA MANANTLANENSIS<text:line-break/></text:p>
      <text:p text:style-name="P1">Polypodium hawaiiense<text:line-break/></text:p>
      <text:p text:style-name="P1">Campovassouria cruciata<text:line-break/></text:p>
      <text:p text:style-name="P1">COPTIS ASPLENIIFOLIA<text:line-break/></text:p>
      <text:p text:style-name="P1">Stevia leuconeura<text:line-break/></text:p>
      <text:p text:style-name="P1">Cordia leonis<text:line-break/></text:p>
      <text:p text:style-name="P1">Taraxacum argillicola<text:line-break/></text:p>
      <text:p text:style-name="P1">Diplostephium incanum<text:line-break/></text:p>
      <text:p text:style-name="P1">DIOSPYROS POLYALTHIOIDES<text:line-break/></text:p>
      <text:p text:style-name="P1">Gerascanthus laevigatus<text:line-break/></text:p>
      <text:p text:style-name="P1">OXALIS LASIANDRA<text:line-break/></text:p>
      <text:p text:style-name="P1"><text:soft-page-break/>United States of America, Kentucky, Gallatin County<text:line-break/></text:p>
      <text:p text:style-name="P1">Mexico, Sonora, Navojoa<text:line-break/></text:p>
      <text:p text:style-name="P1">Mexico, San Luis Potosi, Tamazunchale<text:line-break/></text:p>
      <text:p text:style-name="P1">United States of America, Nebraska, Thayer County<text:line-break/></text:p>
      <text:p text:style-name="P1">UNITED STATES OF AMERICA, KANSAS, STEVENS COUNTY<text:line-break/></text:p>
      <text:p text:style-name="P1">MEXICO, OAXACA, SAN PABLO HUITZO<text:line-break/></text:p>
      <text:p text:style-name="P1">UNITED STATES OF AMERICA, VIRGINIA, BLAND COUNTY<text:line-break/></text:p>
      <text:p text:style-name="P1">Honduras, Choluteca<text:line-break/></text:p>
      <text:p text:style-name="P1">MEXICO, OAXACA, SAN JERONIMO COATLAN<text:line-break/></text:p>
      <text:p text:style-name="P1">Mexico, Tamaulipas, Reynosa<text:line-break/></text:p>
      <text:p text:style-name="P1">UNITED STATES OF AMERICA, GEORGIA, WARREN COUNTY<text:line-break/></text:p>
      <text:p text:style-name="P1">DOMINICAN REPUBLIC, MARIA TRINIDAD SANCHEZ<text:line-break/></text:p>
      <text:p text:style-name="P1">United States of America, Kentucky, Washington County<text:line-break/></text:p>
      <text:p text:style-name="P1">Antigua and Barbuda<text:line-break/></text:p>
      <text:p text:style-name="P1">BAHAMAS, SAN SALVADOR (OR WATLINGS ISLAND)<text:line-break/></text:p>
      <text:p text:style-name="P1">Mexico, Oaxaca, San Sebastian Coatlan<text:line-break/></text:p>
      <text:p text:style-name="P1"><text:soft-page-break/>GNAPHALIUM XANTHINUM<text:line-break/></text:p>
      <text:p text:style-name="P1">MICONIA BANGII<text:line-break/></text:p>
      <text:p text:style-name="P1">Sarcochilus acuminatissimus<text:line-break/></text:p>
      <text:p text:style-name="P1">Cyperus floribundus<text:line-break/></text:p>
      <text:p text:style-name="P1">PSIDIUM VERSICOLOR<text:line-break/></text:p>
      <text:p text:style-name="P1">Dendrobium agathodaemonis<text:line-break/></text:p>
      <text:p text:style-name="P1">DESMODIUM SINUATUM<text:line-break/></text:p>
      <text:p text:style-name="P1">Phegopteris moussetii<text:line-break/></text:p>
      <text:p text:style-name="P1">Cheilanthes perlanata<text:line-break/></text:p>
      <text:p text:style-name="P1">SOLANUM SOUKUPII<text:line-break/></text:p>
      <text:p text:style-name="P1">INGA HOUSTONII<text:line-break/></text:p>
      <text:p text:style-name="P1">Verticordia humilis<text:line-break/></text:p>
      <text:p text:style-name="P1">SIDA MALVAVISCUS<text:line-break/></text:p>
      <text:p text:style-name="P1">RUELLIA LONGIFILAMENTOSA<text:line-break/></text:p>
      <text:p text:style-name="P1">Diplazium ophiodontum<text:line-break/></text:p>
      <text:p text:style-name="P1">GORDONIA BENITOENSIS<text:line-break/></text:p>
      <text:p text:style-name="P1"><text:soft-page-break/>CANADA, QUEBEC PROVINCE, SOULANGES<text:line-break/></text:p>
      <text:p text:style-name="P1">UNITED STATES OF AMERICA, IOWA, AUDUBON COUNTY<text:line-break/></text:p>
      <text:p text:style-name="P1">UNITED STATES OF AMERICA, GEORGIA, PAULDING COUNTY<text:line-break/></text:p>
      <text:p text:style-name="P1">Panama, Herrera<text:line-break/></text:p>
      <text:p text:style-name="P1">BAHAMAS, LONG ISLAND<text:line-break/></text:p>
      <text:p text:style-name="P1">SAINT LUCIA, SOUFRIERE<text:line-break/></text:p>
      <text:p text:style-name="P1">MEXICO, TAMAULIPAS, BUSTAMANTE<text:line-break/></text:p>
      <text:p text:style-name="P1">United States of America, Mississippi, Jefferson Davis County<text:line-break/></text:p>
      <text:p text:style-name="P1">MEXICO, VERACRUZ, CHOCAMAN<text:line-break/></text:p>
      <text:p text:style-name="P1">MEXICO, JALISCO, LA HUERTA<text:line-break/></text:p>
      <text:p text:style-name="P1">United States of America, Kansas, Thomas County<text:line-break/></text:p>
      <text:p text:style-name="P1">United States of America, Indiana, Henry County<text:line-break/></text:p>
      <text:p text:style-name="P1">United States of America, Ohio, Holmes County<text:line-break/></text:p>
      <text:p text:style-name="P1">Puerto Rico, Mayaguez-Aguadilla<text:line-break/></text:p>
      <text:p text:style-name="P1">United States of America, Illinois, Greene County<text:line-break/></text:p>
      <text:p text:style-name="P1">United States of America, Ohio, Marion County<text:line-break/></text:p>
      <text:p text:style-name="P1"><text:soft-page-break/>Bolboschoenus fluviatilis<text:line-break/></text:p>
      <text:p text:style-name="P1">Anthurium microstachyum<text:line-break/></text:p>
      <text:p text:style-name="P1">Crassula mollis<text:line-break/></text:p>
      <text:p text:style-name="P1">HELMIA CUSPIDATA<text:line-break/></text:p>
      <text:p text:style-name="P1">Jurinea almaatensis<text:line-break/></text:p>
      <text:p text:style-name="P1">ABEREMOA HADRANTHA<text:line-break/></text:p>
      <text:p text:style-name="P1">Phleum collinum<text:line-break/></text:p>
      <text:p text:style-name="P1">ERIGERON INAMOENUS<text:line-break/></text:p>
      <text:p text:style-name="P1">Brachyglottis haastii<text:line-break/></text:p>
      <text:p text:style-name="P1">Phaca obcordata<text:line-break/></text:p>
      <text:p text:style-name="P1">Baeckea minutifolia<text:line-break/></text:p>
      <text:p text:style-name="P1">PHEGOPTERIS SCHIZOLOMA<text:line-break/></text:p>
      <text:p text:style-name="P1">Stellaria micrantha<text:line-break/></text:p>
      <text:p text:style-name="P1">Eleocharis plantaginoides<text:line-break/></text:p>
      <text:p text:style-name="P1">AGROSTOPHYLLUM HASSELTII<text:line-break/></text:p>
      <text:p text:style-name="P1">SALVIA TSUSIMENSIS<text:line-break/></text:p>
      <text:p text:style-name="P1"><text:soft-page-break/>Mexico, Hidalgo, Cardonal<text:line-break/></text:p>
      <text:p text:style-name="P1">Canada, Ontario, Grenville County<text:line-break/></text:p>
      <text:p text:style-name="P1">CANADA, ONTARIO, REGIONAL MUNICIPALITY OF YORK<text:line-break/></text:p>
      <text:p text:style-name="P1">Canada, Ontario, County of Oxford<text:line-break/></text:p>
      <text:p text:style-name="P1">United States of America, Mississippi, Smith County<text:line-break/></text:p>
      <text:p text:style-name="P1">CUBA, GRANMA<text:line-break/></text:p>
      <text:p text:style-name="P1">UNITED STATES OF AMERICA, LOUISIANA, ASSUMPTION COUNTY<text:line-break/></text:p>
      <text:p text:style-name="P1">United States of America, North Dakota, Nelson County<text:line-break/></text:p>
      <text:p text:style-name="P1">Mexico, Michoacan, Zamora<text:line-break/></text:p>
      <text:p text:style-name="P1">Canada, Manitoba, Grahamdale, Rural Municipality of<text:line-break/></text:p>
      <text:p text:style-name="P1">United States of America, Georgia, Wheeler County<text:line-break/></text:p>
      <text:p text:style-name="P1">MEXICO, OAXACA, SANTA MARIA YALINA<text:line-break/></text:p>
      <text:p text:style-name="P1">CANADA, SASKATCHEWAN, ROSTHERN NO. 403<text:line-break/></text:p>
      <text:p text:style-name="P1">Mexico, Veracruz, San Andres Tuxtla<text:line-break/></text:p>
      <text:p text:style-name="P1">UNITED STATES OF AMERICA, ILLINOIS, CLARK COUNTY<text:line-break/></text:p>
      <text:p text:style-name="P1">United States of America, Michigan, Antrim County<text:line-break/></text:p>
      <text:p text:style-name="P1"><text:soft-page-break/>VIOLA DELPHINANTHA<text:line-break/></text:p>
      <text:p text:style-name="P1">Ceropegia australis<text:line-break/></text:p>
      <text:p text:style-name="P1">Scutellaria holmgreniorum<text:line-break/></text:p>
      <text:p text:style-name="P1">BULBOSTYLIS GLABERRIMA<text:line-break/></text:p>
      <text:p text:style-name="P1">Trochera aemula<text:line-break/></text:p>
      <text:p text:style-name="P1">Urtica tibetica<text:line-break/></text:p>
      <text:p text:style-name="P1">Serpicula quadrifolia<text:line-break/></text:p>
      <text:p text:style-name="P1">DENISONIA TERNIFOLIA<text:line-break/></text:p>
      <text:p text:style-name="P1">AMARYLLIS MOLLEVILLQUENSIS<text:line-break/></text:p>
      <text:p text:style-name="P1">ERIGERON PERSICIFOLIUS<text:line-break/></text:p>
      <text:p text:style-name="P1">CIMICIFUGA ELATA<text:line-break/></text:p>
      <text:p text:style-name="P1">Matayba steinbachii<text:line-break/></text:p>
      <text:p text:style-name="P1">Ceropegia rudatisii<text:line-break/></text:p>
      <text:p text:style-name="P1">Vincetoxicum baldwinianum<text:line-break/></text:p>
      <text:p text:style-name="P1">Gymnadenia monophylla<text:line-break/></text:p>
      <text:p text:style-name="P1">PLANTAGO AUCKLANDICA<text:line-break/></text:p>
      <text:p text:style-name="P1"><text:soft-page-break/>Mexico, Oaxaca, San Juan del Estado<text:line-break/></text:p>
      <text:p text:style-name="P1">CANADA, ONTARIO, COUNTY OF PERTH<text:line-break/></text:p>
      <text:p text:style-name="P1">Canada, Quebec Province, Les Maskoutains, MRC<text:line-break/></text:p>
      <text:p text:style-name="P1">United States of America, Minnesota, Lincoln County<text:line-break/></text:p>
      <text:p text:style-name="P1">Haiti, Centre<text:line-break/></text:p>
      <text:p text:style-name="P1">UNITED STATES OF AMERICA, MINNESOTA, WILKIN COUNTY<text:line-break/></text:p>
      <text:p text:style-name="P1">United States of America, Nebraska, Red Willow County<text:line-break/></text:p>
      <text:p text:style-name="P1">UNITED STATES OF AMERICA, MISSOURI, DE KALB COUNTY<text:line-break/></text:p>
      <text:p text:style-name="P1">United States of America, Nebraska, Cuming County<text:line-break/></text:p>
      <text:p text:style-name="P1">UNITED STATES OF AMERICA, NORTH DAKOTA, LOGAN COUNTY<text:line-break/></text:p>
      <text:p text:style-name="P1">UNITED STATES OF AMERICA, IOWA, MILLS COUNTY<text:line-break/></text:p>
      <text:p text:style-name="P1">United States of America, Ohio, Monroe County<text:line-break/></text:p>
      <text:p text:style-name="P1">Canada, Quebec Province, Robert-Cliche, MRC<text:line-break/></text:p>
      <text:p text:style-name="P1">Mexico, Campeche, Champoton<text:line-break/></text:p>
      <text:p text:style-name="P1">United States of America, North Dakota, McIntosh County<text:line-break/></text:p>
      <text:p text:style-name="P1">United States of America, Georgia, Terrell County<text:line-break/></text:p>
      <text:p text:style-name="P1"><text:soft-page-break/>Tessaria legitima<text:line-break/></text:p>
      <text:p text:style-name="P1">GLADIOLUS PARDALINUS<text:line-break/></text:p>
      <text:p text:style-name="P1">Xerolekia speciosissima<text:line-break/></text:p>
      <text:p text:style-name="P1">Taraxacum hjeltii<text:line-break/></text:p>
      <text:p text:style-name="P1">Piratinera utilis<text:line-break/></text:p>
      <text:p text:style-name="P1">PANICUM ALECTROMERUM<text:line-break/></text:p>
      <text:p text:style-name="P1">Malaxis lepanthiflora<text:line-break/></text:p>
      <text:p text:style-name="P1">Polycarpaea cuspidata<text:line-break/></text:p>
      <text:p text:style-name="P1">Rhododendron luteum<text:line-break/></text:p>
      <text:p text:style-name="P1">SPATHANDRA LUTESCENS<text:line-break/></text:p>
      <text:p text:style-name="P1">EUGENIA RUBRESCENS<text:line-break/></text:p>
      <text:p text:style-name="P1">OPHRYS RIOJANA<text:line-break/></text:p>
      <text:p text:style-name="P1">BATRACHIUM DIVERSIFOLIUM<text:line-break/></text:p>
      <text:p text:style-name="P1">GYMNANTHEMUM CAPENSE<text:line-break/></text:p>
      <text:p text:style-name="P1">CHAMAESYCE HUNZIKERI<text:line-break/></text:p>
      <text:p text:style-name="P1">ISLAYA MOLENDENSIS<text:line-break/></text:p>
      <text:p text:style-name="P1"><text:soft-page-break/>Canada, Manitoba, Grey, Rural Municipality of<text:line-break/></text:p>
      <text:p text:style-name="P1">Mexico, Quintana Roo, Benito Juarez<text:line-break/></text:p>
      <text:p text:style-name="P1">United States of America, Kentucky, Magoffin County<text:line-break/></text:p>
      <text:p text:style-name="P1">Mexico, Jalisco, Tuxpan<text:line-break/></text:p>
      <text:p text:style-name="P1">United States of America, Iowa, Clarke County<text:line-break/></text:p>
      <text:p text:style-name="P1">United States of America, Iowa, Benton County<text:line-break/></text:p>
      <text:p text:style-name="P1">United States of America, Michigan, Lapeer County<text:line-break/></text:p>
      <text:p text:style-name="P1">Cuba, Ciudad de la Habana<text:line-break/></text:p>
      <text:p text:style-name="P1">Mexico, Hidalgo, Atotonilco El Grande<text:line-break/></text:p>
      <text:p text:style-name="P1">United States of America, Illinois, Morgan County<text:line-break/></text:p>
      <text:p text:style-name="P1">UNITED STATES OF AMERICA, GEORGIA, PIKE COUNTY<text:line-break/></text:p>
      <text:p text:style-name="P1">UNITED STATES OF AMERICA, NEW YORK, ORLEANS COUNTY<text:line-break/></text:p>
      <text:p text:style-name="P1">UNITED STATES OF AMERICA, ILLINOIS, DE WITT COUNTY<text:line-break/></text:p>
      <text:p text:style-name="P1">UNITED STATES OF AMERICA, TEXAS, THROCKMORTON COUNTY<text:line-break/></text:p>
      <text:p text:style-name="P1">United States of America, Minnesota, Faribault County<text:line-break/></text:p>
      <text:p text:style-name="P1">MEXICO, QUINTANA ROO<text:line-break/></text:p>
      <text:p text:style-name="P1"><text:soft-page-break/>Collinsia callosa<text:line-break/></text:p>
      <text:p text:style-name="P1">CONOCLINIUM PLATYLEPIS<text:line-break/></text:p>
      <text:p text:style-name="P1">ALYSSUM BORNMUELLERI<text:line-break/></text:p>
      <text:p text:style-name="P1">Cyperus selloanus<text:line-break/></text:p>
      <text:p text:style-name="P1">Campulosus dolichostachys<text:line-break/></text:p>
      <text:p text:style-name="P1">MAXILLARIA JOHANNYAE<text:line-break/></text:p>
      <text:p text:style-name="P1">BULBOPHYLLUM RUDOLPHUS<text:line-break/></text:p>
      <text:p text:style-name="P1">ACROPTERIS AUSTRALIS<text:line-break/></text:p>
      <text:p text:style-name="P1">MESOSETUM CARDONAE<text:line-break/></text:p>
      <text:p text:style-name="P1">Cinnamomum oroi<text:line-break/></text:p>
      <text:p text:style-name="P1">Kinginda polypyrena<text:line-break/></text:p>
      <text:p text:style-name="P1">PAVETTA CHIONANTHA<text:line-break/></text:p>
      <text:p text:style-name="P1">Noronhia planifolia<text:line-break/></text:p>
      <text:p text:style-name="P1">PLANTAGO CHAMISSOI<text:line-break/></text:p>
      <text:p text:style-name="P1">CYATHEA BALAKRISHNANII<text:line-break/></text:p>
      <text:p text:style-name="P1">Festuca guatemalica<text:line-break/></text:p>
      <text:p text:style-name="P1"><text:soft-page-break/>Dominican Republic, Espaillat<text:line-break/></text:p>
      <text:p text:style-name="P1">Canada, Saskatchewan, Torch River No. 488<text:line-break/></text:p>
      <text:p text:style-name="P1">UNITED STATES OF AMERICA, MONTANA, CARTER COUNTY<text:line-break/></text:p>
      <text:p text:style-name="P1">MEXICO, SINALOA, SINALOA<text:line-break/></text:p>
      <text:p text:style-name="P1">MEXICO, CAMPECHE, CARMEN<text:line-break/></text:p>
      <text:p text:style-name="P1">United States of America, Kansas, Nemaha County<text:line-break/></text:p>
      <text:p text:style-name="P1">United States of America, Georgia, Clayton County<text:line-break/></text:p>
      <text:p text:style-name="P1">United States of America, Indiana, Jay County<text:line-break/></text:p>
      <text:p text:style-name="P1">Canada, Saskatchewan, Meadow Lake No. 588<text:line-break/></text:p>
      <text:p text:style-name="P1">MEXICO, OAXACA, SANTIAGO ZACATEPEC<text:line-break/></text:p>
      <text:p text:style-name="P1">UNITED STATES OF AMERICA, KENTUCKY, BRACKEN COUNTY<text:line-break/></text:p>
      <text:p text:style-name="P1">MEXICO, GUERRERO, GENERAL HELIODORO CASTILLO<text:line-break/></text:p>
      <text:p text:style-name="P1">UNITED STATES OF AMERICA, WEST VIRGINIA, MARSHALL COUNTY<text:line-break/></text:p>
      <text:p text:style-name="P1">UNITED STATES OF AMERICA, SOUTH DAKOTA, JONES COUNTY<text:line-break/></text:p>
      <text:p text:style-name="P1">Canada, Manitoba, Bifrost-Riverton, Rural Municipality of<text:line-break/></text:p>
      <text:p text:style-name="P1">MEXICO, VERACRUZ, CUITLAHUAC<text:line-break/></text:p>
      <text:p text:style-name="P1"><text:soft-page-break/>Combretum parviflorum<text:line-break/></text:p>
      <text:p text:style-name="P1">Tropaeolum infundibularum<text:line-break/></text:p>
      <text:p text:style-name="P1">IXIA MINIATA<text:line-break/></text:p>
      <text:p text:style-name="P1">Cerastium kerneri<text:line-break/></text:p>
      <text:p text:style-name="P1">Stellaria silvatica<text:line-break/></text:p>
      <text:p text:style-name="P1">ARCTOGERON GRAMINEUM<text:line-break/></text:p>
      <text:p text:style-name="P1">SATUREJA KERMANSHAHENSIS<text:line-break/></text:p>
      <text:p text:style-name="P1">RHYSOLEPIS GUARANITICA<text:line-break/></text:p>
      <text:p text:style-name="P1">RANUNCULUS SUBROBUSTUS<text:line-break/></text:p>
      <text:p text:style-name="P1">CROTON IVOHIBENSIS<text:line-break/></text:p>
      <text:p text:style-name="P1">Fadogia odorata<text:line-break/></text:p>
      <text:p text:style-name="P1">COCCOLOBA BILLBERGII<text:line-break/></text:p>
      <text:p text:style-name="P1">Chrysanthemum hookeri<text:line-break/></text:p>
      <text:p text:style-name="P1">Zehneria scabra<text:line-break/></text:p>
      <text:p text:style-name="P1">PSEUDOGNAPHALIUM LEUCOCEPHALUM<text:line-break/></text:p>
      <text:p text:style-name="P1">MICONIA HABROLEPIS<text:line-break/></text:p>
      <text:p text:style-name="P1"><text:soft-page-break/>Canada, Saskatchewan, Prince Albert No. 461<text:line-break/></text:p>
      <text:p text:style-name="P1">MEXICO, COAHUILA, MONCLOVA<text:line-break/></text:p>
      <text:p text:style-name="P1">Nicaragua, Leon<text:line-break/></text:p>
      <text:p text:style-name="P1">United States of America, Wisconsin, Portage County<text:line-break/></text:p>
      <text:p text:style-name="P1">United States of America, Nebraska, Saline County<text:line-break/></text:p>
      <text:p text:style-name="P1">Mexico, Campeche, Hopelchen<text:line-break/></text:p>
      <text:p text:style-name="P1">UNITED STATES OF AMERICA, OHIO, WYANDOT COUNTY<text:line-break/></text:p>
      <text:p text:style-name="P1">United States of America, Tennessee, Bradley County<text:line-break/></text:p>
      <text:p text:style-name="P1">United States of America, Nebraska, Fillmore County<text:line-break/></text:p>
      <text:p text:style-name="P1">Mexico, Tamaulipas, Hidalgo<text:line-break/></text:p>
      <text:p text:style-name="P1">MEXICO, MEXICO, AMATEPEC<text:line-break/></text:p>
      <text:p text:style-name="P1">United States of America, New York, New York County<text:line-break/></text:p>
      <text:p text:style-name="P1">MEXICO, COAHUILA, CASTANOS<text:line-break/></text:p>
      <text:p text:style-name="P1">Mexico, Chiapas, La Independencia<text:line-break/></text:p>
      <text:p text:style-name="P1">MEXICO, VERACRUZ, NAOLINCO<text:line-break/></text:p>
      <text:p text:style-name="P1">UNITED STATES OF AMERICA, IOWA, SCOTT COUNTY<text:line-break/></text:p>
      <text:p text:style-name="P1"><text:soft-page-break/>GYMNOCHAETA DRUMMONDII<text:line-break/></text:p>
      <text:p text:style-name="P1">PENAEA ERICOIDES<text:line-break/></text:p>
      <text:p text:style-name="P1">Ouratea papillata<text:line-break/></text:p>
      <text:p text:style-name="P1">Quercus neostuxbergii<text:line-break/></text:p>
      <text:p text:style-name="P1">BOMAREA POLYGONATOIDES<text:line-break/></text:p>
      <text:p text:style-name="P1">Anthurium galactospadix<text:line-break/></text:p>
      <text:p text:style-name="P1">Fugosia cuneiformis<text:line-break/></text:p>
      <text:p text:style-name="P1">Echium pustulatum<text:line-break/></text:p>
      <text:p text:style-name="P1">HYMENACHNE LEPTACHNE<text:line-break/></text:p>
      <text:p text:style-name="P1">SCUTICARIA IRWINIANA<text:line-break/></text:p>
      <text:p text:style-name="P1">TECTARIA MARTINICENSIS<text:line-break/></text:p>
      <text:p text:style-name="P1">HORNSCHUCHIA LEPTANDRA<text:line-break/></text:p>
      <text:p text:style-name="P1">CYANEA PROCERA<text:line-break/></text:p>
      <text:p text:style-name="P1">Bulbophyllum rosemarianum<text:line-break/></text:p>
      <text:p text:style-name="P1">Aster yosemitanus<text:line-break/></text:p>
      <text:p text:style-name="P1">ELYMUS TENER<text:line-break/></text:p>
      <text:p text:style-name="P1"><text:soft-page-break/>Mexico, Veracruz, Altotonga<text:line-break/></text:p>
      <text:p text:style-name="P1">UNITED STATES OF AMERICA, NORTH DAKOTA, MOUNTRAIL COUNTY<text:line-break/></text:p>
      <text:p text:style-name="P1">United States of America, Nebraska, Pierce County<text:line-break/></text:p>
      <text:p text:style-name="P1">CANADA, QUEBEC PROVINCE, BAGOT<text:line-break/></text:p>
      <text:p text:style-name="P1">UNITED STATES OF AMERICA, SOUTH DAKOTA, KINGSBURY COUNTY<text:line-break/></text:p>
      <text:p text:style-name="P1">United States of America, Illinois, Bond County<text:line-break/></text:p>
      <text:p text:style-name="P1">MEXICO, VERACRUZ, COSCOMATEPEC<text:line-break/></text:p>
      <text:p text:style-name="P1">UNITED STATES OF AMERICA, SOUTH DAKOTA, JERAULD COUNTY<text:line-break/></text:p>
      <text:p text:style-name="P1">United States of America, Georgia, Madison County<text:line-break/></text:p>
      <text:p text:style-name="P1">United States of America, West Virginia, Doddridge County<text:line-break/></text:p>
      <text:p text:style-name="P1">CANADA, QUEBEC PROVINCE, CHARLEVOIX-EST, MRC<text:line-break/></text:p>
      <text:p text:style-name="P1">UNITED STATES OF AMERICA, OHIO, STARK COUNTY<text:line-break/></text:p>
      <text:p text:style-name="P1">Mexico, Veracruz, Tlalnelhuayocan<text:line-break/></text:p>
      <text:p text:style-name="P1">Canada, British Columbia, Regional District of Central Okanagan<text:line-break/></text:p>
      <text:p text:style-name="P1">MEXICO, CHIAPAS, VILLA CORZO<text:line-break/></text:p>
      <text:p text:style-name="P1">MEXICO, VERACRUZ, ACAYUCAN<text:line-break/></text:p>
      <text:p text:style-name="P1"><text:soft-page-break/>ALLOPLECTUS AMBIGUUS<text:line-break/></text:p>
      <text:p text:style-name="P1">VINCETOXICUM SIBIRICUM<text:line-break/></text:p>
      <text:p text:style-name="P1">GERANIOSPERMUM CAMPESTRE<text:line-break/></text:p>
      <text:p text:style-name="P1">Ficus sclerocarpa<text:line-break/></text:p>
      <text:p text:style-name="P1">POLYGONUM HUANANENSE<text:line-break/></text:p>
      <text:p text:style-name="P1">Oxytropis pseudorosea<text:line-break/></text:p>
      <text:p text:style-name="P1">LOPHIARIS SIERRACARACOLENSIS<text:line-break/></text:p>
      <text:p text:style-name="P1">TRIFOLIUM LIMONIUM<text:line-break/></text:p>
      <text:p text:style-name="P1">Dillwynia hispidula<text:line-break/></text:p>
      <text:p text:style-name="P1">Anisopetala mutabilis<text:line-break/></text:p>
      <text:p text:style-name="P1">HYPTIS ELLIPTICA<text:line-break/></text:p>
      <text:p text:style-name="P1">BULBOPHYLLUM LOPALANTHUM<text:line-break/></text:p>
      <text:p text:style-name="P1">CYLINDROPUNTIA DENSIACULEATA<text:line-break/></text:p>
      <text:p text:style-name="P1">Neomuretia pisidica<text:line-break/></text:p>
      <text:p text:style-name="P1">Oenothera tarda<text:line-break/></text:p>
      <text:p text:style-name="P1">Senecio riotintis<text:line-break/></text:p>
      <text:p text:style-name="P1"><text:soft-page-break/>United States of America, Georgia, Dodge County<text:line-break/></text:p>
      <text:p text:style-name="P1">United States of America, South Dakota, Campbell County<text:line-break/></text:p>
      <text:p text:style-name="P1">Mexico, Sonora, San Pedro de la Cueva<text:line-break/></text:p>
      <text:p text:style-name="P1">United States of America, Iowa, Ringgold County<text:line-break/></text:p>
      <text:p text:style-name="P1">MEXICO, ZACATECAS, ZACATECAS<text:line-break/></text:p>
      <text:p text:style-name="P1">Mexico, Yucatan, Progreso<text:line-break/></text:p>
      <text:p text:style-name="P1">UNITED STATES OF AMERICA, MISSISSIPPI, PONTOTOC COUNTY<text:line-break/></text:p>
      <text:p text:style-name="P1">MEXICO, GUANAJUATO, LEON<text:line-break/></text:p>
      <text:p text:style-name="P1">United States of America, Nebraska, Sheridan County<text:line-break/></text:p>
      <text:p text:style-name="P1">United States of America, Illinois, Cumberland County<text:line-break/></text:p>
      <text:p text:style-name="P1">MEXICO, VERACRUZ, COATEPEC<text:line-break/></text:p>
      <text:p text:style-name="P1">Nicaragua, Madriz<text:line-break/></text:p>
      <text:p text:style-name="P1">UNITED STATES OF AMERICA, GEORGIA, FRANKLIN COUNTY<text:line-break/></text:p>
      <text:p text:style-name="P1">MEXICO, CAMPECHE, CANDELARIA<text:line-break/></text:p>
      <text:p text:style-name="P1">United States of America, Missouri, Caldwell County<text:line-break/></text:p>
      <text:p text:style-name="P1">MEXICO, CHIAPAS, EL PORVENIR<text:line-break/></text:p>
      <text:p text:style-name="P1"><text:soft-page-break/>Philodendron micans<text:line-break/></text:p>
      <text:p text:style-name="P1">PACKERA QUEBRADENSIS<text:line-break/></text:p>
      <text:p text:style-name="P1">Bignonia phellosperma<text:line-break/></text:p>
      <text:p text:style-name="P1">THESIUM DREGEI<text:line-break/></text:p>
      <text:p text:style-name="P1">Piper longiappendiculatum<text:line-break/></text:p>
      <text:p text:style-name="P1">LIVISTONA RIGIDA<text:line-break/></text:p>
      <text:p text:style-name="P1">Tursitis rotundifolia<text:line-break/></text:p>
      <text:p text:style-name="P1">VERNONIA KLATTII<text:line-break/></text:p>
      <text:p text:style-name="P1">BALANOPHORA ABBREVIATA<text:line-break/></text:p>
      <text:p text:style-name="P1">Convolvulus ovatifolius<text:line-break/></text:p>
      <text:p text:style-name="P1">Deparia sikkimensis<text:line-break/></text:p>
      <text:p text:style-name="P1">Nesogordonia kabingaensis<text:line-break/></text:p>
      <text:p text:style-name="P1">AMPELOCISSUS BUTOENSIS<text:line-break/></text:p>
      <text:p text:style-name="P1">SOLANUM BRENESII<text:line-break/></text:p>
      <text:p text:style-name="P1">Eugeniodes guianensis<text:line-break/></text:p>
      <text:p text:style-name="P1">EULOPHIA PICTA<text:line-break/></text:p>
      <text:p text:style-name="P1"><text:soft-page-break/>UNITED STATES OF AMERICA, MISSISSIPPI, ALCORN COUNTY<text:line-break/></text:p>
      <text:p text:style-name="P1">United States of America, Missouri, Platte County<text:line-break/></text:p>
      <text:p text:style-name="P1">DOMINICAN REPUBLIC, VALVERDE<text:line-break/></text:p>
      <text:p text:style-name="P1">UNITED STATES OF AMERICA, MINNESOTA, NOBLES COUNTY<text:line-break/></text:p>
      <text:p text:style-name="P1">Canada, Quebec Province, Coaticook, MRC<text:line-break/></text:p>
      <text:p text:style-name="P1">United States of America, New Mexico, Los Alamos County<text:line-break/></text:p>
      <text:p text:style-name="P1">MEXICO, CHIHUAHUA, OJINAGA<text:line-break/></text:p>
      <text:p text:style-name="P1">CANADA, MANITOBA, TACHE, RURAL MUNICIPALITY OF<text:line-break/></text:p>
      <text:p text:style-name="P1">MEXICO, TAMAULIPAS, ALTAMIRA<text:line-break/></text:p>
      <text:p text:style-name="P1">United States of America, Virginia, Wise County<text:line-break/></text:p>
      <text:p text:style-name="P1">Canada, Quebec Province, Vaudreuil-Soulanges, MRC<text:line-break/></text:p>
      <text:p text:style-name="P1">United States of America, North Dakota, Towner County<text:line-break/></text:p>
      <text:p text:style-name="P1">Mexico, Colima, Ixtlahuacan<text:line-break/></text:p>
      <text:p text:style-name="P1">UNITED STATES OF AMERICA, NEBRASKA, BOX BUTTE COUNTY<text:line-break/></text:p>
      <text:p text:style-name="P1">United States of America, Iowa, Washington County<text:line-break/></text:p>
      <text:p text:style-name="P1">UNITED STATES OF AMERICA, TEXAS, CAMP COUNTY<text:line-break/></text:p>
      <text:p text:style-name="P1"><text:soft-page-break/>SCHISMATOCLADA RUBRA<text:line-break/></text:p>
      <text:p text:style-name="P1">Jatropha phyllacantha<text:line-break/></text:p>
      <text:p text:style-name="P1">ERAGROSTIS COGNATA<text:line-break/></text:p>
      <text:p text:style-name="P1">Cytisus mutabilis<text:line-break/></text:p>
      <text:p text:style-name="P1">Abies batavorum<text:line-break/></text:p>
      <text:p text:style-name="P1">COCCOTHRINAX JAMAICENSIS<text:line-break/></text:p>
      <text:p text:style-name="P1">Boswellia sacra<text:line-break/></text:p>
      <text:p text:style-name="P1">Galium matrisylva<text:line-break/></text:p>
      <text:p text:style-name="P1">Penstemon spathulatus<text:line-break/></text:p>
      <text:p text:style-name="P1">CAREX CAXINENSIS<text:line-break/></text:p>
      <text:p text:style-name="P1">INDIGOFERA THOTHATHRII<text:line-break/></text:p>
      <text:p text:style-name="P1">VERBENA VULGARIS<text:line-break/></text:p>
      <text:p text:style-name="P1">Mimosa octandra<text:line-break/></text:p>
      <text:p text:style-name="P1">OTHONNA LAXA<text:line-break/></text:p>
      <text:p text:style-name="P1">Phyllocytisus sessilifolius<text:line-break/></text:p>
      <text:p text:style-name="P1">NOTOPAPPUS AMEGHINOI<text:line-break/></text:p>
      <text:p text:style-name="P1"><text:soft-page-break/>UNITED STATES OF AMERICA, KANSAS, HASKELL COUNTY<text:line-break/></text:p>
      <text:p text:style-name="P1">Mexico, Baja California Norte, Mexicali<text:line-break/></text:p>
      <text:p text:style-name="P1">United States of America, Kentucky, Nicholas County<text:line-break/></text:p>
      <text:p text:style-name="P1">Canada, Quebec Province, Abilibi-Ouest, MRC<text:line-break/></text:p>
      <text:p text:style-name="P1">El Salvador, La Paz<text:line-break/></text:p>
      <text:p text:style-name="P1">MEXICO, OAXACA, SAN PABLO VILLA DE MITLA<text:line-break/></text:p>
      <text:p text:style-name="P1">Dominican Republic, La Altagracia<text:line-break/></text:p>
      <text:p text:style-name="P1">UNITED STATES OF AMERICA, ILLINOIS, CLINTON COUNTY<text:line-break/></text:p>
      <text:p text:style-name="P1">CANADA, MANITOBA, HAMIOTA, RURAL MUNICIPALITY OF<text:line-break/></text:p>
      <text:p text:style-name="P1">United States of America, Tennessee, Perry County<text:line-break/></text:p>
      <text:p text:style-name="P1">CANADA, MANITOBA, BOISSEVAIN-MORTON, RURAL MUNICIPALITY OF<text:line-break/></text:p>
      <text:p text:style-name="P1">MEXICO, BAJA CALIFORNIA NORTE, TIJUANA<text:line-break/></text:p>
      <text:p text:style-name="P1">CANADA, NUNAVUT, KEEWATIN REGION (NUNAVUT)<text:line-break/></text:p>
      <text:p text:style-name="P1">United States of America, Illinois, Jasper County<text:line-break/></text:p>
      <text:p text:style-name="P1">United States of America, Wisconsin, Dodge County<text:line-break/></text:p>
      <text:p text:style-name="P1">MEXICO, MORELOS, TETELA DEL VOLCAN<text:line-break/></text:p>
      <text:p text:style-name="P1"><text:soft-page-break/>Romulea discifera<text:line-break/></text:p>
      <text:p text:style-name="P1">LIPOCHAETA ROBUSTA<text:line-break/></text:p>
      <text:p text:style-name="P1">Guillandinodes afra<text:line-break/></text:p>
      <text:p text:style-name="P1">MALVEOPSIS SUBTRIFLORA<text:line-break/></text:p>
      <text:p text:style-name="P1">Psychotria wildemaniana<text:line-break/></text:p>
      <text:p text:style-name="P1">Boechera calcarea<text:line-break/></text:p>
      <text:p text:style-name="P1">Daphnopsis coriacea<text:line-break/></text:p>
      <text:p text:style-name="P1">Agave galeottei<text:line-break/></text:p>
      <text:p text:style-name="P1">Utricularia laciniata<text:line-break/></text:p>
      <text:p text:style-name="P1">Anemone baldensis<text:line-break/></text:p>
      <text:p text:style-name="P1">ORYZOPSIS MACROSPICULA<text:line-break/></text:p>
      <text:p text:style-name="P1">MENTHA LIMNOGENA<text:line-break/></text:p>
      <text:p text:style-name="P1">SWARTZIA LOMATOPUS<text:line-break/></text:p>
      <text:p text:style-name="P1">Aleuritopteris thwaitesii<text:line-break/></text:p>
      <text:p text:style-name="P1">Phlomoides nuda<text:line-break/></text:p>
      <text:p text:style-name="P1">TRISTACHYA SPICATA<text:line-break/></text:p>
      <text:p text:style-name="P1"><text:soft-page-break/>United States of America, Illinois, Monroe County<text:line-break/></text:p>
      <text:p text:style-name="P1">Mexico, Chiapas, Tecpatan<text:line-break/></text:p>
      <text:p text:style-name="P1">Canada, Manitoba, Brokenhead, Rural Municipality of<text:line-break/></text:p>
      <text:p text:style-name="P1">UNITED STATES OF AMERICA, WEST VIRGINIA, CLAY COUNTY<text:line-break/></text:p>
      <text:p text:style-name="P1">UNITED STATES OF AMERICA, MONTANA, TREASURE COUNTY<text:line-break/></text:p>
      <text:p text:style-name="P1">United States of America, Minnesota, Brown County<text:line-break/></text:p>
      <text:p text:style-name="P1">UNITED STATES OF AMERICA, MISSISSIPPI, ITAWAMBA COUNTY<text:line-break/></text:p>
      <text:p text:style-name="P1">UNITED STATES OF AMERICA, MONTANA, MCCONE COUNTY<text:line-break/></text:p>
      <text:p text:style-name="P1">UNITED STATES OF AMERICA, KENTUCKY, SIMPSON COUNTY<text:line-break/></text:p>
      <text:p text:style-name="P1">Mexico, Yucatan, Calotmul<text:line-break/></text:p>
      <text:p text:style-name="P1">United States of America, Mississippi, Leflore County<text:line-break/></text:p>
      <text:p text:style-name="P1">UNITED STATES OF AMERICA, COLORADO, CROWLEY COUNTY<text:line-break/></text:p>
      <text:p text:style-name="P1">United States of America, Nebraska, Valley County<text:line-break/></text:p>
      <text:p text:style-name="P1">UNITED STATES OF AMERICA, TEXAS, CASTRO COUNTY<text:line-break/></text:p>
      <text:p text:style-name="P1">UNITED STATES OF AMERICA, OHIO, LOGAN COUNTY<text:line-break/></text:p>
      <text:p text:style-name="P1">United States of America, West Virginia, Braxton County<text:line-break/></text:p>
      <text:p text:style-name="P1"><text:soft-page-break/>GARCINIA KLAINEI<text:line-break/></text:p>
      <text:p text:style-name="P1">LASIOPETALUM FLORIBUNDUM<text:line-break/></text:p>
      <text:p text:style-name="P1">THELYPTERIS BARTLETTII<text:line-break/></text:p>
      <text:p text:style-name="P1">Carex mollicula<text:line-break/></text:p>
      <text:p text:style-name="P1">FICUS SPRAGUEANA<text:line-break/></text:p>
      <text:p text:style-name="P1">CYRTANDRA MONADANTHA<text:line-break/></text:p>
      <text:p text:style-name="P1">PHOLIDIA GILESII<text:line-break/></text:p>
      <text:p text:style-name="P1">PIPER SUBFLAVICANS<text:line-break/></text:p>
      <text:p text:style-name="P1">Plukenetia scandens<text:line-break/></text:p>
      <text:p text:style-name="P1">Mangifera laurina<text:line-break/></text:p>
      <text:p text:style-name="P1">RUBUS EMOLLITIFOLIUS<text:line-break/></text:p>
      <text:p text:style-name="P1">Begonia thomsonii<text:line-break/></text:p>
      <text:p text:style-name="P1">OSTEOSPERMUM ASPERUM<text:line-break/></text:p>
      <text:p text:style-name="P1">LODOICEA MALDIVICA<text:line-break/></text:p>
      <text:p text:style-name="P1">LEPTOSPERMUM PALUDOSUM<text:line-break/></text:p>
      <text:p text:style-name="P1">Coprosma conferta<text:line-break/></text:p>
      <text:p text:style-name="P1"><text:soft-page-break/>MEXICO, OAXACA, TEPELMEME VILLA DE MORELOS<text:line-break/></text:p>
      <text:p text:style-name="P1">United States of America, Illinois, Randolph County<text:line-break/></text:p>
      <text:p text:style-name="P1">CANADA, QUEBEC PROVINCE, NAPIERVILLE<text:line-break/></text:p>
      <text:p text:style-name="P1">Mexico, Oaxaca, San Juan Lalana<text:line-break/></text:p>
      <text:p text:style-name="P1">UNITED STATES OF AMERICA, GEORGIA, HARALSON COUNTY<text:line-break/></text:p>
      <text:p text:style-name="P1">Canada, Manitoba, Riding Mountain West, Rural Municipality of<text:line-break/></text:p>
      <text:p text:style-name="P1">MEXICO, CAMPECHE, PALIZADA<text:line-break/></text:p>
      <text:p text:style-name="P1">Mexico, Chiapas, Cacahoatan<text:line-break/></text:p>
      <text:p text:style-name="P1">Cuba, Las Tunas<text:line-break/></text:p>
      <text:p text:style-name="P1">UNITED STATES OF AMERICA, INDIANA, RUSH COUNTY<text:line-break/></text:p>
      <text:p text:style-name="P1">CANADA, QUEBEC PROVINCE, LA HAUTE-YAMASKA, MRC<text:line-break/></text:p>
      <text:p text:style-name="P1">UNITED STATES OF AMERICA, MICHIGAN, OSCEOLA COUNTY<text:line-break/></text:p>
      <text:p text:style-name="P1">CANADA, MANITOBA, LORNE, RURAL MUNICIPALITY OF<text:line-break/></text:p>
      <text:p text:style-name="P1">DOMINICA, SAINT ANDREW<text:line-break/></text:p>
      <text:p text:style-name="P1">United States of America, Ohio, Defiance County<text:line-break/></text:p>
      <text:p text:style-name="P1">United States of America, Nebraska, Burt County<text:line-break/></text:p>
      <text:p text:style-name="P1"><text:soft-page-break/>Melocalamus yenbaiensis<text:line-break/></text:p>
      <text:p text:style-name="P1">Cytisus purpureus<text:line-break/></text:p>
      <text:p text:style-name="P1">CAROXYLON PULVINATUM<text:line-break/></text:p>
      <text:p text:style-name="P1">Leptospermum blumei<text:line-break/></text:p>
      <text:p text:style-name="P1">Geanthus trachycarpus<text:line-break/></text:p>
      <text:p text:style-name="P1">Miconia tetramera<text:line-break/></text:p>
      <text:p text:style-name="P1">Rhynchospora fascicularis<text:line-break/></text:p>
      <text:p text:style-name="P1">PASANIA CYRTOCARPA<text:line-break/></text:p>
      <text:p text:style-name="P1">Hieracium × zapalowicksii<text:line-break/></text:p>
      <text:p text:style-name="P1">ATRIPLEX PUSILLA<text:line-break/></text:p>
      <text:p text:style-name="P1">ZOSTERA GEOJEENSIS<text:line-break/></text:p>
      <text:p text:style-name="P1">PECTIS GIBBOSA<text:line-break/></text:p>
      <text:p text:style-name="P1">SIDA POLYANTHA<text:line-break/></text:p>
      <text:p text:style-name="P1">Asparagus maritimus<text:line-break/></text:p>
      <text:p text:style-name="P1">Pectinopitys exigua<text:line-break/></text:p>
      <text:p text:style-name="P1">Eupatorium sericeum<text:line-break/></text:p>
      <text:p text:style-name="P1"><text:soft-page-break/>United States of America, North Dakota, Traill County<text:line-break/></text:p>
      <text:p text:style-name="P1">UNITED STATES OF AMERICA, SOUTH DAKOTA, GREGORY COUNTY<text:line-break/></text:p>
      <text:p text:style-name="P1">Canada, Ontario, United Counties of Stormont, Dundas, and Glengarry<text:line-break/></text:p>
      <text:p text:style-name="P1">HONDURAS, LA PAZ<text:line-break/></text:p>
      <text:p text:style-name="P1">United States of America, Mississippi, Yalobusha County<text:line-break/></text:p>
      <text:p text:style-name="P1">United States of America, Kentucky, Breckinridge County<text:line-break/></text:p>
      <text:p text:style-name="P1">UNITED STATES OF AMERICA, IOWA, SAC COUNTY<text:line-break/></text:p>
      <text:p text:style-name="P1">SAINT LUCIA, DENNERY<text:line-break/></text:p>
      <text:p text:style-name="P1">United States of America, Montana, Toole County<text:line-break/></text:p>
      <text:p text:style-name="P1">United States of America, New York, Saint Lawrence County<text:line-break/></text:p>
      <text:p text:style-name="P1">Mexico, Quintana Roo, Solidaridad<text:line-break/></text:p>
      <text:p text:style-name="P1">Mexico, Tabasco, Comalcalco<text:line-break/></text:p>
      <text:p text:style-name="P1">UNITED STATES OF AMERICA, TEXAS, KING COUNTY<text:line-break/></text:p>
      <text:p text:style-name="P1">United States of America, Nebraska, Phelps County<text:line-break/></text:p>
      <text:p text:style-name="P1">United States of America, West Virginia, Lewis County<text:line-break/></text:p>
      <text:p text:style-name="P1">Canada, Quebec Province, Eeyou Istchee Baie-James<text:line-break/></text:p>
      <text:p text:style-name="P1"><text:soft-page-break/>SCABIOSA SUCCISA<text:line-break/></text:p>
      <text:p text:style-name="P1">POLYGALA BIFOLIATA<text:line-break/></text:p>
      <text:p text:style-name="P1">Caesalpinia virgata<text:line-break/></text:p>
      <text:p text:style-name="P1">CROTON CORIIFOLIUS<text:line-break/></text:p>
      <text:p text:style-name="P1">Astragalus molybdenus<text:line-break/></text:p>
      <text:p text:style-name="P1">CALLISTA TENUICAULIS<text:line-break/></text:p>
      <text:p text:style-name="P1">Hiraea hatschbachii<text:line-break/></text:p>
      <text:p text:style-name="P1">Palicourea agudeloana<text:line-break/></text:p>
      <text:p text:style-name="P1">RHYNCHOSPERMUM VERTICILLATUM<text:line-break/></text:p>
      <text:p text:style-name="P1">Restio propinquus<text:line-break/></text:p>
      <text:p text:style-name="P1">LIPARIS PLATYCHILA<text:line-break/></text:p>
      <text:p text:style-name="P1">STENOMERIA TOMENTOSA<text:line-break/></text:p>
      <text:p text:style-name="P1">Coleus subfrutectosus<text:line-break/></text:p>
      <text:p text:style-name="P1">Euphorbia melillensis<text:line-break/></text:p>
      <text:p text:style-name="P1">Pavetta longituba<text:line-break/></text:p>
      <text:p text:style-name="P1">Tarenna baviensis<text:line-break/></text:p>
      <text:p text:style-name="P1"><text:soft-page-break/>MEXICO, OAXACA, SANTO DOMINGO TONALA<text:line-break/></text:p>
      <text:p text:style-name="P1">UNITED STATES OF AMERICA, TEXAS, BOSQUE COUNTY<text:line-break/></text:p>
      <text:p text:style-name="P1">UNITED STATES OF AMERICA, GEORGIA, SCHLEY COUNTY<text:line-break/></text:p>
      <text:p text:style-name="P1">CANADA, QUEBEC PROVINCE, LA NOUVELLE-BEAUCE, MRC<text:line-break/></text:p>
      <text:p text:style-name="P1">DOMINICAN REPUBLIC, SANTIAGO RODRIGUEZ<text:line-break/></text:p>
      <text:p text:style-name="P1">MEXICO, SONORA, YECORA<text:line-break/></text:p>
      <text:p text:style-name="P1">Mexico, Chiapas, Pantepec<text:line-break/></text:p>
      <text:p text:style-name="P1">UNITED STATES OF AMERICA, NORTH DAKOTA, GRANT COUNTY<text:line-break/></text:p>
      <text:p text:style-name="P1">Canada, Manitoba, Victoria, Rural Municipality of<text:line-break/></text:p>
      <text:p text:style-name="P1">UNITED STATES OF AMERICA, NORTH DAKOTA, WALSH COUNTY<text:line-break/></text:p>
      <text:p text:style-name="P1">UNITED STATES OF AMERICA, SOUTH DAKOTA, MOODY COUNTY<text:line-break/></text:p>
      <text:p text:style-name="P1">United States of America, Nebraska, Howard County<text:line-break/></text:p>
      <text:p text:style-name="P1">United States of America, Missouri, Monroe County<text:line-break/></text:p>
      <text:p text:style-name="P1">Mexico, Michoacan, Buenavista<text:line-break/></text:p>
      <text:p text:style-name="P1">UNITED STATES OF AMERICA, MICHIGAN, BAY COUNTY<text:line-break/></text:p>
      <text:p text:style-name="P1">United States of America, Minnesota, Swift County<text:line-break/></text:p>
      <text:p text:style-name="P1"><text:soft-page-break/>Kaempferia jenjittikuliae<text:line-break/></text:p>
      <text:p text:style-name="P1">Osmia subtruncata<text:line-break/></text:p>
      <text:p text:style-name="P1">VANDELLIA SUBULATA<text:line-break/></text:p>
      <text:p text:style-name="P1">EUPLASSA TAUBERTIANA<text:line-break/></text:p>
      <text:p text:style-name="P1">VERNONIA JALISCANA<text:line-break/></text:p>
      <text:p text:style-name="P1">CORYANTHES TOULEMONDIANA<text:line-break/></text:p>
      <text:p text:style-name="P1">Pongamia madagascariensis<text:line-break/></text:p>
      <text:p text:style-name="P1">Hieracium atrovirescens<text:line-break/></text:p>
      <text:p text:style-name="P1">TARACHIA ADIANTUM-NIGRUM<text:line-break/></text:p>
      <text:p text:style-name="P1">ALOMIA ALATA<text:line-break/></text:p>
      <text:p text:style-name="P1">Populus canescens<text:line-break/></text:p>
      <text:p text:style-name="P1">CRACCA BRACHYCARPA<text:line-break/></text:p>
      <text:p text:style-name="P1">Plumeria barahonensis<text:line-break/></text:p>
      <text:p text:style-name="P1">ASTRACANTHA ZACHLENSIS<text:line-break/></text:p>
      <text:p text:style-name="P1">CAYRATIA CARNOSA<text:line-break/></text:p>
      <text:p text:style-name="P1">SOLANUM CINEREUM<text:line-break/></text:p>
      <text:p text:style-name="P1"><text:soft-page-break/>Canada, Saskatchewan, Duck Lake No. 463<text:line-break/></text:p>
      <text:p text:style-name="P1">Antigua and Barbuda, Redonda Island<text:line-break/></text:p>
      <text:p text:style-name="P1">MEXICO, ZACATECAS, VILLA HIDALGO<text:line-break/></text:p>
      <text:p text:style-name="P1">Mexico, San Luis Potosi, Tamasopo<text:line-break/></text:p>
      <text:p text:style-name="P1">United States of America, Iowa, Warren County<text:line-break/></text:p>
      <text:p text:style-name="P1">United States of America, New Mexico, Cibola County<text:line-break/></text:p>
      <text:p text:style-name="P1">Mexico, Sonora, Rosario de Tesopaco<text:line-break/></text:p>
      <text:p text:style-name="P1">VIRGIN ISLANDS (U.K.), ANEGADA<text:line-break/></text:p>
      <text:p text:style-name="P1">Mexico, Veracruz, Jilotepec<text:line-break/></text:p>
      <text:p text:style-name="P1">Dominican Republic, Monte Plata<text:line-break/></text:p>
      <text:p text:style-name="P1">United States of America, Ohio, Guernsey County<text:line-break/></text:p>
      <text:p text:style-name="P1">CANADA, ALBERTA, LETHBRIDGE COUNTY<text:line-break/></text:p>
      <text:p text:style-name="P1">Canada, Manitoba, Alonsa, Rural Municipality of<text:line-break/></text:p>
      <text:p text:style-name="P1">CANADA, QUEBEC PROVINCE, L'ASSOMPTION, MRC<text:line-break/></text:p>
      <text:p text:style-name="P1">MEXICO, QUINTANA ROO, FELIPE CARRILLO PUERTO<text:line-break/></text:p>
      <text:p text:style-name="P1">UNITED STATES OF AMERICA, KENTUCKY, TRIMBLE COUNTY<text:line-break/></text:p>
      <text:p text:style-name="P1"><text:soft-page-break/>Epidendrum rodrigoi<text:line-break/></text:p>
      <text:p text:style-name="P1">Piper hookerianum<text:line-break/></text:p>
      <text:p text:style-name="P1">ROSA CZIRAGENSIS<text:line-break/></text:p>
      <text:p text:style-name="P1">HIERACIUM INCISODENTATUM<text:line-break/></text:p>
      <text:p text:style-name="P1">DESCHAMPSIA CONFINIS<text:line-break/></text:p>
      <text:p text:style-name="P1">Volkameria schenkii<text:line-break/></text:p>
      <text:p text:style-name="P1">VIOLA EINSELEANA<text:line-break/></text:p>
      <text:p text:style-name="P1">Delphinium lasiantherum<text:line-break/></text:p>
      <text:p text:style-name="P1">BAECKEA LAURIFOLIA<text:line-break/></text:p>
      <text:p text:style-name="P1">Helixanthera coccinea<text:line-break/></text:p>
      <text:p text:style-name="P1">PEPEROMIA DUARTENSIS<text:line-break/></text:p>
      <text:p text:style-name="P1">RANDIA DONIANA<text:line-break/></text:p>
      <text:p text:style-name="P1">VILFA JACQUEMONTII<text:line-break/></text:p>
      <text:p text:style-name="P1">Aïphanes leiospatha<text:line-break/></text:p>
      <text:p text:style-name="P1">Nepeta sorgerae<text:line-break/></text:p>
      <text:p text:style-name="P1">Ranunculus kunmingensis<text:line-break/></text:p>
      <text:p text:style-name="P1"><text:soft-page-break/>CANADA, SASKATCHEWAN, CARMICHAEL NO. 109<text:line-break/></text:p>
      <text:p text:style-name="P1">CANADA, MANITOBA, SAINT ANDREWS, RURAL MUNICIPALITY OF<text:line-break/></text:p>
      <text:p text:style-name="P1">Saint Lucia, Vieux-Fort<text:line-break/></text:p>
      <text:p text:style-name="P1">MEXICO, MICHOACAN, SAN LUCAS<text:line-break/></text:p>
      <text:p text:style-name="P1">UNITED STATES OF AMERICA, NEBRASKA, JOHNSON COUNTY<text:line-break/></text:p>
      <text:p text:style-name="P1">United States of America, Virginia, Cumberland County<text:line-break/></text:p>
      <text:p text:style-name="P1">United States of America, West Virginia, Logan County<text:line-break/></text:p>
      <text:p text:style-name="P1">United States of America, Illinois, Saline County<text:line-break/></text:p>
      <text:p text:style-name="P1">United States of America, Wisconsin, Menominee County<text:line-break/></text:p>
      <text:p text:style-name="P1">UNITED STATES OF AMERICA, MINNESOTA, CARVER COUNTY<text:line-break/></text:p>
      <text:p text:style-name="P1">Mexico, Chiapas, Totolapa<text:line-break/></text:p>
      <text:p text:style-name="P1">United States of America, Kentucky, Harrison County<text:line-break/></text:p>
      <text:p text:style-name="P1">Mexico, Sonora, Altar<text:line-break/></text:p>
      <text:p text:style-name="P1">United States of America, South Dakota, Hughes County<text:line-break/></text:p>
      <text:p text:style-name="P1">MEXICO, YUCATAN, TIZIMIN<text:line-break/></text:p>
      <text:p text:style-name="P1">UNITED STATES OF AMERICA, OHIO, HENRY COUNTY<text:line-break/></text:p>
      <text:p text:style-name="P1"><text:soft-page-break/>Coelogyne megacallosa<text:line-break/></text:p>
      <text:p text:style-name="P1">Dampiera ovalifolia<text:line-break/></text:p>
      <text:p text:style-name="P1">Kayea rivulorum<text:line-break/></text:p>
      <text:p text:style-name="P1">PENSTEMON DUBIUS<text:line-break/></text:p>
      <text:p text:style-name="P1">COELOGYNE MAGNIFLORA<text:line-break/></text:p>
      <text:p text:style-name="P1">SOLANUM RUPICOLA<text:line-break/></text:p>
      <text:p text:style-name="P1">PTOSIMOPAPPUS SEMPERVIRENS<text:line-break/></text:p>
      <text:p text:style-name="P1">LASIANDRA URVILLEANA<text:line-break/></text:p>
      <text:p text:style-name="P1">ERYNGIUM SANGUISORBA<text:line-break/></text:p>
      <text:p text:style-name="P1">Xyris scabrifolia<text:line-break/></text:p>
      <text:p text:style-name="P1">Callipteris attenuata<text:line-break/></text:p>
      <text:p text:style-name="P1">Basananthe botryoidea<text:line-break/></text:p>
      <text:p text:style-name="P1">PENNISETUM BAOJIENSE<text:line-break/></text:p>
      <text:p text:style-name="P1">RYTIDOSPERMA HORRENS<text:line-break/></text:p>
      <text:p text:style-name="P1">ROLDANA PLATANIFOLIA<text:line-break/></text:p>
      <text:p text:style-name="P1">Woodsia shensiensis<text:line-break/></text:p>
      <text:p text:style-name="P1"><text:soft-page-break/>United States of America, Ohio, Paulding County<text:line-break/></text:p>
      <text:p text:style-name="P1">UNITED STATES OF AMERICA, KENTUCKY, ADAIR COUNTY<text:line-break/></text:p>
      <text:p text:style-name="P1">MEXICO, VERACRUZ, TUXPAM<text:line-break/></text:p>
      <text:p text:style-name="P1">UNITED STATES OF AMERICA, WISCONSIN, TAYLOR COUNTY<text:line-break/></text:p>
      <text:p text:style-name="P1">Mexico, Veracruz, Tonayan<text:line-break/></text:p>
      <text:p text:style-name="P1">Cuba, Sancti Spiritus<text:line-break/></text:p>
      <text:p text:style-name="P1">CANADA, MANITOBA, RIVERDALE, RURAL MUNICIPALITY OF<text:line-break/></text:p>
      <text:p text:style-name="P1">PANAMA, LOS SANTOS<text:line-break/></text:p>
      <text:p text:style-name="P1">United States of America, Kentucky, Clay County<text:line-break/></text:p>
      <text:p text:style-name="P1">MEXICO, COLIMA, COMALA<text:line-break/></text:p>
      <text:p text:style-name="P1">Canada, Quebec Province, Le Domaine-du-Roy, MRC<text:line-break/></text:p>
      <text:p text:style-name="P1">UNITED STATES OF AMERICA, OHIO, CARROLL COUNTY<text:line-break/></text:p>
      <text:p text:style-name="P1">Panama, Panama Oeste (Panama)<text:line-break/></text:p>
      <text:p text:style-name="P1">Mexico, Hidalgo, San Salvador<text:line-break/></text:p>
      <text:p text:style-name="P1">UNITED STATES OF AMERICA, IOWA, CEDAR COUNTY<text:line-break/></text:p>
      <text:p text:style-name="P1">United States of America, Kentucky, McLean County<text:line-break/></text:p>
      <text:p text:style-name="P1"><text:soft-page-break/>Periboea paucifolia<text:line-break/></text:p>
      <text:p text:style-name="P1">ASPICARPA LINEARIFOLIA<text:line-break/></text:p>
      <text:p text:style-name="P1">Bassia hostilis<text:line-break/></text:p>
      <text:p text:style-name="P1">Utricularia obovata<text:line-break/></text:p>
      <text:p text:style-name="P1">GOEPPERTIA ACUMINATA<text:line-break/></text:p>
      <text:p text:style-name="P1">EUGENIA VIOLASCENS<text:line-break/></text:p>
      <text:p text:style-name="P1">CAMPELIA STANDLEYI<text:line-break/></text:p>
      <text:p text:style-name="P1">Eragrostis macrochlamys<text:line-break/></text:p>
      <text:p text:style-name="P1">PSYCHOTRIA SPICATA<text:line-break/></text:p>
      <text:p text:style-name="P1">Veronica lepida<text:line-break/></text:p>
      <text:p text:style-name="P1">TECTARIA ATHYRIOSORA<text:line-break/></text:p>
      <text:p text:style-name="P1">Polystichum lonchitis<text:line-break/></text:p>
      <text:p text:style-name="P1">Piper philippinense<text:line-break/></text:p>
      <text:p text:style-name="P1">CHIRONIA MINOR<text:line-break/></text:p>
      <text:p text:style-name="P1">PHILODENDRON CONSANGUINEUM<text:line-break/></text:p>
      <text:p text:style-name="P1">Rumicastrum remotum<text:line-break/></text:p>
      <text:p text:style-name="P1"><text:soft-page-break/>Canada, Manitoba, Dufferin, Rural Municipality of<text:line-break/></text:p>
      <text:p text:style-name="P1">United States of America, Kentucky, Morgan County<text:line-break/></text:p>
      <text:p text:style-name="P1">MEXICO, CAMPECHE, CALAKMUL<text:line-break/></text:p>
      <text:p text:style-name="P1">SAINT LUCIA, DAUPHIN<text:line-break/></text:p>
      <text:p text:style-name="P1">Canada, Ontario, Glengarry County<text:line-break/></text:p>
      <text:p text:style-name="P1">MEXICO, CHIAPAS, YAJALON<text:line-break/></text:p>
      <text:p text:style-name="P1">Canada, Manitoba, Swan Valley West, Rural Municipality of<text:line-break/></text:p>
      <text:p text:style-name="P1">CANADA, ALBERTA, LAC LA BICHE COUNTY<text:line-break/></text:p>
      <text:p text:style-name="P1">Panama, Kuna Yala<text:line-break/></text:p>
      <text:p text:style-name="P1">Mexico, Chiapas, Tuxtla Gutierrez<text:line-break/></text:p>
      <text:p text:style-name="P1">MEXICO, SONORA, HUACHINERA<text:line-break/></text:p>
      <text:p text:style-name="P1">MEXICO, TAMAULIPAS, GUEMEZ<text:line-break/></text:p>
      <text:p text:style-name="P1">United States of America, Texas, Falls County<text:line-break/></text:p>
      <text:p text:style-name="P1">Mexico, Veracruz, Nogales<text:line-break/></text:p>
      <text:p text:style-name="P1">UNITED STATES OF AMERICA, NEBRASKA, MCPHERSON COUNTY<text:line-break/></text:p>
      <text:p text:style-name="P1">United States of America, Iowa, Marion County<text:line-break/></text:p>
      <text:p text:style-name="P1"><text:soft-page-break/>CALANDRINIA NEVADENSIS<text:line-break/></text:p>
      <text:p text:style-name="P1">Ida fimbriata<text:line-break/></text:p>
      <text:p text:style-name="P1">Rosa esquirolii<text:line-break/></text:p>
      <text:p text:style-name="P1">CYPERUS INCOMPRESSUS<text:line-break/></text:p>
      <text:p text:style-name="P1">GONZALAGUNIA TOMENTOSA<text:line-break/></text:p>
      <text:p text:style-name="P1">EUPATORIUM RETICULATUM<text:line-break/></text:p>
      <text:p text:style-name="P1">Silene rotundifolia<text:line-break/></text:p>
      <text:p text:style-name="P1">AMPAROA STELLATA<text:line-break/></text:p>
      <text:p text:style-name="P1">TRAGIA DENTATA<text:line-break/></text:p>
      <text:p text:style-name="P1">Diplusodon sordidus<text:line-break/></text:p>
      <text:p text:style-name="P1">EURYA RUGOSA<text:line-break/></text:p>
      <text:p text:style-name="P1">PENNISETUM VERTICILLATUM<text:line-break/></text:p>
      <text:p text:style-name="P1">LISTROSTACHYS FRAGRANTISSIMA<text:line-break/></text:p>
      <text:p text:style-name="P1">PALALA OTOBA<text:line-break/></text:p>
      <text:p text:style-name="P1">Schizachyrium vallsii<text:line-break/></text:p>
      <text:p text:style-name="P1">ACNISTUS DOLICHOSTYLUS<text:line-break/></text:p>
      <text:p text:style-name="P1"><text:soft-page-break/>UNITED STATES OF AMERICA, TEXAS, HALE COUNTY<text:line-break/></text:p>
      <text:p text:style-name="P1">Mexico, Coahuila, Acuna<text:line-break/></text:p>
      <text:p text:style-name="P1">UNITED STATES OF AMERICA, MONTANA, WIBAUX COUNTY<text:line-break/></text:p>
      <text:p text:style-name="P1">MEXICO, VERACRUZ, XICO<text:line-break/></text:p>
      <text:p text:style-name="P1">MEXICO, OAXACA, SAN PEDRO HUILOTEPEC<text:line-break/></text:p>
      <text:p text:style-name="P1">MEXICO, MORELOS, TEPOZTLAN<text:line-break/></text:p>
      <text:p text:style-name="P1">United States of America, South Dakota, Aurora County<text:line-break/></text:p>
      <text:p text:style-name="P1">United States of America, Virginia, Orange County<text:line-break/></text:p>
      <text:p text:style-name="P1">United States of America, Illinois, Montgomery County<text:line-break/></text:p>
      <text:p text:style-name="P1">United States of America, Michigan, Branch County<text:line-break/></text:p>
      <text:p text:style-name="P1">El Salvador, Usulatan<text:line-break/></text:p>
      <text:p text:style-name="P1">Canada, Manitoba, Hillsburg-Roblin-Shell River, Rural Municipality of<text:line-break/></text:p>
      <text:p text:style-name="P1">Canada, Saskatchewan, Chicken No. 224<text:line-break/></text:p>
      <text:p text:style-name="P1">United States of America, Nebraska, Saunders County<text:line-break/></text:p>
      <text:p text:style-name="P1">UNITED STATES OF AMERICA, OHIO, BROWN COUNTY<text:line-break/></text:p>
      <text:p text:style-name="P1">United States of America, Nebraska, Colfax County<text:line-break/></text:p>
      <text:p text:style-name="P1"><text:soft-page-break/>BLOTIELLA CORIACEA<text:line-break/></text:p>
      <text:p text:style-name="P1">Philadelphus ledebourii<text:line-break/></text:p>
      <text:p text:style-name="P1">ERIGERON MORRISONENSIS<text:line-break/></text:p>
      <text:p text:style-name="P1">Fibraurea tinctoria<text:line-break/></text:p>
      <text:p text:style-name="P1">MANILKARA CALDERONII<text:line-break/></text:p>
      <text:p text:style-name="P1">SYZYGIUM CHIMANIMANIENSE<text:line-break/></text:p>
      <text:p text:style-name="P1">ILEX LEPTOPHYLLA<text:line-break/></text:p>
      <text:p text:style-name="P1">THEOBROMA CAPILLIFERUM<text:line-break/></text:p>
      <text:p text:style-name="P1">Tithymalus tehuacanus<text:line-break/></text:p>
      <text:p text:style-name="P1">Pycnophyllum stubelii<text:line-break/></text:p>
      <text:p text:style-name="P1">Mesosphaerum nicaraguense<text:line-break/></text:p>
      <text:p text:style-name="P1">Phragmipedium ecuadorense<text:line-break/></text:p>
      <text:p text:style-name="P1">Taraxacum aequisectum<text:line-break/></text:p>
      <text:p text:style-name="P1">Anacampseros ciliaris<text:line-break/></text:p>
      <text:p text:style-name="P1">Hieracium leptophytomorphum<text:line-break/></text:p>
      <text:p text:style-name="P1">Melaleuca megacephala<text:line-break/></text:p>
      <text:p text:style-name="P1"><text:soft-page-break/>UNITED STATES OF AMERICA, TEXAS, CARSON COUNTY<text:line-break/></text:p>
      <text:p text:style-name="P1">CANADA, QUEBEC PROVINCE, LE FJORD-DU-SAGUENAY, MRC<text:line-break/></text:p>
      <text:p text:style-name="P1">MEXICO, SINALOA, ROSARIO<text:line-break/></text:p>
      <text:p text:style-name="P1">UNITED STATES OF AMERICA, KENTUCKY, HENRY COUNTY<text:line-break/></text:p>
      <text:p text:style-name="P1">Saint Eustatius<text:line-break/></text:p>
      <text:p text:style-name="P1">Mexico, Veracruz, Zacualpan<text:line-break/></text:p>
      <text:p text:style-name="P1">UNITED STATES OF AMERICA, VIRGINIA, LANCASTER COUNTY<text:line-break/></text:p>
      <text:p text:style-name="P1">Mexico, Oaxaca, Putla Villa de Guerrero<text:line-break/></text:p>
      <text:p text:style-name="P1">MEXICO, OAXACA, SANTA MARIA IXCATLAN<text:line-break/></text:p>
      <text:p text:style-name="P1">United States of America, Mississippi, Grenada County<text:line-break/></text:p>
      <text:p text:style-name="P1">UNITED STATES OF AMERICA, IDAHO, JEROME COUNTY<text:line-break/></text:p>
      <text:p text:style-name="P1">United States of America, Georgia, Lamar County<text:line-break/></text:p>
      <text:p text:style-name="P1">MEXICO, VERACRUZ, MIAHUATLAN<text:line-break/></text:p>
      <text:p text:style-name="P1">United States of America, Ohio, Seneca County<text:line-break/></text:p>
      <text:p text:style-name="P1">Mexico, Veracruz, Puente Nacional<text:line-break/></text:p>
      <text:p text:style-name="P1">Nicaragua, Carazo<text:line-break/></text:p>
      <text:p text:style-name="P1"><text:soft-page-break/>FUIRENA ERIOLOMA<text:line-break/></text:p>
      <text:p text:style-name="P1">Hibbertia asterella<text:line-break/></text:p>
      <text:p text:style-name="P1">Hieracium urezzae<text:line-break/></text:p>
      <text:p text:style-name="P1">SANSEVIERIA YUMBIENSIS<text:line-break/></text:p>
      <text:p text:style-name="P1">MEDICAGO LADAK<text:line-break/></text:p>
      <text:p text:style-name="P1">Licania vaupesana<text:line-break/></text:p>
      <text:p text:style-name="P1">Henriettea punctata<text:line-break/></text:p>
      <text:p text:style-name="P1">Ipomoea funis<text:line-break/></text:p>
      <text:p text:style-name="P1">STELIS SYNSEPALA<text:line-break/></text:p>
      <text:p text:style-name="P1">Kumara plicatilis<text:line-break/></text:p>
      <text:p text:style-name="P1">Thuja pygmaea<text:line-break/></text:p>
      <text:p text:style-name="P1">XYLOPHYLLA MONTANA<text:line-break/></text:p>
      <text:p text:style-name="P1">EUGENIA WILLIAMSIANA<text:line-break/></text:p>
      <text:p text:style-name="P1">BASANANTHE GOSSWEILERI<text:line-break/></text:p>
      <text:p text:style-name="P1">DIOGOA RETIVENIA<text:line-break/></text:p>
      <text:p text:style-name="P1">Mesembryanthemum salicornioides<text:line-break/></text:p>
      <text:p text:style-name="P1"><text:soft-page-break/>United States of America, Colorado, Sedgwick County<text:line-break/></text:p>
      <text:p text:style-name="P1">Mexico, Coahuila, Matamoros<text:line-break/></text:p>
      <text:p text:style-name="P1">MEXICO, CHIAPAS, LA LIBERTAD<text:line-break/></text:p>
      <text:p text:style-name="P1">UNITED STATES OF AMERICA, VIRGINIA, LUNENBURG COUNTY<text:line-break/></text:p>
      <text:p text:style-name="P1">United States of America, North Dakota, Foster County<text:line-break/></text:p>
      <text:p text:style-name="P1">Mexico, Sonora, Plutarco Elias Calles<text:line-break/></text:p>
      <text:p text:style-name="P1">United States of America, Virginia, Westmoreland County<text:line-break/></text:p>
      <text:p text:style-name="P1">MEXICO, NUEVO LEON, ITURBIDE<text:line-break/></text:p>
      <text:p text:style-name="P1">MEXICO, SONORA, CUMPAS<text:line-break/></text:p>
      <text:p text:style-name="P1">DOMINICA, SAINT MARK<text:line-break/></text:p>
      <text:p text:style-name="P1">Mexico, Sonora, Villa Pesqueira<text:line-break/></text:p>
      <text:p text:style-name="P1">MEXICO, SONORA, SAN MIGUEL DE HORCASITAS<text:line-break/></text:p>
      <text:p text:style-name="P1">UNITED STATES OF AMERICA, IOWA, JACKSON COUNTY<text:line-break/></text:p>
      <text:p text:style-name="P1">United States of America, Illinois, Shelby County<text:line-break/></text:p>
      <text:p text:style-name="P1">Canada, Alberta, County of Stettler No. 6<text:line-break/></text:p>
      <text:p text:style-name="P1">United States of America, Virginia, Northumberland County<text:line-break/></text:p>
      <text:p text:style-name="P1"><text:soft-page-break/>HIERACIUM IMPEXIDENS<text:line-break/></text:p>
      <text:p text:style-name="P1">FEUILLEEA SESSEANA<text:line-break/></text:p>
      <text:p text:style-name="P1">MUSCARI WALLII<text:line-break/></text:p>
      <text:p text:style-name="P1">Strychnos chrysocarpa<text:line-break/></text:p>
      <text:p text:style-name="P1">WEINMANNIA SERRATA<text:line-break/></text:p>
      <text:p text:style-name="P1">OLBIA MICANS<text:line-break/></text:p>
      <text:p text:style-name="P1">VITEX IRINGENSIS<text:line-break/></text:p>
      <text:p text:style-name="P1">POLYGALA SOPHIAE<text:line-break/></text:p>
      <text:p text:style-name="P1">ANTHOXANTHUM PILOSUM<text:line-break/></text:p>
      <text:p text:style-name="P1">DUVAUA FASCICULATA<text:line-break/></text:p>
      <text:p text:style-name="P1">Hieracium psilocentroides<text:line-break/></text:p>
      <text:p text:style-name="P1">COLEUS BARIENSIS<text:line-break/></text:p>
      <text:p text:style-name="P1">JUSTICIA ZOLLINGERIANA<text:line-break/></text:p>
      <text:p text:style-name="P1">Melicope contermina<text:line-break/></text:p>
      <text:p text:style-name="P1">Chamguava musarum<text:line-break/></text:p>
      <text:p text:style-name="P1">Zigadenus brevibracteatus<text:line-break/></text:p>
      <text:p text:style-name="P1"><text:soft-page-break/>Mexico, Nayarit, Compostela<text:line-break/></text:p>
      <text:p text:style-name="P1">Canada, Manitoba, West Interlake, Rural Municipality of<text:line-break/></text:p>
      <text:p text:style-name="P1">United States of America, Ohio, Van Wert County<text:line-break/></text:p>
      <text:p text:style-name="P1">UNITED STATES OF AMERICA, NEBRASKA, STANTON COUNTY<text:line-break/></text:p>
      <text:p text:style-name="P1">MEXICO, OAXACA, SAN ANTONIO HUITEPEC<text:line-break/></text:p>
      <text:p text:style-name="P1">Mexico, Chiapas, Chanal<text:line-break/></text:p>
      <text:p text:style-name="P1">Dominican Republic, Sanchez Ramirez<text:line-break/></text:p>
      <text:p text:style-name="P1">UNITED STATES OF AMERICA, ILLINOIS, PERRY COUNTY<text:line-break/></text:p>
      <text:p text:style-name="P1">Mexico, Chiapas, Acacoyagua<text:line-break/></text:p>
      <text:p text:style-name="P1">UNITED STATES OF AMERICA, KENTUCKY, FLOYD COUNTY<text:line-break/></text:p>
      <text:p text:style-name="P1">MEXICO, VERACRUZ, XALAPA<text:line-break/></text:p>
      <text:p text:style-name="P1">UNITED STATES OF AMERICA, MISSISSIPPI, MONTGOMERY COUNTY<text:line-break/></text:p>
      <text:p text:style-name="P1">MEXICO, SONORA, PUERTO PENASCO<text:line-break/></text:p>
      <text:p text:style-name="P1">Mexico, Sonora, Baviacora<text:line-break/></text:p>
      <text:p text:style-name="P1">United States of America, Nebraska, Gage County<text:line-break/></text:p>
      <text:p text:style-name="P1">PANAMA, CHIRIQUI, BUGABA<text:line-break/></text:p>
      <text:p text:style-name="P1"><text:soft-page-break/>Mallea rothii<text:line-break/></text:p>
      <text:p text:style-name="P1">THESIUM URCEOLATUM<text:line-break/></text:p>
      <text:p text:style-name="P1">FARSETIA UNDULICARPA<text:line-break/></text:p>
      <text:p text:style-name="P1">SOBRALIA PARADISIACA<text:line-break/></text:p>
      <text:p text:style-name="P1">Salix laxiflora<text:line-break/></text:p>
      <text:p text:style-name="P1">Beilschmiedia pubescens<text:line-break/></text:p>
      <text:p text:style-name="P1">Orchis comperiana<text:line-break/></text:p>
      <text:p text:style-name="P1">Telanthera frutescens<text:line-break/></text:p>
      <text:p text:style-name="P1">ANDROPOGON LANIGER<text:line-break/></text:p>
      <text:p text:style-name="P1">Eugenia potiraguensis<text:line-break/></text:p>
      <text:p text:style-name="P1">CALLISTA JONOPUS<text:line-break/></text:p>
      <text:p text:style-name="P1">SCOLYMOCEPHALUS FORMOSUS<text:line-break/></text:p>
      <text:p text:style-name="P1">ERIA MOLUCCANA<text:line-break/></text:p>
      <text:p text:style-name="P1">Minuartia pseudosaxifraga<text:line-break/></text:p>
      <text:p text:style-name="P1">Racosperma jucundum<text:line-break/></text:p>
      <text:p text:style-name="P1">Ilex belizensis<text:line-break/></text:p>
      <text:p text:style-name="P1"><text:soft-page-break/>UNITED STATES OF AMERICA, ILLINOIS, SCOTT COUNTY<text:line-break/></text:p>
      <text:p text:style-name="P1">UNITED STATES OF AMERICA, OHIO, MADISON COUNTY<text:line-break/></text:p>
      <text:p text:style-name="P1">UNITED STATES OF AMERICA, ARKANSAS, BUTLER COUNTY (ARKANSAS)<text:line-break/></text:p>
      <text:p text:style-name="P1">Canada, Saskatchewan, Reno No. 51<text:line-break/></text:p>
      <text:p text:style-name="P1">United States of America, Montana, Liberty County<text:line-break/></text:p>
      <text:p text:style-name="P1">United States of America, Montana, Roosevelt County<text:line-break/></text:p>
      <text:p text:style-name="P1">Canada, Manitoba, Rosedale, Rural Municipality of<text:line-break/></text:p>
      <text:p text:style-name="P1">BRAZIL, DISTRITO FEDERAL<text:line-break/></text:p>
      <text:p text:style-name="P1">Peru, Cusco, Quispicanchi<text:line-break/></text:p>
      <text:p text:style-name="P1">Colombia, Santander<text:line-break/></text:p>
      <text:p text:style-name="P1">Peru, Huanuco<text:line-break/></text:p>
      <text:p text:style-name="P1">ARGENTINA, TUCUMAN, TAFI<text:line-break/></text:p>
      <text:p text:style-name="P1">Brazil, Rio Grande do Sul<text:line-break/></text:p>
      <text:p text:style-name="P1">COLOMBIA, VAUPES<text:line-break/></text:p>
      <text:p text:style-name="P1">BRAZIL, PARANA<text:line-break/></text:p>
      <text:p text:style-name="P1">COLOMBIA, NORTE DE SANTANDER<text:line-break/></text:p>
      <text:p text:style-name="P1"><text:soft-page-break/>Eriogonum lachnostegium<text:line-break/></text:p>
      <text:p text:style-name="P1">DROSERA ELONGATA<text:line-break/></text:p>
      <text:p text:style-name="P1">TETRAPTERYS CORDIFOLIA<text:line-break/></text:p>
      <text:p text:style-name="P1">EXANDRA RHODOCLADA<text:line-break/></text:p>
      <text:p text:style-name="P1">HEINSENIA SYLVESTRIS<text:line-break/></text:p>
      <text:p text:style-name="P1">Cerastium obtusatum<text:line-break/></text:p>
      <text:p text:style-name="P1">Salvia bogotensis<text:line-break/></text:p>
      <text:p text:style-name="P1">Psidium insulincola<text:line-break/></text:p>
      <text:p text:style-name="P1">COCCOLOBA TUERCKHEIMII<text:line-break/></text:p>
      <text:p text:style-name="P1">ACANTHODIUM MARGINATUM<text:line-break/></text:p>
      <text:p text:style-name="P1">Uniyala salviifolia<text:line-break/></text:p>
      <text:p text:style-name="P1">Plectronia cornelioides<text:line-break/></text:p>
      <text:p text:style-name="P1">PANICUM FLAVO-MARGINATUM<text:line-break/></text:p>
      <text:p text:style-name="P1">PSYCHOTRIA GRANDIS<text:line-break/></text:p>
      <text:p text:style-name="P1">CREPIS CICHORIODES<text:line-break/></text:p>
      <text:p text:style-name="P1">EULOPHIA ROBUSTA<text:line-break/></text:p>
      <text:p text:style-name="P1"><text:soft-page-break/>Venezuela, Amazonas<text:line-break/></text:p>
      <text:p text:style-name="P1">BRAZIL<text:line-break/></text:p>
      <text:p text:style-name="P1">BRAZIL, MINAS GERAIS<text:line-break/></text:p>
      <text:p text:style-name="P1">Colombia, Cauca<text:line-break/></text:p>
      <text:p text:style-name="P1">Ecuador, Esmeraldas<text:line-break/></text:p>
      <text:p text:style-name="P1">Peru, Amazonas, Bongara<text:line-break/></text:p>
      <text:p text:style-name="P1">Ecuador, Cotopaxi<text:line-break/></text:p>
      <text:p text:style-name="P1">Ecuador, Carchi<text:line-break/></text:p>
      <text:p text:style-name="P1">COLOMBIA<text:line-break/></text:p>
      <text:p text:style-name="P1">COLOMBIA, BOYACA<text:line-break/></text:p>
      <text:p text:style-name="P1">Brazil, Sao Paulo<text:line-break/></text:p>
      <text:p text:style-name="P1">Colombia, Magdalena<text:line-break/></text:p>
      <text:p text:style-name="P1">COLOMBIA, CUNDINAMARCA<text:line-break/></text:p>
      <text:p text:style-name="P1">Ecuador, Los Rios<text:line-break/></text:p>
      <text:p text:style-name="P1">Ecuador, Loja<text:line-break/></text:p>
      <text:p text:style-name="P1">PERU<text:line-break/></text:p>
      <text:p text:style-name="P1"><text:soft-page-break/>CONCHOCARPUS RACEMOSUS<text:line-break/></text:p>
      <text:p text:style-name="P1">Cissus rupicola<text:line-break/></text:p>
      <text:p text:style-name="P1">SABIA RACEMOSA<text:line-break/></text:p>
      <text:p text:style-name="P1">Plantago mexicana<text:line-break/></text:p>
      <text:p text:style-name="P1">SELAGINELLA STRIGOSA<text:line-break/></text:p>
      <text:p text:style-name="P1">Syringodea abietina<text:line-break/></text:p>
      <text:p text:style-name="P1">Alchornea passargei<text:line-break/></text:p>
      <text:p text:style-name="P1">OLMEDIA CUBENSIS<text:line-break/></text:p>
      <text:p text:style-name="P1">COCLEORCHIS SARCOGLOTTIDIS<text:line-break/></text:p>
      <text:p text:style-name="P1">PEDICULARIS KOSHIENSIS<text:line-break/></text:p>
      <text:p text:style-name="P1">Schmidelia integrifolia<text:line-break/></text:p>
      <text:p text:style-name="P1">Primula standleyana<text:line-break/></text:p>
      <text:p text:style-name="P1">LAELIA FOURNIERI<text:line-break/></text:p>
      <text:p text:style-name="P1">HIERACIUM AMBLYGLOCHIN<text:line-break/></text:p>
      <text:p text:style-name="P1">ELCISMIA HAASTII<text:line-break/></text:p>
      <text:p text:style-name="P1">PROTIUM BARACOENSE<text:line-break/></text:p>
      <text:p text:style-name="P1"><text:soft-page-break/>BRAZIL, RIO DE JANEIRO<text:line-break/></text:p>
      <text:p text:style-name="P1">Ecuador<text:line-break/></text:p>
      <text:p text:style-name="P1">BRAZIL, MARANHAO<text:line-break/></text:p>
      <text:p text:style-name="P1">BOLIVIA, COCHABAMBA, CERCADO<text:line-break/></text:p>
      <text:p text:style-name="P1">ARGENTINA, SALTA<text:line-break/></text:p>
      <text:p text:style-name="P1">Venezuela<text:line-break/></text:p>
      <text:p text:style-name="P1">ECUADOR, MORONA-SANTIAGO<text:line-break/></text:p>
      <text:p text:style-name="P1">Bolivia<text:line-break/></text:p>
      <text:p text:style-name="P1">Argentina, Tucuman, Burruyacu<text:line-break/></text:p>
      <text:p text:style-name="P1">ECUADOR, PASTAZA<text:line-break/></text:p>
      <text:p text:style-name="P1">COLOMBIA, CALDAS<text:line-break/></text:p>
      <text:p text:style-name="P1">Argentina, La Rioja<text:line-break/></text:p>
      <text:p text:style-name="P1">COLOMBIA, NARINO<text:line-break/></text:p>
      <text:p text:style-name="P1">Ecuador, Tungurahua<text:line-break/></text:p>
      <text:p text:style-name="P1">ARGENTINA, SALTA, ORAN<text:line-break/></text:p>
      <text:p text:style-name="P1">ECUADOR, AZUAY<text:line-break/></text:p>
      <text:p text:style-name="P1"><text:soft-page-break/>CLAYTONIA PUMILA<text:line-break/></text:p>
      <text:p text:style-name="P1">HYPERICUM POLYGONIFOLIUM<text:line-break/></text:p>
      <text:p text:style-name="P1">HYLODESMUM LAXUM<text:line-break/></text:p>
      <text:p text:style-name="P1">Timonius singularis<text:line-break/></text:p>
      <text:p text:style-name="P1">DILLWYNIA TENUIFOLIA<text:line-break/></text:p>
      <text:p text:style-name="P1">CAPNOIDES PACHYLOBUM<text:line-break/></text:p>
      <text:p text:style-name="P1">BRASSICA SINAPISTRUM<text:line-break/></text:p>
      <text:p text:style-name="P1">SYNTHERISMA BARBATUM<text:line-break/></text:p>
      <text:p text:style-name="P1">Pseudogynoxys engleri<text:line-break/></text:p>
      <text:p text:style-name="P1">PELIOSANTHES MONTICOLA<text:line-break/></text:p>
      <text:p text:style-name="P1">ALISMORCHIS LONGIPES<text:line-break/></text:p>
      <text:p text:style-name="P1">MONOCLADUS SOLIDUS<text:line-break/></text:p>
      <text:p text:style-name="P1">LEPISORUS PAPAKENSIS<text:line-break/></text:p>
      <text:p text:style-name="P1">PLEOPELTIS STOLZII<text:line-break/></text:p>
      <text:p text:style-name="P1">PICRIS GLOBULIFERA<text:line-break/></text:p>
      <text:p text:style-name="P1">Phlomoides pararotata<text:line-break/></text:p>
      <text:p text:style-name="P1"><text:soft-page-break/>ARGENTINA, CORDOBA<text:line-break/></text:p>
      <text:p text:style-name="P1">Bolivia, La Paz, Eliodoro Camacho<text:line-break/></text:p>
      <text:p text:style-name="P1">VENEZUELA, MIRANDA<text:line-break/></text:p>
      <text:p text:style-name="P1">PERU, LIMA<text:line-break/></text:p>
      <text:p text:style-name="P1">BOLIVIA, COCHABAMBA, AYOPAYA<text:line-break/></text:p>
      <text:p text:style-name="P1">Ecuador, Chimborazo<text:line-break/></text:p>
      <text:p text:style-name="P1">Bolivia, Santa Cruz<text:line-break/></text:p>
      <text:p text:style-name="P1">Colombia, Valle del Cauca<text:line-break/></text:p>
      <text:p text:style-name="P1">Venezuela, Trujillo<text:line-break/></text:p>
      <text:p text:style-name="P1">Argentina, Tucuman, Capital<text:line-break/></text:p>
      <text:p text:style-name="P1">BRAZIL, SANTA CATARINA<text:line-break/></text:p>
      <text:p text:style-name="P1">Peru, Cusco, Convencion<text:line-break/></text:p>
      <text:p text:style-name="P1">PARAGUAY, ASUNCION<text:line-break/></text:p>
      <text:p text:style-name="P1">PERU, SAN MARTIN<text:line-break/></text:p>
      <text:p text:style-name="P1">PERU, HUANUCO, HUANUCO<text:line-break/></text:p>
      <text:p text:style-name="P1">ECUADOR, CANAR<text:line-break/></text:p>
      <text:p text:style-name="P1"><text:soft-page-break/>Lochnera longifolia<text:line-break/></text:p>
      <text:p text:style-name="P1">Coelogyne ecarinata<text:line-break/></text:p>
      <text:p text:style-name="P1">Elatostema oreocnidioides<text:line-break/></text:p>
      <text:p text:style-name="P1">ARABIS SINUATA<text:line-break/></text:p>
      <text:p text:style-name="P1">MYROVERNIX INTRICATA<text:line-break/></text:p>
      <text:p text:style-name="P1">EUPATORIUM AEGIROPHYLLUM<text:line-break/></text:p>
      <text:p text:style-name="P1">Lepanthes vieirae<text:line-break/></text:p>
      <text:p text:style-name="P1">Piper pseudolanceaefolium<text:line-break/></text:p>
      <text:p text:style-name="P1">MARSDENIA ANGOLENSIS<text:line-break/></text:p>
      <text:p text:style-name="P1">RYTIDOLOMA RETICULATUM<text:line-break/></text:p>
      <text:p text:style-name="P1">EUPHORBIA VALERIANIFOLIA<text:line-break/></text:p>
      <text:p text:style-name="P1">DENDROBIUM PALMERIANUM<text:line-break/></text:p>
      <text:p text:style-name="P1">SERICOTHECA PACHYDISCA<text:line-break/></text:p>
      <text:p text:style-name="P1">CYMBIGLOSSUM MACULATUM<text:line-break/></text:p>
      <text:p text:style-name="P1">Biermannia angraecoides<text:line-break/></text:p>
      <text:p text:style-name="P1">BRONGNIARTIA ZIRANDARENSIS<text:line-break/></text:p>
      <text:p text:style-name="P1"><text:soft-page-break/>PERU, CUSCO, PAUCARTAMBO<text:line-break/></text:p>
      <text:p text:style-name="P1">VENEZUELA, YARACUY<text:line-break/></text:p>
      <text:p text:style-name="P1">Bolivia, Santa Cruz, Sara<text:line-break/></text:p>
      <text:p text:style-name="P1">ARGENTINA, CATAMARCA<text:line-break/></text:p>
      <text:p text:style-name="P1">COLOMBIA, PUTUMAYO<text:line-break/></text:p>
      <text:p text:style-name="P1">BRAZIL, PARA<text:line-break/></text:p>
      <text:p text:style-name="P1">ECUADOR, PICHINCHA<text:line-break/></text:p>
      <text:p text:style-name="P1">GUYANA<text:line-break/></text:p>
      <text:p text:style-name="P1">Venezuela, Falcon<text:line-break/></text:p>
      <text:p text:style-name="P1">PERU, JUNIN, TARMA<text:line-break/></text:p>
      <text:p text:style-name="P1">PERU, SAN MARTIN, MARISCAL CACERES<text:line-break/></text:p>
      <text:p text:style-name="P1">PARAGUAY<text:line-break/></text:p>
      <text:p text:style-name="P1">BRAZIL, PERNAMBUCO<text:line-break/></text:p>
      <text:p text:style-name="P1">Venezuela, Distrito Federal<text:line-break/></text:p>
      <text:p text:style-name="P1">Colombia, Choco<text:line-break/></text:p>
      <text:p text:style-name="P1">Venezuela, Aragua<text:line-break/></text:p>
      <text:p text:style-name="P1"><text:soft-page-break/>Uniola sparta<text:line-break/></text:p>
      <text:p text:style-name="P1">Aspidium fimbrilliferum<text:line-break/></text:p>
      <text:p text:style-name="P1">Astragalus subangustidens<text:line-break/></text:p>
      <text:p text:style-name="P1">Heterolaena involucrata<text:line-break/></text:p>
      <text:p text:style-name="P1">Calyptranthes lateriflora<text:line-break/></text:p>
      <text:p text:style-name="P1">Taraxacum angusticeps<text:line-break/></text:p>
      <text:p text:style-name="P1">Nectandra maynensis<text:line-break/></text:p>
      <text:p text:style-name="P1">Hypochaeris cryptocephala<text:line-break/></text:p>
      <text:p text:style-name="P1">Piper cujabanum<text:line-break/></text:p>
      <text:p text:style-name="P1">LEPISORUS KOLESNIKOVII<text:line-break/></text:p>
      <text:p text:style-name="P1">NOTOGRAMMITIS HETEROPHYLLA<text:line-break/></text:p>
      <text:p text:style-name="P1">Memecylon potamicum<text:line-break/></text:p>
      <text:p text:style-name="P1">Aspidium megalocarpum<text:line-break/></text:p>
      <text:p text:style-name="P1">VISCUM TORULOSUM<text:line-break/></text:p>
      <text:p text:style-name="P1">AGROSTIS FESTUCOIDES<text:line-break/></text:p>
      <text:p text:style-name="P1">AURICULA-URSI DEORUM<text:line-break/></text:p>
      <text:p text:style-name="P1"><text:soft-page-break/>ARGENTINA, JUJUY<text:line-break/></text:p>
      <text:p text:style-name="P1">Colombia, Huila<text:line-break/></text:p>
      <text:p text:style-name="P1">Argentina, Catamarca, Andalgala<text:line-break/></text:p>
      <text:p text:style-name="P1">Ecuador, Guayas<text:line-break/></text:p>
      <text:p text:style-name="P1">ARGENTINA, TUCUMAN, FAMAILLA<text:line-break/></text:p>
      <text:p text:style-name="P1">PERU, LORETO<text:line-break/></text:p>
      <text:p text:style-name="P1">VENEZUELA, BOLIVAR<text:line-break/></text:p>
      <text:p text:style-name="P1">VENEZUELA, TACHIRA<text:line-break/></text:p>
      <text:p text:style-name="P1">Ecuador, Zamora-Chinchipe<text:line-break/></text:p>
      <text:p text:style-name="P1">Brazil, Ceara<text:line-break/></text:p>
      <text:p text:style-name="P1">Paraguay, Amambay<text:line-break/></text:p>
      <text:p text:style-name="P1">Peru, Cajamarca, Celendin<text:line-break/></text:p>
      <text:p text:style-name="P1">COLOMBIA, TOLIMA<text:line-break/></text:p>
      <text:p text:style-name="P1">Bolivia, La Paz, Nor Yungas<text:line-break/></text:p>
      <text:p text:style-name="P1">Colombia, Antioquia<text:line-break/></text:p>
      <text:p text:style-name="P1">BOLIVIA, COCHABAMBA, CHAPARE<text:line-break/></text:p>
      <text:p text:style-name="P1"><text:soft-page-break/>Abelmoschus rugosus<text:line-break/></text:p>
      <text:p text:style-name="P1">Microula roseiflora<text:line-break/></text:p>
      <text:p text:style-name="P1">Lastrea bipinnata<text:line-break/></text:p>
      <text:p text:style-name="P1">Phoenicanthemum lyndenianum<text:line-break/></text:p>
      <text:p text:style-name="P1">Galeobdolon vulgare<text:line-break/></text:p>
      <text:p text:style-name="P1">AGATHOSMA GNIDIFLORA<text:line-break/></text:p>
      <text:p text:style-name="P1">BACCHARIS EGGERSII<text:line-break/></text:p>
      <text:p text:style-name="P1">Canavalia loureiroi<text:line-break/></text:p>
      <text:p text:style-name="P1">EMERUS HORTENSIS<text:line-break/></text:p>
      <text:p text:style-name="P1">SWARTZIA RARIFLORA<text:line-break/></text:p>
      <text:p text:style-name="P1">Campanula semisphaerica<text:line-break/></text:p>
      <text:p text:style-name="P1">BAMBUSA VALIDA<text:line-break/></text:p>
      <text:p text:style-name="P1">Carduus griseus<text:line-break/></text:p>
      <text:p text:style-name="P1">Gothofreda erecta<text:line-break/></text:p>
      <text:p text:style-name="P1">Dioscorea gillettii<text:line-break/></text:p>
      <text:p text:style-name="P1">FEUILLEEA SUBNERVOSA<text:line-break/></text:p>
      <text:p text:style-name="P1"><text:soft-page-break/>Paraguay, Alto Parana<text:line-break/></text:p>
      <text:p text:style-name="P1">Peru, Junin<text:line-break/></text:p>
      <text:p text:style-name="P1">COLOMBIA, AMAZONAS<text:line-break/></text:p>
      <text:p text:style-name="P1">VENEZUELA, MONAGAS<text:line-break/></text:p>
      <text:p text:style-name="P1">GERMANY, BERLIN (STATE), BERLIN (DISTRICT)<text:line-break/></text:p>
      <text:p text:style-name="P1">Brazil, Bahia<text:line-break/></text:p>
      <text:p text:style-name="P1">Peru, Amazonas, Chachapoyas<text:line-break/></text:p>
      <text:p text:style-name="P1">Brazil, Roraima (Terr.)<text:line-break/></text:p>
      <text:p text:style-name="P1">Bolivia, Cochabamba<text:line-break/></text:p>
      <text:p text:style-name="P1">PERU, AYACUCHO, HUANTA<text:line-break/></text:p>
      <text:p text:style-name="P1">Venezuela, Merida<text:line-break/></text:p>
      <text:p text:style-name="P1">Brazil, Minas Gerais, Carangola<text:line-break/></text:p>
      <text:p text:style-name="P1">Ecuador, Imbabura<text:line-break/></text:p>
      <text:p text:style-name="P1">Peru, Cusco, Urubamba<text:line-break/></text:p>
      <text:p text:style-name="P1">Bolivia, Tarija<text:line-break/></text:p>
      <text:p text:style-name="P1">Crepis glareosa<text:line-break/></text:p>
      <text:p text:style-name="P1"><text:soft-page-break/>Lamium brachyodon<text:line-break/></text:p>
      <text:p text:style-name="P1">DESMODIUM OXYLOBUM<text:line-break/></text:p>
      <text:p text:style-name="P1">CONOPHARYNGIA PENDULIFLORA<text:line-break/></text:p>
      <text:p text:style-name="P1">PITYROGRAMMA × NICARAGUENSIS<text:line-break/></text:p>
      <text:p text:style-name="P1">Symplocos jamaicensis<text:line-break/></text:p>
      <text:p text:style-name="P1">Callicarpa weberi<text:line-break/></text:p>
      <text:p text:style-name="P1">ECHINOPS MINOR<text:line-break/></text:p>
      <text:p text:style-name="P1">GAERTNERA INDICA<text:line-break/></text:p>
      <text:p text:style-name="P1">CLADERIA PAPUANA<text:line-break/></text:p>
      <text:p text:style-name="P1">MELANCRANIS TRUNCATA<text:line-break/></text:p>
      <text:p text:style-name="P1">Cotyledon simplicifolia<text:line-break/></text:p>
      <text:p text:style-name="P1">Rumex membranosus<text:line-break/></text:p>
      <text:p text:style-name="P1">RANUNCULUS GRACILIOR<text:line-break/></text:p>
      <text:p text:style-name="P1">LIMONIUM CARVALHOI<text:line-break/></text:p>
      <text:p text:style-name="P1">ABBEVILLEA FENZLIANA<text:line-break/></text:p>
      <text:p text:style-name="P1">Surinam<text:line-break/></text:p>
      <text:p text:style-name="P1"><text:soft-page-break/>PERU, LAMBAYEQUE, CHICLAYO<text:line-break/></text:p>
      <text:p text:style-name="P1">BRAZIL, AMAZONAS<text:line-break/></text:p>
      <text:p text:style-name="P1">Brazil, Goias<text:line-break/></text:p>
      <text:p text:style-name="P1">PARAGUAY, CAAGUAZU<text:line-break/></text:p>
      <text:p text:style-name="P1">Paraguay, Alta Paraguay<text:line-break/></text:p>
      <text:p text:style-name="P1">Brazil, Mato Grosso<text:line-break/></text:p>
      <text:p text:style-name="P1">Ecuador, Napo<text:line-break/></text:p>
      <text:p text:style-name="P1">PERU, SAN MARTIN, HUALLAGA<text:line-break/></text:p>
      <text:p text:style-name="P1">Bolivia, La Paz<text:line-break/></text:p>
      <text:p text:style-name="P1">BRAZIL, RONDONIA (TERR.)<text:line-break/></text:p>
      <text:p text:style-name="P1">Peru, La Libertad<text:line-break/></text:p>
      <text:p text:style-name="P1">Argentina, Corrientes, Provincia de<text:line-break/></text:p>
      <text:p text:style-name="P1">Surinam, Brokopondo<text:line-break/></text:p>
      <text:p text:style-name="P1">Peru, Amazonas, Bagua<text:line-break/></text:p>
      <text:p text:style-name="P1">French Guiana<text:line-break/></text:p>
      <text:p text:style-name="P1">Phaseolus ricciardianus<text:line-break/></text:p>
      <text:p text:style-name="P1"><text:soft-page-break/>Lepidocupania rosea<text:line-break/></text:p>
      <text:p text:style-name="P1">Einadia allanii<text:line-break/></text:p>
      <text:p text:style-name="P1">BARKHAUSIA PINGUIS<text:line-break/></text:p>
      <text:p text:style-name="P1">Huernia hystrix<text:line-break/></text:p>
      <text:p text:style-name="P1">UNONA SUBCORDATA<text:line-break/></text:p>
      <text:p text:style-name="P1">Thelypteris arcuata<text:line-break/></text:p>
      <text:p text:style-name="P1">ONOCLEA SORBIFOLIA<text:line-break/></text:p>
      <text:p text:style-name="P1">OLEA ENERVIS<text:line-break/></text:p>
      <text:p text:style-name="P1">STENORRHYNCHOS AUSTROCOMPACTUM<text:line-break/></text:p>
      <text:p text:style-name="P1">CENTROSEMA BRACHYPODUM<text:line-break/></text:p>
      <text:p text:style-name="P1">PARODIA ELACHISANTHA<text:line-break/></text:p>
      <text:p text:style-name="P1">Acacia sprengelii<text:line-break/></text:p>
      <text:p text:style-name="P1">HEDERA × SOROKSARENSIS<text:line-break/></text:p>
      <text:p text:style-name="P1">Podocarpus filicifolius<text:line-break/></text:p>
      <text:p text:style-name="P1">Asplenium namibicum<text:line-break/></text:p>
      <text:p text:style-name="P1">VENEZUELA, AMAZONAS, RIO NEGRO<text:line-break/></text:p>
      <text:p text:style-name="P1"><text:soft-page-break/>Peru, Cajamarca<text:line-break/></text:p>
      <text:p text:style-name="P1">ARGENTINA, CORRIENTES, PROVINCIA DE, CAPITAL<text:line-break/></text:p>
      <text:p text:style-name="P1">ARGENTINA, CORRIENTES, PROVINCIA DE, ITUZAINGO<text:line-break/></text:p>
      <text:p text:style-name="P1">PERU, AMAZONAS<text:line-break/></text:p>
      <text:p text:style-name="P1">PERU, AYACUCHO<text:line-break/></text:p>
      <text:p text:style-name="P1">VENEZUELA, AMAZONAS, ATABAPO<text:line-break/></text:p>
      <text:p text:style-name="P1">Peru, Cusco<text:line-break/></text:p>
      <text:p text:style-name="P1">COLOMBIA, META<text:line-break/></text:p>
      <text:p text:style-name="P1">Venezuela, Carabobo<text:line-break/></text:p>
      <text:p text:style-name="P1">VENEZUELA, SUCRE<text:line-break/></text:p>
      <text:p text:style-name="P1">CAMEROON<text:line-break/></text:p>
      <text:p text:style-name="P1">Guyana, Cuyuni-Mazaruni<text:line-break/></text:p>
      <text:p text:style-name="P1">PARAGUAY, CONCEPCION<text:line-break/></text:p>
      <text:p text:style-name="P1">Peru, La Libertad, Otuzco<text:line-break/></text:p>
      <text:p text:style-name="P1">UNITED KINGDOM<text:line-break/></text:p>
      <text:p text:style-name="P1">Legousia snogerupii<text:line-break/></text:p>
      <text:p text:style-name="P1"><text:soft-page-break/>MEMECYLON AENIGMATICUM<text:line-break/></text:p>
      <text:p text:style-name="P1">CYATHEA TORTUOSA<text:line-break/></text:p>
      <text:p text:style-name="P1">Semarilla bicolor<text:line-break/></text:p>
      <text:p text:style-name="P1">ECHIUM PARVIFLORUM<text:line-break/></text:p>
      <text:p text:style-name="P1">CEDRELA LONGIPETIOLULATA<text:line-break/></text:p>
      <text:p text:style-name="P1">MONNINA BLAKEANA<text:line-break/></text:p>
      <text:p text:style-name="P1">Echinocactus bodenbenderianus<text:line-break/></text:p>
      <text:p text:style-name="P1">DRYOPSIS CLARKEI<text:line-break/></text:p>
      <text:p text:style-name="P1">Solanum anacamptocarpum<text:line-break/></text:p>
      <text:p text:style-name="P1">Thelypteris croatii<text:line-break/></text:p>
      <text:p text:style-name="P1">PEPLIS PORTULA<text:line-break/></text:p>
      <text:p text:style-name="P1">Viburnum dentatum<text:line-break/></text:p>
      <text:p text:style-name="P1">PIPER CHANEKII<text:line-break/></text:p>
      <text:p text:style-name="P1">LICUALA LEUCOCARPA<text:line-break/></text:p>
      <text:p text:style-name="P1">AGROSTIS OBTUSISSIMA<text:line-break/></text:p>
      <text:p text:style-name="P1">PERU, PUNO, CARABAYA<text:line-break/></text:p>
      <text:p text:style-name="P1"><text:soft-page-break/>Venezuela, Amazonas, Atures<text:line-break/></text:p>
      <text:p text:style-name="P1">Venezuela, Anzoategui<text:line-break/></text:p>
      <text:p text:style-name="P1">Peru, Huanuco, Pachitea<text:line-break/></text:p>
      <text:p text:style-name="P1">PERU, CAJAMARCA, CUTERVO<text:line-break/></text:p>
      <text:p text:style-name="P1">ARGENTINA, CORRIENTES, PROVINCIA DE, EMPEDRADO<text:line-break/></text:p>
      <text:p text:style-name="P1">ARGENTINA, TUCUMAN<text:line-break/></text:p>
      <text:p text:style-name="P1">Uruguay, Rivera<text:line-break/></text:p>
      <text:p text:style-name="P1">Colombia, Cordoba<text:line-break/></text:p>
      <text:p text:style-name="P1">Guyana, Pomeroon-Supenaam<text:line-break/></text:p>
      <text:p text:style-name="P1">Guyana, Potaro-Siparuni<text:line-break/></text:p>
      <text:p text:style-name="P1">United Kingdom, England<text:line-break/></text:p>
      <text:p text:style-name="P1">Germany<text:line-break/></text:p>
      <text:p text:style-name="P1">GERMANY, HAMBURG<text:line-break/></text:p>
      <text:p text:style-name="P1">Bolivia, La Paz, Larecaja<text:line-break/></text:p>
      <text:p text:style-name="P1">Surinam, Commewijne<text:line-break/></text:p>
      <text:p text:style-name="P1">DEUTZIA OAXACANA<text:line-break/></text:p>
      <text:p text:style-name="P1"><text:soft-page-break/>AMISCHOTOLYPE RAMOSA<text:line-break/></text:p>
      <text:p text:style-name="P1">STIGMAPHYLLON NUDIFLORUM<text:line-break/></text:p>
      <text:p text:style-name="P1">Spermacoce aretioides<text:line-break/></text:p>
      <text:p text:style-name="P1">Cyanotis tuberosa<text:line-break/></text:p>
      <text:p text:style-name="P1">WASATCHIA KINGII<text:line-break/></text:p>
      <text:p text:style-name="P1">CRUPINA ZUCCARINII<text:line-break/></text:p>
      <text:p text:style-name="P1">Rumex parvifolius<text:line-break/></text:p>
      <text:p text:style-name="P1">Solanum praetermissum<text:line-break/></text:p>
      <text:p text:style-name="P1">Aerides calceolaris<text:line-break/></text:p>
      <text:p text:style-name="P1">POLYSTICHUM XIPHOPHYLLUM<text:line-break/></text:p>
      <text:p text:style-name="P1">ARISTIDA CANARIENSIS<text:line-break/></text:p>
      <text:p text:style-name="P1">Carludovica bracteosa<text:line-break/></text:p>
      <text:p text:style-name="P1">Hornstedtia sanguinea<text:line-break/></text:p>
      <text:p text:style-name="P1">PANCRATIUM LIMENSE<text:line-break/></text:p>
      <text:p text:style-name="P1">RACOSPERMA NEWBEYI<text:line-break/></text:p>
      <text:p text:style-name="P1">VENEZUELA, ZULIA<text:line-break/></text:p>
      <text:p text:style-name="P1"><text:soft-page-break/>Peru, Apurimac, Abancay<text:line-break/></text:p>
      <text:p text:style-name="P1">Brazil, Amapa (Terr.)<text:line-break/></text:p>
      <text:p text:style-name="P1">Argentina, Tucuman, Chicligasta<text:line-break/></text:p>
      <text:p text:style-name="P1">PERU, HUANCAVELICA, TAYACAJA<text:line-break/></text:p>
      <text:p text:style-name="P1">United Kingdom, England, Surrey<text:line-break/></text:p>
      <text:p text:style-name="P1">Surinam, Sipaliwini<text:line-break/></text:p>
      <text:p text:style-name="P1">VENEZUELA, NUEVA ESPARTA<text:line-break/></text:p>
      <text:p text:style-name="P1">United Kingdom, England, Greater London<text:line-break/></text:p>
      <text:p text:style-name="P1">PERU, APURIMAC<text:line-break/></text:p>
      <text:p text:style-name="P1">GUINEA<text:line-break/></text:p>
      <text:p text:style-name="P1">SIERRA LEONE<text:line-break/></text:p>
      <text:p text:style-name="P1">Colombia, Vichada<text:line-break/></text:p>
      <text:p text:style-name="P1">Argentina, Misiones<text:line-break/></text:p>
      <text:p text:style-name="P1">Venezuela, Lara<text:line-break/></text:p>
      <text:p text:style-name="P1">ROSA POTENTILLIFLORA<text:line-break/></text:p>
      <text:p text:style-name="P1">RHAMPHICARPA FISTULOSA<text:line-break/></text:p>
      <text:p text:style-name="P1"><text:soft-page-break/>INTI BICALLOSA<text:line-break/></text:p>
      <text:p text:style-name="P1">BULBOPHYLLUM OBOVATIFOLIUM<text:line-break/></text:p>
      <text:p text:style-name="P1">PSEUDOSAMANEA GUACHAPELE<text:line-break/></text:p>
      <text:p text:style-name="P1">Cissus kakoma<text:line-break/></text:p>
      <text:p text:style-name="P1">ANDROSACE TRIBRACTEATA<text:line-break/></text:p>
      <text:p text:style-name="P1">ZIZIPHORA PARVIFLORA<text:line-break/></text:p>
      <text:p text:style-name="P1">Portulaca conzattii<text:line-break/></text:p>
      <text:p text:style-name="P1">PITYROGRAMMA ORNITHOPTERIS<text:line-break/></text:p>
      <text:p text:style-name="P1">Rosa irridens<text:line-break/></text:p>
      <text:p text:style-name="P1">Arenaria vulgaris<text:line-break/></text:p>
      <text:p text:style-name="P1">TRICHOCENTRUM STRAMINEUM<text:line-break/></text:p>
      <text:p text:style-name="P1">Danthonia oresigena<text:line-break/></text:p>
      <text:p text:style-name="P1">Veprecella biformis<text:line-break/></text:p>
      <text:p text:style-name="P1">Avena sallentiana<text:line-break/></text:p>
      <text:p text:style-name="P1">GUYANA, BARIMA-WAINI<text:line-break/></text:p>
      <text:p text:style-name="P1">Colombia, Guainia<text:line-break/></text:p>
      <text:p text:style-name="P1"><text:soft-page-break/>CHILE, ANTOFAGASTA<text:line-break/></text:p>
      <text:p text:style-name="P1">Paraguay, Central<text:line-break/></text:p>
      <text:p text:style-name="P1">Argentina, Jujuy, Ledesma<text:line-break/></text:p>
      <text:p text:style-name="P1">URUGUAY, COLONIA<text:line-break/></text:p>
      <text:p text:style-name="P1">ARGENTINA, MISIONES, APOSTOLES<text:line-break/></text:p>
      <text:p text:style-name="P1">PERU, LORETO, MAYNAS<text:line-break/></text:p>
      <text:p text:style-name="P1">Argentina, Cordoba, San Alberto<text:line-break/></text:p>
      <text:p text:style-name="P1">Argentina, Corrientes, Provincia de, Mercedes<text:line-break/></text:p>
      <text:p text:style-name="P1">Argentina<text:line-break/></text:p>
      <text:p text:style-name="P1">Paraguay, Paraguari<text:line-break/></text:p>
      <text:p text:style-name="P1">CENTRAL AFRICAN REPUBLIC<text:line-break/></text:p>
      <text:p text:style-name="P1">BRAZIL, ACRE<text:line-break/></text:p>
      <text:p text:style-name="P1">ARGENTINA, FORMOSA<text:line-break/></text:p>
      <text:p text:style-name="P1">Chile<text:line-break/></text:p>
      <text:p text:style-name="P1">LITSEA VIRIDIS<text:line-break/></text:p>
      <text:p text:style-name="P1">Samara longifolia<text:line-break/></text:p>
      <text:p text:style-name="P1"><text:soft-page-break/>MYRISTICA SUBGLOBOSA<text:line-break/></text:p>
      <text:p text:style-name="P1">Hoffmannia haydenii<text:line-break/></text:p>
      <text:p text:style-name="P1">OURATEA CASSINEFOLIA<text:line-break/></text:p>
      <text:p text:style-name="P1">Psidium albescens<text:line-break/></text:p>
      <text:p text:style-name="P1">TRICHOCENTRUM POPOWIANUM<text:line-break/></text:p>
      <text:p text:style-name="P1">ASCYRUM MONTANUM<text:line-break/></text:p>
      <text:p text:style-name="P1">DRYMONIA MUCRONULOSA<text:line-break/></text:p>
      <text:p text:style-name="P1">RANUNCULUS LUCORUM<text:line-break/></text:p>
      <text:p text:style-name="P1">SACCHARUM RARA<text:line-break/></text:p>
      <text:p text:style-name="P1">Haplolobus microphyllus<text:line-break/></text:p>
      <text:p text:style-name="P1">Davallia moluccanum<text:line-break/></text:p>
      <text:p text:style-name="P1">Terebinthus kerberi<text:line-break/></text:p>
      <text:p text:style-name="P1">FIMBRISTYLIS FIRMULA<text:line-break/></text:p>
      <text:p text:style-name="P1">SPIRANTHES GALEOTTIANA<text:line-break/></text:p>
      <text:p text:style-name="P1">Argentina, La Pampa<text:line-break/></text:p>
      <text:p text:style-name="P1">Argentina, Misiones, Candelaria<text:line-break/></text:p>
      <text:p text:style-name="P1"><text:soft-page-break/>Argentina, Buenos Aires<text:line-break/></text:p>
      <text:p text:style-name="P1">PARAGUAY, MISIONES<text:line-break/></text:p>
      <text:p text:style-name="P1">URUGUAY, CANELONES<text:line-break/></text:p>
      <text:p text:style-name="P1">PARAGUAY, GUAIRA<text:line-break/></text:p>
      <text:p text:style-name="P1">Colombia, Caqueta<text:line-break/></text:p>
      <text:p text:style-name="P1">BRAZIL, ESPIRITO SANTO<text:line-break/></text:p>
      <text:p text:style-name="P1">Liberia<text:line-break/></text:p>
      <text:p text:style-name="P1">Senegal<text:line-break/></text:p>
      <text:p text:style-name="P1">Chile, Magallanes y Antartica Chilena<text:line-break/></text:p>
      <text:p text:style-name="P1">Congo, Democratic Republic of the<text:line-break/></text:p>
      <text:p text:style-name="P1">Cote d'Ivoire<text:line-break/></text:p>
      <text:p text:style-name="P1">Gabon<text:line-break/></text:p>
      <text:p text:style-name="P1">Liberia, Bong<text:line-break/></text:p>
      <text:p text:style-name="P1">Colombia, Antioquia, Frontino<text:line-break/></text:p>
      <text:p text:style-name="P1">Prosthechea prismatocarpa<text:line-break/></text:p>
      <text:p text:style-name="P1">HOLCUS GRYLLUS<text:line-break/></text:p>
      <text:p text:style-name="P1"><text:soft-page-break/>ANNESLIA PALLIDA<text:line-break/></text:p>
      <text:p text:style-name="P1">Heracleum pinda<text:line-break/></text:p>
      <text:p text:style-name="P1">Argentina babcockiana<text:line-break/></text:p>
      <text:p text:style-name="P1">MIERSIA LEPORINA<text:line-break/></text:p>
      <text:p text:style-name="P1">Berberis diversifolia<text:line-break/></text:p>
      <text:p text:style-name="P1">Dicoma vaginata<text:line-break/></text:p>
      <text:p text:style-name="P1">KOBRESIA FOLIOSA<text:line-break/></text:p>
      <text:p text:style-name="P1">ODONTEA ARISTATA<text:line-break/></text:p>
      <text:p text:style-name="P1">MESEMBRYANTHEMUM LANCEOLATUM<text:line-break/></text:p>
      <text:p text:style-name="P1">Quesnelia testudo<text:line-break/></text:p>
      <text:p text:style-name="P1">CORIFLORA TEXENSIS<text:line-break/></text:p>
      <text:p text:style-name="P1">Orchiodes cordata<text:line-break/></text:p>
      <text:p text:style-name="P1">SCOLOPENDRIUM OFFICINALE<text:line-break/></text:p>
      <text:p text:style-name="P1">ARMERIA PURPUREA<text:line-break/></text:p>
      <text:p text:style-name="P1">Gabon, Moyen-Ogooue<text:line-break/></text:p>
      <text:p text:style-name="P1">Dahomey<text:line-break/></text:p>
      <text:p text:style-name="P1"><text:soft-page-break/>BRAZIL, MATO GROSSO DO SUL<text:line-break/></text:p>
      <text:p text:style-name="P1">GUYANA, UPPER TAKUTU-UPPER ESSEQUIBO<text:line-break/></text:p>
      <text:p text:style-name="P1">Colombia, Bolivar<text:line-break/></text:p>
      <text:p text:style-name="P1">MALAWI<text:line-break/></text:p>
      <text:p text:style-name="P1">Cameroon, Sud-Ouest<text:line-break/></text:p>
      <text:p text:style-name="P1">TANZANIA<text:line-break/></text:p>
      <text:p text:style-name="P1">ANGOLA<text:line-break/></text:p>
      <text:p text:style-name="P1">Ecuador, Pastaza, Pastaza<text:line-break/></text:p>
      <text:p text:style-name="P1">Peru, San Martin, Tocache<text:line-break/></text:p>
      <text:p text:style-name="P1">Equatorial Guinea<text:line-break/></text:p>
      <text:p text:style-name="P1">Peru, Cuzco<text:line-break/></text:p>
      <text:p text:style-name="P1">United Kingdom, England, Surrey, Richmond upon Thames<text:line-break/></text:p>
      <text:p text:style-name="P1">Niger<text:line-break/></text:p>
      <text:p text:style-name="P1">COLOMBIA, LA GUAJIRA<text:line-break/></text:p>
      <text:p text:style-name="P1">BRADBURIA PILOSA<text:line-break/></text:p>
      <text:p text:style-name="P1">Leonitis mollissima<text:line-break/></text:p>
      <text:p text:style-name="P1"><text:soft-page-break/>Carex clairei<text:line-break/></text:p>
      <text:p text:style-name="P1">CARDUUS BIPINNATUS<text:line-break/></text:p>
      <text:p text:style-name="P1">EPISTEPHIUM WILLIAMSII<text:line-break/></text:p>
      <text:p text:style-name="P1">OXYANTHUS NATALENSIS<text:line-break/></text:p>
      <text:p text:style-name="P1">ZANTHOXYLUM INERME<text:line-break/></text:p>
      <text:p text:style-name="P1">BIFORA LOUREIROI<text:line-break/></text:p>
      <text:p text:style-name="P1">Meliosma henryi<text:line-break/></text:p>
      <text:p text:style-name="P1">Stellaria venezuelana<text:line-break/></text:p>
      <text:p text:style-name="P1">ASTER ARDENS<text:line-break/></text:p>
      <text:p text:style-name="P1">MICONIA PURPURIFLORA<text:line-break/></text:p>
      <text:p text:style-name="P1">MANDEVILLA SYMPHITOCARPA<text:line-break/></text:p>
      <text:p text:style-name="P1">HEMITELIA GLAUCOPHYLLA<text:line-break/></text:p>
      <text:p text:style-name="P1">Castanopsis sumatrana<text:line-break/></text:p>
      <text:p text:style-name="P1">Passiflora dioscoreifolia<text:line-break/></text:p>
      <text:p text:style-name="P1">Bolivia, La Paz, Sud Yungas<text:line-break/></text:p>
      <text:p text:style-name="P1">MADAGASCAR<text:line-break/></text:p>
      <text:p text:style-name="P1"><text:soft-page-break/>BOLIVIA, PANDO<text:line-break/></text:p>
      <text:p text:style-name="P1">Gabon, Nyanga<text:line-break/></text:p>
      <text:p text:style-name="P1">Spain, Madrid<text:line-break/></text:p>
      <text:p text:style-name="P1">Peru, Loreto, Alto Amazonas<text:line-break/></text:p>
      <text:p text:style-name="P1">Gabon, Woleu-Ntem<text:line-break/></text:p>
      <text:p text:style-name="P1">Nigeria<text:line-break/></text:p>
      <text:p text:style-name="P1">Mauritius<text:line-break/></text:p>
      <text:p text:style-name="P1">COTE D'IVOIRE, ABIDJAN<text:line-break/></text:p>
      <text:p text:style-name="P1">TOGO<text:line-break/></text:p>
      <text:p text:style-name="P1">Peru, Madre de Dios<text:line-break/></text:p>
      <text:p text:style-name="P1">PERU, HUANUCO, LEONCIO PRADO<text:line-break/></text:p>
      <text:p text:style-name="P1">FRANCE, ILE-DE-FRANCE, PARIS, VILLE-DE<text:line-break/></text:p>
      <text:p text:style-name="P1">SOUTH AFRICA, TRANSVAAL PROVINCE<text:line-break/></text:p>
      <text:p text:style-name="P1">Surinam, Paramaribo<text:line-break/></text:p>
      <text:p text:style-name="P1">Murucuja ocellata<text:line-break/></text:p>
      <text:p text:style-name="P1">AEONIUM × URIOSTEI<text:line-break/></text:p>
      <text:p text:style-name="P1"><text:soft-page-break/>TRISETUM CHILOENSE<text:line-break/></text:p>
      <text:p text:style-name="P1">Chlorophytum beniense<text:line-break/></text:p>
      <text:p text:style-name="P1">Heteropogon truncatus<text:line-break/></text:p>
      <text:p text:style-name="P1">SWERTIA GRIFFITHII<text:line-break/></text:p>
      <text:p text:style-name="P1">Croton kwangsiensis<text:line-break/></text:p>
      <text:p text:style-name="P1">Allophylus bussei<text:line-break/></text:p>
      <text:p text:style-name="P1">Rousseauxia minimifolia<text:line-break/></text:p>
      <text:p text:style-name="P1">ESULA TRICUSPIDATA<text:line-break/></text:p>
      <text:p text:style-name="P1">CENTAUREA NANA<text:line-break/></text:p>
      <text:p text:style-name="P1">CANNOMOIS ANFRACTA<text:line-break/></text:p>
      <text:p text:style-name="P1">CLAOXYLON GRANDIDENTATUM<text:line-break/></text:p>
      <text:p text:style-name="P1">Senecio carpathicus<text:line-break/></text:p>
      <text:p text:style-name="P1">Anisocereus lepidanthus<text:line-break/></text:p>
      <text:p text:style-name="P1">PSITTACANTHUS PASCOENSIS<text:line-break/></text:p>
      <text:p text:style-name="P1">ARGENTINA, CORRIENTES, PROVINCIA DE, MBURUCUYA<text:line-break/></text:p>
      <text:p text:style-name="P1">ARGENTINA, CHACO<text:line-break/></text:p>
      <text:p text:style-name="P1"><text:soft-page-break/>ARGENTINA, RIO NEGRO<text:line-break/></text:p>
      <text:p text:style-name="P1">GERMANY, SACHSEN<text:line-break/></text:p>
      <text:p text:style-name="P1">Peru, Piura<text:line-break/></text:p>
      <text:p text:style-name="P1">Switzerland<text:line-break/></text:p>
      <text:p text:style-name="P1">GERMANY, BAVARIA<text:line-break/></text:p>
      <text:p text:style-name="P1">SEYCHELLES<text:line-break/></text:p>
      <text:p text:style-name="P1">PERU, CAJAMARCA, CHOTA<text:line-break/></text:p>
      <text:p text:style-name="P1">GERMANY, BAVARIA, OBERBAYERN<text:line-break/></text:p>
      <text:p text:style-name="P1">FRANCE<text:line-break/></text:p>
      <text:p text:style-name="P1">LIBERIA, MONTSERRADO<text:line-break/></text:p>
      <text:p text:style-name="P1">LIBERIA, GRAND BASSA<text:line-break/></text:p>
      <text:p text:style-name="P1">SIERRA LEONE, NORTHERN<text:line-break/></text:p>
      <text:p text:style-name="P1">UNITED KINGDOM, ENGLAND, GLOUCESTERSHIRE<text:line-break/></text:p>
      <text:p text:style-name="P1">Sweden, Norrbottens<text:line-break/></text:p>
      <text:p text:style-name="P1">URTICA SIKOKIANA<text:line-break/></text:p>
      <text:p text:style-name="P1">Metalasia fasciculata<text:line-break/></text:p>
      <text:p text:style-name="P1"><text:soft-page-break/>Stenosiphonium diandrum<text:line-break/></text:p>
      <text:p text:style-name="P1">Litsea claviflora<text:line-break/></text:p>
      <text:p text:style-name="P1">Darmera peltata<text:line-break/></text:p>
      <text:p text:style-name="P1">Sphaerostigma flexuosum<text:line-break/></text:p>
      <text:p text:style-name="P1">CENTROLEPIS LONGIFOLIA<text:line-break/></text:p>
      <text:p text:style-name="P1">Lepanthes otopetala<text:line-break/></text:p>
      <text:p text:style-name="P1">SPILANTHES COSTATA<text:line-break/></text:p>
      <text:p text:style-name="P1">Cryptanthus argyrophyllus<text:line-break/></text:p>
      <text:p text:style-name="P1">SERJANIA ACUTA<text:line-break/></text:p>
      <text:p text:style-name="P1">TARAXACUM LIUKIUENSE<text:line-break/></text:p>
      <text:p text:style-name="P1">Prescottia longifolia<text:line-break/></text:p>
      <text:p text:style-name="P1">Senegalia picachensis<text:line-break/></text:p>
      <text:p text:style-name="P1">Ochradiscus ochradeni<text:line-break/></text:p>
      <text:p text:style-name="P1">ACALYPHA HYSTRIX<text:line-break/></text:p>
      <text:p text:style-name="P1">Finland<text:line-break/></text:p>
      <text:p text:style-name="P1">Sweden, Vasterbottens<text:line-break/></text:p>
      <text:p text:style-name="P1"><text:soft-page-break/>ZAMBIA<text:line-break/></text:p>
      <text:p text:style-name="P1">SOUTH AFRICA<text:line-break/></text:p>
      <text:p text:style-name="P1">Austria, Salzburg<text:line-break/></text:p>
      <text:p text:style-name="P1">Denmark<text:line-break/></text:p>
      <text:p text:style-name="P1">SWEDEN, GOTLANDS<text:line-break/></text:p>
      <text:p text:style-name="P1">Scandinavia<text:line-break/></text:p>
      <text:p text:style-name="P1">UGANDA<text:line-break/></text:p>
      <text:p text:style-name="P1">SWEDEN<text:line-break/></text:p>
      <text:p text:style-name="P1">Switzerland, Geneva<text:line-break/></text:p>
      <text:p text:style-name="P1">United Kingdom, England, Cambridgeshire<text:line-break/></text:p>
      <text:p text:style-name="P1">AUSTRIA, TIROL<text:line-break/></text:p>
      <text:p text:style-name="P1">France, Auvergne-Rhone-Alpes, Isere<text:line-break/></text:p>
      <text:p text:style-name="P1">Burundi<text:line-break/></text:p>
      <text:p text:style-name="P1">Epidendrum insidiosum<text:line-break/></text:p>
      <text:p text:style-name="P1">Incarvillea altissima<text:line-break/></text:p>
      <text:p text:style-name="P1">CALYPTRANTHES BERGII<text:line-break/></text:p>
      <text:p text:style-name="P1"><text:soft-page-break/>Tapirira pilosa<text:line-break/></text:p>
      <text:p text:style-name="P1">Caucalis muricata<text:line-break/></text:p>
      <text:p text:style-name="P1">Bunium salsum<text:line-break/></text:p>
      <text:p text:style-name="P1">BULBOPHYLLUM GLANDULIFERUM<text:line-break/></text:p>
      <text:p text:style-name="P1">PSIDIUM OERSTEDEANUM<text:line-break/></text:p>
      <text:p text:style-name="P1">ILEX PSEUDOGODAJAM<text:line-break/></text:p>
      <text:p text:style-name="P1">Neomammillaria zuccariniana<text:line-break/></text:p>
      <text:p text:style-name="P1">PERISTYLUS VIRESCENS<text:line-break/></text:p>
      <text:p text:style-name="P1">Pasania litseifolia<text:line-break/></text:p>
      <text:p text:style-name="P1">Eucalyptus orientalis<text:line-break/></text:p>
      <text:p text:style-name="P1">ALTERNANTHERA SESSILIS<text:line-break/></text:p>
      <text:p text:style-name="P1">Hypoxis nivea<text:line-break/></text:p>
      <text:p text:style-name="P1">EUPHORBIA MULTIBRACHIATA<text:line-break/></text:p>
      <text:p text:style-name="P1">Sweden, Skane<text:line-break/></text:p>
      <text:p text:style-name="P1">Ukraine<text:line-break/></text:p>
      <text:p text:style-name="P1">SERBIA<text:line-break/></text:p>
      <text:p text:style-name="P1"><text:soft-page-break/>Equatorial Guinea, Bioko (Fernando Poo), Fernando Poo<text:line-break/></text:p>
      <text:p text:style-name="P1">Hungary<text:line-break/></text:p>
      <text:p text:style-name="P1">France, Normandie, Calvados<text:line-break/></text:p>
      <text:p text:style-name="P1">POLAND<text:line-break/></text:p>
      <text:p text:style-name="P1">Italy<text:line-break/></text:p>
      <text:p text:style-name="P1">Netherlands, Zuid-Holland<text:line-break/></text:p>
      <text:p text:style-name="P1">South Africa, KwaZulu-Natal Province, Alexandra<text:line-break/></text:p>
      <text:p text:style-name="P1">KERGUELEN ISLAND<text:line-break/></text:p>
      <text:p text:style-name="P1">Kenya<text:line-break/></text:p>
      <text:p text:style-name="P1">Marie Byrd Land<text:line-break/></text:p>
      <text:p text:style-name="P1">ZIMBABWE<text:line-break/></text:p>
      <text:p text:style-name="P1">Guinea, Mamou<text:line-break/></text:p>
      <text:p text:style-name="P1">Cameroon, Est<text:line-break/></text:p>
      <text:p text:style-name="P1">OOPHYTUM NANUM<text:line-break/></text:p>
      <text:p text:style-name="P1">Callisace ruthenica<text:line-break/></text:p>
      <text:p text:style-name="P1">PSYCHOTRIA GUAPILENSIS<text:line-break/></text:p>
      <text:p text:style-name="P1"><text:soft-page-break/>RUBUS CHARADZEAE<text:line-break/></text:p>
      <text:p text:style-name="P1">Eugenia earthiana<text:line-break/></text:p>
      <text:p text:style-name="P1">CHYTRANTHUS BRACTEOSUS<text:line-break/></text:p>
      <text:p text:style-name="P1">Chorizema retrorsum<text:line-break/></text:p>
      <text:p text:style-name="P1">ERIOSPERMUM CURRORII<text:line-break/></text:p>
      <text:p text:style-name="P1">SIDA DECIPIENS<text:line-break/></text:p>
      <text:p text:style-name="P1">ISODON TERNIFOLIUS<text:line-break/></text:p>
      <text:p text:style-name="P1">HEDYOTIS HELFERI<text:line-break/></text:p>
      <text:p text:style-name="P1">TARENNA LONGIPEDICELLATA<text:line-break/></text:p>
      <text:p text:style-name="P1">Eugenia insulartensis<text:line-break/></text:p>
      <text:p text:style-name="P1">TARAXACUM FIRMICAULE<text:line-break/></text:p>
      <text:p text:style-name="P1">Aster asperatus<text:line-break/></text:p>
      <text:p text:style-name="P1">CALLICHROA BRADBURII<text:line-break/></text:p>
      <text:p text:style-name="P1">Ghana<text:line-break/></text:p>
      <text:p text:style-name="P1">Peru, San Martin, Lamas<text:line-break/></text:p>
      <text:p text:style-name="P1">Venezuela, Portuguesa<text:line-break/></text:p>
      <text:p text:style-name="P1"><text:soft-page-break/>Ecuador, Galapagos Province<text:line-break/></text:p>
      <text:p text:style-name="P1">SURINAM, SARAMACCA<text:line-break/></text:p>
      <text:p text:style-name="P1">PERU, LA LIBERTAD, PATAZ<text:line-break/></text:p>
      <text:p text:style-name="P1">Italy, Friuli-Venezia Giulia, Trieste<text:line-break/></text:p>
      <text:p text:style-name="P1">BOLIVIA, EL BENI<text:line-break/></text:p>
      <text:p text:style-name="P1">NORWAY<text:line-break/></text:p>
      <text:p text:style-name="P1">CANARY ISLANDS<text:line-break/></text:p>
      <text:p text:style-name="P1">MOZAMBIQUE, ZAMBEZIA<text:line-break/></text:p>
      <text:p text:style-name="P1">PORTUGAL<text:line-break/></text:p>
      <text:p text:style-name="P1">Spain, Baleares<text:line-break/></text:p>
      <text:p text:style-name="P1">Germany, Berlin (State)<text:line-break/></text:p>
      <text:p text:style-name="P1">CAPE VERDE<text:line-break/></text:p>
      <text:p text:style-name="P1">GASTROCHILUS RETROCALLOSUS<text:line-break/></text:p>
      <text:p text:style-name="P1">SPHYRARHYNCHUS SCHLIEBENII<text:line-break/></text:p>
      <text:p text:style-name="P1">Blumea glandulosa<text:line-break/></text:p>
      <text:p text:style-name="P1">Rabelaisia parvifolia<text:line-break/></text:p>
      <text:p text:style-name="P1"><text:soft-page-break/>PSIADIA RIVALSII<text:line-break/></text:p>
      <text:p text:style-name="P1">Cnidoscolus pubescens<text:line-break/></text:p>
      <text:p text:style-name="P1">AGLAIA GRATA<text:line-break/></text:p>
      <text:p text:style-name="P1">Candollea corymbosa<text:line-break/></text:p>
      <text:p text:style-name="P1">DEYEUXIA PALLENS<text:line-break/></text:p>
      <text:p text:style-name="P1">HELEMONIUM CANESCENS<text:line-break/></text:p>
      <text:p text:style-name="P1">VERNONIA ERIOCLADA<text:line-break/></text:p>
      <text:p text:style-name="P1">BUDDLEJA YUNNANENSIS<text:line-break/></text:p>
      <text:p text:style-name="P1">Dalea oligophylla<text:line-break/></text:p>
      <text:p text:style-name="P1">Houssayanthus monogynus<text:line-break/></text:p>
      <text:p text:style-name="P1">Mimosa blanchetii<text:line-break/></text:p>
      <text:p text:style-name="P1">Tepualia stipularis<text:line-break/></text:p>
      <text:p text:style-name="P1">Ireland<text:line-break/></text:p>
      <text:p text:style-name="P1">Peru, Pasco<text:line-break/></text:p>
      <text:p text:style-name="P1">PERU, LA LIBERTAD, SANCHEZ CARRION<text:line-break/></text:p>
      <text:p text:style-name="P1">VENEZUELA, DELTA AMACURO<text:line-break/></text:p>
      <text:p text:style-name="P1"><text:soft-page-break/>FRENCH GUIANA, CAYENNE<text:line-break/></text:p>
      <text:p text:style-name="P1">Madagascar, Toamasina<text:line-break/></text:p>
      <text:p text:style-name="P1">Surinam, Nickerie<text:line-break/></text:p>
      <text:p text:style-name="P1">Brazil, Piaui<text:line-break/></text:p>
      <text:p text:style-name="P1">GHANA, ASHANTI<text:line-break/></text:p>
      <text:p text:style-name="P1">Benin<text:line-break/></text:p>
      <text:p text:style-name="P1">SOUTH AFRICA, CAPE OF GOOD HOPE PROVINCE<text:line-break/></text:p>
      <text:p text:style-name="P1">Brazil, Alagoas<text:line-break/></text:p>
      <text:p text:style-name="P1">Croatia<text:line-break/></text:p>
      <text:p text:style-name="P1">South Africa, Eastern Cape Province<text:line-break/></text:p>
      <text:p text:style-name="P1">Brazil, Tocantins<text:line-break/></text:p>
      <text:p text:style-name="P1">BOLIVIA, SANTA CRUZ, CERCADO<text:line-break/></text:p>
      <text:p text:style-name="P1">ERIOLAENA LUSHINGTONII<text:line-break/></text:p>
      <text:p text:style-name="P1">Megalachne berteroniana<text:line-break/></text:p>
      <text:p text:style-name="P1">EVANSIA VESPERTINA<text:line-break/></text:p>
      <text:p text:style-name="P1">Oxytropis langshanica<text:line-break/></text:p>
      <text:p text:style-name="P1"><text:soft-page-break/>Rubus parapungens<text:line-break/></text:p>
      <text:p text:style-name="P1">SACCUS ELONGATUS<text:line-break/></text:p>
      <text:p text:style-name="P1">CYBIANTHUS WURDACKII<text:line-break/></text:p>
      <text:p text:style-name="P1">Smilax flavescens<text:line-break/></text:p>
      <text:p text:style-name="P1">MALPIGHIA PHLOMOIDES<text:line-break/></text:p>
      <text:p text:style-name="P1">MASDEVALLIA AURANTIACA<text:line-break/></text:p>
      <text:p text:style-name="P1">TYNANTHUS ANGOSTURANUS<text:line-break/></text:p>
      <text:p text:style-name="P1">Rosa pensylvanica<text:line-break/></text:p>
      <text:p text:style-name="P1">Parsonsia aequipetala<text:line-break/></text:p>
      <text:p text:style-name="P1">FARAMEA CORNIFOLIA<text:line-break/></text:p>
      <text:p text:style-name="P1">MIMOSA SETIPES<text:line-break/></text:p>
      <text:p text:style-name="P1">OPHIOGLOSSUM TAPINUM<text:line-break/></text:p>
      <text:p text:style-name="P1">Bolivia, Cochabamba, Esteban Arce<text:line-break/></text:p>
      <text:p text:style-name="P1">CONGO, DEMOCRATIC REPUBLIC OF THE, NORD-KIVU<text:line-break/></text:p>
      <text:p text:style-name="P1">Madagascar, Toliary<text:line-break/></text:p>
      <text:p text:style-name="P1">United Kingdom, Wales<text:line-break/></text:p>
      <text:p text:style-name="P1"><text:soft-page-break/>Bolivia, Santa Cruz, Ichilu<text:line-break/></text:p>
      <text:p text:style-name="P1">Argentina, Corrientes, Provincia de, Santo Tome<text:line-break/></text:p>
      <text:p text:style-name="P1">Paraguay, San Pedro<text:line-break/></text:p>
      <text:p text:style-name="P1">Spain<text:line-break/></text:p>
      <text:p text:style-name="P1">Colombia, Cesar<text:line-break/></text:p>
      <text:p text:style-name="P1">Belgium<text:line-break/></text:p>
      <text:p text:style-name="P1">PERU, PUNO, SANDIA<text:line-break/></text:p>
      <text:p text:style-name="P1">UNITED KINGDOM, SCOTLAND<text:line-break/></text:p>
      <text:p text:style-name="P1">France, Normandie, Manche<text:line-break/></text:p>
      <text:p text:style-name="P1">BRAZIL, MINAS GERAIS, RIO BRANCO<text:line-break/></text:p>
      <text:p text:style-name="P1">Netherlands<text:line-break/></text:p>
      <text:p text:style-name="P1">Chile, Llanquihue<text:line-break/></text:p>
      <text:p text:style-name="P1">DRACAENA POUBELLEI<text:line-break/></text:p>
      <text:p text:style-name="P1">CALONEMORCHIS GRAMINIFOLIA<text:line-break/></text:p>
      <text:p text:style-name="P1">CALAMAGROSTIS RUPRECHTII<text:line-break/></text:p>
      <text:p text:style-name="P1">ANDROSACE MOLLIS<text:line-break/></text:p>
      <text:p text:style-name="P1"><text:soft-page-break/>Dodonaea kohautiana<text:line-break/></text:p>
      <text:p text:style-name="P1">Paepalanthus luteolus<text:line-break/></text:p>
      <text:p text:style-name="P1">Gentiana springateana<text:line-break/></text:p>
      <text:p text:style-name="P1">APINAGIA BREVICAULIS<text:line-break/></text:p>
      <text:p text:style-name="P1">RHAPONTICOIDES TAMANIANIAE<text:line-break/></text:p>
      <text:p text:style-name="P1">YOUNGIA MAURITIANA<text:line-break/></text:p>
      <text:p text:style-name="P1">URAGOGA PHYLLANTHOIDES<text:line-break/></text:p>
      <text:p text:style-name="P1">KNOXIA STRICTA<text:line-break/></text:p>
      <text:p text:style-name="P1">SALSOLA VERTICILLATA<text:line-break/></text:p>
      <text:p text:style-name="P1">Coppensia montana<text:line-break/></text:p>
      <text:p text:style-name="P1">DESCHAMPSIA CHRISTOPHERSENII<text:line-break/></text:p>
      <text:p text:style-name="P1">DICERATOSTELE GABONENSIS<text:line-break/></text:p>
      <text:p text:style-name="P1">Chile, Valdivia<text:line-break/></text:p>
      <text:p text:style-name="P1">Chile, Cautin<text:line-break/></text:p>
      <text:p text:style-name="P1">Saint-Paul, Ile<text:line-break/></text:p>
      <text:p text:style-name="P1">CHILE, TALCA<text:line-break/></text:p>
      <text:p text:style-name="P1"><text:soft-page-break/>MOZAMBIQUE<text:line-break/></text:p>
      <text:p text:style-name="P1">VENEZUELA, GUARICO<text:line-break/></text:p>
      <text:p text:style-name="P1">UNITED KINGDOM, SCOTLAND, LOTHIAN COUNTY<text:line-break/></text:p>
      <text:p text:style-name="P1">CONGO, DEMOCRATIC REPUBLIC OF THE, ORIENTALE<text:line-break/></text:p>
      <text:p text:style-name="P1">PERU, AMAZONAS, LUYA<text:line-break/></text:p>
      <text:p text:style-name="P1">South Africa, Mpumalanga Province<text:line-break/></text:p>
      <text:p text:style-name="P1">TANZANIA, IRINGA<text:line-break/></text:p>
      <text:p text:style-name="P1">MADAGASCAR, ANTANANARIVO<text:line-break/></text:p>
      <text:p text:style-name="P1">Ireland, Leinster, Dublin<text:line-break/></text:p>
      <text:p text:style-name="P1">UNITED KINGDOM, ENGLAND, HERTFORDSHIRE<text:line-break/></text:p>
      <text:p text:style-name="P1">BOLIVIA, LA PAZ, INQUISIVI<text:line-break/></text:p>
      <text:p text:style-name="P1">Peru, Pasco, Oxapampa<text:line-break/></text:p>
      <text:p text:style-name="P1">MYRICA DOMINGANA<text:line-break/></text:p>
      <text:p text:style-name="P1">AIOUEA LEPTOPHYLLA<text:line-break/></text:p>
      <text:p text:style-name="P1">CEPHALARIA ALBESCENS<text:line-break/></text:p>
      <text:p text:style-name="P1">PEDICULARIS WOODII<text:line-break/></text:p>
      <text:p text:style-name="P1"><text:soft-page-break/>Abutilon holosericeum<text:line-break/></text:p>
      <text:p text:style-name="P1">ONCIDIUM OURICANENSE<text:line-break/></text:p>
      <text:p text:style-name="P1">COMBRETUM OXYPETALUM<text:line-break/></text:p>
      <text:p text:style-name="P1">BARLERIA AXILLARIS<text:line-break/></text:p>
      <text:p text:style-name="P1">MICROCHILUS CAUCANUS<text:line-break/></text:p>
      <text:p text:style-name="P1">Caesalpinia jamesii<text:line-break/></text:p>
      <text:p text:style-name="P1">CAREX GLABELLA<text:line-break/></text:p>
      <text:p text:style-name="P1">ASPALATHUS MACRANTHA<text:line-break/></text:p>
      <text:p text:style-name="P1">MITCHELLA PILOSA<text:line-break/></text:p>
      <text:p text:style-name="P1">CARLINA LONGIFOLIA<text:line-break/></text:p>
      <text:p text:style-name="P1">HOYA UNRUHIANA<text:line-break/></text:p>
      <text:p text:style-name="P1">NOTOSERIS GUIZHOUENSIS<text:line-break/></text:p>
      <text:p text:style-name="P1">Ecuador, Manabi<text:line-break/></text:p>
      <text:p text:style-name="P1">ECUADOR, BOLIVAR<text:line-break/></text:p>
      <text:p text:style-name="P1">Peru, Cajamarca, Jaen<text:line-break/></text:p>
      <text:p text:style-name="P1">Peru, Loreto, Requena<text:line-break/></text:p>
      <text:p text:style-name="P1"><text:soft-page-break/>France, Provence-Alpes-Cote d'Azur, Alpes-Maritimes<text:line-break/></text:p>
      <text:p text:style-name="P1">PERU, CUSCO, CALCA<text:line-break/></text:p>
      <text:p text:style-name="P1">France, Grand Est, Bas-Rhin<text:line-break/></text:p>
      <text:p text:style-name="P1">Liberia, Monrovia Commonwealth District<text:line-break/></text:p>
      <text:p text:style-name="P1">PERU, SAN MARTIN, SAN MARTIN<text:line-break/></text:p>
      <text:p text:style-name="P1">Argentina, Misiones, San Javier<text:line-break/></text:p>
      <text:p text:style-name="P1">Ukraine, Kherson Oblast<text:line-break/></text:p>
      <text:p text:style-name="P1">Namibia<text:line-break/></text:p>
      <text:p text:style-name="P1">BOLIVIA, CHUQUISACA, OROPEZA<text:line-break/></text:p>
      <text:p text:style-name="P1">PARAGUAY, NUEVA ASUNCION<text:line-break/></text:p>
      <text:p text:style-name="P1">TURKEY<text:line-break/></text:p>
      <text:p text:style-name="P1">Yemen<text:line-break/></text:p>
      <text:p text:style-name="P1">Mormodes calceolata<text:line-break/></text:p>
      <text:p text:style-name="P1">Lilaeopsis macloviana<text:line-break/></text:p>
      <text:p text:style-name="P1">KUTCHUBAEA OOCARPA<text:line-break/></text:p>
      <text:p text:style-name="P1">Hieracium subflexicaule<text:line-break/></text:p>
      <text:p text:style-name="P1"><text:soft-page-break/>Berberis lecomtei<text:line-break/></text:p>
      <text:p text:style-name="P1">Dunbaria gracilipes<text:line-break/></text:p>
      <text:p text:style-name="P1">Calligonum litwinowii<text:line-break/></text:p>
      <text:p text:style-name="P1">Chloraea parviflora<text:line-break/></text:p>
      <text:p text:style-name="P1">STACHYURUS MACROCARPUS<text:line-break/></text:p>
      <text:p text:style-name="P1">POTENTILLA OVATA<text:line-break/></text:p>
      <text:p text:style-name="P1">Rubus latoauriculatus<text:line-break/></text:p>
      <text:p text:style-name="P1">Eugenia limbosa<text:line-break/></text:p>
      <text:p text:style-name="P1">CADETIA TAYLORII<text:line-break/></text:p>
      <text:p text:style-name="P1">URAGOGA CONCOLOR<text:line-break/></text:p>
      <text:p text:style-name="P1">Diplazium yangpieense<text:line-break/></text:p>
      <text:p text:style-name="P1">Calyptrostylis capitata<text:line-break/></text:p>
      <text:p text:style-name="P1">SOUTH AFRICA, GAUTENG PROVINCE<text:line-break/></text:p>
      <text:p text:style-name="P1">Uruguay<text:line-break/></text:p>
      <text:p text:style-name="P1">SURINAM, MAROWIJNE<text:line-break/></text:p>
      <text:p text:style-name="P1">PERU, PIURA, AYABACA<text:line-break/></text:p>
      <text:p text:style-name="P1"><text:soft-page-break/>VENEZUELA, BARINAS<text:line-break/></text:p>
      <text:p text:style-name="P1">SOUTH AFRICA, KWAZULU-NATAL PROVINCE<text:line-break/></text:p>
      <text:p text:style-name="P1">Argentina, Tucuman, Trancas<text:line-break/></text:p>
      <text:p text:style-name="P1">Turkey, Izmir<text:line-break/></text:p>
      <text:p text:style-name="P1">ARGENTINA, MENDOZA<text:line-break/></text:p>
      <text:p text:style-name="P1">PARAGUAY, CORDILLERA<text:line-break/></text:p>
      <text:p text:style-name="P1">PERU, PIURA, PIURA<text:line-break/></text:p>
      <text:p text:style-name="P1">Libya<text:line-break/></text:p>
      <text:p text:style-name="P1">Tanzania, Mbeya<text:line-break/></text:p>
      <text:p text:style-name="P1">Bolivia, Cochabamba, Carrasco<text:line-break/></text:p>
      <text:p text:style-name="P1">PERU, ANCASH, HUARAZ<text:line-break/></text:p>
      <text:p text:style-name="P1">BURKINA FASO<text:line-break/></text:p>
      <text:p text:style-name="P1">Leptopetalum taiwanense<text:line-break/></text:p>
      <text:p text:style-name="P1">Gentiana coriacea<text:line-break/></text:p>
      <text:p text:style-name="P1">CRATAEGUS BICKNELLII<text:line-break/></text:p>
      <text:p text:style-name="P1">MERYTA LATIFOLIA<text:line-break/></text:p>
      <text:p text:style-name="P1"><text:soft-page-break/>SPERMACOCE LUTEOVIRENS<text:line-break/></text:p>
      <text:p text:style-name="P1">CTENOPHYLLUM HUMISTRATUM<text:line-break/></text:p>
      <text:p text:style-name="P1">Isachne bicolor<text:line-break/></text:p>
      <text:p text:style-name="P1">ATRIPLEX CRASSIFOLIA<text:line-break/></text:p>
      <text:p text:style-name="P1">Licania axilliflora<text:line-break/></text:p>
      <text:p text:style-name="P1">Paraprasophyllum dossenum<text:line-break/></text:p>
      <text:p text:style-name="P1">Duhaldea griffithii<text:line-break/></text:p>
      <text:p text:style-name="P1">PAVETTA LEBRUNII<text:line-break/></text:p>
      <text:p text:style-name="P1">Taeniophyllum erinaceum<text:line-break/></text:p>
      <text:p text:style-name="P1">HESPERIS VRABELYIANA<text:line-break/></text:p>
      <text:p text:style-name="P1">TEPHROCACTUS BICOLOR<text:line-break/></text:p>
      <text:p text:style-name="P1">Syzygium aeoranthum<text:line-break/></text:p>
      <text:p text:style-name="P1">IRAN, KHORASAN<text:line-break/></text:p>
      <text:p text:style-name="P1">Argentina, Entre Rios<text:line-break/></text:p>
      <text:p text:style-name="P1">PERU, PUNO<text:line-break/></text:p>
      <text:p text:style-name="P1">PERU, JUNIN, CHANCHAMAYO<text:line-break/></text:p>
      <text:p text:style-name="P1"><text:soft-page-break/>Ecuador, El Oro<text:line-break/></text:p>
      <text:p text:style-name="P1">ARGENTINA, SANTIAGO DEL ESTERO<text:line-break/></text:p>
      <text:p text:style-name="P1">PERU, LAMBAYEQUE, LAMBAYEQUE<text:line-break/></text:p>
      <text:p text:style-name="P1">BULGARIA<text:line-break/></text:p>
      <text:p text:style-name="P1">Saudi Arabia, `Asir<text:line-break/></text:p>
      <text:p text:style-name="P1">PERU, CAJAMARCA, CONTUMAZA<text:line-break/></text:p>
      <text:p text:style-name="P1">ECUADOR, SUCUMBIOS<text:line-break/></text:p>
      <text:p text:style-name="P1">PARAGUAY, BOQUERON<text:line-break/></text:p>
      <text:p text:style-name="P1">Italy, Veneto<text:line-break/></text:p>
      <text:p text:style-name="P1">Spain, Santa Cruz de Tenerife<text:line-break/></text:p>
      <text:p text:style-name="P1">BOLIVIA, LA PAZ, PEDRO DOMINGO MURILLO<text:line-break/></text:p>
      <text:p text:style-name="P1">PERU, AYACUCHO, LA MAR<text:line-break/></text:p>
      <text:p text:style-name="P1">IRIA NEILSONII<text:line-break/></text:p>
      <text:p text:style-name="P1">TURBINICARPUS HORRIPILUS<text:line-break/></text:p>
      <text:p text:style-name="P1">WEDELIA PSEUDOVIGUIERA<text:line-break/></text:p>
      <text:p text:style-name="P1">Lycopodium phelpsii<text:line-break/></text:p>
      <text:p text:style-name="P1"><text:soft-page-break/>HIERACIUM DILECTUM<text:line-break/></text:p>
      <text:p text:style-name="P1">MEDINILLA SPIREI<text:line-break/></text:p>
      <text:p text:style-name="P1">IXORA HARTIANA<text:line-break/></text:p>
      <text:p text:style-name="P1">Indigofera goniocarpa<text:line-break/></text:p>
      <text:p text:style-name="P1">Annona hostmannii<text:line-break/></text:p>
      <text:p text:style-name="P1">SUNANIA FILIFORMIS<text:line-break/></text:p>
      <text:p text:style-name="P1">Pancheria vieillardii<text:line-break/></text:p>
      <text:p text:style-name="P1">DILATRIS TINCTORIA<text:line-break/></text:p>
      <text:p text:style-name="P1">CALEACTE URTICIFOLIA<text:line-break/></text:p>
      <text:p text:style-name="P1">LASIOPOGON MINUTUS<text:line-break/></text:p>
      <text:p text:style-name="P1">Bryophyllum calcicola<text:line-break/></text:p>
      <text:p text:style-name="P1">PLEOPELTIS PYRRHOLEPIS<text:line-break/></text:p>
      <text:p text:style-name="P1">AZERBAIJAN<text:line-break/></text:p>
      <text:p text:style-name="P1">PERU, PIURA, HUANCABAMBA<text:line-break/></text:p>
      <text:p text:style-name="P1">Austria, Niederosterreich<text:line-break/></text:p>
      <text:p text:style-name="P1">ETHIOPIA<text:line-break/></text:p>
      <text:p text:style-name="P1"><text:soft-page-break/>PERU, HUANCAVELICA<text:line-break/></text:p>
      <text:p text:style-name="P1">VENEZUELA, APURE<text:line-break/></text:p>
      <text:p text:style-name="P1">Madagascar, Antsiranana<text:line-break/></text:p>
      <text:p text:style-name="P1">Bolivia, Chuquisaca<text:line-break/></text:p>
      <text:p text:style-name="P1">ITALY, VENETO, VENEZIA<text:line-break/></text:p>
      <text:p text:style-name="P1">PERU, LAMBAYEQUE<text:line-break/></text:p>
      <text:p text:style-name="P1">Spain, Toledo<text:line-break/></text:p>
      <text:p text:style-name="P1">Chile, Coquimbo<text:line-break/></text:p>
      <text:p text:style-name="P1">ARGENTINA, BONGARA<text:line-break/></text:p>
      <text:p text:style-name="P1">PALMER ARCHIPELAGO<text:line-break/></text:p>
      <text:p text:style-name="P1">Peru, Ucayali, Coronel Portillo<text:line-break/></text:p>
      <text:p text:style-name="P1">Argentina, Salta, Guachipas<text:line-break/></text:p>
      <text:p text:style-name="P1">× Anteriomeulenia menosii<text:line-break/></text:p>
      <text:p text:style-name="P1">UROCHLOA CORDATA<text:line-break/></text:p>
      <text:p text:style-name="P1">Polypodium christovalense<text:line-break/></text:p>
      <text:p text:style-name="P1">PINANGA PANTIENSIS<text:line-break/></text:p>
      <text:p text:style-name="P1"><text:soft-page-break/>DRYOPTERIS GENUFLEXA<text:line-break/></text:p>
      <text:p text:style-name="P1">BUDDLEJA DIFFUSA<text:line-break/></text:p>
      <text:p text:style-name="P1">Conostylis juncea<text:line-break/></text:p>
      <text:p text:style-name="P1">ACRONIA SUINII<text:line-break/></text:p>
      <text:p text:style-name="P1">ANTHURIUM RAMONCARACASII<text:line-break/></text:p>
      <text:p text:style-name="P1">Quesnelia dubia<text:line-break/></text:p>
      <text:p text:style-name="P1">Trichogonia fiebrigii<text:line-break/></text:p>
      <text:p text:style-name="P1">TETRAGONIA VERRUCOSA<text:line-break/></text:p>
      <text:p text:style-name="P1">MACHAERINA JUNCOIDES<text:line-break/></text:p>
      <text:p text:style-name="P1">Holodiscus loesenerii<text:line-break/></text:p>
      <text:p text:style-name="P1">ACMELLA CAULIRHIZA<text:line-break/></text:p>
      <text:p text:style-name="P1">LAGOCHILUS TAUKUMENSIS<text:line-break/></text:p>
      <text:p text:style-name="P1">GERMANY, BADEN-WURTTEMBERG<text:line-break/></text:p>
      <text:p text:style-name="P1">Austria<text:line-break/></text:p>
      <text:p text:style-name="P1">Switzerland, Jura<text:line-break/></text:p>
      <text:p text:style-name="P1">Norway, Oppland<text:line-break/></text:p>
      <text:p text:style-name="P1"><text:soft-page-break/>CZECH REPUBLIC<text:line-break/></text:p>
      <text:p text:style-name="P1">Greece, Ionian Islands, Corfu<text:line-break/></text:p>
      <text:p text:style-name="P1">PERU, ANCASH<text:line-break/></text:p>
      <text:p text:style-name="P1">FRANCE, AUVERGNE-RHONE-ALPES, HAUTE-SAVOIE<text:line-break/></text:p>
      <text:p text:style-name="P1">Uruguay, Montevideo<text:line-break/></text:p>
      <text:p text:style-name="P1">VENEZUELA, BOLIVAR, PIAR<text:line-break/></text:p>
      <text:p text:style-name="P1">FINLAND, LAPLAND<text:line-break/></text:p>
      <text:p text:style-name="P1">KENYA, COAST, KILIFI<text:line-break/></text:p>
      <text:p text:style-name="P1">Chile, Coquimbo, Ovalle<text:line-break/></text:p>
      <text:p text:style-name="P1">Estonia<text:line-break/></text:p>
      <text:p text:style-name="P1">Peru, Madre de Dios, Manu<text:line-break/></text:p>
      <text:p text:style-name="P1">SWEDEN, STOCKHOLMS<text:line-break/></text:p>
      <text:p text:style-name="P1">Trollius bhotanicus<text:line-break/></text:p>
      <text:p text:style-name="P1">Gumira abbreviata<text:line-break/></text:p>
      <text:p text:style-name="P1">Zygophyllum karatavicum<text:line-break/></text:p>
      <text:p text:style-name="P1">FICUS STRIGOSA<text:line-break/></text:p>
      <text:p text:style-name="P1"><text:soft-page-break/>CRATAEGUS PENTANEURA<text:line-break/></text:p>
      <text:p text:style-name="P1">CACALIA SELLOWII<text:line-break/></text:p>
      <text:p text:style-name="P1">XYRIS MARITIMA<text:line-break/></text:p>
      <text:p text:style-name="P1">Lomaria membranacea<text:line-break/></text:p>
      <text:p text:style-name="P1">MYRTUS SAGRAEA<text:line-break/></text:p>
      <text:p text:style-name="P1">PIPER TRINERVE<text:line-break/></text:p>
      <text:p text:style-name="P1">FESTUCA NIGRIFLORA<text:line-break/></text:p>
      <text:p text:style-name="P1">HELICHRYSUM PAGOPHILUM<text:line-break/></text:p>
      <text:p text:style-name="P1">MESOSPHAERUM LAPPULACEUM<text:line-break/></text:p>
      <text:p text:style-name="P1">ONCIDIUM ADELAIDAE<text:line-break/></text:p>
      <text:p text:style-name="P1">Haplopappus setulosus<text:line-break/></text:p>
      <text:p text:style-name="P1">ALEURITIA BOREALIS<text:line-break/></text:p>
      <text:p text:style-name="P1">Colombia, Quindio<text:line-break/></text:p>
      <text:p text:style-name="P1">SLOVAKIA<text:line-break/></text:p>
      <text:p text:style-name="P1">Sweden, Sodermanlands<text:line-break/></text:p>
      <text:p text:style-name="P1">France, Pays de la Loire, Mayenne<text:line-break/></text:p>
      <text:p text:style-name="P1"><text:soft-page-break/>ROMANIA, PRAHOVA<text:line-break/></text:p>
      <text:p text:style-name="P1">FRANCE, GRAND EST, MOSELLE<text:line-break/></text:p>
      <text:p text:style-name="P1">GERMANY, THURINGIA<text:line-break/></text:p>
      <text:p text:style-name="P1">LUXEMBOURG<text:line-break/></text:p>
      <text:p text:style-name="P1">SOUTH AFRICA, LIMPOPO PROVINCE<text:line-break/></text:p>
      <text:p text:style-name="P1">Uruguay, San Jose<text:line-break/></text:p>
      <text:p text:style-name="P1">URUGUAY, FLORIDA<text:line-break/></text:p>
      <text:p text:style-name="P1">ARGENTINA, MISIONES, SAN PEDRO<text:line-break/></text:p>
      <text:p text:style-name="P1">FRANCE, PROVENCE-ALPES-COTE D'AZUR, HAUTES-ALPES<text:line-break/></text:p>
      <text:p text:style-name="P1">Romania<text:line-break/></text:p>
      <text:p text:style-name="P1">SWEDEN, VARMLAND<text:line-break/></text:p>
      <text:p text:style-name="P1">Brazil, Santa Catarina, Mafra<text:line-break/></text:p>
      <text:p text:style-name="P1">PSYCHOTRIA ALLENII<text:line-break/></text:p>
      <text:p text:style-name="P1">Adiantum henslovianum<text:line-break/></text:p>
      <text:p text:style-name="P1">Bulbophyllum francoisii<text:line-break/></text:p>
      <text:p text:style-name="P1">Chrysanthemum stipulaceum<text:line-break/></text:p>
      <text:p text:style-name="P1"><text:soft-page-break/>DECLIEUXIA DIVERGENTIFLORA<text:line-break/></text:p>
      <text:p text:style-name="P1">URAGOGA CERATOLOBA<text:line-break/></text:p>
      <text:p text:style-name="P1">MEMECYLON SUBQUADRANGULARE<text:line-break/></text:p>
      <text:p text:style-name="P1">Dioscorea gouanioides<text:line-break/></text:p>
      <text:p text:style-name="P1">MIKANIA LANIGERA<text:line-break/></text:p>
      <text:p text:style-name="P1">Allium reconditum<text:line-break/></text:p>
      <text:p text:style-name="P1">ASPLENIUM VIRIDE<text:line-break/></text:p>
      <text:p text:style-name="P1">Phyllopentas concinna<text:line-break/></text:p>
      <text:p text:style-name="P1">Maxillaria aureofulva<text:line-break/></text:p>
      <text:p text:style-name="P1">BUINALIS AMERICANA<text:line-break/></text:p>
      <text:p text:style-name="P1">EUPATORIUM SCABRUM<text:line-break/></text:p>
      <text:p text:style-name="P1">CAMPULOSUS RUPESTRIS<text:line-break/></text:p>
      <text:p text:style-name="P1">SLOVENIA<text:line-break/></text:p>
      <text:p text:style-name="P1">SWEDEN, VASTMANLANDS<text:line-break/></text:p>
      <text:p text:style-name="P1">France, Provence-Alpes-Cote d'Azur, Var<text:line-break/></text:p>
      <text:p text:style-name="P1">Colombia, Sucre<text:line-break/></text:p>
      <text:p text:style-name="P1"><text:soft-page-break/>CHILE, MALLECO<text:line-break/></text:p>
      <text:p text:style-name="P1">Ireland, Connacht, Galway<text:line-break/></text:p>
      <text:p text:style-name="P1">France, Grand Est, Vosges<text:line-break/></text:p>
      <text:p text:style-name="P1">South Africa, Western Cape Province<text:line-break/></text:p>
      <text:p text:style-name="P1">FRANCE, GRAND EST, MARNE<text:line-break/></text:p>
      <text:p text:style-name="P1">CYPRUS<text:line-break/></text:p>
      <text:p text:style-name="P1">Chile, Valparaiso Region, Valparaiso Province<text:line-break/></text:p>
      <text:p text:style-name="P1">Georgia<text:line-break/></text:p>
      <text:p text:style-name="P1">France, Grand Est, Ardennes<text:line-break/></text:p>
      <text:p text:style-name="P1">Greece, Central Greece and Euboea, Attica<text:line-break/></text:p>
      <text:p text:style-name="P1">CHILE, COLCHAGUA<text:line-break/></text:p>
      <text:p text:style-name="P1">CHILE, CACHAPOAL<text:line-break/></text:p>
      <text:p text:style-name="P1">POCOCKIA PLATYCARPOS<text:line-break/></text:p>
      <text:p text:style-name="P1">Alsine aizoides<text:line-break/></text:p>
      <text:p text:style-name="P1">Adesmia capitellata<text:line-break/></text:p>
      <text:p text:style-name="P1">MICHAUXIA NOVA<text:line-break/></text:p>
      <text:p text:style-name="P1"><text:soft-page-break/>Cousinia beauverdiana<text:line-break/></text:p>
      <text:p text:style-name="P1">Goughia laurina<text:line-break/></text:p>
      <text:p text:style-name="P1">Pelargonium angulosum<text:line-break/></text:p>
      <text:p text:style-name="P1">Chonemorpha grandiflora<text:line-break/></text:p>
      <text:p text:style-name="P1">Fendlera cymosa<text:line-break/></text:p>
      <text:p text:style-name="P1">GNIDIA KUNTZEI<text:line-break/></text:p>
      <text:p text:style-name="P1">EUCHAETIS BURCHELLII<text:line-break/></text:p>
      <text:p text:style-name="P1">Allium shirnakiense<text:line-break/></text:p>
      <text:p text:style-name="P1">Acronia applanata<text:line-break/></text:p>
      <text:p text:style-name="P1">ALLARDIA NIVEA<text:line-break/></text:p>
      <text:p text:style-name="P1">CODONANTHOPSIS LUTEOLA<text:line-break/></text:p>
      <text:p text:style-name="P1">Gynoxys verrucosa<text:line-break/></text:p>
      <text:p text:style-name="P1">Moldova<text:line-break/></text:p>
      <text:p text:style-name="P1">ITALY, SICILIA<text:line-break/></text:p>
      <text:p text:style-name="P1">FRANCE, PROVENCE-ALPES-COTE D'AZUR, VAUCLUSE<text:line-break/></text:p>
      <text:p text:style-name="P1">Peru, Ancash, Bolognesi<text:line-break/></text:p>
      <text:p text:style-name="P1"><text:soft-page-break/>IRAN, CHAHAR MAHALL VA BAKHTIARI<text:line-break/></text:p>
      <text:p text:style-name="P1">ARGENTINA, NEUQUEN<text:line-break/></text:p>
      <text:p text:style-name="P1">PERU, CAJAMARCA, CAJAMARCA<text:line-break/></text:p>
      <text:p text:style-name="P1">NIGERIA, LAGOS<text:line-break/></text:p>
      <text:p text:style-name="P1">France, Auvergne-Rhone-Alpes, Ain<text:line-break/></text:p>
      <text:p text:style-name="P1">CHILE, VALPARAISO REGION<text:line-break/></text:p>
      <text:p text:style-name="P1">Italy, Veneto, Padova<text:line-break/></text:p>
      <text:p text:style-name="P1">Iceland<text:line-break/></text:p>
      <text:p text:style-name="P1">FALKLAND ISLANDS<text:line-break/></text:p>
      <text:p text:style-name="P1">Chile, Magallanes-Antartica<text:line-break/></text:p>
      <text:p text:style-name="P1">Chile, Curico<text:line-break/></text:p>
      <text:p text:style-name="P1">Germany, North Rhine-Westphalia<text:line-break/></text:p>
      <text:p text:style-name="P1">ANDROPOGON QUINQUEPLUMIS<text:line-break/></text:p>
      <text:p text:style-name="P1">Clematis mauritiana<text:line-break/></text:p>
      <text:p text:style-name="P1">Aegiphila pennellii<text:line-break/></text:p>
      <text:p text:style-name="P1">ELWENDIA HISSARICA<text:line-break/></text:p>
      <text:p text:style-name="P1"><text:soft-page-break/>VERNONIA LYCHNOPHOROIDES<text:line-break/></text:p>
      <text:p text:style-name="P1">RHAPONTICOIDES HIERROI<text:line-break/></text:p>
      <text:p text:style-name="P1">Gaultheria annamensis<text:line-break/></text:p>
      <text:p text:style-name="P1">Carex picta<text:line-break/></text:p>
      <text:p text:style-name="P1">BLECHNUM OCEANICUM<text:line-break/></text:p>
      <text:p text:style-name="P1">Discocalyx multiflora<text:line-break/></text:p>
      <text:p text:style-name="P1">Megadenus palustris<text:line-break/></text:p>
      <text:p text:style-name="P1">SOLANUM FORMOSUM<text:line-break/></text:p>
      <text:p text:style-name="P1">Acalypha carthagenensis<text:line-break/></text:p>
      <text:p text:style-name="P1">Agelaea lamarckii<text:line-break/></text:p>
      <text:p text:style-name="P1">Echinops myrioceras<text:line-break/></text:p>
      <text:p text:style-name="P1">Pasania pachyphylla<text:line-break/></text:p>
      <text:p text:style-name="P1">Sudan<text:line-break/></text:p>
      <text:p text:style-name="P1">POLAND, GDANSK<text:line-break/></text:p>
      <text:p text:style-name="P1">ITALY, VENETO, TREVISO<text:line-break/></text:p>
      <text:p text:style-name="P1">Sudan, Kurdufan<text:line-break/></text:p>
      <text:p text:style-name="P1"><text:soft-page-break/>Lithuania<text:line-break/></text:p>
      <text:p text:style-name="P1">Chile, Concepcion<text:line-break/></text:p>
      <text:p text:style-name="P1">FRANCE, BOURGOGNE-FRANCHE-COMTE, DOUBS<text:line-break/></text:p>
      <text:p text:style-name="P1">COLOMBIA, MERIDA<text:line-break/></text:p>
      <text:p text:style-name="P1">UNITED KINGDOM, ENGLAND, BUCKINGHAMSHIRE<text:line-break/></text:p>
      <text:p text:style-name="P1">Switzerland, Vaud<text:line-break/></text:p>
      <text:p text:style-name="P1">Italy, Toscana, Firenze<text:line-break/></text:p>
      <text:p text:style-name="P1">Italy, Emilia-Romagna, Modena<text:line-break/></text:p>
      <text:p text:style-name="P1">CHILE, BIO-BIO<text:line-break/></text:p>
      <text:p text:style-name="P1">UNITED KINGDOM, ENGLAND, DEVON<text:line-break/></text:p>
      <text:p text:style-name="P1">South Sudan<text:line-break/></text:p>
      <text:p text:style-name="P1">Poland, Slaskie<text:line-break/></text:p>
      <text:p text:style-name="P1">Pera barbellata<text:line-break/></text:p>
      <text:p text:style-name="P1">Calochlaena blepharodes<text:line-break/></text:p>
      <text:p text:style-name="P1">CHIOCOCCA SEMIPILOSA<text:line-break/></text:p>
      <text:p text:style-name="P1">Wendlandia thorelii<text:line-break/></text:p>
      <text:p text:style-name="P1"><text:soft-page-break/>Godetia latifolia<text:line-break/></text:p>
      <text:p text:style-name="P1">Bulbophyllum sungaiutikense<text:line-break/></text:p>
      <text:p text:style-name="P1">Acalypha mexicana<text:line-break/></text:p>
      <text:p text:style-name="P1">Valeriana foliosa<text:line-break/></text:p>
      <text:p text:style-name="P1">TRIBULUS KOTSCHYANUS<text:line-break/></text:p>
      <text:p text:style-name="P1">Vigna calcarata<text:line-break/></text:p>
      <text:p text:style-name="P1">CERASTIUM CAUCASICUM<text:line-break/></text:p>
      <text:p text:style-name="P1">ZANTHOXYLUM HUBERI<text:line-break/></text:p>
      <text:p text:style-name="P1">QUERCUS OBLITA<text:line-break/></text:p>
      <text:p text:style-name="P1">Ruschia firma<text:line-break/></text:p>
      <text:p text:style-name="P1">Bumelia loranthifolia<text:line-break/></text:p>
      <text:p text:style-name="P1">Polyscias vogelkopensis<text:line-break/></text:p>
      <text:p text:style-name="P1">PERU, LA LIBERTAD, SANTIAGO DE CHUCO<text:line-break/></text:p>
      <text:p text:style-name="P1">United Kingdom, England, Cornwall<text:line-break/></text:p>
      <text:p text:style-name="P1">TURKEY, ARTVIN<text:line-break/></text:p>
      <text:p text:style-name="P1">Switzerland, Zurich<text:line-break/></text:p>
      <text:p text:style-name="P1"><text:soft-page-break/>Greece, Aegean Islands, Samos<text:line-break/></text:p>
      <text:p text:style-name="P1">GREECE<text:line-break/></text:p>
      <text:p text:style-name="P1">Austria, Vorarlberg<text:line-break/></text:p>
      <text:p text:style-name="P1">Chile, Arauco<text:line-break/></text:p>
      <text:p text:style-name="P1">IRELAND, LEINSTER, WESTMEATH<text:line-break/></text:p>
      <text:p text:style-name="P1">Finland, Kanta-Hame<text:line-break/></text:p>
      <text:p text:style-name="P1">Surinam, Para<text:line-break/></text:p>
      <text:p text:style-name="P1">France, Centre-Val de Loire, Loir-et-Cher<text:line-break/></text:p>
      <text:p text:style-name="P1">NETHERLANDS, FRIESLAND<text:line-break/></text:p>
      <text:p text:style-name="P1">JORDAN<text:line-break/></text:p>
      <text:p text:style-name="P1">Sweden, Ostergotlands<text:line-break/></text:p>
      <text:p text:style-name="P1">Lesotho<text:line-break/></text:p>
      <text:p text:style-name="P1">Adiantum repens<text:line-break/></text:p>
      <text:p text:style-name="P1">ICHNANTHUS NUBIGENUS<text:line-break/></text:p>
      <text:p text:style-name="P1">ABUTILON AURITUM<text:line-break/></text:p>
      <text:p text:style-name="P1">Weinmannia auriformis<text:line-break/></text:p>
      <text:p text:style-name="P1"><text:soft-page-break/>Maxillaria patula<text:line-break/></text:p>
      <text:p text:style-name="P1">HETEROPAPPUS INSULARIS<text:line-break/></text:p>
      <text:p text:style-name="P1">Eremanthus verbascifolius<text:line-break/></text:p>
      <text:p text:style-name="P1">TILIA LONGIFOLIA<text:line-break/></text:p>
      <text:p text:style-name="P1">ORCHIS FLEXICAULIS<text:line-break/></text:p>
      <text:p text:style-name="P1">UVARIA ACUTA<text:line-break/></text:p>
      <text:p text:style-name="P1">Saipania glandulosa<text:line-break/></text:p>
      <text:p text:style-name="P1">Fosterella gracilis<text:line-break/></text:p>
      <text:p text:style-name="P1">Agasyllis caucasica<text:line-break/></text:p>
      <text:p text:style-name="P1">Erythrina × bidwillii<text:line-break/></text:p>
      <text:p text:style-name="P1">CABOMBA SCHWARTZII<text:line-break/></text:p>
      <text:p text:style-name="P1">Paullinia florenciana<text:line-break/></text:p>
      <text:p text:style-name="P1">Belarus<text:line-break/></text:p>
      <text:p text:style-name="P1">Lebanon<text:line-break/></text:p>
      <text:p text:style-name="P1">URUGUAY, SORIANO<text:line-break/></text:p>
      <text:p text:style-name="P1">Spain, Jaen<text:line-break/></text:p>
      <text:p text:style-name="P1"><text:soft-page-break/>URUGUAY, CERRO LARGO<text:line-break/></text:p>
      <text:p text:style-name="P1">Argentina, Tierra del Fuego<text:line-break/></text:p>
      <text:p text:style-name="P1">France, Auvergne-Rhone-Alpes, Rhone<text:line-break/></text:p>
      <text:p text:style-name="P1">GUYANA, UPPER DEMERARA-BERBICE<text:line-break/></text:p>
      <text:p text:style-name="P1">CHILE, AISEN<text:line-break/></text:p>
      <text:p text:style-name="P1">Greece, Aegean Islands, Chios<text:line-break/></text:p>
      <text:p text:style-name="P1">SPAIN, CADIZ<text:line-break/></text:p>
      <text:p text:style-name="P1">ITALY, FRIULI-VENEZIA GIULIA<text:line-break/></text:p>
      <text:p text:style-name="P1">Algeria<text:line-break/></text:p>
      <text:p text:style-name="P1">IRAN<text:line-break/></text:p>
      <text:p text:style-name="P1">NETHERLANDS, LIMBURG<text:line-break/></text:p>
      <text:p text:style-name="P1">Switzerland, Bern<text:line-break/></text:p>
      <text:p text:style-name="P1">PEPEROMIA STEYERMARKII<text:line-break/></text:p>
      <text:p text:style-name="P1">IRIS MONTANA<text:line-break/></text:p>
      <text:p text:style-name="P1">Pulsatilla teklae<text:line-break/></text:p>
      <text:p text:style-name="P1">POLYPODIUM EVECTUM<text:line-break/></text:p>
      <text:p text:style-name="P1"><text:soft-page-break/>Disterigma fortunense<text:line-break/></text:p>
      <text:p text:style-name="P1">Pitcairnia consimilis<text:line-break/></text:p>
      <text:p text:style-name="P1">ALSINIDENDRON OBOVATUM<text:line-break/></text:p>
      <text:p text:style-name="P1">Isocarpha fistulosa<text:line-break/></text:p>
      <text:p text:style-name="P1">Heistera laxa<text:line-break/></text:p>
      <text:p text:style-name="P1">CHRYSOPHYLLUM STRIATUM<text:line-break/></text:p>
      <text:p text:style-name="P1">Piptadenia laxa<text:line-break/></text:p>
      <text:p text:style-name="P1">NYMPHANTHUS MEGACARPUS<text:line-break/></text:p>
      <text:p text:style-name="P1">CYNANCHUM SESSEI<text:line-break/></text:p>
      <text:p text:style-name="P1">CORONILLA SOMALENSIS<text:line-break/></text:p>
      <text:p text:style-name="P1">SENECIO LAETUS<text:line-break/></text:p>
      <text:p text:style-name="P1">SABATIA CAMPESTRIS<text:line-break/></text:p>
      <text:p text:style-name="P1">Estonia, Tartu (District)<text:line-break/></text:p>
      <text:p text:style-name="P1">Armenia<text:line-break/></text:p>
      <text:p text:style-name="P1">Argentina, Santa Cruz<text:line-break/></text:p>
      <text:p text:style-name="P1">Kenya, Nairobi Area<text:line-break/></text:p>
      <text:p text:style-name="P1"><text:soft-page-break/>FRANCE, CORSICA, HAUTE-CORSE<text:line-break/></text:p>
      <text:p text:style-name="P1">Argentina, San Luis<text:line-break/></text:p>
      <text:p text:style-name="P1">Argentina, Chubut<text:line-break/></text:p>
      <text:p text:style-name="P1">CHILE, ACONCAGUA<text:line-break/></text:p>
      <text:p text:style-name="P1">PERU, TACNA, TACNA<text:line-break/></text:p>
      <text:p text:style-name="P1">Chile, Magallanes-Antartica, Magallanes<text:line-break/></text:p>
      <text:p text:style-name="P1">EQUATORIAL GUINEA, BIOKO (FERNANDO POO), ANNOBON<text:line-break/></text:p>
      <text:p text:style-name="P1">Poland, Wroclaw<text:line-break/></text:p>
      <text:p text:style-name="P1">PERU, LIMA, HUARAL<text:line-break/></text:p>
      <text:p text:style-name="P1">IRELAND, LEINSTER, KILKENNEY<text:line-break/></text:p>
      <text:p text:style-name="P1">ITALY, LOMBARDIA, COMO<text:line-break/></text:p>
      <text:p text:style-name="P1">FRANCE, PAYS DE LA LOIRE, SARTHE<text:line-break/></text:p>
      <text:p text:style-name="P1">Baratranthus axanthus<text:line-break/></text:p>
      <text:p text:style-name="P1">Penstemon compactus<text:line-break/></text:p>
      <text:p text:style-name="P1">Masdevallia maxilimax<text:line-break/></text:p>
      <text:p text:style-name="P1">MICROTROPIS PARVIFLORA<text:line-break/></text:p>
      <text:p text:style-name="P1"><text:soft-page-break/>Quercus trinervis<text:line-break/></text:p>
      <text:p text:style-name="P1">RUDGEA WORONOVII<text:line-break/></text:p>
      <text:p text:style-name="P1">GILIA AUSTROOCCIDENTALIS<text:line-break/></text:p>
      <text:p text:style-name="P1">ODONTONEMA MAZARUNENSE<text:line-break/></text:p>
      <text:p text:style-name="P1">Satyria leptantha<text:line-break/></text:p>
      <text:p text:style-name="P1">Macrotropis inodora<text:line-break/></text:p>
      <text:p text:style-name="P1">Elatostematoides insignis<text:line-break/></text:p>
      <text:p text:style-name="P1">LANTANA TRIPLINERVIA<text:line-break/></text:p>
      <text:p text:style-name="P1">Achyronia pedicellata<text:line-break/></text:p>
      <text:p text:style-name="P1">STELLARIA ABAENSIS<text:line-break/></text:p>
      <text:p text:style-name="P1">Urocarpidium albiflorum<text:line-break/></text:p>
      <text:p text:style-name="P1">Streptopus curvipes<text:line-break/></text:p>
      <text:p text:style-name="P1">NIGERIA, CROSS RIVER<text:line-break/></text:p>
      <text:p text:style-name="P1">Switzerland, Graubunden<text:line-break/></text:p>
      <text:p text:style-name="P1">GERMANY, BRANDENBURG<text:line-break/></text:p>
      <text:p text:style-name="P1">FRANCE, AUVERGNE-RHONE-ALPES, CANTAL<text:line-break/></text:p>
      <text:p text:style-name="P1"><text:soft-page-break/>Ireland, Munster, Kerry<text:line-break/></text:p>
      <text:p text:style-name="P1">NIGERIA, OYO<text:line-break/></text:p>
      <text:p text:style-name="P1">Chile, Santiago<text:line-break/></text:p>
      <text:p text:style-name="P1">ISRAEL<text:line-break/></text:p>
      <text:p text:style-name="P1">Congo<text:line-break/></text:p>
      <text:p text:style-name="P1">IRELAND, LEINSTER, KILDARE<text:line-break/></text:p>
      <text:p text:style-name="P1">FRANCE, OCCITANIE, HAUTES-PYRENEES<text:line-break/></text:p>
      <text:p text:style-name="P1">Syria<text:line-break/></text:p>
      <text:p text:style-name="P1">Norway, Hordaland<text:line-break/></text:p>
      <text:p text:style-name="P1">PERU, LIMA, HUAROCHIRI<text:line-break/></text:p>
      <text:p text:style-name="P1">NORWAY, ROGALAND<text:line-break/></text:p>
      <text:p text:style-name="P1">POLAND, PIOTRKOW<text:line-break/></text:p>
      <text:p text:style-name="P1">BELLIS CILIATA<text:line-break/></text:p>
      <text:p text:style-name="P1">Bulbophyllum elaidium<text:line-break/></text:p>
      <text:p text:style-name="P1">Cuspidaria pauciflora<text:line-break/></text:p>
      <text:p text:style-name="P1">CHAETANTHERA PLANISETA<text:line-break/></text:p>
      <text:p text:style-name="P1"><text:soft-page-break/>Syzygium wrightii<text:line-break/></text:p>
      <text:p text:style-name="P1">ARIDARIA STRIATA<text:line-break/></text:p>
      <text:p text:style-name="P1">PTILOCHAETA GLABRA<text:line-break/></text:p>
      <text:p text:style-name="P1">DESMANTHODIUM CAUDATUM<text:line-break/></text:p>
      <text:p text:style-name="P1">POLYPODIUM MARGALLII<text:line-break/></text:p>
      <text:p text:style-name="P1">SIPARUNA CHRYSOTHRIX<text:line-break/></text:p>
      <text:p text:style-name="P1">Ephedra sinaica<text:line-break/></text:p>
      <text:p text:style-name="P1">Plathymenia modesta<text:line-break/></text:p>
      <text:p text:style-name="P1">PULSATILLA BREYNII<text:line-break/></text:p>
      <text:p text:style-name="P1">Dobera glabra<text:line-break/></text:p>
      <text:p text:style-name="P1">Alchemilla sectilis<text:line-break/></text:p>
      <text:p text:style-name="P1">Plumatichilos facetus<text:line-break/></text:p>
      <text:p text:style-name="P1">Tierra del Fuego (archipelago), Magallanes, Estrecho de<text:line-break/></text:p>
      <text:p text:style-name="P1">SWITZERLAND, NEUCHATEL<text:line-break/></text:p>
      <text:p text:style-name="P1">URUGUAY, RIO NEGRO<text:line-break/></text:p>
      <text:p text:style-name="P1">Romania, Cluj<text:line-break/></text:p>
      <text:p text:style-name="P1"><text:soft-page-break/>AUSTRIA, KARNTEN<text:line-break/></text:p>
      <text:p text:style-name="P1">France, Bourgogne-Franche-Comte<text:line-break/></text:p>
      <text:p text:style-name="P1">NETHERLANDS, UTRECHT<text:line-break/></text:p>
      <text:p text:style-name="P1">Italy, Piedmonte, Cuneo<text:line-break/></text:p>
      <text:p text:style-name="P1">FRANCE, AUVERGNE-RHONE-ALPES, SAVOIE<text:line-break/></text:p>
      <text:p text:style-name="P1">NORWAY, AKERSHUS<text:line-break/></text:p>
      <text:p text:style-name="P1">France, Normandie, Orne<text:line-break/></text:p>
      <text:p text:style-name="P1">Germany, Rhineland-Palatinate<text:line-break/></text:p>
      <text:p text:style-name="P1">Ireland, Munster, Clare<text:line-break/></text:p>
      <text:p text:style-name="P1">France, Centre-Val de Loire, Cher<text:line-break/></text:p>
      <text:p text:style-name="P1">Norway, More og Romsdal<text:line-break/></text:p>
      <text:p text:style-name="P1">Switzerland, Fribourg<text:line-break/></text:p>
      <text:p text:style-name="P1">Casselia brasiliensis<text:line-break/></text:p>
      <text:p text:style-name="P1">Brassica spinescens<text:line-break/></text:p>
      <text:p text:style-name="P1">Taxus pedunculata<text:line-break/></text:p>
      <text:p text:style-name="P1">AEONIUM BARBATUM<text:line-break/></text:p>
      <text:p text:style-name="P1"><text:soft-page-break/>SYNAPHEA BRACHYCERAS<text:line-break/></text:p>
      <text:p text:style-name="P1">BRACHIONIDIUM VALERIOI<text:line-break/></text:p>
      <text:p text:style-name="P1">Sophronitis harpophylla<text:line-break/></text:p>
      <text:p text:style-name="P1">HIERACIUM NUBIFOLIUM<text:line-break/></text:p>
      <text:p text:style-name="P1">MICONIA BORINQUENSIS<text:line-break/></text:p>
      <text:p text:style-name="P1">Tragia spathulata<text:line-break/></text:p>
      <text:p text:style-name="P1">Peperomia enckeifolia<text:line-break/></text:p>
      <text:p text:style-name="P1">TIBOUCHINA GRANULOSA<text:line-break/></text:p>
      <text:p text:style-name="P1">Trichocline aurea<text:line-break/></text:p>
      <text:p text:style-name="P1">Leonotis randii<text:line-break/></text:p>
      <text:p text:style-name="P1">CASSIA TUHOVALYANA<text:line-break/></text:p>
      <text:p text:style-name="P1">ASPLENIUM SIAMENSE<text:line-break/></text:p>
      <text:p text:style-name="P1">FRANCE, PROVENCE-ALPES-COTE D'AZUR, BOUCHES-DU-RHONE<text:line-break/></text:p>
      <text:p text:style-name="P1">France, Grand Est, Meurthe-et-Moselle<text:line-break/></text:p>
      <text:p text:style-name="P1">Portugal, Madeira<text:line-break/></text:p>
      <text:p text:style-name="P1">France, Provence-Alpes-Cote d'Azur, Alpes-de-Haute Provence<text:line-break/></text:p>
      <text:p text:style-name="P1"><text:soft-page-break/>UNITED KINGDOM, NORTHERN IRELAND<text:line-break/></text:p>
      <text:p text:style-name="P1">Egypt<text:line-break/></text:p>
      <text:p text:style-name="P1">Austria, Steiermark<text:line-break/></text:p>
      <text:p text:style-name="P1">Chile, Nnuble<text:line-break/></text:p>
      <text:p text:style-name="P1">France, Normandie<text:line-break/></text:p>
      <text:p text:style-name="P1">Bolivia, Potosi<text:line-break/></text:p>
      <text:p text:style-name="P1">PERU, JUNIN, YAULI<text:line-break/></text:p>
      <text:p text:style-name="P1">POLAND, LUBLIN<text:line-break/></text:p>
      <text:p text:style-name="P1">Iceland, Borgarfjaroarsysla<text:line-break/></text:p>
      <text:p text:style-name="P1">ITALY, TOSCANA, PISA<text:line-break/></text:p>
      <text:p text:style-name="P1">Germany, Lower Saxony<text:line-break/></text:p>
      <text:p text:style-name="P1">FRANCE, HAUTS-DE-FRANCE, PAS-DE-CALAIS<text:line-break/></text:p>
      <text:p text:style-name="P1">Chusquea clarkiae<text:line-break/></text:p>
      <text:p text:style-name="P1">Baccharis corydalis<text:line-break/></text:p>
      <text:p text:style-name="P1">Mimosa uribeana<text:line-break/></text:p>
      <text:p text:style-name="P1">KURRIMIA ROBUSTA<text:line-break/></text:p>
      <text:p text:style-name="P1"><text:soft-page-break/>SILENE TRIFIDA<text:line-break/></text:p>
      <text:p text:style-name="P1">Thinopyrum acutum<text:line-break/></text:p>
      <text:p text:style-name="P1">Begonia aikrono<text:line-break/></text:p>
      <text:p text:style-name="P1">RUSCHIA RUPICOLA<text:line-break/></text:p>
      <text:p text:style-name="P1">PHAGNALON KOTSCHYI<text:line-break/></text:p>
      <text:p text:style-name="P1">MANGIFERA GRACILIPES<text:line-break/></text:p>
      <text:p text:style-name="P1">GONOLOBUS ECUADORENSIS<text:line-break/></text:p>
      <text:p text:style-name="P1">Philodendron mentiens<text:line-break/></text:p>
      <text:p text:style-name="P1">Helichrysum lanceolatum<text:line-break/></text:p>
      <text:p text:style-name="P1">Polygala subglobosa<text:line-break/></text:p>
      <text:p text:style-name="P1">Geranium strigosius<text:line-break/></text:p>
      <text:p text:style-name="P1">Crataegus missouriensis<text:line-break/></text:p>
      <text:p text:style-name="P1">France, Centre-Val de Loire<text:line-break/></text:p>
      <text:p text:style-name="P1">France, Normandie, Seine-Maritime<text:line-break/></text:p>
      <text:p text:style-name="P1">UNITED KINGDOM, SCOTLAND, ABERDEEN<text:line-break/></text:p>
      <text:p text:style-name="P1">Brazil, Rio Grande do Norte<text:line-break/></text:p>
      <text:p text:style-name="P1"><text:soft-page-break/>ROMANIA, BIHOR<text:line-break/></text:p>
      <text:p text:style-name="P1">Turkey, Trabzon<text:line-break/></text:p>
      <text:p text:style-name="P1">France, Grand Est, Aube<text:line-break/></text:p>
      <text:p text:style-name="P1">Austria, Oberosterreich<text:line-break/></text:p>
      <text:p text:style-name="P1">France, Nouvelle-Aquitaine, Gironde<text:line-break/></text:p>
      <text:p text:style-name="P1">SOUTH AFRICA, NORTHERN CAPE PROVINCE<text:line-break/></text:p>
      <text:p text:style-name="P1">PARAGUAY, ITAPUA<text:line-break/></text:p>
      <text:p text:style-name="P1">LATVIA<text:line-break/></text:p>
      <text:p text:style-name="P1">Greece, Crete<text:line-break/></text:p>
      <text:p text:style-name="P1">Romania, Tulcea<text:line-break/></text:p>
      <text:p text:style-name="P1">France, Corsica<text:line-break/></text:p>
      <text:p text:style-name="P1">IRAQ<text:line-break/></text:p>
      <text:p text:style-name="P1">Leandra micropetala<text:line-break/></text:p>
      <text:p text:style-name="P1">RUBUS ACROGLOTTA<text:line-break/></text:p>
      <text:p text:style-name="P1">Trochocephalus austromongolicus<text:line-break/></text:p>
      <text:p text:style-name="P1">AMYGDALUS × SEFINENSIS<text:line-break/></text:p>
      <text:p text:style-name="P1"><text:soft-page-break/>TRILLIUM VIRGINIANUM<text:line-break/></text:p>
      <text:p text:style-name="P1">ARMERIA VANDASII<text:line-break/></text:p>
      <text:p text:style-name="P1">Corallodiscus taliensis<text:line-break/></text:p>
      <text:p text:style-name="P1">Acacia oncinophylla<text:line-break/></text:p>
      <text:p text:style-name="P1">Brachionidium puipuiensis<text:line-break/></text:p>
      <text:p text:style-name="P1">PHLEGMARIURUS GNIDIOIDES<text:line-break/></text:p>
      <text:p text:style-name="P1">NARCISSUS QUINTANILHAE<text:line-break/></text:p>
      <text:p text:style-name="P1">CARAIPA PSILOCARPA<text:line-break/></text:p>
      <text:p text:style-name="P1">Tribulopis curvicarpa<text:line-break/></text:p>
      <text:p text:style-name="P1">ALANTSILODENDRON RAMOSUM<text:line-break/></text:p>
      <text:p text:style-name="P1">Zanthoxylum pseudodumosum<text:line-break/></text:p>
      <text:p text:style-name="P1">PHAIUS INCARVILLEI<text:line-break/></text:p>
      <text:p text:style-name="P1">Madagascar, Mahajanga<text:line-break/></text:p>
      <text:p text:style-name="P1">Cote d'Ivoire, Guiglo<text:line-break/></text:p>
      <text:p text:style-name="P1">Italy, Sicilia, Palermo<text:line-break/></text:p>
      <text:p text:style-name="P1">Chile, Chiloe<text:line-break/></text:p>
      <text:p text:style-name="P1"><text:soft-page-break/>Morocco<text:line-break/></text:p>
      <text:p text:style-name="P1">Italy, Sardinia<text:line-break/></text:p>
      <text:p text:style-name="P1">IRELAND, LEINSTER, WICKLOW<text:line-break/></text:p>
      <text:p text:style-name="P1">Netherlands, Gelderland<text:line-break/></text:p>
      <text:p text:style-name="P1">France, Centre-Val de Loire, Indre-et-Loire<text:line-break/></text:p>
      <text:p text:style-name="P1">PORTUGAL, AZORES<text:line-break/></text:p>
      <text:p text:style-name="P1">Tunisia<text:line-break/></text:p>
      <text:p text:style-name="P1">ALGERIA, ALGER<text:line-break/></text:p>
      <text:p text:style-name="P1">Comoros<text:line-break/></text:p>
      <text:p text:style-name="P1">MONTENEGRO<text:line-break/></text:p>
      <text:p text:style-name="P1">Equatorial Guinea, Bioko (Fernando Poo)<text:line-break/></text:p>
      <text:p text:style-name="P1">Poland, Radom<text:line-break/></text:p>
      <text:p text:style-name="P1">Cynoglossum mollissimum<text:line-break/></text:p>
      <text:p text:style-name="P1">ANTHOSPERMUM AMMANIOIDES<text:line-break/></text:p>
      <text:p text:style-name="P1">Dunalia tetrandra<text:line-break/></text:p>
      <text:p text:style-name="P1">ASTRAGALUS RZAEVII<text:line-break/></text:p>
      <text:p text:style-name="P1"><text:soft-page-break/>ERICA FUSCESCENS<text:line-break/></text:p>
      <text:p text:style-name="P1">TROCHOMERIA WYLEYANA<text:line-break/></text:p>
      <text:p text:style-name="P1">Chrysophyllum rhodoneurum<text:line-break/></text:p>
      <text:p text:style-name="P1">MICROTROPIS ILLICIIFOLIA<text:line-break/></text:p>
      <text:p text:style-name="P1">GALLESIA OVATA<text:line-break/></text:p>
      <text:p text:style-name="P1">ANTHURIUM BUSTAMANTEAE<text:line-break/></text:p>
      <text:p text:style-name="P1">TRIXIS PERUVIANA<text:line-break/></text:p>
      <text:p text:style-name="P1">ADENOGRAMMA DREGEANA<text:line-break/></text:p>
      <text:p text:style-name="P1">ZOSTEROPHYLLANTHOS HEMILEUCA<text:line-break/></text:p>
      <text:p text:style-name="P1">Uvaria botryoides<text:line-break/></text:p>
      <text:p text:style-name="P1">BUCCO BREVIFOLIA<text:line-break/></text:p>
      <text:p text:style-name="P1">HIRTELLA PILOSISSIMA<text:line-break/></text:p>
      <text:p text:style-name="P1">BOSNIA AND HERZEGOVINA<text:line-break/></text:p>
      <text:p text:style-name="P1">Norway, Troms<text:line-break/></text:p>
      <text:p text:style-name="P1">France, Centre-Val de Loire, Loiret<text:line-break/></text:p>
      <text:p text:style-name="P1">IRELAND, LEINSTER, MEATH<text:line-break/></text:p>
      <text:p text:style-name="P1"><text:soft-page-break/>COTE D'IVOIRE, AGBOVILLE<text:line-break/></text:p>
      <text:p text:style-name="P1">ITALY, EMILIA-ROMAGNA, BOLOGNA<text:line-break/></text:p>
      <text:p text:style-name="P1">France, Ile-de-France, Seine-et-Marne<text:line-break/></text:p>
      <text:p text:style-name="P1">FRANCE, OCCITANIE, HAUTE-GARRONE<text:line-break/></text:p>
      <text:p text:style-name="P1">ITALY, LIGURIA<text:line-break/></text:p>
      <text:p text:style-name="P1">CZECH REPUBLIC, OLOMOUCKY KRAJ<text:line-break/></text:p>
      <text:p text:style-name="P1">Georgia, Abkhazia<text:line-break/></text:p>
      <text:p text:style-name="P1">Italy, Veneto, Verona<text:line-break/></text:p>
      <text:p text:style-name="P1">Spain, Gerona<text:line-break/></text:p>
      <text:p text:style-name="P1">Italy, Sicilia, Agrigento<text:line-break/></text:p>
      <text:p text:style-name="P1">SPAIN, SEVILLA<text:line-break/></text:p>
      <text:p text:style-name="P1">Argentina, Jujuy, San Pedro<text:line-break/></text:p>
      <text:p text:style-name="P1">Ceropegia mixta<text:line-break/></text:p>
      <text:p text:style-name="P1">PALICOUREA NITIDELLA<text:line-break/></text:p>
      <text:p text:style-name="P1">UAPACA CLUSIACEA<text:line-break/></text:p>
      <text:p text:style-name="P1">Angiopteris amboinensis<text:line-break/></text:p>
      <text:p text:style-name="P1"><text:soft-page-break/>Ionidium bigibbosum<text:line-break/></text:p>
      <text:p text:style-name="P1">Monnina richardiana<text:line-break/></text:p>
      <text:p text:style-name="P1">Psychotria leuconeura<text:line-break/></text:p>
      <text:p text:style-name="P1">CHROMATOTRICCUM MITRIFERUM<text:line-break/></text:p>
      <text:p text:style-name="P1">CHASEOPSIS BURGERI<text:line-break/></text:p>
      <text:p text:style-name="P1">GRAMMITIS OBLANCEOLATA<text:line-break/></text:p>
      <text:p text:style-name="P1">JATUS PHILIPPINENSIS<text:line-break/></text:p>
      <text:p text:style-name="P1">Senecio aquilonaris<text:line-break/></text:p>
      <text:p text:style-name="P1">Pentameris thermale<text:line-break/></text:p>
      <text:p text:style-name="P1">GLEDITSIA TEXANA<text:line-break/></text:p>
      <text:p text:style-name="P1">Hieracium baldensiforme<text:line-break/></text:p>
      <text:p text:style-name="P1">LUPINUS HIRSUTULUS<text:line-break/></text:p>
      <text:p text:style-name="P1">Bolivia, El Beni, Vaca Diez<text:line-break/></text:p>
      <text:p text:style-name="P1">Germany, Saxony<text:line-break/></text:p>
      <text:p text:style-name="P1">TUNISIA, TUNIS<text:line-break/></text:p>
      <text:p text:style-name="P1">United Kingdom, Scotland, Fife County<text:line-break/></text:p>
      <text:p text:style-name="P1"><text:soft-page-break/>YUGOSLAVIA<text:line-break/></text:p>
      <text:p text:style-name="P1">UNITED KINGDOM, NORTHERN IRELAND, ANTRIM<text:line-break/></text:p>
      <text:p text:style-name="P1">FRANCE, BOURGOGNE-FRANCHE-COMTE, HAUTE-SAONE<text:line-break/></text:p>
      <text:p text:style-name="P1">Italy, Sicilia, Messina<text:line-break/></text:p>
      <text:p text:style-name="P1">Finland, Ahvenanmaa<text:line-break/></text:p>
      <text:p text:style-name="P1">SPAIN, GUADALAJARA<text:line-break/></text:p>
      <text:p text:style-name="P1">Turkey, Hatay<text:line-break/></text:p>
      <text:p text:style-name="P1">France, Bourgogne-Franche-Comte, Jura<text:line-break/></text:p>
      <text:p text:style-name="P1">Italy, Calabria<text:line-break/></text:p>
      <text:p text:style-name="P1">Italy, Toscana, Massa-Carrara<text:line-break/></text:p>
      <text:p text:style-name="P1">ITALY, SICILIA, SIRACUSA<text:line-break/></text:p>
      <text:p text:style-name="P1">Italy, Liguria, La Spezia<text:line-break/></text:p>
      <text:p text:style-name="P1">Dolicholoma jasminiflorum<text:line-break/></text:p>
      <text:p text:style-name="P1">Tapinanthus erectotruncatus<text:line-break/></text:p>
      <text:p text:style-name="P1">CONOMORPHA JACQUINIOIDES<text:line-break/></text:p>
      <text:p text:style-name="P1">Mussaenda dovinia<text:line-break/></text:p>
      <text:p text:style-name="P1"><text:soft-page-break/>Pelargonium scariosum<text:line-break/></text:p>
      <text:p text:style-name="P1">SETARIA NAKAIANA<text:line-break/></text:p>
      <text:p text:style-name="P1">DISEPALUM RAWAGAMBUT<text:line-break/></text:p>
      <text:p text:style-name="P1">PTERIS VARIA<text:line-break/></text:p>
      <text:p text:style-name="P1">Minuartia formosa<text:line-break/></text:p>
      <text:p text:style-name="P1">SPARTIUM SOPHOROIDES<text:line-break/></text:p>
      <text:p text:style-name="P1">Aspidium diastematocarpon<text:line-break/></text:p>
      <text:p text:style-name="P1">Ruellia infundibuliformis<text:line-break/></text:p>
      <text:p text:style-name="P1">Geranium aequatoriale<text:line-break/></text:p>
      <text:p text:style-name="P1">Monsonia camdeboensis<text:line-break/></text:p>
      <text:p text:style-name="P1">Anthyllis albiflora<text:line-break/></text:p>
      <text:p text:style-name="P1">MELODORUM SIAMENSE<text:line-break/></text:p>
      <text:p text:style-name="P1">Congo, Democratic Republic of the, Equateur<text:line-break/></text:p>
      <text:p text:style-name="P1">Peru, Tumbes, Zarumilla<text:line-break/></text:p>
      <text:p text:style-name="P1">BOTSWANA<text:line-break/></text:p>
      <text:p text:style-name="P1">SAUDI ARABIA<text:line-break/></text:p>
      <text:p text:style-name="P1"><text:soft-page-break/>Uruguay, Paysandu<text:line-break/></text:p>
      <text:p text:style-name="P1">Guinea-Bissau<text:line-break/></text:p>
      <text:p text:style-name="P1">Bolivia, Santa Cruz, Jose Miguel de Velasco<text:line-break/></text:p>
      <text:p text:style-name="P1">GUYANA, DEMERARA-MAHAICA<text:line-break/></text:p>
      <text:p text:style-name="P1">Germany, Schleswig-Holstein<text:line-break/></text:p>
      <text:p text:style-name="P1">Brazil, Santa Catharina<text:line-break/></text:p>
      <text:p text:style-name="P1">CHILE, ANTOFAGASTA, TALTAL<text:line-break/></text:p>
      <text:p text:style-name="P1">PERU, CALLAO<text:line-break/></text:p>
      <text:p text:style-name="P1">Uruguay, Tacuarembo<text:line-break/></text:p>
      <text:p text:style-name="P1">Peru, Cajamarca, San Marcos<text:line-break/></text:p>
      <text:p text:style-name="P1">BOLIVIA, SANTA CRUZ, FLORIDA<text:line-break/></text:p>
      <text:p text:style-name="P1">TRISTAN DA CUNHA<text:line-break/></text:p>
      <text:p text:style-name="P1">Astragalus exilis<text:line-break/></text:p>
      <text:p text:style-name="P1">MISSIESSYA FALCATA<text:line-break/></text:p>
      <text:p text:style-name="P1">Brachionidium meridense<text:line-break/></text:p>
      <text:p text:style-name="P1">Acetosella versicolor<text:line-break/></text:p>
      <text:p text:style-name="P1"><text:soft-page-break/>Jungia paniculata<text:line-break/></text:p>
      <text:p text:style-name="P1">LEPANTHES BIPOLLICARIS<text:line-break/></text:p>
      <text:p text:style-name="P1">Coronidium waddelliae<text:line-break/></text:p>
      <text:p text:style-name="P1">Oncella sacleuxii<text:line-break/></text:p>
      <text:p text:style-name="P1">Habenaria cornuta<text:line-break/></text:p>
      <text:p text:style-name="P1">WEBERA TETRANDRA<text:line-break/></text:p>
      <text:p text:style-name="P1">Hibiscus sinuatus<text:line-break/></text:p>
      <text:p text:style-name="P1">Pithecellobium lasiopus<text:line-break/></text:p>
      <text:p text:style-name="P1">Andrachne arida<text:line-break/></text:p>
      <text:p text:style-name="P1">ANATHALLIS IMPLEXA<text:line-break/></text:p>
      <text:p text:style-name="P1">TROPHAEUM CRENATUM<text:line-break/></text:p>
      <text:p text:style-name="P1">Encyclia mapuerae<text:line-break/></text:p>
      <text:p text:style-name="P1">PERU, AREQUIPA<text:line-break/></text:p>
      <text:p text:style-name="P1">BOLIVIA, COCHABAMBA, QUILLACOLLO<text:line-break/></text:p>
      <text:p text:style-name="P1">PERU, AREQUIPA, CAMANA<text:line-break/></text:p>
      <text:p text:style-name="P1">Peru, Junin, Huancayo<text:line-break/></text:p>
      <text:p text:style-name="P1"><text:soft-page-break/>Peru, Apurimac, Andahuaylas<text:line-break/></text:p>
      <text:p text:style-name="P1">ARGENTINA, SALTA, SAN MARTIN<text:line-break/></text:p>
      <text:p text:style-name="P1">Liechtenstein<text:line-break/></text:p>
      <text:p text:style-name="P1">BOLIVIA, SANTA CRUZ, VALLEGRANDE<text:line-break/></text:p>
      <text:p text:style-name="P1">PERU, TUMBES, TUMBES<text:line-break/></text:p>
      <text:p text:style-name="P1">ARGENTINA, ENTRE RIOS, CONCORDIA<text:line-break/></text:p>
      <text:p text:style-name="P1">Chile, Antofagasta, Antofagasta<text:line-break/></text:p>
      <text:p text:style-name="P1">GABON, OGOOUE-IVINDO<text:line-break/></text:p>
      <text:p text:style-name="P1">Colombia, Atlantico<text:line-break/></text:p>
      <text:p text:style-name="P1">PERU, AREQUIPA, AREQUIPA<text:line-break/></text:p>
      <text:p text:style-name="P1">SAN MARINO<text:line-break/></text:p>
      <text:p text:style-name="P1">Chile, Antofagasta, Tocopilla<text:line-break/></text:p>
      <text:p text:style-name="P1">ALLOWISSADULA CHIANGII<text:line-break/></text:p>
      <text:p text:style-name="P1">VAGNERA PALLESCENS<text:line-break/></text:p>
      <text:p text:style-name="P1">Paxia zenkeri<text:line-break/></text:p>
      <text:p text:style-name="P1">Gyrostachys longilabris<text:line-break/></text:p>
      <text:p text:style-name="P1"><text:soft-page-break/>Symphyonema paludosum<text:line-break/></text:p>
      <text:p text:style-name="P1">Ethulia glomerata<text:line-break/></text:p>
      <text:p text:style-name="P1">NASSAUVIA GLABRATA<text:line-break/></text:p>
      <text:p text:style-name="P1">GOMESA CIPOENSIS<text:line-break/></text:p>
      <text:p text:style-name="P1">BARBAMINE PROCUMBENS<text:line-break/></text:p>
      <text:p text:style-name="P1">NEPHRODIUM IMPRESSUM<text:line-break/></text:p>
      <text:p text:style-name="P1">ASPIDOSPERMA MISSIONUM<text:line-break/></text:p>
      <text:p text:style-name="P1">GYNAPHANES AUSTRALIS<text:line-break/></text:p>
      <text:p text:style-name="P1">PSYCHOTRIA SUBNUDA<text:line-break/></text:p>
      <text:p text:style-name="P1">LASIANTHUS VERTICILLATUS<text:line-break/></text:p>
      <text:p text:style-name="P1">ORNITHOGALUM GENICULATUM<text:line-break/></text:p>
      <text:p text:style-name="P1">AGLAIA ATTENUATA<text:line-break/></text:p>
      <text:p text:style-name="P1">Zambia, Eastern<text:line-break/></text:p>
      <text:p text:style-name="P1">URUGUAY, ROCHA<text:line-break/></text:p>
      <text:p text:style-name="P1">PERU, AREQUIPA, CARAVELI<text:line-break/></text:p>
      <text:p text:style-name="P1">Chile, Atacama, Copiapo<text:line-break/></text:p>
      <text:p text:style-name="P1"><text:soft-page-break/>Guinea, Conakry<text:line-break/></text:p>
      <text:p text:style-name="P1">Spain, Valencia<text:line-break/></text:p>
      <text:p text:style-name="P1">MOZAMBIQUE, MAPUTO<text:line-break/></text:p>
      <text:p text:style-name="P1">Argentina, Catamarca, Belen<text:line-break/></text:p>
      <text:p text:style-name="P1">Argentina, Santa Fe<text:line-break/></text:p>
      <text:p text:style-name="P1">Peru, Arequipa, Islay<text:line-break/></text:p>
      <text:p text:style-name="P1">Switzerland, Valais<text:line-break/></text:p>
      <text:p text:style-name="P1">Chile, Tarapaca, Tarapaca<text:line-break/></text:p>
      <text:p text:style-name="P1">CHILE, ATACAMA, CHANARAL<text:line-break/></text:p>
      <text:p text:style-name="P1">BOLIVIA, LA PAZ, PACAJES<text:line-break/></text:p>
      <text:p text:style-name="P1">Peru, Ica<text:line-break/></text:p>
      <text:p text:style-name="P1">PERU, HUANCAVELICA, HUANCAVELICA<text:line-break/></text:p>
      <text:p text:style-name="P1">MESOCHLOA CANALICULATA<text:line-break/></text:p>
      <text:p text:style-name="P1">CRACCA KUNTZEI<text:line-break/></text:p>
      <text:p text:style-name="P1">Spermolepis rubra<text:line-break/></text:p>
      <text:p text:style-name="P1">DEPARIA SUBFLUVIALIS<text:line-break/></text:p>
      <text:p text:style-name="P1"><text:soft-page-break/>CARAGUATA VIOLACEA<text:line-break/></text:p>
      <text:p text:style-name="P1">Macrolobium imenoense<text:line-break/></text:p>
      <text:p text:style-name="P1">Feuilleea crassipes<text:line-break/></text:p>
      <text:p text:style-name="P1">NEPETA LOPHANTHA<text:line-break/></text:p>
      <text:p text:style-name="P1">Echinodorus densinervis<text:line-break/></text:p>
      <text:p text:style-name="P1">CLADOMYZA LAEVIS<text:line-break/></text:p>
      <text:p text:style-name="P1">BULBOPHYLLUM IMSCHOOTIANUM<text:line-break/></text:p>
      <text:p text:style-name="P1">Eugenia baruensis<text:line-break/></text:p>
      <text:p text:style-name="P1">Dicrastylis corymbosa<text:line-break/></text:p>
      <text:p text:style-name="P1">Curcuma haritha<text:line-break/></text:p>
      <text:p text:style-name="P1">RHODODENDRON LONGIPEDICELLATUM<text:line-break/></text:p>
      <text:p text:style-name="P1">Taraxacum glabriforme<text:line-break/></text:p>
      <text:p text:style-name="P1">CHILE, ATACAMA<text:line-break/></text:p>
      <text:p text:style-name="P1">PERU, AYACUCHO, HUAMANGA<text:line-break/></text:p>
      <text:p text:style-name="P1">URUGUAY, SALTO<text:line-break/></text:p>
      <text:p text:style-name="P1">Brazil, Paraiba<text:line-break/></text:p>
      <text:p text:style-name="P1"><text:soft-page-break/>ANGOLA, LUANDA<text:line-break/></text:p>
      <text:p text:style-name="P1">United Kingdom, England, Dorset<text:line-break/></text:p>
      <text:p text:style-name="P1">CAMEROON, CENTRE<text:line-break/></text:p>
      <text:p text:style-name="P1">CZECH REPUBLIC, JIHOMORAVSKY<text:line-break/></text:p>
      <text:p text:style-name="P1">Sweden, Uppsala<text:line-break/></text:p>
      <text:p text:style-name="P1">Romania, Harghita<text:line-break/></text:p>
      <text:p text:style-name="P1">MOROCCO, SOUSS-MASSA, AGADIR-IDA OU TANANE<text:line-break/></text:p>
      <text:p text:style-name="P1">ITALY, TRENTINO-ALTO ADIGE<text:line-break/></text:p>
      <text:p text:style-name="P1">IRAN, KERMAN<text:line-break/></text:p>
      <text:p text:style-name="P1">ITALY, LIGURIA, GENOVA<text:line-break/></text:p>
      <text:p text:style-name="P1">FRANCE, NOUVELLE-AQUITAINE, PYRENNES-ATLANTIQUES<text:line-break/></text:p>
      <text:p text:style-name="P1">EGYPT, RED SEA<text:line-break/></text:p>
      <text:p text:style-name="P1">TRAGIA CORREAE<text:line-break/></text:p>
      <text:p text:style-name="P1">Reidia beddomei<text:line-break/></text:p>
      <text:p text:style-name="P1">Jonesiopsis denticulata<text:line-break/></text:p>
      <text:p text:style-name="P1">AGERATINA BELLIDIFOLIA<text:line-break/></text:p>
      <text:p text:style-name="P1"><text:soft-page-break/>CRYPTOLEPIS SINENSIS<text:line-break/></text:p>
      <text:p text:style-name="P1">Anthurium citrifolium<text:line-break/></text:p>
      <text:p text:style-name="P1">Alyssoides gemonensis<text:line-break/></text:p>
      <text:p text:style-name="P1">Myrcia lasiopus<text:line-break/></text:p>
      <text:p text:style-name="P1">Senecio cephalophorus<text:line-break/></text:p>
      <text:p text:style-name="P1">Cornus davurica<text:line-break/></text:p>
      <text:p text:style-name="P1">CHRYSOCHOSMA HOOKERI<text:line-break/></text:p>
      <text:p text:style-name="P1">CHAMAEDOREA CHAZDONIAE<text:line-break/></text:p>
      <text:p text:style-name="P1">ROBIQUETIA LUTEA<text:line-break/></text:p>
      <text:p text:style-name="P1">Queria trichotoma<text:line-break/></text:p>
      <text:p text:style-name="P1">CARDUUS RIGENS<text:line-break/></text:p>
      <text:p text:style-name="P1">OMALOTHECA AFGHANICA<text:line-break/></text:p>
      <text:p text:style-name="P1">ITALY, UMBRIA, PERUGIA<text:line-break/></text:p>
      <text:p text:style-name="P1">Italy, Puglia, Foggia<text:line-break/></text:p>
      <text:p text:style-name="P1">United Kingdom, England, Warwickshire<text:line-break/></text:p>
      <text:p text:style-name="P1">GERMANY, SAXONY-ANHALT<text:line-break/></text:p>
      <text:p text:style-name="P1"><text:soft-page-break/>Switzerland, Schwys<text:line-break/></text:p>
      <text:p text:style-name="P1">Egypt, Alexandria<text:line-break/></text:p>
      <text:p text:style-name="P1">Ukraine, L'vov Oblast<text:line-break/></text:p>
      <text:p text:style-name="P1">NETHERLANDS, ZEELAND<text:line-break/></text:p>
      <text:p text:style-name="P1">GERMANY, BAVARIA, UNTERFRANKEN<text:line-break/></text:p>
      <text:p text:style-name="P1">CHILE, LOS LAGOS<text:line-break/></text:p>
      <text:p text:style-name="P1">Algeria, Oran<text:line-break/></text:p>
      <text:p text:style-name="P1">UGANDA, MASAKA<text:line-break/></text:p>
      <text:p text:style-name="P1">Germany, Brandenburg, Frankfurt<text:line-break/></text:p>
      <text:p text:style-name="P1">Spain, Malaga<text:line-break/></text:p>
      <text:p text:style-name="P1">URUGUAY, LAVALLEJA<text:line-break/></text:p>
      <text:p text:style-name="P1">France, Bretagne, Finistere<text:line-break/></text:p>
      <text:p text:style-name="P1">Rutidosis leptorrhynchoides<text:line-break/></text:p>
      <text:p text:style-name="P1">Schkuhria glabrescens<text:line-break/></text:p>
      <text:p text:style-name="P1">ATHYRIUM SUPRASPINESCENS<text:line-break/></text:p>
      <text:p text:style-name="P1">Polypodium leveilleanum<text:line-break/></text:p>
      <text:p text:style-name="P1"><text:soft-page-break/>TRIANTHEMA HUMIFUSUM<text:line-break/></text:p>
      <text:p text:style-name="P1">MATTHIOLA DEALBATA<text:line-break/></text:p>
      <text:p text:style-name="P1">Polypodium urophyllum<text:line-break/></text:p>
      <text:p text:style-name="P1">ANTIRRHINUM GALLIOIDES<text:line-break/></text:p>
      <text:p text:style-name="P1">Libanotis filifolia<text:line-break/></text:p>
      <text:p text:style-name="P1">MICRAMPELIS WRIGHTII<text:line-break/></text:p>
      <text:p text:style-name="P1">Dianthus austroiranicus<text:line-break/></text:p>
      <text:p text:style-name="P1">Selaginella cochleata<text:line-break/></text:p>
      <text:p text:style-name="P1">Theodorea canescens<text:line-break/></text:p>
      <text:p text:style-name="P1">HEUCHERA HIRSUTICAULIS<text:line-break/></text:p>
      <text:p text:style-name="P1">Piper barriosense<text:line-break/></text:p>
      <text:p text:style-name="P1">Lastrea tomentosa<text:line-break/></text:p>
      <text:p text:style-name="P1">ITALY, PIEDMONTE, VERCELLI<text:line-break/></text:p>
      <text:p text:style-name="P1">Ethiopia, Tigre<text:line-break/></text:p>
      <text:p text:style-name="P1">Italy, Marche<text:line-break/></text:p>
      <text:p text:style-name="P1">Venezuela, Vargas<text:line-break/></text:p>
      <text:p text:style-name="P1"><text:soft-page-break/>Germany, Hessen<text:line-break/></text:p>
      <text:p text:style-name="P1">GERMANY, SAXONY, DRESDEN<text:line-break/></text:p>
      <text:p text:style-name="P1">SWEDEN, SCANIA<text:line-break/></text:p>
      <text:p text:style-name="P1">ETHIOPIA, TIGRAY<text:line-break/></text:p>
      <text:p text:style-name="P1">Germany, Bavaria, Oberfranken<text:line-break/></text:p>
      <text:p text:style-name="P1">Kamerun<text:line-break/></text:p>
      <text:p text:style-name="P1">URUGUAY, MALDONADO<text:line-break/></text:p>
      <text:p text:style-name="P1">Czech Republic, Jihocesky<text:line-break/></text:p>
      <text:p text:style-name="P1">Italy, Campania, Napoli<text:line-break/></text:p>
      <text:p text:style-name="P1">FRANCE, OCCITANIE, AVEYRON<text:line-break/></text:p>
      <text:p text:style-name="P1">NORWAY, OSLO<text:line-break/></text:p>
      <text:p text:style-name="P1">Victoria Land<text:line-break/></text:p>
      <text:p text:style-name="P1">Diplocaulobium gibbiferum<text:line-break/></text:p>
      <text:p text:style-name="P1">Cacalia compactiflora<text:line-break/></text:p>
      <text:p text:style-name="P1">GRYPOTHRIX SALICIFOLIA<text:line-break/></text:p>
      <text:p text:style-name="P1">TARAXACUM MAURUM<text:line-break/></text:p>
      <text:p text:style-name="P1"><text:soft-page-break/>FICUS ANNULATA<text:line-break/></text:p>
      <text:p text:style-name="P1">Lepidomicrosorium hymenodes<text:line-break/></text:p>
      <text:p text:style-name="P1">OCOTEA MONTANA<text:line-break/></text:p>
      <text:p text:style-name="P1">Euphorbia troyana<text:line-break/></text:p>
      <text:p text:style-name="P1">Kelleronia eriostemon<text:line-break/></text:p>
      <text:p text:style-name="P1">Monoon pachypetalum<text:line-break/></text:p>
      <text:p text:style-name="P1">SPHAEROSTEPHANOS TAIWANENSIS<text:line-break/></text:p>
      <text:p text:style-name="P1">SARCOCHILUS MUSCOSUS<text:line-break/></text:p>
      <text:p text:style-name="P1">Macleania subsessilis<text:line-break/></text:p>
      <text:p text:style-name="P1">ELATOSTEMA ERECTUM<text:line-break/></text:p>
      <text:p text:style-name="P1">ALOE NEOQAHARENSIS<text:line-break/></text:p>
      <text:p text:style-name="P1">CAREX VALBRAYI<text:line-break/></text:p>
      <text:p text:style-name="P1">GERMANY, HESSE<text:line-break/></text:p>
      <text:p text:style-name="P1">LIBERIA, NIMBA<text:line-break/></text:p>
      <text:p text:style-name="P1">France, Occitanie, Aude<text:line-break/></text:p>
      <text:p text:style-name="P1">RWANDA, CYANGUGU<text:line-break/></text:p>
      <text:p text:style-name="P1"><text:soft-page-break/>CONGO, DEMOCRATIC REPUBLIC OF THE, SUD-KIVU, IDJWI<text:line-break/></text:p>
      <text:p text:style-name="P1">ITALY, TOSCANA<text:line-break/></text:p>
      <text:p text:style-name="P1">HUNGARY, TOLNA<text:line-break/></text:p>
      <text:p text:style-name="P1">ILE SAINT-PAUL<text:line-break/></text:p>
      <text:p text:style-name="P1">VICTORIA LAND, ROSS ISLAND<text:line-break/></text:p>
      <text:p text:style-name="P1">Chile, Bio-Bio, Nuble<text:line-break/></text:p>
      <text:p text:style-name="P1">Italy, Emilia-Romagna<text:line-break/></text:p>
      <text:p text:style-name="P1">Hungary, Csongrad<text:line-break/></text:p>
      <text:p text:style-name="P1">Chile, Magallanes-Antartica, Tierra del Fuego<text:line-break/></text:p>
      <text:p text:style-name="P1">ITALY, CAMPANIA, SALERNO<text:line-break/></text:p>
      <text:p text:style-name="P1">ITALY, TRENTINO-ALTO ADIGE, TRENTO<text:line-break/></text:p>
      <text:p text:style-name="P1">Somalia<text:line-break/></text:p>
      <text:p text:style-name="P1">Lithospermum ledebourii<text:line-break/></text:p>
      <text:p text:style-name="P1">Gordonia polisana<text:line-break/></text:p>
      <text:p text:style-name="P1">Oenothera macrosceles<text:line-break/></text:p>
      <text:p text:style-name="P1">Ionactis repens<text:line-break/></text:p>
      <text:p text:style-name="P1"><text:soft-page-break/>ARTEMISIA CENTIFLORA<text:line-break/></text:p>
      <text:p text:style-name="P1">Blechnidium melanopus<text:line-break/></text:p>
      <text:p text:style-name="P1">Salvia colombiana<text:line-break/></text:p>
      <text:p text:style-name="P1">CYATHEA EPALEATA<text:line-break/></text:p>
      <text:p text:style-name="P1">Allosorus subvillosus<text:line-break/></text:p>
      <text:p text:style-name="P1">POLYGALA PEARCEI<text:line-break/></text:p>
      <text:p text:style-name="P1">Aster diplopappus<text:line-break/></text:p>
      <text:p text:style-name="P1">Dunalia fasciculata<text:line-break/></text:p>
      <text:p text:style-name="P1">Pittosporum sessilifolium<text:line-break/></text:p>
      <text:p text:style-name="P1">Epidendrum scytocladium<text:line-break/></text:p>
      <text:p text:style-name="P1">EPIDENDRUM MAGNIBRACTEUM<text:line-break/></text:p>
      <text:p text:style-name="P1">Soulangia plumosa<text:line-break/></text:p>
      <text:p text:style-name="P1">ITALY, PIEDMONTE, NOVARA<text:line-break/></text:p>
      <text:p text:style-name="P1">Saint Paul, Ile<text:line-break/></text:p>
      <text:p text:style-name="P1">GERMANY, BADEN-WURTTEMBERG<text:line-break/></text:p>
      <text:p text:style-name="P1">Paraguay, Caazapa<text:line-break/></text:p>
      <text:p text:style-name="P1"><text:soft-page-break/>FRANCE, OCCITANIE, HERAULT<text:line-break/></text:p>
      <text:p text:style-name="P1">Iran, Gilan<text:line-break/></text:p>
      <text:p text:style-name="P1">NETHERLANDS, NOORD-BRABANT<text:line-break/></text:p>
      <text:p text:style-name="P1">COLOMBIA, CUNDIMARCA<text:line-break/></text:p>
      <text:p text:style-name="P1">MADAGASCAR, ANTSIRANANA, FARITANY D'<text:line-break/></text:p>
      <text:p text:style-name="P1">YUGOSLAVIA, SERBIA<text:line-break/></text:p>
      <text:p text:style-name="P1">UNITED KINGDOM, ENGLAND, CUMBRIA<text:line-break/></text:p>
      <text:p text:style-name="P1">France, Nouvelle-Aquitaine, Deux-Sevres<text:line-break/></text:p>
      <text:p text:style-name="P1">Hungary, Pest<text:line-break/></text:p>
      <text:p text:style-name="P1">IRELAND, ULSTER, DONEGAL<text:line-break/></text:p>
      <text:p text:style-name="P1">FRANCE, BRETAGNE, MORBIHAN<text:line-break/></text:p>
      <text:p text:style-name="P1">France, Auvergne-Rhone-Alpes, Puy-de-Dome<text:line-break/></text:p>
      <text:p text:style-name="P1">MABA EUOSMIA<text:line-break/></text:p>
      <text:p text:style-name="P1">PHREATIA RAMOSII<text:line-break/></text:p>
      <text:p text:style-name="P1">ISODON CHIONANTHUS<text:line-break/></text:p>
      <text:p text:style-name="P1">Roegneria grandis<text:line-break/></text:p>
      <text:p text:style-name="P1"><text:soft-page-break/>COTONEASTER LATIFOLIUS<text:line-break/></text:p>
      <text:p text:style-name="P1">Daviesia humifusa<text:line-break/></text:p>
      <text:p text:style-name="P1">Strobilanthes pentandra<text:line-break/></text:p>
      <text:p text:style-name="P1">Tillandsia violacea<text:line-break/></text:p>
      <text:p text:style-name="P1">Vernonia condensata<text:line-break/></text:p>
      <text:p text:style-name="P1">PIPER GENUFLEXUM<text:line-break/></text:p>
      <text:p text:style-name="P1">ROBIQUETIA TRUKENSIS<text:line-break/></text:p>
      <text:p text:style-name="P1">SYMBOLANTHUS RUSBYANUS<text:line-break/></text:p>
      <text:p text:style-name="P1">XYLOSMA HEMSLEYANA<text:line-break/></text:p>
      <text:p text:style-name="P1">Visnaga crinita<text:line-break/></text:p>
      <text:p text:style-name="P1">IBOZA BAINESII<text:line-break/></text:p>
      <text:p text:style-name="P1">Syringodea cerviciflora<text:line-break/></text:p>
      <text:p text:style-name="P1">Sudan, Kordofan<text:line-break/></text:p>
      <text:p text:style-name="P1">TANZANIA, MOROGORO<text:line-break/></text:p>
      <text:p text:style-name="P1">PERU, TUMBES<text:line-break/></text:p>
      <text:p text:style-name="P1">Albania<text:line-break/></text:p>
      <text:p text:style-name="P1"><text:soft-page-break/>FRANCE, BOURGOGNE-FRANCHE-COMTE, COTE-D'OR<text:line-break/></text:p>
      <text:p text:style-name="P1">ITALY, LOMBARDIA, MILANO<text:line-break/></text:p>
      <text:p text:style-name="P1">Germany, Arnsberg<text:line-break/></text:p>
      <text:p text:style-name="P1">Czech Republic, Severo?esky<text:line-break/></text:p>
      <text:p text:style-name="P1">PERU, HUANCAVELICA, ANGARAES<text:line-break/></text:p>
      <text:p text:style-name="P1">UGANDA, ANKOLE<text:line-break/></text:p>
      <text:p text:style-name="P1">Paraguay, Chaco<text:line-break/></text:p>
      <text:p text:style-name="P1">TIERRA DEL FUEGO (ARCHIPELAGO)<text:line-break/></text:p>
      <text:p text:style-name="P1">Bulgaria, Varna<text:line-break/></text:p>
      <text:p text:style-name="P1">Argentina, San Juan<text:line-break/></text:p>
      <text:p text:style-name="P1">ROMANIA, CONSTANTA<text:line-break/></text:p>
      <text:p text:style-name="P1">CHILE, MAULE, CONSTITUCION<text:line-break/></text:p>
      <text:p text:style-name="P1">LEPTOSTACHYA SPATHULIFOLIA<text:line-break/></text:p>
      <text:p text:style-name="P1">Psyllocarpus asparagoides<text:line-break/></text:p>
      <text:p text:style-name="P1">RUBUS CRIMAEUS<text:line-break/></text:p>
      <text:p text:style-name="P1">Solanum tomatillo<text:line-break/></text:p>
      <text:p text:style-name="P1"><text:soft-page-break/>Marattia cincta<text:line-break/></text:p>
      <text:p text:style-name="P1">Ochna cinnabarina<text:line-break/></text:p>
      <text:p text:style-name="P1">Stenostelma carinatum<text:line-break/></text:p>
      <text:p text:style-name="P1">Hypochaeris pontana<text:line-break/></text:p>
      <text:p text:style-name="P1">Aristolochia assamica<text:line-break/></text:p>
      <text:p text:style-name="P1">MELINIS BRACHYRHYNCHUS<text:line-break/></text:p>
      <text:p text:style-name="P1">Espeletia usubillagae<text:line-break/></text:p>
      <text:p text:style-name="P1">Dendrobium deflexum<text:line-break/></text:p>
      <text:p text:style-name="P1">Hibiscus calisureus<text:line-break/></text:p>
      <text:p text:style-name="P1">COMPARETTIA PANICULATA<text:line-break/></text:p>
      <text:p text:style-name="P1">EUGENIA URSINA<text:line-break/></text:p>
      <text:p text:style-name="P1">Leptorkis obscura<text:line-break/></text:p>
      <text:p text:style-name="P1">Italy, Sardegna<text:line-break/></text:p>
      <text:p text:style-name="P1">IRAN, SEMNAN<text:line-break/></text:p>
      <text:p text:style-name="P1">Equatorial Guinea, Rio Muni<text:line-break/></text:p>
      <text:p text:style-name="P1">FRANCE, PAYS DE LA LOIRE, MAINE-ET-LOIRE<text:line-break/></text:p>
      <text:p text:style-name="P1"><text:soft-page-break/>Namibia, Namaland<text:line-break/></text:p>
      <text:p text:style-name="P1">ITALY, EMILIA-ROMAGNA, PARMA<text:line-break/></text:p>
      <text:p text:style-name="P1">Chile, Tarapaca<text:line-break/></text:p>
      <text:p text:style-name="P1">IRAQ, NINAWA<text:line-break/></text:p>
      <text:p text:style-name="P1">United Kingdom, England, Derbyshire<text:line-break/></text:p>
      <text:p text:style-name="P1">France, Auvergne-Rhone-Alpes, Loire<text:line-break/></text:p>
      <text:p text:style-name="P1">SPAIN, GRANADA<text:line-break/></text:p>
      <text:p text:style-name="P1">Ireland, Leinster<text:line-break/></text:p>
      <text:p text:style-name="P1">ITALY, PIEDMONTE<text:line-break/></text:p>
      <text:p text:style-name="P1">COLOMBIA, SPECIAL DISTRICT<text:line-break/></text:p>
      <text:p text:style-name="P1">AZERBAIJAN, LANKARAN<text:line-break/></text:p>
      <text:p text:style-name="P1">Faroe Islands<text:line-break/></text:p>
      <text:p text:style-name="P1">BRIZA GENICULATA<text:line-break/></text:p>
      <text:p text:style-name="P1">Ayenia genistella<text:line-break/></text:p>
      <text:p text:style-name="P1">Pyrus calcicola<text:line-break/></text:p>
      <text:p text:style-name="P1">Stelis aphidifera<text:line-break/></text:p>
      <text:p text:style-name="P1"><text:soft-page-break/>Ophiopogon taquetii<text:line-break/></text:p>
      <text:p text:style-name="P1">Limonium silvestrei<text:line-break/></text:p>
      <text:p text:style-name="P1">Microlicia burchelliana<text:line-break/></text:p>
      <text:p text:style-name="P1">BOLBITIS CHANGJIANGENSIS<text:line-break/></text:p>
      <text:p text:style-name="P1">ERIA SEDIFOLIA<text:line-break/></text:p>
      <text:p text:style-name="P1">SYNSEPALUM NYANGENSE<text:line-break/></text:p>
      <text:p text:style-name="P1">STENORRHYNCHOS LUPULINUM<text:line-break/></text:p>
      <text:p text:style-name="P1">Miconia eurychaenioides<text:line-break/></text:p>
      <text:p text:style-name="P1">Centaurea grinensis<text:line-break/></text:p>
      <text:p text:style-name="P1">Selaginella calcicola<text:line-break/></text:p>
      <text:p text:style-name="P1">SENECIO HOWELLII<text:line-break/></text:p>
      <text:p text:style-name="P1">QUARARIBEA STENOPETALA<text:line-break/></text:p>
      <text:p text:style-name="P1">Ethiopia, Shewa<text:line-break/></text:p>
      <text:p text:style-name="P1">Norway, Nord-Trondelag, Steinkjer<text:line-break/></text:p>
      <text:p text:style-name="P1">Finland, Southern Finland<text:line-break/></text:p>
      <text:p text:style-name="P1">CHILE, COQUIMBO, ELQUI<text:line-break/></text:p>
      <text:p text:style-name="P1"><text:soft-page-break/>Guinea, Kouroussa<text:line-break/></text:p>
      <text:p text:style-name="P1">TURKEY, ISTANBUL<text:line-break/></text:p>
      <text:p text:style-name="P1">Norway, Sor-Trondelag<text:line-break/></text:p>
      <text:p text:style-name="P1">ITALY, LAZIO, ROMA<text:line-break/></text:p>
      <text:p text:style-name="P1">ITALY, PUGLIA, LECCE<text:line-break/></text:p>
      <text:p text:style-name="P1">Reunion<text:line-break/></text:p>
      <text:p text:style-name="P1">GAMBIA<text:line-break/></text:p>
      <text:p text:style-name="P1">Austria, Wien<text:line-break/></text:p>
      <text:p text:style-name="P1">Ukraine, Zakarpat'ye Oblast<text:line-break/></text:p>
      <text:p text:style-name="P1">Italy, Trentino-Alto Adige, Bolzano<text:line-break/></text:p>
      <text:p text:style-name="P1">Congo, Democratic Republic of the, Kivu<text:line-break/></text:p>
      <text:p text:style-name="P1">URUGUAY, DURAZNO<text:line-break/></text:p>
      <text:p text:style-name="P1">SPIGELIA ASPERIFOLIA<text:line-break/></text:p>
      <text:p text:style-name="P1">ANTHURIUM DEBILE-EMARGINATUM<text:line-break/></text:p>
      <text:p text:style-name="P1">Cornus wilsoniana<text:line-break/></text:p>
      <text:p text:style-name="P1">Microlaena avenacea<text:line-break/></text:p>
      <text:p text:style-name="P1"><text:soft-page-break/>Tounatea crostachya<text:line-break/></text:p>
      <text:p text:style-name="P1">RUELLIA BICEPS<text:line-break/></text:p>
      <text:p text:style-name="P1">Lycaste longisepala<text:line-break/></text:p>
      <text:p text:style-name="P1">TURNERA PARADOXA<text:line-break/></text:p>
      <text:p text:style-name="P1">Asperula ophiolithica<text:line-break/></text:p>
      <text:p text:style-name="P1">COSTUS GUIANICUS<text:line-break/></text:p>
      <text:p text:style-name="P1">STIPELLARIA TREWIOIDES<text:line-break/></text:p>
      <text:p text:style-name="P1">Moraea coerulea<text:line-break/></text:p>
      <text:p text:style-name="P1">Amaryllis caupolicanensis<text:line-break/></text:p>
      <text:p text:style-name="P1">Salisburyodendron lanceolatum<text:line-break/></text:p>
      <text:p text:style-name="P1">CORYPHANTHA COMPACTA<text:line-break/></text:p>
      <text:p text:style-name="P1">Gossypianthus decipiens<text:line-break/></text:p>
      <text:p text:style-name="P1">SWEDEN, HALLANDS<text:line-break/></text:p>
      <text:p text:style-name="P1">PERU, APURIMAC, GRAU<text:line-break/></text:p>
      <text:p text:style-name="P1">GERMANY, NORDRHEIN-WESTFALEN<text:line-break/></text:p>
      <text:p text:style-name="P1">SENEGAL, CASAMANCE<text:line-break/></text:p>
      <text:p text:style-name="P1"><text:soft-page-break/>Uruguay, Treinta y Tres<text:line-break/></text:p>
      <text:p text:style-name="P1">Norway, Nord-Trondelag, Snasa<text:line-break/></text:p>
      <text:p text:style-name="P1">ANGOLA, MOXICO<text:line-break/></text:p>
      <text:p text:style-name="P1">Ethiopia, Gojam<text:line-break/></text:p>
      <text:p text:style-name="P1">South Africa, Free State Province<text:line-break/></text:p>
      <text:p text:style-name="P1">KENYA, COAST<text:line-break/></text:p>
      <text:p text:style-name="P1">GERMANY, RHEINLAND-PFALZ<text:line-break/></text:p>
      <text:p text:style-name="P1">Norway, Buskerud, Gol<text:line-break/></text:p>
      <text:p text:style-name="P1">UNITED KINGDOM, ENGLAND, STAFFORDSHIRE<text:line-break/></text:p>
      <text:p text:style-name="P1">FRANCE, OCCITANIE, PYRENNES-ORIENTALES<text:line-break/></text:p>
      <text:p text:style-name="P1">Argentina, La Rioja, Famatina<text:line-break/></text:p>
      <text:p text:style-name="P1">TURKEY, ICEL<text:line-break/></text:p>
      <text:p text:style-name="P1">Tarachia caespitosa<text:line-break/></text:p>
      <text:p text:style-name="P1">Daviesia acanthoclada<text:line-break/></text:p>
      <text:p text:style-name="P1">Cryptocarya percoriacea<text:line-break/></text:p>
      <text:p text:style-name="P1">Alpinia mediomaculata<text:line-break/></text:p>
      <text:p text:style-name="P1"><text:soft-page-break/>Amellus rosmarinifolius<text:line-break/></text:p>
      <text:p text:style-name="P1">Stenogyne kamehamehae<text:line-break/></text:p>
      <text:p text:style-name="P1">OTTONIA TAPERANA<text:line-break/></text:p>
      <text:p text:style-name="P1">Cleome subcordata<text:line-break/></text:p>
      <text:p text:style-name="P1">POACYNUM VENETUM<text:line-break/></text:p>
      <text:p text:style-name="P1">GARDENIA SAUNDERSIAE<text:line-break/></text:p>
      <text:p text:style-name="P1">Myrmecodia antoinei<text:line-break/></text:p>
      <text:p text:style-name="P1">Acanthopale longipilosa<text:line-break/></text:p>
      <text:p text:style-name="P1">Thysselinum cantabrigense<text:line-break/></text:p>
      <text:p text:style-name="P1">Muscaria indivisa<text:line-break/></text:p>
      <text:p text:style-name="P1">Leucospermum prostratum<text:line-break/></text:p>
      <text:p text:style-name="P1">PORTULACA ALMEVIAE<text:line-break/></text:p>
      <text:p text:style-name="P1">Tanzania, Kilimanjaro<text:line-break/></text:p>
      <text:p text:style-name="P1">Angola, Malange<text:line-break/></text:p>
      <text:p text:style-name="P1">GUINEE<text:line-break/></text:p>
      <text:p text:style-name="P1">MADAGASCAR, FIANARANTSOA<text:line-break/></text:p>
      <text:p text:style-name="P1"><text:soft-page-break/>SPAIN, ALMERIA<text:line-break/></text:p>
      <text:p text:style-name="P1">SYRIA, AR RAQQAH<text:line-break/></text:p>
      <text:p text:style-name="P1">United Kingdom, Scotland, Highland County<text:line-break/></text:p>
      <text:p text:style-name="P1">NAMIBIA, KARASBURG<text:line-break/></text:p>
      <text:p text:style-name="P1">Namibia, Otjiwarongo, Okahandja<text:line-break/></text:p>
      <text:p text:style-name="P1">NORWAY, NORDLAND<text:line-break/></text:p>
      <text:p text:style-name="P1">ZAMBIA, SOUTHERN<text:line-break/></text:p>
      <text:p text:style-name="P1">France, Hauts-de-France, Oise<text:line-break/></text:p>
      <text:p text:style-name="P1">ARGENTINA, SALTA, SANTA VICTORIA<text:line-break/></text:p>
      <text:p text:style-name="P1">Norway, Buskerud, Fla<text:line-break/></text:p>
      <text:p text:style-name="P1">PERU, MOQUEGUA<text:line-break/></text:p>
      <text:p text:style-name="P1">ALGERIA, SAIDA<text:line-break/></text:p>
      <text:p text:style-name="P1">PULSATILLA HALLERI<text:line-break/></text:p>
      <text:p text:style-name="P1">LOTUS CYTISOIDES<text:line-break/></text:p>
      <text:p text:style-name="P1">SALVIA TAXIFOLIA<text:line-break/></text:p>
      <text:p text:style-name="P1">CRYOPHYTUM LONGIPAPILLATUM<text:line-break/></text:p>
      <text:p text:style-name="P1"><text:soft-page-break/>PANDANUS LACULATUS<text:line-break/></text:p>
      <text:p text:style-name="P1">PLEUROTHALLIS RUSCARIA<text:line-break/></text:p>
      <text:p text:style-name="P1">Hymenatherum setifolium<text:line-break/></text:p>
      <text:p text:style-name="P1">COMANTHERA CHRYSOLEPIS<text:line-break/></text:p>
      <text:p text:style-name="P1">POLYGALA STRICTA<text:line-break/></text:p>
      <text:p text:style-name="P1">Kniphofia isoetifolia<text:line-break/></text:p>
      <text:p text:style-name="P1">Tolumnia × ann-hadderae<text:line-break/></text:p>
      <text:p text:style-name="P1">COCCOCYPSELUM KRAUSEANUM<text:line-break/></text:p>
      <text:p text:style-name="P1">Aspidostemon lucens<text:line-break/></text:p>
      <text:p text:style-name="P1">CHROMOLAENA CHRYSOSTICTA<text:line-break/></text:p>
      <text:p text:style-name="P1">Lepidagathis sessilifolia<text:line-break/></text:p>
      <text:p text:style-name="P1">VERBESINA HYPOMALACA<text:line-break/></text:p>
      <text:p text:style-name="P1">BRAZIL, STA. CATHARINA<text:line-break/></text:p>
      <text:p text:style-name="P1">Bolivia, La Paz, Franz Tamayo<text:line-break/></text:p>
      <text:p text:style-name="P1">SOUTH SHETLAND ISLANDS, DECEPTION ISLAND<text:line-break/></text:p>
      <text:p text:style-name="P1">Portugal, Coimbra<text:line-break/></text:p>
      <text:p text:style-name="P1"><text:soft-page-break/>ELLSWORTH LAND<text:line-break/></text:p>
      <text:p text:style-name="P1">PERU, HUANUCO, HUAMALIES<text:line-break/></text:p>
      <text:p text:style-name="P1">France, Corsica, Corse-du-Sud<text:line-break/></text:p>
      <text:p text:style-name="P1">Sweden, Vasternorrlands<text:line-break/></text:p>
      <text:p text:style-name="P1">NETHERLANDS, NOORD-HOLLAND<text:line-break/></text:p>
      <text:p text:style-name="P1">NORWAY, FINNMARK<text:line-break/></text:p>
      <text:p text:style-name="P1">IRELAND, MUNSTER<text:line-break/></text:p>
      <text:p text:style-name="P1">Sao Tome and Principe<text:line-break/></text:p>
      <text:p text:style-name="P1">CROATIA, CROATIA<text:line-break/></text:p>
      <text:p text:style-name="P1">FRANCE, PAYS DE LA LOIRE, LOIRE-ATLANTIQUE<text:line-break/></text:p>
      <text:p text:style-name="P1">UNITED KINGDOM, SAINT HELENA<text:line-break/></text:p>
      <text:p text:style-name="P1">Spain, Teruel<text:line-break/></text:p>
      <text:p text:style-name="P1">LICUALA TENUISSIMA<text:line-break/></text:p>
      <text:p text:style-name="P1">Lobelia gibbosa<text:line-break/></text:p>
      <text:p text:style-name="P1">Windsorina guianensis<text:line-break/></text:p>
      <text:p text:style-name="P1">DRABA HUETII<text:line-break/></text:p>
      <text:p text:style-name="P1"><text:soft-page-break/>Hirculus confertifolius<text:line-break/></text:p>
      <text:p text:style-name="P1">Erysimum hirsutum<text:line-break/></text:p>
      <text:p text:style-name="P1">Monocarpia borneensis<text:line-break/></text:p>
      <text:p text:style-name="P1">GUMIRA TRICHOSTOMA<text:line-break/></text:p>
      <text:p text:style-name="P1">Saussurea eriocephala<text:line-break/></text:p>
      <text:p text:style-name="P1">ERODIUM OBTUSIPLICATUM<text:line-break/></text:p>
      <text:p text:style-name="P1">CRYPTANTHA DIFFUSA<text:line-break/></text:p>
      <text:p text:style-name="P1">Ranunculus glabrifolius<text:line-break/></text:p>
      <text:p text:style-name="P1">PYRRHOCACTUS IQUIQUENSIS<text:line-break/></text:p>
      <text:p text:style-name="P1">ANTENNARIA GASPENSIS<text:line-break/></text:p>
      <text:p text:style-name="P1">STIPA BRACHYPHYLLA<text:line-break/></text:p>
      <text:p text:style-name="P1">Hakea rhombalis<text:line-break/></text:p>
      <text:p text:style-name="P1">CONGO, DEMOCRATIC REPUBLIC OF THE, KONGO CENTRAL, LUKULA<text:line-break/></text:p>
      <text:p text:style-name="P1">CONGO, DEMOCRATIC REPUBLIC OF THE, SHABA<text:line-break/></text:p>
      <text:p text:style-name="P1">POLAND, ZACHODNIOPOMORSKIE<text:line-break/></text:p>
      <text:p text:style-name="P1">French Guinea<text:line-break/></text:p>
      <text:p text:style-name="P1"><text:soft-page-break/>Sao Tome and Principe, Sao Tome<text:line-break/></text:p>
      <text:p text:style-name="P1">PERU, ANCASH, PALLASCA<text:line-break/></text:p>
      <text:p text:style-name="P1">EGYPT, SINAI<text:line-break/></text:p>
      <text:p text:style-name="P1">Albania, Kukes, Has<text:line-break/></text:p>
      <text:p text:style-name="P1">CHILE, ATACAMA, VALLENAR<text:line-break/></text:p>
      <text:p text:style-name="P1">Ukraine, Krym (Crimea) Oblast<text:line-break/></text:p>
      <text:p text:style-name="P1">GREECE, IONIAN ISLANDS, CEPHALONIA<text:line-break/></text:p>
      <text:p text:style-name="P1">Eritrea<text:line-break/></text:p>
      <text:p text:style-name="P1">ARGENTINA, JUJUY, SANTA CATALINA<text:line-break/></text:p>
      <text:p text:style-name="P1">HUNGARY, BACS-KISKUN<text:line-break/></text:p>
      <text:p text:style-name="P1">TUNISIA, KASSERINE<text:line-break/></text:p>
      <text:p text:style-name="P1">ROMANIA, TIMIS<text:line-break/></text:p>
      <text:p text:style-name="P1">Saussurea namikawae<text:line-break/></text:p>
      <text:p text:style-name="P1">BAPHIA VERMOESENII<text:line-break/></text:p>
      <text:p text:style-name="P1">SENECIO ASTEPHANUS<text:line-break/></text:p>
      <text:p text:style-name="P1">CLIDEMIA REFLEXA<text:line-break/></text:p>
      <text:p text:style-name="P1"><text:soft-page-break/>WATSONIA ROSEOALBA<text:line-break/></text:p>
      <text:p text:style-name="P1">PHYLLOSTACHYS LONGICILIATA<text:line-break/></text:p>
      <text:p text:style-name="P1">HEDYSARUM REFLEXUM<text:line-break/></text:p>
      <text:p text:style-name="P1">Mimosa desmodioides<text:line-break/></text:p>
      <text:p text:style-name="P1">Sandoricum dasyneuron<text:line-break/></text:p>
      <text:p text:style-name="P1">SCILLA JAEGERI<text:line-break/></text:p>
      <text:p text:style-name="P1">Haemodorum basalticum<text:line-break/></text:p>
      <text:p text:style-name="P1">TRIAINOLEPIS RHYNCHOPETALA<text:line-break/></text:p>
      <text:p text:style-name="P1">Botryopitys montana<text:line-break/></text:p>
      <text:p text:style-name="P1">Ardisia zuliana<text:line-break/></text:p>
      <text:p text:style-name="P1">Tomostima nemorosum<text:line-break/></text:p>
      <text:p text:style-name="P1">Calcitrapa heterophylla<text:line-break/></text:p>
      <text:p text:style-name="P1">France, Occitanie, Ariege<text:line-break/></text:p>
      <text:p text:style-name="P1">Rwanda, Western<text:line-break/></text:p>
      <text:p text:style-name="P1">ARGENTINA, TUCUMAN, LEALES<text:line-break/></text:p>
      <text:p text:style-name="P1">Namibia, Ohangwena, Oshikango<text:line-break/></text:p>
      <text:p text:style-name="P1"><text:soft-page-break/>France, Bretagne, Ille-et-Vilaine<text:line-break/></text:p>
      <text:p text:style-name="P1">PERU, ANCASH, RECUAY<text:line-break/></text:p>
      <text:p text:style-name="P1">TIERRA DEL FUEGO (ARCHIPELAGO), STRAIGHT OF MAGELLAN<text:line-break/></text:p>
      <text:p text:style-name="P1">Victoria Land, Ross Island, McMurdo<text:line-break/></text:p>
      <text:p text:style-name="P1">Italy, Toscana, Livorno<text:line-break/></text:p>
      <text:p text:style-name="P1">Turkey, Konya<text:line-break/></text:p>
      <text:p text:style-name="P1">EGYPT, CAIRO<text:line-break/></text:p>
      <text:p text:style-name="P1">AUSTRIA, CARINTHIA<text:line-break/></text:p>
      <text:p text:style-name="P1">BOLIVIA, ORURO<text:line-break/></text:p>
      <text:p text:style-name="P1">GERMANY, NIEDERSACHSEN<text:line-break/></text:p>
      <text:p text:style-name="P1">Poland, Mazowieckie<text:line-break/></text:p>
      <text:p text:style-name="P1">Greece, Peloponnese<text:line-break/></text:p>
      <text:p text:style-name="P1">GYMNOTRIX POLYSTACHYOS<text:line-break/></text:p>
      <text:p text:style-name="P1">GUSSONEA CORNUTA<text:line-break/></text:p>
      <text:p text:style-name="P1">STAPELIA SENILIS<text:line-break/></text:p>
      <text:p text:style-name="P1">Ardisia caudifera<text:line-break/></text:p>
      <text:p text:style-name="P1"><text:soft-page-break/>SCOLOPIA THEIFOLIA<text:line-break/></text:p>
      <text:p text:style-name="P1">ALSOPHILA ALTHIOPICA<text:line-break/></text:p>
      <text:p text:style-name="P1">Elizabetha coccinea<text:line-break/></text:p>
      <text:p text:style-name="P1">Solanum ripense<text:line-break/></text:p>
      <text:p text:style-name="P1">MICONIA FLEXUOSA<text:line-break/></text:p>
      <text:p text:style-name="P1">PTERONIA CHRYSOCOMIFOLIA<text:line-break/></text:p>
      <text:p text:style-name="P1">TRICHILIA HETEROPHYLLA<text:line-break/></text:p>
      <text:p text:style-name="P1">Holcus repens<text:line-break/></text:p>
      <text:p text:style-name="P1">PLEUROLOBUS DILLENII<text:line-break/></text:p>
      <text:p text:style-name="P1">AYENIA VITIFOLIA<text:line-break/></text:p>
      <text:p text:style-name="P1">XANTHOBRYCHIS KACHETICUS<text:line-break/></text:p>
      <text:p text:style-name="P1">Fragaria scabra<text:line-break/></text:p>
      <text:p text:style-name="P1">CAMEROON, NORD<text:line-break/></text:p>
      <text:p text:style-name="P1">Albania, Kukes, Lumas<text:line-break/></text:p>
      <text:p text:style-name="P1">Argentina, Mendoza, Lavalle<text:line-break/></text:p>
      <text:p text:style-name="P1">ITALY, LOMBARDIA, VARESE<text:line-break/></text:p>
      <text:p text:style-name="P1"><text:soft-page-break/>ETHIOPIA, GONDER<text:line-break/></text:p>
      <text:p text:style-name="P1">PERU, HUANCAVELICA, CASTROVIRREYNA<text:line-break/></text:p>
      <text:p text:style-name="P1">EGYPT, PORT SAID<text:line-break/></text:p>
      <text:p text:style-name="P1">ITALY, LOMBARDIA<text:line-break/></text:p>
      <text:p text:style-name="P1">CHILE, AYSEN<text:line-break/></text:p>
      <text:p text:style-name="P1">Madagascar, Toliara<text:line-break/></text:p>
      <text:p text:style-name="P1">Peru, Tacna<text:line-break/></text:p>
      <text:p text:style-name="P1">PERU, MOQUEGUA, MARISCAL NIETO<text:line-break/></text:p>
      <text:p text:style-name="P1">BOLIVIA, SANTA CRUZ, CHIQUITOS<text:line-break/></text:p>
      <text:p text:style-name="P1">Germany, Mecklenburg-Vorpommern<text:line-break/></text:p>
      <text:p text:style-name="P1">ARGENTINA, FORMOSA, PILAGA<text:line-break/></text:p>
      <text:p text:style-name="P1">Greece, Thessaly, Larissa<text:line-break/></text:p>
      <text:p text:style-name="P1">Sessea multiflora<text:line-break/></text:p>
      <text:p text:style-name="P1">CARAGANA CHINENSIS<text:line-break/></text:p>
      <text:p text:style-name="P1">Hyptis calycina<text:line-break/></text:p>
      <text:p text:style-name="P1">Erica approximata<text:line-break/></text:p>
      <text:p text:style-name="P1"><text:soft-page-break/>Andropogon controversus<text:line-break/></text:p>
      <text:p text:style-name="P1">Agrostis caespitosa<text:line-break/></text:p>
      <text:p text:style-name="P1">Fagelia latifolia<text:line-break/></text:p>
      <text:p text:style-name="P1">Thymus × rechingeri<text:line-break/></text:p>
      <text:p text:style-name="P1">GILIA TENUIFOLIA<text:line-break/></text:p>
      <text:p text:style-name="P1">Primula dielsii<text:line-break/></text:p>
      <text:p text:style-name="P1">PINUS BACKHOUSEANA<text:line-break/></text:p>
      <text:p text:style-name="P1">LEPANTHES SCAPHA<text:line-break/></text:p>
      <text:p text:style-name="P1">Neurachne queenslandica<text:line-break/></text:p>
      <text:p text:style-name="P1">Radiana petiolata<text:line-break/></text:p>
      <text:p text:style-name="P1">Pilosella tovarense<text:line-break/></text:p>
      <text:p text:style-name="P1">SCHIZOGLOSSUM FILIFOLIUM<text:line-break/></text:p>
      <text:p text:style-name="P1">SWITZERLAND, LUCERNE<text:line-break/></text:p>
      <text:p text:style-name="P1">South Africa, Cape Province<text:line-break/></text:p>
      <text:p text:style-name="P1">SWITZERLAND, NIDWALDEN<text:line-break/></text:p>
      <text:p text:style-name="P1">NORVEGIA<text:line-break/></text:p>
      <text:p text:style-name="P1"><text:soft-page-break/>Peru, Huanuco, Lauricocha<text:line-break/></text:p>
      <text:p text:style-name="P1">Germany, Sachsen-Anhalt<text:line-break/></text:p>
      <text:p text:style-name="P1">AMSTERDAM, ILE<text:line-break/></text:p>
      <text:p text:style-name="P1">RWANDA<text:line-break/></text:p>
      <text:p text:style-name="P1">NETHERLANDS, GRONINGEN<text:line-break/></text:p>
      <text:p text:style-name="P1">YUGOSLAVIA, MONTENEGRO<text:line-break/></text:p>
      <text:p text:style-name="P1">Italy, Campania<text:line-break/></text:p>
      <text:p text:style-name="P1">Argentina, Mendoza, Tunuyan<text:line-break/></text:p>
      <text:p text:style-name="P1">Portugal, Porto<text:line-break/></text:p>
      <text:p text:style-name="P1">United Kingdom, Scotland, Perth and Kinross<text:line-break/></text:p>
      <text:p text:style-name="P1">Italy, Sicilia, Trapani<text:line-break/></text:p>
      <text:p text:style-name="P1">IRAN, FARS<text:line-break/></text:p>
      <text:p text:style-name="P1">INDIGOFERA LEPTOPHYLLA<text:line-break/></text:p>
      <text:p text:style-name="P1">Philacra duidae<text:line-break/></text:p>
      <text:p text:style-name="P1">Orthochilus vinosus<text:line-break/></text:p>
      <text:p text:style-name="P1">Alkanna peristerica<text:line-break/></text:p>
      <text:p text:style-name="P1"><text:soft-page-break/>Urera altissima<text:line-break/></text:p>
      <text:p text:style-name="P1">ERAGROSTIS LEONINA<text:line-break/></text:p>
      <text:p text:style-name="P1">PROBOSCIDEA PARVIFLORA<text:line-break/></text:p>
      <text:p text:style-name="P1">GYROSTACHYS LONGIPETIOLATA<text:line-break/></text:p>
      <text:p text:style-name="P1">JATROPHA JANIPHA<text:line-break/></text:p>
      <text:p text:style-name="P1">Psiadia inuloides<text:line-break/></text:p>
      <text:p text:style-name="P1">PAEPALANTHUS CONDUPLICATUS<text:line-break/></text:p>
      <text:p text:style-name="P1">Protea verticillata<text:line-break/></text:p>
      <text:p text:style-name="P1">INDOCALAMUS LATIFOLIUS<text:line-break/></text:p>
      <text:p text:style-name="P1">GEOPHILA OBTUSIFOLIA<text:line-break/></text:p>
      <text:p text:style-name="P1">Lobelia trigona<text:line-break/></text:p>
      <text:p text:style-name="P1">Diploclinium repens<text:line-break/></text:p>
      <text:p text:style-name="P1">AUSTRIA, TYROL<text:line-break/></text:p>
      <text:p text:style-name="P1">ISRAEL, TEL AVIV<text:line-break/></text:p>
      <text:p text:style-name="P1">Chile, Osorno<text:line-break/></text:p>
      <text:p text:style-name="P1">Romania, Ialomita<text:line-break/></text:p>
      <text:p text:style-name="P1"><text:soft-page-break/>COLOMBIA, ARAUCA<text:line-break/></text:p>
      <text:p text:style-name="P1">ALGERIA, LAGHOUAT PROVINCE<text:line-break/></text:p>
      <text:p text:style-name="P1">Angola, Cabinda<text:line-break/></text:p>
      <text:p text:style-name="P1">TURKEY, KARS<text:line-break/></text:p>
      <text:p text:style-name="P1">Turkey, Erzurum<text:line-break/></text:p>
      <text:p text:style-name="P1">Austria, Vienna<text:line-break/></text:p>
      <text:p text:style-name="P1">CAPE VERDE, MAIO<text:line-break/></text:p>
      <text:p text:style-name="P1">NORWAY, BUSKERUD<text:line-break/></text:p>
      <text:p text:style-name="P1">GABON, NGOUNIE<text:line-break/></text:p>
      <text:p text:style-name="P1">HUNGARY, HAJDU-BIHAR<text:line-break/></text:p>
      <text:p text:style-name="P1">Spain, Las Palmas<text:line-break/></text:p>
      <text:p text:style-name="P1">NORWAY, AKERSHUS, EIDSVOLL<text:line-break/></text:p>
      <text:p text:style-name="P1">Cayratia pedata<text:line-break/></text:p>
      <text:p text:style-name="P1">Pseudosopubia verruculosa<text:line-break/></text:p>
      <text:p text:style-name="P1">Geniostoma pachyphyllum<text:line-break/></text:p>
      <text:p text:style-name="P1">Ochnella brachypoda<text:line-break/></text:p>
      <text:p text:style-name="P1"><text:soft-page-break/>PANDANUS GASICUS<text:line-break/></text:p>
      <text:p text:style-name="P1">Verbena ciliata<text:line-break/></text:p>
      <text:p text:style-name="P1">Linaria grossheimii<text:line-break/></text:p>
      <text:p text:style-name="P1">HOVEA CORRICKIAE<text:line-break/></text:p>
      <text:p text:style-name="P1">Tibouchina longistyla<text:line-break/></text:p>
      <text:p text:style-name="P1">Phyllorkis longiscapa<text:line-break/></text:p>
      <text:p text:style-name="P1">PARKIA CALCARATA<text:line-break/></text:p>
      <text:p text:style-name="P1">Icica serrata<text:line-break/></text:p>
      <text:p text:style-name="P1">Helichrysum transmontanum<text:line-break/></text:p>
      <text:p text:style-name="P1">CYATHEA VEXANS<text:line-break/></text:p>
      <text:p text:style-name="P1">BRACHYLOMA LEUCOMALLON<text:line-break/></text:p>
      <text:p text:style-name="P1">Bakerophyton lateritium<text:line-break/></text:p>
      <text:p text:style-name="P1">URUGUAY, ARTIGAS<text:line-break/></text:p>
      <text:p text:style-name="P1">Turkey, Aydin<text:line-break/></text:p>
      <text:p text:style-name="P1">ARGENTINA, LA RIOJA, CHILECITO<text:line-break/></text:p>
      <text:p text:style-name="P1">TANZANIA, RUVUMA<text:line-break/></text:p>
      <text:p text:style-name="P1"><text:soft-page-break/>Argentina, Jujuy, Tilcara<text:line-break/></text:p>
      <text:p text:style-name="P1">MALI<text:line-break/></text:p>
      <text:p text:style-name="P1">Poland, Walbrzych<text:line-break/></text:p>
      <text:p text:style-name="P1">Peru, Tacna, Tarata<text:line-break/></text:p>
      <text:p text:style-name="P1">Tanzania, Manyara<text:line-break/></text:p>
      <text:p text:style-name="P1">PORTUGAL, LISBOA<text:line-break/></text:p>
      <text:p text:style-name="P1">FRANCE, GRAND EST, HAUT-RHIN<text:line-break/></text:p>
      <text:p text:style-name="P1">GERMANY, THURINGEN<text:line-break/></text:p>
      <text:p text:style-name="P1">Norway, Ostfold<text:line-break/></text:p>
      <text:p text:style-name="P1">COTE D'IVOIRE, SASSANDRA<text:line-break/></text:p>
      <text:p text:style-name="P1">SPAIN, BARCELONA<text:line-break/></text:p>
      <text:p text:style-name="P1">NAMIBIA, ERONGO, KARIBIB<text:line-break/></text:p>
      <text:p text:style-name="P1">PASSIFLORA GRANDIS<text:line-break/></text:p>
      <text:p text:style-name="P1">Glyceria australasica<text:line-break/></text:p>
      <text:p text:style-name="P1">GAUDICHAUDIA SYNOPTERA<text:line-break/></text:p>
      <text:p text:style-name="P1">Amphistelma graminifolium<text:line-break/></text:p>
      <text:p text:style-name="P1"><text:soft-page-break/>SISYRINCHIUM INTERMEDIUM<text:line-break/></text:p>
      <text:p text:style-name="P1">Peucedanum seseloides<text:line-break/></text:p>
      <text:p text:style-name="P1">Tithymalus lamprocarpus<text:line-break/></text:p>
      <text:p text:style-name="P1">Calanticaria inegii<text:line-break/></text:p>
      <text:p text:style-name="P1">GREVILLEA PILULIFERA<text:line-break/></text:p>
      <text:p text:style-name="P1">Banisteriopsis argentea<text:line-break/></text:p>
      <text:p text:style-name="P1">BACCHARIS PEDERSENII<text:line-break/></text:p>
      <text:p text:style-name="P1">GRATIOLA VISCIDULA<text:line-break/></text:p>
      <text:p text:style-name="P1">HELICHRYSUM CHIONOPHILUM<text:line-break/></text:p>
      <text:p text:style-name="P1">LEERSIA ELONGATA<text:line-break/></text:p>
      <text:p text:style-name="P1">VILLARSIA TRACHYSPERMA<text:line-break/></text:p>
      <text:p text:style-name="P1">Sycomorus capreifolia<text:line-break/></text:p>
      <text:p text:style-name="P1">Bolivia, Chuquisaca, Luis Calvo<text:line-break/></text:p>
      <text:p text:style-name="P1">BOLIVIA, POTOSI, SUD CHICHAS<text:line-break/></text:p>
      <text:p text:style-name="P1">IRAN, TEHRAN<text:line-break/></text:p>
      <text:p text:style-name="P1">Italy, Sicilia, Catania<text:line-break/></text:p>
      <text:p text:style-name="P1"><text:soft-page-break/>United Kingdom, England, Northumberland<text:line-break/></text:p>
      <text:p text:style-name="P1">Finland, Pohjois-Savo<text:line-break/></text:p>
      <text:p text:style-name="P1">Italy, Friuli-Venezia Giulia, Udine<text:line-break/></text:p>
      <text:p text:style-name="P1">SENEGAL, DAKAR, RUFISQUE<text:line-break/></text:p>
      <text:p text:style-name="P1">Mali, Tombouctou Region<text:line-break/></text:p>
      <text:p text:style-name="P1">United Kingdom, Scotland, Shetland County<text:line-break/></text:p>
      <text:p text:style-name="P1">Sao Tome and Principe, Principe<text:line-break/></text:p>
      <text:p text:style-name="P1">MACEDONIA, MACEDONIA<text:line-break/></text:p>
      <text:p text:style-name="P1">ARGENTINA, COCHINOCA<text:line-break/></text:p>
      <text:p text:style-name="P1">Italy, Lombardia, Sondria<text:line-break/></text:p>
      <text:p text:style-name="P1">France, Normandie, Eure<text:line-break/></text:p>
      <text:p text:style-name="P1">SYRIA, HALAB<text:line-break/></text:p>
      <text:p text:style-name="P1">Canthium umbellatum<text:line-break/></text:p>
      <text:p text:style-name="P1">CECROPIA ORINOCENSIS<text:line-break/></text:p>
      <text:p text:style-name="P1">Sabia shensiensis<text:line-break/></text:p>
      <text:p text:style-name="P1">Arthropogon rupestris<text:line-break/></text:p>
      <text:p text:style-name="P1"><text:soft-page-break/>ASTRAGALUS HETEROPHYLLUS<text:line-break/></text:p>
      <text:p text:style-name="P1">Entada rotundifolia<text:line-break/></text:p>
      <text:p text:style-name="P1">Strychnos palembanica<text:line-break/></text:p>
      <text:p text:style-name="P1">DASYSTACHYS MACINENSIS<text:line-break/></text:p>
      <text:p text:style-name="P1">Endlicheria arenosa<text:line-break/></text:p>
      <text:p text:style-name="P1">Browallia eludens<text:line-break/></text:p>
      <text:p text:style-name="P1">ERANTHEMUM VELUTINUM<text:line-break/></text:p>
      <text:p text:style-name="P1">EVOLVULUS MADAGASCARIENSIS<text:line-break/></text:p>
      <text:p text:style-name="P1">TERPSICHORE ACROSORA<text:line-break/></text:p>
      <text:p text:style-name="P1">Ruschia concava<text:line-break/></text:p>
      <text:p text:style-name="P1">Betula-alnus maritima<text:line-break/></text:p>
      <text:p text:style-name="P1">Varronia lanceolata<text:line-break/></text:p>
      <text:p text:style-name="P1">ZAMBIA, LUSAKA<text:line-break/></text:p>
      <text:p text:style-name="P1">Spain, Albacete<text:line-break/></text:p>
      <text:p text:style-name="P1">Bolivia, La Paz, Omasuyos<text:line-break/></text:p>
      <text:p text:style-name="P1">Argentina, Mendoza, Las Heras<text:line-break/></text:p>
      <text:p text:style-name="P1"><text:soft-page-break/>Finland, Kuopio<text:line-break/></text:p>
      <text:p text:style-name="P1">CHILE, MAIPO<text:line-break/></text:p>
      <text:p text:style-name="P1">ITALY, CALABRIA, COSENZA<text:line-break/></text:p>
      <text:p text:style-name="P1">ISRAEL, YERUSHALAYIM (JERUSALEM)<text:line-break/></text:p>
      <text:p text:style-name="P1">PERU, JUNIN, JAUJA<text:line-break/></text:p>
      <text:p text:style-name="P1">OMAN<text:line-break/></text:p>
      <text:p text:style-name="P1">Turkey, Cankiri<text:line-break/></text:p>
      <text:p text:style-name="P1">Iceland, Mulasysla, Nordhur<text:line-break/></text:p>
      <text:p text:style-name="P1">Turkey, Nigde<text:line-break/></text:p>
      <text:p text:style-name="P1">VENEZUELA, COJEDES<text:line-break/></text:p>
      <text:p text:style-name="P1">JORDAN, AL KARAK<text:line-break/></text:p>
      <text:p text:style-name="P1">PARAGUAY, PRESIDENTE HAYES<text:line-break/></text:p>
      <text:p text:style-name="P1">Trichoscypha coriacea<text:line-break/></text:p>
      <text:p text:style-name="P1">Boscia paolii<text:line-break/></text:p>
      <text:p text:style-name="P1">OXYTROPIS CANA<text:line-break/></text:p>
      <text:p text:style-name="P1">Taraxacum triangularidentatum<text:line-break/></text:p>
      <text:p text:style-name="P1"><text:soft-page-break/>Setaria villosa<text:line-break/></text:p>
      <text:p text:style-name="P1">Knautia sylvatica<text:line-break/></text:p>
      <text:p text:style-name="P1">Salix × zabelii<text:line-break/></text:p>
      <text:p text:style-name="P1">TRICALYSIA OKELENSIS<text:line-break/></text:p>
      <text:p text:style-name="P1">Bahia bigelovii<text:line-break/></text:p>
      <text:p text:style-name="P1">Shuteria densiflora<text:line-break/></text:p>
      <text:p text:style-name="P1">SENECIO HYPARGYRAEUS<text:line-break/></text:p>
      <text:p text:style-name="P1">Coronilla stipulata<text:line-break/></text:p>
      <text:p text:style-name="P1">KOELERIA BIEBERSTEINII<text:line-break/></text:p>
      <text:p text:style-name="P1">Pterostylis chaetophora<text:line-break/></text:p>
      <text:p text:style-name="P1">MACKINLAYA BRASSII<text:line-break/></text:p>
      <text:p text:style-name="P1">ERIOSORUS SCHWACKEANUS<text:line-break/></text:p>
      <text:p text:style-name="P1">Italy, Puglia<text:line-break/></text:p>
      <text:p text:style-name="P1">Bolivia, Santa Cruz, Cordillera<text:line-break/></text:p>
      <text:p text:style-name="P1">Italy, Lombardia, Mantova<text:line-break/></text:p>
      <text:p text:style-name="P1">Argentina, Corrientes<text:line-break/></text:p>
      <text:p text:style-name="P1"><text:soft-page-break/>GREECE, AEGEAN ISLANDS, DODECANESE<text:line-break/></text:p>
      <text:p text:style-name="P1">HUNGARY, FEJER<text:line-break/></text:p>
      <text:p text:style-name="P1">Spain, Murcia<text:line-break/></text:p>
      <text:p text:style-name="P1">Morocco, Fes-Meknes, Taza<text:line-break/></text:p>
      <text:p text:style-name="P1">Ukraine, Ivano-Frankovsk Oblast<text:line-break/></text:p>
      <text:p text:style-name="P1">IRAN, MAZANDARAN<text:line-break/></text:p>
      <text:p text:style-name="P1">CHILE, VALPARAISO REGION, ISLA DE PASCUA<text:line-break/></text:p>
      <text:p text:style-name="P1">ITALY, ABRUZZI<text:line-break/></text:p>
      <text:p text:style-name="P1">Turkey, Antalya<text:line-break/></text:p>
      <text:p text:style-name="P1">SWEDEN, OREBRO<text:line-break/></text:p>
      <text:p text:style-name="P1">Greece, Peloponnese, Achaea<text:line-break/></text:p>
      <text:p text:style-name="P1">CHILE, ATACAMA, HUASCO<text:line-break/></text:p>
      <text:p text:style-name="P1">AFROVIVELLA SIMENSIS<text:line-break/></text:p>
      <text:p text:style-name="P1">PELARGONIUM OPIPARUM<text:line-break/></text:p>
      <text:p text:style-name="P1">Penstemon filisepalis<text:line-break/></text:p>
      <text:p text:style-name="P1">FERULA SETIFOLIA<text:line-break/></text:p>
      <text:p text:style-name="P1"><text:soft-page-break/>Peucedanum sintenisii<text:line-break/></text:p>
      <text:p text:style-name="P1">THUNBERGIA BORBONICA<text:line-break/></text:p>
      <text:p text:style-name="P1">SAURAUIA PSEUDORUITZIANA<text:line-break/></text:p>
      <text:p text:style-name="P1">MARKEA VASQUEZII<text:line-break/></text:p>
      <text:p text:style-name="P1">Melothria pulchra<text:line-break/></text:p>
      <text:p text:style-name="P1">ASPARAGUS MICROPHYLLUS<text:line-break/></text:p>
      <text:p text:style-name="P1">MUSCARELLA XYLOURA<text:line-break/></text:p>
      <text:p text:style-name="P1">Saurauia hispidicalyx<text:line-break/></text:p>
      <text:p text:style-name="P1">Cerbera salutaris<text:line-break/></text:p>
      <text:p text:style-name="P1">Heeria paniculosa<text:line-break/></text:p>
      <text:p text:style-name="P1">SIDA LONGICUSPIS<text:line-break/></text:p>
      <text:p text:style-name="P1">Dictyosperma rubrum<text:line-break/></text:p>
      <text:p text:style-name="P1">Italy, Sicilia, Caltanissetta<text:line-break/></text:p>
      <text:p text:style-name="P1">Romania, Brasov<text:line-break/></text:p>
      <text:p text:style-name="P1">GABON, OGOOUE-LOLO<text:line-break/></text:p>
      <text:p text:style-name="P1">Tunisia, Jendouba<text:line-break/></text:p>
      <text:p text:style-name="P1"><text:soft-page-break/>United Kingdom, England, Worcestershire<text:line-break/></text:p>
      <text:p text:style-name="P1">Greece, Macedonia<text:line-break/></text:p>
      <text:p text:style-name="P1">Guinea, Nzerekore<text:line-break/></text:p>
      <text:p text:style-name="P1">Cape Verde, Sao Tiago<text:line-break/></text:p>
      <text:p text:style-name="P1">GUINEA, DALABA<text:line-break/></text:p>
      <text:p text:style-name="P1">Spain, Alicante<text:line-break/></text:p>
      <text:p text:style-name="P1">Tanzania, Tanga<text:line-break/></text:p>
      <text:p text:style-name="P1">Congo, Democratic Republic of the, Sud-Kivu, Mwenga<text:line-break/></text:p>
      <text:p text:style-name="P1">Wilkes Land<text:line-break/></text:p>
      <text:p text:style-name="P1">HUNGARY, KOMAROM<text:line-break/></text:p>
      <text:p text:style-name="P1">Italy, Calabria, Reggio di Calabria<text:line-break/></text:p>
      <text:p text:style-name="P1">Colombia, Risaralda<text:line-break/></text:p>
      <text:p text:style-name="P1">BABIANA LEIPOLDTII<text:line-break/></text:p>
      <text:p text:style-name="P1">Panicum hirtifolium<text:line-break/></text:p>
      <text:p text:style-name="P1">JURINEA CZILIKINOANA<text:line-break/></text:p>
      <text:p text:style-name="P1">DROSANTHEMUM SCHOENLANDIANUM<text:line-break/></text:p>
      <text:p text:style-name="P1"><text:soft-page-break/>Pleroma luetzelburgii<text:line-break/></text:p>
      <text:p text:style-name="P1">TARAXACUM MACROCERAS<text:line-break/></text:p>
      <text:p text:style-name="P1">PISTOLOCHIA × BUDENSIS<text:line-break/></text:p>
      <text:p text:style-name="P1">CLEOME APHYLLA<text:line-break/></text:p>
      <text:p text:style-name="P1">Polystichum pseudosetosum<text:line-break/></text:p>
      <text:p text:style-name="P1">CALOPHANES MULTICAULIS<text:line-break/></text:p>
      <text:p text:style-name="P1">RHODIOLA NOBILIS<text:line-break/></text:p>
      <text:p text:style-name="P1">Nivenia levynsiae<text:line-break/></text:p>
      <text:p text:style-name="P1">Schoenus fuscus<text:line-break/></text:p>
      <text:p text:style-name="P1">Hoffmannseggia falcaria<text:line-break/></text:p>
      <text:p text:style-name="P1">Aloe linguiformis<text:line-break/></text:p>
      <text:p text:style-name="P1">PYCREUS GOVINDARAJALUI<text:line-break/></text:p>
      <text:p text:style-name="P1">UGANDA, KIGEZI<text:line-break/></text:p>
      <text:p text:style-name="P1">Tanzania, Tanga, Pare<text:line-break/></text:p>
      <text:p text:style-name="P1">Brazil, Sta. Catarina<text:line-break/></text:p>
      <text:p text:style-name="P1">France, Bourgogne-Franche-Comte, Belfort, Territoire de<text:line-break/></text:p>
      <text:p text:style-name="P1"><text:soft-page-break/>Guyana, Mazaruni-Potaro<text:line-break/></text:p>
      <text:p text:style-name="P1">Spain, Lugo<text:line-break/></text:p>
      <text:p text:style-name="P1">Hungary, Nograd<text:line-break/></text:p>
      <text:p text:style-name="P1">GERMANY, HESSE, KASSEL<text:line-break/></text:p>
      <text:p text:style-name="P1">ROMANIA, MEHEDINTI<text:line-break/></text:p>
      <text:p text:style-name="P1">TURKEY, BURDUR<text:line-break/></text:p>
      <text:p text:style-name="P1">Switzerland, Ticino<text:line-break/></text:p>
      <text:p text:style-name="P1">Turkey, Denizli<text:line-break/></text:p>
      <text:p text:style-name="P1">FRANCE, PAYS DE LA LOIRE, VENDEE<text:line-break/></text:p>
      <text:p text:style-name="P1">France, Auvergne-Rhone-Alpes, Ardeche<text:line-break/></text:p>
      <text:p text:style-name="P1">MOROCCO, CASABLANCA-SETTAT<text:line-break/></text:p>
      <text:p text:style-name="P1">Burundi, Bururi<text:line-break/></text:p>
      <text:p text:style-name="P1">BRACKENRIDGEA ZANGUEBARICA<text:line-break/></text:p>
      <text:p text:style-name="P1">Carex plesiocephala<text:line-break/></text:p>
      <text:p text:style-name="P1">ARGOSTEMMA AFRICANUM<text:line-break/></text:p>
      <text:p text:style-name="P1">ZAMIA HERRERAE<text:line-break/></text:p>
      <text:p text:style-name="P1"><text:soft-page-break/>MERTENSIA LITTORALIS<text:line-break/></text:p>
      <text:p text:style-name="P1">SYNAEDRYS SYNBALANOS<text:line-break/></text:p>
      <text:p text:style-name="P1">SACCOLABIUM EROSULUM<text:line-break/></text:p>
      <text:p text:style-name="P1">Elatostema yachense<text:line-break/></text:p>
      <text:p text:style-name="P1">Tragacantha tschujensis<text:line-break/></text:p>
      <text:p text:style-name="P1">CEPHALOPHYLLUM CUPREUM<text:line-break/></text:p>
      <text:p text:style-name="P1">Polypodium tosaense<text:line-break/></text:p>
      <text:p text:style-name="P1">Taraxacum langeanum<text:line-break/></text:p>
      <text:p text:style-name="P1">Steironema lunellii<text:line-break/></text:p>
      <text:p text:style-name="P1">Carica gracilis<text:line-break/></text:p>
      <text:p text:style-name="P1">SEDUM MEKONGENSE<text:line-break/></text:p>
      <text:p text:style-name="P1">Schefflera leiophylla<text:line-break/></text:p>
      <text:p text:style-name="P1">ALGERIA, EL BOULAIDA<text:line-break/></text:p>
      <text:p text:style-name="P1">ALGERIA, TLEMCEN<text:line-break/></text:p>
      <text:p text:style-name="P1">BOLIVIA, LA PAZ, LOS ANDES<text:line-break/></text:p>
      <text:p text:style-name="P1">IRAN, LORESTAN<text:line-break/></text:p>
      <text:p text:style-name="P1"><text:soft-page-break/>Turkey, Kutahya<text:line-break/></text:p>
      <text:p text:style-name="P1">Romania, Dolj<text:line-break/></text:p>
      <text:p text:style-name="P1">UGANDA, WEST MENGO<text:line-break/></text:p>
      <text:p text:style-name="P1">Ireland, Connacht, Mayo<text:line-break/></text:p>
      <text:p text:style-name="P1">GABON, OGOOUE-MARITIME<text:line-break/></text:p>
      <text:p text:style-name="P1">CONGO, DEMOCRATIC REPUBLIC OF THE, ORIENTALE, ISANGI<text:line-break/></text:p>
      <text:p text:style-name="P1">Turkey, Eskisehir<text:line-break/></text:p>
      <text:p text:style-name="P1">Turkey, Mus<text:line-break/></text:p>
      <text:p text:style-name="P1">KENYA, EASTERN<text:line-break/></text:p>
      <text:p text:style-name="P1">Italy, Lombardia, Brescia<text:line-break/></text:p>
      <text:p text:style-name="P1">ITALY, PIEDMONTE, TORINO<text:line-break/></text:p>
      <text:p text:style-name="P1">PERU, AREQUIPA, CAYLLOMA<text:line-break/></text:p>
      <text:p text:style-name="P1">Garcinia sciura<text:line-break/></text:p>
      <text:p text:style-name="P1">ARACHNIODES JINPINGENSIS<text:line-break/></text:p>
      <text:p text:style-name="P1">Asphodelus bornmuelleri<text:line-break/></text:p>
      <text:p text:style-name="P1">LILIASTRUM LUSITANICUM<text:line-break/></text:p>
      <text:p text:style-name="P1"><text:soft-page-break/>Daemonorops verticillaris<text:line-break/></text:p>
      <text:p text:style-name="P1">Cerastium behmianum<text:line-break/></text:p>
      <text:p text:style-name="P1">COLEUS ARTICULATUS<text:line-break/></text:p>
      <text:p text:style-name="P1">LIZERON ARVENSIS<text:line-break/></text:p>
      <text:p text:style-name="P1">Vernonia borinquensis<text:line-break/></text:p>
      <text:p text:style-name="P1">ARUNDINELLA HUBEIENSIS<text:line-break/></text:p>
      <text:p text:style-name="P1">Echinocereus schereri<text:line-break/></text:p>
      <text:p text:style-name="P1">NOTOGRAMMITIS PATAGONICA<text:line-break/></text:p>
      <text:p text:style-name="P1">QUETZALIA OCCIDENTALIS<text:line-break/></text:p>
      <text:p text:style-name="P1">AYLOSTERA KRUGERAE<text:line-break/></text:p>
      <text:p text:style-name="P1">Wikstroemia recurva<text:line-break/></text:p>
      <text:p text:style-name="P1">Myrtus ambrosiaca<text:line-break/></text:p>
      <text:p text:style-name="P1">SOUTH SHETLAND ISLANDS, GREENWICH ISLAND<text:line-break/></text:p>
      <text:p text:style-name="P1">France, Ile-de-France, Yvelines<text:line-break/></text:p>
      <text:p text:style-name="P1">CAMEROON, LITTORAL<text:line-break/></text:p>
      <text:p text:style-name="P1">Iran, Kordestan<text:line-break/></text:p>
      <text:p text:style-name="P1"><text:soft-page-break/>Turkey, Gumushane<text:line-break/></text:p>
      <text:p text:style-name="P1">SWEDEN, KALMAR<text:line-break/></text:p>
      <text:p text:style-name="P1">ALGERIA, CONSTANTINE<text:line-break/></text:p>
      <text:p text:style-name="P1">Turkey, Konya, Kadinkan<text:line-break/></text:p>
      <text:p text:style-name="P1">Armenia, Erivan<text:line-break/></text:p>
      <text:p text:style-name="P1">Peru, San Martin, Moyobamba<text:line-break/></text:p>
      <text:p text:style-name="P1">Italy, Sardegna, Cagliari<text:line-break/></text:p>
      <text:p text:style-name="P1">Macedonia<text:line-break/></text:p>
      <text:p text:style-name="P1">Iraq, Dahuk<text:line-break/></text:p>
      <text:p text:style-name="P1">Iran, Razavi Khorasan<text:line-break/></text:p>
      <text:p text:style-name="P1">Congo, Democratic Republic of the, Sud-Kivu<text:line-break/></text:p>
      <text:p text:style-name="P1">Belgium, Luxembourg<text:line-break/></text:p>
      <text:p text:style-name="P1">MICROLIABUM HUMILE<text:line-break/></text:p>
      <text:p text:style-name="P1">Eriogonum parviflorum<text:line-break/></text:p>
      <text:p text:style-name="P1">THINOGETON MIERSII<text:line-break/></text:p>
      <text:p text:style-name="P1">BLECHNOPSIS ADNATA<text:line-break/></text:p>
      <text:p text:style-name="P1"><text:soft-page-break/>Myrmechis kinabaluensis<text:line-break/></text:p>
      <text:p text:style-name="P1">HEMIZONIA CALYCULATA<text:line-break/></text:p>
      <text:p text:style-name="P1">IRESINE CHRYSOTRICHA<text:line-break/></text:p>
      <text:p text:style-name="P1">Corydalis epithymifolia<text:line-break/></text:p>
      <text:p text:style-name="P1">Tulipa buhseana<text:line-break/></text:p>
      <text:p text:style-name="P1">GONIOTHALAMUS DIELSIANUS<text:line-break/></text:p>
      <text:p text:style-name="P1">Lathyrus zionis<text:line-break/></text:p>
      <text:p text:style-name="P1">Dombeya coria<text:line-break/></text:p>
      <text:p text:style-name="P1">Limonium rariflorum<text:line-break/></text:p>
      <text:p text:style-name="P1">SALIX HRAMITNENSIS<text:line-break/></text:p>
      <text:p text:style-name="P1">Croton adenopetalus<text:line-break/></text:p>
      <text:p text:style-name="P1">ISATIS CIESIELSKII<text:line-break/></text:p>
      <text:p text:style-name="P1">SWEDEN, VARMLAND, KARLSTAD<text:line-break/></text:p>
      <text:p text:style-name="P1">PERU, APURIMAC, AYMARAES<text:line-break/></text:p>
      <text:p text:style-name="P1">FRANCE, ILE-DE-FRANCE, ESSONNE<text:line-break/></text:p>
      <text:p text:style-name="P1">ROMANIA, SUCEAVA<text:line-break/></text:p>
      <text:p text:style-name="P1"><text:soft-page-break/>BRAZIL, SAO PAULO, ITAPECIRICA<text:line-break/></text:p>
      <text:p text:style-name="P1">ROMANIA, VILCEA, OCNELE MARI<text:line-break/></text:p>
      <text:p text:style-name="P1">Foroyar<text:line-break/></text:p>
      <text:p text:style-name="P1">SWEDEN, BLEKINGE<text:line-break/></text:p>
      <text:p text:style-name="P1">HUNGARY, BARANYA<text:line-break/></text:p>
      <text:p text:style-name="P1">Germany, Baden-Wurttemberg, Wurttemberg<text:line-break/></text:p>
      <text:p text:style-name="P1">GREECE, PELOPONNESE, ARGOLIS<text:line-break/></text:p>
      <text:p text:style-name="P1">Sweden, Jamtlands<text:line-break/></text:p>
      <text:p text:style-name="P1">PERU, PUNO, HUANCANE<text:line-break/></text:p>
      <text:p text:style-name="P1">Liberia, Maryland<text:line-break/></text:p>
      <text:p text:style-name="P1">Iran, Hamadan<text:line-break/></text:p>
      <text:p text:style-name="P1">LIBERIA, MARGIBI<text:line-break/></text:p>
      <text:p text:style-name="P1">Bromus leptostachys<text:line-break/></text:p>
      <text:p text:style-name="P1">Impatiens manillensis<text:line-break/></text:p>
      <text:p text:style-name="P1">Avena stricta<text:line-break/></text:p>
      <text:p text:style-name="P1">Lepidium thlaspidioides<text:line-break/></text:p>
      <text:p text:style-name="P1"><text:soft-page-break/>Maxillaria bocazensis<text:line-break/></text:p>
      <text:p text:style-name="P1">TARENNA HARLEYAE<text:line-break/></text:p>
      <text:p text:style-name="P1">AROMADENDRON BORNEENSE<text:line-break/></text:p>
      <text:p text:style-name="P1">Paspalum approximatum<text:line-break/></text:p>
      <text:p text:style-name="P1">AGATHOSMA TENUIS<text:line-break/></text:p>
      <text:p text:style-name="P1">PETASTOMA DOMATIATUM<text:line-break/></text:p>
      <text:p text:style-name="P1">DUSSIA MARTINICENSIS<text:line-break/></text:p>
      <text:p text:style-name="P1">CAROXYLON PHILLIPSII<text:line-break/></text:p>
      <text:p text:style-name="P1">Coreopsis neumannii<text:line-break/></text:p>
      <text:p text:style-name="P1">MENISCIUM ACROSTICHOIDES<text:line-break/></text:p>
      <text:p text:style-name="P1">Pelargonium griseum<text:line-break/></text:p>
      <text:p text:style-name="P1">Commelina cayennensis<text:line-break/></text:p>
      <text:p text:style-name="P1">ARGENTINA, MENDOZA, SAN RAFAEL<text:line-break/></text:p>
      <text:p text:style-name="P1">SPAIN, SANTANDER<text:line-break/></text:p>
      <text:p text:style-name="P1">United Kingdom, England, Devonshire<text:line-break/></text:p>
      <text:p text:style-name="P1">ROMANIA, CARAS-SEVERIN<text:line-break/></text:p>
      <text:p text:style-name="P1"><text:soft-page-break/>BURKINA FASO, BALE<text:line-break/></text:p>
      <text:p text:style-name="P1">Italy, Lombardia, Pavia<text:line-break/></text:p>
      <text:p text:style-name="P1">BELGIUM, NAMUR<text:line-break/></text:p>
      <text:p text:style-name="P1">ESWATINI (SWAZILAND)<text:line-break/></text:p>
      <text:p text:style-name="P1">France, Nouvelle-Aquitaine, Charente-Maritime<text:line-break/></text:p>
      <text:p text:style-name="P1">TURKEY, KAHRAMAN MARAS<text:line-break/></text:p>
      <text:p text:style-name="P1">ITALY, SICILIA, RAGUSA<text:line-break/></text:p>
      <text:p text:style-name="P1">BELGIUM, WEST-VLAANDEREN<text:line-break/></text:p>
      <text:p text:style-name="P1">MALTA, MALTA<text:line-break/></text:p>
      <text:p text:style-name="P1">FRANCE, NOUVELLE-AQUITAINE, VIENNE<text:line-break/></text:p>
      <text:p text:style-name="P1">Turkey, Isparta<text:line-break/></text:p>
      <text:p text:style-name="P1">Turkey, Kayseri<text:line-break/></text:p>
      <text:p text:style-name="P1">LEANDRA PALEACEA<text:line-break/></text:p>
      <text:p text:style-name="P1">SOLANUM PURPURATUM<text:line-break/></text:p>
      <text:p text:style-name="P1">GLUTA RUGULOSA<text:line-break/></text:p>
      <text:p text:style-name="P1">EUCALYPTUS PEENERI<text:line-break/></text:p>
      <text:p text:style-name="P1"><text:soft-page-break/>Orchis × elsarocchiae<text:line-break/></text:p>
      <text:p text:style-name="P1">Cactus crocidatus<text:line-break/></text:p>
      <text:p text:style-name="P1">LACTUCA ACANTHIFOLIA<text:line-break/></text:p>
      <text:p text:style-name="P1">CLIDEMIA JURUENSIS<text:line-break/></text:p>
      <text:p text:style-name="P1">DENDROBIUM BEAMANIANUM<text:line-break/></text:p>
      <text:p text:style-name="P1">Litobrochia ampla<text:line-break/></text:p>
      <text:p text:style-name="P1">SENNA ANGUSTISILIQUA<text:line-break/></text:p>
      <text:p text:style-name="P1">Hieracium conicum<text:line-break/></text:p>
      <text:p text:style-name="P1">Cyperus poiformis<text:line-break/></text:p>
      <text:p text:style-name="P1">ANDROPOGON AUCHERI<text:line-break/></text:p>
      <text:p text:style-name="P1">Austrochloris dichanthoides<text:line-break/></text:p>
      <text:p text:style-name="P1">LANTANA SCORTA<text:line-break/></text:p>
      <text:p text:style-name="P1">Victoria Land, Possession Islands<text:line-break/></text:p>
      <text:p text:style-name="P1">NORWAY, HORDALAND, MODALEN<text:line-break/></text:p>
      <text:p text:style-name="P1">Italy, Lombardia, Bergamo<text:line-break/></text:p>
      <text:p text:style-name="P1">SLOVENIA, SLOVENIA<text:line-break/></text:p>
      <text:p text:style-name="P1"><text:soft-page-break/>SIERRA LEONE, WESTERN AREA<text:line-break/></text:p>
      <text:p text:style-name="P1">Sudan, Bahr al Ghazal<text:line-break/></text:p>
      <text:p text:style-name="P1">Tanzania, Pwani, Rufiji<text:line-break/></text:p>
      <text:p text:style-name="P1">Guinea, Dubreka<text:line-break/></text:p>
      <text:p text:style-name="P1">ITALY, EMILIA-ROMAGNA, FERRARA<text:line-break/></text:p>
      <text:p text:style-name="P1">SWEDEN, SKARABORGS<text:line-break/></text:p>
      <text:p text:style-name="P1">TURKEY, ANKARA<text:line-break/></text:p>
      <text:p text:style-name="P1">Nigeria, Ondo<text:line-break/></text:p>
      <text:p text:style-name="P1">Greece, Macedonia, Kilkis<text:line-break/></text:p>
      <text:p text:style-name="P1">TURKEY, AMASYA<text:line-break/></text:p>
      <text:p text:style-name="P1">BOLIVIA, ORURO, CARANGAS<text:line-break/></text:p>
      <text:p text:style-name="P1">Argentina, La Rioja, San Martin<text:line-break/></text:p>
      <text:p text:style-name="P1">TRYPHERA PROSTRATA<text:line-break/></text:p>
      <text:p text:style-name="P1">Coussapoa jatun-sachensis<text:line-break/></text:p>
      <text:p text:style-name="P1">Hemionitis asplenioides<text:line-break/></text:p>
      <text:p text:style-name="P1">LASTREA KUNZEANA<text:line-break/></text:p>
      <text:p text:style-name="P1"><text:soft-page-break/>Senecio emmae<text:line-break/></text:p>
      <text:p text:style-name="P1">Ficus sericea<text:line-break/></text:p>
      <text:p text:style-name="P1">Osteospermum floridum<text:line-break/></text:p>
      <text:p text:style-name="P1">ASTRAGALUS UJALENSIS<text:line-break/></text:p>
      <text:p text:style-name="P1">SPHAEROMA RIVULARE<text:line-break/></text:p>
      <text:p text:style-name="P1">CELTIS OBLIQUA<text:line-break/></text:p>
      <text:p text:style-name="P1">ACTINIDIA LONGICAUDA<text:line-break/></text:p>
      <text:p text:style-name="P1">Taraxacum longisectum<text:line-break/></text:p>
      <text:p text:style-name="P1">HIERACIUM MESOPOLIUM<text:line-break/></text:p>
      <text:p text:style-name="P1">FREMYA RUBRA<text:line-break/></text:p>
      <text:p text:style-name="P1">GLOCHIDION FRONDOSUM<text:line-break/></text:p>
      <text:p text:style-name="P1">PSYCHOTRIA DICHOTOMA<text:line-break/></text:p>
      <text:p text:style-name="P1">South Shetland Islands, Cornwallis Island<text:line-break/></text:p>
      <text:p text:style-name="P1">SWEDEN, MALMOHUS<text:line-break/></text:p>
      <text:p text:style-name="P1">Czech Republic, St?edo?esky<text:line-break/></text:p>
      <text:p text:style-name="P1">Angola, Bie<text:line-break/></text:p>
      <text:p text:style-name="P1"><text:soft-page-break/>ERITREA, ERITREA<text:line-break/></text:p>
      <text:p text:style-name="P1">EGYPT, ASWAN<text:line-break/></text:p>
      <text:p text:style-name="P1">TURKEY, MANISA<text:line-break/></text:p>
      <text:p text:style-name="P1">GREECE, AEGEAN ISLANDS<text:line-break/></text:p>
      <text:p text:style-name="P1">Bolivia, Santa Cruz, Angel Sandoval<text:line-break/></text:p>
      <text:p text:style-name="P1">SPAIN, AVILA<text:line-break/></text:p>
      <text:p text:style-name="P1">FRANCE, NOUVELLE-AQUITAINE, LANDES<text:line-break/></text:p>
      <text:p text:style-name="P1">Sweden, Goteborgs och Bohus<text:line-break/></text:p>
      <text:p text:style-name="P1">SOMALIA, WOQOOYI GALBEED<text:line-break/></text:p>
      <text:p text:style-name="P1">GUYANA, NORTH WEST<text:line-break/></text:p>
      <text:p text:style-name="P1">IRAN, YAZD<text:line-break/></text:p>
      <text:p text:style-name="P1">ITALY, CALABRIA, CATANZARO<text:line-break/></text:p>
      <text:p text:style-name="P1">CLUSIA PULCHERRIMA<text:line-break/></text:p>
      <text:p text:style-name="P1">Erigeron onofrensis<text:line-break/></text:p>
      <text:p text:style-name="P1">SOPHRONITIS ACUENSIS<text:line-break/></text:p>
      <text:p text:style-name="P1">Narcissus jonquilloides<text:line-break/></text:p>
      <text:p text:style-name="P1"><text:soft-page-break/>RHODODENDRON LINEARE<text:line-break/></text:p>
      <text:p text:style-name="P1">Pourouma cucura<text:line-break/></text:p>
      <text:p text:style-name="P1">Mentha pachystachya<text:line-break/></text:p>
      <text:p text:style-name="P1">Cyrtandra arborescens<text:line-break/></text:p>
      <text:p text:style-name="P1">Thilachium oppositiflorum<text:line-break/></text:p>
      <text:p text:style-name="P1">LIMONIUM ALLEIZETTII<text:line-break/></text:p>
      <text:p text:style-name="P1">Ranunculus elatus<text:line-break/></text:p>
      <text:p text:style-name="P1">Gaultheria leucocarpa<text:line-break/></text:p>
      <text:p text:style-name="P1">MASDEVALLIA RACEMOSA<text:line-break/></text:p>
      <text:p text:style-name="P1">ERVATAMIA LINEARIFOLIA<text:line-break/></text:p>
      <text:p text:style-name="P1">Spilanthes ocymifolia<text:line-break/></text:p>
      <text:p text:style-name="P1">EUGENIA LINDBERGIANA<text:line-break/></text:p>
      <text:p text:style-name="P1">Argentina, Catamarca, Santa Maria<text:line-break/></text:p>
      <text:p text:style-name="P1">Ireland, Connacht<text:line-break/></text:p>
      <text:p text:style-name="P1">Turkey, Mugla<text:line-break/></text:p>
      <text:p text:style-name="P1">CHILE, LIBERTADOR GENERAL BERNARDO O'HIGGINS<text:line-break/></text:p>
      <text:p text:style-name="P1"><text:soft-page-break/>ICELAND, NORDUR-PINGEYJARSYSLA<text:line-break/></text:p>
      <text:p text:style-name="P1">Georgia, Adzhar (Ajar) A.S.S.R.<text:line-break/></text:p>
      <text:p text:style-name="P1">BELGIUM, ANTWERPEN<text:line-break/></text:p>
      <text:p text:style-name="P1">SAUDI ARABIA, MAKKAH<text:line-break/></text:p>
      <text:p text:style-name="P1">FRENCH GUIANA, SAINT-LAURENT DU MARONI<text:line-break/></text:p>
      <text:p text:style-name="P1">CROZET ISLANDS<text:line-break/></text:p>
      <text:p text:style-name="P1">Argentina, Cordoba, Rio Segundo<text:line-break/></text:p>
      <text:p text:style-name="P1">GREECE, THESSALY<text:line-break/></text:p>
      <text:p text:style-name="P1">BOLIVIA, COCHABAMBA, CAMPERO<text:line-break/></text:p>
      <text:p text:style-name="P1">KENYA, CENTRAL<text:line-break/></text:p>
      <text:p text:style-name="P1">GREECE, THRACE<text:line-break/></text:p>
      <text:p text:style-name="P1">Calea caroliniana<text:line-break/></text:p>
      <text:p text:style-name="P1">Gambeya gorungosana<text:line-break/></text:p>
      <text:p text:style-name="P1">POLYPODIUM OBTUSUM<text:line-break/></text:p>
      <text:p text:style-name="P1">PIPER LUNDELLIANUM<text:line-break/></text:p>
      <text:p text:style-name="P1">HIERACIUM PUNCTILLIFERUM<text:line-break/></text:p>
      <text:p text:style-name="P1"><text:soft-page-break/>SALIX JAPONICA<text:line-break/></text:p>
      <text:p text:style-name="P1">Quercus proximellla<text:line-break/></text:p>
      <text:p text:style-name="P1">Ouratea acuta<text:line-break/></text:p>
      <text:p text:style-name="P1">Leptophoenix microcarpa<text:line-break/></text:p>
      <text:p text:style-name="P1">Trichlora peruviana<text:line-break/></text:p>
      <text:p text:style-name="P1">ALLIUM SERPENTINICUM<text:line-break/></text:p>
      <text:p text:style-name="P1">Rubus curvispinosus<text:line-break/></text:p>
      <text:p text:style-name="P1">Calophyllum paniculatum<text:line-break/></text:p>
      <text:p text:style-name="P1">Ottonia peruibensis<text:line-break/></text:p>
      <text:p text:style-name="P1">Marsea ivifolia<text:line-break/></text:p>
      <text:p text:style-name="P1">CYNODON DIFFUSUS<text:line-break/></text:p>
      <text:p text:style-name="P1">MONANTHES × BURCHARDII<text:line-break/></text:p>
      <text:p text:style-name="P1">COMMIPHORA MONTANA<text:line-break/></text:p>
      <text:p text:style-name="P1">CHAMAECRISTA ADENOSPERMA<text:line-break/></text:p>
      <text:p text:style-name="P1">CHROMOLAENA BATHYPHLEBIA<text:line-break/></text:p>
      <text:p text:style-name="P1">Chaetopappa aurea<text:line-break/></text:p>
      <text:p text:style-name="P1"><text:soft-page-break/>JUSTICIA BOLIVIENSIS<text:line-break/></text:p>
      <text:p text:style-name="P1">HELIOPHILA AGGREGATA<text:line-break/></text:p>
      <text:p text:style-name="P1">WIBORGIA CUSPIDATA<text:line-break/></text:p>
      <text:p text:style-name="P1">HABENARIA AUSTROSINENSIS<text:line-break/></text:p>
      <text:p text:style-name="P1">Salacia laotica<text:line-break/></text:p>
      <text:p text:style-name="P1">VANDENBOSCHIA ORIENTALIS<text:line-break/></text:p>
      <text:p text:style-name="P1">Keraudrenia corollata<text:line-break/></text:p>
      <text:p text:style-name="P1">Apodytes abbottii<text:line-break/></text:p>
      <text:p text:style-name="P1">Aneilema subnudum<text:line-break/></text:p>
      <text:p text:style-name="P1">CYCLOSORUS SHIMENENSIS<text:line-break/></text:p>
      <text:p text:style-name="P1">ONOBRYCHIS SIRJAEVII<text:line-break/></text:p>
      <text:p text:style-name="P1">RHAPHIDOPHORA NEGLECTA<text:line-break/></text:p>
      <text:p text:style-name="P1">CREMOSPERMOPSIS PARVIFLORA<text:line-break/></text:p>
      <text:p text:style-name="P1">Loranthus luteostriatus<text:line-break/></text:p>
      <text:p text:style-name="P1">Trifolium capense<text:line-break/></text:p>
      <text:p text:style-name="P1">Azorella albida<text:line-break/></text:p>
      <text:p text:style-name="P1"><text:soft-page-break/>CORDIA PUBESCENS<text:line-break/></text:p>
      <text:p text:style-name="P1">STIPA GLABRATA<text:line-break/></text:p>
      <text:p text:style-name="P1">VELLOZIA CILIATA<text:line-break/></text:p>
      <text:p text:style-name="P1">Schmaltzia choriophylla<text:line-break/></text:p>
      <text:p text:style-name="P1">Lindera bibracteata<text:line-break/></text:p>
      <text:p text:style-name="P1">Acantholimon kotschyi<text:line-break/></text:p>
      <text:p text:style-name="P1">LEPTAULUS CITRIOIDES<text:line-break/></text:p>
      <text:p text:style-name="P1">Rhynchanthus papuanus<text:line-break/></text:p>
      <text:p text:style-name="P1">Leiothylax drummondii<text:line-break/></text:p>
      <text:p text:style-name="P1">Grammitis clavigera<text:line-break/></text:p>
      <text:p text:style-name="P1">FICUS BLEPHAROSEPALA<text:line-break/></text:p>
      <text:p text:style-name="P1">UROCHLOA PLATYNOTA<text:line-break/></text:p>
      <text:p text:style-name="P1">DANTHONIA THERMALE<text:line-break/></text:p>
      <text:p text:style-name="P1">Myristica xylocarpa<text:line-break/></text:p>
      <text:p text:style-name="P1">Meryta neoebudica<text:line-break/></text:p>
      <text:p text:style-name="P1">ALCHEMILLA NILTARENSIS<text:line-break/></text:p>
      <text:p text:style-name="P1"><text:soft-page-break/>OXYTROPIS IRIDUM<text:line-break/></text:p>
      <text:p text:style-name="P1">CYATHEA AGATHETI<text:line-break/></text:p>
      <text:p text:style-name="P1">ALCHEMILLA AUSTRALIANA<text:line-break/></text:p>
      <text:p text:style-name="P1">Graecobolanthus intermedius<text:line-break/></text:p>
      <text:p text:style-name="P1">GARCINIA WRAYI<text:line-break/></text:p>
      <text:p text:style-name="P1">Asclepias tysoniana<text:line-break/></text:p>
      <text:p text:style-name="P1">DAUPHINEA BREVILABRA<text:line-break/></text:p>
      <text:p text:style-name="P1">COSTUS KUNSTLERI<text:line-break/></text:p>
      <text:p text:style-name="P1">Binghamia melanostele<text:line-break/></text:p>
      <text:p text:style-name="P1">POLYPODIUM ITATIAYENSE<text:line-break/></text:p>
      <text:p text:style-name="P1">PEPEROMIA LEPADOPHYLLA<text:line-break/></text:p>
      <text:p text:style-name="P1">CIRRHOPETALUM FASCINATOR<text:line-break/></text:p>
      <text:p text:style-name="P1">BRUCEA SUMATRANA<text:line-break/></text:p>
      <text:p text:style-name="P1">Andropogon platypus<text:line-break/></text:p>
      <text:p text:style-name="P1">Phrygilanthus ligustrinus<text:line-break/></text:p>
      <text:p text:style-name="P1">Chaerophyllum glaberrimum<text:line-break/></text:p>
      <text:p text:style-name="P1"><text:soft-page-break/>ACROSTICHUM FEEJANUM<text:line-break/></text:p>
      <text:p text:style-name="P1">ROULINIA CONVOLVULACEA<text:line-break/></text:p>
      <text:p text:style-name="P1">SARCOSTEMMA VIMINALE<text:line-break/></text:p>
      <text:p text:style-name="P1">Cissus robynsii<text:line-break/></text:p>
      <text:p text:style-name="P1">LYSIMACHIA STENOPHYLLA<text:line-break/></text:p>
      <text:p text:style-name="P1">Cereus tweedyanus<text:line-break/></text:p>
      <text:p text:style-name="P1">Vilfa grisebachiana<text:line-break/></text:p>
      <text:p text:style-name="P1">Cyanea holophylla<text:line-break/></text:p>
      <text:p text:style-name="P1">SENECIO CAPPADOCICUS<text:line-break/></text:p>
      <text:p text:style-name="P1">Thibaudia madagascarensis<text:line-break/></text:p>
      <text:p text:style-name="P1">Talauma hodgsonii<text:line-break/></text:p>
      <text:p text:style-name="P1">Encyclia megalantha<text:line-break/></text:p>
      <text:p text:style-name="P1">Eugenia portomite<text:line-break/></text:p>
      <text:p text:style-name="P1">Trifolium piligerum<text:line-break/></text:p>
      <text:p text:style-name="P1">Veronica maxima<text:line-break/></text:p>
      <text:p text:style-name="P1">Zexmenia williamsii<text:line-break/></text:p>
      <text:p text:style-name="P1"><text:soft-page-break/>Ischyrolepis nubigena<text:line-break/></text:p>
      <text:p text:style-name="P1">GYMNOCORONIS SPILANTHOIDES<text:line-break/></text:p>
      <text:p text:style-name="P1">Diplazium medogense<text:line-break/></text:p>
      <text:p text:style-name="P1">Adiantum sulphureum<text:line-break/></text:p>
      <text:p text:style-name="P1">Swida polyantha<text:line-break/></text:p>
      <text:p text:style-name="P1">Micrandropsis scleroxylon<text:line-break/></text:p>
      <text:p text:style-name="P1">Nautilocalyx colonensis<text:line-break/></text:p>
      <text:p text:style-name="P1">Atriplex foliolosum<text:line-break/></text:p>
      <text:p text:style-name="P1">TILLANDSIA ROETINGII<text:line-break/></text:p>
      <text:p text:style-name="P1">POLYGALA OXYRHINCHOS<text:line-break/></text:p>
      <text:p text:style-name="P1">Batanthes pungens<text:line-break/></text:p>
      <text:p text:style-name="P1">Cryptandra spyridioides<text:line-break/></text:p>
      <text:p text:style-name="P1">Hypoxis turbinata<text:line-break/></text:p>
      <text:p text:style-name="P1">CANTHIUM HIRTELLUM<text:line-break/></text:p>
      <text:p text:style-name="P1">MALVA SYLVESTRIS<text:line-break/></text:p>
      <text:p text:style-name="P1">Dactyladenia buchneri<text:line-break/></text:p>
      <text:p text:style-name="P1"><text:soft-page-break/>Camellia luuana<text:line-break/></text:p>
      <text:p text:style-name="P1">HYBANTHUS YUCATANENSIS<text:line-break/></text:p>
      <text:p text:style-name="P1">ELAPHOGLOSSUM PATTERSONIAE<text:line-break/></text:p>
      <text:p text:style-name="P1">CEROPEGIA RARA<text:line-break/></text:p>
      <text:p text:style-name="P1">Serruria leipoldtii<text:line-break/></text:p>
      <text:p text:style-name="P1">Crypsinus erythrocarpus<text:line-break/></text:p>
      <text:p text:style-name="P1">MEIBOMIA BIOCULATA<text:line-break/></text:p>
      <text:p text:style-name="P1">Pentachaeta aphantochaeta<text:line-break/></text:p>
      <text:p text:style-name="P1">Crocodeilanthe salpingantha<text:line-break/></text:p>
      <text:p text:style-name="P1">Dryopteris ancyriothrix<text:line-break/></text:p>
      <text:p text:style-name="P1">GEISSOSPERMUM SOLANDRI<text:line-break/></text:p>
      <text:p text:style-name="P1">Uncinia koyamae<text:line-break/></text:p>
      <text:p text:style-name="P1">Salacia debilis<text:line-break/></text:p>
      <text:p text:style-name="P1">PHAEANTHUS HETEROPETALUS<text:line-break/></text:p>
      <text:p text:style-name="P1">Anisosorus hirsutus<text:line-break/></text:p>
      <text:p text:style-name="P1">Aporum rhodostele<text:line-break/></text:p>
      <text:p text:style-name="P1"><text:soft-page-break/>CARISSA PRAETERMISSA<text:line-break/></text:p>
      <text:p text:style-name="P1">Gymnogramma aurea<text:line-break/></text:p>
      <text:p text:style-name="P1">STACHYS BURCHELLIANA<text:line-break/></text:p>
      <text:p text:style-name="P1">Hieracium lepteurotum<text:line-break/></text:p>
      <text:p text:style-name="P1">Allium nemrutdaghense<text:line-break/></text:p>
      <text:p text:style-name="P1">Phaeocephalum curtissii<text:line-break/></text:p>
      <text:p text:style-name="P1">Eriocoma microcephala<text:line-break/></text:p>
      <text:p text:style-name="P1">ALYXIA CALETIOIDES<text:line-break/></text:p>
      <text:p text:style-name="P1">Scilla violacea<text:line-break/></text:p>
      <text:p text:style-name="P1">ATROPA CAUCASICA<text:line-break/></text:p>
      <text:p text:style-name="P1">PIPER TACARCUNENSE<text:line-break/></text:p>
      <text:p text:style-name="P1">Epidendrum peraltum<text:line-break/></text:p>
      <text:p text:style-name="P1">PHOEBE FRUTICOSA<text:line-break/></text:p>
      <text:p text:style-name="P1">Angelica ebulifolia<text:line-break/></text:p>
      <text:p text:style-name="P1">Lonchocarpus latisiliquus<text:line-break/></text:p>
      <text:p text:style-name="P1">PANCHERIA MINIMA<text:line-break/></text:p>
      <text:p text:style-name="P1"><text:soft-page-break/>Picris kamtschatica<text:line-break/></text:p>
      <text:p text:style-name="P1">Cryptolepis dubia<text:line-break/></text:p>
      <text:p text:style-name="P1">CREPIDIUM CUCULLATUM<text:line-break/></text:p>
      <text:p text:style-name="P1">Gutenbergia gossweileri<text:line-break/></text:p>
      <text:p text:style-name="P1">Ascyrum cuneifolium<text:line-break/></text:p>
      <text:p text:style-name="P1">STYLIDIUM DIELSIANUM<text:line-break/></text:p>
      <text:p text:style-name="P1">TRICHOSALPINX ECHINATA<text:line-break/></text:p>
      <text:p text:style-name="P1">FEUILLEEA ALBA<text:line-break/></text:p>
      <text:p text:style-name="P1">TECTICORNIA SYNCARPA<text:line-break/></text:p>
      <text:p text:style-name="P1">Cirrhopetalum eberhardtii<text:line-break/></text:p>
      <text:p text:style-name="P1">Melochia speciosa<text:line-break/></text:p>
      <text:p text:style-name="P1">CAREX VENOSIVAGINATA<text:line-break/></text:p>
      <text:p text:style-name="P1">Corydalis taiwanensis<text:line-break/></text:p>
      <text:p text:style-name="P1">DENDROBIUM CONICUM<text:line-break/></text:p>
      <text:p text:style-name="P1">CIENFUEGOSIA PENTAPHYLLA<text:line-break/></text:p>
      <text:p text:style-name="P1">COELOGYNE PARVIPAPILLATA<text:line-break/></text:p>
      <text:p text:style-name="P1"><text:soft-page-break/>CODONOBOEA ASCENDENS<text:line-break/></text:p>
      <text:p text:style-name="P1">Odontoglossum caradenii<text:line-break/></text:p>
      <text:p text:style-name="P1">PRASOPHYLLUM ELMAE<text:line-break/></text:p>
      <text:p text:style-name="P1">Carex fissuricola<text:line-break/></text:p>
      <text:p text:style-name="P1">POLYGALA LAXIFOLIA<text:line-break/></text:p>
      <text:p text:style-name="P1">CESTRUM FALCATUM<text:line-break/></text:p>
      <text:p text:style-name="P1">EWARTIA NUBIGENA<text:line-break/></text:p>
      <text:p text:style-name="P1">SINARUNDINARIA LONGIUSCULA<text:line-break/></text:p>
      <text:p text:style-name="P1">Archidendron conspicuum<text:line-break/></text:p>
      <text:p text:style-name="P1">Halenia serpyllifolia<text:line-break/></text:p>
      <text:p text:style-name="P1">Inversodicraea tanzaniensis<text:line-break/></text:p>
      <text:p text:style-name="P1">GAYA MINUTIFLORA<text:line-break/></text:p>
      <text:p text:style-name="P1">SILVIA PROSTRATA<text:line-break/></text:p>
      <text:p text:style-name="P1">Prunus hongiaoensis<text:line-break/></text:p>
      <text:p text:style-name="P1">Piper disparifolium<text:line-break/></text:p>
      <text:p text:style-name="P1">HIPPEASTRUM YAVIENSE<text:line-break/></text:p>
      <text:p text:style-name="P1"><text:soft-page-break/>PHYSOTRICHIA VERDICKII<text:line-break/></text:p>
      <text:p text:style-name="P1">CREPIS WILLDENOWII<text:line-break/></text:p>
      <text:p text:style-name="P1">SELAGO DECUMBENS<text:line-break/></text:p>
      <text:p text:style-name="P1">RANUNCULUS SCHIMPERIANUS<text:line-break/></text:p>
      <text:p text:style-name="P1">Dendrocnide nervosa<text:line-break/></text:p>
      <text:p text:style-name="P1">COTONEASTER WANBOOYENSIS<text:line-break/></text:p>
      <text:p text:style-name="P1">Achyropsis acicularis<text:line-break/></text:p>
      <text:p text:style-name="P1">BRACHYRIS FLORIBUNDA<text:line-break/></text:p>
      <text:p text:style-name="P1">ZANTHOXYLUM MANTCHURICUM<text:line-break/></text:p>
      <text:p text:style-name="P1">PERSICARIA DIOSPYRIFOLIA<text:line-break/></text:p>
      <text:p text:style-name="P1">Pandanus bakeri<text:line-break/></text:p>
      <text:p text:style-name="P1">INDIGOFERA CHALARA<text:line-break/></text:p>
      <text:p text:style-name="P1">Rondeletia erythroneura<text:line-break/></text:p>
      <text:p text:style-name="P1">XYRIS SELLOWIANA<text:line-break/></text:p>
      <text:p text:style-name="P1">Bambos maxima<text:line-break/></text:p>
      <text:p text:style-name="P1">GALIANTHE VAGINATA<text:line-break/></text:p>
      <text:p text:style-name="P1"><text:soft-page-break/>HIBBERTIA ASPERA<text:line-break/></text:p>
      <text:p text:style-name="P1">PHILODENDRON ELEGANTULUM<text:line-break/></text:p>
      <text:p text:style-name="P1">Aponogeton proliferus<text:line-break/></text:p>
      <text:p text:style-name="P1">PSEUDORHIZA × FOELSCHEORUM<text:line-break/></text:p>
      <text:p text:style-name="P1">Antennaria soliceps<text:line-break/></text:p>
      <text:p text:style-name="P1">MANDEVILLA SCABERULA<text:line-break/></text:p>
      <text:p text:style-name="P1">HIERACIUM ERYTHROSABINUM<text:line-break/></text:p>
      <text:p text:style-name="P1">ASPALTHIUM HERBACEUM<text:line-break/></text:p>
      <text:p text:style-name="P1">DRYOPTERIS SPINULOSA<text:line-break/></text:p>
      <text:p text:style-name="P1">Selaginella umbrosa<text:line-break/></text:p>
      <text:p text:style-name="P1">ARECA GLANDIFORMIS<text:line-break/></text:p>
      <text:p text:style-name="P1">BAPTISTONIA SARCODES<text:line-break/></text:p>
      <text:p text:style-name="P1">ERITHALIS PENTAGONIA<text:line-break/></text:p>
      <text:p text:style-name="P1">Dipterostele frymirei<text:line-break/></text:p>
      <text:p text:style-name="P1">Ixora ovata<text:line-break/></text:p>
      <text:p text:style-name="P1">Eucalyptus bigalerita<text:line-break/></text:p>
      <text:p text:style-name="P1"><text:soft-page-break/>DENDROBIANTHE BEQUAERTII<text:line-break/></text:p>
      <text:p text:style-name="P1">Smithia micrantha<text:line-break/></text:p>
      <text:p text:style-name="P1">Pallasia intermedia<text:line-break/></text:p>
      <text:p text:style-name="P1">EQUISETUM CAMPANULATUM<text:line-break/></text:p>
      <text:p text:style-name="P1">Maxillaria nitidula<text:line-break/></text:p>
      <text:p text:style-name="P1">CAREX NEESII<text:line-break/></text:p>
      <text:p text:style-name="P1">EUPHORBIA ANGUSTIFLORA<text:line-break/></text:p>
      <text:p text:style-name="P1">ARTEMISIA DEPRESSA<text:line-break/></text:p>
      <text:p text:style-name="P1">Asplundia latifrons<text:line-break/></text:p>
      <text:p text:style-name="P1">CAREX ACUTINELLA<text:line-break/></text:p>
      <text:p text:style-name="P1">Cactus luteus<text:line-break/></text:p>
      <text:p text:style-name="P1">PITTOSPORUM MAYI<text:line-break/></text:p>
      <text:p text:style-name="P1">Fumaria rosea<text:line-break/></text:p>
      <text:p text:style-name="P1">Drepanostachyum khasianum<text:line-break/></text:p>
      <text:p text:style-name="P1">CLUSIA MACROPODA<text:line-break/></text:p>
      <text:p text:style-name="P1">LEONURUS MALEBARICUS<text:line-break/></text:p>
      <text:p text:style-name="P1"><text:soft-page-break/>CEPHALARIA PROCERA<text:line-break/></text:p>
      <text:p text:style-name="P1">Tovomita stigmatosa<text:line-break/></text:p>
      <text:p text:style-name="P1">Eragrostis tenuissima<text:line-break/></text:p>
      <text:p text:style-name="P1">MULGEDIUM QINGHAICUM<text:line-break/></text:p>
      <text:p text:style-name="P1">TRISYNGYNE DISCOIDEA<text:line-break/></text:p>
      <text:p text:style-name="P1">GLOCHIDION PHILIPPINENSE<text:line-break/></text:p>
      <text:p text:style-name="P1">SAPOTA TOMENTOSA<text:line-break/></text:p>
      <text:p text:style-name="P1">Orophea vulcanica<text:line-break/></text:p>
      <text:p text:style-name="P1">TROZELIA UMBELLATA<text:line-break/></text:p>
      <text:p text:style-name="P1">Hieracium austroalpinum<text:line-break/></text:p>
      <text:p text:style-name="P1">SENECIO MEUSELII<text:line-break/></text:p>
      <text:p text:style-name="P1">ARIDARIA PRASINA<text:line-break/></text:p>
      <text:p text:style-name="P1">Aristida plica-polonica<text:line-break/></text:p>
      <text:p text:style-name="P1">ROETTLERA FLOCCOSA<text:line-break/></text:p>
      <text:p text:style-name="P1">Taeniophyllum album<text:line-break/></text:p>
      <text:p text:style-name="P1">MAPANIA JONGKINDII<text:line-break/></text:p>
      <text:p text:style-name="P1"><text:soft-page-break/>SISYMBRIUM ADENOPHORUM<text:line-break/></text:p>
      <text:p text:style-name="P1">Plectranthus beddomei<text:line-break/></text:p>
      <text:p text:style-name="P1">Cryptantha quentinensis<text:line-break/></text:p>
      <text:p text:style-name="P1">ELAEOCARPUS LEPTOPUS<text:line-break/></text:p>
      <text:p text:style-name="P1">Pithecellobium bertolonii<text:line-break/></text:p>
      <text:p text:style-name="P1">Jatropha maracayensis<text:line-break/></text:p>
      <text:p text:style-name="P1">DISA EXTINCTORIA<text:line-break/></text:p>
      <text:p text:style-name="P1">ERIA KLABATENSIS<text:line-break/></text:p>
      <text:p text:style-name="P1">Rhexia itambana<text:line-break/></text:p>
      <text:p text:style-name="P1">Coronanthera glabra<text:line-break/></text:p>
      <text:p text:style-name="P1">Ajuga taiwanensis<text:line-break/></text:p>
      <text:p text:style-name="P1">URAGOGA HYPTODES<text:line-break/></text:p>
      <text:p text:style-name="P1">ACACIA OLIGOPHLEBA<text:line-break/></text:p>
      <text:p text:style-name="P1">CRASSULA HOTTENTOTTA<text:line-break/></text:p>
      <text:p text:style-name="P1">Moraea brevifolia<text:line-break/></text:p>
      <text:p text:style-name="P1">LEONURUS JAPONICUS<text:line-break/></text:p>
      <text:p text:style-name="P1"><text:soft-page-break/>Hoya onychoides<text:line-break/></text:p>
      <text:p text:style-name="P1">SPATHACANTHUS SIMPLICIFOLIUS<text:line-break/></text:p>
      <text:p text:style-name="P1">DIPLADENIA PULCHELLA<text:line-break/></text:p>
      <text:p text:style-name="P1">SENEGALIA ERYTHROCALYX<text:line-break/></text:p>
      <text:p text:style-name="P1">JATROPHA RUMICIFOLIA<text:line-break/></text:p>
      <text:p text:style-name="P1">Berkheya carthamoides<text:line-break/></text:p>
      <text:p text:style-name="P1">Cycas orixensis<text:line-break/></text:p>
      <text:p text:style-name="P1">OXYPETALUM LONGIPEDUNCULATUM<text:line-break/></text:p>
      <text:p text:style-name="P1">Alchemilla polatschekiana<text:line-break/></text:p>
      <text:p text:style-name="P1">Bulbophyllum cyclophoroides<text:line-break/></text:p>
      <text:p text:style-name="P1">TULBAGHIA MACROCARPA<text:line-break/></text:p>
      <text:p text:style-name="P1">SERICOCALYX HISPIDULUS<text:line-break/></text:p>
      <text:p text:style-name="P1">Peperomia falsa<text:line-break/></text:p>
      <text:p text:style-name="P1">ONOPORDUM NOGALESI<text:line-break/></text:p>
      <text:p text:style-name="P1">Masdevallia mystica<text:line-break/></text:p>
      <text:p text:style-name="P1">ROSA CONCOLORANS<text:line-break/></text:p>
      <text:p text:style-name="P1"><text:soft-page-break/>Jasminum pulvinatum<text:line-break/></text:p>
      <text:p text:style-name="P1">TARACHIA MACROPHYLLA<text:line-break/></text:p>
      <text:p text:style-name="P1">TACSONIA STOUPYANA<text:line-break/></text:p>
      <text:p text:style-name="P1">PHILOXERUS LANATUS<text:line-break/></text:p>
      <text:p text:style-name="P1">Taraxacum hastatotrilobatum<text:line-break/></text:p>
      <text:p text:style-name="P1">Echites atroviolaceus<text:line-break/></text:p>
      <text:p text:style-name="P1">IMPERATA SACCHARIFLORA<text:line-break/></text:p>
      <text:p text:style-name="P1">ARUNDO COARCTATA<text:line-break/></text:p>
      <text:p text:style-name="P1">BRASSAIA SINGAPORENSIS<text:line-break/></text:p>
      <text:p text:style-name="P1">Arum phrygium<text:line-break/></text:p>
      <text:p text:style-name="P1">Boehmeria fagifolia<text:line-break/></text:p>
      <text:p text:style-name="P1">ORBEA WISSMANNII<text:line-break/></text:p>
      <text:p text:style-name="P1">Lappa palladini<text:line-break/></text:p>
      <text:p text:style-name="P1">Saxifraga × bursiculata<text:line-break/></text:p>
      <text:p text:style-name="P1">Chrysanthemum myriocephalum<text:line-break/></text:p>
      <text:p text:style-name="P1">COLIGNONIA BIUMBELLATA<text:line-break/></text:p>
      <text:p text:style-name="P1"><text:soft-page-break/>Hieracium retrorsum<text:line-break/></text:p>
      <text:p text:style-name="P1">Bauhinia cheilantha<text:line-break/></text:p>
      <text:p text:style-name="P1">Leucocera eryngioides<text:line-break/></text:p>
      <text:p text:style-name="P1">ARAGALLUS INVENUSTUS<text:line-break/></text:p>
      <text:p text:style-name="P1">CALCEOLARIA FLORIBUNDA<text:line-break/></text:p>
      <text:p text:style-name="P1">AIRA HOLCIFORMIS<text:line-break/></text:p>
      <text:p text:style-name="P1">STENOTAENIA SINTENISII<text:line-break/></text:p>
      <text:p text:style-name="P1">TRICHOMANES BREVIPES<text:line-break/></text:p>
      <text:p text:style-name="P1">GUSTAVIA PETIOLATA<text:line-break/></text:p>
      <text:p text:style-name="P1">SCHEELEA DUBIA<text:line-break/></text:p>
      <text:p text:style-name="P1">LYSIPOMA BOURGOINI<text:line-break/></text:p>
      <text:p text:style-name="P1">LUCILIA NITENS<text:line-break/></text:p>
      <text:p text:style-name="P1">RUBUS SEMITOMENTOSUS<text:line-break/></text:p>
      <text:p text:style-name="P1">Jumellea francoisii<text:line-break/></text:p>
      <text:p text:style-name="P1">Isoglossa flava<text:line-break/></text:p>
      <text:p text:style-name="P1">Diplanthera ciliata<text:line-break/></text:p>
      <text:p text:style-name="P1"><text:soft-page-break/>ROSA PSEUDODUMETORUM<text:line-break/></text:p>
      <text:p text:style-name="P1">COUSINIA HABLITZII<text:line-break/></text:p>
      <text:p text:style-name="P1">DRYOPTERIS NOKOENSIS<text:line-break/></text:p>
      <text:p text:style-name="P1">Jacaranda mutabilis<text:line-break/></text:p>
      <text:p text:style-name="P1">Garcinia sopsopia<text:line-break/></text:p>
      <text:p text:style-name="P1">Sloanea lasiocoma<text:line-break/></text:p>
      <text:p text:style-name="P1">Panicum echinatum<text:line-break/></text:p>
      <text:p text:style-name="P1">CAPRARIA INTERRUPTUM<text:line-break/></text:p>
      <text:p text:style-name="P1">Stelis esmeraldae<text:line-break/></text:p>
      <text:p text:style-name="P1">TRISETUM KOCHIANUM<text:line-break/></text:p>
      <text:p text:style-name="P1">Pitcairnia pseudoundulata<text:line-break/></text:p>
      <text:p text:style-name="P1">Ageratina anchistea<text:line-break/></text:p>
      <text:p text:style-name="P1">Asplenium tripartitum<text:line-break/></text:p>
      <text:p text:style-name="P1">Dalbergia noldeae<text:line-break/></text:p>
      <text:p text:style-name="P1">Bulbophyllum decaryanum<text:line-break/></text:p>
      <text:p text:style-name="P1">GALENIA LEUCOCLADA<text:line-break/></text:p>
      <text:p text:style-name="P1"><text:soft-page-break/>Echinopsis trichosa<text:line-break/></text:p>
      <text:p text:style-name="P1">Iris narbutii<text:line-break/></text:p>
      <text:p text:style-name="P1">Psittacanthus vellozianus<text:line-break/></text:p>
      <text:p text:style-name="P1">Solanum hendersonii<text:line-break/></text:p>
      <text:p text:style-name="P1">Homalobus tenuifolius<text:line-break/></text:p>
      <text:p text:style-name="P1">ACANTHOPHYLLUM APHANANTHUM<text:line-break/></text:p>
      <text:p text:style-name="P1">SELAGO MONTIS-SHEBAE<text:line-break/></text:p>
      <text:p text:style-name="P1">Cyperus minutulus<text:line-break/></text:p>
      <text:p text:style-name="P1">CLUSIA COULETI<text:line-break/></text:p>
      <text:p text:style-name="P1">Tragacantha biserrula<text:line-break/></text:p>
      <text:p text:style-name="P1">MASDEVALLIA ROLFEANA<text:line-break/></text:p>
      <text:p text:style-name="P1">BOLBITIS YUNNANENSIS<text:line-break/></text:p>
      <text:p text:style-name="P1">XEROPHYTA HIRTIFLORA<text:line-break/></text:p>
      <text:p text:style-name="P1">Schinus tomentosa<text:line-break/></text:p>
      <text:p text:style-name="P1">DYSCHORISTE QUADRANGULARIS<text:line-break/></text:p>
      <text:p text:style-name="P1">Lasiagrostis alpina<text:line-break/></text:p>
      <text:p text:style-name="P1"><text:soft-page-break/>POLYPODIUM PETRAFOLIUM<text:line-break/></text:p>
      <text:p text:style-name="P1">Berberis pimana<text:line-break/></text:p>
      <text:p text:style-name="P1">Kalanchoe rubella<text:line-break/></text:p>
      <text:p text:style-name="P1">Rosa flexuosa<text:line-break/></text:p>
      <text:p text:style-name="P1">Mammillaria pyrrhocephala<text:line-break/></text:p>
      <text:p text:style-name="P1">INVERSODICRAEA XANDERI<text:line-break/></text:p>
      <text:p text:style-name="P1">COLEOPHYLLUM EHRENBERGII<text:line-break/></text:p>
      <text:p text:style-name="P1">Galatella saxatilis<text:line-break/></text:p>
      <text:p text:style-name="P1">MESEMBRYANTHEMUM POTTSII<text:line-break/></text:p>
      <text:p text:style-name="P1">Microchilus reddeniae<text:line-break/></text:p>
      <text:p text:style-name="P1">Cynorkis cardiophylla<text:line-break/></text:p>
      <text:p text:style-name="P1">IXORA LATITUBA<text:line-break/></text:p>
      <text:p text:style-name="P1">PAPHIOPEDILUM THAIANUM<text:line-break/></text:p>
      <text:p text:style-name="P1">SILENE MINAE<text:line-break/></text:p>
      <text:p text:style-name="P1">Madhuca fusca<text:line-break/></text:p>
      <text:p text:style-name="P1">GREVILLEA VARIIFOLIA<text:line-break/></text:p>
      <text:p text:style-name="P1"><text:soft-page-break/>Oxytropis mongolica<text:line-break/></text:p>
      <text:p text:style-name="P1">Polygala durandii<text:line-break/></text:p>
      <text:p text:style-name="P1">Aster ferrugineus<text:line-break/></text:p>
      <text:p text:style-name="P1">Rhamnus × jacobi-salvadorii<text:line-break/></text:p>
      <text:p text:style-name="P1">Peyritschia spellenbergii<text:line-break/></text:p>
      <text:p text:style-name="P1">Salacca acehensis<text:line-break/></text:p>
      <text:p text:style-name="P1">COUSINIA GNAPHALODES<text:line-break/></text:p>
      <text:p text:style-name="P1">OPHRYS × MAZZOLANA<text:line-break/></text:p>
      <text:p text:style-name="P1">Rivea corymbosa<text:line-break/></text:p>
      <text:p text:style-name="P1">Ekmaniopappus mikanioides<text:line-break/></text:p>
      <text:p text:style-name="P1">Miconia dimorphotheca<text:line-break/></text:p>
      <text:p text:style-name="P1">ALOE LATIFOLIA<text:line-break/></text:p>
      <text:p text:style-name="P1">Lindsaea horizontalis<text:line-break/></text:p>
      <text:p text:style-name="P1">PASSIFLORA × NEUMANNII<text:line-break/></text:p>
      <text:p text:style-name="P1">HELICHRYSUM OOCEPHALUM<text:line-break/></text:p>
      <text:p text:style-name="P1">PEDICULARIS REYNIERI<text:line-break/></text:p>
      <text:p text:style-name="P1"><text:soft-page-break/>Salpichroma didierianum<text:line-break/></text:p>
      <text:p text:style-name="P1">Helicia platyphylla<text:line-break/></text:p>
      <text:p text:style-name="P1">BRASSICA MURALIS<text:line-break/></text:p>
      <text:p text:style-name="P1">Begonia cordata<text:line-break/></text:p>
      <text:p text:style-name="P1">Centaurea boissieri<text:line-break/></text:p>
      <text:p text:style-name="P1">HIBISCUS PENTACARPOS<text:line-break/></text:p>
      <text:p text:style-name="P1">SOLANUM PSILOPHYLLUM<text:line-break/></text:p>
      <text:p text:style-name="P1">Phegopteris rupestris<text:line-break/></text:p>
      <text:p text:style-name="P1">Smilax hostmanniana<text:line-break/></text:p>
      <text:p text:style-name="P1">CYRTOMIUM KUNGSHANENSE<text:line-break/></text:p>
      <text:p text:style-name="P1">STRYCHNOS BEDDOMEI<text:line-break/></text:p>
      <text:p text:style-name="P1">Cereus fulgidus<text:line-break/></text:p>
      <text:p text:style-name="P1">Polypodium affine<text:line-break/></text:p>
      <text:p text:style-name="P1">Hiraea gaudichaudiana<text:line-break/></text:p>
      <text:p text:style-name="P1">Escallonia rigida<text:line-break/></text:p>
      <text:p text:style-name="P1">PLEOMELE PHRYNIOIDES<text:line-break/></text:p>
      <text:p text:style-name="P1"><text:soft-page-break/>Xyris grisebachii<text:line-break/></text:p>
      <text:p text:style-name="P1">Cuscuta carnosa<text:line-break/></text:p>
      <text:p text:style-name="P1">SIDALCEA PERUVIANA<text:line-break/></text:p>
      <text:p text:style-name="P1">Senecio cryptolanatus<text:line-break/></text:p>
      <text:p text:style-name="P1">Mentha andersoniana<text:line-break/></text:p>
      <text:p text:style-name="P1">TYLOPHORA COROLLAE<text:line-break/></text:p>
      <text:p text:style-name="P1">ENCYCLIA × RAGANII<text:line-break/></text:p>
      <text:p text:style-name="P1">Vanda devoogtii<text:line-break/></text:p>
      <text:p text:style-name="P1">Zephyranthes erubescens<text:line-break/></text:p>
      <text:p text:style-name="P1">Scabiosa timeroyi<text:line-break/></text:p>
      <text:p text:style-name="P1">Cereus ruficeps<text:line-break/></text:p>
      <text:p text:style-name="P1">Phlox nuttalliana<text:line-break/></text:p>
      <text:p text:style-name="P1">Sterculia villifera<text:line-break/></text:p>
      <text:p text:style-name="P1">Elionurus royleanus<text:line-break/></text:p>
      <text:p text:style-name="P1">PASTINACA HERACLEOIDES<text:line-break/></text:p>
      <text:p text:style-name="P1">PENDUCELLA OCTOCORNUTA<text:line-break/></text:p>
      <text:p text:style-name="P1"><text:soft-page-break/>Amorphophallus tuberculatus<text:line-break/></text:p>
      <text:p text:style-name="P1">ERAGROSTIS KENIENSIS<text:line-break/></text:p>
      <text:p text:style-name="P1">SULLIVANIA MINOR<text:line-break/></text:p>
      <text:p text:style-name="P1">Phoradendron lyonii<text:line-break/></text:p>
      <text:p text:style-name="P1">CYMOPTERUS IBAPENSIS<text:line-break/></text:p>
      <text:p text:style-name="P1">DRACAENA PETIOLATA<text:line-break/></text:p>
      <text:p text:style-name="P1">DORYOPTERIS PRAEALTA<text:line-break/></text:p>
      <text:p text:style-name="P1">Coleosanthus atractylodes<text:line-break/></text:p>
      <text:p text:style-name="P1">Anguillaria australis<text:line-break/></text:p>
      <text:p text:style-name="P1">Pleopeltis tweedieana<text:line-break/></text:p>
      <text:p text:style-name="P1">Michelia racemosa<text:line-break/></text:p>
      <text:p text:style-name="P1">Cremanium hispidissimum<text:line-break/></text:p>
      <text:p text:style-name="P1">DIPCADI RIGIDIFOLIUM<text:line-break/></text:p>
      <text:p text:style-name="P1">IPOMOEA BAKERI<text:line-break/></text:p>
      <text:p text:style-name="P1">Campium molle<text:line-break/></text:p>
      <text:p text:style-name="P1">URAGOGA CAERULEA<text:line-break/></text:p>
      <text:p text:style-name="P1"><text:soft-page-break/>Elaphoglossum eludens<text:line-break/></text:p>
      <text:p text:style-name="P1">PACHYLOPHUS HIRSUTUS<text:line-break/></text:p>
      <text:p text:style-name="P1">POTAMOGETON SETACEUS<text:line-break/></text:p>
      <text:p text:style-name="P1">Melancranis lithosperma<text:line-break/></text:p>
      <text:p text:style-name="P1">Ericoides parilis<text:line-break/></text:p>
      <text:p text:style-name="P1">Parosela puberula<text:line-break/></text:p>
      <text:p text:style-name="P1">PSYCHOTRIA MONS-MI<text:line-break/></text:p>
      <text:p text:style-name="P1">Pinalia pusilla<text:line-break/></text:p>
      <text:p text:style-name="P1">MICROSTACHYS DITASSOIDES<text:line-break/></text:p>
      <text:p text:style-name="P1">KNAUTIA CENTAUROIDES<text:line-break/></text:p>
      <text:p text:style-name="P1">Senecio sieboldii<text:line-break/></text:p>
      <text:p text:style-name="P1">PHASEOLUS CAMPESTRIS<text:line-break/></text:p>
      <text:p text:style-name="P1">REICHARDIA RUNCINATA<text:line-break/></text:p>
      <text:p text:style-name="P1">Calcearia koresii<text:line-break/></text:p>
      <text:p text:style-name="P1">Lightfootia arenicola<text:line-break/></text:p>
      <text:p text:style-name="P1">Calesium humile<text:line-break/></text:p>
      <text:p text:style-name="P1"><text:soft-page-break/>DISYNAPHIA FILIFOLIA<text:line-break/></text:p>
      <text:p text:style-name="P1">GLYCINE ELONGATA<text:line-break/></text:p>
      <text:p text:style-name="P1">Aethusa leptophylla<text:line-break/></text:p>
      <text:p text:style-name="P1">Hieracium subbarbatum<text:line-break/></text:p>
      <text:p text:style-name="P1">BRYONIA DIGYNA<text:line-break/></text:p>
      <text:p text:style-name="P1">OENANTHE CALLOSA<text:line-break/></text:p>
      <text:p text:style-name="P1">CRASSULA MULTICEPS<text:line-break/></text:p>
      <text:p text:style-name="P1">CUPHEA LOBELIOIDES<text:line-break/></text:p>
      <text:p text:style-name="P1">CLUSIA CANDELABRUM<text:line-break/></text:p>
      <text:p text:style-name="P1">ASTRANTIA GRACILIS<text:line-break/></text:p>
      <text:p text:style-name="P1">COLEATAENIA RIGIDULA<text:line-break/></text:p>
      <text:p text:style-name="P1">ELATOSTEMATOIDES INSIGNE<text:line-break/></text:p>
      <text:p text:style-name="P1">THRASYA SCHUMANNII<text:line-break/></text:p>
      <text:p text:style-name="P1">MARANTA CORIIFOLIA<text:line-break/></text:p>
      <text:p text:style-name="P1">VIOLA NEVADENSIS<text:line-break/></text:p>
      <text:p text:style-name="P1">Grammitis pilosissima<text:line-break/></text:p>
      <text:p text:style-name="P1"><text:soft-page-break/>Etlingera corneri<text:line-break/></text:p>
      <text:p text:style-name="P1">BIGNONIA MARTINI<text:line-break/></text:p>
      <text:p text:style-name="P1">CICENDIA TENELLA<text:line-break/></text:p>
      <text:p text:style-name="P1">Ariocarpus trigonus<text:line-break/></text:p>
      <text:p text:style-name="P1">Bilacunaria anatolica<text:line-break/></text:p>
      <text:p text:style-name="P1">Lycopodioides sulcata<text:line-break/></text:p>
      <text:p text:style-name="P1">LEPIDAGATHIS LINIFOLIA<text:line-break/></text:p>
      <text:p text:style-name="P1">Ornithogalum praetextum<text:line-break/></text:p>
      <text:p text:style-name="P1">CINNAGROSTIS CURVULA<text:line-break/></text:p>
      <text:p text:style-name="P1">CALCEOLARIA FILICAULIS<text:line-break/></text:p>
      <text:p text:style-name="P1">Octarrhena exigua<text:line-break/></text:p>
      <text:p text:style-name="P1">HOTTEA MEIBENSIS<text:line-break/></text:p>
      <text:p text:style-name="P1">ANDIRA BAHIENSIS<text:line-break/></text:p>
      <text:p text:style-name="P1">STEPHANIA NOVENANTHERA<text:line-break/></text:p>
      <text:p text:style-name="P1">ROYSTONEA DUNLAPIANA<text:line-break/></text:p>
      <text:p text:style-name="P1">BIGNONIA TRICHOCLADA<text:line-break/></text:p>
      <text:p text:style-name="P1"><text:soft-page-break/>PRISMATOCARPUS SUBULATUS<text:line-break/></text:p>
      <text:p text:style-name="P1">XYLOPIA MALAYANA<text:line-break/></text:p>
      <text:p text:style-name="P1">PLEUROTHALLIS TRULLIFERA<text:line-break/></text:p>
      <text:p text:style-name="P1">MACROSIPHONIA WRIGHTII<text:line-break/></text:p>
      <text:p text:style-name="P1">BUCHNERA FULGENS<text:line-break/></text:p>
      <text:p text:style-name="P1">Kirilowia villosa<text:line-break/></text:p>
      <text:p text:style-name="P1">HELICTOTRICHON BESSERI<text:line-break/></text:p>
      <text:p text:style-name="P1">TETRAHIT REICHENBACHII<text:line-break/></text:p>
      <text:p text:style-name="P1">Minuartia bulgarica<text:line-break/></text:p>
      <text:p text:style-name="P1">HIERACIUM TRICHODOROIDES<text:line-break/></text:p>
      <text:p text:style-name="P1">SCHOENUS CYGNEUS<text:lin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ian SC" svg:font-family="'Libian SC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00:01:54.833524688</dc:date>
    <meta:editing-duration>PT9M44S</meta:editing-duration>
    <meta:editing-cycles>22</meta:editing-cycles>
    <meta:generator>LibreOffice/7.5.4.2$MacOSX_AARCH64 LibreOffice_project/36ccfdc35048b057fd9854c757a8b67ec53977b6</meta:generator>
    <meta:document-statistic meta:table-count="0" meta:image-count="0" meta:object-count="0" meta:page-count="597" meta:paragraph-count="9547" meta:word-count="35261" meta:character-count="286875" meta:non-whitespace-character-count="251614"/>
  </office:meta>
</office:document-meta>
</file>